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72.79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56.55pt"/>
    </style:style>
    <style:style style:name="co5" style:family="table-column">
      <style:table-column-properties fo:break-before="auto" style:column-width="76.65pt"/>
    </style:style>
    <style:style style:name="co6" style:family="table-column">
      <style:table-column-properties fo:break-before="auto" style:column-width="103.66pt"/>
    </style:style>
    <style:style style:name="co7" style:family="table-column">
      <style:table-column-properties fo:break-before="auto" style:column-width="235.64pt"/>
    </style:style>
    <style:style style:name="co8" style:family="table-column">
      <style:table-column-properties fo:break-before="auto" style:column-width="87.45pt"/>
    </style:style>
    <style:style style:name="co9" style:family="table-column">
      <style:table-column-properties fo:break-before="auto" style:column-width="29.54pt"/>
    </style:style>
    <style:style style:name="co10" style:family="table-column">
      <style:table-column-properties fo:break-before="auto" style:column-width="92.1pt"/>
    </style:style>
    <style:style style:name="co11" style:family="table-column">
      <style:table-column-properties fo:break-before="auto" style:column-width="24.89pt"/>
    </style:style>
    <style:style style:name="co12" style:family="table-column">
      <style:table-column-properties fo:break-before="auto" style:column-width="287.4pt"/>
    </style:style>
    <style:style style:name="co13" style:family="table-column">
      <style:table-column-properties fo:break-before="auto" style:column-width="38.04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"/>
    <style:style style:name="ce2" style:family="table-cell" style:parent-style-name="Default" style:data-style-name="N100"/>
    <style:style style:name="ce3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OBJECTID,N,10,0</text:p>
          </table:table-cell>
          <table:table-cell office:value-type="string" calcext:value-type="string">
            <text:p>FACILITYID,C,20</text:p>
          </table:table-cell>
          <table:table-cell office:value-type="string" calcext:value-type="string">
            <text:p>STREETSEGI,N,10,0</text:p>
          </table:table-cell>
          <table:table-cell office:value-type="string" calcext:value-type="string">
            <text:p>SOURCEID,C,12</text:p>
          </table:table-cell>
          <table:table-cell office:value-type="string" calcext:value-type="string">
            <text:p>TRAVELDIRE,C,20</text:p>
          </table:table-cell>
          <table:table-cell office:value-type="string" calcext:value-type="string">
            <text:p>BIKELANELE,N,19,11</text:p>
          </table:table-cell>
          <table:table-cell office:value-type="string" calcext:value-type="string">
            <text:p>FACILITY,C,30</text:p>
          </table:table-cell>
          <table:table-cell office:value-type="string" calcext:value-type="string">
            <text:p>NOTES,C,50</text:p>
          </table:table-cell>
          <table:table-cell office:value-type="string" calcext:value-type="string">
            <text:p>Shape_Leng,N,19,11</text:p>
          </table:table-cell>
          <table:table-cell office:value-type="string" calcext:value-type="string">
            <text:p>Year_,N,10,0</text:p>
          </table:table-cell>
          <table:table-cell office:value-type="string" calcext:value-type="string">
            <text:p>PlansReady,C,50</text:p>
          </table:table-cell>
          <table:table-cell office:value-type="string" calcext:value-type="string">
            <text:p>Gap,C,50</text:p>
          </table:table-cell>
          <table:table-cell office:value-type="string" calcext:value-type="string">
            <text:p>Gap_Notes,C,254</text:p>
          </table:table-cell>
          <table:table-cell office:value-type="string" calcext:value-type="string">
            <text:p>Proposed_C,C,50</text:p>
          </table:table-cell>
          <table:table-cell office:value-type="string" calcext:value-type="string">
            <text:p>Year_Insta,N,10,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GID- 6816</text:p>
          </table:table-cell>
          <table:table-cell office:value-type="float" office:value="6816" calcext:value-type="float">
            <text:p>6816</text:p>
          </table:table-cell>
          <table:table-cell table:style-name="ce2" office:value-type="string" calcext:value-type="string">
            <text:p>10070035</text:p>
          </table:table-cell>
          <table:table-cell/>
          <table:table-cell office:value-type="float" office:value="0.0632957603017" calcext:value-type="float">
            <text:p>0.0632957603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01.864855797" calcext:value-type="float">
            <text:p>101.864855797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aybe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GID- 11841</text:p>
          </table:table-cell>
          <table:table-cell office:value-type="float" office:value="11841" calcext:value-type="float">
            <text:p>11841</text:p>
          </table:table-cell>
          <table:table-cell table:style-name="ce2" office:value-type="string" calcext:value-type="string">
            <text:p>10070040</text:p>
          </table:table-cell>
          <table:table-cell/>
          <table:table-cell office:value-type="float" office:value="0.0922487515067" calcext:value-type="float">
            <text:p>0.09224875151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48.460271665" calcext:value-type="float">
            <text:p>148.460271665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aybe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GID- 8839</text:p>
          </table:table-cell>
          <table:table-cell office:value-type="float" office:value="8839" calcext:value-type="float">
            <text:p>8839</text:p>
          </table:table-cell>
          <table:table-cell table:style-name="ce2" office:value-type="string" calcext:value-type="string">
            <text:p>10070050</text:p>
          </table:table-cell>
          <table:table-cell/>
          <table:table-cell office:value-type="float" office:value="0.0788993976653" calcext:value-type="float">
            <text:p>0.07889939767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26.976526189" calcext:value-type="float">
            <text:p>126.976526189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Maybe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GID- 3324</text:p>
          </table:table-cell>
          <table:table-cell office:value-type="float" office:value="3324" calcext:value-type="float">
            <text:p>3324</text:p>
          </table:table-cell>
          <table:table-cell table:style-name="ce2" office:value-type="string" calcext:value-type="string">
            <text:p>10070060</text:p>
          </table:table-cell>
          <table:table-cell/>
          <table:table-cell office:value-type="float" office:value="0.0807511256399" calcext:value-type="float">
            <text:p>0.08075112564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29.956599455" calcext:value-type="float">
            <text:p>129.956599455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Maybe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GID- 12836</text:p>
          </table:table-cell>
          <table:table-cell office:value-type="float" office:value="12836" calcext:value-type="float">
            <text:p>12836</text:p>
          </table:table-cell>
          <table:table-cell table:style-name="ce2" office:value-type="string" calcext:value-type="string">
            <text:p>10070080</text:p>
          </table:table-cell>
          <table:table-cell/>
          <table:table-cell office:value-type="float" office:value="0.0729127448576" calcext:value-type="float">
            <text:p>0.07291274486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17.341923144" calcext:value-type="float">
            <text:p>117.341923144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Maybe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GID- 12493</text:p>
          </table:table-cell>
          <table:table-cell office:value-type="float" office:value="12493" calcext:value-type="float">
            <text:p>12493</text:p>
          </table:table-cell>
          <table:table-cell table:style-name="ce2" office:value-type="string" calcext:value-type="string">
            <text:p>10070090</text:p>
          </table:table-cell>
          <table:table-cell/>
          <table:table-cell office:value-type="float" office:value="0.0849284861671" calcext:value-type="float">
            <text:p>0.08492848617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36.679423001" calcext:value-type="float">
            <text:p>136.679423001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Maybe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GID- 7336</text:p>
          </table:table-cell>
          <table:table-cell office:value-type="float" office:value="7336" calcext:value-type="float">
            <text:p>7336</text:p>
          </table:table-cell>
          <table:table-cell table:style-name="ce2" office:value-type="string" calcext:value-type="string">
            <text:p>10070130</text:p>
          </table:table-cell>
          <table:table-cell/>
          <table:table-cell office:value-type="float" office:value="0.0918189661665" calcext:value-type="float">
            <text:p>0.09181896617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47.768597823" calcext:value-type="float">
            <text:p>147.768597823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EGID- 8191</text:p>
          </table:table-cell>
          <table:table-cell office:value-type="float" office:value="8191" calcext:value-type="float">
            <text:p>8191</text:p>
          </table:table-cell>
          <table:table-cell table:style-name="ce2" office:value-type="string" calcext:value-type="string">
            <text:p>10070140</text:p>
          </table:table-cell>
          <table:table-cell/>
          <table:table-cell office:value-type="float" office:value="0.074092701415" calcext:value-type="float">
            <text:p>0.07409270142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19.240882948" calcext:value-type="float">
            <text:p>119.240882948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GID- 3692</text:p>
          </table:table-cell>
          <table:table-cell office:value-type="float" office:value="3692" calcext:value-type="float">
            <text:p>3692</text:p>
          </table:table-cell>
          <table:table-cell table:style-name="ce2" office:value-type="string" calcext:value-type="string">
            <text:p>10070160</text:p>
          </table:table-cell>
          <table:table-cell/>
          <table:table-cell office:value-type="float" office:value="0.0820408958761" calcext:value-type="float">
            <text:p>0.08204089588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32.032287597" calcext:value-type="float">
            <text:p>132.032287597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GID- 9722</text:p>
          </table:table-cell>
          <table:table-cell office:value-type="float" office:value="9722" calcext:value-type="float">
            <text:p>9722</text:p>
          </table:table-cell>
          <table:table-cell table:style-name="ce2" office:value-type="string" calcext:value-type="string">
            <text:p>10070165</text:p>
          </table:table-cell>
          <table:table-cell/>
          <table:table-cell office:value-type="float" office:value="0.0204016504414" calcext:value-type="float">
            <text:p>0.02040165044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32.8333393946" calcext:value-type="float">
            <text:p>32.8333393946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GID- 9469</text:p>
          </table:table-cell>
          <table:table-cell office:value-type="float" office:value="9469" calcext:value-type="float">
            <text:p>9469</text:p>
          </table:table-cell>
          <table:table-cell table:style-name="ce2" office:value-type="string" calcext:value-type="string">
            <text:p>10070170</text:p>
          </table:table-cell>
          <table:table-cell/>
          <table:table-cell office:value-type="float" office:value="0.102079113406" calcext:value-type="float">
            <text:p>0.10207911341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64.280737247" calcext:value-type="float">
            <text:p>164.280737247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EGID- 9699</text:p>
          </table:table-cell>
          <table:table-cell office:value-type="float" office:value="9699" calcext:value-type="float">
            <text:p>9699</text:p>
          </table:table-cell>
          <table:table-cell table:style-name="ce2" office:value-type="string" calcext:value-type="string">
            <text:p>10070180</text:p>
          </table:table-cell>
          <table:table-cell/>
          <table:table-cell office:value-type="float" office:value="0.102315200277" calcext:value-type="float">
            <text:p>0.10231520028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64.660682997" calcext:value-type="float">
            <text:p>164.660682997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EGID- 2329</text:p>
          </table:table-cell>
          <table:table-cell office:value-type="float" office:value="2329" calcext:value-type="float">
            <text:p>2329</text:p>
          </table:table-cell>
          <table:table-cell table:style-name="ce2" office:value-type="string" calcext:value-type="string">
            <text:p>10070190</text:p>
          </table:table-cell>
          <table:table-cell/>
          <table:table-cell office:value-type="float" office:value="0.0475983558061" calcext:value-type="float">
            <text:p>0.04759835581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76.602281531" calcext:value-type="float">
            <text:p>76.602281531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EGID- 12551</text:p>
          </table:table-cell>
          <table:table-cell office:value-type="float" office:value="12551" calcext:value-type="float">
            <text:p>12551</text:p>
          </table:table-cell>
          <table:table-cell table:style-name="ce2" office:value-type="string" calcext:value-type="string">
            <text:p>10070370</text:p>
          </table:table-cell>
          <table:table-cell office:value-type="string" calcext:value-type="string">
            <text:p>Out Bound</text:p>
          </table:table-cell>
          <table:table-cell office:value-type="float" office:value="0.046253204558" calcext:value-type="float">
            <text:p>0.04625320456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74.4374661111" calcext:value-type="float">
            <text:p>74.43746611110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GID- 4536</text:p>
          </table:table-cell>
          <table:table-cell office:value-type="float" office:value="4536" calcext:value-type="float">
            <text:p>4536</text:p>
          </table:table-cell>
          <table:table-cell table:style-name="ce2" office:value-type="string" calcext:value-type="string">
            <text:p>10070380</text:p>
          </table:table-cell>
          <table:table-cell office:value-type="string" calcext:value-type="string">
            <text:p>Out Bound</text:p>
          </table:table-cell>
          <table:table-cell office:value-type="float" office:value="0.073958461714" calcext:value-type="float">
            <text:p>0.07395846171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19.024844658" calcext:value-type="float">
            <text:p>119.02484465800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EGID- 6014</text:p>
          </table:table-cell>
          <table:table-cell office:value-type="float" office:value="6014" calcext:value-type="float">
            <text:p>6014</text:p>
          </table:table-cell>
          <table:table-cell table:style-name="ce2" office:value-type="string" calcext:value-type="string">
            <text:p>10090030</text:p>
          </table:table-cell>
          <table:table-cell/>
          <table:table-cell office:value-type="float" office:value="0.0634936500618" calcext:value-type="float">
            <text:p>0.06349365006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02.183329132" calcext:value-type="float">
            <text:p>102.183329132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EGID- 6812</text:p>
          </table:table-cell>
          <table:table-cell office:value-type="float" office:value="6812" calcext:value-type="float">
            <text:p>6812</text:p>
          </table:table-cell>
          <table:table-cell table:style-name="ce2" office:value-type="string" calcext:value-type="string">
            <text:p>10090040</text:p>
          </table:table-cell>
          <table:table-cell/>
          <table:table-cell office:value-type="float" office:value="0.0921945428666" calcext:value-type="float">
            <text:p>0.09219454287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48.373031141" calcext:value-type="float">
            <text:p>148.373031141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GID- 1479</text:p>
          </table:table-cell>
          <table:table-cell office:value-type="float" office:value="1479" calcext:value-type="float">
            <text:p>1479</text:p>
          </table:table-cell>
          <table:table-cell table:style-name="ce2" office:value-type="string" calcext:value-type="string">
            <text:p>10090050</text:p>
          </table:table-cell>
          <table:table-cell/>
          <table:table-cell office:value-type="float" office:value="0.0796839518353" calcext:value-type="float">
            <text:p>0.07968395184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28.239146261" calcext:value-type="float">
            <text:p>128.239146261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EGID- 11702</text:p>
          </table:table-cell>
          <table:table-cell office:value-type="float" office:value="11702" calcext:value-type="float">
            <text:p>11702</text:p>
          </table:table-cell>
          <table:table-cell table:style-name="ce2" office:value-type="string" calcext:value-type="string">
            <text:p>10090060</text:p>
          </table:table-cell>
          <table:table-cell/>
          <table:table-cell office:value-type="float" office:value="0.0799220756967" calcext:value-type="float">
            <text:p>0.07992207570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28.622370235" calcext:value-type="float">
            <text:p>128.622370235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EGID- 9221</text:p>
          </table:table-cell>
          <table:table-cell office:value-type="float" office:value="9221" calcext:value-type="float">
            <text:p>9221</text:p>
          </table:table-cell>
          <table:table-cell table:style-name="ce2" office:value-type="string" calcext:value-type="string">
            <text:p>10090070</text:p>
          </table:table-cell>
          <table:table-cell office:value-type="string" calcext:value-type="string">
            <text:p>In Bound</text:p>
          </table:table-cell>
          <table:table-cell office:value-type="float" office:value="0.0418620217167" calcext:value-type="float">
            <text:p>0.04186202172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67.3705282188" calcext:value-type="float">
            <text:p>67.3705282188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EGID- 10429</text:p>
          </table:table-cell>
          <table:table-cell office:value-type="float" office:value="10429" calcext:value-type="float">
            <text:p>10429</text:p>
          </table:table-cell>
          <table:table-cell table:style-name="ce2" office:value-type="string" calcext:value-type="string">
            <text:p>10090080</text:p>
          </table:table-cell>
          <table:table-cell office:value-type="string" calcext:value-type="string">
            <text:p>In Bound</text:p>
          </table:table-cell>
          <table:table-cell office:value-type="float" office:value="0.0729616120961" calcext:value-type="float">
            <text:p>0.07296161210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17.420567498" calcext:value-type="float">
            <text:p>117.420567498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EGID- 12648</text:p>
          </table:table-cell>
          <table:table-cell office:value-type="float" office:value="12648" calcext:value-type="float">
            <text:p>12648</text:p>
          </table:table-cell>
          <table:table-cell table:style-name="ce2" office:value-type="string" calcext:value-type="string">
            <text:p>10090090</text:p>
          </table:table-cell>
          <table:table-cell office:value-type="string" calcext:value-type="string">
            <text:p>In Bound</text:p>
          </table:table-cell>
          <table:table-cell office:value-type="float" office:value="0.0842821451476" calcext:value-type="float">
            <text:p>0.08428214515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35.639235879" calcext:value-type="float">
            <text:p>135.639235879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GID- 4496</text:p>
          </table:table-cell>
          <table:table-cell office:value-type="float" office:value="4496" calcext:value-type="float">
            <text:p>4496</text:p>
          </table:table-cell>
          <table:table-cell table:style-name="ce2" office:value-type="string" calcext:value-type="string">
            <text:p>10090095</text:p>
          </table:table-cell>
          <table:table-cell office:value-type="string" calcext:value-type="string">
            <text:p>In Bound</text:p>
          </table:table-cell>
          <table:table-cell office:value-type="float" office:value="0.0299485240902" calcext:value-type="float">
            <text:p>0.0299485240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48.1975739485" calcext:value-type="float">
            <text:p>48.197573948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EGID- 10091</text:p>
          </table:table-cell>
          <table:table-cell office:value-type="float" office:value="10091" calcext:value-type="float">
            <text:p>10091</text:p>
          </table:table-cell>
          <table:table-cell table:style-name="ce2" office:value-type="string" calcext:value-type="string">
            <text:p>10090100</text:p>
          </table:table-cell>
          <table:table-cell office:value-type="string" calcext:value-type="string">
            <text:p>In Bound</text:p>
          </table:table-cell>
          <table:table-cell office:value-type="float" office:value="0.0281042819022" calcext:value-type="float">
            <text:p>0.0281042819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45.2295479127" calcext:value-type="float">
            <text:p>45.2295479127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GID- 1668</text:p>
          </table:table-cell>
          <table:table-cell office:value-type="float" office:value="1668" calcext:value-type="float">
            <text:p>1668</text:p>
          </table:table-cell>
          <table:table-cell table:style-name="ce2" office:value-type="string" calcext:value-type="string">
            <text:p>10100030</text:p>
          </table:table-cell>
          <table:table-cell/>
          <table:table-cell office:value-type="float" office:value="0.116521577059" calcext:value-type="float">
            <text:p>0.11652157706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87.523675958" calcext:value-type="float">
            <text:p>187.523675958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GID- 7061</text:p>
          </table:table-cell>
          <table:table-cell office:value-type="float" office:value="7061" calcext:value-type="float">
            <text:p>7061</text:p>
          </table:table-cell>
          <table:table-cell table:style-name="ce2" office:value-type="string" calcext:value-type="string">
            <text:p>10100050</text:p>
          </table:table-cell>
          <table:table-cell/>
          <table:table-cell office:value-type="float" office:value="0.0835398965274" calcext:value-type="float">
            <text:p>0.0835398965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134.444700126" calcext:value-type="float">
            <text:p>134.444700126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EGID- 11251</text:p>
          </table:table-cell>
          <table:table-cell office:value-type="float" office:value="11251" calcext:value-type="float">
            <text:p>11251</text:p>
          </table:table-cell>
          <table:table-cell table:style-name="ce2" office:value-type="string" calcext:value-type="string">
            <text:p>10100070</text:p>
          </table:table-cell>
          <table:table-cell/>
          <table:table-cell office:value-type="float" office:value="0.0505817412263" calcext:value-type="float">
            <text:p>0.0505817412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81.4035845593" calcext:value-type="float">
            <text:p>81.4035845593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EGID- 32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10100075</text:p>
          </table:table-cell>
          <table:table-cell office:value-type="string" calcext:value-type="string">
            <text:p>In Bound</text:p>
          </table:table-cell>
          <table:table-cell office:value-type="float" office:value="0.0529240870567" calcext:value-type="float">
            <text:p>0.05292408706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85.1732323067" calcext:value-type="float">
            <text:p>85.1732323067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EGID- 1804</text:p>
          </table:table-cell>
          <table:table-cell office:value-type="float" office:value="1804" calcext:value-type="float">
            <text:p>1804</text:p>
          </table:table-cell>
          <table:table-cell table:style-name="ce2" office:value-type="string" calcext:value-type="string">
            <text:p>10140130</text:p>
          </table:table-cell>
          <table:table-cell/>
          <table:table-cell office:value-type="float" office:value="0.110255929361" calcext:value-type="float">
            <text:p>0.11025592936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, ADC rec route</text:p>
          </table:table-cell>
          <table:table-cell office:value-type="float" office:value="177.440073262" calcext:value-type="float">
            <text:p>177.440073262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EGID- 10139</text:p>
          </table:table-cell>
          <table:table-cell office:value-type="float" office:value="10139" calcext:value-type="float">
            <text:p>10139</text:p>
          </table:table-cell>
          <table:table-cell table:style-name="ce2" office:value-type="string" calcext:value-type="string">
            <text:p>10140140</text:p>
          </table:table-cell>
          <table:table-cell/>
          <table:table-cell office:value-type="float" office:value="0.0558618668249" calcext:value-type="float">
            <text:p>0.0558618668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, ADC rec route</text:p>
          </table:table-cell>
          <table:table-cell office:value-type="float" office:value="89.9011400057" calcext:value-type="float">
            <text:p>89.9011400057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EGID- 3774</text:p>
          </table:table-cell>
          <table:table-cell office:value-type="float" office:value="3774" calcext:value-type="float">
            <text:p>3774</text:p>
          </table:table-cell>
          <table:table-cell table:style-name="ce2" office:value-type="string" calcext:value-type="string">
            <text:p>10140150</text:p>
          </table:table-cell>
          <table:table-cell/>
          <table:table-cell office:value-type="float" office:value="0.0509959468755" calcext:value-type="float">
            <text:p>0.05099594688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, ADC rec route</text:p>
          </table:table-cell>
          <table:table-cell office:value-type="float" office:value="82.0701852688" calcext:value-type="float">
            <text:p>82.0701852688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EGID- 5252</text:p>
          </table:table-cell>
          <table:table-cell office:value-type="float" office:value="5252" calcext:value-type="float">
            <text:p>5252</text:p>
          </table:table-cell>
          <table:table-cell table:style-name="ce2" office:value-type="string" calcext:value-type="string">
            <text:p>10140155</text:p>
          </table:table-cell>
          <table:table-cell/>
          <table:table-cell office:value-type="float" office:value="0.0511699619283" calcext:value-type="float">
            <text:p>0.0511699619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, ADC rec route</text:p>
          </table:table-cell>
          <table:table-cell office:value-type="float" office:value="82.3502359099" calcext:value-type="float">
            <text:p>82.3502359099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EGID- 11968</text:p>
          </table:table-cell>
          <table:table-cell office:value-type="float" office:value="11968" calcext:value-type="float">
            <text:p>11968</text:p>
          </table:table-cell>
          <table:table-cell table:style-name="ce2" office:value-type="string" calcext:value-type="string">
            <text:p>10140160</text:p>
          </table:table-cell>
          <table:table-cell/>
          <table:table-cell office:value-type="float" office:value="0.0509838341404" calcext:value-type="float">
            <text:p>0.05098383414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</text:p>
          </table:table-cell>
          <table:table-cell office:value-type="float" office:value="82.0506916722" calcext:value-type="float">
            <text:p>82.0506916722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EGID- 11819</text:p>
          </table:table-cell>
          <table:table-cell office:value-type="float" office:value="11819" calcext:value-type="float">
            <text:p>11819</text:p>
          </table:table-cell>
          <table:table-cell table:style-name="ce2" office:value-type="string" calcext:value-type="string">
            <text:p>10140165</text:p>
          </table:table-cell>
          <table:table-cell/>
          <table:table-cell office:value-type="float" office:value="0.0509094279992" calcext:value-type="float">
            <text:p>0.0509094280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</text:p>
          </table:table-cell>
          <table:table-cell office:value-type="float" office:value="81.9309463558" calcext:value-type="float">
            <text:p>81.9309463558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EGID- 10111</text:p>
          </table:table-cell>
          <table:table-cell office:value-type="float" office:value="10111" calcext:value-type="float">
            <text:p>10111</text:p>
          </table:table-cell>
          <table:table-cell table:style-name="ce2" office:value-type="string" calcext:value-type="string">
            <text:p>10140170</text:p>
          </table:table-cell>
          <table:table-cell/>
          <table:table-cell office:value-type="float" office:value="0.0512816799179" calcext:value-type="float">
            <text:p>0.0512816799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</text:p>
          </table:table-cell>
          <table:table-cell office:value-type="float" office:value="82.5300289459" calcext:value-type="float">
            <text:p>82.5300289459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EGID- 2327</text:p>
          </table:table-cell>
          <table:table-cell office:value-type="float" office:value="2327" calcext:value-type="float">
            <text:p>2327</text:p>
          </table:table-cell>
          <table:table-cell table:style-name="ce2" office:value-type="string" calcext:value-type="string">
            <text:p>10140175</text:p>
          </table:table-cell>
          <table:table-cell/>
          <table:table-cell office:value-type="float" office:value="0.0513452434597" calcext:value-type="float">
            <text:p>0.05134524346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</text:p>
          </table:table-cell>
          <table:table-cell office:value-type="float" office:value="82.632324755" calcext:value-type="float">
            <text:p>82.632324755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EGID- 12073</text:p>
          </table:table-cell>
          <table:table-cell office:value-type="float" office:value="12073" calcext:value-type="float">
            <text:p>12073</text:p>
          </table:table-cell>
          <table:table-cell table:style-name="ce2" office:value-type="string" calcext:value-type="string">
            <text:p>10140530</text:p>
          </table:table-cell>
          <table:table-cell/>
          <table:table-cell office:value-type="float" office:value="0.0733143642539" calcext:value-type="float">
            <text:p>0.07331436425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117.988268202" calcext:value-type="float">
            <text:p>117.988268202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EGID- 4379</text:p>
          </table:table-cell>
          <table:table-cell office:value-type="float" office:value="4379" calcext:value-type="float">
            <text:p>4379</text:p>
          </table:table-cell>
          <table:table-cell table:style-name="ce2" office:value-type="string" calcext:value-type="string">
            <text:p>10140540</text:p>
          </table:table-cell>
          <table:table-cell/>
          <table:table-cell office:value-type="float" office:value="0.0734406428386" calcext:value-type="float">
            <text:p>0.07344064284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118.191494291" calcext:value-type="float">
            <text:p>118.191494291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EGID- 421</text:p>
          </table:table-cell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10140550</text:p>
          </table:table-cell>
          <table:table-cell/>
          <table:table-cell office:value-type="float" office:value="0.0736955922616" calcext:value-type="float">
            <text:p>0.07369559226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</text:p>
          </table:table-cell>
          <table:table-cell office:value-type="float" office:value="118.601796436" calcext:value-type="float">
            <text:p>118.601796436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EGID- 10446</text:p>
          </table:table-cell>
          <table:table-cell office:value-type="float" office:value="10446" calcext:value-type="float">
            <text:p>10446</text:p>
          </table:table-cell>
          <table:table-cell table:style-name="ce2" office:value-type="string" calcext:value-type="string">
            <text:p>10140570</text:p>
          </table:table-cell>
          <table:table-cell/>
          <table:table-cell office:value-type="float" office:value="0.0643025057191" calcext:value-type="float">
            <text:p>0.0643025057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</text:p>
          </table:table-cell>
          <table:table-cell office:value-type="float" office:value="103.485058734" calcext:value-type="float">
            <text:p>103.485058734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EGID- 12730</text:p>
          </table:table-cell>
          <table:table-cell office:value-type="float" office:value="12730" calcext:value-type="float">
            <text:p>12730</text:p>
          </table:table-cell>
          <table:table-cell table:style-name="ce2" office:value-type="string" calcext:value-type="string">
            <text:p>10140573</text:p>
          </table:table-cell>
          <table:table-cell/>
          <table:table-cell office:value-type="float" office:value="0.0242263501358" calcext:value-type="float">
            <text:p>0.02422635014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</text:p>
          </table:table-cell>
          <table:table-cell office:value-type="float" office:value="38.9886092102" calcext:value-type="float">
            <text:p>38.9886092102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EGID- 4892</text:p>
          </table:table-cell>
          <table:table-cell office:value-type="float" office:value="4892" calcext:value-type="float">
            <text:p>4892</text:p>
          </table:table-cell>
          <table:table-cell table:style-name="ce2" office:value-type="string" calcext:value-type="string">
            <text:p>10140575</text:p>
          </table:table-cell>
          <table:table-cell/>
          <table:table-cell office:value-type="float" office:value="0.0402963694102" calcext:value-type="float">
            <text:p>0.04029636941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</text:p>
          </table:table-cell>
          <table:table-cell office:value-type="float" office:value="64.8508500339" calcext:value-type="float">
            <text:p>64.8508500339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EGID- 857</text:p>
          </table:table-cell>
          <table:table-cell office:value-type="float" office:value="857" calcext:value-type="float">
            <text:p>857</text:p>
          </table:table-cell>
          <table:table-cell table:style-name="ce2" office:value-type="string" calcext:value-type="string">
            <text:p>10140580</text:p>
          </table:table-cell>
          <table:table-cell/>
          <table:table-cell office:value-type="float" office:value="0.0551038647167" calcext:value-type="float">
            <text:p>0.0551038647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</text:p>
          </table:table-cell>
          <table:table-cell office:value-type="float" office:value="88.6812514211" calcext:value-type="float">
            <text:p>88.6812514211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EGID- 3468</text:p>
          </table:table-cell>
          <table:table-cell office:value-type="float" office:value="3468" calcext:value-type="float">
            <text:p>3468</text:p>
          </table:table-cell>
          <table:table-cell table:style-name="ce2" office:value-type="string" calcext:value-type="string">
            <text:p>10140590</text:p>
          </table:table-cell>
          <table:table-cell/>
          <table:table-cell office:value-type="float" office:value="0.0396316075996" calcext:value-type="float">
            <text:p>0.0396316076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</text:p>
          </table:table-cell>
          <table:table-cell office:value-type="float" office:value="63.7810174628" calcext:value-type="float">
            <text:p>63.7810174628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EGID- 9887</text:p>
          </table:table-cell>
          <table:table-cell office:value-type="float" office:value="9887" calcext:value-type="float">
            <text:p>9887</text:p>
          </table:table-cell>
          <table:table-cell table:style-name="ce2" office:value-type="string" calcext:value-type="string">
            <text:p>10140594</text:p>
          </table:table-cell>
          <table:table-cell/>
          <table:table-cell office:value-type="float" office:value="0.0310388630237" calcext:value-type="float">
            <text:p>0.0310388630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</text:p>
          </table:table-cell>
          <table:table-cell office:value-type="float" office:value="49.9523078786" calcext:value-type="float">
            <text:p>49.9523078786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EGID- 9628</text:p>
          </table:table-cell>
          <table:table-cell office:value-type="float" office:value="9628" calcext:value-type="float">
            <text:p>9628</text:p>
          </table:table-cell>
          <table:table-cell table:style-name="ce2" office:value-type="string" calcext:value-type="string">
            <text:p>10140598</text:p>
          </table:table-cell>
          <table:table-cell/>
          <table:table-cell office:value-type="float" office:value="0.0824966739227" calcext:value-type="float">
            <text:p>0.0824966739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</text:p>
          </table:table-cell>
          <table:table-cell office:value-type="float" office:value="132.765792729" calcext:value-type="float">
            <text:p>132.765792729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EGID- 6248</text:p>
          </table:table-cell>
          <table:table-cell office:value-type="float" office:value="6248" calcext:value-type="float">
            <text:p>6248</text:p>
          </table:table-cell>
          <table:table-cell table:style-name="ce2" office:value-type="string" calcext:value-type="string">
            <text:p>10140600</text:p>
          </table:table-cell>
          <table:table-cell/>
          <table:table-cell office:value-type="float" office:value="0.0535559502049" calcext:value-type="float">
            <text:p>0.0535559502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</text:p>
          </table:table-cell>
          <table:table-cell office:value-type="float" office:value="86.1901195067" calcext:value-type="float">
            <text:p>86.1901195067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EGID- 12501</text:p>
          </table:table-cell>
          <table:table-cell office:value-type="float" office:value="12501" calcext:value-type="float">
            <text:p>12501</text:p>
          </table:table-cell>
          <table:table-cell table:style-name="ce2" office:value-type="string" calcext:value-type="string">
            <text:p>10140610</text:p>
          </table:table-cell>
          <table:table-cell/>
          <table:table-cell office:value-type="float" office:value="0.0976057547672" calcext:value-type="float">
            <text:p>0.09760575477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</text:p>
          </table:table-cell>
          <table:table-cell office:value-type="float" office:value="157.081549963" calcext:value-type="float">
            <text:p>157.081549963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EGID- 11976</text:p>
          </table:table-cell>
          <table:table-cell office:value-type="float" office:value="11976" calcext:value-type="float">
            <text:p>11976</text:p>
          </table:table-cell>
          <table:table-cell table:style-name="ce2" office:value-type="string" calcext:value-type="string">
            <text:p>10140630</text:p>
          </table:table-cell>
          <table:table-cell/>
          <table:table-cell office:value-type="float" office:value="0.0491690201094" calcext:value-type="float">
            <text:p>0.04916902011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</text:p>
          </table:table-cell>
          <table:table-cell office:value-type="float" office:value="79.130025759" calcext:value-type="float">
            <text:p>79.130025759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EGID- 5795</text:p>
          </table:table-cell>
          <table:table-cell office:value-type="float" office:value="5795" calcext:value-type="float">
            <text:p>5795</text:p>
          </table:table-cell>
          <table:table-cell table:style-name="ce2" office:value-type="string" calcext:value-type="string">
            <text:p>10140635</text:p>
          </table:table-cell>
          <table:table-cell/>
          <table:table-cell office:value-type="float" office:value="0.0493927683432" calcext:value-type="float">
            <text:p>0.04939276834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</text:p>
          </table:table-cell>
          <table:table-cell office:value-type="float" office:value="79.4901143568" calcext:value-type="float">
            <text:p>79.4901143568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EGID- 12892</text:p>
          </table:table-cell>
          <table:table-cell office:value-type="float" office:value="12892" calcext:value-type="float">
            <text:p>12892</text:p>
          </table:table-cell>
          <table:table-cell table:style-name="ce2" office:value-type="string" calcext:value-type="string">
            <text:p>10140640</text:p>
          </table:table-cell>
          <table:table-cell/>
          <table:table-cell office:value-type="float" office:value="0.0488024455954" calcext:value-type="float">
            <text:p>0.0488024456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</text:p>
          </table:table-cell>
          <table:table-cell office:value-type="float" office:value="78.5400800845" calcext:value-type="float">
            <text:p>78.540080084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EGID- 10822</text:p>
          </table:table-cell>
          <table:table-cell office:value-type="float" office:value="10822" calcext:value-type="float">
            <text:p>10822</text:p>
          </table:table-cell>
          <table:table-cell table:style-name="ce2" office:value-type="string" calcext:value-type="string">
            <text:p>10140645</text:p>
          </table:table-cell>
          <table:table-cell/>
          <table:table-cell office:value-type="float" office:value="0.0488646910691" calcext:value-type="float">
            <text:p>0.04886469107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</text:p>
          </table:table-cell>
          <table:table-cell office:value-type="float" office:value="78.6402546645" calcext:value-type="float">
            <text:p>78.640254664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EGID- 10133</text:p>
          </table:table-cell>
          <table:table-cell office:value-type="float" office:value="10133" calcext:value-type="float">
            <text:p>10133</text:p>
          </table:table-cell>
          <table:table-cell table:style-name="ce2" office:value-type="string" calcext:value-type="string">
            <text:p>10140650</text:p>
          </table:table-cell>
          <table:table-cell/>
          <table:table-cell office:value-type="float" office:value="0.0648957822523" calcext:value-type="float">
            <text:p>0.06489578225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</text:p>
          </table:table-cell>
          <table:table-cell office:value-type="float" office:value="104.439846673" calcext:value-type="float">
            <text:p>104.439846673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EGID- 8155</text:p>
          </table:table-cell>
          <table:table-cell office:value-type="float" office:value="8155" calcext:value-type="float">
            <text:p>8155</text:p>
          </table:table-cell>
          <table:table-cell table:style-name="ce2" office:value-type="string" calcext:value-type="string">
            <text:p>10140660</text:p>
          </table:table-cell>
          <table:table-cell/>
          <table:table-cell office:value-type="float" office:value="0.055578407898" calcext:value-type="float">
            <text:p>0.0555784079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</text:p>
          </table:table-cell>
          <table:table-cell office:value-type="float" office:value="89.4449561701" calcext:value-type="float">
            <text:p>89.4449561701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EGID- 4716</text:p>
          </table:table-cell>
          <table:table-cell office:value-type="float" office:value="4716" calcext:value-type="float">
            <text:p>4716</text:p>
          </table:table-cell>
          <table:table-cell table:style-name="ce2" office:value-type="string" calcext:value-type="string">
            <text:p>10140670</text:p>
          </table:table-cell>
          <table:table-cell/>
          <table:table-cell office:value-type="float" office:value="0.0540096002927" calcext:value-type="float">
            <text:p>0.0540096002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</text:p>
          </table:table-cell>
          <table:table-cell office:value-type="float" office:value="86.9202000138" calcext:value-type="float">
            <text:p>86.9202000138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EGID- 4598</text:p>
          </table:table-cell>
          <table:table-cell office:value-type="float" office:value="4598" calcext:value-type="float">
            <text:p>4598</text:p>
          </table:table-cell>
          <table:table-cell table:style-name="ce2" office:value-type="string" calcext:value-type="string">
            <text:p>10140680</text:p>
          </table:table-cell>
          <table:table-cell/>
          <table:table-cell office:value-type="float" office:value="0.052301524991" calcext:value-type="float">
            <text:p>0.0523015249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</text:p>
          </table:table-cell>
          <table:table-cell office:value-type="float" office:value="84.1713137777" calcext:value-type="float">
            <text:p>84.1713137777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EGID- 4434</text:p>
          </table:table-cell>
          <table:table-cell office:value-type="float" office:value="4434" calcext:value-type="float">
            <text:p>4434</text:p>
          </table:table-cell>
          <table:table-cell table:style-name="ce2" office:value-type="string" calcext:value-type="string">
            <text:p>10150030</text:p>
          </table:table-cell>
          <table:table-cell/>
          <table:table-cell office:value-type="float" office:value="0.0636982992449" calcext:value-type="float">
            <text:p>0.06369829924</text:p>
          </table:table-cell>
          <table:table-cell office:value-type="string" calcext:value-type="string">
            <text:p>Cycle Track</text:p>
          </table:table-cell>
          <table:table-cell office:value-type="string" calcext:value-type="string">
            <text:p>ADC rec route, 97 strategic transp plan</text:p>
          </table:table-cell>
          <table:table-cell office:value-type="float" office:value="102.512680725" calcext:value-type="float">
            <text:p>102.51268072500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EGID- 6255</text:p>
          </table:table-cell>
          <table:table-cell office:value-type="float" office:value="6255" calcext:value-type="float">
            <text:p>6255</text:p>
          </table:table-cell>
          <table:table-cell table:style-name="ce2" office:value-type="string" calcext:value-type="string">
            <text:p>10150050</text:p>
          </table:table-cell>
          <table:table-cell/>
          <table:table-cell office:value-type="float" office:value="0.0650219414397" calcext:value-type="float">
            <text:p>0.06502194144</text:p>
          </table:table-cell>
          <table:table-cell office:value-type="string" calcext:value-type="string">
            <text:p>Cycle Track</text:p>
          </table:table-cell>
          <table:table-cell office:value-type="string" calcext:value-type="string">
            <text:p>ADC rec route</text:p>
          </table:table-cell>
          <table:table-cell office:value-type="float" office:value="104.64288061" calcext:value-type="float">
            <text:p>104.64288061000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EGID- 3030</text:p>
          </table:table-cell>
          <table:table-cell office:value-type="float" office:value="3030" calcext:value-type="float">
            <text:p>3030</text:p>
          </table:table-cell>
          <table:table-cell table:style-name="ce2" office:value-type="string" calcext:value-type="string">
            <text:p>10150060</text:p>
          </table:table-cell>
          <table:table-cell/>
          <table:table-cell office:value-type="float" office:value="0.0668471005243" calcext:value-type="float">
            <text:p>0.06684710052</text:p>
          </table:table-cell>
          <table:table-cell office:value-type="string" calcext:value-type="string">
            <text:p>Cycle Track</text:p>
          </table:table-cell>
          <table:table-cell office:value-type="string" calcext:value-type="string">
            <text:p>ADC rec route</text:p>
          </table:table-cell>
          <table:table-cell office:value-type="float" office:value="107.580195307" calcext:value-type="float">
            <text:p>107.58019530700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EGID- 859</text:p>
          </table:table-cell>
          <table:table-cell office:value-type="float" office:value="859" calcext:value-type="float">
            <text:p>859</text:p>
          </table:table-cell>
          <table:table-cell table:style-name="ce2" office:value-type="string" calcext:value-type="string">
            <text:p>10150070</text:p>
          </table:table-cell>
          <table:table-cell/>
          <table:table-cell office:value-type="float" office:value="0.032248732169" calcext:value-type="float">
            <text:p>0.03224873217</text:p>
          </table:table-cell>
          <table:table-cell office:value-type="string" calcext:value-type="string">
            <text:p>Cycle Track</text:p>
          </table:table-cell>
          <table:table-cell office:value-type="string" calcext:value-type="string">
            <text:p>ADC rec route</text:p>
          </table:table-cell>
          <table:table-cell office:value-type="float" office:value="51.8994074225" calcext:value-type="float">
            <text:p>51.89940742250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EGID- 7180</text:p>
          </table:table-cell>
          <table:table-cell office:value-type="float" office:value="7180" calcext:value-type="float">
            <text:p>7180</text:p>
          </table:table-cell>
          <table:table-cell table:style-name="ce2" office:value-type="string" calcext:value-type="string">
            <text:p>10150096</text:p>
          </table:table-cell>
          <table:table-cell/>
          <table:table-cell office:value-type="float" office:value="0.0815705407534" calcext:value-type="float">
            <text:p>0.08157054075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131.275322889" calcext:value-type="float">
            <text:p>131.27532288900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EGID- 8344</text:p>
          </table:table-cell>
          <table:table-cell office:value-type="float" office:value="8344" calcext:value-type="float">
            <text:p>8344</text:p>
          </table:table-cell>
          <table:table-cell table:style-name="ce2" office:value-type="string" calcext:value-type="string">
            <text:p>10150100</text:p>
          </table:table-cell>
          <table:table-cell/>
          <table:table-cell office:value-type="float" office:value="0.0840745212607" calcext:value-type="float">
            <text:p>0.08407452126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135.305096954" calcext:value-type="float">
            <text:p>135.30509695400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EGID- 5270</text:p>
          </table:table-cell>
          <table:table-cell office:value-type="float" office:value="5270" calcext:value-type="float">
            <text:p>5270</text:p>
          </table:table-cell>
          <table:table-cell table:style-name="ce2" office:value-type="string" calcext:value-type="string">
            <text:p>10150110</text:p>
          </table:table-cell>
          <table:table-cell/>
          <table:table-cell office:value-type="float" office:value="0.131714814682" calcext:value-type="float">
            <text:p>0.13171481468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211.974870669" calcext:value-type="float">
            <text:p>211.97487066900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EGID- 746</text:p>
          </table:table-cell>
          <table:table-cell office:value-type="float" office:value="746" calcext:value-type="float">
            <text:p>746</text:p>
          </table:table-cell>
          <table:table-cell table:style-name="ce2" office:value-type="string" calcext:value-type="string">
            <text:p>10150120</text:p>
          </table:table-cell>
          <table:table-cell/>
          <table:table-cell office:value-type="float" office:value="0.062905902424" calcext:value-type="float">
            <text:p>0.06290590242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101.237439106" calcext:value-type="float">
            <text:p>101.23743910600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EGID- 10420</text:p>
          </table:table-cell>
          <table:table-cell office:value-type="float" office:value="10420" calcext:value-type="float">
            <text:p>10420</text:p>
          </table:table-cell>
          <table:table-cell table:style-name="ce2" office:value-type="string" calcext:value-type="string">
            <text:p>10150125</text:p>
          </table:table-cell>
          <table:table-cell office:value-type="string" calcext:value-type="string">
            <text:p>Out Bound</text:p>
          </table:table-cell>
          <table:table-cell office:value-type="float" office:value="0.00961412941316" calcext:value-type="float">
            <text:p>0.00961412941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15.4724724312" calcext:value-type="float">
            <text:p>15.4724724312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EGID- 8627</text:p>
          </table:table-cell>
          <table:table-cell office:value-type="float" office:value="8627" calcext:value-type="float">
            <text:p>8627</text:p>
          </table:table-cell>
          <table:table-cell table:style-name="ce2" office:value-type="string" calcext:value-type="string">
            <text:p>10150127</text:p>
          </table:table-cell>
          <table:table-cell office:value-type="string" calcext:value-type="string">
            <text:p>Out Bound</text:p>
          </table:table-cell>
          <table:table-cell office:value-type="float" office:value="0.0376491163612" calcext:value-type="float">
            <text:p>0.03764911636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60.5905007023" calcext:value-type="float">
            <text:p>60.59050070230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EGID- 8371</text:p>
          </table:table-cell>
          <table:table-cell office:value-type="float" office:value="8371" calcext:value-type="float">
            <text:p>8371</text:p>
          </table:table-cell>
          <table:table-cell table:style-name="ce2" office:value-type="string" calcext:value-type="string">
            <text:p>10150130</text:p>
          </table:table-cell>
          <table:table-cell office:value-type="string" calcext:value-type="string">
            <text:p>Out Bound</text:p>
          </table:table-cell>
          <table:table-cell office:value-type="float" office:value="0.0476159398045" calcext:value-type="float">
            <text:p>0.04761593980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76.6305802898" calcext:value-type="float">
            <text:p>76.63058028980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EGID- 189</text:p>
          </table:table-cell>
          <table:table-cell office:value-type="float" office:value="189" calcext:value-type="float">
            <text:p>189</text:p>
          </table:table-cell>
          <table:table-cell table:style-name="ce2" office:value-type="string" calcext:value-type="string">
            <text:p>10150135</text:p>
          </table:table-cell>
          <table:table-cell office:value-type="string" calcext:value-type="string">
            <text:p>Out Bound</text:p>
          </table:table-cell>
          <table:table-cell office:value-type="float" office:value="0.0529908889516" calcext:value-type="float">
            <text:p>0.05299088895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85.2807397505" calcext:value-type="float">
            <text:p>85.28073975050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EGID- 913</text:p>
          </table:table-cell>
          <table:table-cell office:value-type="float" office:value="913" calcext:value-type="float">
            <text:p>913</text:p>
          </table:table-cell>
          <table:table-cell table:style-name="ce2" office:value-type="string" calcext:value-type="string">
            <text:p>10150140</text:p>
          </table:table-cell>
          <table:table-cell office:value-type="string" calcext:value-type="string">
            <text:p>Out Bound</text:p>
          </table:table-cell>
          <table:table-cell office:value-type="float" office:value="0.0653128098413" calcext:value-type="float">
            <text:p>0.06531280984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105.110988863" calcext:value-type="float">
            <text:p>105.11098886300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EGID- 2339</text:p>
          </table:table-cell>
          <table:table-cell office:value-type="float" office:value="2339" calcext:value-type="float">
            <text:p>2339</text:p>
          </table:table-cell>
          <table:table-cell table:style-name="ce2" office:value-type="string" calcext:value-type="string">
            <text:p>10150155</text:p>
          </table:table-cell>
          <table:table-cell office:value-type="string" calcext:value-type="string">
            <text:p>Out Bound</text:p>
          </table:table-cell>
          <table:table-cell office:value-type="float" office:value="0.0510455483734" calcext:value-type="float">
            <text:p>0.05104554837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82.1500113014" calcext:value-type="float">
            <text:p>82.15001130140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EGID- 5557</text:p>
          </table:table-cell>
          <table:table-cell office:value-type="float" office:value="5557" calcext:value-type="float">
            <text:p>5557</text:p>
          </table:table-cell>
          <table:table-cell table:style-name="ce2" office:value-type="string" calcext:value-type="string">
            <text:p>10150160</text:p>
          </table:table-cell>
          <table:table-cell office:value-type="string" calcext:value-type="string">
            <text:p>Out Bound</text:p>
          </table:table-cell>
          <table:table-cell office:value-type="float" office:value="0.0513381122351" calcext:value-type="float">
            <text:p>0.05133811224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82.6208481386" calcext:value-type="float">
            <text:p>82.62084813860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EGID- 7023</text:p>
          </table:table-cell>
          <table:table-cell office:value-type="float" office:value="7023" calcext:value-type="float">
            <text:p>7023</text:p>
          </table:table-cell>
          <table:table-cell table:style-name="ce2" office:value-type="string" calcext:value-type="string">
            <text:p>10150165</text:p>
          </table:table-cell>
          <table:table-cell office:value-type="string" calcext:value-type="string">
            <text:p>Out Bound</text:p>
          </table:table-cell>
          <table:table-cell office:value-type="float" office:value="0.050903805149" calcext:value-type="float">
            <text:p>0.05090380515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81.9218972375" calcext:value-type="float">
            <text:p>81.92189723750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EGID- 1371</text:p>
          </table:table-cell>
          <table:table-cell office:value-type="float" office:value="1371" calcext:value-type="float">
            <text:p>1371</text:p>
          </table:table-cell>
          <table:table-cell table:style-name="ce2" office:value-type="string" calcext:value-type="string">
            <text:p>10150170</text:p>
          </table:table-cell>
          <table:table-cell office:value-type="string" calcext:value-type="string">
            <text:p>Out Bound</text:p>
          </table:table-cell>
          <table:table-cell office:value-type="float" office:value="0.102334609751" calcext:value-type="float">
            <text:p>0.10233460975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164.691919579" calcext:value-type="float">
            <text:p>164.69191957900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EGID- 6385</text:p>
          </table:table-cell>
          <table:table-cell office:value-type="float" office:value="6385" calcext:value-type="float">
            <text:p>6385</text:p>
          </table:table-cell>
          <table:table-cell table:style-name="ce2" office:value-type="string" calcext:value-type="string">
            <text:p>10150180</text:p>
          </table:table-cell>
          <table:table-cell office:value-type="string" calcext:value-type="string">
            <text:p>Out Bound</text:p>
          </table:table-cell>
          <table:table-cell office:value-type="float" office:value="0.0507185684608" calcext:value-type="float">
            <text:p>0.05071856846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81.6237870886" calcext:value-type="float">
            <text:p>81.62378708860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EGID- 5157</text:p>
          </table:table-cell>
          <table:table-cell office:value-type="float" office:value="5157" calcext:value-type="float">
            <text:p>5157</text:p>
          </table:table-cell>
          <table:table-cell table:style-name="ce2" office:value-type="string" calcext:value-type="string">
            <text:p>10150185</text:p>
          </table:table-cell>
          <table:table-cell office:value-type="string" calcext:value-type="string">
            <text:p>Out Bound</text:p>
          </table:table-cell>
          <table:table-cell office:value-type="float" office:value="0.0514185713409" calcext:value-type="float">
            <text:p>0.05141857134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82.7503347767" calcext:value-type="float">
            <text:p>82.75033477670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EGID- 10163</text:p>
          </table:table-cell>
          <table:table-cell office:value-type="float" office:value="10163" calcext:value-type="float">
            <text:p>10163</text:p>
          </table:table-cell>
          <table:table-cell table:style-name="ce2" office:value-type="string" calcext:value-type="string">
            <text:p>10150190</text:p>
          </table:table-cell>
          <table:table-cell office:value-type="string" calcext:value-type="string">
            <text:p>Out Bound</text:p>
          </table:table-cell>
          <table:table-cell office:value-type="float" office:value="0.0493009425673" calcext:value-type="float">
            <text:p>0.04930094257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79.3423347996" calcext:value-type="float">
            <text:p>79.34233479960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EGID- 10024</text:p>
          </table:table-cell>
          <table:table-cell office:value-type="float" office:value="10024" calcext:value-type="float">
            <text:p>10024</text:p>
          </table:table-cell>
          <table:table-cell table:style-name="ce2" office:value-type="string" calcext:value-type="string">
            <text:p>10150195</text:p>
          </table:table-cell>
          <table:table-cell office:value-type="string" calcext:value-type="string">
            <text:p>Out Bound</text:p>
          </table:table-cell>
          <table:table-cell office:value-type="float" office:value="0.0492874488677" calcext:value-type="float">
            <text:p>0.04928744887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79.3206187518" calcext:value-type="float">
            <text:p>79.32061875180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EGID- 8670</text:p>
          </table:table-cell>
          <table:table-cell office:value-type="float" office:value="8670" calcext:value-type="float">
            <text:p>8670</text:p>
          </table:table-cell>
          <table:table-cell table:style-name="ce2" office:value-type="string" calcext:value-type="string">
            <text:p>10150210</text:p>
          </table:table-cell>
          <table:table-cell office:value-type="string" calcext:value-type="string">
            <text:p>Out Bound</text:p>
          </table:table-cell>
          <table:table-cell office:value-type="float" office:value="0.0706656003517" calcext:value-type="float">
            <text:p>0.07066560035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113.725487383" calcext:value-type="float">
            <text:p>113.725487383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EGID- 1195</text:p>
          </table:table-cell>
          <table:table-cell office:value-type="float" office:value="1195" calcext:value-type="float">
            <text:p>1195</text:p>
          </table:table-cell>
          <table:table-cell table:style-name="ce2" office:value-type="string" calcext:value-type="string">
            <text:p>10150220</text:p>
          </table:table-cell>
          <table:table-cell office:value-type="string" calcext:value-type="string">
            <text:p>Out Bound</text:p>
          </table:table-cell>
          <table:table-cell office:value-type="float" office:value="0.10298123777" calcext:value-type="float">
            <text:p>0.10298123777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165.732568583" calcext:value-type="float">
            <text:p>165.732568583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EGID- 13234</text:p>
          </table:table-cell>
          <table:table-cell office:value-type="float" office:value="13234" calcext:value-type="float">
            <text:p>13234</text:p>
          </table:table-cell>
          <table:table-cell table:style-name="ce2" office:value-type="string" calcext:value-type="string">
            <text:p>10150230</text:p>
          </table:table-cell>
          <table:table-cell office:value-type="string" calcext:value-type="string">
            <text:p>Out Bound</text:p>
          </table:table-cell>
          <table:table-cell office:value-type="float" office:value="0.0677455706649" calcext:value-type="float">
            <text:p>0.06774557066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109.026145728" calcext:value-type="float">
            <text:p>109.026145728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EGID- 11457</text:p>
          </table:table-cell>
          <table:table-cell office:value-type="float" office:value="11457" calcext:value-type="float">
            <text:p>11457</text:p>
          </table:table-cell>
          <table:table-cell table:style-name="ce2" office:value-type="string" calcext:value-type="string">
            <text:p>10150240</text:p>
          </table:table-cell>
          <table:table-cell office:value-type="string" calcext:value-type="string">
            <text:p>Out Bound</text:p>
          </table:table-cell>
          <table:table-cell office:value-type="float" office:value="0.127010683861" calcext:value-type="float">
            <text:p>0.12701068386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204.404290816" calcext:value-type="float">
            <text:p>204.404290816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EGID- 5841</text:p>
          </table:table-cell>
          <table:table-cell office:value-type="float" office:value="5841" calcext:value-type="float">
            <text:p>5841</text:p>
          </table:table-cell>
          <table:table-cell table:style-name="ce2" office:value-type="string" calcext:value-type="string">
            <text:p>10150260</text:p>
          </table:table-cell>
          <table:table-cell office:value-type="string" calcext:value-type="string">
            <text:p>Out Bound</text:p>
          </table:table-cell>
          <table:table-cell office:value-type="float" office:value="0.00954431524965" calcext:value-type="float">
            <text:p>0.00954431525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5.3601172014" calcext:value-type="float">
            <text:p>15.3601172014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EGID- 7649</text:p>
          </table:table-cell>
          <table:table-cell office:value-type="float" office:value="7649" calcext:value-type="float">
            <text:p>7649</text:p>
          </table:table-cell>
          <table:table-cell table:style-name="ce2" office:value-type="string" calcext:value-type="string">
            <text:p>10150265</text:p>
          </table:table-cell>
          <table:table-cell office:value-type="string" calcext:value-type="string">
            <text:p>Out Bound</text:p>
          </table:table-cell>
          <table:table-cell office:value-type="float" office:value="0.0942867302631" calcext:value-type="float">
            <text:p>0.09428673026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51.740087109" calcext:value-type="float">
            <text:p>151.740087109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EGID- 10028</text:p>
          </table:table-cell>
          <table:table-cell office:value-type="float" office:value="10028" calcext:value-type="float">
            <text:p>10028</text:p>
          </table:table-cell>
          <table:table-cell table:style-name="ce2" office:value-type="string" calcext:value-type="string">
            <text:p>10150270</text:p>
          </table:table-cell>
          <table:table-cell office:value-type="string" calcext:value-type="string">
            <text:p>Out Bound</text:p>
          </table:table-cell>
          <table:table-cell office:value-type="float" office:value="0.0359113386185" calcext:value-type="float">
            <text:p>0.03591133862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57.7938129253" calcext:value-type="float">
            <text:p>57.7938129253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EGID- 1478</text:p>
          </table:table-cell>
          <table:table-cell office:value-type="float" office:value="1478" calcext:value-type="float">
            <text:p>1478</text:p>
          </table:table-cell>
          <table:table-cell table:style-name="ce2" office:value-type="string" calcext:value-type="string">
            <text:p>10150280</text:p>
          </table:table-cell>
          <table:table-cell office:value-type="string" calcext:value-type="string">
            <text:p>Out Bound</text:p>
          </table:table-cell>
          <table:table-cell office:value-type="float" office:value="0.0694926839409" calcext:value-type="float">
            <text:p>0.06949268394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11.83785762" calcext:value-type="float">
            <text:p>111.83785762000</text:p>
          </table:table-cell>
          <table:table-cell office:value-type="float" office:value="2009" calcext:value-type="float">
            <text:p>2009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EGID- 11790</text:p>
          </table:table-cell>
          <table:table-cell office:value-type="float" office:value="11790" calcext:value-type="float">
            <text:p>11790</text:p>
          </table:table-cell>
          <table:table-cell table:style-name="ce2" office:value-type="string" calcext:value-type="string">
            <text:p>10150290</text:p>
          </table:table-cell>
          <table:table-cell office:value-type="string" calcext:value-type="string">
            <text:p>Out Bound</text:p>
          </table:table-cell>
          <table:table-cell office:value-type="float" office:value="0.050043365541" calcext:value-type="float">
            <text:p>0.05004336554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80.5371511476" calcext:value-type="float">
            <text:p>80.5371511476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EGID- 2330</text:p>
          </table:table-cell>
          <table:table-cell office:value-type="float" office:value="2330" calcext:value-type="float">
            <text:p>2330</text:p>
          </table:table-cell>
          <table:table-cell table:style-name="ce2" office:value-type="string" calcext:value-type="string">
            <text:p>10150300</text:p>
          </table:table-cell>
          <table:table-cell office:value-type="string" calcext:value-type="string">
            <text:p>Out Bound</text:p>
          </table:table-cell>
          <table:table-cell office:value-type="float" office:value="0.117851582366" calcext:value-type="float">
            <text:p>0.11785158237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89.664116299" calcext:value-type="float">
            <text:p>189.664116299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EGID- 9466</text:p>
          </table:table-cell>
          <table:table-cell office:value-type="float" office:value="9466" calcext:value-type="float">
            <text:p>9466</text:p>
          </table:table-cell>
          <table:table-cell table:style-name="ce2" office:value-type="string" calcext:value-type="string">
            <text:p>10110170</text:p>
          </table:table-cell>
          <table:table-cell/>
          <table:table-cell office:value-type="float" office:value="0.073688433167" calcext:value-type="float">
            <text:p>0.07368843317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18.590274967" calcext:value-type="float">
            <text:p>118.59027496700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Sharrows</text:p>
          </table:table-cell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EGID- 4818</text:p>
          </table:table-cell>
          <table:table-cell office:value-type="float" office:value="4818" calcext:value-type="float">
            <text:p>4818</text:p>
          </table:table-cell>
          <table:table-cell table:style-name="ce2" office:value-type="string" calcext:value-type="string">
            <text:p>10110230</text:p>
          </table:table-cell>
          <table:table-cell/>
          <table:table-cell office:value-type="float" office:value="0.114823018132" calcext:value-type="float">
            <text:p>0.1148230181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</text:p>
          </table:table-cell>
          <table:table-cell office:value-type="float" office:value="184.790104873" calcext:value-type="float">
            <text:p>184.790104873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EGID- 10571</text:p>
          </table:table-cell>
          <table:table-cell office:value-type="float" office:value="10571" calcext:value-type="float">
            <text:p>10571</text:p>
          </table:table-cell>
          <table:table-cell table:style-name="ce2" office:value-type="string" calcext:value-type="string">
            <text:p>10110250</text:p>
          </table:table-cell>
          <table:table-cell/>
          <table:table-cell office:value-type="float" office:value="0.092354437106" calcext:value-type="float">
            <text:p>0.09235443711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</text:p>
          </table:table-cell>
          <table:table-cell office:value-type="float" office:value="148.630356491" calcext:value-type="float">
            <text:p>148.630356491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EGID- 4730</text:p>
          </table:table-cell>
          <table:table-cell office:value-type="float" office:value="4730" calcext:value-type="float">
            <text:p>4730</text:p>
          </table:table-cell>
          <table:table-cell table:style-name="ce2" office:value-type="string" calcext:value-type="string">
            <text:p>10110260</text:p>
          </table:table-cell>
          <table:table-cell/>
          <table:table-cell office:value-type="float" office:value="0.0688354211476" calcext:value-type="float">
            <text:p>0.06883542115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</text:p>
          </table:table-cell>
          <table:table-cell office:value-type="float" office:value="110.780093572" calcext:value-type="float">
            <text:p>110.780093572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EGID- 9423</text:p>
          </table:table-cell>
          <table:table-cell office:value-type="float" office:value="9423" calcext:value-type="float">
            <text:p>9423</text:p>
          </table:table-cell>
          <table:table-cell table:style-name="ce2" office:value-type="string" calcext:value-type="string">
            <text:p>10110270</text:p>
          </table:table-cell>
          <table:table-cell/>
          <table:table-cell office:value-type="float" office:value="0.0683010476701" calcext:value-type="float">
            <text:p>0.06830104767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</text:p>
          </table:table-cell>
          <table:table-cell office:value-type="float" office:value="109.920101102" calcext:value-type="float">
            <text:p>109.920101102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EGID- 6215</text:p>
          </table:table-cell>
          <table:table-cell office:value-type="float" office:value="6215" calcext:value-type="float">
            <text:p>6215</text:p>
          </table:table-cell>
          <table:table-cell table:style-name="ce2" office:value-type="string" calcext:value-type="string">
            <text:p>10110280</text:p>
          </table:table-cell>
          <table:table-cell/>
          <table:table-cell office:value-type="float" office:value="0.0686086381486" calcext:value-type="float">
            <text:p>0.06860863815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</text:p>
          </table:table-cell>
          <table:table-cell office:value-type="float" office:value="110.415120983" calcext:value-type="float">
            <text:p>110.415120983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EGID- 5397</text:p>
          </table:table-cell>
          <table:table-cell office:value-type="float" office:value="5397" calcext:value-type="float">
            <text:p>5397</text:p>
          </table:table-cell>
          <table:table-cell table:style-name="ce2" office:value-type="string" calcext:value-type="string">
            <text:p>10110290</text:p>
          </table:table-cell>
          <table:table-cell/>
          <table:table-cell office:value-type="float" office:value="0.0688675618044" calcext:value-type="float">
            <text:p>0.0688675618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</text:p>
          </table:table-cell>
          <table:table-cell office:value-type="float" office:value="110.831819048" calcext:value-type="float">
            <text:p>110.831819048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EGID- 4118</text:p>
          </table:table-cell>
          <table:table-cell office:value-type="float" office:value="4118" calcext:value-type="float">
            <text:p>4118</text:p>
          </table:table-cell>
          <table:table-cell table:style-name="ce2" office:value-type="string" calcext:value-type="string">
            <text:p>10110300</text:p>
          </table:table-cell>
          <table:table-cell/>
          <table:table-cell office:value-type="float" office:value="0.0683367675376" calcext:value-type="float">
            <text:p>0.06833676754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</text:p>
          </table:table-cell>
          <table:table-cell office:value-type="float" office:value="109.977586771" calcext:value-type="float">
            <text:p>109.977586771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EGID- 7639</text:p>
          </table:table-cell>
          <table:table-cell office:value-type="float" office:value="7639" calcext:value-type="float">
            <text:p>7639</text:p>
          </table:table-cell>
          <table:table-cell table:style-name="ce2" office:value-type="string" calcext:value-type="string">
            <text:p>10110320</text:p>
          </table:table-cell>
          <table:table-cell/>
          <table:table-cell office:value-type="float" office:value="0.0715334600421" calcext:value-type="float">
            <text:p>0.07153346004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ADC rec route</text:p>
          </table:table-cell>
          <table:table-cell office:value-type="float" office:value="115.122174962" calcext:value-type="float">
            <text:p>115.122174962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EGID- 7835</text:p>
          </table:table-cell>
          <table:table-cell office:value-type="float" office:value="7835" calcext:value-type="float">
            <text:p>7835</text:p>
          </table:table-cell>
          <table:table-cell table:style-name="ce2" office:value-type="string" calcext:value-type="string">
            <text:p>10110330</text:p>
          </table:table-cell>
          <table:table-cell/>
          <table:table-cell office:value-type="float" office:value="0.0790621859092" calcext:value-type="float">
            <text:p>0.07906218591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ADC rec route</text:p>
          </table:table-cell>
          <table:table-cell office:value-type="float" office:value="127.238508997" calcext:value-type="float">
            <text:p>127.238508997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EGID- 3213</text:p>
          </table:table-cell>
          <table:table-cell office:value-type="float" office:value="3213" calcext:value-type="float">
            <text:p>3213</text:p>
          </table:table-cell>
          <table:table-cell table:style-name="ce2" office:value-type="string" calcext:value-type="string">
            <text:p>10110345</text:p>
          </table:table-cell>
          <table:table-cell/>
          <table:table-cell office:value-type="float" office:value="0.0680499434804" calcext:value-type="float">
            <text:p>0.06804994348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09.515987272" calcext:value-type="float">
            <text:p>109.515987272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EGID- 12095</text:p>
          </table:table-cell>
          <table:table-cell office:value-type="float" office:value="12095" calcext:value-type="float">
            <text:p>12095</text:p>
          </table:table-cell>
          <table:table-cell table:style-name="ce2" office:value-type="string" calcext:value-type="string">
            <text:p>16883285</text:p>
          </table:table-cell>
          <table:table-cell office:value-type="string" calcext:value-type="string">
            <text:p>In Bound</text:p>
          </table:table-cell>
          <table:table-cell office:value-type="float" office:value="0.0421489644303" calcext:value-type="float">
            <text:p>0.0421489644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67.8323186768" calcext:value-type="float">
            <text:p>67.83231867680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EGID- 12357</text:p>
          </table:table-cell>
          <table:table-cell office:value-type="float" office:value="12357" calcext:value-type="float">
            <text:p>12357</text:p>
          </table:table-cell>
          <table:table-cell table:style-name="ce2" office:value-type="string" calcext:value-type="string">
            <text:p>10040000</text:p>
          </table:table-cell>
          <table:table-cell/>
          <table:table-cell office:value-type="float" office:value="0.0615192342116" calcext:value-type="float">
            <text:p>0.06151923421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route</text:p>
          </table:table-cell>
          <table:table-cell office:value-type="float" office:value="99.0058084746" calcext:value-type="float">
            <text:p>99.00580847460</text:p>
          </table:table-cell>
          <table:table-cell office:value-type="float" office:value="2014" calcext:value-type="float">
            <text:p>2014</text:p>
          </table:table-cell>
          <table:table-cell table:style-name="ce2" office:value-type="string" calcext:value-type="string">
            <text:p>90%</text:p>
          </table:table-cell>
          <table:table-cell table:number-columns-repeated="2"/>
          <table:table-cell office:value-type="string" calcext:value-type="string">
            <text:p>Mayb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EGID- 11684</text:p>
          </table:table-cell>
          <table:table-cell office:value-type="float" office:value="11684" calcext:value-type="float">
            <text:p>11684</text:p>
          </table:table-cell>
          <table:table-cell table:style-name="ce2" office:value-type="string" calcext:value-type="string">
            <text:p>10040015</text:p>
          </table:table-cell>
          <table:table-cell/>
          <table:table-cell office:value-type="float" office:value="0.10439579427" calcext:value-type="float">
            <text:p>0.10439579427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route</text:p>
          </table:table-cell>
          <table:table-cell office:value-type="float" office:value="168.009081153" calcext:value-type="float">
            <text:p>168.00908115300</text:p>
          </table:table-cell>
          <table:table-cell office:value-type="float" office:value="2014" calcext:value-type="float">
            <text:p>2014</text:p>
          </table:table-cell>
          <table:table-cell table:style-name="ce2" office:value-type="string" calcext:value-type="string">
            <text:p>90%</text:p>
          </table:table-cell>
          <table:table-cell table:number-columns-repeated="2"/>
          <table:table-cell office:value-type="string" calcext:value-type="string">
            <text:p>Mayb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EGID- 5167</text:p>
          </table:table-cell>
          <table:table-cell office:value-type="float" office:value="5167" calcext:value-type="float">
            <text:p>5167</text:p>
          </table:table-cell>
          <table:table-cell table:style-name="ce2" office:value-type="string" calcext:value-type="string">
            <text:p>10040210</text:p>
          </table:table-cell>
          <table:table-cell/>
          <table:table-cell office:value-type="float" office:value="0.0688571619923" calcext:value-type="float">
            <text:p>0.06885716199</text:p>
          </table:table-cell>
          <table:table-cell office:value-type="string" calcext:value-type="string">
            <text:p>Climbing Lane</text:p>
          </table:table-cell>
          <table:table-cell office:value-type="string" calcext:value-type="string">
            <text:p>ADC rec route</text:p>
          </table:table-cell>
          <table:table-cell office:value-type="float" office:value="110.81508214" calcext:value-type="float">
            <text:p>110.81508214000</text:p>
          </table:table-cell>
          <table:table-cell office:value-type="float" office:value="2017" calcext:value-type="float">
            <text:p>2017</text:p>
          </table:table-cell>
          <table:table-cell table:number-columns-repeated="4"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EGID- 10928</text:p>
          </table:table-cell>
          <table:table-cell office:value-type="float" office:value="10928" calcext:value-type="float">
            <text:p>10928</text:p>
          </table:table-cell>
          <table:table-cell table:style-name="ce2" office:value-type="string" calcext:value-type="string">
            <text:p>10040220</text:p>
          </table:table-cell>
          <table:table-cell/>
          <table:table-cell office:value-type="float" office:value="0.0695197676983" calcext:value-type="float">
            <text:p>0.06951976770</text:p>
          </table:table-cell>
          <table:table-cell office:value-type="string" calcext:value-type="string">
            <text:p>Climbing Lane</text:p>
          </table:table-cell>
          <table:table-cell office:value-type="string" calcext:value-type="string">
            <text:p>ADC rec route</text:p>
          </table:table-cell>
          <table:table-cell office:value-type="float" office:value="111.88144479" calcext:value-type="float">
            <text:p>111.88144479000</text:p>
          </table:table-cell>
          <table:table-cell office:value-type="float" office:value="2017" calcext:value-type="float">
            <text:p>2017</text:p>
          </table:table-cell>
          <table:table-cell table:number-columns-repeated="4"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EGID- 7759</text:p>
          </table:table-cell>
          <table:table-cell office:value-type="float" office:value="7759" calcext:value-type="float">
            <text:p>7759</text:p>
          </table:table-cell>
          <table:table-cell table:style-name="ce2" office:value-type="string" calcext:value-type="string">
            <text:p>10040230</text:p>
          </table:table-cell>
          <table:table-cell/>
          <table:table-cell office:value-type="float" office:value="0.0953182500264" calcext:value-type="float">
            <text:p>0.09531825003</text:p>
          </table:table-cell>
          <table:table-cell office:value-type="string" calcext:value-type="string">
            <text:p>Climbing Lane</text:p>
          </table:table-cell>
          <table:table-cell office:value-type="string" calcext:value-type="string">
            <text:p>ADC rec route</text:p>
          </table:table-cell>
          <table:table-cell office:value-type="float" office:value="153.400160571" calcext:value-type="float">
            <text:p>153.40016057100</text:p>
          </table:table-cell>
          <table:table-cell office:value-type="float" office:value="2017" calcext:value-type="float">
            <text:p>2017</text:p>
          </table:table-cell>
          <table:table-cell table:number-columns-repeated="4"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EGID- 2089</text:p>
          </table:table-cell>
          <table:table-cell office:value-type="float" office:value="2089" calcext:value-type="float">
            <text:p>2089</text:p>
          </table:table-cell>
          <table:table-cell table:style-name="ce2" office:value-type="string" calcext:value-type="string">
            <text:p>10040235</text:p>
          </table:table-cell>
          <table:table-cell/>
          <table:table-cell office:value-type="float" office:value="0.290625024611" calcext:value-type="float">
            <text:p>0.29062502461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467.716575041" calcext:value-type="float">
            <text:p>467.71657504100</text:p>
          </table:table-cell>
          <table:table-cell office:value-type="float" office:value="2016" calcext:value-type="float">
            <text:p>2016</text:p>
          </table:table-cell>
          <table:table-cell table:number-columns-repeated="4"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EGID- 9636</text:p>
          </table:table-cell>
          <table:table-cell office:value-type="float" office:value="9636" calcext:value-type="float">
            <text:p>9636</text:p>
          </table:table-cell>
          <table:table-cell table:style-name="ce2" office:value-type="string" calcext:value-type="string">
            <text:p>10030620</text:p>
          </table:table-cell>
          <table:table-cell/>
          <table:table-cell office:value-type="float" office:value="0.081313115483" calcext:value-type="float">
            <text:p>0.08131311548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30.861036246" calcext:value-type="float">
            <text:p>130.861036246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EGID- 7199</text:p>
          </table:table-cell>
          <table:table-cell office:value-type="float" office:value="7199" calcext:value-type="float">
            <text:p>7199</text:p>
          </table:table-cell>
          <table:table-cell table:style-name="ce2" office:value-type="string" calcext:value-type="string">
            <text:p>10030630</text:p>
          </table:table-cell>
          <table:table-cell/>
          <table:table-cell office:value-type="float" office:value="0.0797111099946" calcext:value-type="float">
            <text:p>0.0797111099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28.282853169" calcext:value-type="float">
            <text:p>128.282853169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EGID- 142</text:p>
          </table:table-cell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10030650</text:p>
          </table:table-cell>
          <table:table-cell/>
          <table:table-cell office:value-type="float" office:value="0.089284079091" calcext:value-type="float">
            <text:p>0.0892840790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43.689084359" calcext:value-type="float">
            <text:p>143.689084359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EGID- 9984</text:p>
          </table:table-cell>
          <table:table-cell office:value-type="float" office:value="9984" calcext:value-type="float">
            <text:p>9984</text:p>
          </table:table-cell>
          <table:table-cell table:style-name="ce2" office:value-type="string" calcext:value-type="string">
            <text:p>10140185</text:p>
          </table:table-cell>
          <table:table-cell/>
          <table:table-cell office:value-type="float" office:value="0.0508784404021" calcext:value-type="float">
            <text:p>0.0508784404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</text:p>
          </table:table-cell>
          <table:table-cell office:value-type="float" office:value="81.8810765527" calcext:value-type="float">
            <text:p>81.8810765527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EGID- 9137</text:p>
          </table:table-cell>
          <table:table-cell office:value-type="float" office:value="9137" calcext:value-type="float">
            <text:p>9137</text:p>
          </table:table-cell>
          <table:table-cell table:style-name="ce2" office:value-type="string" calcext:value-type="string">
            <text:p>10140190</text:p>
          </table:table-cell>
          <table:table-cell/>
          <table:table-cell office:value-type="float" office:value="0.0497163540756" calcext:value-type="float">
            <text:p>0.04971635408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</text:p>
          </table:table-cell>
          <table:table-cell office:value-type="float" office:value="80.0108761552" calcext:value-type="float">
            <text:p>80.0108761552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EGID- 8575</text:p>
          </table:table-cell>
          <table:table-cell office:value-type="float" office:value="8575" calcext:value-type="float">
            <text:p>8575</text:p>
          </table:table-cell>
          <table:table-cell table:style-name="ce2" office:value-type="string" calcext:value-type="string">
            <text:p>10140195</text:p>
          </table:table-cell>
          <table:table-cell/>
          <table:table-cell office:value-type="float" office:value="0.0488832594651" calcext:value-type="float">
            <text:p>0.04888325947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</text:p>
          </table:table-cell>
          <table:table-cell office:value-type="float" office:value="78.6701376609" calcext:value-type="float">
            <text:p>78.6701376609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WABA proposes a climbing lane</text:p>
          </table:table-cell>
          <table:table-cell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EGID- 3449</text:p>
          </table:table-cell>
          <table:table-cell office:value-type="float" office:value="3449" calcext:value-type="float">
            <text:p>3449</text:p>
          </table:table-cell>
          <table:table-cell table:style-name="ce2" office:value-type="string" calcext:value-type="string">
            <text:p>10140200</text:p>
          </table:table-cell>
          <table:table-cell/>
          <table:table-cell office:value-type="float" office:value="0.0768821944985" calcext:value-type="float">
            <text:p>0.0768821945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</text:p>
          </table:table-cell>
          <table:table-cell office:value-type="float" office:value="123.730145883" calcext:value-type="float">
            <text:p>123.73014588300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ABA proposes a climbing lane</text:p>
          </table:table-cell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EGID- 11676</text:p>
          </table:table-cell>
          <table:table-cell office:value-type="float" office:value="11676" calcext:value-type="float">
            <text:p>11676</text:p>
          </table:table-cell>
          <table:table-cell table:style-name="ce2" office:value-type="string" calcext:value-type="string">
            <text:p>10140210</text:p>
          </table:table-cell>
          <table:table-cell/>
          <table:table-cell office:value-type="float" office:value="0.0739741267063" calcext:value-type="float">
            <text:p>0.07397412671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</text:p>
          </table:table-cell>
          <table:table-cell office:value-type="float" office:value="119.05005507" calcext:value-type="float">
            <text:p>119.05005507000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ABA proposes a climbing lane</text:p>
          </table:table-cell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EGID- 8609</text:p>
          </table:table-cell>
          <table:table-cell office:value-type="float" office:value="8609" calcext:value-type="float">
            <text:p>8609</text:p>
          </table:table-cell>
          <table:table-cell table:style-name="ce2" office:value-type="string" calcext:value-type="string">
            <text:p>10140220</text:p>
          </table:table-cell>
          <table:table-cell/>
          <table:table-cell office:value-type="float" office:value="0.060680298206" calcext:value-type="float">
            <text:p>0.06068029821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</text:p>
          </table:table-cell>
          <table:table-cell office:value-type="float" office:value="97.6556691474" calcext:value-type="float">
            <text:p>97.65566914740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ABA proposes a climbing lane</text:p>
          </table:table-cell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EGID- 8079</text:p>
          </table:table-cell>
          <table:table-cell office:value-type="float" office:value="8079" calcext:value-type="float">
            <text:p>8079</text:p>
          </table:table-cell>
          <table:table-cell table:style-name="ce2" office:value-type="string" calcext:value-type="string">
            <text:p>10140230</text:p>
          </table:table-cell>
          <table:table-cell/>
          <table:table-cell office:value-type="float" office:value="0.0375218712149" calcext:value-type="float">
            <text:p>0.03752187121</text:p>
          </table:table-cell>
          <table:table-cell office:value-type="string" calcext:value-type="string">
            <text:p>Climbing Lane</text:p>
          </table:table-cell>
          <table:table-cell office:value-type="string" calcext:value-type="string">
            <text:p>COG 95</text:p>
          </table:table-cell>
          <table:table-cell office:value-type="float" office:value="60.3857190799" calcext:value-type="float">
            <text:p>60.3857190799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ABA proposes a climbing lane</text:p>
          </table:table-cell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EGID- 5942</text:p>
          </table:table-cell>
          <table:table-cell office:value-type="float" office:value="5942" calcext:value-type="float">
            <text:p>5942</text:p>
          </table:table-cell>
          <table:table-cell table:style-name="ce2" office:value-type="string" calcext:value-type="string">
            <text:p>10140240</text:p>
          </table:table-cell>
          <table:table-cell/>
          <table:table-cell office:value-type="float" office:value="0.0335595389587" calcext:value-type="float">
            <text:p>0.03355953896</text:p>
          </table:table-cell>
          <table:table-cell office:value-type="string" calcext:value-type="string">
            <text:p>Climbing Lane</text:p>
          </table:table-cell>
          <table:table-cell office:value-type="string" calcext:value-type="string">
            <text:p>COG 95</text:p>
          </table:table-cell>
          <table:table-cell office:value-type="float" office:value="54.0089506838" calcext:value-type="float">
            <text:p>54.0089506838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ABA proposes a climbing lane</text:p>
          </table:table-cell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EGID- 9196</text:p>
          </table:table-cell>
          <table:table-cell office:value-type="float" office:value="9196" calcext:value-type="float">
            <text:p>9196</text:p>
          </table:table-cell>
          <table:table-cell table:style-name="ce2" office:value-type="string" calcext:value-type="string">
            <text:p>10140245</text:p>
          </table:table-cell>
          <table:table-cell/>
          <table:table-cell office:value-type="float" office:value="0.0396925100228" calcext:value-type="float">
            <text:p>0.03969251002</text:p>
          </table:table-cell>
          <table:table-cell office:value-type="string" calcext:value-type="string">
            <text:p>Climbing Lane</text:p>
          </table:table-cell>
          <table:table-cell office:value-type="string" calcext:value-type="string">
            <text:p>COG 95</text:p>
          </table:table-cell>
          <table:table-cell office:value-type="float" office:value="63.8790306083" calcext:value-type="float">
            <text:p>63.8790306083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ABA proposes a climbing lane</text:p>
          </table:table-cell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EGID- 1968</text:p>
          </table:table-cell>
          <table:table-cell office:value-type="float" office:value="1968" calcext:value-type="float">
            <text:p>1968</text:p>
          </table:table-cell>
          <table:table-cell table:style-name="ce2" office:value-type="string" calcext:value-type="string">
            <text:p>10140255</text:p>
          </table:table-cell>
          <table:table-cell/>
          <table:table-cell office:value-type="float" office:value="0.0178677425547" calcext:value-type="float">
            <text:p>0.01786774255</text:p>
          </table:table-cell>
          <table:table-cell office:value-type="string" calcext:value-type="string">
            <text:p>Climbing Lane</text:p>
          </table:table-cell>
          <table:table-cell office:value-type="string" calcext:value-type="string">
            <text:p>COG 95</text:p>
          </table:table-cell>
          <table:table-cell office:value-type="float" office:value="28.7554017848" calcext:value-type="float">
            <text:p>28.7554017848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ABA proposes a climbing lane</text:p>
          </table:table-cell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EGID- 7727</text:p>
          </table:table-cell>
          <table:table-cell office:value-type="float" office:value="7727" calcext:value-type="float">
            <text:p>7727</text:p>
          </table:table-cell>
          <table:table-cell table:style-name="ce2" office:value-type="string" calcext:value-type="string">
            <text:p>10140257</text:p>
          </table:table-cell>
          <table:table-cell/>
          <table:table-cell office:value-type="float" office:value="0.0656862804199" calcext:value-type="float">
            <text:p>0.06568628042</text:p>
          </table:table-cell>
          <table:table-cell office:value-type="string" calcext:value-type="string">
            <text:p>Climbing Lane</text:p>
          </table:table-cell>
          <table:table-cell office:value-type="string" calcext:value-type="string">
            <text:p>COG 95</text:p>
          </table:table-cell>
          <table:table-cell office:value-type="float" office:value="105.7120327" calcext:value-type="float">
            <text:p>105.7120327000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ABA proposes a climbing lane</text:p>
          </table:table-cell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EGID- 8790</text:p>
          </table:table-cell>
          <table:table-cell office:value-type="float" office:value="8790" calcext:value-type="float">
            <text:p>8790</text:p>
          </table:table-cell>
          <table:table-cell table:style-name="ce2" office:value-type="string" calcext:value-type="string">
            <text:p>10140260</text:p>
          </table:table-cell>
          <table:table-cell/>
          <table:table-cell office:value-type="float" office:value="0.00886478309804" calcext:value-type="float">
            <text:p>0.00886478310</text:p>
          </table:table-cell>
          <table:table-cell office:value-type="string" calcext:value-type="string">
            <text:p>Climbing Lane</text:p>
          </table:table-cell>
          <table:table-cell/>
          <table:table-cell office:value-type="float" office:value="14.2665140232" calcext:value-type="float">
            <text:p>14.2665140232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ABA proposes a climbing lane</text:p>
          </table:table-cell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EGID- 11765</text:p>
          </table:table-cell>
          <table:table-cell office:value-type="float" office:value="11765" calcext:value-type="float">
            <text:p>11765</text:p>
          </table:table-cell>
          <table:table-cell table:style-name="ce2" office:value-type="string" calcext:value-type="string">
            <text:p>10140265</text:p>
          </table:table-cell>
          <table:table-cell/>
          <table:table-cell office:value-type="float" office:value="0.0537996292705" calcext:value-type="float">
            <text:p>0.05379962927</text:p>
          </table:table-cell>
          <table:table-cell office:value-type="string" calcext:value-type="string">
            <text:p>Climbing Lane</text:p>
          </table:table-cell>
          <table:table-cell office:value-type="string" calcext:value-type="string">
            <text:p>COG 95</text:p>
          </table:table-cell>
          <table:table-cell office:value-type="float" office:value="86.5822837333" calcext:value-type="float">
            <text:p>86.5822837333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ABA proposes a climbing lane</text:p>
          </table:table-cell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EGID- 8848</text:p>
          </table:table-cell>
          <table:table-cell office:value-type="float" office:value="8848" calcext:value-type="float">
            <text:p>8848</text:p>
          </table:table-cell>
          <table:table-cell table:style-name="ce2" office:value-type="string" calcext:value-type="string">
            <text:p>10140270</text:p>
          </table:table-cell>
          <table:table-cell/>
          <table:table-cell office:value-type="float" office:value="0.0148495375194" calcext:value-type="float">
            <text:p>0.01484953752</text:p>
          </table:table-cell>
          <table:table-cell office:value-type="string" calcext:value-type="string">
            <text:p>Climbing Lane</text:p>
          </table:table-cell>
          <table:table-cell office:value-type="string" calcext:value-type="string">
            <text:p>COG 95</text:p>
          </table:table-cell>
          <table:table-cell office:value-type="float" office:value="23.8980619058" calcext:value-type="float">
            <text:p>23.8980619058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ABA proposes a climbing lane</text:p>
          </table:table-cell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EGID- 123</text:p>
          </table:table-cell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10140275</text:p>
          </table:table-cell>
          <table:table-cell/>
          <table:table-cell office:value-type="float" office:value="0.0516029866395" calcext:value-type="float">
            <text:p>0.05160298664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</text:p>
          </table:table-cell>
          <table:table-cell office:value-type="float" office:value="83.0471230246" calcext:value-type="float">
            <text:p>83.0471230246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ABA proposes a climbing lane</text:p>
          </table:table-cell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EGID- 11132</text:p>
          </table:table-cell>
          <table:table-cell office:value-type="float" office:value="11132" calcext:value-type="float">
            <text:p>11132</text:p>
          </table:table-cell>
          <table:table-cell table:style-name="ce2" office:value-type="string" calcext:value-type="string">
            <text:p>10140280</text:p>
          </table:table-cell>
          <table:table-cell/>
          <table:table-cell office:value-type="float" office:value="0.0166104310127" calcext:value-type="float">
            <text:p>0.01661043101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</text:p>
          </table:table-cell>
          <table:table-cell office:value-type="float" office:value="26.7319509516" calcext:value-type="float">
            <text:p>26.7319509516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ABA proposes a climbing lane</text:p>
          </table:table-cell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EGID- 3720</text:p>
          </table:table-cell>
          <table:table-cell office:value-type="float" office:value="3720" calcext:value-type="float">
            <text:p>3720</text:p>
          </table:table-cell>
          <table:table-cell table:style-name="ce2" office:value-type="string" calcext:value-type="string">
            <text:p>10140285</text:p>
          </table:table-cell>
          <table:table-cell/>
          <table:table-cell office:value-type="float" office:value="0.0565631319917" calcext:value-type="float">
            <text:p>0.0565631319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</text:p>
          </table:table-cell>
          <table:table-cell office:value-type="float" office:value="91.0297191516" calcext:value-type="float">
            <text:p>91.0297191516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ABA proposes a climbing lane</text:p>
          </table:table-cell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EGID- 4504</text:p>
          </table:table-cell>
          <table:table-cell office:value-type="float" office:value="4504" calcext:value-type="float">
            <text:p>4504</text:p>
          </table:table-cell>
          <table:table-cell table:style-name="ce2" office:value-type="string" calcext:value-type="string">
            <text:p>10130115</text:p>
          </table:table-cell>
          <table:table-cell/>
          <table:table-cell office:value-type="float" office:value="0.0560846936695" calcext:value-type="float">
            <text:p>0.05608469367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90.2597457684" calcext:value-type="float">
            <text:p>90.2597457684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EGID- 12913</text:p>
          </table:table-cell>
          <table:table-cell office:value-type="float" office:value="12913" calcext:value-type="float">
            <text:p>12913</text:p>
          </table:table-cell>
          <table:table-cell table:style-name="ce2" office:value-type="string" calcext:value-type="string">
            <text:p>10130120</text:p>
          </table:table-cell>
          <table:table-cell/>
          <table:table-cell office:value-type="float" office:value="0.109868074025" calcext:value-type="float">
            <text:p>0.1098680740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176.815879355" calcext:value-type="float">
            <text:p>176.815879355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EGID- 676</text:p>
          </table:table-cell>
          <table:table-cell office:value-type="float" office:value="676" calcext:value-type="float">
            <text:p>676</text:p>
          </table:table-cell>
          <table:table-cell table:style-name="ce2" office:value-type="string" calcext:value-type="string">
            <text:p>10070390</text:p>
          </table:table-cell>
          <table:table-cell office:value-type="string" calcext:value-type="string">
            <text:p>Out Bound</text:p>
          </table:table-cell>
          <table:table-cell office:value-type="float" office:value="0.0818845123549" calcext:value-type="float">
            <text:p>0.08188451235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31.780612212" calcext:value-type="float">
            <text:p>131.78061221200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EGID- 5054</text:p>
          </table:table-cell>
          <table:table-cell office:value-type="float" office:value="5054" calcext:value-type="float">
            <text:p>5054</text:p>
          </table:table-cell>
          <table:table-cell table:style-name="ce2" office:value-type="string" calcext:value-type="string">
            <text:p>10070400</text:p>
          </table:table-cell>
          <table:table-cell office:value-type="string" calcext:value-type="string">
            <text:p>Out Bound</text:p>
          </table:table-cell>
          <table:table-cell office:value-type="float" office:value="0.0673967650146" calcext:value-type="float">
            <text:p>0.06739676501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08.464796325" calcext:value-type="float">
            <text:p>108.464796325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EGID- 1237</text:p>
          </table:table-cell>
          <table:table-cell office:value-type="float" office:value="1237" calcext:value-type="float">
            <text:p>1237</text:p>
          </table:table-cell>
          <table:table-cell table:style-name="ce2" office:value-type="string" calcext:value-type="string">
            <text:p>10070410</text:p>
          </table:table-cell>
          <table:table-cell office:value-type="string" calcext:value-type="string">
            <text:p>Out Bound</text:p>
          </table:table-cell>
          <table:table-cell office:value-type="float" office:value="0.0740765573362" calcext:value-type="float">
            <text:p>0.07407655734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19.214901519" calcext:value-type="float">
            <text:p>119.214901519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EGID- 4532</text:p>
          </table:table-cell>
          <table:table-cell office:value-type="float" office:value="4532" calcext:value-type="float">
            <text:p>4532</text:p>
          </table:table-cell>
          <table:table-cell table:style-name="ce2" office:value-type="string" calcext:value-type="string">
            <text:p>10070420</text:p>
          </table:table-cell>
          <table:table-cell office:value-type="string" calcext:value-type="string">
            <text:p>Out Bound</text:p>
          </table:table-cell>
          <table:table-cell office:value-type="float" office:value="0.073678087532" calcext:value-type="float">
            <text:p>0.0736780875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18.573625248" calcext:value-type="float">
            <text:p>118.573625248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EGID- 1173</text:p>
          </table:table-cell>
          <table:table-cell office:value-type="float" office:value="1173" calcext:value-type="float">
            <text:p>1173</text:p>
          </table:table-cell>
          <table:table-cell table:style-name="ce2" office:value-type="string" calcext:value-type="string">
            <text:p>10070430</text:p>
          </table:table-cell>
          <table:table-cell office:value-type="string" calcext:value-type="string">
            <text:p>Out Bound</text:p>
          </table:table-cell>
          <table:table-cell office:value-type="float" office:value="0.074007132137" calcext:value-type="float">
            <text:p>0.07400713214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19.103172268" calcext:value-type="float">
            <text:p>119.103172268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EGID- 1146</text:p>
          </table:table-cell>
          <table:table-cell office:value-type="float" office:value="1146" calcext:value-type="float">
            <text:p>1146</text:p>
          </table:table-cell>
          <table:table-cell table:style-name="ce2" office:value-type="string" calcext:value-type="string">
            <text:p>10070440</text:p>
          </table:table-cell>
          <table:table-cell office:value-type="string" calcext:value-type="string">
            <text:p>Out Bound</text:p>
          </table:table-cell>
          <table:table-cell office:value-type="float" office:value="0.0738112636071" calcext:value-type="float">
            <text:p>0.07381126361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18.787951794" calcext:value-type="float">
            <text:p>118.787951794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EGID- 13069</text:p>
          </table:table-cell>
          <table:table-cell office:value-type="float" office:value="13069" calcext:value-type="float">
            <text:p>13069</text:p>
          </table:table-cell>
          <table:table-cell table:style-name="ce2" office:value-type="string" calcext:value-type="string">
            <text:p>10070450</text:p>
          </table:table-cell>
          <table:table-cell office:value-type="string" calcext:value-type="string">
            <text:p>Out Bound</text:p>
          </table:table-cell>
          <table:table-cell office:value-type="float" office:value="0.0738691153944" calcext:value-type="float">
            <text:p>0.0738691153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18.881055407" calcext:value-type="float">
            <text:p>118.881055407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SEGID- 11006</text:p>
          </table:table-cell>
          <table:table-cell office:value-type="float" office:value="11006" calcext:value-type="float">
            <text:p>11006</text:p>
          </table:table-cell>
          <table:table-cell table:style-name="ce2" office:value-type="string" calcext:value-type="string">
            <text:p>10070460</text:p>
          </table:table-cell>
          <table:table-cell office:value-type="string" calcext:value-type="string">
            <text:p>Out Bound</text:p>
          </table:table-cell>
          <table:table-cell office:value-type="float" office:value="0.0360560379047" calcext:value-type="float">
            <text:p>0.0360560379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58.026684319" calcext:value-type="float">
            <text:p>58.026684319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SEGID- 6982</text:p>
          </table:table-cell>
          <table:table-cell office:value-type="float" office:value="6982" calcext:value-type="float">
            <text:p>6982</text:p>
          </table:table-cell>
          <table:table-cell table:style-name="ce2" office:value-type="string" calcext:value-type="string">
            <text:p>16883355</text:p>
          </table:table-cell>
          <table:table-cell office:value-type="string" calcext:value-type="string">
            <text:p>In Bound</text:p>
          </table:table-cell>
          <table:table-cell office:value-type="float" office:value="0.0450087842624" calcext:value-type="float">
            <text:p>0.04500878426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72.4347617695" calcext:value-type="float">
            <text:p>72.43476176950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EGID- 9364</text:p>
          </table:table-cell>
          <table:table-cell office:value-type="float" office:value="9364" calcext:value-type="float">
            <text:p>9364</text:p>
          </table:table-cell>
          <table:table-cell table:style-name="ce2" office:value-type="string" calcext:value-type="string">
            <text:p>16883360</text:p>
          </table:table-cell>
          <table:table-cell office:value-type="string" calcext:value-type="string">
            <text:p>In Bound</text:p>
          </table:table-cell>
          <table:table-cell office:value-type="float" office:value="0.0495351195485" calcext:value-type="float">
            <text:p>0.04953511955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79.719206873" calcext:value-type="float">
            <text:p>79.71920687300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SEGID- 9938</text:p>
          </table:table-cell>
          <table:table-cell office:value-type="float" office:value="9938" calcext:value-type="float">
            <text:p>9938</text:p>
          </table:table-cell>
          <table:table-cell table:style-name="ce2" office:value-type="string" calcext:value-type="string">
            <text:p>16883365</text:p>
          </table:table-cell>
          <table:table-cell office:value-type="string" calcext:value-type="string">
            <text:p>In Bound</text:p>
          </table:table-cell>
          <table:table-cell office:value-type="float" office:value="0.0474591969994" calcext:value-type="float">
            <text:p>0.0474591970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76.3783266924" calcext:value-type="float">
            <text:p>76.37832669240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EGID- 11091</text:p>
          </table:table-cell>
          <table:table-cell office:value-type="float" office:value="11091" calcext:value-type="float">
            <text:p>11091</text:p>
          </table:table-cell>
          <table:table-cell table:style-name="ce2" office:value-type="string" calcext:value-type="string">
            <text:p>10140350</text:p>
          </table:table-cell>
          <table:table-cell/>
          <table:table-cell office:value-type="float" office:value="0.0183429475232" calcext:value-type="float">
            <text:p>0.0183429475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29.5201715791" calcext:value-type="float">
            <text:p>29.5201715791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EGID- 6745</text:p>
          </table:table-cell>
          <table:table-cell office:value-type="float" office:value="6745" calcext:value-type="float">
            <text:p>6745</text:p>
          </table:table-cell>
          <table:table-cell table:style-name="ce2" office:value-type="string" calcext:value-type="string">
            <text:p>10140352</text:p>
          </table:table-cell>
          <table:table-cell/>
          <table:table-cell office:value-type="float" office:value="0.0308075525481" calcext:value-type="float">
            <text:p>0.03080755255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49.580049008" calcext:value-type="float">
            <text:p>49.580049008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SEGID- 7452</text:p>
          </table:table-cell>
          <table:table-cell office:value-type="float" office:value="7452" calcext:value-type="float">
            <text:p>7452</text:p>
          </table:table-cell>
          <table:table-cell table:style-name="ce2" office:value-type="string" calcext:value-type="string">
            <text:p>10140354</text:p>
          </table:table-cell>
          <table:table-cell/>
          <table:table-cell office:value-type="float" office:value="0.0254885965323" calcext:value-type="float">
            <text:p>0.0254885965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41.0200019377" calcext:value-type="float">
            <text:p>41.0200019377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SEGID- 785</text:p>
          </table:table-cell>
          <table:table-cell office:value-type="float" office:value="785" calcext:value-type="float">
            <text:p>785</text:p>
          </table:table-cell>
          <table:table-cell table:style-name="ce2" office:value-type="string" calcext:value-type="string">
            <text:p>10140356</text:p>
          </table:table-cell>
          <table:table-cell/>
          <table:table-cell office:value-type="float" office:value="0.0247678142724" calcext:value-type="float">
            <text:p>0.02476781427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39.8600130125" calcext:value-type="float">
            <text:p>39.860013012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SEGID- 7697</text:p>
          </table:table-cell>
          <table:table-cell office:value-type="float" office:value="7697" calcext:value-type="float">
            <text:p>7697</text:p>
          </table:table-cell>
          <table:table-cell table:style-name="ce2" office:value-type="string" calcext:value-type="string">
            <text:p>10140359</text:p>
          </table:table-cell>
          <table:table-cell/>
          <table:table-cell office:value-type="float" office:value="0.0463231917167" calcext:value-type="float">
            <text:p>0.0463231917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74.5500997503" calcext:value-type="float">
            <text:p>74.5500997503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EGID- 5015</text:p>
          </table:table-cell>
          <table:table-cell office:value-type="float" office:value="5015" calcext:value-type="float">
            <text:p>5015</text:p>
          </table:table-cell>
          <table:table-cell table:style-name="ce2" office:value-type="string" calcext:value-type="string">
            <text:p>10140360</text:p>
          </table:table-cell>
          <table:table-cell/>
          <table:table-cell office:value-type="float" office:value="0.0561906690458" calcext:value-type="float">
            <text:p>0.05619066905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90.4302969454" calcext:value-type="float">
            <text:p>90.4302969454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EGID- 3716</text:p>
          </table:table-cell>
          <table:table-cell office:value-type="float" office:value="3716" calcext:value-type="float">
            <text:p>3716</text:p>
          </table:table-cell>
          <table:table-cell table:style-name="ce2" office:value-type="string" calcext:value-type="string">
            <text:p>10140370</text:p>
          </table:table-cell>
          <table:table-cell/>
          <table:table-cell office:value-type="float" office:value="0.0365925256944" calcext:value-type="float">
            <text:p>0.0365925256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58.8900794513" calcext:value-type="float">
            <text:p>58.8900794513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EGID- 6775</text:p>
          </table:table-cell>
          <table:table-cell office:value-type="float" office:value="6775" calcext:value-type="float">
            <text:p>6775</text:p>
          </table:table-cell>
          <table:table-cell table:style-name="ce2" office:value-type="string" calcext:value-type="string">
            <text:p>10140380</text:p>
          </table:table-cell>
          <table:table-cell/>
          <table:table-cell office:value-type="float" office:value="0.0200889061741" calcext:value-type="float">
            <text:p>0.02008890617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32.3300252779" calcext:value-type="float">
            <text:p>32.3300252779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EGID- 3364</text:p>
          </table:table-cell>
          <table:table-cell office:value-type="float" office:value="3364" calcext:value-type="float">
            <text:p>3364</text:p>
          </table:table-cell>
          <table:table-cell table:style-name="ce2" office:value-type="string" calcext:value-type="string">
            <text:p>10140385</text:p>
          </table:table-cell>
          <table:table-cell/>
          <table:table-cell office:value-type="float" office:value="0.0536366563761" calcext:value-type="float">
            <text:p>0.05363665638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86.320003759" calcext:value-type="float">
            <text:p>86.320003759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EGID- 5332</text:p>
          </table:table-cell>
          <table:table-cell office:value-type="float" office:value="5332" calcext:value-type="float">
            <text:p>5332</text:p>
          </table:table-cell>
          <table:table-cell table:style-name="ce2" office:value-type="string" calcext:value-type="string">
            <text:p>10140390</text:p>
          </table:table-cell>
          <table:table-cell/>
          <table:table-cell office:value-type="float" office:value="0.0733775786372" calcext:value-type="float">
            <text:p>0.07337757864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118.090002094" calcext:value-type="float">
            <text:p>118.090002094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EGID- 3784</text:p>
          </table:table-cell>
          <table:table-cell office:value-type="float" office:value="3784" calcext:value-type="float">
            <text:p>3784</text:p>
          </table:table-cell>
          <table:table-cell table:style-name="ce2" office:value-type="string" calcext:value-type="string">
            <text:p>10140400</text:p>
          </table:table-cell>
          <table:table-cell/>
          <table:table-cell office:value-type="float" office:value="0.0734584482147" calcext:value-type="float">
            <text:p>0.07345844821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118.220149324" calcext:value-type="float">
            <text:p>118.220149324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EGID- 1112</text:p>
          </table:table-cell>
          <table:table-cell office:value-type="float" office:value="1112" calcext:value-type="float">
            <text:p>1112</text:p>
          </table:table-cell>
          <table:table-cell table:style-name="ce2" office:value-type="string" calcext:value-type="string">
            <text:p>10140410</text:p>
          </table:table-cell>
          <table:table-cell/>
          <table:table-cell office:value-type="float" office:value="0.0731601954473" calcext:value-type="float">
            <text:p>0.07316019545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117.740157062" calcext:value-type="float">
            <text:p>117.740157062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EGID- 11943</text:p>
          </table:table-cell>
          <table:table-cell office:value-type="float" office:value="11943" calcext:value-type="float">
            <text:p>11943</text:p>
          </table:table-cell>
          <table:table-cell table:style-name="ce2" office:value-type="string" calcext:value-type="string">
            <text:p>10140420</text:p>
          </table:table-cell>
          <table:table-cell/>
          <table:table-cell office:value-type="float" office:value="0.0731916750957" calcext:value-type="float">
            <text:p>0.0731916751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117.790818747" calcext:value-type="float">
            <text:p>117.790818747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EGID- 2223</text:p>
          </table:table-cell>
          <table:table-cell office:value-type="float" office:value="2223" calcext:value-type="float">
            <text:p>2223</text:p>
          </table:table-cell>
          <table:table-cell table:style-name="ce2" office:value-type="string" calcext:value-type="string">
            <text:p>10140431</text:p>
          </table:table-cell>
          <table:table-cell/>
          <table:table-cell office:value-type="float" office:value="0.0497158310382" calcext:value-type="float">
            <text:p>0.04971583104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80.0100344065" calcext:value-type="float">
            <text:p>80.010034406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EGID- 9754</text:p>
          </table:table-cell>
          <table:table-cell office:value-type="float" office:value="9754" calcext:value-type="float">
            <text:p>9754</text:p>
          </table:table-cell>
          <table:table-cell table:style-name="ce2" office:value-type="string" calcext:value-type="string">
            <text:p>10140440</text:p>
          </table:table-cell>
          <table:table-cell/>
          <table:table-cell office:value-type="float" office:value="0.0735393241398" calcext:value-type="float">
            <text:p>0.07353932414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118.350306769" calcext:value-type="float">
            <text:p>118.350306769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EGID- 8943</text:p>
          </table:table-cell>
          <table:table-cell office:value-type="float" office:value="8943" calcext:value-type="float">
            <text:p>8943</text:p>
          </table:table-cell>
          <table:table-cell table:style-name="ce2" office:value-type="string" calcext:value-type="string">
            <text:p>10140450</text:p>
          </table:table-cell>
          <table:table-cell/>
          <table:table-cell office:value-type="float" office:value="0.0733093213714" calcext:value-type="float">
            <text:p>0.07330932137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117.980152453" calcext:value-type="float">
            <text:p>117.980152453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EGID- 4067</text:p>
          </table:table-cell>
          <table:table-cell office:value-type="float" office:value="4067" calcext:value-type="float">
            <text:p>4067</text:p>
          </table:table-cell>
          <table:table-cell table:style-name="ce2" office:value-type="string" calcext:value-type="string">
            <text:p>10140460</text:p>
          </table:table-cell>
          <table:table-cell/>
          <table:table-cell office:value-type="float" office:value="0.0738001716305" calcext:value-type="float">
            <text:p>0.0738001716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118.770100953" calcext:value-type="float">
            <text:p>118.770100953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EGID- 6245</text:p>
          </table:table-cell>
          <table:table-cell office:value-type="float" office:value="6245" calcext:value-type="float">
            <text:p>6245</text:p>
          </table:table-cell>
          <table:table-cell table:style-name="ce2" office:value-type="string" calcext:value-type="string">
            <text:p>10140470</text:p>
          </table:table-cell>
          <table:table-cell/>
          <table:table-cell office:value-type="float" office:value="0.0738065499114" calcext:value-type="float">
            <text:p>0.07380654991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118.780365821" calcext:value-type="float">
            <text:p>118.780365821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EGID- 988</text:p>
          </table:table-cell>
          <table:table-cell office:value-type="float" office:value="988" calcext:value-type="float">
            <text:p>988</text:p>
          </table:table-cell>
          <table:table-cell table:style-name="ce2" office:value-type="string" calcext:value-type="string">
            <text:p>10140480</text:p>
          </table:table-cell>
          <table:table-cell/>
          <table:table-cell office:value-type="float" office:value="0.0504896625831" calcext:value-type="float">
            <text:p>0.05048966258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81.255398051" calcext:value-type="float">
            <text:p>81.255398051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EGID- 362</text:p>
          </table:table-cell>
          <table:table-cell office:value-type="float" office:value="362" calcext:value-type="float">
            <text:p>362</text:p>
          </table:table-cell>
          <table:table-cell table:style-name="ce2" office:value-type="string" calcext:value-type="string">
            <text:p>10140483</text:p>
          </table:table-cell>
          <table:table-cell/>
          <table:table-cell office:value-type="float" office:value="0.0269217923042" calcext:value-type="float">
            <text:p>0.0269217923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43.326511567" calcext:value-type="float">
            <text:p>43.326511567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EGID- 8494</text:p>
          </table:table-cell>
          <table:table-cell office:value-type="float" office:value="8494" calcext:value-type="float">
            <text:p>8494</text:p>
          </table:table-cell>
          <table:table-cell table:style-name="ce2" office:value-type="string" calcext:value-type="string">
            <text:p>20060050</text:p>
          </table:table-cell>
          <table:table-cell office:value-type="string" calcext:value-type="string">
            <text:p>Out Bound</text:p>
          </table:table-cell>
          <table:table-cell office:value-type="float" office:value="0.0417748110696" calcext:value-type="float">
            <text:p>0.04177481107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67.2301760063" calcext:value-type="float">
            <text:p>67.2301760063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EGID- 9788</text:p>
          </table:table-cell>
          <table:table-cell office:value-type="float" office:value="9788" calcext:value-type="float">
            <text:p>9788</text:p>
          </table:table-cell>
          <table:table-cell table:style-name="ce2" office:value-type="string" calcext:value-type="string">
            <text:p>20060060</text:p>
          </table:table-cell>
          <table:table-cell office:value-type="string" calcext:value-type="string">
            <text:p>Out Bound</text:p>
          </table:table-cell>
          <table:table-cell office:value-type="float" office:value="0.0548799282092" calcext:value-type="float">
            <text:p>0.05487992821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88.3208598256" calcext:value-type="float">
            <text:p>88.3208598256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EGID- 7056</text:p>
          </table:table-cell>
          <table:table-cell office:value-type="float" office:value="7056" calcext:value-type="float">
            <text:p>7056</text:p>
          </table:table-cell>
          <table:table-cell table:style-name="ce2" office:value-type="string" calcext:value-type="string">
            <text:p>20060065</text:p>
          </table:table-cell>
          <table:table-cell office:value-type="string" calcext:value-type="string">
            <text:p>Out Bound</text:p>
          </table:table-cell>
          <table:table-cell office:value-type="float" office:value="0.053991333701" calcext:value-type="float">
            <text:p>0.0539913337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86.8908027254" calcext:value-type="float">
            <text:p>86.8908027254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EGID- 6232</text:p>
          </table:table-cell>
          <table:table-cell office:value-type="float" office:value="6232" calcext:value-type="float">
            <text:p>6232</text:p>
          </table:table-cell>
          <table:table-cell table:style-name="ce2" office:value-type="string" calcext:value-type="string">
            <text:p>20060070</text:p>
          </table:table-cell>
          <table:table-cell office:value-type="string" calcext:value-type="string">
            <text:p>Out Bound</text:p>
          </table:table-cell>
          <table:table-cell office:value-type="float" office:value="0.0892358079028" calcext:value-type="float">
            <text:p>0.0892358079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143.611399256" calcext:value-type="float">
            <text:p>143.611399256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EGID- 5058</text:p>
          </table:table-cell>
          <table:table-cell office:value-type="float" office:value="5058" calcext:value-type="float">
            <text:p>5058</text:p>
          </table:table-cell>
          <table:table-cell table:style-name="ce2" office:value-type="string" calcext:value-type="string">
            <text:p>20060080</text:p>
          </table:table-cell>
          <table:table-cell office:value-type="string" calcext:value-type="string">
            <text:p>Out Bound</text:p>
          </table:table-cell>
          <table:table-cell office:value-type="float" office:value="0.0772059714597" calcext:value-type="float">
            <text:p>0.07720597146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124.251215435" calcext:value-type="float">
            <text:p>124.251215435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EGID- 4651</text:p>
          </table:table-cell>
          <table:table-cell office:value-type="float" office:value="4651" calcext:value-type="float">
            <text:p>4651</text:p>
          </table:table-cell>
          <table:table-cell table:style-name="ce2" office:value-type="string" calcext:value-type="string">
            <text:p>20490000</text:p>
          </table:table-cell>
          <table:table-cell/>
          <table:table-cell office:value-type="float" office:value="0.0477250936511" calcext:value-type="float">
            <text:p>0.04772509365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ADC rec route</text:p>
          </table:table-cell>
          <table:table-cell office:value-type="float" office:value="76.8062467294" calcext:value-type="float">
            <text:p>76.8062467294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EGID- 10054</text:p>
          </table:table-cell>
          <table:table-cell office:value-type="float" office:value="10054" calcext:value-type="float">
            <text:p>10054</text:p>
          </table:table-cell>
          <table:table-cell table:style-name="ce2" office:value-type="string" calcext:value-type="string">
            <text:p>30010100</text:p>
          </table:table-cell>
          <table:table-cell/>
          <table:table-cell office:value-type="float" office:value="0.0604683375245" calcext:value-type="float">
            <text:p>0.06046833752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97.3145508142" calcext:value-type="float">
            <text:p>97.3145508142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EGID- 5448</text:p>
          </table:table-cell>
          <table:table-cell office:value-type="float" office:value="5448" calcext:value-type="float">
            <text:p>5448</text:p>
          </table:table-cell>
          <table:table-cell table:style-name="ce2" office:value-type="string" calcext:value-type="string">
            <text:p>35945330</text:p>
          </table:table-cell>
          <table:table-cell/>
          <table:table-cell office:value-type="float" office:value="0.148830603496" calcext:value-type="float">
            <text:p>0.1488306035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239.520117793" calcext:value-type="float">
            <text:p>239.5201177930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EGID- 6545</text:p>
          </table:table-cell>
          <table:table-cell office:value-type="float" office:value="6545" calcext:value-type="float">
            <text:p>6545</text:p>
          </table:table-cell>
          <table:table-cell table:style-name="ce2" office:value-type="string" calcext:value-type="string">
            <text:p>53191170</text:p>
          </table:table-cell>
          <table:table-cell/>
          <table:table-cell office:value-type="float" office:value="0.0955046195878" calcext:value-type="float">
            <text:p>0.0955046195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153.700093906" calcext:value-type="float">
            <text:p>153.700093906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EGID- 8491</text:p>
          </table:table-cell>
          <table:table-cell office:value-type="float" office:value="8491" calcext:value-type="float">
            <text:p>8491</text:p>
          </table:table-cell>
          <table:table-cell table:style-name="ce2" office:value-type="string" calcext:value-type="string">
            <text:p>44777000</text:p>
          </table:table-cell>
          <table:table-cell/>
          <table:table-cell office:value-type="float" office:value="0.085871005803" calcext:value-type="float">
            <text:p>0.0858710058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, ADC rec route</text:p>
          </table:table-cell>
          <table:table-cell office:value-type="float" office:value="138.196264356" calcext:value-type="float">
            <text:p>138.196264356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SEGID- 10874</text:p>
          </table:table-cell>
          <table:table-cell office:value-type="float" office:value="10874" calcext:value-type="float">
            <text:p>10874</text:p>
          </table:table-cell>
          <table:table-cell table:style-name="ce2" office:value-type="string" calcext:value-type="string">
            <text:p>13952320</text:p>
          </table:table-cell>
          <table:table-cell/>
          <table:table-cell office:value-type="float" office:value="0.0848304349776" calcext:value-type="float">
            <text:p>0.08483043498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</text:p>
          </table:table-cell>
          <table:table-cell office:value-type="float" office:value="136.521624592" calcext:value-type="float">
            <text:p>136.521624592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SEGID- 8285</text:p>
          </table:table-cell>
          <table:table-cell office:value-type="float" office:value="8285" calcext:value-type="float">
            <text:p>8285</text:p>
          </table:table-cell>
          <table:table-cell table:style-name="ce2" office:value-type="string" calcext:value-type="string">
            <text:p>34777000</text:p>
          </table:table-cell>
          <table:table-cell/>
          <table:table-cell office:value-type="float" office:value="0.0859732931337" calcext:value-type="float">
            <text:p>0.0859732931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, ADC rec route</text:p>
          </table:table-cell>
          <table:table-cell office:value-type="float" office:value="138.360880187" calcext:value-type="float">
            <text:p>138.360880187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EGID- 4483</text:p>
          </table:table-cell>
          <table:table-cell office:value-type="float" office:value="4483" calcext:value-type="float">
            <text:p>4483</text:p>
          </table:table-cell>
          <table:table-cell table:style-name="ce2" office:value-type="string" calcext:value-type="string">
            <text:p>36539060</text:p>
          </table:table-cell>
          <table:table-cell/>
          <table:table-cell office:value-type="float" office:value="0.137524316393" calcext:value-type="float">
            <text:p>0.13752431639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221.32437609" calcext:value-type="float">
            <text:p>221.32437609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EGID- 9739</text:p>
          </table:table-cell>
          <table:table-cell office:value-type="float" office:value="9739" calcext:value-type="float">
            <text:p>9739</text:p>
          </table:table-cell>
          <table:table-cell table:style-name="ce2" office:value-type="string" calcext:value-type="string">
            <text:p>44777040</text:p>
          </table:table-cell>
          <table:table-cell/>
          <table:table-cell office:value-type="float" office:value="0.0720044421567" calcext:value-type="float">
            <text:p>0.07200444216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, ADC rec route</text:p>
          </table:table-cell>
          <table:table-cell office:value-type="float" office:value="115.880148718" calcext:value-type="float">
            <text:p>115.880148718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EGID- 1675</text:p>
          </table:table-cell>
          <table:table-cell office:value-type="float" office:value="1675" calcext:value-type="float">
            <text:p>1675</text:p>
          </table:table-cell>
          <table:table-cell table:style-name="ce2" office:value-type="string" calcext:value-type="string">
            <text:p>44777050</text:p>
          </table:table-cell>
          <table:table-cell/>
          <table:table-cell office:value-type="float" office:value="0.0544944467417" calcext:value-type="float">
            <text:p>0.05449444674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, ADC rec route</text:p>
          </table:table-cell>
          <table:table-cell office:value-type="float" office:value="87.7004862981" calcext:value-type="float">
            <text:p>87.7004862981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EGID- 57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44777060</text:p>
          </table:table-cell>
          <table:table-cell/>
          <table:table-cell office:value-type="float" office:value="0.109386954022" calcext:value-type="float">
            <text:p>0.1093869540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, ADC rec route</text:p>
          </table:table-cell>
          <table:table-cell office:value-type="float" office:value="176.041590217" calcext:value-type="float">
            <text:p>176.041590217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EGID- 7599</text:p>
          </table:table-cell>
          <table:table-cell office:value-type="float" office:value="7599" calcext:value-type="float">
            <text:p>7599</text:p>
          </table:table-cell>
          <table:table-cell table:style-name="ce2" office:value-type="string" calcext:value-type="string">
            <text:p>26142060</text:p>
          </table:table-cell>
          <table:table-cell/>
          <table:table-cell office:value-type="float" office:value="0.0994107871136" calcext:value-type="float">
            <text:p>0.09941078711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59.986473749" calcext:value-type="float">
            <text:p>159.986473749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SEGID- 7143</text:p>
          </table:table-cell>
          <table:table-cell office:value-type="float" office:value="7143" calcext:value-type="float">
            <text:p>7143</text:p>
          </table:table-cell>
          <table:table-cell table:style-name="ce2" office:value-type="string" calcext:value-type="string">
            <text:p>26142070</text:p>
          </table:table-cell>
          <table:table-cell/>
          <table:table-cell office:value-type="float" office:value="0.0645299628337" calcext:value-type="float">
            <text:p>0.06452996283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03.851116209" calcext:value-type="float">
            <text:p>103.851116209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SEGID- 4971</text:p>
          </table:table-cell>
          <table:table-cell office:value-type="float" office:value="4971" calcext:value-type="float">
            <text:p>4971</text:p>
          </table:table-cell>
          <table:table-cell table:style-name="ce2" office:value-type="string" calcext:value-type="string">
            <text:p>26142080</text:p>
          </table:table-cell>
          <table:table-cell/>
          <table:table-cell office:value-type="float" office:value="0.0694033643484" calcext:value-type="float">
            <text:p>0.06940336435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11.694111382" calcext:value-type="float">
            <text:p>111.694111382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EGID- 7920</text:p>
          </table:table-cell>
          <table:table-cell office:value-type="float" office:value="7920" calcext:value-type="float">
            <text:p>7920</text:p>
          </table:table-cell>
          <table:table-cell table:style-name="ce2" office:value-type="string" calcext:value-type="string">
            <text:p>26142090</text:p>
          </table:table-cell>
          <table:table-cell/>
          <table:table-cell office:value-type="float" office:value="0.0577665553087" calcext:value-type="float">
            <text:p>0.05776655531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92.9664451196" calcext:value-type="float">
            <text:p>92.9664451196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5606" calcext:value-type="float">
            <text:p>5606</text:p>
          </table:table-cell>
          <table:table-cell/>
          <table:table-cell office:value-type="float" office:value="247" calcext:value-type="float">
            <text:p>247</text:p>
          </table:table-cell>
          <table:table-cell table:style-name="ce2" office:value-type="string" calcext:value-type="string">
            <text:p>20130010</text:p>
          </table:table-cell>
          <table:table-cell/>
          <table:table-cell office:value-type="float" office:value="0.0153642429064" calcext:value-type="float">
            <text:p>0.01536424291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24.7264015887" calcext:value-type="float">
            <text:p>24.72640158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EGID- 11747</text:p>
          </table:table-cell>
          <table:table-cell office:value-type="float" office:value="11747" calcext:value-type="float">
            <text:p>11747</text:p>
          </table:table-cell>
          <table:table-cell table:style-name="ce2" office:value-type="string" calcext:value-type="string">
            <text:p>26142100</text:p>
          </table:table-cell>
          <table:table-cell/>
          <table:table-cell office:value-type="float" office:value="0.0875775173488" calcext:value-type="float">
            <text:p>0.08757751735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40.942633965" calcext:value-type="float">
            <text:p>140.942633965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EGID- 7037</text:p>
          </table:table-cell>
          <table:table-cell office:value-type="float" office:value="7037" calcext:value-type="float">
            <text:p>7037</text:p>
          </table:table-cell>
          <table:table-cell table:style-name="ce2" office:value-type="string" calcext:value-type="string">
            <text:p>10340120</text:p>
          </table:table-cell>
          <table:table-cell/>
          <table:table-cell office:value-type="float" office:value="0.0598613286524" calcext:value-type="float">
            <text:p>0.05986132865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96.3376627742" calcext:value-type="float">
            <text:p>96.3376627742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EGID- 1344</text:p>
          </table:table-cell>
          <table:table-cell office:value-type="float" office:value="1344" calcext:value-type="float">
            <text:p>1344</text:p>
          </table:table-cell>
          <table:table-cell table:style-name="ce2" office:value-type="string" calcext:value-type="string">
            <text:p>10340125</text:p>
          </table:table-cell>
          <table:table-cell office:value-type="string" calcext:value-type="string">
            <text:p>In Bound</text:p>
          </table:table-cell>
          <table:table-cell office:value-type="float" office:value="0.0581887770535" calcext:value-type="float">
            <text:p>0.05818877705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93.6459465104" calcext:value-type="float">
            <text:p>93.6459465104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SEGID- 12601</text:p>
          </table:table-cell>
          <table:table-cell office:value-type="float" office:value="12601" calcext:value-type="float">
            <text:p>12601</text:p>
          </table:table-cell>
          <table:table-cell table:style-name="ce2" office:value-type="string" calcext:value-type="string">
            <text:p>10330120</text:p>
          </table:table-cell>
          <table:table-cell office:value-type="string" calcext:value-type="string">
            <text:p>Out Bound</text:p>
          </table:table-cell>
          <table:table-cell office:value-type="float" office:value="0.0586375213062" calcext:value-type="float">
            <text:p>0.05863752131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94.3681318253" calcext:value-type="float">
            <text:p>94.3681318253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EGID- 12220</text:p>
          </table:table-cell>
          <table:table-cell office:value-type="float" office:value="12220" calcext:value-type="float">
            <text:p>12220</text:p>
          </table:table-cell>
          <table:table-cell table:style-name="ce2" office:value-type="string" calcext:value-type="string">
            <text:p>10330125</text:p>
          </table:table-cell>
          <table:table-cell office:value-type="string" calcext:value-type="string">
            <text:p>Out Bound</text:p>
          </table:table-cell>
          <table:table-cell office:value-type="float" office:value="0.0580942730347" calcext:value-type="float">
            <text:p>0.05809427303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93.4938567305" calcext:value-type="float">
            <text:p>93.4938567305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EGID- 8718</text:p>
          </table:table-cell>
          <table:table-cell office:value-type="float" office:value="8718" calcext:value-type="float">
            <text:p>8718</text:p>
          </table:table-cell>
          <table:table-cell table:style-name="ce2" office:value-type="string" calcext:value-type="string">
            <text:p>10330140</text:p>
          </table:table-cell>
          <table:table-cell office:value-type="string" calcext:value-type="string">
            <text:p>Out Bound</text:p>
          </table:table-cell>
          <table:table-cell office:value-type="float" office:value="0.0686972363794" calcext:value-type="float">
            <text:p>0.06869723638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10.557706299" calcext:value-type="float">
            <text:p>110.557706299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SEGID- 10987</text:p>
          </table:table-cell>
          <table:table-cell office:value-type="float" office:value="10987" calcext:value-type="float">
            <text:p>10987</text:p>
          </table:table-cell>
          <table:table-cell table:style-name="ce2" office:value-type="string" calcext:value-type="string">
            <text:p>10330150</text:p>
          </table:table-cell>
          <table:table-cell office:value-type="string" calcext:value-type="string">
            <text:p>Out Bound</text:p>
          </table:table-cell>
          <table:table-cell office:value-type="float" office:value="0.0679705184496" calcext:value-type="float">
            <text:p>0.06797051845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09.38816482" calcext:value-type="float">
            <text:p>109.38816482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SEGID- 12018</text:p>
          </table:table-cell>
          <table:table-cell office:value-type="float" office:value="12018" calcext:value-type="float">
            <text:p>12018</text:p>
          </table:table-cell>
          <table:table-cell table:style-name="ce2" office:value-type="string" calcext:value-type="string">
            <text:p>10330155</text:p>
          </table:table-cell>
          <table:table-cell office:value-type="string" calcext:value-type="string">
            <text:p>Out Bound</text:p>
          </table:table-cell>
          <table:table-cell office:value-type="float" office:value="0.067858516871" calcext:value-type="float">
            <text:p>0.06785851687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09.207915391" calcext:value-type="float">
            <text:p>109.2079153910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SEGID- 3961</text:p>
          </table:table-cell>
          <table:table-cell office:value-type="float" office:value="3961" calcext:value-type="float">
            <text:p>3961</text:p>
          </table:table-cell>
          <table:table-cell table:style-name="ce2" office:value-type="string" calcext:value-type="string">
            <text:p>13438040</text:p>
          </table:table-cell>
          <table:table-cell/>
          <table:table-cell office:value-type="float" office:value="0.148079592556" calcext:value-type="float">
            <text:p>0.14807959256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44'</text:p>
          </table:table-cell>
          <table:table-cell office:value-type="float" office:value="238.311480426" calcext:value-type="float">
            <text:p>238.311480426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SEGID- 1775</text:p>
          </table:table-cell>
          <table:table-cell office:value-type="float" office:value="1775" calcext:value-type="float">
            <text:p>1775</text:p>
          </table:table-cell>
          <table:table-cell table:style-name="ce2" office:value-type="string" calcext:value-type="string">
            <text:p>13438050</text:p>
          </table:table-cell>
          <table:table-cell/>
          <table:table-cell office:value-type="float" office:value="0.0523938182664" calcext:value-type="float">
            <text:p>0.05239381827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44'</text:p>
          </table:table-cell>
          <table:table-cell office:value-type="float" office:value="84.3198457038" calcext:value-type="float">
            <text:p>84.3198457038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EGID- 3935</text:p>
          </table:table-cell>
          <table:table-cell office:value-type="float" office:value="3935" calcext:value-type="float">
            <text:p>3935</text:p>
          </table:table-cell>
          <table:table-cell table:style-name="ce2" office:value-type="string" calcext:value-type="string">
            <text:p>13438060</text:p>
          </table:table-cell>
          <table:table-cell/>
          <table:table-cell office:value-type="float" office:value="0.109541222498" calcext:value-type="float">
            <text:p>0.10954122250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76.289861759" calcext:value-type="float">
            <text:p>176.28986175900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tripe Bike Lane</text:p>
          </table:table-cell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SEGID- 279</text:p>
          </table:table-cell>
          <table:table-cell office:value-type="float" office:value="279" calcext:value-type="float">
            <text:p>279</text:p>
          </table:table-cell>
          <table:table-cell table:style-name="ce2" office:value-type="string" calcext:value-type="string">
            <text:p>13861100</text:p>
          </table:table-cell>
          <table:table-cell/>
          <table:table-cell office:value-type="float" office:value="0.0560502885522" calcext:value-type="float">
            <text:p>0.05605028855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90.2043759884" calcext:value-type="float">
            <text:p>90.2043759884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SEGID- 12274</text:p>
          </table:table-cell>
          <table:table-cell office:value-type="float" office:value="12274" calcext:value-type="float">
            <text:p>12274</text:p>
          </table:table-cell>
          <table:table-cell table:style-name="ce2" office:value-type="string" calcext:value-type="string">
            <text:p>13861110</text:p>
          </table:table-cell>
          <table:table-cell/>
          <table:table-cell office:value-type="float" office:value="0.0562688278792" calcext:value-type="float">
            <text:p>0.05626882788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90.5560816467" calcext:value-type="float">
            <text:p>90.5560816467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EGID- 10322</text:p>
          </table:table-cell>
          <table:table-cell office:value-type="float" office:value="10322" calcext:value-type="float">
            <text:p>10322</text:p>
          </table:table-cell>
          <table:table-cell table:style-name="ce2" office:value-type="string" calcext:value-type="string">
            <text:p>13861120</text:p>
          </table:table-cell>
          <table:table-cell/>
          <table:table-cell office:value-type="float" office:value="0.0831095454085" calcext:value-type="float">
            <text:p>0.08310954541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33.75211575" calcext:value-type="float">
            <text:p>133.75211575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EGID- 8841</text:p>
          </table:table-cell>
          <table:table-cell office:value-type="float" office:value="8841" calcext:value-type="float">
            <text:p>8841</text:p>
          </table:table-cell>
          <table:table-cell table:style-name="ce2" office:value-type="string" calcext:value-type="string">
            <text:p>13861130</text:p>
          </table:table-cell>
          <table:table-cell/>
          <table:table-cell office:value-type="float" office:value="0.125877068655" calcext:value-type="float">
            <text:p>0.12587706866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202.579910337" calcext:value-type="float">
            <text:p>202.579910337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EGID- 12460</text:p>
          </table:table-cell>
          <table:table-cell office:value-type="float" office:value="12460" calcext:value-type="float">
            <text:p>12460</text:p>
          </table:table-cell>
          <table:table-cell table:style-name="ce2" office:value-type="string" calcext:value-type="string">
            <text:p>13861140</text:p>
          </table:table-cell>
          <table:table-cell/>
          <table:table-cell office:value-type="float" office:value="0.0910078603815" calcext:value-type="float">
            <text:p>0.09100786038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46.463246984" calcext:value-type="float">
            <text:p>146.463246984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SEGID- 12715</text:p>
          </table:table-cell>
          <table:table-cell office:value-type="float" office:value="12715" calcext:value-type="float">
            <text:p>12715</text:p>
          </table:table-cell>
          <table:table-cell table:style-name="ce2" office:value-type="string" calcext:value-type="string">
            <text:p>13952325</text:p>
          </table:table-cell>
          <table:table-cell/>
          <table:table-cell office:value-type="float" office:value="0.0239476784923" calcext:value-type="float">
            <text:p>0.0239476784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</text:p>
          </table:table-cell>
          <table:table-cell office:value-type="float" office:value="38.5401297758" calcext:value-type="float">
            <text:p>38.5401297758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SEGID- 9474</text:p>
          </table:table-cell>
          <table:table-cell office:value-type="float" office:value="9474" calcext:value-type="float">
            <text:p>9474</text:p>
          </table:table-cell>
          <table:table-cell table:style-name="ce2" office:value-type="string" calcext:value-type="string">
            <text:p>13952330</text:p>
          </table:table-cell>
          <table:table-cell/>
          <table:table-cell office:value-type="float" office:value="0.0606465539315" calcext:value-type="float">
            <text:p>0.0606465539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</text:p>
          </table:table-cell>
          <table:table-cell office:value-type="float" office:value="97.601362893" calcext:value-type="float">
            <text:p>97.601362893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SEGID- 12727</text:p>
          </table:table-cell>
          <table:table-cell office:value-type="float" office:value="12727" calcext:value-type="float">
            <text:p>12727</text:p>
          </table:table-cell>
          <table:table-cell table:style-name="ce2" office:value-type="string" calcext:value-type="string">
            <text:p>13952340</text:p>
          </table:table-cell>
          <table:table-cell/>
          <table:table-cell office:value-type="float" office:value="0.0603706485805" calcext:value-type="float">
            <text:p>0.06037064858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</text:p>
          </table:table-cell>
          <table:table-cell office:value-type="float" office:value="97.1573353838" calcext:value-type="float">
            <text:p>97.1573353838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SEGID- 3284</text:p>
          </table:table-cell>
          <table:table-cell office:value-type="float" office:value="3284" calcext:value-type="float">
            <text:p>3284</text:p>
          </table:table-cell>
          <table:table-cell table:style-name="ce2" office:value-type="string" calcext:value-type="string">
            <text:p>13861030</text:p>
          </table:table-cell>
          <table:table-cell/>
          <table:table-cell office:value-type="float" office:value="0.0537011105604" calcext:value-type="float">
            <text:p>0.05370111056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86.4237329211" calcext:value-type="float">
            <text:p>86.4237329211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SEGID- 11475</text:p>
          </table:table-cell>
          <table:table-cell office:value-type="float" office:value="11475" calcext:value-type="float">
            <text:p>11475</text:p>
          </table:table-cell>
          <table:table-cell table:style-name="ce2" office:value-type="string" calcext:value-type="string">
            <text:p>13861040</text:p>
          </table:table-cell>
          <table:table-cell/>
          <table:table-cell office:value-type="float" office:value="0.148043610572" calcext:value-type="float">
            <text:p>0.14804361057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238.253572919" calcext:value-type="float">
            <text:p>238.253572919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SEGID- 3108</text:p>
          </table:table-cell>
          <table:table-cell office:value-type="float" office:value="3108" calcext:value-type="float">
            <text:p>3108</text:p>
          </table:table-cell>
          <table:table-cell table:style-name="ce2" office:value-type="string" calcext:value-type="string">
            <text:p>13861050</text:p>
          </table:table-cell>
          <table:table-cell/>
          <table:table-cell office:value-type="float" office:value="0.0525226276294" calcext:value-type="float">
            <text:p>0.05252262763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84.527144694" calcext:value-type="float">
            <text:p>84.527144694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SEGID- 2583</text:p>
          </table:table-cell>
          <table:table-cell office:value-type="float" office:value="2583" calcext:value-type="float">
            <text:p>2583</text:p>
          </table:table-cell>
          <table:table-cell table:style-name="ce2" office:value-type="string" calcext:value-type="string">
            <text:p>13861080</text:p>
          </table:table-cell>
          <table:table-cell/>
          <table:table-cell office:value-type="float" office:value="0.0556365478873" calcext:value-type="float">
            <text:p>0.05563654789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89.5385236002" calcext:value-type="float">
            <text:p>89.5385236002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SEGID- 8502</text:p>
          </table:table-cell>
          <table:table-cell office:value-type="float" office:value="8502" calcext:value-type="float">
            <text:p>8502</text:p>
          </table:table-cell>
          <table:table-cell table:style-name="ce2" office:value-type="string" calcext:value-type="string">
            <text:p>10140495</text:p>
          </table:table-cell>
          <table:table-cell/>
          <table:table-cell office:value-type="float" office:value="0.0578379332993" calcext:value-type="float">
            <text:p>0.0578379333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93.0813170903" calcext:value-type="float">
            <text:p>93.0813170903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EGID- 10045</text:p>
          </table:table-cell>
          <table:table-cell office:value-type="float" office:value="10045" calcext:value-type="float">
            <text:p>10045</text:p>
          </table:table-cell>
          <table:table-cell table:style-name="ce2" office:value-type="string" calcext:value-type="string">
            <text:p>10140500</text:p>
          </table:table-cell>
          <table:table-cell/>
          <table:table-cell office:value-type="float" office:value="0.0738562186948" calcext:value-type="float">
            <text:p>0.0738562186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118.86030014" calcext:value-type="float">
            <text:p>118.86030014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SEGID- 6705</text:p>
          </table:table-cell>
          <table:table-cell office:value-type="float" office:value="6705" calcext:value-type="float">
            <text:p>6705</text:p>
          </table:table-cell>
          <table:table-cell table:style-name="ce2" office:value-type="string" calcext:value-type="string">
            <text:p>10140520</text:p>
          </table:table-cell>
          <table:table-cell/>
          <table:table-cell office:value-type="float" office:value="0.0813373143572" calcext:value-type="float">
            <text:p>0.08133731436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130.899980637" calcext:value-type="float">
            <text:p>130.899980637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SEGID- 13054</text:p>
          </table:table-cell>
          <table:table-cell office:value-type="float" office:value="13054" calcext:value-type="float">
            <text:p>13054</text:p>
          </table:table-cell>
          <table:table-cell table:style-name="ce2" office:value-type="string" calcext:value-type="string">
            <text:p>10130590</text:p>
          </table:table-cell>
          <table:table-cell/>
          <table:table-cell office:value-type="float" office:value="0.0461376273744" calcext:value-type="float">
            <text:p>0.04613762737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1975 plan</text:p>
          </table:table-cell>
          <table:table-cell office:value-type="float" office:value="74.2514622922" calcext:value-type="float">
            <text:p>74.2514622922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SEGID- 4814</text:p>
          </table:table-cell>
          <table:table-cell office:value-type="float" office:value="4814" calcext:value-type="float">
            <text:p>4814</text:p>
          </table:table-cell>
          <table:table-cell table:style-name="ce2" office:value-type="string" calcext:value-type="string">
            <text:p>10130595</text:p>
          </table:table-cell>
          <table:table-cell/>
          <table:table-cell office:value-type="float" office:value="0.0364312602136" calcext:value-type="float">
            <text:p>0.03643126021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existing bike route</text:p>
          </table:table-cell>
          <table:table-cell office:value-type="float" office:value="58.6305472983" calcext:value-type="float">
            <text:p>58.6305472983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SEGID- 8683</text:p>
          </table:table-cell>
          <table:table-cell office:value-type="float" office:value="8683" calcext:value-type="float">
            <text:p>8683</text:p>
          </table:table-cell>
          <table:table-cell table:style-name="ce2" office:value-type="string" calcext:value-type="string">
            <text:p>10130600</text:p>
          </table:table-cell>
          <table:table-cell/>
          <table:table-cell office:value-type="float" office:value="0.074073312487" calcext:value-type="float">
            <text:p>0.07407331249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1975 plan</text:p>
          </table:table-cell>
          <table:table-cell office:value-type="float" office:value="119.20967943" calcext:value-type="float">
            <text:p>119.209679430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SEGID- 4836</text:p>
          </table:table-cell>
          <table:table-cell office:value-type="float" office:value="4836" calcext:value-type="float">
            <text:p>4836</text:p>
          </table:table-cell>
          <table:table-cell table:style-name="ce2" office:value-type="string" calcext:value-type="string">
            <text:p>10130610</text:p>
          </table:table-cell>
          <table:table-cell/>
          <table:table-cell office:value-type="float" office:value="0.0455200125842" calcext:value-type="float">
            <text:p>0.04552001258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73.2575056473" calcext:value-type="float">
            <text:p>73.2575056473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EGID- 12987</text:p>
          </table:table-cell>
          <table:table-cell office:value-type="float" office:value="12987" calcext:value-type="float">
            <text:p>12987</text:p>
          </table:table-cell>
          <table:table-cell table:style-name="ce2" office:value-type="string" calcext:value-type="string">
            <text:p>10110040</text:p>
          </table:table-cell>
          <table:table-cell/>
          <table:table-cell office:value-type="float" office:value="0.0960952277809" calcext:value-type="float">
            <text:p>0.09609522778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54.650587559" calcext:value-type="float">
            <text:p>154.65058755900</text:p>
          </table:table-cell>
          <table:table-cell office:value-type="float" office:value="2013" calcext:value-type="float">
            <text:p>2013</text:p>
          </table:table-cell>
          <table:table-cell table:number-columns-repeated="4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SEGID- 3891</text:p>
          </table:table-cell>
          <table:table-cell office:value-type="float" office:value="3891" calcext:value-type="float">
            <text:p>3891</text:p>
          </table:table-cell>
          <table:table-cell table:style-name="ce2" office:value-type="string" calcext:value-type="string">
            <text:p>10110050</text:p>
          </table:table-cell>
          <table:table-cell/>
          <table:table-cell office:value-type="float" office:value="0.0841595858841" calcext:value-type="float">
            <text:p>0.08415958588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35.441995469" calcext:value-type="float">
            <text:p>135.44199546900</text:p>
          </table:table-cell>
          <table:table-cell office:value-type="float" office:value="2013" calcext:value-type="float">
            <text:p>2013</text:p>
          </table:table-cell>
          <table:table-cell table:number-columns-repeated="4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SEGID- 4873</text:p>
          </table:table-cell>
          <table:table-cell office:value-type="float" office:value="4873" calcext:value-type="float">
            <text:p>4873</text:p>
          </table:table-cell>
          <table:table-cell table:style-name="ce2" office:value-type="string" calcext:value-type="string">
            <text:p>10110060</text:p>
          </table:table-cell>
          <table:table-cell/>
          <table:table-cell office:value-type="float" office:value="0.0666543939997" calcext:value-type="float">
            <text:p>0.06665439400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07.270063597" calcext:value-type="float">
            <text:p>107.27006359700</text:p>
          </table:table-cell>
          <table:table-cell office:value-type="float" office:value="2013" calcext:value-type="float">
            <text:p>2013</text:p>
          </table:table-cell>
          <table:table-cell table:number-columns-repeated="4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EGID- 12136</text:p>
          </table:table-cell>
          <table:table-cell office:value-type="float" office:value="12136" calcext:value-type="float">
            <text:p>12136</text:p>
          </table:table-cell>
          <table:table-cell table:style-name="ce2" office:value-type="string" calcext:value-type="string">
            <text:p>10110080</text:p>
          </table:table-cell>
          <table:table-cell/>
          <table:table-cell office:value-type="float" office:value="0.0887216982161" calcext:value-type="float">
            <text:p>0.0887216982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, ADC rec route</text:p>
          </table:table-cell>
          <table:table-cell office:value-type="float" office:value="142.784018262" calcext:value-type="float">
            <text:p>142.78401826200</text:p>
          </table:table-cell>
          <table:table-cell office:value-type="float" office:value="2013" calcext:value-type="float">
            <text:p>2013</text:p>
          </table:table-cell>
          <table:table-cell table:number-columns-repeated="4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EGID- 2638</text:p>
          </table:table-cell>
          <table:table-cell office:value-type="float" office:value="2638" calcext:value-type="float">
            <text:p>2638</text:p>
          </table:table-cell>
          <table:table-cell table:style-name="ce2" office:value-type="string" calcext:value-type="string">
            <text:p>10110088</text:p>
          </table:table-cell>
          <table:table-cell/>
          <table:table-cell office:value-type="float" office:value="0.0159894173148" calcext:value-type="float">
            <text:p>0.01598941731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, ADC rec route</text:p>
          </table:table-cell>
          <table:table-cell office:value-type="float" office:value="25.7325242841" calcext:value-type="float">
            <text:p>25.73252428410</text:p>
          </table:table-cell>
          <table:table-cell office:value-type="float" office:value="2013" calcext:value-type="float">
            <text:p>2013</text:p>
          </table:table-cell>
          <table:table-cell table:number-columns-repeated="4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EGID- 12879</text:p>
          </table:table-cell>
          <table:table-cell office:value-type="float" office:value="12879" calcext:value-type="float">
            <text:p>12879</text:p>
          </table:table-cell>
          <table:table-cell table:style-name="ce2" office:value-type="string" calcext:value-type="string">
            <text:p>10110090</text:p>
          </table:table-cell>
          <table:table-cell/>
          <table:table-cell office:value-type="float" office:value="0.081946313431" calcext:value-type="float">
            <text:p>0.0819463134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31.880071602" calcext:value-type="float">
            <text:p>131.88007160200</text:p>
          </table:table-cell>
          <table:table-cell office:value-type="float" office:value="2013" calcext:value-type="float">
            <text:p>2013</text:p>
          </table:table-cell>
          <table:table-cell table:number-columns-repeated="4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EGID- 11109</text:p>
          </table:table-cell>
          <table:table-cell office:value-type="float" office:value="11109" calcext:value-type="float">
            <text:p>11109</text:p>
          </table:table-cell>
          <table:table-cell table:style-name="ce2" office:value-type="string" calcext:value-type="string">
            <text:p>10110100</text:p>
          </table:table-cell>
          <table:table-cell/>
          <table:table-cell office:value-type="float" office:value="0.0842726737544" calcext:value-type="float">
            <text:p>0.08427267375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35.623993119" calcext:value-type="float">
            <text:p>135.62399311900</text:p>
          </table:table-cell>
          <table:table-cell office:value-type="float" office:value="2013" calcext:value-type="float">
            <text:p>2013</text:p>
          </table:table-cell>
          <table:table-cell table:number-columns-repeated="4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EGID- 3240</text:p>
          </table:table-cell>
          <table:table-cell office:value-type="float" office:value="3240" calcext:value-type="float">
            <text:p>3240</text:p>
          </table:table-cell>
          <table:table-cell table:style-name="ce2" office:value-type="string" calcext:value-type="string">
            <text:p>10110110</text:p>
          </table:table-cell>
          <table:table-cell/>
          <table:table-cell office:value-type="float" office:value="0.0141068205705" calcext:value-type="float">
            <text:p>0.01410682057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22.7027724498" calcext:value-type="float">
            <text:p>22.7027724498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SEGID- 5390</text:p>
          </table:table-cell>
          <table:table-cell office:value-type="float" office:value="5390" calcext:value-type="float">
            <text:p>5390</text:p>
          </table:table-cell>
          <table:table-cell table:style-name="ce2" office:value-type="string" calcext:value-type="string">
            <text:p>10110112</text:p>
          </table:table-cell>
          <table:table-cell/>
          <table:table-cell office:value-type="float" office:value="0.0150317074994" calcext:value-type="float">
            <text:p>0.0150317075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24.1912366564" calcext:value-type="float">
            <text:p>24.1912366564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SEGID- 7098</text:p>
          </table:table-cell>
          <table:table-cell office:value-type="float" office:value="7098" calcext:value-type="float">
            <text:p>7098</text:p>
          </table:table-cell>
          <table:table-cell table:style-name="ce2" office:value-type="string" calcext:value-type="string">
            <text:p>10110115</text:p>
          </table:table-cell>
          <table:table-cell/>
          <table:table-cell office:value-type="float" office:value="0.102140296162" calcext:value-type="float">
            <text:p>0.10214029616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64.379201545" calcext:value-type="float">
            <text:p>164.379201545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SEGID- 6029</text:p>
          </table:table-cell>
          <table:table-cell office:value-type="float" office:value="6029" calcext:value-type="float">
            <text:p>6029</text:p>
          </table:table-cell>
          <table:table-cell table:style-name="ce2" office:value-type="string" calcext:value-type="string">
            <text:p>10110120</text:p>
          </table:table-cell>
          <table:table-cell/>
          <table:table-cell office:value-type="float" office:value="0.109879651424" calcext:value-type="float">
            <text:p>0.1098796514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76.83451141" calcext:value-type="float">
            <text:p>176.834511410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SEGID- 7204</text:p>
          </table:table-cell>
          <table:table-cell office:value-type="float" office:value="7204" calcext:value-type="float">
            <text:p>7204</text:p>
          </table:table-cell>
          <table:table-cell table:style-name="ce2" office:value-type="string" calcext:value-type="string">
            <text:p>10110140</text:p>
          </table:table-cell>
          <table:table-cell/>
          <table:table-cell office:value-type="float" office:value="0.0737255673003" calcext:value-type="float">
            <text:p>0.0737255673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18.650036681" calcext:value-type="float">
            <text:p>118.650036681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SEGID- 11315</text:p>
          </table:table-cell>
          <table:table-cell office:value-type="float" office:value="11315" calcext:value-type="float">
            <text:p>11315</text:p>
          </table:table-cell>
          <table:table-cell table:style-name="ce2" office:value-type="string" calcext:value-type="string">
            <text:p>10110150</text:p>
          </table:table-cell>
          <table:table-cell/>
          <table:table-cell office:value-type="float" office:value="0.0623060513774" calcext:value-type="float">
            <text:p>0.06230605138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00.272070492" calcext:value-type="float">
            <text:p>100.272070492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SEGID- 4832</text:p>
          </table:table-cell>
          <table:table-cell office:value-type="float" office:value="4832" calcext:value-type="float">
            <text:p>4832</text:p>
          </table:table-cell>
          <table:table-cell table:style-name="ce2" office:value-type="string" calcext:value-type="string">
            <text:p>10110160</text:p>
          </table:table-cell>
          <table:table-cell/>
          <table:table-cell office:value-type="float" office:value="0.1025325946" calcext:value-type="float">
            <text:p>0.10253259460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65.010545944" calcext:value-type="float">
            <text:p>165.01054594400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Sharrows</text:p>
          </table:table-cell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SEGID- 12091</text:p>
          </table:table-cell>
          <table:table-cell office:value-type="float" office:value="12091" calcext:value-type="float">
            <text:p>12091</text:p>
          </table:table-cell>
          <table:table-cell table:style-name="ce2" office:value-type="string" calcext:value-type="string">
            <text:p>10050270</text:p>
          </table:table-cell>
          <table:table-cell/>
          <table:table-cell office:value-type="float" office:value="0.0368568027505" calcext:value-type="float">
            <text:p>0.03685680275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59.3153929965" calcext:value-type="float">
            <text:p>59.31539299650</text:p>
          </table:table-cell>
          <table:table-cell office:value-type="float" office:value="2016" calcext:value-type="float">
            <text:p>2016</text:p>
          </table:table-cell>
          <table:table-cell table:number-columns-repeated="4"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SEGID- 8135</text:p>
          </table:table-cell>
          <table:table-cell office:value-type="float" office:value="8135" calcext:value-type="float">
            <text:p>8135</text:p>
          </table:table-cell>
          <table:table-cell table:style-name="ce2" office:value-type="string" calcext:value-type="string">
            <text:p>10050280</text:p>
          </table:table-cell>
          <table:table-cell/>
          <table:table-cell office:value-type="float" office:value="0.0373754239964" calcext:value-type="float">
            <text:p>0.0373754240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60.1500346561" calcext:value-type="float">
            <text:p>60.15003465610</text:p>
          </table:table-cell>
          <table:table-cell office:value-type="float" office:value="2016" calcext:value-type="float">
            <text:p>2016</text:p>
          </table:table-cell>
          <table:table-cell table:number-columns-repeated="4"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EGID- 9683</text:p>
          </table:table-cell>
          <table:table-cell office:value-type="float" office:value="9683" calcext:value-type="float">
            <text:p>9683</text:p>
          </table:table-cell>
          <table:table-cell table:style-name="ce2" office:value-type="string" calcext:value-type="string">
            <text:p>10050370</text:p>
          </table:table-cell>
          <table:table-cell office:value-type="string" calcext:value-type="string">
            <text:p>In Bound</text:p>
          </table:table-cell>
          <table:table-cell office:value-type="float" office:value="0.0260663961241" calcext:value-type="float">
            <text:p>0.0260663961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41.9498821037" calcext:value-type="float">
            <text:p>41.94988210370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SEGID- 9855</text:p>
          </table:table-cell>
          <table:table-cell office:value-type="float" office:value="9855" calcext:value-type="float">
            <text:p>9855</text:p>
          </table:table-cell>
          <table:table-cell table:style-name="ce2" office:value-type="string" calcext:value-type="string">
            <text:p>10050390</text:p>
          </table:table-cell>
          <table:table-cell office:value-type="string" calcext:value-type="string">
            <text:p>In Bound</text:p>
          </table:table-cell>
          <table:table-cell office:value-type="float" office:value="0.0738834576161" calcext:value-type="float">
            <text:p>0.0738834576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18.904137022" calcext:value-type="float">
            <text:p>118.90413702200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SEGID- 3356</text:p>
          </table:table-cell>
          <table:table-cell office:value-type="float" office:value="3356" calcext:value-type="float">
            <text:p>3356</text:p>
          </table:table-cell>
          <table:table-cell table:style-name="ce2" office:value-type="string" calcext:value-type="string">
            <text:p>10050400</text:p>
          </table:table-cell>
          <table:table-cell office:value-type="string" calcext:value-type="string">
            <text:p>In Bound</text:p>
          </table:table-cell>
          <table:table-cell office:value-type="float" office:value="0.0740418958971" calcext:value-type="float">
            <text:p>0.0740418959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19.159119229" calcext:value-type="float">
            <text:p>119.15911922900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SEGID- 9284</text:p>
          </table:table-cell>
          <table:table-cell office:value-type="float" office:value="9284" calcext:value-type="float">
            <text:p>9284</text:p>
          </table:table-cell>
          <table:table-cell table:style-name="ce2" office:value-type="string" calcext:value-type="string">
            <text:p>10050410</text:p>
          </table:table-cell>
          <table:table-cell office:value-type="string" calcext:value-type="string">
            <text:p>In Bound</text:p>
          </table:table-cell>
          <table:table-cell office:value-type="float" office:value="0.0738181627664" calcext:value-type="float">
            <text:p>0.07381816277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18.799054937" calcext:value-type="float">
            <text:p>118.79905493700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SEGID- 5877</text:p>
          </table:table-cell>
          <table:table-cell office:value-type="float" office:value="5877" calcext:value-type="float">
            <text:p>5877</text:p>
          </table:table-cell>
          <table:table-cell table:style-name="ce2" office:value-type="string" calcext:value-type="string">
            <text:p>10050420</text:p>
          </table:table-cell>
          <table:table-cell office:value-type="string" calcext:value-type="string">
            <text:p>In Bound</text:p>
          </table:table-cell>
          <table:table-cell office:value-type="float" office:value="0.0357138126572" calcext:value-type="float">
            <text:p>0.03571381266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57.4759250689" calcext:value-type="float">
            <text:p>57.47592506890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SEGID- 9543</text:p>
          </table:table-cell>
          <table:table-cell office:value-type="float" office:value="9543" calcext:value-type="float">
            <text:p>9543</text:p>
          </table:table-cell>
          <table:table-cell table:style-name="ce2" office:value-type="string" calcext:value-type="string">
            <text:p>10140330</text:p>
          </table:table-cell>
          <table:table-cell/>
          <table:table-cell office:value-type="float" office:value="0.0658429553596" calcext:value-type="float">
            <text:p>0.06584295536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</text:p>
          </table:table-cell>
          <table:table-cell office:value-type="float" office:value="105.964177079" calcext:value-type="float">
            <text:p>105.964177079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SEGID- 7619</text:p>
          </table:table-cell>
          <table:table-cell office:value-type="float" office:value="7619" calcext:value-type="float">
            <text:p>7619</text:p>
          </table:table-cell>
          <table:table-cell table:style-name="ce2" office:value-type="string" calcext:value-type="string">
            <text:p>10140340</text:p>
          </table:table-cell>
          <table:table-cell/>
          <table:table-cell office:value-type="float" office:value="0.0111572643047" calcext:value-type="float">
            <text:p>0.01115726430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7.955912277" calcext:value-type="float">
            <text:p>17.955912277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SEGID- 12848</text:p>
          </table:table-cell>
          <table:table-cell office:value-type="float" office:value="12848" calcext:value-type="float">
            <text:p>12848</text:p>
          </table:table-cell>
          <table:table-cell table:style-name="ce2" office:value-type="string" calcext:value-type="string">
            <text:p>10140344</text:p>
          </table:table-cell>
          <table:table-cell/>
          <table:table-cell office:value-type="float" office:value="0.0423340973183" calcext:value-type="float">
            <text:p>0.0423340973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</text:p>
          </table:table-cell>
          <table:table-cell office:value-type="float" office:value="68.1302617751" calcext:value-type="float">
            <text:p>68.130261775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EGID- 1557</text:p>
          </table:table-cell>
          <table:table-cell office:value-type="float" office:value="1557" calcext:value-type="float">
            <text:p>1557</text:p>
          </table:table-cell>
          <table:table-cell table:style-name="ce2" office:value-type="string" calcext:value-type="string">
            <text:p>10140346</text:p>
          </table:table-cell>
          <table:table-cell/>
          <table:table-cell office:value-type="float" office:value="0.0471745239903" calcext:value-type="float">
            <text:p>0.0471745239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75.9201889771" calcext:value-type="float">
            <text:p>75.9201889771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SEGID- 8788</text:p>
          </table:table-cell>
          <table:table-cell office:value-type="float" office:value="8788" calcext:value-type="float">
            <text:p>8788</text:p>
          </table:table-cell>
          <table:table-cell table:style-name="ce2" office:value-type="string" calcext:value-type="string">
            <text:p>10140347</text:p>
          </table:table-cell>
          <table:table-cell/>
          <table:table-cell office:value-type="float" office:value="0.0216734930034" calcext:value-type="float">
            <text:p>0.0216734930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34.8801756843" calcext:value-type="float">
            <text:p>34.8801756843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SEGID- 6961</text:p>
          </table:table-cell>
          <table:table-cell office:value-type="float" office:value="6961" calcext:value-type="float">
            <text:p>6961</text:p>
          </table:table-cell>
          <table:table-cell table:style-name="ce2" office:value-type="string" calcext:value-type="string">
            <text:p>10140348</text:p>
          </table:table-cell>
          <table:table-cell/>
          <table:table-cell office:value-type="float" office:value="0.00694071745912" calcext:value-type="float">
            <text:p>0.00694071746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11.1700243386" calcext:value-type="float">
            <text:p>11.1700243386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SEGID- 7573</text:p>
          </table:table-cell>
          <table:table-cell office:value-type="float" office:value="7573" calcext:value-type="float">
            <text:p>7573</text:p>
          </table:table-cell>
          <table:table-cell table:style-name="ce2" office:value-type="string" calcext:value-type="string">
            <text:p>10140349</text:p>
          </table:table-cell>
          <table:table-cell/>
          <table:table-cell office:value-type="float" office:value="0.0189146034502" calcext:value-type="float">
            <text:p>0.01891460345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30.4401644553" calcext:value-type="float">
            <text:p>30.4401644553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SEGID- 7150</text:p>
          </table:table-cell>
          <table:table-cell office:value-type="float" office:value="7150" calcext:value-type="float">
            <text:p>7150</text:p>
          </table:table-cell>
          <table:table-cell table:style-name="ce2" office:value-type="string" calcext:value-type="string">
            <text:p>10180180</text:p>
          </table:table-cell>
          <table:table-cell/>
          <table:table-cell office:value-type="float" office:value="0.051205030787" calcext:value-type="float">
            <text:p>0.05120503079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public input</text:p>
          </table:table-cell>
          <table:table-cell office:value-type="float" office:value="82.4066738803" calcext:value-type="float">
            <text:p>82.4066738803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heck recon plan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SEGID- 6677</text:p>
          </table:table-cell>
          <table:table-cell office:value-type="float" office:value="6677" calcext:value-type="float">
            <text:p>6677</text:p>
          </table:table-cell>
          <table:table-cell table:style-name="ce2" office:value-type="string" calcext:value-type="string">
            <text:p>10180185</text:p>
          </table:table-cell>
          <table:table-cell/>
          <table:table-cell office:value-type="float" office:value="0.0510301938405" calcext:value-type="float">
            <text:p>0.05103019384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public input</text:p>
          </table:table-cell>
          <table:table-cell office:value-type="float" office:value="82.1253005267" calcext:value-type="float">
            <text:p>82.1253005267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heck recon plan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SEGID- 7471</text:p>
          </table:table-cell>
          <table:table-cell office:value-type="float" office:value="7471" calcext:value-type="float">
            <text:p>7471</text:p>
          </table:table-cell>
          <table:table-cell table:style-name="ce2" office:value-type="string" calcext:value-type="string">
            <text:p>10180190</text:p>
          </table:table-cell>
          <table:table-cell/>
          <table:table-cell office:value-type="float" office:value="0.0493699903587" calcext:value-type="float">
            <text:p>0.04936999036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public input</text:p>
          </table:table-cell>
          <table:table-cell office:value-type="float" office:value="79.4534566708" calcext:value-type="float">
            <text:p>79.4534566708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SEGID- 4377</text:p>
          </table:table-cell>
          <table:table-cell office:value-type="float" office:value="4377" calcext:value-type="float">
            <text:p>4377</text:p>
          </table:table-cell>
          <table:table-cell table:style-name="ce2" office:value-type="string" calcext:value-type="string">
            <text:p>10180197</text:p>
          </table:table-cell>
          <table:table-cell/>
          <table:table-cell office:value-type="float" office:value="0.0140997742305" calcext:value-type="float">
            <text:p>0.01409977423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22.6914324421" calcext:value-type="float">
            <text:p>22.6914324421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SEGID- 10867</text:p>
          </table:table-cell>
          <table:table-cell office:value-type="float" office:value="10867" calcext:value-type="float">
            <text:p>10867</text:p>
          </table:table-cell>
          <table:table-cell table:style-name="ce2" office:value-type="string" calcext:value-type="string">
            <text:p>10180200</text:p>
          </table:table-cell>
          <table:table-cell/>
          <table:table-cell office:value-type="float" office:value="0.0576542908422" calcext:value-type="float">
            <text:p>0.05765429084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public input</text:p>
          </table:table-cell>
          <table:table-cell office:value-type="float" office:value="92.7857726127" calcext:value-type="float">
            <text:p>92.7857726127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SEGID- 11828</text:p>
          </table:table-cell>
          <table:table-cell office:value-type="float" office:value="11828" calcext:value-type="float">
            <text:p>11828</text:p>
          </table:table-cell>
          <table:table-cell table:style-name="ce2" office:value-type="string" calcext:value-type="string">
            <text:p>10180210</text:p>
          </table:table-cell>
          <table:table-cell/>
          <table:table-cell office:value-type="float" office:value="0.0637688755993" calcext:value-type="float">
            <text:p>0.06376887560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public input</text:p>
          </table:table-cell>
          <table:table-cell office:value-type="float" office:value="102.626262585" calcext:value-type="float">
            <text:p>102.626262585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SEGID- 9607</text:p>
          </table:table-cell>
          <table:table-cell office:value-type="float" office:value="9607" calcext:value-type="float">
            <text:p>9607</text:p>
          </table:table-cell>
          <table:table-cell table:style-name="ce2" office:value-type="string" calcext:value-type="string">
            <text:p>10180220</text:p>
          </table:table-cell>
          <table:table-cell/>
          <table:table-cell office:value-type="float" office:value="0.0632174666329" calcext:value-type="float">
            <text:p>0.06321746663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public input</text:p>
          </table:table-cell>
          <table:table-cell office:value-type="float" office:value="101.738854099" calcext:value-type="float">
            <text:p>101.738854099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SEGID- 5366</text:p>
          </table:table-cell>
          <table:table-cell office:value-type="float" office:value="5366" calcext:value-type="float">
            <text:p>5366</text:p>
          </table:table-cell>
          <table:table-cell table:style-name="ce2" office:value-type="string" calcext:value-type="string">
            <text:p>10180230</text:p>
          </table:table-cell>
          <table:table-cell/>
          <table:table-cell office:value-type="float" office:value="0.0664814532056" calcext:value-type="float">
            <text:p>0.06648145321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public input</text:p>
          </table:table-cell>
          <table:table-cell office:value-type="float" office:value="106.991741811" calcext:value-type="float">
            <text:p>106.991741811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SEGID- 11932</text:p>
          </table:table-cell>
          <table:table-cell office:value-type="float" office:value="11932" calcext:value-type="float">
            <text:p>11932</text:p>
          </table:table-cell>
          <table:table-cell table:style-name="ce2" office:value-type="string" calcext:value-type="string">
            <text:p>10180240</text:p>
          </table:table-cell>
          <table:table-cell/>
          <table:table-cell office:value-type="float" office:value="0.147235864247" calcext:value-type="float">
            <text:p>0.14723586425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public input</text:p>
          </table:table-cell>
          <table:table-cell office:value-type="float" office:value="236.953628618" calcext:value-type="float">
            <text:p>236.953628618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SEGID- 4334</text:p>
          </table:table-cell>
          <table:table-cell office:value-type="float" office:value="4334" calcext:value-type="float">
            <text:p>4334</text:p>
          </table:table-cell>
          <table:table-cell table:style-name="ce2" office:value-type="string" calcext:value-type="string">
            <text:p>10180163</text:p>
          </table:table-cell>
          <table:table-cell/>
          <table:table-cell office:value-type="float" office:value="0.0230104109447" calcext:value-type="float">
            <text:p>0.02301041094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37.0317408549" calcext:value-type="float">
            <text:p>37.0317408549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SEGID- 7897</text:p>
          </table:table-cell>
          <table:table-cell office:value-type="float" office:value="7897" calcext:value-type="float">
            <text:p>7897</text:p>
          </table:table-cell>
          <table:table-cell table:style-name="ce2" office:value-type="string" calcext:value-type="string">
            <text:p>10180167</text:p>
          </table:table-cell>
          <table:table-cell/>
          <table:table-cell office:value-type="float" office:value="0.0510886794764" calcext:value-type="float">
            <text:p>0.05108867948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public input</text:p>
          </table:table-cell>
          <table:table-cell office:value-type="float" office:value="82.2194242221" calcext:value-type="float">
            <text:p>82.2194242221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SEGID- 1388</text:p>
          </table:table-cell>
          <table:table-cell office:value-type="float" office:value="1388" calcext:value-type="float">
            <text:p>1388</text:p>
          </table:table-cell>
          <table:table-cell table:style-name="ce2" office:value-type="string" calcext:value-type="string">
            <text:p>10180175</text:p>
          </table:table-cell>
          <table:table-cell/>
          <table:table-cell office:value-type="float" office:value="0.0507395806257" calcext:value-type="float">
            <text:p>0.05073958063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public input</text:p>
          </table:table-cell>
          <table:table-cell office:value-type="float" office:value="81.6576029577" calcext:value-type="float">
            <text:p>81.6576029577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SEGID- 4341</text:p>
          </table:table-cell>
          <table:table-cell office:value-type="float" office:value="4341" calcext:value-type="float">
            <text:p>4341</text:p>
          </table:table-cell>
          <table:table-cell table:style-name="ce2" office:value-type="string" calcext:value-type="string">
            <text:p>10170181</text:p>
          </table:table-cell>
          <table:table-cell office:value-type="string" calcext:value-type="string">
            <text:p>In Bound</text:p>
          </table:table-cell>
          <table:table-cell office:value-type="float" office:value="0.0441371570134" calcext:value-type="float">
            <text:p>0.04413715701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71.0320108805" calcext:value-type="float">
            <text:p>71.0320108805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Maybe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SEGID- 11196</text:p>
          </table:table-cell>
          <table:table-cell office:value-type="float" office:value="11196" calcext:value-type="float">
            <text:p>11196</text:p>
          </table:table-cell>
          <table:table-cell table:style-name="ce2" office:value-type="string" calcext:value-type="string">
            <text:p>10170190</text:p>
          </table:table-cell>
          <table:table-cell office:value-type="string" calcext:value-type="string">
            <text:p>In Bound</text:p>
          </table:table-cell>
          <table:table-cell office:value-type="float" office:value="0.0490588905261" calcext:value-type="float">
            <text:p>0.04905889053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78.9527890205" calcext:value-type="float">
            <text:p>78.9527890205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Maybe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SEGID- 638</text:p>
          </table:table-cell>
          <table:table-cell office:value-type="float" office:value="638" calcext:value-type="float">
            <text:p>638</text:p>
          </table:table-cell>
          <table:table-cell table:style-name="ce2" office:value-type="string" calcext:value-type="string">
            <text:p>10170195</text:p>
          </table:table-cell>
          <table:table-cell office:value-type="string" calcext:value-type="string">
            <text:p>In Bound</text:p>
          </table:table-cell>
          <table:table-cell office:value-type="float" office:value="0.0494860381085" calcext:value-type="float">
            <text:p>0.04948603811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79.6402177941" calcext:value-type="float">
            <text:p>79.6402177941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Maybe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SEGID- 7013</text:p>
          </table:table-cell>
          <table:table-cell office:value-type="float" office:value="7013" calcext:value-type="float">
            <text:p>7013</text:p>
          </table:table-cell>
          <table:table-cell table:style-name="ce2" office:value-type="string" calcext:value-type="string">
            <text:p>10170200</text:p>
          </table:table-cell>
          <table:table-cell office:value-type="string" calcext:value-type="string">
            <text:p>In Bound</text:p>
          </table:table-cell>
          <table:table-cell office:value-type="float" office:value="0.0387190158494" calcext:value-type="float">
            <text:p>0.03871901585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62.3123404678" calcext:value-type="float">
            <text:p>62.3123404678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Maybe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SEGID- 4050</text:p>
          </table:table-cell>
          <table:table-cell office:value-type="float" office:value="4050" calcext:value-type="float">
            <text:p>4050</text:p>
          </table:table-cell>
          <table:table-cell table:style-name="ce2" office:value-type="string" calcext:value-type="string">
            <text:p>10170205</text:p>
          </table:table-cell>
          <table:table-cell office:value-type="string" calcext:value-type="string">
            <text:p>In Bound</text:p>
          </table:table-cell>
          <table:table-cell office:value-type="float" office:value="0.0379426541945" calcext:value-type="float">
            <text:p>0.03794265419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61.0629049978" calcext:value-type="float">
            <text:p>61.0629049978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Maybe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SEGID- 7171</text:p>
          </table:table-cell>
          <table:table-cell office:value-type="float" office:value="7171" calcext:value-type="float">
            <text:p>7171</text:p>
          </table:table-cell>
          <table:table-cell table:style-name="ce2" office:value-type="string" calcext:value-type="string">
            <text:p>10170210</text:p>
          </table:table-cell>
          <table:table-cell office:value-type="string" calcext:value-type="string">
            <text:p>In Bound</text:p>
          </table:table-cell>
          <table:table-cell office:value-type="float" office:value="0.0281370487751" calcext:value-type="float">
            <text:p>0.02813704878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45.2822811885" calcext:value-type="float">
            <text:p>45.2822811885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Maybe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SEGID- 13014</text:p>
          </table:table-cell>
          <table:table-cell office:value-type="float" office:value="13014" calcext:value-type="float">
            <text:p>13014</text:p>
          </table:table-cell>
          <table:table-cell table:style-name="ce2" office:value-type="string" calcext:value-type="string">
            <text:p>20140000</text:p>
          </table:table-cell>
          <table:table-cell office:value-type="string" calcext:value-type="string">
            <text:p>In Bound</text:p>
          </table:table-cell>
          <table:table-cell office:value-type="float" office:value="0.0778909916436" calcext:value-type="float">
            <text:p>0.07789099164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ADC rec route</text:p>
          </table:table-cell>
          <table:table-cell office:value-type="float" office:value="125.353650763" calcext:value-type="float">
            <text:p>125.353650763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SEGID- 11500</text:p>
          </table:table-cell>
          <table:table-cell office:value-type="float" office:value="11500" calcext:value-type="float">
            <text:p>11500</text:p>
          </table:table-cell>
          <table:table-cell table:style-name="ce2" office:value-type="string" calcext:value-type="string">
            <text:p>20140015</text:p>
          </table:table-cell>
          <table:table-cell office:value-type="string" calcext:value-type="string">
            <text:p>In Bound</text:p>
          </table:table-cell>
          <table:table-cell office:value-type="float" office:value="0.01810185926" calcext:value-type="float">
            <text:p>0.01810185926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ADC rec route</text:p>
          </table:table-cell>
          <table:table-cell office:value-type="float" office:value="29.1321768533" calcext:value-type="float">
            <text:p>29.1321768533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SEGID- 8770</text:p>
          </table:table-cell>
          <table:table-cell office:value-type="float" office:value="8770" calcext:value-type="float">
            <text:p>8770</text:p>
          </table:table-cell>
          <table:table-cell table:style-name="ce2" office:value-type="string" calcext:value-type="string">
            <text:p>13952345</text:p>
          </table:table-cell>
          <table:table-cell/>
          <table:table-cell office:value-type="float" office:value="0.0612240884522" calcext:value-type="float">
            <text:p>0.06122408845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</text:p>
          </table:table-cell>
          <table:table-cell office:value-type="float" office:value="98.5308164676" calcext:value-type="float">
            <text:p>98.5308164676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SEGID- 11211</text:p>
          </table:table-cell>
          <table:table-cell office:value-type="float" office:value="11211" calcext:value-type="float">
            <text:p>11211</text:p>
          </table:table-cell>
          <table:table-cell table:style-name="ce2" office:value-type="string" calcext:value-type="string">
            <text:p>13952350</text:p>
          </table:table-cell>
          <table:table-cell/>
          <table:table-cell office:value-type="float" office:value="0.120608753843" calcext:value-type="float">
            <text:p>0.12060875384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</text:p>
          </table:table-cell>
          <table:table-cell office:value-type="float" office:value="194.101362547" calcext:value-type="float">
            <text:p>194.101362547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SEGID- 1139</text:p>
          </table:table-cell>
          <table:table-cell office:value-type="float" office:value="1139" calcext:value-type="float">
            <text:p>1139</text:p>
          </table:table-cell>
          <table:table-cell table:style-name="ce2" office:value-type="string" calcext:value-type="string">
            <text:p>13952360</text:p>
          </table:table-cell>
          <table:table-cell/>
          <table:table-cell office:value-type="float" office:value="0.0430983755432" calcext:value-type="float">
            <text:p>0.04309837554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</text:p>
          </table:table-cell>
          <table:table-cell office:value-type="float" office:value="69.3602508107" calcext:value-type="float">
            <text:p>69.3602508107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SEGID- 8695</text:p>
          </table:table-cell>
          <table:table-cell office:value-type="float" office:value="8695" calcext:value-type="float">
            <text:p>8695</text:p>
          </table:table-cell>
          <table:table-cell table:style-name="ce2" office:value-type="string" calcext:value-type="string">
            <text:p>30060000</text:p>
          </table:table-cell>
          <table:table-cell office:value-type="string" calcext:value-type="string">
            <text:p>In Bound</text:p>
          </table:table-cell>
          <table:table-cell office:value-type="float" office:value="0.0779967155249" calcext:value-type="float">
            <text:p>0.0779967155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125.523797197" calcext:value-type="float">
            <text:p>125.523797197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SEGID- 11940</text:p>
          </table:table-cell>
          <table:table-cell office:value-type="float" office:value="11940" calcext:value-type="float">
            <text:p>11940</text:p>
          </table:table-cell>
          <table:table-cell table:style-name="ce2" office:value-type="string" calcext:value-type="string">
            <text:p>30060010</text:p>
          </table:table-cell>
          <table:table-cell office:value-type="string" calcext:value-type="string">
            <text:p>In Bound</text:p>
          </table:table-cell>
          <table:table-cell office:value-type="float" office:value="0.074477484433" calcext:value-type="float">
            <text:p>0.0744774844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119.860132428" calcext:value-type="float">
            <text:p>119.860132428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SEGID- 9924</text:p>
          </table:table-cell>
          <table:table-cell office:value-type="float" office:value="9924" calcext:value-type="float">
            <text:p>9924</text:p>
          </table:table-cell>
          <table:table-cell table:style-name="ce2" office:value-type="string" calcext:value-type="string">
            <text:p>30060020</text:p>
          </table:table-cell>
          <table:table-cell office:value-type="string" calcext:value-type="string">
            <text:p>In Bound</text:p>
          </table:table-cell>
          <table:table-cell office:value-type="float" office:value="0.0781092109509" calcext:value-type="float">
            <text:p>0.07810921095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125.704841398" calcext:value-type="float">
            <text:p>125.704841398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SEGID- 2721</text:p>
          </table:table-cell>
          <table:table-cell office:value-type="float" office:value="2721" calcext:value-type="float">
            <text:p>2721</text:p>
          </table:table-cell>
          <table:table-cell table:style-name="ce2" office:value-type="string" calcext:value-type="string">
            <text:p>30060025</text:p>
          </table:table-cell>
          <table:table-cell office:value-type="string" calcext:value-type="string">
            <text:p>In Bound</text:p>
          </table:table-cell>
          <table:table-cell office:value-type="float" office:value="0.0298708518289" calcext:value-type="float">
            <text:p>0.0298708518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48.0725723109" calcext:value-type="float">
            <text:p>48.0725723109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SEGID- 10243</text:p>
          </table:table-cell>
          <table:table-cell office:value-type="float" office:value="10243" calcext:value-type="float">
            <text:p>10243</text:p>
          </table:table-cell>
          <table:table-cell table:style-name="ce2" office:value-type="string" calcext:value-type="string">
            <text:p>30060030</text:p>
          </table:table-cell>
          <table:table-cell office:value-type="string" calcext:value-type="string">
            <text:p>In Bound</text:p>
          </table:table-cell>
          <table:table-cell office:value-type="float" office:value="0.0300946149861" calcext:value-type="float">
            <text:p>0.0300946149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48.4326849255" calcext:value-type="float">
            <text:p>48.432684925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SEGID- 12623</text:p>
          </table:table-cell>
          <table:table-cell office:value-type="float" office:value="12623" calcext:value-type="float">
            <text:p>12623</text:p>
          </table:table-cell>
          <table:table-cell table:style-name="ce2" office:value-type="string" calcext:value-type="string">
            <text:p>17546098</text:p>
          </table:table-cell>
          <table:table-cell/>
          <table:table-cell office:value-type="float" office:value="0.0510015179462" calcext:value-type="float">
            <text:p>0.05100151795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1975 plan</text:p>
          </table:table-cell>
          <table:table-cell office:value-type="float" office:value="82.079151056" calcext:value-type="float">
            <text:p>82.07915105600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BAFURL Signs</text:p>
          </table:table-cell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SEGID- 6707</text:p>
          </table:table-cell>
          <table:table-cell office:value-type="float" office:value="6707" calcext:value-type="float">
            <text:p>6707</text:p>
          </table:table-cell>
          <table:table-cell table:style-name="ce2" office:value-type="string" calcext:value-type="string">
            <text:p>17546105</text:p>
          </table:table-cell>
          <table:table-cell/>
          <table:table-cell office:value-type="float" office:value="0.0360235060158" calcext:value-type="float">
            <text:p>0.03602350602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1975 plan</text:p>
          </table:table-cell>
          <table:table-cell office:value-type="float" office:value="57.9743292142" calcext:value-type="float">
            <text:p>57.97432921420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BAFURL Signs, Sharrows</text:p>
          </table:table-cell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SEGID- 1393</text:p>
          </table:table-cell>
          <table:table-cell office:value-type="float" office:value="1393" calcext:value-type="float">
            <text:p>1393</text:p>
          </table:table-cell>
          <table:table-cell table:style-name="ce2" office:value-type="string" calcext:value-type="string">
            <text:p>16253302</text:p>
          </table:table-cell>
          <table:table-cell/>
          <table:table-cell office:value-type="float" office:value="0.0540840386624" calcext:value-type="float">
            <text:p>0.05408403866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public input; sharrows</text:p>
          </table:table-cell>
          <table:table-cell office:value-type="float" office:value="87.0399971971" calcext:value-type="float">
            <text:p>87.03999719710</text:p>
          </table:table-cell>
          <table:table-cell office:value-type="float" office:value="2013" calcext:value-type="float">
            <text:p>2013</text:p>
          </table:table-cell>
          <table:table-cell table:number-columns-repeated="4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SEGID- 7712</text:p>
          </table:table-cell>
          <table:table-cell office:value-type="float" office:value="7712" calcext:value-type="float">
            <text:p>7712</text:p>
          </table:table-cell>
          <table:table-cell table:style-name="ce2" office:value-type="string" calcext:value-type="string">
            <text:p>25947170</text:p>
          </table:table-cell>
          <table:table-cell/>
          <table:table-cell office:value-type="float" office:value="0.0591880171262" calcext:value-type="float">
            <text:p>0.0591880171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95.2540707421" calcext:value-type="float">
            <text:p>95.2540707421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SEGID- 4810</text:p>
          </table:table-cell>
          <table:table-cell office:value-type="float" office:value="4810" calcext:value-type="float">
            <text:p>4810</text:p>
          </table:table-cell>
          <table:table-cell table:style-name="ce2" office:value-type="string" calcext:value-type="string">
            <text:p>25947180</text:p>
          </table:table-cell>
          <table:table-cell/>
          <table:table-cell office:value-type="float" office:value="0.0290146243471" calcext:value-type="float">
            <text:p>0.02901462435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46.6946049945" calcext:value-type="float">
            <text:p>46.694604994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SEGID- 4354</text:p>
          </table:table-cell>
          <table:table-cell office:value-type="float" office:value="4354" calcext:value-type="float">
            <text:p>4354</text:p>
          </table:table-cell>
          <table:table-cell table:style-name="ce2" office:value-type="string" calcext:value-type="string">
            <text:p>25947185</text:p>
          </table:table-cell>
          <table:table-cell/>
          <table:table-cell office:value-type="float" office:value="0.0810065360141" calcext:value-type="float">
            <text:p>0.08100653601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30.36764343" calcext:value-type="float">
            <text:p>130.36764343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SEGID- 9640</text:p>
          </table:table-cell>
          <table:table-cell office:value-type="float" office:value="9640" calcext:value-type="float">
            <text:p>9640</text:p>
          </table:table-cell>
          <table:table-cell table:style-name="ce2" office:value-type="string" calcext:value-type="string">
            <text:p>25960060</text:p>
          </table:table-cell>
          <table:table-cell/>
          <table:table-cell office:value-type="float" office:value="0.137073145593" calcext:value-type="float">
            <text:p>0.1370731455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</text:p>
          </table:table-cell>
          <table:table-cell office:value-type="float" office:value="220.598285617" calcext:value-type="float">
            <text:p>220.598285617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SEGID- 243</text:p>
          </table:table-cell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25960070</text:p>
          </table:table-cell>
          <table:table-cell/>
          <table:table-cell office:value-type="float" office:value="0.029765778254" calcext:value-type="float">
            <text:p>0.02976577825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</text:p>
          </table:table-cell>
          <table:table-cell office:value-type="float" office:value="47.9034724453" calcext:value-type="float">
            <text:p>47.9034724453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SEGID- 551</text:p>
          </table:table-cell>
          <table:table-cell office:value-type="float" office:value="551" calcext:value-type="float">
            <text:p>551</text:p>
          </table:table-cell>
          <table:table-cell table:style-name="ce2" office:value-type="string" calcext:value-type="string">
            <text:p>25960080</text:p>
          </table:table-cell>
          <table:table-cell/>
          <table:table-cell office:value-type="float" office:value="0.0728481302206" calcext:value-type="float">
            <text:p>0.0728481302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</text:p>
          </table:table-cell>
          <table:table-cell office:value-type="float" office:value="117.237935758" calcext:value-type="float">
            <text:p>117.237935758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SEGID- 8551</text:p>
          </table:table-cell>
          <table:table-cell office:value-type="float" office:value="8551" calcext:value-type="float">
            <text:p>8551</text:p>
          </table:table-cell>
          <table:table-cell table:style-name="ce2" office:value-type="string" calcext:value-type="string">
            <text:p>25960090</text:p>
          </table:table-cell>
          <table:table-cell/>
          <table:table-cell office:value-type="float" office:value="0.0443257260024" calcext:value-type="float">
            <text:p>0.0443257260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</text:p>
          </table:table-cell>
          <table:table-cell office:value-type="float" office:value="71.3354838585" calcext:value-type="float">
            <text:p>71.335483858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SEGID- 609</text:p>
          </table:table-cell>
          <table:table-cell office:value-type="float" office:value="609" calcext:value-type="float">
            <text:p>609</text:p>
          </table:table-cell>
          <table:table-cell table:style-name="ce2" office:value-type="string" calcext:value-type="string">
            <text:p>25960095</text:p>
          </table:table-cell>
          <table:table-cell/>
          <table:table-cell office:value-type="float" office:value="0.0236001111708" calcext:value-type="float">
            <text:p>0.02360011117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</text:p>
          </table:table-cell>
          <table:table-cell office:value-type="float" office:value="37.9807732737" calcext:value-type="float">
            <text:p>37.9807732737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SEGID- 5835</text:p>
          </table:table-cell>
          <table:table-cell office:value-type="float" office:value="5835" calcext:value-type="float">
            <text:p>5835</text:p>
          </table:table-cell>
          <table:table-cell table:style-name="ce2" office:value-type="string" calcext:value-type="string">
            <text:p>25960100</text:p>
          </table:table-cell>
          <table:table-cell/>
          <table:table-cell office:value-type="float" office:value="0.0665255133063" calcext:value-type="float">
            <text:p>0.06652551331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</text:p>
          </table:table-cell>
          <table:table-cell office:value-type="float" office:value="107.062649812" calcext:value-type="float">
            <text:p>107.062649812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SEGID- 13205</text:p>
          </table:table-cell>
          <table:table-cell office:value-type="float" office:value="13205" calcext:value-type="float">
            <text:p>13205</text:p>
          </table:table-cell>
          <table:table-cell table:style-name="ce2" office:value-type="string" calcext:value-type="string">
            <text:p>17416045</text:p>
          </table:table-cell>
          <table:table-cell office:value-type="string" calcext:value-type="string">
            <text:p>Out Bound</text:p>
          </table:table-cell>
          <table:table-cell office:value-type="float" office:value="0.0842146371907" calcext:value-type="float">
            <text:p>0.08421463719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35.530592136" calcext:value-type="float">
            <text:p>135.530592136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SEGID- 4364</text:p>
          </table:table-cell>
          <table:table-cell office:value-type="float" office:value="4364" calcext:value-type="float">
            <text:p>4364</text:p>
          </table:table-cell>
          <table:table-cell table:style-name="ce2" office:value-type="string" calcext:value-type="string">
            <text:p>17416050</text:p>
          </table:table-cell>
          <table:table-cell office:value-type="string" calcext:value-type="string">
            <text:p>Out Bound</text:p>
          </table:table-cell>
          <table:table-cell office:value-type="float" office:value="0.0525447635075" calcext:value-type="float">
            <text:p>0.05254476351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84.5627690078" calcext:value-type="float">
            <text:p>84.5627690078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SEGID- 1102</text:p>
          </table:table-cell>
          <table:table-cell office:value-type="float" office:value="1102" calcext:value-type="float">
            <text:p>1102</text:p>
          </table:table-cell>
          <table:table-cell table:style-name="ce2" office:value-type="string" calcext:value-type="string">
            <text:p>19087290</text:p>
          </table:table-cell>
          <table:table-cell/>
          <table:table-cell office:value-type="float" office:value="0.0362424367178" calcext:value-type="float">
            <text:p>0.0362424367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58.3266647305" calcext:value-type="float">
            <text:p>58.326664730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SEGID- 10347</text:p>
          </table:table-cell>
          <table:table-cell office:value-type="float" office:value="10347" calcext:value-type="float">
            <text:p>10347</text:p>
          </table:table-cell>
          <table:table-cell table:style-name="ce2" office:value-type="string" calcext:value-type="string">
            <text:p>19087300</text:p>
          </table:table-cell>
          <table:table-cell office:value-type="string" calcext:value-type="string">
            <text:p>Out Bound</text:p>
          </table:table-cell>
          <table:table-cell office:value-type="float" office:value="0.0223873549145" calcext:value-type="float">
            <text:p>0.02238735491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36.0290273655" calcext:value-type="float">
            <text:p>36.02902736550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SEGID- 3125</text:p>
          </table:table-cell>
          <table:table-cell office:value-type="float" office:value="3125" calcext:value-type="float">
            <text:p>3125</text:p>
          </table:table-cell>
          <table:table-cell table:style-name="ce2" office:value-type="string" calcext:value-type="string">
            <text:p>19087304</text:p>
          </table:table-cell>
          <table:table-cell office:value-type="string" calcext:value-type="string">
            <text:p>Out Bound</text:p>
          </table:table-cell>
          <table:table-cell office:value-type="float" office:value="0.03312248737" calcext:value-type="float">
            <text:p>0.03312248737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53.3055829252" calcext:value-type="float">
            <text:p>53.30558292520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SEGID- 4615</text:p>
          </table:table-cell>
          <table:table-cell office:value-type="float" office:value="4615" calcext:value-type="float">
            <text:p>4615</text:p>
          </table:table-cell>
          <table:table-cell table:style-name="ce2" office:value-type="string" calcext:value-type="string">
            <text:p>19087320</text:p>
          </table:table-cell>
          <table:table-cell office:value-type="string" calcext:value-type="string">
            <text:p>Out Bound</text:p>
          </table:table-cell>
          <table:table-cell office:value-type="float" office:value="0.0664441447556" calcext:value-type="float">
            <text:p>0.06644414476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06.931699561" calcext:value-type="float">
            <text:p>106.93169956100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SEGID- 1185</text:p>
          </table:table-cell>
          <table:table-cell office:value-type="float" office:value="1185" calcext:value-type="float">
            <text:p>1185</text:p>
          </table:table-cell>
          <table:table-cell table:style-name="ce2" office:value-type="string" calcext:value-type="string">
            <text:p>19087330</text:p>
          </table:table-cell>
          <table:table-cell office:value-type="string" calcext:value-type="string">
            <text:p>Out Bound</text:p>
          </table:table-cell>
          <table:table-cell office:value-type="float" office:value="0.0387479877682" calcext:value-type="float">
            <text:p>0.03874798777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62.3589663448" calcext:value-type="float">
            <text:p>62.35896634480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SEGID- 797</text:p>
          </table:table-cell>
          <table:table-cell office:value-type="float" office:value="797" calcext:value-type="float">
            <text:p>797</text:p>
          </table:table-cell>
          <table:table-cell table:style-name="ce2" office:value-type="string" calcext:value-type="string">
            <text:p>19087340</text:p>
          </table:table-cell>
          <table:table-cell office:value-type="string" calcext:value-type="string">
            <text:p>Out Bound</text:p>
          </table:table-cell>
          <table:table-cell office:value-type="float" office:value="0.0517241787466" calcext:value-type="float">
            <text:p>0.05172417875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83.2421632051" calcext:value-type="float">
            <text:p>83.24216320510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SEGID- 7438</text:p>
          </table:table-cell>
          <table:table-cell office:value-type="float" office:value="7438" calcext:value-type="float">
            <text:p>7438</text:p>
          </table:table-cell>
          <table:table-cell table:style-name="ce2" office:value-type="string" calcext:value-type="string">
            <text:p>30110070</text:p>
          </table:table-cell>
          <table:table-cell/>
          <table:table-cell office:value-type="float" office:value="0.137173756542" calcext:value-type="float">
            <text:p>0.13717375654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220.760203568" calcext:value-type="float">
            <text:p>220.760203568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SEGID- 5669</text:p>
          </table:table-cell>
          <table:table-cell office:value-type="float" office:value="5669" calcext:value-type="float">
            <text:p>5669</text:p>
          </table:table-cell>
          <table:table-cell table:style-name="ce2" office:value-type="string" calcext:value-type="string">
            <text:p>30110080</text:p>
          </table:table-cell>
          <table:table-cell/>
          <table:table-cell office:value-type="float" office:value="0.0604346124655" calcext:value-type="float">
            <text:p>0.06043461247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97.2602754842" calcext:value-type="float">
            <text:p>97.2602754842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SEGID- 3105</text:p>
          </table:table-cell>
          <table:table-cell office:value-type="float" office:value="3105" calcext:value-type="float">
            <text:p>3105</text:p>
          </table:table-cell>
          <table:table-cell table:style-name="ce2" office:value-type="string" calcext:value-type="string">
            <text:p>30110100</text:p>
          </table:table-cell>
          <table:table-cell/>
          <table:table-cell office:value-type="float" office:value="0.0811940420937" calcext:value-type="float">
            <text:p>0.0811940420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130.669405818" calcext:value-type="float">
            <text:p>130.669405818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SEGID- 5422</text:p>
          </table:table-cell>
          <table:table-cell office:value-type="float" office:value="5422" calcext:value-type="float">
            <text:p>5422</text:p>
          </table:table-cell>
          <table:table-cell table:style-name="ce2" office:value-type="string" calcext:value-type="string">
            <text:p>30110115</text:p>
          </table:table-cell>
          <table:table-cell/>
          <table:table-cell office:value-type="float" office:value="0.0501835579524" calcext:value-type="float">
            <text:p>0.05018355795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80.7627694149" calcext:value-type="float">
            <text:p>80.7627694149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SEGID- 12947</text:p>
          </table:table-cell>
          <table:table-cell office:value-type="float" office:value="12947" calcext:value-type="float">
            <text:p>12947</text:p>
          </table:table-cell>
          <table:table-cell table:style-name="ce2" office:value-type="string" calcext:value-type="string">
            <text:p>20060035</text:p>
          </table:table-cell>
          <table:table-cell office:value-type="string" calcext:value-type="string">
            <text:p>Out Bound</text:p>
          </table:table-cell>
          <table:table-cell office:value-type="float" office:value="0.0511019618186" calcext:value-type="float">
            <text:p>0.0511019618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82.2408001226" calcext:value-type="float">
            <text:p>82.2408001226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SEGID- 1141</text:p>
          </table:table-cell>
          <table:table-cell office:value-type="float" office:value="1141" calcext:value-type="float">
            <text:p>1141</text:p>
          </table:table-cell>
          <table:table-cell table:style-name="ce2" office:value-type="string" calcext:value-type="string">
            <text:p>20060040</text:p>
          </table:table-cell>
          <table:table-cell office:value-type="string" calcext:value-type="string">
            <text:p>Out Bound</text:p>
          </table:table-cell>
          <table:table-cell office:value-type="float" office:value="0.0461946209409" calcext:value-type="float">
            <text:p>0.04619462094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74.3431847298" calcext:value-type="float">
            <text:p>74.3431847298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SEGID- 3831</text:p>
          </table:table-cell>
          <table:table-cell office:value-type="float" office:value="3831" calcext:value-type="float">
            <text:p>3831</text:p>
          </table:table-cell>
          <table:table-cell table:style-name="ce2" office:value-type="string" calcext:value-type="string">
            <text:p>20060045</text:p>
          </table:table-cell>
          <table:table-cell office:value-type="string" calcext:value-type="string">
            <text:p>Out Bound</text:p>
          </table:table-cell>
          <table:table-cell office:value-type="float" office:value="0.0454702106281" calcext:value-type="float">
            <text:p>0.0454702106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73.1773570077" calcext:value-type="float">
            <text:p>73.1773570077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SEGID- 703</text:p>
          </table:table-cell>
          <table:table-cell office:value-type="float" office:value="703" calcext:value-type="float">
            <text:p>703</text:p>
          </table:table-cell>
          <table:table-cell table:style-name="ce2" office:value-type="string" calcext:value-type="string">
            <text:p>17416100</text:p>
          </table:table-cell>
          <table:table-cell office:value-type="string" calcext:value-type="string">
            <text:p>Out Bound</text:p>
          </table:table-cell>
          <table:table-cell office:value-type="float" office:value="0.0563228295706" calcext:value-type="float">
            <text:p>0.05632282957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90.6429891184" calcext:value-type="float">
            <text:p>90.6429891184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SEGID- 10607</text:p>
          </table:table-cell>
          <table:table-cell office:value-type="float" office:value="10607" calcext:value-type="float">
            <text:p>10607</text:p>
          </table:table-cell>
          <table:table-cell table:style-name="ce2" office:value-type="string" calcext:value-type="string">
            <text:p>17416110</text:p>
          </table:table-cell>
          <table:table-cell office:value-type="string" calcext:value-type="string">
            <text:p>Out Bound</text:p>
          </table:table-cell>
          <table:table-cell office:value-type="float" office:value="0.0463041532174" calcext:value-type="float">
            <text:p>0.04630415322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74.5194601944" calcext:value-type="float">
            <text:p>74.5194601944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SEGID- 12257</text:p>
          </table:table-cell>
          <table:table-cell office:value-type="float" office:value="12257" calcext:value-type="float">
            <text:p>12257</text:p>
          </table:table-cell>
          <table:table-cell table:style-name="ce2" office:value-type="string" calcext:value-type="string">
            <text:p>17416115</text:p>
          </table:table-cell>
          <table:table-cell office:value-type="string" calcext:value-type="string">
            <text:p>Out Bound</text:p>
          </table:table-cell>
          <table:table-cell office:value-type="float" office:value="0.0931503179919" calcext:value-type="float">
            <text:p>0.09315031799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49.911205181" calcext:value-type="float">
            <text:p>149.911205181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SEGID- 9471</text:p>
          </table:table-cell>
          <table:table-cell office:value-type="float" office:value="9471" calcext:value-type="float">
            <text:p>9471</text:p>
          </table:table-cell>
          <table:table-cell table:style-name="ce2" office:value-type="string" calcext:value-type="string">
            <text:p>17416130</text:p>
          </table:table-cell>
          <table:table-cell office:value-type="string" calcext:value-type="string">
            <text:p>Out Bound</text:p>
          </table:table-cell>
          <table:table-cell office:value-type="float" office:value="0.125574910935" calcext:value-type="float">
            <text:p>0.12557491094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202.093633651" calcext:value-type="float">
            <text:p>202.093633651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SEGID- 697</text:p>
          </table:table-cell>
          <table:table-cell office:value-type="float" office:value="697" calcext:value-type="float">
            <text:p>697</text:p>
          </table:table-cell>
          <table:table-cell table:style-name="ce2" office:value-type="string" calcext:value-type="string">
            <text:p>17416140</text:p>
          </table:table-cell>
          <table:table-cell office:value-type="string" calcext:value-type="string">
            <text:p>Out Bound</text:p>
          </table:table-cell>
          <table:table-cell office:value-type="float" office:value="0.0696260302995" calcext:value-type="float">
            <text:p>0.06962603030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12.052458211" calcext:value-type="float">
            <text:p>112.052458211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SEGID- 3876</text:p>
          </table:table-cell>
          <table:table-cell office:value-type="float" office:value="3876" calcext:value-type="float">
            <text:p>3876</text:p>
          </table:table-cell>
          <table:table-cell table:style-name="ce2" office:value-type="string" calcext:value-type="string">
            <text:p>17416145</text:p>
          </table:table-cell>
          <table:table-cell office:value-type="string" calcext:value-type="string">
            <text:p>Out Bound</text:p>
          </table:table-cell>
          <table:table-cell office:value-type="float" office:value="0.070333496858" calcext:value-type="float">
            <text:p>0.07033349686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13.191017549" calcext:value-type="float">
            <text:p>113.191017549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SEGID- 11119</text:p>
          </table:table-cell>
          <table:table-cell office:value-type="float" office:value="11119" calcext:value-type="float">
            <text:p>11119</text:p>
          </table:table-cell>
          <table:table-cell table:style-name="ce2" office:value-type="string" calcext:value-type="string">
            <text:p>17416160</text:p>
          </table:table-cell>
          <table:table-cell office:value-type="string" calcext:value-type="string">
            <text:p>Out Bound</text:p>
          </table:table-cell>
          <table:table-cell office:value-type="float" office:value="0.106118526227" calcext:value-type="float">
            <text:p>0.10611852623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70.781555035" calcext:value-type="float">
            <text:p>170.781555035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5493" calcext:value-type="float">
            <text:p>5493</text:p>
          </table:table-cell>
          <table:table-cell office:value-type="string" calcext:value-type="string">
            <text:p>SEGID- 2016</text:p>
          </table:table-cell>
          <table:table-cell office:value-type="float" office:value="2016" calcext:value-type="float">
            <text:p>2016</text:p>
          </table:table-cell>
          <table:table-cell table:style-name="ce2" office:value-type="string" calcext:value-type="string">
            <text:p>25785010</text:p>
          </table:table-cell>
          <table:table-cell/>
          <table:table-cell office:value-type="float" office:value="0.0448905893422" calcext:value-type="float">
            <text:p>0.04489058934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72.2445451034" calcext:value-type="float">
            <text:p>72.2445451034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ayb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494" calcext:value-type="float">
            <text:p>5494</text:p>
          </table:table-cell>
          <table:table-cell/>
          <table:table-cell office:value-type="float" office:value="9265" calcext:value-type="float">
            <text:p>9265</text:p>
          </table:table-cell>
          <table:table-cell table:style-name="ce2" office:value-type="string" calcext:value-type="string">
            <text:p>30380220</text:p>
          </table:table-cell>
          <table:table-cell/>
          <table:table-cell office:value-type="float" office:value="0.0639702010623" calcext:value-type="float">
            <text:p>0.06397020106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02.950265159" calcext:value-type="float">
            <text:p>102.950265159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495" calcext:value-type="float">
            <text:p>5495</text:p>
          </table:table-cell>
          <table:table-cell/>
          <table:table-cell office:value-type="float" office:value="3271" calcext:value-type="float">
            <text:p>3271</text:p>
          </table:table-cell>
          <table:table-cell table:style-name="ce2" office:value-type="string" calcext:value-type="string">
            <text:p>30380210</text:p>
          </table:table-cell>
          <table:table-cell/>
          <table:table-cell office:value-type="float" office:value="0.0855943422856" calcext:value-type="float">
            <text:p>0.08559434229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37.751016693" calcext:value-type="float">
            <text:p>137.751016693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SEGID- 3906</text:p>
          </table:table-cell>
          <table:table-cell office:value-type="float" office:value="3906" calcext:value-type="float">
            <text:p>3906</text:p>
          </table:table-cell>
          <table:table-cell table:style-name="ce2" office:value-type="string" calcext:value-type="string">
            <text:p>17416170</text:p>
          </table:table-cell>
          <table:table-cell office:value-type="string" calcext:value-type="string">
            <text:p>Out Bound</text:p>
          </table:table-cell>
          <table:table-cell office:value-type="float" office:value="0.117282519342" calcext:value-type="float">
            <text:p>0.11728251934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88.748296304" calcext:value-type="float">
            <text:p>188.748296304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SEGID- 12676</text:p>
          </table:table-cell>
          <table:table-cell office:value-type="float" office:value="12676" calcext:value-type="float">
            <text:p>12676</text:p>
          </table:table-cell>
          <table:table-cell table:style-name="ce2" office:value-type="string" calcext:value-type="string">
            <text:p>17416175</text:p>
          </table:table-cell>
          <table:table-cell office:value-type="string" calcext:value-type="string">
            <text:p>Out Bound</text:p>
          </table:table-cell>
          <table:table-cell office:value-type="float" office:value="0.0541373080558" calcext:value-type="float">
            <text:p>0.05413730806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87.1257261472" calcext:value-type="float">
            <text:p>87.1257261472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SEGID- 2512</text:p>
          </table:table-cell>
          <table:table-cell office:value-type="float" office:value="2512" calcext:value-type="float">
            <text:p>2512</text:p>
          </table:table-cell>
          <table:table-cell table:style-name="ce2" office:value-type="string" calcext:value-type="string">
            <text:p>17416180</text:p>
          </table:table-cell>
          <table:table-cell office:value-type="string" calcext:value-type="string">
            <text:p>Out Bound</text:p>
          </table:table-cell>
          <table:table-cell office:value-type="float" office:value="0.0952444417694" calcext:value-type="float">
            <text:p>0.09524444177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53.281377458" calcext:value-type="float">
            <text:p>153.281377458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SEGID- 5257</text:p>
          </table:table-cell>
          <table:table-cell office:value-type="float" office:value="5257" calcext:value-type="float">
            <text:p>5257</text:p>
          </table:table-cell>
          <table:table-cell table:style-name="ce2" office:value-type="string" calcext:value-type="string">
            <text:p>17416190</text:p>
          </table:table-cell>
          <table:table-cell office:value-type="string" calcext:value-type="string">
            <text:p>Out Bound</text:p>
          </table:table-cell>
          <table:table-cell office:value-type="float" office:value="0.0776720306784" calcext:value-type="float">
            <text:p>0.07767203068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25.001266543" calcext:value-type="float">
            <text:p>125.00126654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Bike Box</text:p>
          </table:table-cell>
          <table:table-cell/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SEGID- 782</text:p>
          </table:table-cell>
          <table:table-cell office:value-type="float" office:value="782" calcext:value-type="float">
            <text:p>782</text:p>
          </table:table-cell>
          <table:table-cell table:style-name="ce2" office:value-type="string" calcext:value-type="string">
            <text:p>17416200</text:p>
          </table:table-cell>
          <table:table-cell office:value-type="string" calcext:value-type="string">
            <text:p>Out Bound</text:p>
          </table:table-cell>
          <table:table-cell office:value-type="float" office:value="0.0152825267065" calcext:value-type="float">
            <text:p>0.01528252671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24.5948918498" calcext:value-type="float">
            <text:p>24.5948918498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SEGID- 1269</text:p>
          </table:table-cell>
          <table:table-cell office:value-type="float" office:value="1269" calcext:value-type="float">
            <text:p>1269</text:p>
          </table:table-cell>
          <table:table-cell table:style-name="ce2" office:value-type="string" calcext:value-type="string">
            <text:p>17416210</text:p>
          </table:table-cell>
          <table:table-cell office:value-type="string" calcext:value-type="string">
            <text:p>Out Bound</text:p>
          </table:table-cell>
          <table:table-cell office:value-type="float" office:value="0.0496332661932" calcext:value-type="float">
            <text:p>0.04963326619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79.8771589027" calcext:value-type="float">
            <text:p>79.8771589027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SEGID- 11727</text:p>
          </table:table-cell>
          <table:table-cell office:value-type="float" office:value="11727" calcext:value-type="float">
            <text:p>11727</text:p>
          </table:table-cell>
          <table:table-cell table:style-name="ce2" office:value-type="string" calcext:value-type="string">
            <text:p>17416215</text:p>
          </table:table-cell>
          <table:table-cell office:value-type="string" calcext:value-type="string">
            <text:p>Out Bound</text:p>
          </table:table-cell>
          <table:table-cell office:value-type="float" office:value="0.0664767597073" calcext:value-type="float">
            <text:p>0.06647675971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06.984188343" calcext:value-type="float">
            <text:p>106.984188343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SEGID- 10877</text:p>
          </table:table-cell>
          <table:table-cell office:value-type="float" office:value="10877" calcext:value-type="float">
            <text:p>10877</text:p>
          </table:table-cell>
          <table:table-cell table:style-name="ce2" office:value-type="string" calcext:value-type="string">
            <text:p>17416220</text:p>
          </table:table-cell>
          <table:table-cell office:value-type="string" calcext:value-type="string">
            <text:p>Out Bound</text:p>
          </table:table-cell>
          <table:table-cell office:value-type="float" office:value="0.134228452096" calcext:value-type="float">
            <text:p>0.13422845210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216.02018605" calcext:value-type="float">
            <text:p>216.02018605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SEGID- 4876</text:p>
          </table:table-cell>
          <table:table-cell office:value-type="float" office:value="4876" calcext:value-type="float">
            <text:p>4876</text:p>
          </table:table-cell>
          <table:table-cell table:style-name="ce2" office:value-type="string" calcext:value-type="string">
            <text:p>16318190</text:p>
          </table:table-cell>
          <table:table-cell office:value-type="string" calcext:value-type="string">
            <text:p>Out Bound</text:p>
          </table:table-cell>
          <table:table-cell office:value-type="float" office:value="0.0778852817038" calcext:value-type="float">
            <text:p>0.07788528170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25.344461487" calcext:value-type="float">
            <text:p>125.3444614870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SEGID- 11781</text:p>
          </table:table-cell>
          <table:table-cell office:value-type="float" office:value="11781" calcext:value-type="float">
            <text:p>11781</text:p>
          </table:table-cell>
          <table:table-cell table:style-name="ce2" office:value-type="string" calcext:value-type="string">
            <text:p>16318200</text:p>
          </table:table-cell>
          <table:table-cell office:value-type="string" calcext:value-type="string">
            <text:p>Out Bound</text:p>
          </table:table-cell>
          <table:table-cell office:value-type="float" office:value="0.0427973295395" calcext:value-type="float">
            <text:p>0.04279732954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68.875763262" calcext:value-type="float">
            <text:p>68.8757632620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SEGID- 6128</text:p>
          </table:table-cell>
          <table:table-cell office:value-type="float" office:value="6128" calcext:value-type="float">
            <text:p>6128</text:p>
          </table:table-cell>
          <table:table-cell table:style-name="ce2" office:value-type="string" calcext:value-type="string">
            <text:p>16318205</text:p>
          </table:table-cell>
          <table:table-cell office:value-type="string" calcext:value-type="string">
            <text:p>Out Bound</text:p>
          </table:table-cell>
          <table:table-cell office:value-type="float" office:value="0.0514772834572" calcext:value-type="float">
            <text:p>0.05147728346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82.8448229578" calcext:value-type="float">
            <text:p>82.8448229578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SEGID- 4077</text:p>
          </table:table-cell>
          <table:table-cell office:value-type="float" office:value="4077" calcext:value-type="float">
            <text:p>4077</text:p>
          </table:table-cell>
          <table:table-cell table:style-name="ce2" office:value-type="string" calcext:value-type="string">
            <text:p>16318210</text:p>
          </table:table-cell>
          <table:table-cell office:value-type="string" calcext:value-type="string">
            <text:p>Out Bound</text:p>
          </table:table-cell>
          <table:table-cell office:value-type="float" office:value="0.116803877459" calcext:value-type="float">
            <text:p>0.11680387746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87.977995321" calcext:value-type="float">
            <text:p>187.9779953210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SEGID- 9488</text:p>
          </table:table-cell>
          <table:table-cell office:value-type="float" office:value="9488" calcext:value-type="float">
            <text:p>9488</text:p>
          </table:table-cell>
          <table:table-cell table:style-name="ce2" office:value-type="string" calcext:value-type="string">
            <text:p>16422175</text:p>
          </table:table-cell>
          <table:table-cell/>
          <table:table-cell office:value-type="float" office:value="0.0625043280863" calcext:value-type="float">
            <text:p>0.0625043280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100.591166562" calcext:value-type="float">
            <text:p>100.591166562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SEGID- 11661</text:p>
          </table:table-cell>
          <table:table-cell office:value-type="float" office:value="11661" calcext:value-type="float">
            <text:p>11661</text:p>
          </table:table-cell>
          <table:table-cell table:style-name="ce2" office:value-type="string" calcext:value-type="string">
            <text:p>16422180</text:p>
          </table:table-cell>
          <table:table-cell/>
          <table:table-cell office:value-type="float" office:value="0.0386114078435" calcext:value-type="float">
            <text:p>0.03861140784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62.1391618228" calcext:value-type="float">
            <text:p>62.1391618228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SEGID- 361</text:p>
          </table:table-cell>
          <table:table-cell office:value-type="float" office:value="361" calcext:value-type="float">
            <text:p>361</text:p>
          </table:table-cell>
          <table:table-cell table:style-name="ce2" office:value-type="string" calcext:value-type="string">
            <text:p>16422183</text:p>
          </table:table-cell>
          <table:table-cell/>
          <table:table-cell office:value-type="float" office:value="0.0337341623373" calcext:value-type="float">
            <text:p>0.03373416234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54.2899803325" calcext:value-type="float">
            <text:p>54.289980332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SEGID- 6800</text:p>
          </table:table-cell>
          <table:table-cell office:value-type="float" office:value="6800" calcext:value-type="float">
            <text:p>6800</text:p>
          </table:table-cell>
          <table:table-cell table:style-name="ce2" office:value-type="string" calcext:value-type="string">
            <text:p>16422187</text:p>
          </table:table-cell>
          <table:table-cell/>
          <table:table-cell office:value-type="float" office:value="0.0543696747808" calcext:value-type="float">
            <text:p>0.05436967478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87.4996848899" calcext:value-type="float">
            <text:p>87.4996848899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SEGID- 11305</text:p>
          </table:table-cell>
          <table:table-cell office:value-type="float" office:value="11305" calcext:value-type="float">
            <text:p>11305</text:p>
          </table:table-cell>
          <table:table-cell table:style-name="ce2" office:value-type="string" calcext:value-type="string">
            <text:p>16422190</text:p>
          </table:table-cell>
          <table:table-cell office:value-type="string" calcext:value-type="string">
            <text:p>In Bound</text:p>
          </table:table-cell>
          <table:table-cell office:value-type="float" office:value="0.123952733819" calcext:value-type="float">
            <text:p>0.12395273382</text:p>
          </table:table-cell>
          <table:table-cell office:value-type="string" calcext:value-type="string">
            <text:p>Contraflow Bike Lane</text:p>
          </table:table-cell>
          <table:table-cell office:value-type="string" calcext:value-type="string">
            <text:p>ADC rec route</text:p>
          </table:table-cell>
          <table:table-cell office:value-type="float" office:value="199.48298742" calcext:value-type="float">
            <text:p>199.482987420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1st draft</text:p>
          </table:table-cell>
          <table:table-cell table:number-columns-repeated="3"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SEGID- 10983</text:p>
          </table:table-cell>
          <table:table-cell office:value-type="float" office:value="10983" calcext:value-type="float">
            <text:p>10983</text:p>
          </table:table-cell>
          <table:table-cell table:style-name="ce2" office:value-type="string" calcext:value-type="string">
            <text:p>16422200</text:p>
          </table:table-cell>
          <table:table-cell office:value-type="string" calcext:value-type="string">
            <text:p>Out Bound</text:p>
          </table:table-cell>
          <table:table-cell office:value-type="float" office:value="0.0941435682363" calcext:value-type="float">
            <text:p>0.09414356824</text:p>
          </table:table-cell>
          <table:table-cell office:value-type="string" calcext:value-type="string">
            <text:p>Contraflow Bike Lane</text:p>
          </table:table-cell>
          <table:table-cell office:value-type="string" calcext:value-type="string">
            <text:p>ADC rec route</text:p>
          </table:table-cell>
          <table:table-cell office:value-type="float" office:value="151.509689699" calcext:value-type="float">
            <text:p>151.509689699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1st draft</text:p>
          </table:table-cell>
          <table:table-cell table:number-columns-repeated="3"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SEGID- 13025</text:p>
          </table:table-cell>
          <table:table-cell office:value-type="float" office:value="13025" calcext:value-type="float">
            <text:p>13025</text:p>
          </table:table-cell>
          <table:table-cell table:style-name="ce2" office:value-type="string" calcext:value-type="string">
            <text:p>18456190</text:p>
          </table:table-cell>
          <table:table-cell/>
          <table:table-cell office:value-type="float" office:value="0.0348855745789" calcext:value-type="float">
            <text:p>0.03488557458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56.1430024211" calcext:value-type="float">
            <text:p>56.1430024211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SEGID- 9994</text:p>
          </table:table-cell>
          <table:table-cell office:value-type="float" office:value="9994" calcext:value-type="float">
            <text:p>9994</text:p>
          </table:table-cell>
          <table:table-cell table:style-name="ce2" office:value-type="string" calcext:value-type="string">
            <text:p>20040020</text:p>
          </table:table-cell>
          <table:table-cell office:value-type="string" calcext:value-type="string">
            <text:p>In Bound</text:p>
          </table:table-cell>
          <table:table-cell office:value-type="float" office:value="0.074037672083" calcext:value-type="float">
            <text:p>0.07403767208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1975 plan</text:p>
          </table:table-cell>
          <table:table-cell office:value-type="float" office:value="119.152321645" calcext:value-type="float">
            <text:p>119.152321645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SEGID- 4710</text:p>
          </table:table-cell>
          <table:table-cell office:value-type="float" office:value="4710" calcext:value-type="float">
            <text:p>4710</text:p>
          </table:table-cell>
          <table:table-cell table:style-name="ce2" office:value-type="string" calcext:value-type="string">
            <text:p>20040027</text:p>
          </table:table-cell>
          <table:table-cell office:value-type="string" calcext:value-type="string">
            <text:p>In Bound</text:p>
          </table:table-cell>
          <table:table-cell office:value-type="float" office:value="0.0342194283931" calcext:value-type="float">
            <text:p>0.0342194283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1975 plan, ADC rec route</text:p>
          </table:table-cell>
          <table:table-cell office:value-type="float" office:value="55.0709419097" calcext:value-type="float">
            <text:p>55.0709419097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SEGID- 481</text:p>
          </table:table-cell>
          <table:table-cell office:value-type="float" office:value="481" calcext:value-type="float">
            <text:p>481</text:p>
          </table:table-cell>
          <table:table-cell table:style-name="ce2" office:value-type="string" calcext:value-type="string">
            <text:p>20040030</text:p>
          </table:table-cell>
          <table:table-cell office:value-type="string" calcext:value-type="string">
            <text:p>In Bound</text:p>
          </table:table-cell>
          <table:table-cell office:value-type="float" office:value="0.0337901736368" calcext:value-type="float">
            <text:p>0.03379017364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1975 plan, ADC rec route</text:p>
          </table:table-cell>
          <table:table-cell office:value-type="float" office:value="54.3801219617" calcext:value-type="float">
            <text:p>54.3801219617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SEGID- 10396</text:p>
          </table:table-cell>
          <table:table-cell office:value-type="float" office:value="10396" calcext:value-type="float">
            <text:p>10396</text:p>
          </table:table-cell>
          <table:table-cell table:style-name="ce2" office:value-type="string" calcext:value-type="string">
            <text:p>18846095</text:p>
          </table:table-cell>
          <table:table-cell office:value-type="string" calcext:value-type="string">
            <text:p>Out Bound</text:p>
          </table:table-cell>
          <table:table-cell office:value-type="float" office:value="0.0728588838624" calcext:value-type="float">
            <text:p>0.07285888386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17.255242101" calcext:value-type="float">
            <text:p>117.255242101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SEGID- 3350</text:p>
          </table:table-cell>
          <table:table-cell office:value-type="float" office:value="3350" calcext:value-type="float">
            <text:p>3350</text:p>
          </table:table-cell>
          <table:table-cell table:style-name="ce2" office:value-type="string" calcext:value-type="string">
            <text:p>30060040</text:p>
          </table:table-cell>
          <table:table-cell office:value-type="string" calcext:value-type="string">
            <text:p>In Bound</text:p>
          </table:table-cell>
          <table:table-cell office:value-type="float" office:value="0.0701589714093" calcext:value-type="float">
            <text:p>0.07015897141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112.910145504" calcext:value-type="float">
            <text:p>112.910145504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SEGID- 12025</text:p>
          </table:table-cell>
          <table:table-cell office:value-type="float" office:value="12025" calcext:value-type="float">
            <text:p>12025</text:p>
          </table:table-cell>
          <table:table-cell table:style-name="ce2" office:value-type="string" calcext:value-type="string">
            <text:p>30060045</text:p>
          </table:table-cell>
          <table:table-cell office:value-type="string" calcext:value-type="string">
            <text:p>In Bound</text:p>
          </table:table-cell>
          <table:table-cell office:value-type="float" office:value="0.0364247410186" calcext:value-type="float">
            <text:p>0.0364247410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58.6200556499" calcext:value-type="float">
            <text:p>58.6200556499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SEGID- 7334</text:p>
          </table:table-cell>
          <table:table-cell office:value-type="float" office:value="7334" calcext:value-type="float">
            <text:p>7334</text:p>
          </table:table-cell>
          <table:table-cell table:style-name="ce2" office:value-type="string" calcext:value-type="string">
            <text:p>30060050</text:p>
          </table:table-cell>
          <table:table-cell office:value-type="string" calcext:value-type="string">
            <text:p>In Bound</text:p>
          </table:table-cell>
          <table:table-cell office:value-type="float" office:value="0.100214668239" calcext:value-type="float">
            <text:p>0.10021466824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161.280197602" calcext:value-type="float">
            <text:p>161.280197602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SEGID- 10032</text:p>
          </table:table-cell>
          <table:table-cell office:value-type="float" office:value="10032" calcext:value-type="float">
            <text:p>10032</text:p>
          </table:table-cell>
          <table:table-cell table:style-name="ce2" office:value-type="string" calcext:value-type="string">
            <text:p>30060070</text:p>
          </table:table-cell>
          <table:table-cell office:value-type="string" calcext:value-type="string">
            <text:p>In Bound</text:p>
          </table:table-cell>
          <table:table-cell office:value-type="float" office:value="0.0789266087744" calcext:value-type="float">
            <text:p>0.07892660877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127.020318312" calcext:value-type="float">
            <text:p>127.02031831200</text:p>
          </table:table-cell>
          <table:table-cell office:value-type="float" office:value="2015" calcext:value-type="float">
            <text:p>2015</text:p>
          </table:table-cell>
          <table:table-cell table:number-columns-repeated="4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SEGID- 419</text:p>
          </table:table-cell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17052620</text:p>
          </table:table-cell>
          <table:table-cell/>
          <table:table-cell office:value-type="float" office:value="0.0337709784371" calcext:value-type="float">
            <text:p>0.03377097844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route</text:p>
          </table:table-cell>
          <table:table-cell office:value-type="float" office:value="54.3492302204" calcext:value-type="float">
            <text:p>54.3492302204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SEGID- 1116</text:p>
          </table:table-cell>
          <table:table-cell office:value-type="float" office:value="1116" calcext:value-type="float">
            <text:p>1116</text:p>
          </table:table-cell>
          <table:table-cell table:style-name="ce2" office:value-type="string" calcext:value-type="string">
            <text:p>17052622</text:p>
          </table:table-cell>
          <table:table-cell/>
          <table:table-cell office:value-type="float" office:value="0.0593011570648" calcext:value-type="float">
            <text:p>0.05930115706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route</text:p>
          </table:table-cell>
          <table:table-cell office:value-type="float" office:value="95.4361521876" calcext:value-type="float">
            <text:p>95.4361521876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SEGID- 2200</text:p>
          </table:table-cell>
          <table:table-cell office:value-type="float" office:value="2200" calcext:value-type="float">
            <text:p>2200</text:p>
          </table:table-cell>
          <table:table-cell table:style-name="ce2" office:value-type="string" calcext:value-type="string">
            <text:p>17052630</text:p>
          </table:table-cell>
          <table:table-cell/>
          <table:table-cell office:value-type="float" office:value="0.0210687698035" calcext:value-type="float">
            <text:p>0.0210687698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route</text:p>
          </table:table-cell>
          <table:table-cell office:value-type="float" office:value="33.9069660846" calcext:value-type="float">
            <text:p>33.9069660846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SEGID- 4574</text:p>
          </table:table-cell>
          <table:table-cell office:value-type="float" office:value="4574" calcext:value-type="float">
            <text:p>4574</text:p>
          </table:table-cell>
          <table:table-cell table:style-name="ce2" office:value-type="string" calcext:value-type="string">
            <text:p>17052635</text:p>
          </table:table-cell>
          <table:table-cell/>
          <table:table-cell office:value-type="float" office:value="0.0770114863271" calcext:value-type="float">
            <text:p>0.0770114863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route</text:p>
          </table:table-cell>
          <table:table-cell office:value-type="float" office:value="123.938221328" calcext:value-type="float">
            <text:p>123.938221328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SEGID- 6168</text:p>
          </table:table-cell>
          <table:table-cell office:value-type="float" office:value="6168" calcext:value-type="float">
            <text:p>6168</text:p>
          </table:table-cell>
          <table:table-cell table:style-name="ce2" office:value-type="string" calcext:value-type="string">
            <text:p>17052638</text:p>
          </table:table-cell>
          <table:table-cell/>
          <table:table-cell office:value-type="float" office:value="0.0230240066737" calcext:value-type="float">
            <text:p>0.02302400667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route</text:p>
          </table:table-cell>
          <table:table-cell office:value-type="float" office:value="37.0536211036" calcext:value-type="float">
            <text:p>37.0536211036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SEGID- 278</text:p>
          </table:table-cell>
          <table:table-cell office:value-type="float" office:value="278" calcext:value-type="float">
            <text:p>278</text:p>
          </table:table-cell>
          <table:table-cell table:style-name="ce2" office:value-type="string" calcext:value-type="string">
            <text:p>17052650</text:p>
          </table:table-cell>
          <table:table-cell/>
          <table:table-cell office:value-type="float" office:value="0.0958810992543" calcext:value-type="float">
            <text:p>0.09588109925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</text:p>
          </table:table-cell>
          <table:table-cell office:value-type="float" office:value="154.30598041" calcext:value-type="float">
            <text:p>154.30598041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SEGID- 5359</text:p>
          </table:table-cell>
          <table:table-cell office:value-type="float" office:value="5359" calcext:value-type="float">
            <text:p>5359</text:p>
          </table:table-cell>
          <table:table-cell table:style-name="ce2" office:value-type="string" calcext:value-type="string">
            <text:p>17052663</text:p>
          </table:table-cell>
          <table:table-cell/>
          <table:table-cell office:value-type="float" office:value="0.0603219627642" calcext:value-type="float">
            <text:p>0.06032196276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</text:p>
          </table:table-cell>
          <table:table-cell office:value-type="float" office:value="97.0789830008" calcext:value-type="float">
            <text:p>97.0789830008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SEGID- 9295</text:p>
          </table:table-cell>
          <table:table-cell office:value-type="float" office:value="9295" calcext:value-type="float">
            <text:p>9295</text:p>
          </table:table-cell>
          <table:table-cell table:style-name="ce2" office:value-type="string" calcext:value-type="string">
            <text:p>17052668</text:p>
          </table:table-cell>
          <table:table-cell/>
          <table:table-cell office:value-type="float" office:value="0.0474000412597" calcext:value-type="float">
            <text:p>0.04740004126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</text:p>
          </table:table-cell>
          <table:table-cell office:value-type="float" office:value="76.2831245674" calcext:value-type="float">
            <text:p>76.2831245674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SEGID- 5866</text:p>
          </table:table-cell>
          <table:table-cell office:value-type="float" office:value="5866" calcext:value-type="float">
            <text:p>5866</text:p>
          </table:table-cell>
          <table:table-cell table:style-name="ce2" office:value-type="string" calcext:value-type="string">
            <text:p>17052678</text:p>
          </table:table-cell>
          <table:table-cell/>
          <table:table-cell office:value-type="float" office:value="0.0691208458923" calcext:value-type="float">
            <text:p>0.0691208458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</text:p>
          </table:table-cell>
          <table:table-cell office:value-type="float" office:value="111.239441091" calcext:value-type="float">
            <text:p>111.239441091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SEGID- 7956</text:p>
          </table:table-cell>
          <table:table-cell office:value-type="float" office:value="7956" calcext:value-type="float">
            <text:p>7956</text:p>
          </table:table-cell>
          <table:table-cell table:style-name="ce2" office:value-type="string" calcext:value-type="string">
            <text:p>17052680</text:p>
          </table:table-cell>
          <table:table-cell/>
          <table:table-cell office:value-type="float" office:value="0.0991375298154" calcext:value-type="float">
            <text:p>0.0991375298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</text:p>
          </table:table-cell>
          <table:table-cell office:value-type="float" office:value="159.546707877" calcext:value-type="float">
            <text:p>159.546707877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SEGID- 10507</text:p>
          </table:table-cell>
          <table:table-cell office:value-type="float" office:value="10507" calcext:value-type="float">
            <text:p>10507</text:p>
          </table:table-cell>
          <table:table-cell table:style-name="ce2" office:value-type="string" calcext:value-type="string">
            <text:p>20140017</text:p>
          </table:table-cell>
          <table:table-cell office:value-type="string" calcext:value-type="string">
            <text:p>In Bound</text:p>
          </table:table-cell>
          <table:table-cell office:value-type="float" office:value="0.0196382484024" calcext:value-type="float">
            <text:p>0.0196382484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ADC rec route</text:p>
          </table:table-cell>
          <table:table-cell office:value-type="float" office:value="31.6047604465" calcext:value-type="float">
            <text:p>31.604760446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SEGID- 9243</text:p>
          </table:table-cell>
          <table:table-cell office:value-type="float" office:value="9243" calcext:value-type="float">
            <text:p>9243</text:p>
          </table:table-cell>
          <table:table-cell table:style-name="ce2" office:value-type="string" calcext:value-type="string">
            <text:p>20140020</text:p>
          </table:table-cell>
          <table:table-cell office:value-type="string" calcext:value-type="string">
            <text:p>In Bound</text:p>
          </table:table-cell>
          <table:table-cell office:value-type="float" office:value="0.107789564504" calcext:value-type="float">
            <text:p>0.1077895645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ADC rec route</text:p>
          </table:table-cell>
          <table:table-cell office:value-type="float" office:value="173.470835838" calcext:value-type="float">
            <text:p>173.470835838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SEGID- 9950</text:p>
          </table:table-cell>
          <table:table-cell office:value-type="float" office:value="9950" calcext:value-type="float">
            <text:p>9950</text:p>
          </table:table-cell>
          <table:table-cell table:style-name="ce2" office:value-type="string" calcext:value-type="string">
            <text:p>20140030</text:p>
          </table:table-cell>
          <table:table-cell office:value-type="string" calcext:value-type="string">
            <text:p>In Bound</text:p>
          </table:table-cell>
          <table:table-cell office:value-type="float" office:value="0.0831960785433" calcext:value-type="float">
            <text:p>0.08319607854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ADC rec route</text:p>
          </table:table-cell>
          <table:table-cell office:value-type="float" office:value="133.89137761" calcext:value-type="float">
            <text:p>133.89137761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SEGID- 10383</text:p>
          </table:table-cell>
          <table:table-cell office:value-type="float" office:value="10383" calcext:value-type="float">
            <text:p>10383</text:p>
          </table:table-cell>
          <table:table-cell table:style-name="ce2" office:value-type="string" calcext:value-type="string">
            <text:p>20140045</text:p>
          </table:table-cell>
          <table:table-cell office:value-type="string" calcext:value-type="string">
            <text:p>In Bound</text:p>
          </table:table-cell>
          <table:table-cell office:value-type="float" office:value="0.0503945645669" calcext:value-type="float">
            <text:p>0.05039456457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ADC rec route</text:p>
          </table:table-cell>
          <table:table-cell office:value-type="float" office:value="81.102352323" calcext:value-type="float">
            <text:p>81.102352323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SEGID- 11966</text:p>
          </table:table-cell>
          <table:table-cell office:value-type="float" office:value="11966" calcext:value-type="float">
            <text:p>11966</text:p>
          </table:table-cell>
          <table:table-cell table:style-name="ce2" office:value-type="string" calcext:value-type="string">
            <text:p>20140050</text:p>
          </table:table-cell>
          <table:table-cell office:value-type="string" calcext:value-type="string">
            <text:p>In Bound</text:p>
          </table:table-cell>
          <table:table-cell office:value-type="float" office:value="0.0419240547296" calcext:value-type="float">
            <text:p>0.0419240547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ADC rec route</text:p>
          </table:table-cell>
          <table:table-cell office:value-type="float" office:value="67.4703608754" calcext:value-type="float">
            <text:p>67.4703608754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SEGID- 1257</text:p>
          </table:table-cell>
          <table:table-cell office:value-type="float" office:value="1257" calcext:value-type="float">
            <text:p>1257</text:p>
          </table:table-cell>
          <table:table-cell table:style-name="ce2" office:value-type="string" calcext:value-type="string">
            <text:p>20140060</text:p>
          </table:table-cell>
          <table:table-cell office:value-type="string" calcext:value-type="string">
            <text:p>In Bound</text:p>
          </table:table-cell>
          <table:table-cell office:value-type="float" office:value="0.108721383239" calcext:value-type="float">
            <text:p>0.10872138324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ADC rec route</text:p>
          </table:table-cell>
          <table:table-cell office:value-type="float" office:value="174.970455728" calcext:value-type="float">
            <text:p>174.970455728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SEGID- 4419</text:p>
          </table:table-cell>
          <table:table-cell office:value-type="float" office:value="4419" calcext:value-type="float">
            <text:p>4419</text:p>
          </table:table-cell>
          <table:table-cell table:style-name="ce2" office:value-type="string" calcext:value-type="string">
            <text:p>18846155</text:p>
          </table:table-cell>
          <table:table-cell office:value-type="string" calcext:value-type="string">
            <text:p>Out Bound</text:p>
          </table:table-cell>
          <table:table-cell office:value-type="float" office:value="0.05423968231" calcext:value-type="float">
            <text:p>0.05423968231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87.2904818685" calcext:value-type="float">
            <text:p>87.2904818685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SEGID- 195</text:p>
          </table:table-cell>
          <table:table-cell office:value-type="float" office:value="195" calcext:value-type="float">
            <text:p>195</text:p>
          </table:table-cell>
          <table:table-cell table:style-name="ce2" office:value-type="string" calcext:value-type="string">
            <text:p>18846170</text:p>
          </table:table-cell>
          <table:table-cell office:value-type="string" calcext:value-type="string">
            <text:p>Out Bound</text:p>
          </table:table-cell>
          <table:table-cell office:value-type="float" office:value="0.0631744945089" calcext:value-type="float">
            <text:p>0.06317449451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01.66969703" calcext:value-type="float">
            <text:p>101.669697030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SEGID- 6406</text:p>
          </table:table-cell>
          <table:table-cell office:value-type="float" office:value="6406" calcext:value-type="float">
            <text:p>6406</text:p>
          </table:table-cell>
          <table:table-cell table:style-name="ce2" office:value-type="string" calcext:value-type="string">
            <text:p>15135540</text:p>
          </table:table-cell>
          <table:table-cell/>
          <table:table-cell office:value-type="float" office:value="0.0855190576007" calcext:value-type="float">
            <text:p>0.0855190576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, 1975 plan, public input</text:p>
          </table:table-cell>
          <table:table-cell office:value-type="float" office:value="137.629857495" calcext:value-type="float">
            <text:p>137.629857495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SEGID- 9854</text:p>
          </table:table-cell>
          <table:table-cell office:value-type="float" office:value="9854" calcext:value-type="float">
            <text:p>9854</text:p>
          </table:table-cell>
          <table:table-cell table:style-name="ce2" office:value-type="string" calcext:value-type="string">
            <text:p>15135550</text:p>
          </table:table-cell>
          <table:table-cell/>
          <table:table-cell office:value-type="float" office:value="0.0094553690253" calcext:value-type="float">
            <text:p>0.00945536903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5.2169718426" calcext:value-type="float">
            <text:p>15.2169718426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SEGID- 10198</text:p>
          </table:table-cell>
          <table:table-cell office:value-type="float" office:value="10198" calcext:value-type="float">
            <text:p>10198</text:p>
          </table:table-cell>
          <table:table-cell table:style-name="ce2" office:value-type="string" calcext:value-type="string">
            <text:p>15135555</text:p>
          </table:table-cell>
          <table:table-cell/>
          <table:table-cell office:value-type="float" office:value="0.0767544701853" calcext:value-type="float">
            <text:p>0.0767544701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, 1975 plan, public input</text:p>
          </table:table-cell>
          <table:table-cell office:value-type="float" office:value="123.524593115" calcext:value-type="float">
            <text:p>123.524593115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SEGID- 9167</text:p>
          </table:table-cell>
          <table:table-cell office:value-type="float" office:value="9167" calcext:value-type="float">
            <text:p>9167</text:p>
          </table:table-cell>
          <table:table-cell table:style-name="ce2" office:value-type="string" calcext:value-type="string">
            <text:p>15135560</text:p>
          </table:table-cell>
          <table:table-cell/>
          <table:table-cell office:value-type="float" office:value="0.0586095757396" calcext:value-type="float">
            <text:p>0.05860957574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, 1975 plan, public input</text:p>
          </table:table-cell>
          <table:table-cell office:value-type="float" office:value="94.3231577054" calcext:value-type="float">
            <text:p>94.3231577054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SEGID- 12337</text:p>
          </table:table-cell>
          <table:table-cell office:value-type="float" office:value="12337" calcext:value-type="float">
            <text:p>12337</text:p>
          </table:table-cell>
          <table:table-cell table:style-name="ce2" office:value-type="string" calcext:value-type="string">
            <text:p>15135565</text:p>
          </table:table-cell>
          <table:table-cell/>
          <table:table-cell office:value-type="float" office:value="0.026890911714" calcext:value-type="float">
            <text:p>0.02689091171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, 1975 plan, public input</text:p>
          </table:table-cell>
          <table:table-cell office:value-type="float" office:value="43.2768139751" calcext:value-type="float">
            <text:p>43.2768139751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SEGID- 10611</text:p>
          </table:table-cell>
          <table:table-cell office:value-type="float" office:value="10611" calcext:value-type="float">
            <text:p>10611</text:p>
          </table:table-cell>
          <table:table-cell table:style-name="ce2" office:value-type="string" calcext:value-type="string">
            <text:p>15135580</text:p>
          </table:table-cell>
          <table:table-cell/>
          <table:table-cell office:value-type="float" office:value="0.172384529539" calcext:value-type="float">
            <text:p>0.17238452954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, 1975 plan, public input</text:p>
          </table:table-cell>
          <table:table-cell office:value-type="float" office:value="277.426563159" calcext:value-type="float">
            <text:p>277.426563159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SEGID- 5894</text:p>
          </table:table-cell>
          <table:table-cell office:value-type="float" office:value="5894" calcext:value-type="float">
            <text:p>5894</text:p>
          </table:table-cell>
          <table:table-cell table:style-name="ce2" office:value-type="string" calcext:value-type="string">
            <text:p>15135595</text:p>
          </table:table-cell>
          <table:table-cell/>
          <table:table-cell office:value-type="float" office:value="0.0269772686214" calcext:value-type="float">
            <text:p>0.02697726862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COG 95, public input</text:p>
          </table:table-cell>
          <table:table-cell office:value-type="float" office:value="43.4157922239" calcext:value-type="float">
            <text:p>43.4157922239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SEGID- 11907</text:p>
          </table:table-cell>
          <table:table-cell office:value-type="float" office:value="11907" calcext:value-type="float">
            <text:p>11907</text:p>
          </table:table-cell>
          <table:table-cell table:style-name="ce2" office:value-type="string" calcext:value-type="string">
            <text:p>15135600</text:p>
          </table:table-cell>
          <table:table-cell/>
          <table:table-cell office:value-type="float" office:value="0.164556451757" calcext:value-type="float">
            <text:p>0.16455645176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COG 95, 1975 plan, public input</text:p>
          </table:table-cell>
          <table:table-cell office:value-type="float" office:value="264.828467954" calcext:value-type="float">
            <text:p>264.828467954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SEGID- 5906</text:p>
          </table:table-cell>
          <table:table-cell office:value-type="float" office:value="5906" calcext:value-type="float">
            <text:p>5906</text:p>
          </table:table-cell>
          <table:table-cell table:style-name="ce2" office:value-type="string" calcext:value-type="string">
            <text:p>20040000</text:p>
          </table:table-cell>
          <table:table-cell office:value-type="string" calcext:value-type="string">
            <text:p>In Bound</text:p>
          </table:table-cell>
          <table:table-cell office:value-type="float" office:value="0.077915713742" calcext:value-type="float">
            <text:p>0.07791571374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1975 plan</text:p>
          </table:table-cell>
          <table:table-cell office:value-type="float" office:value="125.393437203" calcext:value-type="float">
            <text:p>125.393437203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SEGID- 6848</text:p>
          </table:table-cell>
          <table:table-cell office:value-type="float" office:value="6848" calcext:value-type="float">
            <text:p>6848</text:p>
          </table:table-cell>
          <table:table-cell table:style-name="ce2" office:value-type="string" calcext:value-type="string">
            <text:p>20040010</text:p>
          </table:table-cell>
          <table:table-cell office:value-type="string" calcext:value-type="string">
            <text:p>In Bound</text:p>
          </table:table-cell>
          <table:table-cell office:value-type="float" office:value="0.0742858199047" calcext:value-type="float">
            <text:p>0.0742858199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1975 plan</text:p>
          </table:table-cell>
          <table:table-cell office:value-type="float" office:value="119.551677652" calcext:value-type="float">
            <text:p>119.551677652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SEGID- 10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30040040</text:p>
          </table:table-cell>
          <table:table-cell office:value-type="string" calcext:value-type="string">
            <text:p>Out Bound</text:p>
          </table:table-cell>
          <table:table-cell office:value-type="float" office:value="0.0722904920368" calcext:value-type="float">
            <text:p>0.07229049204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116.340502298" calcext:value-type="float">
            <text:p>116.340502298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SEGID- 769</text:p>
          </table:table-cell>
          <table:table-cell office:value-type="float" office:value="769" calcext:value-type="float">
            <text:p>769</text:p>
          </table:table-cell>
          <table:table-cell table:style-name="ce2" office:value-type="string" calcext:value-type="string">
            <text:p>30040050</text:p>
          </table:table-cell>
          <table:table-cell office:value-type="string" calcext:value-type="string">
            <text:p>Out Bound</text:p>
          </table:table-cell>
          <table:table-cell office:value-type="float" office:value="0.0357726387187" calcext:value-type="float">
            <text:p>0.0357726387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57.5705966274" calcext:value-type="float">
            <text:p>57.5705966274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SEGID- 1324</text:p>
          </table:table-cell>
          <table:table-cell office:value-type="float" office:value="1324" calcext:value-type="float">
            <text:p>1324</text:p>
          </table:table-cell>
          <table:table-cell table:style-name="ce2" office:value-type="string" calcext:value-type="string">
            <text:p>30040055</text:p>
          </table:table-cell>
          <table:table-cell office:value-type="string" calcext:value-type="string">
            <text:p>Out Bound</text:p>
          </table:table-cell>
          <table:table-cell office:value-type="float" office:value="0.0987357477349" calcext:value-type="float">
            <text:p>0.0987357477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158.900101003" calcext:value-type="float">
            <text:p>158.900101003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SEGID- 4239</text:p>
          </table:table-cell>
          <table:table-cell office:value-type="float" office:value="4239" calcext:value-type="float">
            <text:p>4239</text:p>
          </table:table-cell>
          <table:table-cell table:style-name="ce2" office:value-type="string" calcext:value-type="string">
            <text:p>30040070</text:p>
          </table:table-cell>
          <table:table-cell office:value-type="string" calcext:value-type="string">
            <text:p>Out Bound</text:p>
          </table:table-cell>
          <table:table-cell office:value-type="float" office:value="0.055457934911" calcext:value-type="float">
            <text:p>0.05545793491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89.2510733036" calcext:value-type="float">
            <text:p>89.2510733036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SEGID- 3846</text:p>
          </table:table-cell>
          <table:table-cell office:value-type="float" office:value="3846" calcext:value-type="float">
            <text:p>3846</text:p>
          </table:table-cell>
          <table:table-cell table:style-name="ce2" office:value-type="string" calcext:value-type="string">
            <text:p>30040085</text:p>
          </table:table-cell>
          <table:table-cell/>
          <table:table-cell office:value-type="float" office:value="0.0316594783235" calcext:value-type="float">
            <text:p>0.0316594783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50.9510933852" calcext:value-type="float">
            <text:p>50.9510933852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SEGID- 2733</text:p>
          </table:table-cell>
          <table:table-cell office:value-type="float" office:value="2733" calcext:value-type="float">
            <text:p>2733</text:p>
          </table:table-cell>
          <table:table-cell table:style-name="ce2" office:value-type="string" calcext:value-type="string">
            <text:p>30040090</text:p>
          </table:table-cell>
          <table:table-cell/>
          <table:table-cell office:value-type="float" office:value="0.060596326963" calcext:value-type="float">
            <text:p>0.06059632696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97.520530261" calcext:value-type="float">
            <text:p>97.520530261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SEGID- 2124</text:p>
          </table:table-cell>
          <table:table-cell office:value-type="float" office:value="2124" calcext:value-type="float">
            <text:p>2124</text:p>
          </table:table-cell>
          <table:table-cell table:style-name="ce2" office:value-type="string" calcext:value-type="string">
            <text:p>30040100</text:p>
          </table:table-cell>
          <table:table-cell/>
          <table:table-cell office:value-type="float" office:value="0.0604780242052" calcext:value-type="float">
            <text:p>0.06047802421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, ADC rec route</text:p>
          </table:table-cell>
          <table:table-cell office:value-type="float" office:value="97.3301400468" calcext:value-type="float">
            <text:p>97.3301400468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SEGID- 12328</text:p>
          </table:table-cell>
          <table:table-cell office:value-type="float" office:value="12328" calcext:value-type="float">
            <text:p>12328</text:p>
          </table:table-cell>
          <table:table-cell table:style-name="ce2" office:value-type="string" calcext:value-type="string">
            <text:p>30040110</text:p>
          </table:table-cell>
          <table:table-cell/>
          <table:table-cell office:value-type="float" office:value="0.0721865844113" calcext:value-type="float">
            <text:p>0.07218658441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, ADC rec route</text:p>
          </table:table-cell>
          <table:table-cell office:value-type="float" office:value="116.173278849" calcext:value-type="float">
            <text:p>116.173278849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SEGID- 8867</text:p>
          </table:table-cell>
          <table:table-cell office:value-type="float" office:value="8867" calcext:value-type="float">
            <text:p>8867</text:p>
          </table:table-cell>
          <table:table-cell table:style-name="ce2" office:value-type="string" calcext:value-type="string">
            <text:p>20180270</text:p>
          </table:table-cell>
          <table:table-cell/>
          <table:table-cell office:value-type="float" office:value="0.0737631355941" calcext:value-type="float">
            <text:p>0.07376313559</text:p>
          </table:table-cell>
          <table:table-cell office:value-type="string" calcext:value-type="string">
            <text:p>Climbing Lane</text:p>
          </table:table-cell>
          <table:table-cell office:value-type="string" calcext:value-type="string">
            <text:p>ADC rec route</text:p>
          </table:table-cell>
          <table:table-cell office:value-type="float" office:value="118.710497111" calcext:value-type="float">
            <text:p>118.710497111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SEGID- 1071</text:p>
          </table:table-cell>
          <table:table-cell office:value-type="float" office:value="1071" calcext:value-type="float">
            <text:p>1071</text:p>
          </table:table-cell>
          <table:table-cell table:style-name="ce2" office:value-type="string" calcext:value-type="string">
            <text:p>20180280</text:p>
          </table:table-cell>
          <table:table-cell/>
          <table:table-cell office:value-type="float" office:value="0.0737567223134" calcext:value-type="float">
            <text:p>0.07375672231</text:p>
          </table:table-cell>
          <table:table-cell office:value-type="string" calcext:value-type="string">
            <text:p>Climbing Lane</text:p>
          </table:table-cell>
          <table:table-cell office:value-type="string" calcext:value-type="string">
            <text:p>ADC rec route</text:p>
          </table:table-cell>
          <table:table-cell office:value-type="float" office:value="118.700175915" calcext:value-type="float">
            <text:p>118.700175915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SEGID- 9615</text:p>
          </table:table-cell>
          <table:table-cell office:value-type="float" office:value="9615" calcext:value-type="float">
            <text:p>9615</text:p>
          </table:table-cell>
          <table:table-cell table:style-name="ce2" office:value-type="string" calcext:value-type="string">
            <text:p>16981040</text:p>
          </table:table-cell>
          <table:table-cell/>
          <table:table-cell office:value-type="float" office:value="0.0583592017727" calcext:value-type="float">
            <text:p>0.05835920177</text:p>
          </table:table-cell>
          <table:table-cell office:value-type="string" calcext:value-type="string">
            <text:p>Cycle Track</text:p>
          </table:table-cell>
          <table:table-cell office:value-type="string" calcext:value-type="string">
            <text:p>ADC rec route</text:p>
          </table:table-cell>
          <table:table-cell office:value-type="float" office:value="93.9202190582" calcext:value-type="float">
            <text:p>93.92021905820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SEGID- 713</text:p>
          </table:table-cell>
          <table:table-cell office:value-type="float" office:value="713" calcext:value-type="float">
            <text:p>713</text:p>
          </table:table-cell>
          <table:table-cell table:style-name="ce2" office:value-type="string" calcext:value-type="string">
            <text:p>16981045</text:p>
          </table:table-cell>
          <table:table-cell/>
          <table:table-cell office:value-type="float" office:value="0.0752296839415" calcext:value-type="float">
            <text:p>0.07522968394</text:p>
          </table:table-cell>
          <table:table-cell office:value-type="string" calcext:value-type="string">
            <text:p>Cycle Track</text:p>
          </table:table-cell>
          <table:table-cell office:value-type="string" calcext:value-type="string">
            <text:p>ADC rec route, 97 strategic transp plan</text:p>
          </table:table-cell>
          <table:table-cell office:value-type="float" office:value="121.070682614" calcext:value-type="float">
            <text:p>121.07068261400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SEGID- 10022</text:p>
          </table:table-cell>
          <table:table-cell office:value-type="float" office:value="10022" calcext:value-type="float">
            <text:p>10022</text:p>
          </table:table-cell>
          <table:table-cell table:style-name="ce2" office:value-type="string" calcext:value-type="string">
            <text:p>16981060</text:p>
          </table:table-cell>
          <table:table-cell/>
          <table:table-cell office:value-type="float" office:value="0.114994057329" calcext:value-type="float">
            <text:p>0.11499405733</text:p>
          </table:table-cell>
          <table:table-cell office:value-type="string" calcext:value-type="string">
            <text:p>Cycle Track</text:p>
          </table:table-cell>
          <table:table-cell office:value-type="string" calcext:value-type="string">
            <text:p>ADC rec route, 97 strategic transp plan</text:p>
          </table:table-cell>
          <table:table-cell office:value-type="float" office:value="185.065366329" calcext:value-type="float">
            <text:p>185.06536632900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SEGID- 10325</text:p>
          </table:table-cell>
          <table:table-cell office:value-type="float" office:value="10325" calcext:value-type="float">
            <text:p>10325</text:p>
          </table:table-cell>
          <table:table-cell table:style-name="ce2" office:value-type="string" calcext:value-type="string">
            <text:p>16981070</text:p>
          </table:table-cell>
          <table:table-cell/>
          <table:table-cell office:value-type="float" office:value="0.117890048508" calcext:value-type="float">
            <text:p>0.11789004851</text:p>
          </table:table-cell>
          <table:table-cell office:value-type="string" calcext:value-type="string">
            <text:p>Cycle Track</text:p>
          </table:table-cell>
          <table:table-cell office:value-type="string" calcext:value-type="string">
            <text:p>97 strategic transp plan</text:p>
          </table:table-cell>
          <table:table-cell office:value-type="float" office:value="189.726021678" calcext:value-type="float">
            <text:p>189.72602167800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SEGID- 8606</text:p>
          </table:table-cell>
          <table:table-cell office:value-type="float" office:value="8606" calcext:value-type="float">
            <text:p>8606</text:p>
          </table:table-cell>
          <table:table-cell table:style-name="ce2" office:value-type="string" calcext:value-type="string">
            <text:p>16981090</text:p>
          </table:table-cell>
          <table:table-cell/>
          <table:table-cell office:value-type="float" office:value="0.116042228309" calcext:value-type="float">
            <text:p>0.11604222831</text:p>
          </table:table-cell>
          <table:table-cell office:value-type="string" calcext:value-type="string">
            <text:p>Cycle Track</text:p>
          </table:table-cell>
          <table:table-cell office:value-type="string" calcext:value-type="string">
            <text:p>97 strategic transp plan</text:p>
          </table:table-cell>
          <table:table-cell office:value-type="float" office:value="186.75223738" calcext:value-type="float">
            <text:p>186.75223738000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SEGID- 8870</text:p>
          </table:table-cell>
          <table:table-cell office:value-type="float" office:value="8870" calcext:value-type="float">
            <text:p>8870</text:p>
          </table:table-cell>
          <table:table-cell table:style-name="ce2" office:value-type="string" calcext:value-type="string">
            <text:p>16981100</text:p>
          </table:table-cell>
          <table:table-cell/>
          <table:table-cell office:value-type="float" office:value="0.0601796822707" calcext:value-type="float">
            <text:p>0.06017968227</text:p>
          </table:table-cell>
          <table:table-cell office:value-type="string" calcext:value-type="string">
            <text:p>Cycle Track</text:p>
          </table:table-cell>
          <table:table-cell office:value-type="string" calcext:value-type="string">
            <text:p>97 strategic transp plan</text:p>
          </table:table-cell>
          <table:table-cell office:value-type="float" office:value="96.8500042843" calcext:value-type="float">
            <text:p>96.85000428430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SEGID- 10736</text:p>
          </table:table-cell>
          <table:table-cell office:value-type="float" office:value="10736" calcext:value-type="float">
            <text:p>10736</text:p>
          </table:table-cell>
          <table:table-cell table:style-name="ce2" office:value-type="string" calcext:value-type="string">
            <text:p>16981110</text:p>
          </table:table-cell>
          <table:table-cell/>
          <table:table-cell office:value-type="float" office:value="0.0594674473144" calcext:value-type="float">
            <text:p>0.05946744731</text:p>
          </table:table-cell>
          <table:table-cell office:value-type="string" calcext:value-type="string">
            <text:p>Cycle Track</text:p>
          </table:table-cell>
          <table:table-cell office:value-type="string" calcext:value-type="string">
            <text:p>97 strategic transp plan</text:p>
          </table:table-cell>
          <table:table-cell office:value-type="float" office:value="95.7037709383" calcext:value-type="float">
            <text:p>95.70377093830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SEGID- 1681</text:p>
          </table:table-cell>
          <table:table-cell office:value-type="float" office:value="1681" calcext:value-type="float">
            <text:p>1681</text:p>
          </table:table-cell>
          <table:table-cell table:style-name="ce2" office:value-type="string" calcext:value-type="string">
            <text:p>16981120</text:p>
          </table:table-cell>
          <table:table-cell/>
          <table:table-cell office:value-type="float" office:value="0.0879573510476" calcext:value-type="float">
            <text:p>0.08795735105</text:p>
          </table:table-cell>
          <table:table-cell office:value-type="string" calcext:value-type="string">
            <text:p>Cycle Track</text:p>
          </table:table-cell>
          <table:table-cell office:value-type="string" calcext:value-type="string">
            <text:p>97 strategic transp plan</text:p>
          </table:table-cell>
          <table:table-cell office:value-type="float" office:value="141.553918272" calcext:value-type="float">
            <text:p>141.55391827200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SEGID- 554</text:p>
          </table:table-cell>
          <table:table-cell office:value-type="float" office:value="554" calcext:value-type="float">
            <text:p>554</text:p>
          </table:table-cell>
          <table:table-cell table:style-name="ce2" office:value-type="string" calcext:value-type="string">
            <text:p>16981130</text:p>
          </table:table-cell>
          <table:table-cell/>
          <table:table-cell office:value-type="float" office:value="0.0617707950062" calcext:value-type="float">
            <text:p>0.06177079501</text:p>
          </table:table-cell>
          <table:table-cell office:value-type="string" calcext:value-type="string">
            <text:p>Cycle Track</text:p>
          </table:table-cell>
          <table:table-cell office:value-type="string" calcext:value-type="string">
            <text:p>97 strategic transp plan</text:p>
          </table:table-cell>
          <table:table-cell office:value-type="float" office:value="99.4106571397" calcext:value-type="float">
            <text:p>99.41065713970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SEGID- 1067</text:p>
          </table:table-cell>
          <table:table-cell office:value-type="float" office:value="1067" calcext:value-type="float">
            <text:p>1067</text:p>
          </table:table-cell>
          <table:table-cell table:style-name="ce2" office:value-type="string" calcext:value-type="string">
            <text:p>16981136</text:p>
          </table:table-cell>
          <table:table-cell/>
          <table:table-cell office:value-type="float" office:value="0.0912515717838" calcext:value-type="float">
            <text:p>0.09125157178</text:p>
          </table:table-cell>
          <table:table-cell office:value-type="string" calcext:value-type="string">
            <text:p>Cycle Track</text:p>
          </table:table-cell>
          <table:table-cell office:value-type="string" calcext:value-type="string">
            <text:p>97 strategic transp plan</text:p>
          </table:table-cell>
          <table:table-cell office:value-type="float" office:value="146.855463252" calcext:value-type="float">
            <text:p>146.85546325200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SEGID- 1358</text:p>
          </table:table-cell>
          <table:table-cell office:value-type="float" office:value="1358" calcext:value-type="float">
            <text:p>1358</text:p>
          </table:table-cell>
          <table:table-cell table:style-name="ce2" office:value-type="string" calcext:value-type="string">
            <text:p>16253305</text:p>
          </table:table-cell>
          <table:table-cell/>
          <table:table-cell office:value-type="float" office:value="0.0626133772714" calcext:value-type="float">
            <text:p>0.06261337727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public input; sharrows</text:p>
          </table:table-cell>
          <table:table-cell office:value-type="float" office:value="100.766664565" calcext:value-type="float">
            <text:p>100.76666456500</text:p>
          </table:table-cell>
          <table:table-cell office:value-type="float" office:value="2013" calcext:value-type="float">
            <text:p>2013</text:p>
          </table:table-cell>
          <table:table-cell table:number-columns-repeated="4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SEGID- 2997</text:p>
          </table:table-cell>
          <table:table-cell office:value-type="float" office:value="2997" calcext:value-type="float">
            <text:p>2997</text:p>
          </table:table-cell>
          <table:table-cell table:style-name="ce2" office:value-type="string" calcext:value-type="string">
            <text:p>16253310</text:p>
          </table:table-cell>
          <table:table-cell/>
          <table:table-cell office:value-type="float" office:value="0.0856579931568" calcext:value-type="float">
            <text:p>0.08565799316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public input; sharrows</text:p>
          </table:table-cell>
          <table:table-cell office:value-type="float" office:value="137.853453046" calcext:value-type="float">
            <text:p>137.85345304600</text:p>
          </table:table-cell>
          <table:table-cell office:value-type="float" office:value="2013" calcext:value-type="float">
            <text:p>2013</text:p>
          </table:table-cell>
          <table:table-cell table:number-columns-repeated="4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SEGID- 10578</text:p>
          </table:table-cell>
          <table:table-cell office:value-type="float" office:value="10578" calcext:value-type="float">
            <text:p>10578</text:p>
          </table:table-cell>
          <table:table-cell table:style-name="ce2" office:value-type="string" calcext:value-type="string">
            <text:p>16253313</text:p>
          </table:table-cell>
          <table:table-cell/>
          <table:table-cell office:value-type="float" office:value="0.0613814959216" calcext:value-type="float">
            <text:p>0.06138149592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public input; sharrows</text:p>
          </table:table-cell>
          <table:table-cell office:value-type="float" office:value="98.7841397408" calcext:value-type="float">
            <text:p>98.78413974080</text:p>
          </table:table-cell>
          <table:table-cell office:value-type="float" office:value="2013" calcext:value-type="float">
            <text:p>2013</text:p>
          </table:table-cell>
          <table:table-cell table:number-columns-repeated="4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SEGID- 4776</text:p>
          </table:table-cell>
          <table:table-cell office:value-type="float" office:value="4776" calcext:value-type="float">
            <text:p>4776</text:p>
          </table:table-cell>
          <table:table-cell table:style-name="ce2" office:value-type="string" calcext:value-type="string">
            <text:p>16253317</text:p>
          </table:table-cell>
          <table:table-cell/>
          <table:table-cell office:value-type="float" office:value="0.0276277229266" calcext:value-type="float">
            <text:p>0.02762772293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public input; sharrows</text:p>
          </table:table-cell>
          <table:table-cell office:value-type="float" office:value="44.4625990508" calcext:value-type="float">
            <text:p>44.46259905080</text:p>
          </table:table-cell>
          <table:table-cell office:value-type="float" office:value="2013" calcext:value-type="float">
            <text:p>2013</text:p>
          </table:table-cell>
          <table:table-cell table:number-columns-repeated="4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SEGID- 6253</text:p>
          </table:table-cell>
          <table:table-cell office:value-type="float" office:value="6253" calcext:value-type="float">
            <text:p>6253</text:p>
          </table:table-cell>
          <table:table-cell table:style-name="ce2" office:value-type="string" calcext:value-type="string">
            <text:p>16422105</text:p>
          </table:table-cell>
          <table:table-cell office:value-type="string" calcext:value-type="string">
            <text:p>Out Bound</text:p>
          </table:table-cell>
          <table:table-cell office:value-type="float" office:value="0.0713305045694" calcext:value-type="float">
            <text:p>0.07133050457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ADC rec route</text:p>
          </table:table-cell>
          <table:table-cell office:value-type="float" office:value="114.795549137" calcext:value-type="float">
            <text:p>114.795549137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SEGID- 13185</text:p>
          </table:table-cell>
          <table:table-cell office:value-type="float" office:value="13185" calcext:value-type="float">
            <text:p>13185</text:p>
          </table:table-cell>
          <table:table-cell table:style-name="ce2" office:value-type="string" calcext:value-type="string">
            <text:p>16422115</text:p>
          </table:table-cell>
          <table:table-cell office:value-type="string" calcext:value-type="string">
            <text:p>Out Bound</text:p>
          </table:table-cell>
          <table:table-cell office:value-type="float" office:value="0.13155323892" calcext:value-type="float">
            <text:p>0.1315532389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211.714839166" calcext:value-type="float">
            <text:p>211.714839166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SEGID- 252</text:p>
          </table:table-cell>
          <table:table-cell office:value-type="float" office:value="252" calcext:value-type="float">
            <text:p>252</text:p>
          </table:table-cell>
          <table:table-cell table:style-name="ce2" office:value-type="string" calcext:value-type="string">
            <text:p>16422120</text:p>
          </table:table-cell>
          <table:table-cell/>
          <table:table-cell office:value-type="float" office:value="0.0456129262655" calcext:value-type="float">
            <text:p>0.04561292627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73.407036022" calcext:value-type="float">
            <text:p>73.407036022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SEGID- 4333</text:p>
          </table:table-cell>
          <table:table-cell office:value-type="float" office:value="4333" calcext:value-type="float">
            <text:p>4333</text:p>
          </table:table-cell>
          <table:table-cell table:style-name="ce2" office:value-type="string" calcext:value-type="string">
            <text:p>16422123</text:p>
          </table:table-cell>
          <table:table-cell/>
          <table:table-cell office:value-type="float" office:value="0.0323909770951" calcext:value-type="float">
            <text:p>0.0323909771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52.1283288987" calcext:value-type="float">
            <text:p>52.1283288987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SEGID- 4104</text:p>
          </table:table-cell>
          <table:table-cell office:value-type="float" office:value="4104" calcext:value-type="float">
            <text:p>4104</text:p>
          </table:table-cell>
          <table:table-cell table:style-name="ce2" office:value-type="string" calcext:value-type="string">
            <text:p>16422127</text:p>
          </table:table-cell>
          <table:table-cell/>
          <table:table-cell office:value-type="float" office:value="0.0867972482294" calcext:value-type="float">
            <text:p>0.0867972482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39.686910028" calcext:value-type="float">
            <text:p>139.686910028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SEGID- 4930</text:p>
          </table:table-cell>
          <table:table-cell office:value-type="float" office:value="4930" calcext:value-type="float">
            <text:p>4930</text:p>
          </table:table-cell>
          <table:table-cell table:style-name="ce2" office:value-type="string" calcext:value-type="string">
            <text:p>16422130</text:p>
          </table:table-cell>
          <table:table-cell/>
          <table:table-cell office:value-type="float" office:value="0.0698815601711" calcext:value-type="float">
            <text:p>0.06988156017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12.463694499" calcext:value-type="float">
            <text:p>112.463694499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SEGID- 9634</text:p>
          </table:table-cell>
          <table:table-cell office:value-type="float" office:value="9634" calcext:value-type="float">
            <text:p>9634</text:p>
          </table:table-cell>
          <table:table-cell table:style-name="ce2" office:value-type="string" calcext:value-type="string">
            <text:p>16422135</text:p>
          </table:table-cell>
          <table:table-cell/>
          <table:table-cell office:value-type="float" office:value="0.0432480229559" calcext:value-type="float">
            <text:p>0.04324802296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69.6010854581" calcext:value-type="float">
            <text:p>69.6010854581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SEGID- 12213</text:p>
          </table:table-cell>
          <table:table-cell office:value-type="float" office:value="12213" calcext:value-type="float">
            <text:p>12213</text:p>
          </table:table-cell>
          <table:table-cell table:style-name="ce2" office:value-type="string" calcext:value-type="string">
            <text:p>16422140</text:p>
          </table:table-cell>
          <table:table-cell/>
          <table:table-cell office:value-type="float" office:value="0.049262585392" calcext:value-type="float">
            <text:p>0.0492625853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79.2806047863" calcext:value-type="float">
            <text:p>79.2806047863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SEGID- 9220</text:p>
          </table:table-cell>
          <table:table-cell office:value-type="float" office:value="9220" calcext:value-type="float">
            <text:p>9220</text:p>
          </table:table-cell>
          <table:table-cell table:style-name="ce2" office:value-type="string" calcext:value-type="string">
            <text:p>16422157</text:p>
          </table:table-cell>
          <table:table-cell/>
          <table:table-cell office:value-type="float" office:value="0.0843589081159" calcext:value-type="float">
            <text:p>0.0843589081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135.762774148" calcext:value-type="float">
            <text:p>135.762774148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SEGID- 3529</text:p>
          </table:table-cell>
          <table:table-cell office:value-type="float" office:value="3529" calcext:value-type="float">
            <text:p>3529</text:p>
          </table:table-cell>
          <table:table-cell table:style-name="ce2" office:value-type="string" calcext:value-type="string">
            <text:p>16422163</text:p>
          </table:table-cell>
          <table:table-cell/>
          <table:table-cell office:value-type="float" office:value="0.0287633286807" calcext:value-type="float">
            <text:p>0.02876332868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46.2901830127" calcext:value-type="float">
            <text:p>46.2901830127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SEGID- 8095</text:p>
          </table:table-cell>
          <table:table-cell office:value-type="float" office:value="8095" calcext:value-type="float">
            <text:p>8095</text:p>
          </table:table-cell>
          <table:table-cell table:style-name="ce2" office:value-type="string" calcext:value-type="string">
            <text:p>16422167</text:p>
          </table:table-cell>
          <table:table-cell/>
          <table:table-cell office:value-type="float" office:value="0.0631492700289" calcext:value-type="float">
            <text:p>0.0631492700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101.629102084" calcext:value-type="float">
            <text:p>101.629102084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SEGID- 10684</text:p>
          </table:table-cell>
          <table:table-cell office:value-type="float" office:value="10684" calcext:value-type="float">
            <text:p>10684</text:p>
          </table:table-cell>
          <table:table-cell table:style-name="ce2" office:value-type="string" calcext:value-type="string">
            <text:p>16422170</text:p>
          </table:table-cell>
          <table:table-cell/>
          <table:table-cell office:value-type="float" office:value="0.0641687154276" calcext:value-type="float">
            <text:p>0.0641687154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103.269743701" calcext:value-type="float">
            <text:p>103.269743701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SEGID- 8454</text:p>
          </table:table-cell>
          <table:table-cell office:value-type="float" office:value="8454" calcext:value-type="float">
            <text:p>8454</text:p>
          </table:table-cell>
          <table:table-cell table:style-name="ce2" office:value-type="string" calcext:value-type="string">
            <text:p>15135425</text:p>
          </table:table-cell>
          <table:table-cell/>
          <table:table-cell office:value-type="float" office:value="0.0527193964803" calcext:value-type="float">
            <text:p>0.05271939648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, 1975 plan, existing bike lane</text:p>
          </table:table-cell>
          <table:table-cell office:value-type="float" office:value="84.8438140969" calcext:value-type="float">
            <text:p>84.8438140969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SEGID- 12278</text:p>
          </table:table-cell>
          <table:table-cell office:value-type="float" office:value="12278" calcext:value-type="float">
            <text:p>12278</text:p>
          </table:table-cell>
          <table:table-cell table:style-name="ce2" office:value-type="string" calcext:value-type="string">
            <text:p>15135430</text:p>
          </table:table-cell>
          <table:table-cell/>
          <table:table-cell office:value-type="float" office:value="0.0867912716644" calcext:value-type="float">
            <text:p>0.08679127166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, 1975 plan, existing bike lane</text:p>
          </table:table-cell>
          <table:table-cell office:value-type="float" office:value="139.67729166" calcext:value-type="float">
            <text:p>139.67729166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SEGID- 2230</text:p>
          </table:table-cell>
          <table:table-cell office:value-type="float" office:value="2230" calcext:value-type="float">
            <text:p>2230</text:p>
          </table:table-cell>
          <table:table-cell table:style-name="ce2" office:value-type="string" calcext:value-type="string">
            <text:p>15135440</text:p>
          </table:table-cell>
          <table:table-cell/>
          <table:table-cell office:value-type="float" office:value="0.0882556399174" calcext:value-type="float">
            <text:p>0.0882556399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, 1975 plan, existing bike lane</text:p>
          </table:table-cell>
          <table:table-cell office:value-type="float" office:value="142.033968635" calcext:value-type="float">
            <text:p>142.033968635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SEGID- 6808</text:p>
          </table:table-cell>
          <table:table-cell office:value-type="float" office:value="6808" calcext:value-type="float">
            <text:p>6808</text:p>
          </table:table-cell>
          <table:table-cell table:style-name="ce2" office:value-type="string" calcext:value-type="string">
            <text:p>15135460</text:p>
          </table:table-cell>
          <table:table-cell/>
          <table:table-cell office:value-type="float" office:value="0.0491097285703" calcext:value-type="float">
            <text:p>0.04910972857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, 1975 plan, existing bike lane</text:p>
          </table:table-cell>
          <table:table-cell office:value-type="float" office:value="79.0346050854" calcext:value-type="float">
            <text:p>79.0346050854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SEGID- 949</text:p>
          </table:table-cell>
          <table:table-cell office:value-type="float" office:value="949" calcext:value-type="float">
            <text:p>949</text:p>
          </table:table-cell>
          <table:table-cell table:style-name="ce2" office:value-type="string" calcext:value-type="string">
            <text:p>15135475</text:p>
          </table:table-cell>
          <table:table-cell/>
          <table:table-cell office:value-type="float" office:value="0.0492837510887" calcext:value-type="float">
            <text:p>0.0492837510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, 1975 plan, existing bike lane</text:p>
          </table:table-cell>
          <table:table-cell office:value-type="float" office:value="79.3146677414" calcext:value-type="float">
            <text:p>79.3146677414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SEGID- 2000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15135480</text:p>
          </table:table-cell>
          <table:table-cell/>
          <table:table-cell office:value-type="float" office:value="0.056373496088" calcext:value-type="float">
            <text:p>0.0563734960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, 1975 plan, existing bike lane</text:p>
          </table:table-cell>
          <table:table-cell office:value-type="float" office:value="90.7245291373" calcext:value-type="float">
            <text:p>90.7245291373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SEGID- 1051</text:p>
          </table:table-cell>
          <table:table-cell office:value-type="float" office:value="1051" calcext:value-type="float">
            <text:p>1051</text:p>
          </table:table-cell>
          <table:table-cell table:style-name="ce2" office:value-type="string" calcext:value-type="string">
            <text:p>15135483</text:p>
          </table:table-cell>
          <table:table-cell/>
          <table:table-cell office:value-type="float" office:value="0.0645408181163" calcext:value-type="float">
            <text:p>0.0645408181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, 1975 plan, existing bike lane</text:p>
          </table:table-cell>
          <table:table-cell office:value-type="float" office:value="103.868586128" calcext:value-type="float">
            <text:p>103.868586128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SEGID- 4179</text:p>
          </table:table-cell>
          <table:table-cell office:value-type="float" office:value="4179" calcext:value-type="float">
            <text:p>4179</text:p>
          </table:table-cell>
          <table:table-cell table:style-name="ce2" office:value-type="string" calcext:value-type="string">
            <text:p>15135490</text:p>
          </table:table-cell>
          <table:table-cell/>
          <table:table-cell office:value-type="float" office:value="0.036643072864" calcext:value-type="float">
            <text:p>0.03664307286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, 1975 plan, existing bike lane</text:p>
          </table:table-cell>
          <table:table-cell office:value-type="float" office:value="58.9714273981" calcext:value-type="float">
            <text:p>58.9714273981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SEGID- 4337</text:p>
          </table:table-cell>
          <table:table-cell office:value-type="float" office:value="4337" calcext:value-type="float">
            <text:p>4337</text:p>
          </table:table-cell>
          <table:table-cell table:style-name="ce2" office:value-type="string" calcext:value-type="string">
            <text:p>15135495</text:p>
          </table:table-cell>
          <table:table-cell/>
          <table:table-cell office:value-type="float" office:value="0.0505816714028" calcext:value-type="float">
            <text:p>0.0505816714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, 1975 plan, existing bike lane</text:p>
          </table:table-cell>
          <table:table-cell office:value-type="float" office:value="81.4034721891" calcext:value-type="float">
            <text:p>81.4034721891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SEGID- 11467</text:p>
          </table:table-cell>
          <table:table-cell office:value-type="float" office:value="11467" calcext:value-type="float">
            <text:p>11467</text:p>
          </table:table-cell>
          <table:table-cell table:style-name="ce2" office:value-type="string" calcext:value-type="string">
            <text:p>15135500</text:p>
          </table:table-cell>
          <table:table-cell/>
          <table:table-cell office:value-type="float" office:value="0.0867521211332" calcext:value-type="float">
            <text:p>0.0867521211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, 1975 plan, existing bike lane</text:p>
          </table:table-cell>
          <table:table-cell office:value-type="float" office:value="139.614284862" calcext:value-type="float">
            <text:p>139.614284862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SEGID- 4727</text:p>
          </table:table-cell>
          <table:table-cell office:value-type="float" office:value="4727" calcext:value-type="float">
            <text:p>4727</text:p>
          </table:table-cell>
          <table:table-cell table:style-name="ce2" office:value-type="string" calcext:value-type="string">
            <text:p>15135510</text:p>
          </table:table-cell>
          <table:table-cell/>
          <table:table-cell office:value-type="float" office:value="0.0840180182977" calcext:value-type="float">
            <text:p>0.0840180183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, 1975 plan, existing bike lane</text:p>
          </table:table-cell>
          <table:table-cell office:value-type="float" office:value="135.214164068" calcext:value-type="float">
            <text:p>135.214164068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SEGID- 5830</text:p>
          </table:table-cell>
          <table:table-cell office:value-type="float" office:value="5830" calcext:value-type="float">
            <text:p>5830</text:p>
          </table:table-cell>
          <table:table-cell table:style-name="ce2" office:value-type="string" calcext:value-type="string">
            <text:p>15135515</text:p>
          </table:table-cell>
          <table:table-cell/>
          <table:table-cell office:value-type="float" office:value="0.0984258233826" calcext:value-type="float">
            <text:p>0.09842582338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, 1975 plan, public input</text:p>
          </table:table-cell>
          <table:table-cell office:value-type="float" office:value="158.401325109" calcext:value-type="float">
            <text:p>158.401325109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SEGID- 671</text:p>
          </table:table-cell>
          <table:table-cell office:value-type="float" office:value="671" calcext:value-type="float">
            <text:p>671</text:p>
          </table:table-cell>
          <table:table-cell table:style-name="ce2" office:value-type="string" calcext:value-type="string">
            <text:p>15135530</text:p>
          </table:table-cell>
          <table:table-cell/>
          <table:table-cell office:value-type="float" office:value="0.0643639638286" calcext:value-type="float">
            <text:p>0.0643639638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, 1975 plan, public input</text:p>
          </table:table-cell>
          <table:table-cell office:value-type="float" office:value="103.583966172" calcext:value-type="float">
            <text:p>103.583966172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SEGID- 3266</text:p>
          </table:table-cell>
          <table:table-cell office:value-type="float" office:value="3266" calcext:value-type="float">
            <text:p>3266</text:p>
          </table:table-cell>
          <table:table-cell table:style-name="ce2" office:value-type="string" calcext:value-type="string">
            <text:p>15785150</text:p>
          </table:table-cell>
          <table:table-cell office:value-type="string" calcext:value-type="string">
            <text:p>Out Bound</text:p>
          </table:table-cell>
          <table:table-cell office:value-type="float" office:value="0.105873457355" calcext:value-type="float">
            <text:p>0.10587345736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70.387154128" calcext:value-type="float">
            <text:p>170.387154128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SEGID- 8343</text:p>
          </table:table-cell>
          <table:table-cell office:value-type="float" office:value="8343" calcext:value-type="float">
            <text:p>8343</text:p>
          </table:table-cell>
          <table:table-cell table:style-name="ce2" office:value-type="string" calcext:value-type="string">
            <text:p>15785160</text:p>
          </table:table-cell>
          <table:table-cell office:value-type="string" calcext:value-type="string">
            <text:p>Out Bound</text:p>
          </table:table-cell>
          <table:table-cell office:value-type="float" office:value="0.106027536171" calcext:value-type="float">
            <text:p>0.10602753617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170.635120442" calcext:value-type="float">
            <text:p>170.635120442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SEGID- 184</text:p>
          </table:table-cell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15785170</text:p>
          </table:table-cell>
          <table:table-cell office:value-type="string" calcext:value-type="string">
            <text:p>Out Bound</text:p>
          </table:table-cell>
          <table:table-cell office:value-type="float" office:value="0.141575870815" calcext:value-type="float">
            <text:p>0.14157587082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227.844733931" calcext:value-type="float">
            <text:p>227.844733931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SEGID- 3992</text:p>
          </table:table-cell>
          <table:table-cell office:value-type="float" office:value="3992" calcext:value-type="float">
            <text:p>3992</text:p>
          </table:table-cell>
          <table:table-cell table:style-name="ce2" office:value-type="string" calcext:value-type="string">
            <text:p>10330160</text:p>
          </table:table-cell>
          <table:table-cell office:value-type="string" calcext:value-type="string">
            <text:p>Out Bound</text:p>
          </table:table-cell>
          <table:table-cell office:value-type="float" office:value="0.0681129455732" calcext:value-type="float">
            <text:p>0.06811294557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09.617379515" calcext:value-type="float">
            <text:p>109.6173795150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SEGID- 3750</text:p>
          </table:table-cell>
          <table:table-cell office:value-type="float" office:value="3750" calcext:value-type="float">
            <text:p>3750</text:p>
          </table:table-cell>
          <table:table-cell table:style-name="ce2" office:value-type="string" calcext:value-type="string">
            <text:p>10330163</text:p>
          </table:table-cell>
          <table:table-cell office:value-type="string" calcext:value-type="string">
            <text:p>Out Bound</text:p>
          </table:table-cell>
          <table:table-cell office:value-type="float" office:value="0.0525449067977" calcext:value-type="float">
            <text:p>0.05254490680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84.5629996115" calcext:value-type="float">
            <text:p>84.5629996115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SEGID- 12853</text:p>
          </table:table-cell>
          <table:table-cell office:value-type="float" office:value="12853" calcext:value-type="float">
            <text:p>12853</text:p>
          </table:table-cell>
          <table:table-cell table:style-name="ce2" office:value-type="string" calcext:value-type="string">
            <text:p>10340140</text:p>
          </table:table-cell>
          <table:table-cell office:value-type="string" calcext:value-type="string">
            <text:p>In Bound</text:p>
          </table:table-cell>
          <table:table-cell office:value-type="float" office:value="0.0681400228912" calcext:value-type="float">
            <text:p>0.06814002289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09.660956322" calcext:value-type="float">
            <text:p>109.660956322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SEGID- 2765</text:p>
          </table:table-cell>
          <table:table-cell office:value-type="float" office:value="2765" calcext:value-type="float">
            <text:p>2765</text:p>
          </table:table-cell>
          <table:table-cell table:style-name="ce2" office:value-type="string" calcext:value-type="string">
            <text:p>10340150</text:p>
          </table:table-cell>
          <table:table-cell office:value-type="string" calcext:value-type="string">
            <text:p>In Bound</text:p>
          </table:table-cell>
          <table:table-cell office:value-type="float" office:value="0.0683054921927" calcext:value-type="float">
            <text:p>0.06830549219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09.927253882" calcext:value-type="float">
            <text:p>109.927253882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SEGID- 1988</text:p>
          </table:table-cell>
          <table:table-cell office:value-type="float" office:value="1988" calcext:value-type="float">
            <text:p>1988</text:p>
          </table:table-cell>
          <table:table-cell table:style-name="ce2" office:value-type="string" calcext:value-type="string">
            <text:p>10340155</text:p>
          </table:table-cell>
          <table:table-cell office:value-type="string" calcext:value-type="string">
            <text:p>In Bound</text:p>
          </table:table-cell>
          <table:table-cell office:value-type="float" office:value="0.0679663523849" calcext:value-type="float">
            <text:p>0.06796635238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09.381460175" calcext:value-type="float">
            <text:p>109.381460175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SEGID- 8613</text:p>
          </table:table-cell>
          <table:table-cell office:value-type="float" office:value="8613" calcext:value-type="float">
            <text:p>8613</text:p>
          </table:table-cell>
          <table:table-cell table:style-name="ce2" office:value-type="string" calcext:value-type="string">
            <text:p>10340160</text:p>
          </table:table-cell>
          <table:table-cell office:value-type="string" calcext:value-type="string">
            <text:p>In Bound</text:p>
          </table:table-cell>
          <table:table-cell office:value-type="float" office:value="0.0688116339443" calcext:value-type="float">
            <text:p>0.06881163394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10.741811702" calcext:value-type="float">
            <text:p>110.741811702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SEGID- 11143</text:p>
          </table:table-cell>
          <table:table-cell office:value-type="float" office:value="11143" calcext:value-type="float">
            <text:p>11143</text:p>
          </table:table-cell>
          <table:table-cell table:style-name="ce2" office:value-type="string" calcext:value-type="string">
            <text:p>10340163</text:p>
          </table:table-cell>
          <table:table-cell office:value-type="string" calcext:value-type="string">
            <text:p>In Bound</text:p>
          </table:table-cell>
          <table:table-cell office:value-type="float" office:value="0.0680977805474" calcext:value-type="float">
            <text:p>0.06809778055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09.592973723" calcext:value-type="float">
            <text:p>109.592973723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SEGID- 1786</text:p>
          </table:table-cell>
          <table:table-cell office:value-type="float" office:value="1786" calcext:value-type="float">
            <text:p>1786</text:p>
          </table:table-cell>
          <table:table-cell table:style-name="ce2" office:value-type="string" calcext:value-type="string">
            <text:p>10340167</text:p>
          </table:table-cell>
          <table:table-cell office:value-type="string" calcext:value-type="string">
            <text:p>In Bound</text:p>
          </table:table-cell>
          <table:table-cell office:value-type="float" office:value="0.067925969226" calcext:value-type="float">
            <text:p>0.06792596923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09.316469651" calcext:value-type="float">
            <text:p>109.316469651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SEGID- 11426</text:p>
          </table:table-cell>
          <table:table-cell office:value-type="float" office:value="11426" calcext:value-type="float">
            <text:p>11426</text:p>
          </table:table-cell>
          <table:table-cell table:style-name="ce2" office:value-type="string" calcext:value-type="string">
            <text:p>10340170</text:p>
          </table:table-cell>
          <table:table-cell office:value-type="string" calcext:value-type="string">
            <text:p>In Bound</text:p>
          </table:table-cell>
          <table:table-cell office:value-type="float" office:value="0.146197044515" calcext:value-type="float">
            <text:p>0.14619704452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235.281806972" calcext:value-type="float">
            <text:p>235.281806972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SEGID- 1874</text:p>
          </table:table-cell>
          <table:table-cell office:value-type="float" office:value="1874" calcext:value-type="float">
            <text:p>1874</text:p>
          </table:table-cell>
          <table:table-cell table:style-name="ce2" office:value-type="string" calcext:value-type="string">
            <text:p>10910180</text:p>
          </table:table-cell>
          <table:table-cell/>
          <table:table-cell office:value-type="float" office:value="0.0519367092595" calcext:value-type="float">
            <text:p>0.05193670926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83.5841985949" calcext:value-type="float">
            <text:p>83.5841985949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SEGID- 3593</text:p>
          </table:table-cell>
          <table:table-cell office:value-type="float" office:value="3593" calcext:value-type="float">
            <text:p>3593</text:p>
          </table:table-cell>
          <table:table-cell table:style-name="ce2" office:value-type="string" calcext:value-type="string">
            <text:p>10910260</text:p>
          </table:table-cell>
          <table:table-cell/>
          <table:table-cell office:value-type="float" office:value="0.0701424310654" calcext:value-type="float">
            <text:p>0.07014243107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12.883526348" calcext:value-type="float">
            <text:p>112.883526348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SEGID- 13137</text:p>
          </table:table-cell>
          <table:table-cell office:value-type="float" office:value="13137" calcext:value-type="float">
            <text:p>13137</text:p>
          </table:table-cell>
          <table:table-cell table:style-name="ce2" office:value-type="string" calcext:value-type="string">
            <text:p>10910270</text:p>
          </table:table-cell>
          <table:table-cell/>
          <table:table-cell office:value-type="float" office:value="0.0794066176915" calcext:value-type="float">
            <text:p>0.0794066176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27.792819328" calcext:value-type="float">
            <text:p>127.792819328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SEGID- 12258</text:p>
          </table:table-cell>
          <table:table-cell office:value-type="float" office:value="12258" calcext:value-type="float">
            <text:p>12258</text:p>
          </table:table-cell>
          <table:table-cell table:style-name="ce2" office:value-type="string" calcext:value-type="string">
            <text:p>12002190</text:p>
          </table:table-cell>
          <table:table-cell/>
          <table:table-cell office:value-type="float" office:value="0.142487153522" calcext:value-type="float">
            <text:p>0.1424871535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229.31130422" calcext:value-type="float">
            <text:p>229.31130422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SEGID- 7896</text:p>
          </table:table-cell>
          <table:table-cell office:value-type="float" office:value="7896" calcext:value-type="float">
            <text:p>7896</text:p>
          </table:table-cell>
          <table:table-cell table:style-name="ce2" office:value-type="string" calcext:value-type="string">
            <text:p>12002200</text:p>
          </table:table-cell>
          <table:table-cell/>
          <table:table-cell office:value-type="float" office:value="0.163474947958" calcext:value-type="float">
            <text:p>0.16347494796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263.087952823" calcext:value-type="float">
            <text:p>263.087952823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SEGID- 10948</text:p>
          </table:table-cell>
          <table:table-cell office:value-type="float" office:value="10948" calcext:value-type="float">
            <text:p>10948</text:p>
          </table:table-cell>
          <table:table-cell table:style-name="ce2" office:value-type="string" calcext:value-type="string">
            <text:p>12002240</text:p>
          </table:table-cell>
          <table:table-cell/>
          <table:table-cell office:value-type="float" office:value="0.187972556694" calcext:value-type="float">
            <text:p>0.1879725566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302.513111307" calcext:value-type="float">
            <text:p>302.513111307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SEGID- 4347</text:p>
          </table:table-cell>
          <table:table-cell office:value-type="float" office:value="4347" calcext:value-type="float">
            <text:p>4347</text:p>
          </table:table-cell>
          <table:table-cell table:style-name="ce2" office:value-type="string" calcext:value-type="string">
            <text:p>12002280</text:p>
          </table:table-cell>
          <table:table-cell/>
          <table:table-cell office:value-type="float" office:value="0.0885599039287" calcext:value-type="float">
            <text:p>0.0885599039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142.523635076" calcext:value-type="float">
            <text:p>142.523635076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SEGID- 487</text:p>
          </table:table-cell>
          <table:table-cell office:value-type="float" office:value="487" calcext:value-type="float">
            <text:p>487</text:p>
          </table:table-cell>
          <table:table-cell table:style-name="ce2" office:value-type="string" calcext:value-type="string">
            <text:p>12463163</text:p>
          </table:table-cell>
          <table:table-cell/>
          <table:table-cell office:value-type="float" office:value="0.0718588265987" calcext:value-type="float">
            <text:p>0.0718588266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15.645802725" calcext:value-type="float">
            <text:p>115.645802725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rt of 16th to Connecticut Ave gap</text:p>
          </table:table-cell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SEGID- 5274</text:p>
          </table:table-cell>
          <table:table-cell office:value-type="float" office:value="5274" calcext:value-type="float">
            <text:p>5274</text:p>
          </table:table-cell>
          <table:table-cell table:style-name="ce2" office:value-type="string" calcext:value-type="string">
            <text:p>12463168</text:p>
          </table:table-cell>
          <table:table-cell/>
          <table:table-cell office:value-type="float" office:value="0.0471722993403" calcext:value-type="float">
            <text:p>0.04717229934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75.9166087427" calcext:value-type="float">
            <text:p>75.9166087427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art of 16th to Connecticut Ave gap</text:p>
          </table:table-cell>
          <table:table-cell/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SEGID- 800</text:p>
          </table:table-cell>
          <table:table-cell office:value-type="float" office:value="800" calcext:value-type="float">
            <text:p>800</text:p>
          </table:table-cell>
          <table:table-cell table:style-name="ce2" office:value-type="string" calcext:value-type="string">
            <text:p>12463170</text:p>
          </table:table-cell>
          <table:table-cell/>
          <table:table-cell office:value-type="float" office:value="0.0673946751343" calcext:value-type="float">
            <text:p>0.0673946751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08.461432982" calcext:value-type="float">
            <text:p>108.461432982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rt of 16th to Connecticut Ave gap</text:p>
          </table:table-cell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SEGID- 10909</text:p>
          </table:table-cell>
          <table:table-cell office:value-type="float" office:value="10909" calcext:value-type="float">
            <text:p>10909</text:p>
          </table:table-cell>
          <table:table-cell table:style-name="ce2" office:value-type="string" calcext:value-type="string">
            <text:p>12463172</text:p>
          </table:table-cell>
          <table:table-cell/>
          <table:table-cell office:value-type="float" office:value="0.0136944544967" calcext:value-type="float">
            <text:p>0.0136944545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22.0391322557" calcext:value-type="float">
            <text:p>22.0391322557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rt of 16th to Connecticut Ave gap</text:p>
          </table:table-cell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SEGID- 12659</text:p>
          </table:table-cell>
          <table:table-cell office:value-type="float" office:value="12659" calcext:value-type="float">
            <text:p>12659</text:p>
          </table:table-cell>
          <table:table-cell table:style-name="ce2" office:value-type="string" calcext:value-type="string">
            <text:p>12463174</text:p>
          </table:table-cell>
          <table:table-cell/>
          <table:table-cell office:value-type="float" office:value="0.0759137772343" calcext:value-type="float">
            <text:p>0.0759137772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22.171626253" calcext:value-type="float">
            <text:p>122.171626253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rt of 16th to Connecticut Ave gap</text:p>
          </table:table-cell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SEGID- 339</text:p>
          </table:table-cell>
          <table:table-cell office:value-type="float" office:value="339" calcext:value-type="float">
            <text:p>339</text:p>
          </table:table-cell>
          <table:table-cell table:style-name="ce2" office:value-type="string" calcext:value-type="string">
            <text:p>12463176</text:p>
          </table:table-cell>
          <table:table-cell/>
          <table:table-cell office:value-type="float" office:value="0.0484862855577" calcext:value-type="float">
            <text:p>0.04848628556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78.0312688071" calcext:value-type="float">
            <text:p>78.0312688071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rt of 16th to Connecticut Ave gap</text:p>
          </table:table-cell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SEGID- 5292</text:p>
          </table:table-cell>
          <table:table-cell office:value-type="float" office:value="5292" calcext:value-type="float">
            <text:p>5292</text:p>
          </table:table-cell>
          <table:table-cell table:style-name="ce2" office:value-type="string" calcext:value-type="string">
            <text:p>12463178</text:p>
          </table:table-cell>
          <table:table-cell/>
          <table:table-cell office:value-type="float" office:value="0.0418570743633" calcext:value-type="float">
            <text:p>0.04185707436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67.3625662093" calcext:value-type="float">
            <text:p>67.3625662093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art of 16th to Connecticut Ave gap</text:p>
          </table:table-cell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SEGID- 132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13133000</text:p>
          </table:table-cell>
          <table:table-cell/>
          <table:table-cell office:value-type="float" office:value="0.127911174334" calcext:value-type="float">
            <text:p>0.1279111743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205.853492654" calcext:value-type="float">
            <text:p>205.853492654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SEGID- 4398</text:p>
          </table:table-cell>
          <table:table-cell office:value-type="float" office:value="4398" calcext:value-type="float">
            <text:p>4398</text:p>
          </table:table-cell>
          <table:table-cell table:style-name="ce2" office:value-type="string" calcext:value-type="string">
            <text:p>13133005</text:p>
          </table:table-cell>
          <table:table-cell/>
          <table:table-cell office:value-type="float" office:value="0.0395007163902" calcext:value-type="float">
            <text:p>0.0395007163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63.570368059" calcext:value-type="float">
            <text:p>63.570368059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SEGID- 11332</text:p>
          </table:table-cell>
          <table:table-cell office:value-type="float" office:value="11332" calcext:value-type="float">
            <text:p>11332</text:p>
          </table:table-cell>
          <table:table-cell table:style-name="ce2" office:value-type="string" calcext:value-type="string">
            <text:p>13133010</text:p>
          </table:table-cell>
          <table:table-cell/>
          <table:table-cell office:value-type="float" office:value="0.080563686675" calcext:value-type="float">
            <text:p>0.08056368668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29.654945078" calcext:value-type="float">
            <text:p>129.654945078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SEGID- 2107</text:p>
          </table:table-cell>
          <table:table-cell office:value-type="float" office:value="2107" calcext:value-type="float">
            <text:p>2107</text:p>
          </table:table-cell>
          <table:table-cell table:style-name="ce2" office:value-type="string" calcext:value-type="string">
            <text:p>13133020</text:p>
          </table:table-cell>
          <table:table-cell/>
          <table:table-cell office:value-type="float" office:value="0.0823039198146" calcext:value-type="float">
            <text:p>0.08230391981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32.455584441" calcext:value-type="float">
            <text:p>132.455584441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SEGID- 12804</text:p>
          </table:table-cell>
          <table:table-cell office:value-type="float" office:value="12804" calcext:value-type="float">
            <text:p>12804</text:p>
          </table:table-cell>
          <table:table-cell table:style-name="ce2" office:value-type="string" calcext:value-type="string">
            <text:p>13133030</text:p>
          </table:table-cell>
          <table:table-cell/>
          <table:table-cell office:value-type="float" office:value="0.0535955903595" calcext:value-type="float">
            <text:p>0.05359559036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86.2539142794" calcext:value-type="float">
            <text:p>86.2539142794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SEGID- 10275</text:p>
          </table:table-cell>
          <table:table-cell office:value-type="float" office:value="10275" calcext:value-type="float">
            <text:p>10275</text:p>
          </table:table-cell>
          <table:table-cell table:style-name="ce2" office:value-type="string" calcext:value-type="string">
            <text:p>13133040</text:p>
          </table:table-cell>
          <table:table-cell/>
          <table:table-cell office:value-type="float" office:value="0.148004261785" calcext:value-type="float">
            <text:p>0.1480042617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238.190247059" calcext:value-type="float">
            <text:p>238.190247059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SEGID- 7200</text:p>
          </table:table-cell>
          <table:table-cell office:value-type="float" office:value="7200" calcext:value-type="float">
            <text:p>7200</text:p>
          </table:table-cell>
          <table:table-cell table:style-name="ce2" office:value-type="string" calcext:value-type="string">
            <text:p>13133050</text:p>
          </table:table-cell>
          <table:table-cell/>
          <table:table-cell office:value-type="float" office:value="0.0528082856733" calcext:value-type="float">
            <text:p>0.05280828567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84.9868676723" calcext:value-type="float">
            <text:p>84.9868676723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SEGID- 6437</text:p>
          </table:table-cell>
          <table:table-cell office:value-type="float" office:value="6437" calcext:value-type="float">
            <text:p>6437</text:p>
          </table:table-cell>
          <table:table-cell table:style-name="ce2" office:value-type="string" calcext:value-type="string">
            <text:p>13133060</text:p>
          </table:table-cell>
          <table:table-cell/>
          <table:table-cell office:value-type="float" office:value="0.10844598795" calcext:value-type="float">
            <text:p>0.10844598795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74.527249085" calcext:value-type="float">
            <text:p>174.527249085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SEGID- 3603</text:p>
          </table:table-cell>
          <table:table-cell office:value-type="float" office:value="3603" calcext:value-type="float">
            <text:p>3603</text:p>
          </table:table-cell>
          <table:table-cell table:style-name="ce2" office:value-type="string" calcext:value-type="string">
            <text:p>13133070</text:p>
          </table:table-cell>
          <table:table-cell/>
          <table:table-cell office:value-type="float" office:value="0.0559570147306" calcext:value-type="float">
            <text:p>0.0559570147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90.0542660232" calcext:value-type="float">
            <text:p>90.0542660232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SEGID- 1542</text:p>
          </table:table-cell>
          <table:table-cell office:value-type="float" office:value="1542" calcext:value-type="float">
            <text:p>1542</text:p>
          </table:table-cell>
          <table:table-cell table:style-name="ce2" office:value-type="string" calcext:value-type="string">
            <text:p>13133080</text:p>
          </table:table-cell>
          <table:table-cell/>
          <table:table-cell office:value-type="float" office:value="0.0544474839205" calcext:value-type="float">
            <text:p>0.0544474839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87.6249068123" calcext:value-type="float">
            <text:p>87.6249068123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SEGID- 8885</text:p>
          </table:table-cell>
          <table:table-cell office:value-type="float" office:value="8885" calcext:value-type="float">
            <text:p>8885</text:p>
          </table:table-cell>
          <table:table-cell table:style-name="ce2" office:value-type="string" calcext:value-type="string">
            <text:p>13133090</text:p>
          </table:table-cell>
          <table:table-cell/>
          <table:table-cell office:value-type="float" office:value="0.108855887377" calcext:value-type="float">
            <text:p>0.10885588738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75.186919589" calcext:value-type="float">
            <text:p>175.186919589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SEGID- 8853</text:p>
          </table:table-cell>
          <table:table-cell office:value-type="float" office:value="8853" calcext:value-type="float">
            <text:p>8853</text:p>
          </table:table-cell>
          <table:table-cell table:style-name="ce2" office:value-type="string" calcext:value-type="string">
            <text:p>13133100</text:p>
          </table:table-cell>
          <table:table-cell/>
          <table:table-cell office:value-type="float" office:value="0.0569355744606" calcext:value-type="float">
            <text:p>0.05693557446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91.6291084029" calcext:value-type="float">
            <text:p>91.6291084029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SEGID- 10324</text:p>
          </table:table-cell>
          <table:table-cell office:value-type="float" office:value="10324" calcext:value-type="float">
            <text:p>10324</text:p>
          </table:table-cell>
          <table:table-cell table:style-name="ce2" office:value-type="string" calcext:value-type="string">
            <text:p>13133120</text:p>
          </table:table-cell>
          <table:table-cell/>
          <table:table-cell office:value-type="float" office:value="0.0840104484019" calcext:value-type="float">
            <text:p>0.0840104484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35.201981477" calcext:value-type="float">
            <text:p>135.201981477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SEGID- 6424</text:p>
          </table:table-cell>
          <table:table-cell office:value-type="float" office:value="6424" calcext:value-type="float">
            <text:p>6424</text:p>
          </table:table-cell>
          <table:table-cell table:style-name="ce2" office:value-type="string" calcext:value-type="string">
            <text:p>14855488</text:p>
          </table:table-cell>
          <table:table-cell/>
          <table:table-cell office:value-type="float" office:value="0.0336028167114" calcext:value-type="float">
            <text:p>0.03360281671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54.0785996148" calcext:value-type="float">
            <text:p>54.0785996148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SEGID- 5373</text:p>
          </table:table-cell>
          <table:table-cell office:value-type="float" office:value="5373" calcext:value-type="float">
            <text:p>5373</text:p>
          </table:table-cell>
          <table:table-cell table:style-name="ce2" office:value-type="string" calcext:value-type="string">
            <text:p>14855490</text:p>
          </table:table-cell>
          <table:table-cell/>
          <table:table-cell office:value-type="float" office:value="0.0183061256753" calcext:value-type="float">
            <text:p>0.01830612568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29.4609124406" calcext:value-type="float">
            <text:p>29.4609124406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SEGID- 7636</text:p>
          </table:table-cell>
          <table:table-cell office:value-type="float" office:value="7636" calcext:value-type="float">
            <text:p>7636</text:p>
          </table:table-cell>
          <table:table-cell table:style-name="ce2" office:value-type="string" calcext:value-type="string">
            <text:p>14875170</text:p>
          </table:table-cell>
          <table:table-cell office:value-type="string" calcext:value-type="string">
            <text:p>In Bound</text:p>
          </table:table-cell>
          <table:table-cell office:value-type="float" office:value="0.131325186376" calcext:value-type="float">
            <text:p>0.13132518638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211.347823439" calcext:value-type="float">
            <text:p>211.347823439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SEGID- 7783</text:p>
          </table:table-cell>
          <table:table-cell office:value-type="float" office:value="7783" calcext:value-type="float">
            <text:p>7783</text:p>
          </table:table-cell>
          <table:table-cell table:style-name="ce2" office:value-type="string" calcext:value-type="string">
            <text:p>14875180</text:p>
          </table:table-cell>
          <table:table-cell office:value-type="string" calcext:value-type="string">
            <text:p>In Bound</text:p>
          </table:table-cell>
          <table:table-cell office:value-type="float" office:value="0.0458707450446" calcext:value-type="float">
            <text:p>0.04587074504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73.821955957" calcext:value-type="float">
            <text:p>73.821955957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SEGID- 8228</text:p>
          </table:table-cell>
          <table:table-cell office:value-type="float" office:value="8228" calcext:value-type="float">
            <text:p>8228</text:p>
          </table:table-cell>
          <table:table-cell table:style-name="ce2" office:value-type="string" calcext:value-type="string">
            <text:p>14875183</text:p>
          </table:table-cell>
          <table:table-cell office:value-type="string" calcext:value-type="string">
            <text:p>In Bound</text:p>
          </table:table-cell>
          <table:table-cell office:value-type="float" office:value="0.135772755014" calcext:value-type="float">
            <text:p>0.13577275501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218.505505656" calcext:value-type="float">
            <text:p>218.505505656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SEGID- 7638</text:p>
          </table:table-cell>
          <table:table-cell office:value-type="float" office:value="7638" calcext:value-type="float">
            <text:p>7638</text:p>
          </table:table-cell>
          <table:table-cell table:style-name="ce2" office:value-type="string" calcext:value-type="string">
            <text:p>20150000</text:p>
          </table:table-cell>
          <table:table-cell office:value-type="string" calcext:value-type="string">
            <text:p>Out Bound</text:p>
          </table:table-cell>
          <table:table-cell office:value-type="float" office:value="0.077786358623" calcext:value-type="float">
            <text:p>0.0777863586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ADC rec route</text:p>
          </table:table-cell>
          <table:table-cell office:value-type="float" office:value="125.185259902" calcext:value-type="float">
            <text:p>125.185259902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SEGID- 3566</text:p>
          </table:table-cell>
          <table:table-cell office:value-type="float" office:value="3566" calcext:value-type="float">
            <text:p>3566</text:p>
          </table:table-cell>
          <table:table-cell table:style-name="ce2" office:value-type="string" calcext:value-type="string">
            <text:p>20150010</text:p>
          </table:table-cell>
          <table:table-cell/>
          <table:table-cell office:value-type="float" office:value="0.0374385446489" calcext:value-type="float">
            <text:p>0.03743854465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ADC rec route</text:p>
          </table:table-cell>
          <table:table-cell office:value-type="float" office:value="60.2516177027" calcext:value-type="float">
            <text:p>60.2516177027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SEGID- 11328</text:p>
          </table:table-cell>
          <table:table-cell office:value-type="float" office:value="11328" calcext:value-type="float">
            <text:p>11328</text:p>
          </table:table-cell>
          <table:table-cell table:style-name="ce2" office:value-type="string" calcext:value-type="string">
            <text:p>20150015</text:p>
          </table:table-cell>
          <table:table-cell/>
          <table:table-cell office:value-type="float" office:value="0.0370958452162" calcext:value-type="float">
            <text:p>0.0370958452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ADC rec route</text:p>
          </table:table-cell>
          <table:table-cell office:value-type="float" office:value="59.7000953237" calcext:value-type="float">
            <text:p>59.7000953237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SEGID- 10017</text:p>
          </table:table-cell>
          <table:table-cell office:value-type="float" office:value="10017" calcext:value-type="float">
            <text:p>10017</text:p>
          </table:table-cell>
          <table:table-cell table:style-name="ce2" office:value-type="string" calcext:value-type="string">
            <text:p>20150020</text:p>
          </table:table-cell>
          <table:table-cell/>
          <table:table-cell office:value-type="float" office:value="0.0328311932686" calcext:value-type="float">
            <text:p>0.03283119327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ADC rec route</text:p>
          </table:table-cell>
          <table:table-cell office:value-type="float" office:value="52.8367895732" calcext:value-type="float">
            <text:p>52.8367895732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SEGID- 5559</text:p>
          </table:table-cell>
          <table:table-cell office:value-type="float" office:value="5559" calcext:value-type="float">
            <text:p>5559</text:p>
          </table:table-cell>
          <table:table-cell table:style-name="ce2" office:value-type="string" calcext:value-type="string">
            <text:p>20150030</text:p>
          </table:table-cell>
          <table:table-cell office:value-type="string" calcext:value-type="string">
            <text:p>Out Bound</text:p>
          </table:table-cell>
          <table:table-cell office:value-type="float" office:value="0.0882163956878" calcext:value-type="float">
            <text:p>0.0882163956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ADC rec route</text:p>
          </table:table-cell>
          <table:table-cell office:value-type="float" office:value="141.970811043" calcext:value-type="float">
            <text:p>141.970811043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SEGID- 62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0150043</text:p>
          </table:table-cell>
          <table:table-cell office:value-type="string" calcext:value-type="string">
            <text:p>Out Bound</text:p>
          </table:table-cell>
          <table:table-cell office:value-type="float" office:value="0.00467280936152" calcext:value-type="float">
            <text:p>0.00467280936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7.52017274946" calcext:value-type="float">
            <text:p>7.5201727494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SEGID- 5558</text:p>
          </table:table-cell>
          <table:table-cell office:value-type="float" office:value="5558" calcext:value-type="float">
            <text:p>5558</text:p>
          </table:table-cell>
          <table:table-cell table:style-name="ce2" office:value-type="string" calcext:value-type="string">
            <text:p>20150047</text:p>
          </table:table-cell>
          <table:table-cell office:value-type="string" calcext:value-type="string">
            <text:p>Out Bound</text:p>
          </table:table-cell>
          <table:table-cell office:value-type="float" office:value="0.0447518502216" calcext:value-type="float">
            <text:p>0.0447518502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ADC rec route</text:p>
          </table:table-cell>
          <table:table-cell office:value-type="float" office:value="72.0212656855" calcext:value-type="float">
            <text:p>72.021265685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SEGID- 7470</text:p>
          </table:table-cell>
          <table:table-cell office:value-type="float" office:value="7470" calcext:value-type="float">
            <text:p>7470</text:p>
          </table:table-cell>
          <table:table-cell table:style-name="ce2" office:value-type="string" calcext:value-type="string">
            <text:p>20150050</text:p>
          </table:table-cell>
          <table:table-cell office:value-type="string" calcext:value-type="string">
            <text:p>Out Bound</text:p>
          </table:table-cell>
          <table:table-cell office:value-type="float" office:value="0.0383088109508" calcext:value-type="float">
            <text:p>0.03830881095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ADC rec route</text:p>
          </table:table-cell>
          <table:table-cell office:value-type="float" office:value="61.6521783551" calcext:value-type="float">
            <text:p>61.6521783551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SEGID- 6302</text:p>
          </table:table-cell>
          <table:table-cell office:value-type="float" office:value="6302" calcext:value-type="float">
            <text:p>6302</text:p>
          </table:table-cell>
          <table:table-cell table:style-name="ce2" office:value-type="string" calcext:value-type="string">
            <text:p>20150060</text:p>
          </table:table-cell>
          <table:table-cell office:value-type="string" calcext:value-type="string">
            <text:p>Out Bound</text:p>
          </table:table-cell>
          <table:table-cell office:value-type="float" office:value="0.0454547066123" calcext:value-type="float">
            <text:p>0.04545470661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ADC rec route</text:p>
          </table:table-cell>
          <table:table-cell office:value-type="float" office:value="73.1524056631" calcext:value-type="float">
            <text:p>73.1524056631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SEGID- 9772</text:p>
          </table:table-cell>
          <table:table-cell office:value-type="float" office:value="9772" calcext:value-type="float">
            <text:p>9772</text:p>
          </table:table-cell>
          <table:table-cell table:style-name="ce2" office:value-type="string" calcext:value-type="string">
            <text:p>20150065</text:p>
          </table:table-cell>
          <table:table-cell office:value-type="string" calcext:value-type="string">
            <text:p>Out Bound</text:p>
          </table:table-cell>
          <table:table-cell office:value-type="float" office:value="0.0252297721682" calcext:value-type="float">
            <text:p>0.02522977217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ADC rec route</text:p>
          </table:table-cell>
          <table:table-cell office:value-type="float" office:value="40.6034636671" calcext:value-type="float">
            <text:p>40.6034636671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SEGID- 1946</text:p>
          </table:table-cell>
          <table:table-cell office:value-type="float" office:value="1946" calcext:value-type="float">
            <text:p>1946</text:p>
          </table:table-cell>
          <table:table-cell table:style-name="ce2" office:value-type="string" calcext:value-type="string">
            <text:p>20150067</text:p>
          </table:table-cell>
          <table:table-cell office:value-type="string" calcext:value-type="string">
            <text:p>Out Bound</text:p>
          </table:table-cell>
          <table:table-cell office:value-type="float" office:value="0.0835979714721" calcext:value-type="float">
            <text:p>0.08359797147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ADC rec route</text:p>
          </table:table-cell>
          <table:table-cell office:value-type="float" office:value="134.538162877" calcext:value-type="float">
            <text:p>134.538162877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SEGID- 587</text:p>
          </table:table-cell>
          <table:table-cell office:value-type="float" office:value="587" calcext:value-type="float">
            <text:p>587</text:p>
          </table:table-cell>
          <table:table-cell table:style-name="ce2" office:value-type="string" calcext:value-type="string">
            <text:p>20150070</text:p>
          </table:table-cell>
          <table:table-cell office:value-type="string" calcext:value-type="string">
            <text:p>Out Bound</text:p>
          </table:table-cell>
          <table:table-cell office:value-type="float" office:value="0.0882356030604" calcext:value-type="float">
            <text:p>0.08823560306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ADC rec route</text:p>
          </table:table-cell>
          <table:table-cell office:value-type="float" office:value="142.001722375" calcext:value-type="float">
            <text:p>142.001722375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SEGID- 4371</text:p>
          </table:table-cell>
          <table:table-cell office:value-type="float" office:value="4371" calcext:value-type="float">
            <text:p>4371</text:p>
          </table:table-cell>
          <table:table-cell table:style-name="ce2" office:value-type="string" calcext:value-type="string">
            <text:p>17416080</text:p>
          </table:table-cell>
          <table:table-cell office:value-type="string" calcext:value-type="string">
            <text:p>Out Bound</text:p>
          </table:table-cell>
          <table:table-cell office:value-type="float" office:value="0.0551156077765" calcext:value-type="float">
            <text:p>0.05511560778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88.7001500817" calcext:value-type="float">
            <text:p>88.7001500817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SEGID- 10737</text:p>
          </table:table-cell>
          <table:table-cell office:value-type="float" office:value="10737" calcext:value-type="float">
            <text:p>10737</text:p>
          </table:table-cell>
          <table:table-cell table:style-name="ce2" office:value-type="string" calcext:value-type="string">
            <text:p>17416090</text:p>
          </table:table-cell>
          <table:table-cell office:value-type="string" calcext:value-type="string">
            <text:p>Out Bound</text:p>
          </table:table-cell>
          <table:table-cell office:value-type="float" office:value="0.108969791261" calcext:value-type="float">
            <text:p>0.10896979126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75.370230487" calcext:value-type="float">
            <text:p>175.370230487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SEGID- 77</text:p>
          </table:table-cell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18456063</text:p>
          </table:table-cell>
          <table:table-cell/>
          <table:table-cell office:value-type="float" office:value="0.0167837359586" calcext:value-type="float">
            <text:p>0.01678373596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27.0108587843" calcext:value-type="float">
            <text:p>27.0108587843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SEGID- 12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18456067</text:p>
          </table:table-cell>
          <table:table-cell/>
          <table:table-cell office:value-type="float" office:value="0.0564292708188" calcext:value-type="float">
            <text:p>0.05642927082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90.8142900451" calcext:value-type="float">
            <text:p>90.8142900451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SEGID- 9670</text:p>
          </table:table-cell>
          <table:table-cell office:value-type="float" office:value="9670" calcext:value-type="float">
            <text:p>9670</text:p>
          </table:table-cell>
          <table:table-cell table:style-name="ce2" office:value-type="string" calcext:value-type="string">
            <text:p>18456070</text:p>
          </table:table-cell>
          <table:table-cell/>
          <table:table-cell office:value-type="float" office:value="0.0553333679978" calcext:value-type="float">
            <text:p>0.05533336800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89.0506018883" calcext:value-type="float">
            <text:p>89.0506018883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SEGID- 1752</text:p>
          </table:table-cell>
          <table:table-cell office:value-type="float" office:value="1752" calcext:value-type="float">
            <text:p>1752</text:p>
          </table:table-cell>
          <table:table-cell table:style-name="ce2" office:value-type="string" calcext:value-type="string">
            <text:p>18456080</text:p>
          </table:table-cell>
          <table:table-cell/>
          <table:table-cell office:value-type="float" office:value="0.0550858462972" calcext:value-type="float">
            <text:p>0.05508584630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88.6522535278" calcext:value-type="float">
            <text:p>88.6522535278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SEGID- 7284</text:p>
          </table:table-cell>
          <table:table-cell office:value-type="float" office:value="7284" calcext:value-type="float">
            <text:p>7284</text:p>
          </table:table-cell>
          <table:table-cell table:style-name="ce2" office:value-type="string" calcext:value-type="string">
            <text:p>18456090</text:p>
          </table:table-cell>
          <table:table-cell/>
          <table:table-cell office:value-type="float" office:value="0.117554144266" calcext:value-type="float">
            <text:p>0.11755414427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89.18543512" calcext:value-type="float">
            <text:p>189.18543512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SEGID- 9103</text:p>
          </table:table-cell>
          <table:table-cell office:value-type="float" office:value="9103" calcext:value-type="float">
            <text:p>9103</text:p>
          </table:table-cell>
          <table:table-cell table:style-name="ce2" office:value-type="string" calcext:value-type="string">
            <text:p>18456100</text:p>
          </table:table-cell>
          <table:table-cell/>
          <table:table-cell office:value-type="float" office:value="0.0477947397337" calcext:value-type="float">
            <text:p>0.04779473973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76.9183314586" calcext:value-type="float">
            <text:p>76.9183314586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SEGID- 543</text:p>
          </table:table-cell>
          <table:table-cell office:value-type="float" office:value="543" calcext:value-type="float">
            <text:p>543</text:p>
          </table:table-cell>
          <table:table-cell table:style-name="ce2" office:value-type="string" calcext:value-type="string">
            <text:p>18456110</text:p>
          </table:table-cell>
          <table:table-cell/>
          <table:table-cell office:value-type="float" office:value="0.0563397957415" calcext:value-type="float">
            <text:p>0.05633979574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90.6702935784" calcext:value-type="float">
            <text:p>90.6702935784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SEGID- 327</text:p>
          </table:table-cell>
          <table:table-cell office:value-type="float" office:value="327" calcext:value-type="float">
            <text:p>327</text:p>
          </table:table-cell>
          <table:table-cell table:style-name="ce2" office:value-type="string" calcext:value-type="string">
            <text:p>18456120</text:p>
          </table:table-cell>
          <table:table-cell/>
          <table:table-cell office:value-type="float" office:value="0.0829756733845" calcext:value-type="float">
            <text:p>0.08297567338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33.536669181" calcext:value-type="float">
            <text:p>133.536669181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SEGID- 5444</text:p>
          </table:table-cell>
          <table:table-cell office:value-type="float" office:value="5444" calcext:value-type="float">
            <text:p>5444</text:p>
          </table:table-cell>
          <table:table-cell table:style-name="ce2" office:value-type="string" calcext:value-type="string">
            <text:p>18456150</text:p>
          </table:table-cell>
          <table:table-cell/>
          <table:table-cell office:value-type="float" office:value="0.106006418735" calcext:value-type="float">
            <text:p>0.10600641874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70.601135155" calcext:value-type="float">
            <text:p>170.601135155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SEGID- 5655</text:p>
          </table:table-cell>
          <table:table-cell office:value-type="float" office:value="5655" calcext:value-type="float">
            <text:p>5655</text:p>
          </table:table-cell>
          <table:table-cell table:style-name="ce2" office:value-type="string" calcext:value-type="string">
            <text:p>18456160</text:p>
          </table:table-cell>
          <table:table-cell/>
          <table:table-cell office:value-type="float" office:value="0.074173545135" calcext:value-type="float">
            <text:p>0.07417354514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19.370988564" calcext:value-type="float">
            <text:p>119.370988564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SEGID- 6595</text:p>
          </table:table-cell>
          <table:table-cell office:value-type="float" office:value="6595" calcext:value-type="float">
            <text:p>6595</text:p>
          </table:table-cell>
          <table:table-cell table:style-name="ce2" office:value-type="string" calcext:value-type="string">
            <text:p>18456165</text:p>
          </table:table-cell>
          <table:table-cell/>
          <table:table-cell office:value-type="float" office:value="0.0320766835197" calcext:value-type="float">
            <text:p>0.03207668352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51.6225214074" calcext:value-type="float">
            <text:p>51.6225214074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SEGID- 6681</text:p>
          </table:table-cell>
          <table:table-cell office:value-type="float" office:value="6681" calcext:value-type="float">
            <text:p>6681</text:p>
          </table:table-cell>
          <table:table-cell table:style-name="ce2" office:value-type="string" calcext:value-type="string">
            <text:p>18846100</text:p>
          </table:table-cell>
          <table:table-cell office:value-type="string" calcext:value-type="string">
            <text:p>Out Bound</text:p>
          </table:table-cell>
          <table:table-cell office:value-type="float" office:value="0.0563711770091" calcext:value-type="float">
            <text:p>0.05637117701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90.7207969342" calcext:value-type="float">
            <text:p>90.7207969342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SEGID- 2382</text:p>
          </table:table-cell>
          <table:table-cell office:value-type="float" office:value="2382" calcext:value-type="float">
            <text:p>2382</text:p>
          </table:table-cell>
          <table:table-cell table:style-name="ce2" office:value-type="string" calcext:value-type="string">
            <text:p>18846120</text:p>
          </table:table-cell>
          <table:table-cell office:value-type="string" calcext:value-type="string">
            <text:p>Out Bound</text:p>
          </table:table-cell>
          <table:table-cell office:value-type="float" office:value="0.0827861664241" calcext:value-type="float">
            <text:p>0.08278616642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33.231686681" calcext:value-type="float">
            <text:p>133.231686681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SEGID- 8681</text:p>
          </table:table-cell>
          <table:table-cell office:value-type="float" office:value="8681" calcext:value-type="float">
            <text:p>8681</text:p>
          </table:table-cell>
          <table:table-cell table:style-name="ce2" office:value-type="string" calcext:value-type="string">
            <text:p>18846130</text:p>
          </table:table-cell>
          <table:table-cell office:value-type="string" calcext:value-type="string">
            <text:p>Out Bound</text:p>
          </table:table-cell>
          <table:table-cell office:value-type="float" office:value="0.125654098272" calcext:value-type="float">
            <text:p>0.12565409827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202.221073571" calcext:value-type="float">
            <text:p>202.221073571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SEGID- 10014</text:p>
          </table:table-cell>
          <table:table-cell office:value-type="float" office:value="10014" calcext:value-type="float">
            <text:p>10014</text:p>
          </table:table-cell>
          <table:table-cell table:style-name="ce2" office:value-type="string" calcext:value-type="string">
            <text:p>18846140</text:p>
          </table:table-cell>
          <table:table-cell office:value-type="string" calcext:value-type="string">
            <text:p>Out Bound</text:p>
          </table:table-cell>
          <table:table-cell office:value-type="float" office:value="0.138924336525" calcext:value-type="float">
            <text:p>0.13892433653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223.577494596" calcext:value-type="float">
            <text:p>223.577494596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SEGID- 10129</text:p>
          </table:table-cell>
          <table:table-cell office:value-type="float" office:value="10129" calcext:value-type="float">
            <text:p>10129</text:p>
          </table:table-cell>
          <table:table-cell table:style-name="ce2" office:value-type="string" calcext:value-type="string">
            <text:p>18846150</text:p>
          </table:table-cell>
          <table:table-cell office:value-type="string" calcext:value-type="string">
            <text:p>Out Bound</text:p>
          </table:table-cell>
          <table:table-cell office:value-type="float" office:value="0.0519033321564" calcext:value-type="float">
            <text:p>0.05190333216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83.5304832469" calcext:value-type="float">
            <text:p>83.5304832469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SEGID- 2016</text:p>
          </table:table-cell>
          <table:table-cell office:value-type="float" office:value="2016" calcext:value-type="float">
            <text:p>2016</text:p>
          </table:table-cell>
          <table:table-cell table:style-name="ce2" office:value-type="string" calcext:value-type="string">
            <text:p>25785010</text:p>
          </table:table-cell>
          <table:table-cell/>
          <table:table-cell office:value-type="float" office:value="0.107366237151" calcext:value-type="float">
            <text:p>0.10736623715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172.78955514" calcext:value-type="float">
            <text:p>172.78955514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ayb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SEGID- 6126</text:p>
          </table:table-cell>
          <table:table-cell office:value-type="float" office:value="6126" calcext:value-type="float">
            <text:p>6126</text:p>
          </table:table-cell>
          <table:table-cell table:style-name="ce2" office:value-type="string" calcext:value-type="string">
            <text:p>25785025</text:p>
          </table:table-cell>
          <table:table-cell/>
          <table:table-cell office:value-type="float" office:value="0.0549977572532" calcext:value-type="float">
            <text:p>0.05499775725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88.5104876699" calcext:value-type="float">
            <text:p>88.5104876699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SEGID- 7441</text:p>
          </table:table-cell>
          <table:table-cell office:value-type="float" office:value="7441" calcext:value-type="float">
            <text:p>7441</text:p>
          </table:table-cell>
          <table:table-cell table:style-name="ce2" office:value-type="string" calcext:value-type="string">
            <text:p>25785030</text:p>
          </table:table-cell>
          <table:table-cell/>
          <table:table-cell office:value-type="float" office:value="0.0399816440818" calcext:value-type="float">
            <text:p>0.03998164408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64.3443477019" calcext:value-type="float">
            <text:p>64.3443477019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SEGID- 3418</text:p>
          </table:table-cell>
          <table:table-cell office:value-type="float" office:value="3418" calcext:value-type="float">
            <text:p>3418</text:p>
          </table:table-cell>
          <table:table-cell table:style-name="ce2" office:value-type="string" calcext:value-type="string">
            <text:p>25785035</text:p>
          </table:table-cell>
          <table:table-cell/>
          <table:table-cell office:value-type="float" office:value="0.039059578617" calcext:value-type="float">
            <text:p>0.03905957862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62.8604242106" calcext:value-type="float">
            <text:p>62.8604242106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SEGID- 4991</text:p>
          </table:table-cell>
          <table:table-cell office:value-type="float" office:value="4991" calcext:value-type="float">
            <text:p>4991</text:p>
          </table:table-cell>
          <table:table-cell table:style-name="ce2" office:value-type="string" calcext:value-type="string">
            <text:p>25785050</text:p>
          </table:table-cell>
          <table:table-cell office:value-type="string" calcext:value-type="string">
            <text:p>Out Bound</text:p>
          </table:table-cell>
          <table:table-cell office:value-type="float" office:value="0.0572041569204" calcext:value-type="float">
            <text:p>0.05720415692</text:p>
          </table:table-cell>
          <table:table-cell office:value-type="string" calcext:value-type="string">
            <text:p>Contraflow Bike Lane</text:p>
          </table:table-cell>
          <table:table-cell office:value-type="string" calcext:value-type="string">
            <text:p>1975 plan</text:p>
          </table:table-cell>
          <table:table-cell office:value-type="float" office:value="92.0613508377" calcext:value-type="float">
            <text:p>92.0613508377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&lt;Null&gt;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SEGID- 3516</text:p>
          </table:table-cell>
          <table:table-cell office:value-type="float" office:value="3516" calcext:value-type="float">
            <text:p>3516</text:p>
          </table:table-cell>
          <table:table-cell table:style-name="ce2" office:value-type="string" calcext:value-type="string">
            <text:p>25785060</text:p>
          </table:table-cell>
          <table:table-cell office:value-type="string" calcext:value-type="string">
            <text:p>Out Bound</text:p>
          </table:table-cell>
          <table:table-cell office:value-type="float" office:value="0.0728618277897" calcext:value-type="float">
            <text:p>0.07286182779</text:p>
          </table:table-cell>
          <table:table-cell office:value-type="string" calcext:value-type="string">
            <text:p>Contraflow Bike Lane</text:p>
          </table:table-cell>
          <table:table-cell/>
          <table:table-cell office:value-type="float" office:value="117.259979902" calcext:value-type="float">
            <text:p>117.2599799020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&lt;Null&gt;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SEGID- 2817</text:p>
          </table:table-cell>
          <table:table-cell office:value-type="float" office:value="2817" calcext:value-type="float">
            <text:p>2817</text:p>
          </table:table-cell>
          <table:table-cell table:style-name="ce2" office:value-type="string" calcext:value-type="string">
            <text:p>18944127</text:p>
          </table:table-cell>
          <table:table-cell/>
          <table:table-cell office:value-type="float" office:value="0.0956004147243" calcext:value-type="float">
            <text:p>0.0956004147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53.854261543" calcext:value-type="float">
            <text:p>153.854261543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SEGID- 8738</text:p>
          </table:table-cell>
          <table:table-cell office:value-type="float" office:value="8738" calcext:value-type="float">
            <text:p>8738</text:p>
          </table:table-cell>
          <table:table-cell table:style-name="ce2" office:value-type="string" calcext:value-type="string">
            <text:p>18944130</text:p>
          </table:table-cell>
          <table:table-cell/>
          <table:table-cell office:value-type="float" office:value="0.101372092926" calcext:value-type="float">
            <text:p>0.1013720929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63.142895804" calcext:value-type="float">
            <text:p>163.142895804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SEGID- 1424</text:p>
          </table:table-cell>
          <table:table-cell office:value-type="float" office:value="1424" calcext:value-type="float">
            <text:p>1424</text:p>
          </table:table-cell>
          <table:table-cell table:style-name="ce2" office:value-type="string" calcext:value-type="string">
            <text:p>18944140</text:p>
          </table:table-cell>
          <table:table-cell office:value-type="string" calcext:value-type="string">
            <text:p>In Bound</text:p>
          </table:table-cell>
          <table:table-cell office:value-type="float" office:value="0.0432922258795" calcext:value-type="float">
            <text:p>0.04329222588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69.6722233102" calcext:value-type="float">
            <text:p>69.6722233102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SEGID- 4408</text:p>
          </table:table-cell>
          <table:table-cell office:value-type="float" office:value="4408" calcext:value-type="float">
            <text:p>4408</text:p>
          </table:table-cell>
          <table:table-cell table:style-name="ce2" office:value-type="string" calcext:value-type="string">
            <text:p>19015090</text:p>
          </table:table-cell>
          <table:table-cell office:value-type="string" calcext:value-type="string">
            <text:p>In Bound</text:p>
          </table:table-cell>
          <table:table-cell office:value-type="float" office:value="0.0609943414654" calcext:value-type="float">
            <text:p>0.06099434147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98.1610737934" calcext:value-type="float">
            <text:p>98.1610737934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SEGID- 1596</text:p>
          </table:table-cell>
          <table:table-cell office:value-type="float" office:value="1596" calcext:value-type="float">
            <text:p>1596</text:p>
          </table:table-cell>
          <table:table-cell table:style-name="ce2" office:value-type="string" calcext:value-type="string">
            <text:p>19015100</text:p>
          </table:table-cell>
          <table:table-cell office:value-type="string" calcext:value-type="string">
            <text:p>In Bound</text:p>
          </table:table-cell>
          <table:table-cell office:value-type="float" office:value="0.0562034971947" calcext:value-type="float">
            <text:p>0.05620349719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90.4509418912" calcext:value-type="float">
            <text:p>90.4509418912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SEGID- 9303</text:p>
          </table:table-cell>
          <table:table-cell office:value-type="float" office:value="9303" calcext:value-type="float">
            <text:p>9303</text:p>
          </table:table-cell>
          <table:table-cell table:style-name="ce2" office:value-type="string" calcext:value-type="string">
            <text:p>19015110</text:p>
          </table:table-cell>
          <table:table-cell office:value-type="string" calcext:value-type="string">
            <text:p>In Bound</text:p>
          </table:table-cell>
          <table:table-cell office:value-type="float" office:value="0.0565501056256" calcext:value-type="float">
            <text:p>0.05655010563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91.0087552054" calcext:value-type="float">
            <text:p>91.0087552054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SEGID- 9544</text:p>
          </table:table-cell>
          <table:table-cell office:value-type="float" office:value="9544" calcext:value-type="float">
            <text:p>9544</text:p>
          </table:table-cell>
          <table:table-cell table:style-name="ce2" office:value-type="string" calcext:value-type="string">
            <text:p>19015120</text:p>
          </table:table-cell>
          <table:table-cell office:value-type="string" calcext:value-type="string">
            <text:p>In Bound</text:p>
          </table:table-cell>
          <table:table-cell office:value-type="float" office:value="0.0402350115172" calcext:value-type="float">
            <text:p>0.04023501152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64.7521038794" calcext:value-type="float">
            <text:p>64.7521038794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SEGID- 9527</text:p>
          </table:table-cell>
          <table:table-cell office:value-type="float" office:value="9527" calcext:value-type="float">
            <text:p>9527</text:p>
          </table:table-cell>
          <table:table-cell table:style-name="ce2" office:value-type="string" calcext:value-type="string">
            <text:p>19015125</text:p>
          </table:table-cell>
          <table:table-cell office:value-type="string" calcext:value-type="string">
            <text:p>In Bound</text:p>
          </table:table-cell>
          <table:table-cell office:value-type="float" office:value="0.0424895206373" calcext:value-type="float">
            <text:p>0.04248952064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68.3803918612" calcext:value-type="float">
            <text:p>68.3803918612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SEGID- 12172</text:p>
          </table:table-cell>
          <table:table-cell office:value-type="float" office:value="12172" calcext:value-type="float">
            <text:p>12172</text:p>
          </table:table-cell>
          <table:table-cell table:style-name="ce2" office:value-type="string" calcext:value-type="string">
            <text:p>19015130</text:p>
          </table:table-cell>
          <table:table-cell office:value-type="string" calcext:value-type="string">
            <text:p>In Bound</text:p>
          </table:table-cell>
          <table:table-cell office:value-type="float" office:value="0.125667438774" calcext:value-type="float">
            <text:p>0.12566743877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202.242543072" calcext:value-type="float">
            <text:p>202.242543072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SEGID- 2206</text:p>
          </table:table-cell>
          <table:table-cell office:value-type="float" office:value="2206" calcext:value-type="float">
            <text:p>2206</text:p>
          </table:table-cell>
          <table:table-cell table:style-name="ce2" office:value-type="string" calcext:value-type="string">
            <text:p>20030170</text:p>
          </table:table-cell>
          <table:table-cell office:value-type="string" calcext:value-type="string">
            <text:p>Out Bound</text:p>
          </table:table-cell>
          <table:table-cell office:value-type="float" office:value="0.0507850391133" calcext:value-type="float">
            <text:p>0.05078503911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route</text:p>
          </table:table-cell>
          <table:table-cell office:value-type="float" office:value="81.7307614483" calcext:value-type="float">
            <text:p>81.73076144830</text:p>
          </table:table-cell>
          <table:table-cell office:value-type="float" office:value="2013" calcext:value-type="float">
            <text:p>2013</text:p>
          </table:table-cell>
          <table:table-cell table:number-columns-repeated="4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SEGID- 1308</text:p>
          </table:table-cell>
          <table:table-cell office:value-type="float" office:value="1308" calcext:value-type="float">
            <text:p>1308</text:p>
          </table:table-cell>
          <table:table-cell table:style-name="ce2" office:value-type="string" calcext:value-type="string">
            <text:p>20030175</text:p>
          </table:table-cell>
          <table:table-cell office:value-type="string" calcext:value-type="string">
            <text:p>Out Bound</text:p>
          </table:table-cell>
          <table:table-cell office:value-type="float" office:value="0.051288093049" calcext:value-type="float">
            <text:p>0.05128809305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route</text:p>
          </table:table-cell>
          <table:table-cell office:value-type="float" office:value="82.5403499006" calcext:value-type="float">
            <text:p>82.54034990060</text:p>
          </table:table-cell>
          <table:table-cell office:value-type="float" office:value="2013" calcext:value-type="float">
            <text:p>2013</text:p>
          </table:table-cell>
          <table:table-cell table:number-columns-repeated="4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SEGID- 8144</text:p>
          </table:table-cell>
          <table:table-cell office:value-type="float" office:value="8144" calcext:value-type="float">
            <text:p>8144</text:p>
          </table:table-cell>
          <table:table-cell table:style-name="ce2" office:value-type="string" calcext:value-type="string">
            <text:p>20030180</text:p>
          </table:table-cell>
          <table:table-cell office:value-type="string" calcext:value-type="string">
            <text:p>Out Bound</text:p>
          </table:table-cell>
          <table:table-cell office:value-type="float" office:value="0.0510776809433" calcext:value-type="float">
            <text:p>0.05107768094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route</text:p>
          </table:table-cell>
          <table:table-cell office:value-type="float" office:value="82.2017237635" calcext:value-type="float">
            <text:p>82.20172376350</text:p>
          </table:table-cell>
          <table:table-cell office:value-type="float" office:value="2013" calcext:value-type="float">
            <text:p>2013</text:p>
          </table:table-cell>
          <table:table-cell table:number-columns-repeated="4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SEGID- 7774</text:p>
          </table:table-cell>
          <table:table-cell office:value-type="float" office:value="7774" calcext:value-type="float">
            <text:p>7774</text:p>
          </table:table-cell>
          <table:table-cell table:style-name="ce2" office:value-type="string" calcext:value-type="string">
            <text:p>20030185</text:p>
          </table:table-cell>
          <table:table-cell office:value-type="string" calcext:value-type="string">
            <text:p>Out Bound</text:p>
          </table:table-cell>
          <table:table-cell office:value-type="float" office:value="0.0512264449525" calcext:value-type="float">
            <text:p>0.05122644495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route</text:p>
          </table:table-cell>
          <table:table-cell office:value-type="float" office:value="82.4411367079" calcext:value-type="float">
            <text:p>82.44113670790</text:p>
          </table:table-cell>
          <table:table-cell office:value-type="float" office:value="2013" calcext:value-type="float">
            <text:p>2013</text:p>
          </table:table-cell>
          <table:table-cell table:number-columns-repeated="4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638" calcext:value-type="float">
            <text:p>5638</text:p>
          </table:table-cell>
          <table:table-cell/>
          <table:table-cell office:value-type="float" office:value="8803" calcext:value-type="float">
            <text:p>8803</text:p>
          </table:table-cell>
          <table:table-cell table:style-name="ce2" office:value-type="string" calcext:value-type="string">
            <text:p>37566060</text:p>
          </table:table-cell>
          <table:table-cell/>
          <table:table-cell office:value-type="float" office:value="0.132086453338" calcext:value-type="float">
            <text:p>0.13208645334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212.572966306" calcext:value-type="float">
            <text:p>212.5729663060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5639" calcext:value-type="float">
            <text:p>5639</text:p>
          </table:table-cell>
          <table:table-cell/>
          <table:table-cell office:value-type="float" office:value="1280" calcext:value-type="float">
            <text:p>1280</text:p>
          </table:table-cell>
          <table:table-cell table:style-name="ce2" office:value-type="string" calcext:value-type="string">
            <text:p>37566070</text:p>
          </table:table-cell>
          <table:table-cell/>
          <table:table-cell office:value-type="float" office:value="0.445090977982" calcext:value-type="float">
            <text:p>0.44509097798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716.305927481" calcext:value-type="float">
            <text:p>716.3059274810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SEGID- 8755</text:p>
          </table:table-cell>
          <table:table-cell office:value-type="float" office:value="8755" calcext:value-type="float">
            <text:p>8755</text:p>
          </table:table-cell>
          <table:table-cell table:style-name="ce2" office:value-type="string" calcext:value-type="string">
            <text:p>26539140</text:p>
          </table:table-cell>
          <table:table-cell/>
          <table:table-cell office:value-type="float" office:value="0.0576312000367" calcext:value-type="float">
            <text:p>0.05763120004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92.7486114891" calcext:value-type="float">
            <text:p>92.7486114891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SEGID- 3504</text:p>
          </table:table-cell>
          <table:table-cell office:value-type="float" office:value="3504" calcext:value-type="float">
            <text:p>3504</text:p>
          </table:table-cell>
          <table:table-cell table:style-name="ce2" office:value-type="string" calcext:value-type="string">
            <text:p>26539143</text:p>
          </table:table-cell>
          <table:table-cell/>
          <table:table-cell office:value-type="float" office:value="0.0557671218796" calcext:value-type="float">
            <text:p>0.05576712188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89.7486624916" calcext:value-type="float">
            <text:p>89.7486624916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SEGID- 4707</text:p>
          </table:table-cell>
          <table:table-cell office:value-type="float" office:value="4707" calcext:value-type="float">
            <text:p>4707</text:p>
          </table:table-cell>
          <table:table-cell table:style-name="ce2" office:value-type="string" calcext:value-type="string">
            <text:p>26539150</text:p>
          </table:table-cell>
          <table:table-cell/>
          <table:table-cell office:value-type="float" office:value="0.0870506872167" calcext:value-type="float">
            <text:p>0.08705068722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40.094781358" calcext:value-type="float">
            <text:p>140.094781358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SEGID- 9552</text:p>
          </table:table-cell>
          <table:table-cell office:value-type="float" office:value="9552" calcext:value-type="float">
            <text:p>9552</text:p>
          </table:table-cell>
          <table:table-cell table:style-name="ce2" office:value-type="string" calcext:value-type="string">
            <text:p>26539160</text:p>
          </table:table-cell>
          <table:table-cell/>
          <table:table-cell office:value-type="float" office:value="0.0535405834608" calcext:value-type="float">
            <text:p>0.05354058346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86.16538908" calcext:value-type="float">
            <text:p>86.16538908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SEGID- 1833</text:p>
          </table:table-cell>
          <table:table-cell office:value-type="float" office:value="1833" calcext:value-type="float">
            <text:p>1833</text:p>
          </table:table-cell>
          <table:table-cell table:style-name="ce2" office:value-type="string" calcext:value-type="string">
            <text:p>19015140</text:p>
          </table:table-cell>
          <table:table-cell office:value-type="string" calcext:value-type="string">
            <text:p>In Bound</text:p>
          </table:table-cell>
          <table:table-cell office:value-type="float" office:value="0.143606812488" calcext:value-type="float">
            <text:p>0.14360681249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231.113224263" calcext:value-type="float">
            <text:p>231.113224263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SEGID- 10134</text:p>
          </table:table-cell>
          <table:table-cell office:value-type="float" office:value="10134" calcext:value-type="float">
            <text:p>10134</text:p>
          </table:table-cell>
          <table:table-cell table:style-name="ce2" office:value-type="string" calcext:value-type="string">
            <text:p>15785173</text:p>
          </table:table-cell>
          <table:table-cell office:value-type="string" calcext:value-type="string">
            <text:p>Out Bound</text:p>
          </table:table-cell>
          <table:table-cell office:value-type="float" office:value="0.0302392970644" calcext:value-type="float">
            <text:p>0.03023929706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48.6655286259" calcext:value-type="float">
            <text:p>48.6655286259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SEGID- 7809</text:p>
          </table:table-cell>
          <table:table-cell office:value-type="float" office:value="7809" calcext:value-type="float">
            <text:p>7809</text:p>
          </table:table-cell>
          <table:table-cell table:style-name="ce2" office:value-type="string" calcext:value-type="string">
            <text:p>15785180</text:p>
          </table:table-cell>
          <table:table-cell office:value-type="string" calcext:value-type="string">
            <text:p>Out Bound</text:p>
          </table:table-cell>
          <table:table-cell office:value-type="float" office:value="0.0949948351721" calcext:value-type="float">
            <text:p>0.09499483517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152.879673775" calcext:value-type="float">
            <text:p>152.879673775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SEGID- 11513</text:p>
          </table:table-cell>
          <table:table-cell office:value-type="float" office:value="11513" calcext:value-type="float">
            <text:p>11513</text:p>
          </table:table-cell>
          <table:table-cell table:style-name="ce2" office:value-type="string" calcext:value-type="string">
            <text:p>15785190</text:p>
          </table:table-cell>
          <table:table-cell office:value-type="string" calcext:value-type="string">
            <text:p>Out Bound</text:p>
          </table:table-cell>
          <table:table-cell office:value-type="float" office:value="0.078060094331" calcext:value-type="float">
            <text:p>0.07806009433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125.625795703" calcext:value-type="float">
            <text:p>125.625795703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SEGID- 7498</text:p>
          </table:table-cell>
          <table:table-cell office:value-type="float" office:value="7498" calcext:value-type="float">
            <text:p>7498</text:p>
          </table:table-cell>
          <table:table-cell table:style-name="ce2" office:value-type="string" calcext:value-type="string">
            <text:p>15785200</text:p>
          </table:table-cell>
          <table:table-cell office:value-type="string" calcext:value-type="string">
            <text:p>Out Bound</text:p>
          </table:table-cell>
          <table:table-cell office:value-type="float" office:value="0.0944494696068" calcext:value-type="float">
            <text:p>0.09444946961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152.001991219" calcext:value-type="float">
            <text:p>152.001991219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SEGID- 12950</text:p>
          </table:table-cell>
          <table:table-cell office:value-type="float" office:value="12950" calcext:value-type="float">
            <text:p>12950</text:p>
          </table:table-cell>
          <table:table-cell table:style-name="ce2" office:value-type="string" calcext:value-type="string">
            <text:p>15785210</text:p>
          </table:table-cell>
          <table:table-cell office:value-type="string" calcext:value-type="string">
            <text:p>Out Bound</text:p>
          </table:table-cell>
          <table:table-cell office:value-type="float" office:value="0.0499186761505" calcext:value-type="float">
            <text:p>0.04991867615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80.3364826237" calcext:value-type="float">
            <text:p>80.3364826237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SEGID- 13043</text:p>
          </table:table-cell>
          <table:table-cell office:value-type="float" office:value="13043" calcext:value-type="float">
            <text:p>13043</text:p>
          </table:table-cell>
          <table:table-cell table:style-name="ce2" office:value-type="string" calcext:value-type="string">
            <text:p>15785230</text:p>
          </table:table-cell>
          <table:table-cell office:value-type="string" calcext:value-type="string">
            <text:p>Out Bound</text:p>
          </table:table-cell>
          <table:table-cell office:value-type="float" office:value="0.070018386013" calcext:value-type="float">
            <text:p>0.07001838601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112.683894787" calcext:value-type="float">
            <text:p>112.683894787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SEGID- 2540</text:p>
          </table:table-cell>
          <table:table-cell office:value-type="float" office:value="2540" calcext:value-type="float">
            <text:p>2540</text:p>
          </table:table-cell>
          <table:table-cell table:style-name="ce2" office:value-type="string" calcext:value-type="string">
            <text:p>15785240</text:p>
          </table:table-cell>
          <table:table-cell office:value-type="string" calcext:value-type="string">
            <text:p>Out Bound</text:p>
          </table:table-cell>
          <table:table-cell office:value-type="float" office:value="0.101752301218" calcext:value-type="float">
            <text:p>0.10175230122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163.754782961" calcext:value-type="float">
            <text:p>163.754782961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SEGID- 1006</text:p>
          </table:table-cell>
          <table:table-cell office:value-type="float" office:value="1006" calcext:value-type="float">
            <text:p>1006</text:p>
          </table:table-cell>
          <table:table-cell table:style-name="ce2" office:value-type="string" calcext:value-type="string">
            <text:p>15785250</text:p>
          </table:table-cell>
          <table:table-cell office:value-type="string" calcext:value-type="string">
            <text:p>Out Bound</text:p>
          </table:table-cell>
          <table:table-cell office:value-type="float" office:value="0.078340354129" calcext:value-type="float">
            <text:p>0.07834035413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126.076831029" calcext:value-type="float">
            <text:p>126.076831029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SEGID- 5794</text:p>
          </table:table-cell>
          <table:table-cell office:value-type="float" office:value="5794" calcext:value-type="float">
            <text:p>5794</text:p>
          </table:table-cell>
          <table:table-cell table:style-name="ce2" office:value-type="string" calcext:value-type="string">
            <text:p>15785260</text:p>
          </table:table-cell>
          <table:table-cell office:value-type="string" calcext:value-type="string">
            <text:p>Out Bound</text:p>
          </table:table-cell>
          <table:table-cell office:value-type="float" office:value="0.12199253012" calcext:value-type="float">
            <text:p>0.12199253012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196.32833905" calcext:value-type="float">
            <text:p>196.328339050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SEGID- 5617</text:p>
          </table:table-cell>
          <table:table-cell office:value-type="float" office:value="5617" calcext:value-type="float">
            <text:p>5617</text:p>
          </table:table-cell>
          <table:table-cell table:style-name="ce2" office:value-type="string" calcext:value-type="string">
            <text:p>17416060</text:p>
          </table:table-cell>
          <table:table-cell office:value-type="string" calcext:value-type="string">
            <text:p>Out Bound</text:p>
          </table:table-cell>
          <table:table-cell office:value-type="float" office:value="0.060212678904" calcext:value-type="float">
            <text:p>0.06021267890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96.9031073243" calcext:value-type="float">
            <text:p>96.9031073243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SEGID- 10428</text:p>
          </table:table-cell>
          <table:table-cell office:value-type="float" office:value="10428" calcext:value-type="float">
            <text:p>10428</text:p>
          </table:table-cell>
          <table:table-cell table:style-name="ce2" office:value-type="string" calcext:value-type="string">
            <text:p>17416067</text:p>
          </table:table-cell>
          <table:table-cell office:value-type="string" calcext:value-type="string">
            <text:p>Out Bound</text:p>
          </table:table-cell>
          <table:table-cell office:value-type="float" office:value="0.0488075960076" calcext:value-type="float">
            <text:p>0.04880759601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78.548368886" calcext:value-type="float">
            <text:p>78.548368886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SEGID- 2491</text:p>
          </table:table-cell>
          <table:table-cell office:value-type="float" office:value="2491" calcext:value-type="float">
            <text:p>2491</text:p>
          </table:table-cell>
          <table:table-cell table:style-name="ce2" office:value-type="string" calcext:value-type="string">
            <text:p>17416070</text:p>
          </table:table-cell>
          <table:table-cell office:value-type="string" calcext:value-type="string">
            <text:p>Out Bound</text:p>
          </table:table-cell>
          <table:table-cell office:value-type="float" office:value="0.0553536203365" calcext:value-type="float">
            <text:p>0.05535362034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89.0831949332" calcext:value-type="float">
            <text:p>89.0831949332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SEGID- 13015</text:p>
          </table:table-cell>
          <table:table-cell office:value-type="float" office:value="13015" calcext:value-type="float">
            <text:p>13015</text:p>
          </table:table-cell>
          <table:table-cell table:style-name="ce2" office:value-type="string" calcext:value-type="string">
            <text:p>20020175</text:p>
          </table:table-cell>
          <table:table-cell office:value-type="string" calcext:value-type="string">
            <text:p>In Bound</text:p>
          </table:table-cell>
          <table:table-cell office:value-type="float" office:value="0.0509275251353" calcext:value-type="float">
            <text:p>0.05092752514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route</text:p>
          </table:table-cell>
          <table:table-cell office:value-type="float" office:value="81.9600709315" calcext:value-type="float">
            <text:p>81.96007093150</text:p>
          </table:table-cell>
          <table:table-cell office:value-type="float" office:value="2013" calcext:value-type="float">
            <text:p>2013</text:p>
          </table:table-cell>
          <table:table-cell table:number-columns-repeated="4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SEGID- 3484</text:p>
          </table:table-cell>
          <table:table-cell office:value-type="float" office:value="3484" calcext:value-type="float">
            <text:p>3484</text:p>
          </table:table-cell>
          <table:table-cell table:style-name="ce2" office:value-type="string" calcext:value-type="string">
            <text:p>17416010</text:p>
          </table:table-cell>
          <table:table-cell/>
          <table:table-cell office:value-type="float" office:value="0.0619977549235" calcext:value-type="float">
            <text:p>0.06199775492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99.7759144515" calcext:value-type="float">
            <text:p>99.7759144515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SEGID- 6001</text:p>
          </table:table-cell>
          <table:table-cell office:value-type="float" office:value="6001" calcext:value-type="float">
            <text:p>6001</text:p>
          </table:table-cell>
          <table:table-cell table:style-name="ce2" office:value-type="string" calcext:value-type="string">
            <text:p>34777005</text:p>
          </table:table-cell>
          <table:table-cell/>
          <table:table-cell office:value-type="float" office:value="0.0857867116773" calcext:value-type="float">
            <text:p>0.08578671168</text:p>
          </table:table-cell>
          <table:table-cell office:value-type="string" calcext:value-type="string">
            <text:p>Cycle Track</text:p>
          </table:table-cell>
          <table:table-cell office:value-type="string" calcext:value-type="string">
            <text:p>1975 plan, ADC rec route</text:p>
          </table:table-cell>
          <table:table-cell office:value-type="float" office:value="138.060605839" calcext:value-type="float">
            <text:p>138.060605839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trofitted to cycle track in 2018</text:p>
          </table:table-cell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SEGID- 10811</text:p>
          </table:table-cell>
          <table:table-cell office:value-type="float" office:value="10811" calcext:value-type="float">
            <text:p>10811</text:p>
          </table:table-cell>
          <table:table-cell table:style-name="ce2" office:value-type="string" calcext:value-type="string">
            <text:p>34777010</text:p>
          </table:table-cell>
          <table:table-cell/>
          <table:table-cell office:value-type="float" office:value="0.0374911277297" calcext:value-type="float">
            <text:p>0.0374911277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, ADC rec route</text:p>
          </table:table-cell>
          <table:table-cell office:value-type="float" office:value="60.3362421375" calcext:value-type="float">
            <text:p>60.3362421375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SEGID- 7595</text:p>
          </table:table-cell>
          <table:table-cell office:value-type="float" office:value="7595" calcext:value-type="float">
            <text:p>7595</text:p>
          </table:table-cell>
          <table:table-cell table:style-name="ce2" office:value-type="string" calcext:value-type="string">
            <text:p>23861020</text:p>
          </table:table-cell>
          <table:table-cell/>
          <table:table-cell office:value-type="float" office:value="0.0790649187551" calcext:value-type="float">
            <text:p>0.07906491876</text:p>
          </table:table-cell>
          <table:table-cell office:value-type="string" calcext:value-type="string">
            <text:p>Contraflow Bike Lane</text:p>
          </table:table-cell>
          <table:table-cell/>
          <table:table-cell office:value-type="float" office:value="127.242907095" calcext:value-type="float">
            <text:p>127.2429070950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SEGID- 1150</text:p>
          </table:table-cell>
          <table:table-cell office:value-type="float" office:value="1150" calcext:value-type="float">
            <text:p>1150</text:p>
          </table:table-cell>
          <table:table-cell table:style-name="ce2" office:value-type="string" calcext:value-type="string">
            <text:p>23861030</text:p>
          </table:table-cell>
          <table:table-cell/>
          <table:table-cell office:value-type="float" office:value="0.0787344074175" calcext:value-type="float">
            <text:p>0.07873440742</text:p>
          </table:table-cell>
          <table:table-cell office:value-type="string" calcext:value-type="string">
            <text:p>Contraflow Bike Lane</text:p>
          </table:table-cell>
          <table:table-cell/>
          <table:table-cell office:value-type="float" office:value="126.710999593" calcext:value-type="float">
            <text:p>126.7109995930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SEGID- 399</text:p>
          </table:table-cell>
          <table:table-cell office:value-type="float" office:value="399" calcext:value-type="float">
            <text:p>399</text:p>
          </table:table-cell>
          <table:table-cell table:style-name="ce2" office:value-type="string" calcext:value-type="string">
            <text:p>23861040</text:p>
          </table:table-cell>
          <table:table-cell office:value-type="string" calcext:value-type="string">
            <text:p>In Bound</text:p>
          </table:table-cell>
          <table:table-cell office:value-type="float" office:value="0.0575893208433" calcext:value-type="float">
            <text:p>0.05758932084</text:p>
          </table:table-cell>
          <table:table-cell office:value-type="string" calcext:value-type="string">
            <text:p>Contraflow Bike Lane</text:p>
          </table:table-cell>
          <table:table-cell/>
          <table:table-cell office:value-type="float" office:value="92.6812133257" calcext:value-type="float">
            <text:p>92.6812133257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SEGID- 8535</text:p>
          </table:table-cell>
          <table:table-cell office:value-type="float" office:value="8535" calcext:value-type="float">
            <text:p>8535</text:p>
          </table:table-cell>
          <table:table-cell table:style-name="ce2" office:value-type="string" calcext:value-type="string">
            <text:p>23861050</text:p>
          </table:table-cell>
          <table:table-cell office:value-type="string" calcext:value-type="string">
            <text:p>In Bound</text:p>
          </table:table-cell>
          <table:table-cell office:value-type="float" office:value="0.0572102011554" calcext:value-type="float">
            <text:p>0.05721020116</text:p>
          </table:table-cell>
          <table:table-cell office:value-type="string" calcext:value-type="string">
            <text:p>Contraflow Bike Lane</text:p>
          </table:table-cell>
          <table:table-cell/>
          <table:table-cell office:value-type="float" office:value="92.0710781104" calcext:value-type="float">
            <text:p>92.0710781104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SEGID- 3265</text:p>
          </table:table-cell>
          <table:table-cell office:value-type="float" office:value="3265" calcext:value-type="float">
            <text:p>3265</text:p>
          </table:table-cell>
          <table:table-cell table:style-name="ce2" office:value-type="string" calcext:value-type="string">
            <text:p>23861060</text:p>
          </table:table-cell>
          <table:table-cell office:value-type="string" calcext:value-type="string">
            <text:p>In Bound</text:p>
          </table:table-cell>
          <table:table-cell office:value-type="float" office:value="0.122895927997" calcext:value-type="float">
            <text:p>0.12289592800</text:p>
          </table:table-cell>
          <table:table-cell office:value-type="string" calcext:value-type="string">
            <text:p>Contraflow Bike Lane</text:p>
          </table:table-cell>
          <table:table-cell/>
          <table:table-cell office:value-type="float" office:value="197.782219911" calcext:value-type="float">
            <text:p>197.7822199110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SEGID- 9157</text:p>
          </table:table-cell>
          <table:table-cell office:value-type="float" office:value="9157" calcext:value-type="float">
            <text:p>9157</text:p>
          </table:table-cell>
          <table:table-cell table:style-name="ce2" office:value-type="string" calcext:value-type="string">
            <text:p>23861070</text:p>
          </table:table-cell>
          <table:table-cell office:value-type="string" calcext:value-type="string">
            <text:p>In Bound</text:p>
          </table:table-cell>
          <table:table-cell office:value-type="float" office:value="0.0650534760622" calcext:value-type="float">
            <text:p>0.06505347606</text:p>
          </table:table-cell>
          <table:table-cell office:value-type="string" calcext:value-type="string">
            <text:p>Contraflow Bike Lane</text:p>
          </table:table-cell>
          <table:table-cell/>
          <table:table-cell office:value-type="float" office:value="104.693630767" calcext:value-type="float">
            <text:p>104.6936307670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SEGID- 1707</text:p>
          </table:table-cell>
          <table:table-cell office:value-type="float" office:value="1707" calcext:value-type="float">
            <text:p>1707</text:p>
          </table:table-cell>
          <table:table-cell table:style-name="ce2" office:value-type="string" calcext:value-type="string">
            <text:p>23861080</text:p>
          </table:table-cell>
          <table:table-cell office:value-type="string" calcext:value-type="string">
            <text:p>In Bound</text:p>
          </table:table-cell>
          <table:table-cell office:value-type="float" office:value="0.0327529090682" calcext:value-type="float">
            <text:p>0.03275290907</text:p>
          </table:table-cell>
          <table:table-cell office:value-type="string" calcext:value-type="string">
            <text:p>Contraflow Bike Lane</text:p>
          </table:table-cell>
          <table:table-cell/>
          <table:table-cell office:value-type="float" office:value="52.7108031131" calcext:value-type="float">
            <text:p>52.7108031131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SEGID- 12023</text:p>
          </table:table-cell>
          <table:table-cell office:value-type="float" office:value="12023" calcext:value-type="float">
            <text:p>12023</text:p>
          </table:table-cell>
          <table:table-cell table:style-name="ce2" office:value-type="string" calcext:value-type="string">
            <text:p>23861085</text:p>
          </table:table-cell>
          <table:table-cell office:value-type="string" calcext:value-type="string">
            <text:p>In Bound</text:p>
          </table:table-cell>
          <table:table-cell office:value-type="float" office:value="0.0320880660579" calcext:value-type="float">
            <text:p>0.03208806606</text:p>
          </table:table-cell>
          <table:table-cell office:value-type="string" calcext:value-type="string">
            <text:p>Contraflow Bike Lane</text:p>
          </table:table-cell>
          <table:table-cell/>
          <table:table-cell office:value-type="float" office:value="51.6408398636" calcext:value-type="float">
            <text:p>51.6408398636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SEGID- 4820</text:p>
          </table:table-cell>
          <table:table-cell office:value-type="float" office:value="4820" calcext:value-type="float">
            <text:p>4820</text:p>
          </table:table-cell>
          <table:table-cell table:style-name="ce2" office:value-type="string" calcext:value-type="string">
            <text:p>23861100</text:p>
          </table:table-cell>
          <table:table-cell office:value-type="string" calcext:value-type="string">
            <text:p>In Bound</text:p>
          </table:table-cell>
          <table:table-cell office:value-type="float" office:value="0.0603106190298" calcext:value-type="float">
            <text:p>0.06031061903</text:p>
          </table:table-cell>
          <table:table-cell office:value-type="string" calcext:value-type="string">
            <text:p>Contraflow Bike Lane</text:p>
          </table:table-cell>
          <table:table-cell/>
          <table:table-cell office:value-type="float" office:value="97.0607269933" calcext:value-type="float">
            <text:p>97.0607269933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SEGID- 13165</text:p>
          </table:table-cell>
          <table:table-cell office:value-type="float" office:value="13165" calcext:value-type="float">
            <text:p>13165</text:p>
          </table:table-cell>
          <table:table-cell table:style-name="ce2" office:value-type="string" calcext:value-type="string">
            <text:p>23861110</text:p>
          </table:table-cell>
          <table:table-cell office:value-type="string" calcext:value-type="string">
            <text:p>In Bound</text:p>
          </table:table-cell>
          <table:table-cell office:value-type="float" office:value="0.0692274762355" calcext:value-type="float">
            <text:p>0.06922747624</text:p>
          </table:table-cell>
          <table:table-cell office:value-type="string" calcext:value-type="string">
            <text:p>Contraflow Bike Lane</text:p>
          </table:table-cell>
          <table:table-cell/>
          <table:table-cell office:value-type="float" office:value="111.411046337" calcext:value-type="float">
            <text:p>111.4110463370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SEGID- 11924</text:p>
          </table:table-cell>
          <table:table-cell office:value-type="float" office:value="11924" calcext:value-type="float">
            <text:p>11924</text:p>
          </table:table-cell>
          <table:table-cell table:style-name="ce2" office:value-type="string" calcext:value-type="string">
            <text:p>23861120</text:p>
          </table:table-cell>
          <table:table-cell office:value-type="string" calcext:value-type="string">
            <text:p>In Bound</text:p>
          </table:table-cell>
          <table:table-cell office:value-type="float" office:value="0.104602018757" calcext:value-type="float">
            <text:p>0.10460201876</text:p>
          </table:table-cell>
          <table:table-cell office:value-type="string" calcext:value-type="string">
            <text:p>Contraflow Bike Lane</text:p>
          </table:table-cell>
          <table:table-cell/>
          <table:table-cell office:value-type="float" office:value="168.340967957" calcext:value-type="float">
            <text:p>168.3409679570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SEGID- 9000</text:p>
          </table:table-cell>
          <table:table-cell office:value-type="float" office:value="9000" calcext:value-type="float">
            <text:p>9000</text:p>
          </table:table-cell>
          <table:table-cell table:style-name="ce2" office:value-type="string" calcext:value-type="string">
            <text:p>20010060</text:p>
          </table:table-cell>
          <table:table-cell/>
          <table:table-cell office:value-type="float" office:value="0.145804697088" calcext:value-type="float">
            <text:p>0.14580469709</text:p>
          </table:table-cell>
          <table:table-cell office:value-type="string" calcext:value-type="string">
            <text:p>Cycle Track</text:p>
          </table:table-cell>
          <table:table-cell office:value-type="string" calcext:value-type="string">
            <text:p>existing bike route</text:p>
          </table:table-cell>
          <table:table-cell office:value-type="float" office:value="234.650383731" calcext:value-type="float">
            <text:p>234.650383731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SEGID- 8451</text:p>
          </table:table-cell>
          <table:table-cell office:value-type="float" office:value="8451" calcext:value-type="float">
            <text:p>8451</text:p>
          </table:table-cell>
          <table:table-cell table:style-name="ce2" office:value-type="string" calcext:value-type="string">
            <text:p>20010070</text:p>
          </table:table-cell>
          <table:table-cell/>
          <table:table-cell office:value-type="float" office:value="0.046406536263" calcext:value-type="float">
            <text:p>0.04640653626</text:p>
          </table:table-cell>
          <table:table-cell office:value-type="string" calcext:value-type="string">
            <text:p>Cycle Track</text:p>
          </table:table-cell>
          <table:table-cell office:value-type="string" calcext:value-type="string">
            <text:p>existing bike lane</text:p>
          </table:table-cell>
          <table:table-cell office:value-type="float" office:value="74.6842300641" calcext:value-type="float">
            <text:p>74.684230064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2001 for original bike lane</text:p>
          </table:table-cell>
          <table:table-cell office:value-type="string" calcext:value-type="string">
            <text:p>Ye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SEGID- 7950</text:p>
          </table:table-cell>
          <table:table-cell office:value-type="float" office:value="7950" calcext:value-type="float">
            <text:p>7950</text:p>
          </table:table-cell>
          <table:table-cell table:style-name="ce2" office:value-type="string" calcext:value-type="string">
            <text:p>20010100</text:p>
          </table:table-cell>
          <table:table-cell/>
          <table:table-cell office:value-type="float" office:value="0.0840092987908" calcext:value-type="float">
            <text:p>0.08400929879</text:p>
          </table:table-cell>
          <table:table-cell office:value-type="string" calcext:value-type="string">
            <text:p>Cycle Track</text:p>
          </table:table-cell>
          <table:table-cell office:value-type="string" calcext:value-type="string">
            <text:p>Sebastian planned lanes</text:p>
          </table:table-cell>
          <table:table-cell office:value-type="float" office:value="135.200131353" calcext:value-type="float">
            <text:p>135.20013135300</text:p>
          </table:table-cell>
          <table:table-cell office:value-type="float" office:value="2014" calcext:value-type="float">
            <text:p>2014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SEGID- 297</text:p>
          </table:table-cell>
          <table:table-cell office:value-type="float" office:value="297" calcext:value-type="float">
            <text:p>297</text:p>
          </table:table-cell>
          <table:table-cell table:style-name="ce2" office:value-type="string" calcext:value-type="string">
            <text:p>20010110</text:p>
          </table:table-cell>
          <table:table-cell/>
          <table:table-cell office:value-type="float" office:value="0.0658030959436" calcext:value-type="float">
            <text:p>0.06580309594</text:p>
          </table:table-cell>
          <table:table-cell office:value-type="string" calcext:value-type="string">
            <text:p>Cycle Track</text:p>
          </table:table-cell>
          <table:table-cell office:value-type="string" calcext:value-type="string">
            <text:p>Sebastian planned lanes</text:p>
          </table:table-cell>
          <table:table-cell office:value-type="float" office:value="105.900029438" calcext:value-type="float">
            <text:p>105.90002943800</text:p>
          </table:table-cell>
          <table:table-cell office:value-type="float" office:value="2014" calcext:value-type="float">
            <text:p>2014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SEGID- 2004</text:p>
          </table:table-cell>
          <table:table-cell office:value-type="float" office:value="2004" calcext:value-type="float">
            <text:p>2004</text:p>
          </table:table-cell>
          <table:table-cell table:style-name="ce2" office:value-type="string" calcext:value-type="string">
            <text:p>20010115</text:p>
          </table:table-cell>
          <table:table-cell/>
          <table:table-cell office:value-type="float" office:value="0.0658031291533" calcext:value-type="float">
            <text:p>0.06580312915</text:p>
          </table:table-cell>
          <table:table-cell office:value-type="string" calcext:value-type="string">
            <text:p>Cycle Track</text:p>
          </table:table-cell>
          <table:table-cell office:value-type="string" calcext:value-type="string">
            <text:p>Sebastian planned lanes</text:p>
          </table:table-cell>
          <table:table-cell office:value-type="float" office:value="105.900082884" calcext:value-type="float">
            <text:p>105.90008288400</text:p>
          </table:table-cell>
          <table:table-cell office:value-type="float" office:value="2014" calcext:value-type="float">
            <text:p>2014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SEGID- 6226</text:p>
          </table:table-cell>
          <table:table-cell office:value-type="float" office:value="6226" calcext:value-type="float">
            <text:p>6226</text:p>
          </table:table-cell>
          <table:table-cell table:style-name="ce2" office:value-type="string" calcext:value-type="string">
            <text:p>26325440</text:p>
          </table:table-cell>
          <table:table-cell/>
          <table:table-cell office:value-type="float" office:value="0.111556368677" calcext:value-type="float">
            <text:p>0.11155636868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ADC rec route</text:p>
          </table:table-cell>
          <table:table-cell office:value-type="float" office:value="179.532931659" calcext:value-type="float">
            <text:p>179.532931659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SEGID- 11311</text:p>
          </table:table-cell>
          <table:table-cell office:value-type="float" office:value="11311" calcext:value-type="float">
            <text:p>11311</text:p>
          </table:table-cell>
          <table:table-cell table:style-name="ce2" office:value-type="string" calcext:value-type="string">
            <text:p>26325445</text:p>
          </table:table-cell>
          <table:table-cell/>
          <table:table-cell office:value-type="float" office:value="0.0471902422615" calcext:value-type="float">
            <text:p>0.04719024226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ADC rec route</text:p>
          </table:table-cell>
          <table:table-cell office:value-type="float" office:value="75.945485133" calcext:value-type="float">
            <text:p>75.945485133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SEGID- 2370</text:p>
          </table:table-cell>
          <table:table-cell office:value-type="float" office:value="2370" calcext:value-type="float">
            <text:p>2370</text:p>
          </table:table-cell>
          <table:table-cell table:style-name="ce2" office:value-type="string" calcext:value-type="string">
            <text:p>26325460</text:p>
          </table:table-cell>
          <table:table-cell/>
          <table:table-cell office:value-type="float" office:value="0.119596011542" calcext:value-type="float">
            <text:p>0.11959601154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ADC rec route</text:p>
          </table:table-cell>
          <table:table-cell office:value-type="float" office:value="192.471508543" calcext:value-type="float">
            <text:p>192.471508543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SEGID- 5680</text:p>
          </table:table-cell>
          <table:table-cell office:value-type="float" office:value="5680" calcext:value-type="float">
            <text:p>5680</text:p>
          </table:table-cell>
          <table:table-cell table:style-name="ce2" office:value-type="string" calcext:value-type="string">
            <text:p>26325465</text:p>
          </table:table-cell>
          <table:table-cell/>
          <table:table-cell office:value-type="float" office:value="0.033090727889" calcext:value-type="float">
            <text:p>0.03309072789</text:p>
          </table:table-cell>
          <table:table-cell office:value-type="string" calcext:value-type="string">
            <text:p>Climbing Lane</text:p>
          </table:table-cell>
          <table:table-cell office:value-type="string" calcext:value-type="string">
            <text:p>ADC rec route</text:p>
          </table:table-cell>
          <table:table-cell office:value-type="float" office:value="53.2544708927" calcext:value-type="float">
            <text:p>53.2544708927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SEGID- 6073</text:p>
          </table:table-cell>
          <table:table-cell office:value-type="float" office:value="6073" calcext:value-type="float">
            <text:p>6073</text:p>
          </table:table-cell>
          <table:table-cell table:style-name="ce2" office:value-type="string" calcext:value-type="string">
            <text:p>26325480</text:p>
          </table:table-cell>
          <table:table-cell/>
          <table:table-cell office:value-type="float" office:value="0.11880570589" calcext:value-type="float">
            <text:p>0.1188057058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91.199632339" calcext:value-type="float">
            <text:p>191.199632339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SEGID- 1289</text:p>
          </table:table-cell>
          <table:table-cell office:value-type="float" office:value="1289" calcext:value-type="float">
            <text:p>1289</text:p>
          </table:table-cell>
          <table:table-cell table:style-name="ce2" office:value-type="string" calcext:value-type="string">
            <text:p>26325490</text:p>
          </table:table-cell>
          <table:table-cell/>
          <table:table-cell office:value-type="float" office:value="0.0551626505989" calcext:value-type="float">
            <text:p>0.05516265060</text:p>
          </table:table-cell>
          <table:table-cell office:value-type="string" calcext:value-type="string">
            <text:p>Climbing Lane</text:p>
          </table:table-cell>
          <table:table-cell office:value-type="string" calcext:value-type="string">
            <text:p>ADC rec route</text:p>
          </table:table-cell>
          <table:table-cell office:value-type="float" office:value="88.7758583172" calcext:value-type="float">
            <text:p>88.7758583172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SEGID- 10925</text:p>
          </table:table-cell>
          <table:table-cell office:value-type="float" office:value="10925" calcext:value-type="float">
            <text:p>10925</text:p>
          </table:table-cell>
          <table:table-cell table:style-name="ce2" office:value-type="string" calcext:value-type="string">
            <text:p>26325495</text:p>
          </table:table-cell>
          <table:table-cell/>
          <table:table-cell office:value-type="float" office:value="0.0505724049156" calcext:value-type="float">
            <text:p>0.05057240492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ADC rec route</text:p>
          </table:table-cell>
          <table:table-cell office:value-type="float" office:value="81.3885591936" calcext:value-type="float">
            <text:p>81.38855919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SEGID- 699</text:p>
          </table:table-cell>
          <table:table-cell office:value-type="float" office:value="699" calcext:value-type="float">
            <text:p>699</text:p>
          </table:table-cell>
          <table:table-cell table:style-name="ce2" office:value-type="string" calcext:value-type="string">
            <text:p>26325500</text:p>
          </table:table-cell>
          <table:table-cell/>
          <table:table-cell office:value-type="float" office:value="0.00808340438995" calcext:value-type="float">
            <text:p>0.00808340439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3.0090043725" calcext:value-type="float">
            <text:p>13.00900437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SEGID- 7166</text:p>
          </table:table-cell>
          <table:table-cell office:value-type="float" office:value="7166" calcext:value-type="float">
            <text:p>7166</text:p>
          </table:table-cell>
          <table:table-cell table:style-name="ce2" office:value-type="string" calcext:value-type="string">
            <text:p>26325505</text:p>
          </table:table-cell>
          <table:table-cell/>
          <table:table-cell office:value-type="float" office:value="0.11446654158" calcext:value-type="float">
            <text:p>0.11446654158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ADC rec route</text:p>
          </table:table-cell>
          <table:table-cell office:value-type="float" office:value="184.216410325" calcext:value-type="float">
            <text:p>184.21641032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SEGID- 5490</text:p>
          </table:table-cell>
          <table:table-cell office:value-type="float" office:value="5490" calcext:value-type="float">
            <text:p>5490</text:p>
          </table:table-cell>
          <table:table-cell table:style-name="ce2" office:value-type="string" calcext:value-type="string">
            <text:p>26325510</text:p>
          </table:table-cell>
          <table:table-cell/>
          <table:table-cell office:value-type="float" office:value="0.0965510255562" calcext:value-type="float">
            <text:p>0.09655102556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ADC rec route</text:p>
          </table:table-cell>
          <table:table-cell office:value-type="float" office:value="155.384124441" calcext:value-type="float">
            <text:p>155.38412444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SEGID- 7694</text:p>
          </table:table-cell>
          <table:table-cell office:value-type="float" office:value="7694" calcext:value-type="float">
            <text:p>7694</text:p>
          </table:table-cell>
          <table:table-cell table:style-name="ce2" office:value-type="string" calcext:value-type="string">
            <text:p>26325520</text:p>
          </table:table-cell>
          <table:table-cell/>
          <table:table-cell office:value-type="float" office:value="0.170380449171" calcext:value-type="float">
            <text:p>0.17038044917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ADC rec route</text:p>
          </table:table-cell>
          <table:table-cell office:value-type="float" office:value="274.201301994" calcext:value-type="float">
            <text:p>274.201301994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SEGID- 8666</text:p>
          </table:table-cell>
          <table:table-cell office:value-type="float" office:value="8666" calcext:value-type="float">
            <text:p>8666</text:p>
          </table:table-cell>
          <table:table-cell table:style-name="ce2" office:value-type="string" calcext:value-type="string">
            <text:p>26325550</text:p>
          </table:table-cell>
          <table:table-cell/>
          <table:table-cell office:value-type="float" office:value="0.0740995971244" calcext:value-type="float">
            <text:p>0.07409959712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ADC rec route</text:p>
          </table:table-cell>
          <table:table-cell office:value-type="float" office:value="119.251980539" calcext:value-type="float">
            <text:p>119.251980539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SEGID- 7086</text:p>
          </table:table-cell>
          <table:table-cell office:value-type="float" office:value="7086" calcext:value-type="float">
            <text:p>7086</text:p>
          </table:table-cell>
          <table:table-cell table:style-name="ce2" office:value-type="string" calcext:value-type="string">
            <text:p>26325560</text:p>
          </table:table-cell>
          <table:table-cell/>
          <table:table-cell office:value-type="float" office:value="0.0738008057878" calcext:value-type="float">
            <text:p>0.07380080579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ADC rec route</text:p>
          </table:table-cell>
          <table:table-cell office:value-type="float" office:value="118.771121532" calcext:value-type="float">
            <text:p>118.771121532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SEGID- 8394</text:p>
          </table:table-cell>
          <table:table-cell office:value-type="float" office:value="8394" calcext:value-type="float">
            <text:p>8394</text:p>
          </table:table-cell>
          <table:table-cell table:style-name="ce2" office:value-type="string" calcext:value-type="string">
            <text:p>26325570</text:p>
          </table:table-cell>
          <table:table-cell/>
          <table:table-cell office:value-type="float" office:value="0.0136515667221" calcext:value-type="float">
            <text:p>0.01365156672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ADC rec route</text:p>
          </table:table-cell>
          <table:table-cell office:value-type="float" office:value="21.9701109351" calcext:value-type="float">
            <text:p>21.9701109351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SEGID- 12916</text:p>
          </table:table-cell>
          <table:table-cell office:value-type="float" office:value="12916" calcext:value-type="float">
            <text:p>12916</text:p>
          </table:table-cell>
          <table:table-cell table:style-name="ce2" office:value-type="string" calcext:value-type="string">
            <text:p>26325575</text:p>
          </table:table-cell>
          <table:table-cell/>
          <table:table-cell office:value-type="float" office:value="0.0600883499716" calcext:value-type="float">
            <text:p>0.06008834997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ADC rec route</text:p>
          </table:table-cell>
          <table:table-cell office:value-type="float" office:value="96.7030189028" calcext:value-type="float">
            <text:p>96.7030189028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SEGID- 5907</text:p>
          </table:table-cell>
          <table:table-cell office:value-type="float" office:value="5907" calcext:value-type="float">
            <text:p>5907</text:p>
          </table:table-cell>
          <table:table-cell table:style-name="ce2" office:value-type="string" calcext:value-type="string">
            <text:p>26325580</text:p>
          </table:table-cell>
          <table:table-cell/>
          <table:table-cell office:value-type="float" office:value="0.0707332166564" calcext:value-type="float">
            <text:p>0.07073321666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ADC rec route</text:p>
          </table:table-cell>
          <table:table-cell office:value-type="float" office:value="113.834305495" calcext:value-type="float">
            <text:p>113.834305495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SEGID- 7775</text:p>
          </table:table-cell>
          <table:table-cell office:value-type="float" office:value="7775" calcext:value-type="float">
            <text:p>7775</text:p>
          </table:table-cell>
          <table:table-cell table:style-name="ce2" office:value-type="string" calcext:value-type="string">
            <text:p>16318185</text:p>
          </table:table-cell>
          <table:table-cell office:value-type="string" calcext:value-type="string">
            <text:p>Out Bound</text:p>
          </table:table-cell>
          <table:table-cell office:value-type="float" office:value="0.0743909832564" calcext:value-type="float">
            <text:p>0.07439098326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19.720922" calcext:value-type="float">
            <text:p>119.7209220000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SEGID- 10829</text:p>
          </table:table-cell>
          <table:table-cell office:value-type="float" office:value="10829" calcext:value-type="float">
            <text:p>10829</text:p>
          </table:table-cell>
          <table:table-cell table:style-name="ce2" office:value-type="string" calcext:value-type="string">
            <text:p>15349118</text:p>
          </table:table-cell>
          <table:table-cell office:value-type="string" calcext:value-type="string">
            <text:p>In Bound</text:p>
          </table:table-cell>
          <table:table-cell office:value-type="float" office:value="0.0560473276511" calcext:value-type="float">
            <text:p>0.05604732765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90.1996108706" calcext:value-type="float">
            <text:p>90.1996108706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SEGID- 10961</text:p>
          </table:table-cell>
          <table:table-cell office:value-type="float" office:value="10961" calcext:value-type="float">
            <text:p>10961</text:p>
          </table:table-cell>
          <table:table-cell table:style-name="ce2" office:value-type="string" calcext:value-type="string">
            <text:p>15349120</text:p>
          </table:table-cell>
          <table:table-cell/>
          <table:table-cell office:value-type="float" office:value="0.0831964171" calcext:value-type="float">
            <text:p>0.08319641710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133.891922465" calcext:value-type="float">
            <text:p>133.8919224650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SEGID- 7643</text:p>
          </table:table-cell>
          <table:table-cell office:value-type="float" office:value="7643" calcext:value-type="float">
            <text:p>7643</text:p>
          </table:table-cell>
          <table:table-cell table:style-name="ce2" office:value-type="string" calcext:value-type="string">
            <text:p>15349130</text:p>
          </table:table-cell>
          <table:table-cell/>
          <table:table-cell office:value-type="float" office:value="0.125162680144" calcext:value-type="float">
            <text:p>0.12516268014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201.430211174" calcext:value-type="float">
            <text:p>201.4302111740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SEGID- 6649</text:p>
          </table:table-cell>
          <table:table-cell office:value-type="float" office:value="6649" calcext:value-type="float">
            <text:p>6649</text:p>
          </table:table-cell>
          <table:table-cell table:style-name="ce2" office:value-type="string" calcext:value-type="string">
            <text:p>15349140</text:p>
          </table:table-cell>
          <table:table-cell office:value-type="string" calcext:value-type="string">
            <text:p>In Bound</text:p>
          </table:table-cell>
          <table:table-cell office:value-type="float" office:value="0.060794081153" calcext:value-type="float">
            <text:p>0.06079408115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97.8387854167" calcext:value-type="float">
            <text:p>97.8387854167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SEGID- 10161</text:p>
          </table:table-cell>
          <table:table-cell office:value-type="float" office:value="10161" calcext:value-type="float">
            <text:p>10161</text:p>
          </table:table-cell>
          <table:table-cell table:style-name="ce2" office:value-type="string" calcext:value-type="string">
            <text:p>15349145</text:p>
          </table:table-cell>
          <table:table-cell office:value-type="string" calcext:value-type="string">
            <text:p>In Bound</text:p>
          </table:table-cell>
          <table:table-cell office:value-type="float" office:value="0.0808106903587" calcext:value-type="float">
            <text:p>0.08081069036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130.05245977" calcext:value-type="float">
            <text:p>130.0524597700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SEGID- 1829</text:p>
          </table:table-cell>
          <table:table-cell office:value-type="float" office:value="1829" calcext:value-type="float">
            <text:p>1829</text:p>
          </table:table-cell>
          <table:table-cell table:style-name="ce2" office:value-type="string" calcext:value-type="string">
            <text:p>15349150</text:p>
          </table:table-cell>
          <table:table-cell office:value-type="string" calcext:value-type="string">
            <text:p>In Bound</text:p>
          </table:table-cell>
          <table:table-cell office:value-type="float" office:value="0.105730860472" calcext:value-type="float">
            <text:p>0.10573086047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170.157666231" calcext:value-type="float">
            <text:p>170.1576662310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SEGID- 8412</text:p>
          </table:table-cell>
          <table:table-cell office:value-type="float" office:value="8412" calcext:value-type="float">
            <text:p>8412</text:p>
          </table:table-cell>
          <table:table-cell table:style-name="ce2" office:value-type="string" calcext:value-type="string">
            <text:p>15349160</text:p>
          </table:table-cell>
          <table:table-cell office:value-type="string" calcext:value-type="string">
            <text:p>In Bound</text:p>
          </table:table-cell>
          <table:table-cell office:value-type="float" office:value="0.106194834838" calcext:value-type="float">
            <text:p>0.10619483484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170.904362086" calcext:value-type="float">
            <text:p>170.9043620860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SEGID- 8858</text:p>
          </table:table-cell>
          <table:table-cell office:value-type="float" office:value="8858" calcext:value-type="float">
            <text:p>8858</text:p>
          </table:table-cell>
          <table:table-cell table:style-name="ce2" office:value-type="string" calcext:value-type="string">
            <text:p>15349175</text:p>
          </table:table-cell>
          <table:table-cell office:value-type="string" calcext:value-type="string">
            <text:p>In Bound</text:p>
          </table:table-cell>
          <table:table-cell office:value-type="float" office:value="0.0895552369725" calcext:value-type="float">
            <text:p>0.08955523697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144.125471541" calcext:value-type="float">
            <text:p>144.1254715410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SEGID- 9935</text:p>
          </table:table-cell>
          <table:table-cell office:value-type="float" office:value="9935" calcext:value-type="float">
            <text:p>9935</text:p>
          </table:table-cell>
          <table:table-cell table:style-name="ce2" office:value-type="string" calcext:value-type="string">
            <text:p>15349180</text:p>
          </table:table-cell>
          <table:table-cell office:value-type="string" calcext:value-type="string">
            <text:p>In Bound</text:p>
          </table:table-cell>
          <table:table-cell office:value-type="float" office:value="0.0961187056367" calcext:value-type="float">
            <text:p>0.09611870564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154.688371581" calcext:value-type="float">
            <text:p>154.6883715810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SEGID- 9712</text:p>
          </table:table-cell>
          <table:table-cell office:value-type="float" office:value="9712" calcext:value-type="float">
            <text:p>9712</text:p>
          </table:table-cell>
          <table:table-cell table:style-name="ce2" office:value-type="string" calcext:value-type="string">
            <text:p>15349190</text:p>
          </table:table-cell>
          <table:table-cell office:value-type="string" calcext:value-type="string">
            <text:p>In Bound</text:p>
          </table:table-cell>
          <table:table-cell office:value-type="float" office:value="0.0777881877725" calcext:value-type="float">
            <text:p>0.07778818777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125.188203639" calcext:value-type="float">
            <text:p>125.1882036390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SEGID- 12718</text:p>
          </table:table-cell>
          <table:table-cell office:value-type="float" office:value="12718" calcext:value-type="float">
            <text:p>12718</text:p>
          </table:table-cell>
          <table:table-cell table:style-name="ce2" office:value-type="string" calcext:value-type="string">
            <text:p>15349200</text:p>
          </table:table-cell>
          <table:table-cell office:value-type="string" calcext:value-type="string">
            <text:p>In Bound</text:p>
          </table:table-cell>
          <table:table-cell office:value-type="float" office:value="0.0941569910709" calcext:value-type="float">
            <text:p>0.09415699107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151.531291701" calcext:value-type="float">
            <text:p>151.5312917010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SEGID- 1341</text:p>
          </table:table-cell>
          <table:table-cell office:value-type="float" office:value="1341" calcext:value-type="float">
            <text:p>1341</text:p>
          </table:table-cell>
          <table:table-cell table:style-name="ce2" office:value-type="string" calcext:value-type="string">
            <text:p>15349210</text:p>
          </table:table-cell>
          <table:table-cell office:value-type="string" calcext:value-type="string">
            <text:p>In Bound</text:p>
          </table:table-cell>
          <table:table-cell office:value-type="float" office:value="0.120591838829" calcext:value-type="float">
            <text:p>0.12059183883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194.074140417" calcext:value-type="float">
            <text:p>194.0741404170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SEGID- 9738</text:p>
          </table:table-cell>
          <table:table-cell office:value-type="float" office:value="9738" calcext:value-type="float">
            <text:p>9738</text:p>
          </table:table-cell>
          <table:table-cell table:style-name="ce2" office:value-type="string" calcext:value-type="string">
            <text:p>15349225</text:p>
          </table:table-cell>
          <table:table-cell office:value-type="string" calcext:value-type="string">
            <text:p>In Bound</text:p>
          </table:table-cell>
          <table:table-cell office:value-type="float" office:value="0.0662919102269" calcext:value-type="float">
            <text:p>0.06629191023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06.686701346" calcext:value-type="float">
            <text:p>106.6867013460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SEGID- 8497</text:p>
          </table:table-cell>
          <table:table-cell office:value-type="float" office:value="8497" calcext:value-type="float">
            <text:p>8497</text:p>
          </table:table-cell>
          <table:table-cell table:style-name="ce2" office:value-type="string" calcext:value-type="string">
            <text:p>15349230</text:p>
          </table:table-cell>
          <table:table-cell office:value-type="string" calcext:value-type="string">
            <text:p>In Bound</text:p>
          </table:table-cell>
          <table:table-cell office:value-type="float" office:value="0.0701209060809" calcext:value-type="float">
            <text:p>0.07012090608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12.848885174" calcext:value-type="float">
            <text:p>112.8488851740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SEGID- 7575</text:p>
          </table:table-cell>
          <table:table-cell office:value-type="float" office:value="7575" calcext:value-type="float">
            <text:p>7575</text:p>
          </table:table-cell>
          <table:table-cell table:style-name="ce2" office:value-type="string" calcext:value-type="string">
            <text:p>15349240</text:p>
          </table:table-cell>
          <table:table-cell office:value-type="string" calcext:value-type="string">
            <text:p>In Bound</text:p>
          </table:table-cell>
          <table:table-cell office:value-type="float" office:value="0.103526085032" calcext:value-type="float">
            <text:p>0.10352608503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66.609417009" calcext:value-type="float">
            <text:p>166.6094170090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SEGID- 3620</text:p>
          </table:table-cell>
          <table:table-cell office:value-type="float" office:value="3620" calcext:value-type="float">
            <text:p>3620</text:p>
          </table:table-cell>
          <table:table-cell table:style-name="ce2" office:value-type="string" calcext:value-type="string">
            <text:p>16058030</text:p>
          </table:table-cell>
          <table:table-cell/>
          <table:table-cell office:value-type="float" office:value="0.0769882938565" calcext:value-type="float">
            <text:p>0.07698829386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23.90089659" calcext:value-type="float">
            <text:p>123.90089659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SEGID- 3600</text:p>
          </table:table-cell>
          <table:table-cell office:value-type="float" office:value="3600" calcext:value-type="float">
            <text:p>3600</text:p>
          </table:table-cell>
          <table:table-cell table:style-name="ce2" office:value-type="string" calcext:value-type="string">
            <text:p>16883310</text:p>
          </table:table-cell>
          <table:table-cell office:value-type="string" calcext:value-type="string">
            <text:p>In Bound</text:p>
          </table:table-cell>
          <table:table-cell office:value-type="float" office:value="0.0663689380855" calcext:value-type="float">
            <text:p>0.0663689380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06.810665916" calcext:value-type="float">
            <text:p>106.81066591600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SEGID- 11158</text:p>
          </table:table-cell>
          <table:table-cell office:value-type="float" office:value="11158" calcext:value-type="float">
            <text:p>11158</text:p>
          </table:table-cell>
          <table:table-cell table:style-name="ce2" office:value-type="string" calcext:value-type="string">
            <text:p>16883320</text:p>
          </table:table-cell>
          <table:table-cell office:value-type="string" calcext:value-type="string">
            <text:p>In Bound</text:p>
          </table:table-cell>
          <table:table-cell office:value-type="float" office:value="0.0663754064207" calcext:value-type="float">
            <text:p>0.0663754064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06.821075713" calcext:value-type="float">
            <text:p>106.82107571300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SEGID- 3361</text:p>
          </table:table-cell>
          <table:table-cell office:value-type="float" office:value="3361" calcext:value-type="float">
            <text:p>3361</text:p>
          </table:table-cell>
          <table:table-cell table:style-name="ce2" office:value-type="string" calcext:value-type="string">
            <text:p>16883330</text:p>
          </table:table-cell>
          <table:table-cell office:value-type="string" calcext:value-type="string">
            <text:p>In Bound</text:p>
          </table:table-cell>
          <table:table-cell office:value-type="float" office:value="0.0389416569221" calcext:value-type="float">
            <text:p>0.0389416569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62.6706472589" calcext:value-type="float">
            <text:p>62.67064725890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SEGID- 2042</text:p>
          </table:table-cell>
          <table:table-cell office:value-type="float" office:value="2042" calcext:value-type="float">
            <text:p>2042</text:p>
          </table:table-cell>
          <table:table-cell table:style-name="ce2" office:value-type="string" calcext:value-type="string">
            <text:p>16883335</text:p>
          </table:table-cell>
          <table:table-cell office:value-type="string" calcext:value-type="string">
            <text:p>In Bound</text:p>
          </table:table-cell>
          <table:table-cell office:value-type="float" office:value="0.0446613180293" calcext:value-type="float">
            <text:p>0.0446613180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71.8755679537" calcext:value-type="float">
            <text:p>71.87556795370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SEGID- 6667</text:p>
          </table:table-cell>
          <table:table-cell office:value-type="float" office:value="6667" calcext:value-type="float">
            <text:p>6667</text:p>
          </table:table-cell>
          <table:table-cell table:style-name="ce2" office:value-type="string" calcext:value-type="string">
            <text:p>16883340</text:p>
          </table:table-cell>
          <table:table-cell office:value-type="string" calcext:value-type="string">
            <text:p>In Bound</text:p>
          </table:table-cell>
          <table:table-cell office:value-type="float" office:value="0.059238573051" calcext:value-type="float">
            <text:p>0.05923857305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95.3354327791" calcext:value-type="float">
            <text:p>95.33543277910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SEGID- 1016</text:p>
          </table:table-cell>
          <table:table-cell office:value-type="float" office:value="1016" calcext:value-type="float">
            <text:p>1016</text:p>
          </table:table-cell>
          <table:table-cell table:style-name="ce2" office:value-type="string" calcext:value-type="string">
            <text:p>16883345</text:p>
          </table:table-cell>
          <table:table-cell office:value-type="string" calcext:value-type="string">
            <text:p>In Bound</text:p>
          </table:table-cell>
          <table:table-cell office:value-type="float" office:value="0.0495864973597" calcext:value-type="float">
            <text:p>0.04958649736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79.8018916107" calcext:value-type="float">
            <text:p>79.80189161070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SEGID- 5502</text:p>
          </table:table-cell>
          <table:table-cell office:value-type="float" office:value="5502" calcext:value-type="float">
            <text:p>5502</text:p>
          </table:table-cell>
          <table:table-cell table:style-name="ce2" office:value-type="string" calcext:value-type="string">
            <text:p>16883350</text:p>
          </table:table-cell>
          <table:table-cell office:value-type="string" calcext:value-type="string">
            <text:p>In Bound</text:p>
          </table:table-cell>
          <table:table-cell office:value-type="float" office:value="0.0671237090115" calcext:value-type="float">
            <text:p>0.06712370901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08.025354406" calcext:value-type="float">
            <text:p>108.02535440600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SEGID- 4458</text:p>
          </table:table-cell>
          <table:table-cell office:value-type="float" office:value="4458" calcext:value-type="float">
            <text:p>4458</text:p>
          </table:table-cell>
          <table:table-cell table:style-name="ce2" office:value-type="string" calcext:value-type="string">
            <text:p>20490068</text:p>
          </table:table-cell>
          <table:table-cell/>
          <table:table-cell office:value-type="float" office:value="0.0189263966698" calcext:value-type="float">
            <text:p>0.01892639667</text:p>
          </table:table-cell>
          <table:table-cell office:value-type="string" calcext:value-type="string">
            <text:p>Climbing Lane</text:p>
          </table:table-cell>
          <table:table-cell/>
          <table:table-cell office:value-type="float" office:value="30.4591438405" calcext:value-type="float">
            <text:p>30.4591438405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SEGID- 8692</text:p>
          </table:table-cell>
          <table:table-cell office:value-type="float" office:value="8692" calcext:value-type="float">
            <text:p>8692</text:p>
          </table:table-cell>
          <table:table-cell table:style-name="ce2" office:value-type="string" calcext:value-type="string">
            <text:p>19087350</text:p>
          </table:table-cell>
          <table:table-cell office:value-type="string" calcext:value-type="string">
            <text:p>Out Bound</text:p>
          </table:table-cell>
          <table:table-cell office:value-type="float" office:value="0.0520339522953" calcext:value-type="float">
            <text:p>0.0520339523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83.7406964041" calcext:value-type="float">
            <text:p>83.74069640410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SEGID- 2546</text:p>
          </table:table-cell>
          <table:table-cell office:value-type="float" office:value="2546" calcext:value-type="float">
            <text:p>2546</text:p>
          </table:table-cell>
          <table:table-cell table:style-name="ce2" office:value-type="string" calcext:value-type="string">
            <text:p>19087353</text:p>
          </table:table-cell>
          <table:table-cell office:value-type="string" calcext:value-type="string">
            <text:p>Out Bound</text:p>
          </table:table-cell>
          <table:table-cell office:value-type="float" office:value="0.049980981019" calcext:value-type="float">
            <text:p>0.0499809810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80.4367527905" calcext:value-type="float">
            <text:p>80.43675279050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SEGID- 4061</text:p>
          </table:table-cell>
          <table:table-cell office:value-type="float" office:value="4061" calcext:value-type="float">
            <text:p>4061</text:p>
          </table:table-cell>
          <table:table-cell table:style-name="ce2" office:value-type="string" calcext:value-type="string">
            <text:p>19087357</text:p>
          </table:table-cell>
          <table:table-cell office:value-type="string" calcext:value-type="string">
            <text:p>Out Bound</text:p>
          </table:table-cell>
          <table:table-cell office:value-type="float" office:value="0.0662190584092" calcext:value-type="float">
            <text:p>0.06621905841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06.569457475" calcext:value-type="float">
            <text:p>106.56945747500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SEGID- 12429</text:p>
          </table:table-cell>
          <table:table-cell office:value-type="float" office:value="12429" calcext:value-type="float">
            <text:p>12429</text:p>
          </table:table-cell>
          <table:table-cell table:style-name="ce2" office:value-type="string" calcext:value-type="string">
            <text:p>19087360</text:p>
          </table:table-cell>
          <table:table-cell office:value-type="string" calcext:value-type="string">
            <text:p>Out Bound</text:p>
          </table:table-cell>
          <table:table-cell office:value-type="float" office:value="0.0472647790465" calcext:value-type="float">
            <text:p>0.04726477905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76.0654407007" calcext:value-type="float">
            <text:p>76.06544070070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SEGID- 2983</text:p>
          </table:table-cell>
          <table:table-cell office:value-type="float" office:value="2983" calcext:value-type="float">
            <text:p>2983</text:p>
          </table:table-cell>
          <table:table-cell table:style-name="ce2" office:value-type="string" calcext:value-type="string">
            <text:p>19087363</text:p>
          </table:table-cell>
          <table:table-cell office:value-type="string" calcext:value-type="string">
            <text:p>Out Bound</text:p>
          </table:table-cell>
          <table:table-cell office:value-type="float" office:value="0.0505201727086" calcext:value-type="float">
            <text:p>0.05052017271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81.3044994366" calcext:value-type="float">
            <text:p>81.30449943660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SEGID- 9337</text:p>
          </table:table-cell>
          <table:table-cell office:value-type="float" office:value="9337" calcext:value-type="float">
            <text:p>9337</text:p>
          </table:table-cell>
          <table:table-cell table:style-name="ce2" office:value-type="string" calcext:value-type="string">
            <text:p>19087367</text:p>
          </table:table-cell>
          <table:table-cell office:value-type="string" calcext:value-type="string">
            <text:p>Out Bound</text:p>
          </table:table-cell>
          <table:table-cell office:value-type="float" office:value="0.0483269233476" calcext:value-type="float">
            <text:p>0.04832692335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77.7747996774" calcext:value-type="float">
            <text:p>77.77479967740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SEGID- 9824</text:p>
          </table:table-cell>
          <table:table-cell office:value-type="float" office:value="9824" calcext:value-type="float">
            <text:p>9824</text:p>
          </table:table-cell>
          <table:table-cell table:style-name="ce2" office:value-type="string" calcext:value-type="string">
            <text:p>20180221</text:p>
          </table:table-cell>
          <table:table-cell/>
          <table:table-cell office:value-type="float" office:value="0.0230056026839" calcext:value-type="float">
            <text:p>0.02300560268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37.0240026937" calcext:value-type="float">
            <text:p>37.0240026937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SEGID- 2599</text:p>
          </table:table-cell>
          <table:table-cell office:value-type="float" office:value="2599" calcext:value-type="float">
            <text:p>2599</text:p>
          </table:table-cell>
          <table:table-cell table:style-name="ce2" office:value-type="string" calcext:value-type="string">
            <text:p>20180230</text:p>
          </table:table-cell>
          <table:table-cell/>
          <table:table-cell office:value-type="float" office:value="0.0733780262617" calcext:value-type="float">
            <text:p>0.07337802626</text:p>
          </table:table-cell>
          <table:table-cell office:value-type="string" calcext:value-type="string">
            <text:p>Climbing Lane</text:p>
          </table:table-cell>
          <table:table-cell office:value-type="string" calcext:value-type="string">
            <text:p>ADC rec route</text:p>
          </table:table-cell>
          <table:table-cell office:value-type="float" office:value="118.090722478" calcext:value-type="float">
            <text:p>118.090722478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SEGID- 5352</text:p>
          </table:table-cell>
          <table:table-cell office:value-type="float" office:value="5352" calcext:value-type="float">
            <text:p>5352</text:p>
          </table:table-cell>
          <table:table-cell table:style-name="ce2" office:value-type="string" calcext:value-type="string">
            <text:p>20180250</text:p>
          </table:table-cell>
          <table:table-cell/>
          <table:table-cell office:value-type="float" office:value="0.0739123518511" calcext:value-type="float">
            <text:p>0.07391235185</text:p>
          </table:table-cell>
          <table:table-cell office:value-type="string" calcext:value-type="string">
            <text:p>Climbing Lane</text:p>
          </table:table-cell>
          <table:table-cell office:value-type="string" calcext:value-type="string">
            <text:p>ADC rec route</text:p>
          </table:table-cell>
          <table:table-cell office:value-type="float" office:value="118.950637879" calcext:value-type="float">
            <text:p>118.950637879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SEGID- 9041</text:p>
          </table:table-cell>
          <table:table-cell office:value-type="float" office:value="9041" calcext:value-type="float">
            <text:p>9041</text:p>
          </table:table-cell>
          <table:table-cell table:style-name="ce2" office:value-type="string" calcext:value-type="string">
            <text:p>20180260</text:p>
          </table:table-cell>
          <table:table-cell/>
          <table:table-cell office:value-type="float" office:value="0.073887584483" calcext:value-type="float">
            <text:p>0.07388758448</text:p>
          </table:table-cell>
          <table:table-cell office:value-type="string" calcext:value-type="string">
            <text:p>Climbing Lane</text:p>
          </table:table-cell>
          <table:table-cell office:value-type="string" calcext:value-type="string">
            <text:p>ADC rec route</text:p>
          </table:table-cell>
          <table:table-cell office:value-type="float" office:value="118.910778584" calcext:value-type="float">
            <text:p>118.910778584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SEGID- 8929</text:p>
          </table:table-cell>
          <table:table-cell office:value-type="float" office:value="8929" calcext:value-type="float">
            <text:p>8929</text:p>
          </table:table-cell>
          <table:table-cell table:style-name="ce2" office:value-type="string" calcext:value-type="string">
            <text:p>20040040</text:p>
          </table:table-cell>
          <table:table-cell office:value-type="string" calcext:value-type="string">
            <text:p>In Bound</text:p>
          </table:table-cell>
          <table:table-cell office:value-type="float" office:value="0.091919907263" calcext:value-type="float">
            <text:p>0.09191990726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1975 plan</text:p>
          </table:table-cell>
          <table:table-cell office:value-type="float" office:value="147.931047096" calcext:value-type="float">
            <text:p>147.931047096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SEGID- 796</text:p>
          </table:table-cell>
          <table:table-cell office:value-type="float" office:value="796" calcext:value-type="float">
            <text:p>796</text:p>
          </table:table-cell>
          <table:table-cell table:style-name="ce2" office:value-type="string" calcext:value-type="string">
            <text:p>20040050</text:p>
          </table:table-cell>
          <table:table-cell office:value-type="string" calcext:value-type="string">
            <text:p>In Bound</text:p>
          </table:table-cell>
          <table:table-cell office:value-type="float" office:value="0.0837172153358" calcext:value-type="float">
            <text:p>0.08371721534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1975 plan</text:p>
          </table:table-cell>
          <table:table-cell office:value-type="float" office:value="134.730067658" calcext:value-type="float">
            <text:p>134.730067658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SEGID- 3353</text:p>
          </table:table-cell>
          <table:table-cell office:value-type="float" office:value="3353" calcext:value-type="float">
            <text:p>3353</text:p>
          </table:table-cell>
          <table:table-cell table:style-name="ce2" office:value-type="string" calcext:value-type="string">
            <text:p>20040060</text:p>
          </table:table-cell>
          <table:table-cell office:value-type="string" calcext:value-type="string">
            <text:p>In Bound</text:p>
          </table:table-cell>
          <table:table-cell office:value-type="float" office:value="0.108785824647" calcext:value-type="float">
            <text:p>0.10878582465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1975 plan</text:p>
          </table:table-cell>
          <table:table-cell office:value-type="float" office:value="175.074164329" calcext:value-type="float">
            <text:p>175.074164329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SEGID- 2701</text:p>
          </table:table-cell>
          <table:table-cell office:value-type="float" office:value="2701" calcext:value-type="float">
            <text:p>2701</text:p>
          </table:table-cell>
          <table:table-cell table:style-name="ce2" office:value-type="string" calcext:value-type="string">
            <text:p>20040070</text:p>
          </table:table-cell>
          <table:table-cell office:value-type="string" calcext:value-type="string">
            <text:p>In Bound</text:p>
          </table:table-cell>
          <table:table-cell office:value-type="float" office:value="0.0891684993276" calcext:value-type="float">
            <text:p>0.0891684993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1975 plan</text:p>
          </table:table-cell>
          <table:table-cell office:value-type="float" office:value="143.503076388" calcext:value-type="float">
            <text:p>143.503076388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SEGID- 4445</text:p>
          </table:table-cell>
          <table:table-cell office:value-type="float" office:value="4445" calcext:value-type="float">
            <text:p>4445</text:p>
          </table:table-cell>
          <table:table-cell table:style-name="ce2" office:value-type="string" calcext:value-type="string">
            <text:p>20040080</text:p>
          </table:table-cell>
          <table:table-cell office:value-type="string" calcext:value-type="string">
            <text:p>In Bound</text:p>
          </table:table-cell>
          <table:table-cell office:value-type="float" office:value="0.0772204412403" calcext:value-type="float">
            <text:p>0.07722044124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124.274502336" calcext:value-type="float">
            <text:p>124.274502336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SEGID- 4492</text:p>
          </table:table-cell>
          <table:table-cell office:value-type="float" office:value="4492" calcext:value-type="float">
            <text:p>4492</text:p>
          </table:table-cell>
          <table:table-cell table:style-name="ce2" office:value-type="string" calcext:value-type="string">
            <text:p>20040090</text:p>
          </table:table-cell>
          <table:table-cell office:value-type="string" calcext:value-type="string">
            <text:p>In Bound</text:p>
          </table:table-cell>
          <table:table-cell office:value-type="float" office:value="0.0820588823381" calcext:value-type="float">
            <text:p>0.08205888234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132.06123406" calcext:value-type="float">
            <text:p>132.06123406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SEGID- 8693</text:p>
          </table:table-cell>
          <table:table-cell office:value-type="float" office:value="8693" calcext:value-type="float">
            <text:p>8693</text:p>
          </table:table-cell>
          <table:table-cell table:style-name="ce2" office:value-type="string" calcext:value-type="string">
            <text:p>20040100</text:p>
          </table:table-cell>
          <table:table-cell office:value-type="string" calcext:value-type="string">
            <text:p>In Bound</text:p>
          </table:table-cell>
          <table:table-cell office:value-type="float" office:value="0.0836741175969" calcext:value-type="float">
            <text:p>0.0836741176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134.660708431" calcext:value-type="float">
            <text:p>134.660708431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SEGID- 4875</text:p>
          </table:table-cell>
          <table:table-cell office:value-type="float" office:value="4875" calcext:value-type="float">
            <text:p>4875</text:p>
          </table:table-cell>
          <table:table-cell table:style-name="ce2" office:value-type="string" calcext:value-type="string">
            <text:p>20040110</text:p>
          </table:table-cell>
          <table:table-cell office:value-type="string" calcext:value-type="string">
            <text:p>In Bound</text:p>
          </table:table-cell>
          <table:table-cell office:value-type="float" office:value="0.132209761051" calcext:value-type="float">
            <text:p>0.13220976105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212.771411231" calcext:value-type="float">
            <text:p>212.771411231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SEGID- 5853</text:p>
          </table:table-cell>
          <table:table-cell office:value-type="float" office:value="5853" calcext:value-type="float">
            <text:p>5853</text:p>
          </table:table-cell>
          <table:table-cell table:style-name="ce2" office:value-type="string" calcext:value-type="string">
            <text:p>20040190</text:p>
          </table:table-cell>
          <table:table-cell/>
          <table:table-cell office:value-type="float" office:value="0.0445725377719" calcext:value-type="float">
            <text:p>0.04457253777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route</text:p>
          </table:table-cell>
          <table:table-cell office:value-type="float" office:value="71.7326896934" calcext:value-type="float">
            <text:p>71.7326896934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SEGID- 1322</text:p>
          </table:table-cell>
          <table:table-cell office:value-type="float" office:value="1322" calcext:value-type="float">
            <text:p>1322</text:p>
          </table:table-cell>
          <table:table-cell table:style-name="ce2" office:value-type="string" calcext:value-type="string">
            <text:p>20040197</text:p>
          </table:table-cell>
          <table:table-cell/>
          <table:table-cell office:value-type="float" office:value="0.0492622187442" calcext:value-type="float">
            <text:p>0.04926221874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route</text:p>
          </table:table-cell>
          <table:table-cell office:value-type="float" office:value="79.2800147227" calcext:value-type="float">
            <text:p>79.2800147227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SEGID- 6387</text:p>
          </table:table-cell>
          <table:table-cell office:value-type="float" office:value="6387" calcext:value-type="float">
            <text:p>6387</text:p>
          </table:table-cell>
          <table:table-cell table:style-name="ce2" office:value-type="string" calcext:value-type="string">
            <text:p>20040200</text:p>
          </table:table-cell>
          <table:table-cell/>
          <table:table-cell office:value-type="float" office:value="0.076677073537" calcext:value-type="float">
            <text:p>0.07667707354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route</text:p>
          </table:table-cell>
          <table:table-cell office:value-type="float" office:value="123.400035034" calcext:value-type="float">
            <text:p>123.400035034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SEGID- 4034</text:p>
          </table:table-cell>
          <table:table-cell office:value-type="float" office:value="4034" calcext:value-type="float">
            <text:p>4034</text:p>
          </table:table-cell>
          <table:table-cell table:style-name="ce2" office:value-type="string" calcext:value-type="string">
            <text:p>20040220</text:p>
          </table:table-cell>
          <table:table-cell/>
          <table:table-cell office:value-type="float" office:value="0.0398348623189" calcext:value-type="float">
            <text:p>0.0398348623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route</text:p>
          </table:table-cell>
          <table:table-cell office:value-type="float" office:value="64.10812488" calcext:value-type="float">
            <text:p>64.10812488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SEGID- 7933</text:p>
          </table:table-cell>
          <table:table-cell office:value-type="float" office:value="7933" calcext:value-type="float">
            <text:p>7933</text:p>
          </table:table-cell>
          <table:table-cell table:style-name="ce2" office:value-type="string" calcext:value-type="string">
            <text:p>20040225</text:p>
          </table:table-cell>
          <table:table-cell/>
          <table:table-cell office:value-type="float" office:value="0.0326486716919" calcext:value-type="float">
            <text:p>0.0326486716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route</text:p>
          </table:table-cell>
          <table:table-cell office:value-type="float" office:value="52.5430489815" calcext:value-type="float">
            <text:p>52.543048981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SEGID- 7137</text:p>
          </table:table-cell>
          <table:table-cell office:value-type="float" office:value="7137" calcext:value-type="float">
            <text:p>7137</text:p>
          </table:table-cell>
          <table:table-cell table:style-name="ce2" office:value-type="string" calcext:value-type="string">
            <text:p>20040230</text:p>
          </table:table-cell>
          <table:table-cell/>
          <table:table-cell office:value-type="float" office:value="0.073576664089" calcext:value-type="float">
            <text:p>0.0735766640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route</text:p>
          </table:table-cell>
          <table:table-cell office:value-type="float" office:value="118.410399713" calcext:value-type="float">
            <text:p>118.410399713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SEGID- 6668</text:p>
          </table:table-cell>
          <table:table-cell office:value-type="float" office:value="6668" calcext:value-type="float">
            <text:p>6668</text:p>
          </table:table-cell>
          <table:table-cell table:style-name="ce2" office:value-type="string" calcext:value-type="string">
            <text:p>20040240</text:p>
          </table:table-cell>
          <table:table-cell/>
          <table:table-cell office:value-type="float" office:value="0.0741918032825" calcext:value-type="float">
            <text:p>0.07419180328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route</text:p>
          </table:table-cell>
          <table:table-cell office:value-type="float" office:value="119.400372263" calcext:value-type="float">
            <text:p>119.400372263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SEGID- 5947</text:p>
          </table:table-cell>
          <table:table-cell office:value-type="float" office:value="5947" calcext:value-type="float">
            <text:p>5947</text:p>
          </table:table-cell>
          <table:table-cell table:style-name="ce2" office:value-type="string" calcext:value-type="string">
            <text:p>20040250</text:p>
          </table:table-cell>
          <table:table-cell/>
          <table:table-cell office:value-type="float" office:value="0.0424084911942" calcext:value-type="float">
            <text:p>0.0424084911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route</text:p>
          </table:table-cell>
          <table:table-cell office:value-type="float" office:value="68.2499873524" calcext:value-type="float">
            <text:p>68.2499873524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SEGID- 2777</text:p>
          </table:table-cell>
          <table:table-cell office:value-type="float" office:value="2777" calcext:value-type="float">
            <text:p>2777</text:p>
          </table:table-cell>
          <table:table-cell table:style-name="ce2" office:value-type="string" calcext:value-type="string">
            <text:p>20040255</text:p>
          </table:table-cell>
          <table:table-cell/>
          <table:table-cell office:value-type="float" office:value="0.0313357515672" calcext:value-type="float">
            <text:p>0.03133575157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route</text:p>
          </table:table-cell>
          <table:table-cell office:value-type="float" office:value="50.4301046304" calcext:value-type="float">
            <text:p>50.4301046304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SEGID- 980</text:p>
          </table:table-cell>
          <table:table-cell office:value-type="float" office:value="980" calcext:value-type="float">
            <text:p>980</text:p>
          </table:table-cell>
          <table:table-cell table:style-name="ce2" office:value-type="string" calcext:value-type="string">
            <text:p>20040260</text:p>
          </table:table-cell>
          <table:table-cell/>
          <table:table-cell office:value-type="float" office:value="0.073893360033" calcext:value-type="float">
            <text:p>0.0738933600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route</text:p>
          </table:table-cell>
          <table:table-cell office:value-type="float" office:value="118.920073449" calcext:value-type="float">
            <text:p>118.920073449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SEGID- 10569</text:p>
          </table:table-cell>
          <table:table-cell office:value-type="float" office:value="10569" calcext:value-type="float">
            <text:p>10569</text:p>
          </table:table-cell>
          <table:table-cell table:style-name="ce2" office:value-type="string" calcext:value-type="string">
            <text:p>20040270</text:p>
          </table:table-cell>
          <table:table-cell/>
          <table:table-cell office:value-type="float" office:value="0.0745209132248" calcext:value-type="float">
            <text:p>0.0745209132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route</text:p>
          </table:table-cell>
          <table:table-cell office:value-type="float" office:value="119.930024433" calcext:value-type="float">
            <text:p>119.930024433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SEGID- 842</text:p>
          </table:table-cell>
          <table:table-cell office:value-type="float" office:value="842" calcext:value-type="float">
            <text:p>842</text:p>
          </table:table-cell>
          <table:table-cell table:style-name="ce2" office:value-type="string" calcext:value-type="string">
            <text:p>17286000</text:p>
          </table:table-cell>
          <table:table-cell office:value-type="string" calcext:value-type="string">
            <text:p>In Bound</text:p>
          </table:table-cell>
          <table:table-cell office:value-type="float" office:value="0.126382729074" calcext:value-type="float">
            <text:p>0.12638272907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203.393693527" calcext:value-type="float">
            <text:p>203.393693527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SEGID- 6632</text:p>
          </table:table-cell>
          <table:table-cell office:value-type="float" office:value="6632" calcext:value-type="float">
            <text:p>6632</text:p>
          </table:table-cell>
          <table:table-cell table:style-name="ce2" office:value-type="string" calcext:value-type="string">
            <text:p>17286010</text:p>
          </table:table-cell>
          <table:table-cell office:value-type="string" calcext:value-type="string">
            <text:p>In Bound</text:p>
          </table:table-cell>
          <table:table-cell office:value-type="float" office:value="0.16276886573" calcext:value-type="float">
            <text:p>0.16276886573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261.951621353" calcext:value-type="float">
            <text:p>261.951621353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SEGID- 10218</text:p>
          </table:table-cell>
          <table:table-cell office:value-type="float" office:value="10218" calcext:value-type="float">
            <text:p>10218</text:p>
          </table:table-cell>
          <table:table-cell table:style-name="ce2" office:value-type="string" calcext:value-type="string">
            <text:p>17286030</text:p>
          </table:table-cell>
          <table:table-cell office:value-type="string" calcext:value-type="string">
            <text:p>In Bound</text:p>
          </table:table-cell>
          <table:table-cell office:value-type="float" office:value="0.0532638753867" calcext:value-type="float">
            <text:p>0.05326387539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85.7200697105" calcext:value-type="float">
            <text:p>85.720069710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SEGID- 7133</text:p>
          </table:table-cell>
          <table:table-cell office:value-type="float" office:value="7133" calcext:value-type="float">
            <text:p>7133</text:p>
          </table:table-cell>
          <table:table-cell table:style-name="ce2" office:value-type="string" calcext:value-type="string">
            <text:p>17286040</text:p>
          </table:table-cell>
          <table:table-cell office:value-type="string" calcext:value-type="string">
            <text:p>In Bound</text:p>
          </table:table-cell>
          <table:table-cell office:value-type="float" office:value="0.0353373747912" calcext:value-type="float">
            <text:p>0.03533737479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56.8701058362" calcext:value-type="float">
            <text:p>56.8701058362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SEGID- 12348</text:p>
          </table:table-cell>
          <table:table-cell office:value-type="float" office:value="12348" calcext:value-type="float">
            <text:p>12348</text:p>
          </table:table-cell>
          <table:table-cell table:style-name="ce2" office:value-type="string" calcext:value-type="string">
            <text:p>17286045</text:p>
          </table:table-cell>
          <table:table-cell office:value-type="string" calcext:value-type="string">
            <text:p>In Bound</text:p>
          </table:table-cell>
          <table:table-cell office:value-type="float" office:value="0.112953718014" calcext:value-type="float">
            <text:p>0.11295371801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81.781751928" calcext:value-type="float">
            <text:p>181.781751928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SEGID- 7484</text:p>
          </table:table-cell>
          <table:table-cell office:value-type="float" office:value="7484" calcext:value-type="float">
            <text:p>7484</text:p>
          </table:table-cell>
          <table:table-cell table:style-name="ce2" office:value-type="string" calcext:value-type="string">
            <text:p>17286050</text:p>
          </table:table-cell>
          <table:table-cell office:value-type="string" calcext:value-type="string">
            <text:p>In Bound</text:p>
          </table:table-cell>
          <table:table-cell office:value-type="float" office:value="0.0527170440168" calcext:value-type="float">
            <text:p>0.05271704402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84.8400281662" calcext:value-type="float">
            <text:p>84.8400281662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SEGID- 5426</text:p>
          </table:table-cell>
          <table:table-cell office:value-type="float" office:value="5426" calcext:value-type="float">
            <text:p>5426</text:p>
          </table:table-cell>
          <table:table-cell table:style-name="ce2" office:value-type="string" calcext:value-type="string">
            <text:p>17286065</text:p>
          </table:table-cell>
          <table:table-cell office:value-type="string" calcext:value-type="string">
            <text:p>In Bound</text:p>
          </table:table-cell>
          <table:table-cell office:value-type="float" office:value="0.0537622440711" calcext:value-type="float">
            <text:p>0.05376224407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86.5221179666" calcext:value-type="float">
            <text:p>86.5221179666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SEGID- 5012</text:p>
          </table:table-cell>
          <table:table-cell office:value-type="float" office:value="5012" calcext:value-type="float">
            <text:p>5012</text:p>
          </table:table-cell>
          <table:table-cell table:style-name="ce2" office:value-type="string" calcext:value-type="string">
            <text:p>20180290</text:p>
          </table:table-cell>
          <table:table-cell/>
          <table:table-cell office:value-type="float" office:value="0.0703662715074" calcext:value-type="float">
            <text:p>0.07036627151</text:p>
          </table:table-cell>
          <table:table-cell office:value-type="string" calcext:value-type="string">
            <text:p>Climbing Lane</text:p>
          </table:table-cell>
          <table:table-cell office:value-type="string" calcext:value-type="string">
            <text:p>ADC rec route</text:p>
          </table:table-cell>
          <table:table-cell office:value-type="float" office:value="113.24376334" calcext:value-type="float">
            <text:p>113.24376334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SEGID- 7283</text:p>
          </table:table-cell>
          <table:table-cell office:value-type="float" office:value="7283" calcext:value-type="float">
            <text:p>7283</text:p>
          </table:table-cell>
          <table:table-cell table:style-name="ce2" office:value-type="string" calcext:value-type="string">
            <text:p>17286070</text:p>
          </table:table-cell>
          <table:table-cell office:value-type="string" calcext:value-type="string">
            <text:p>In Bound</text:p>
          </table:table-cell>
          <table:table-cell office:value-type="float" office:value="0.0553960178966" calcext:value-type="float">
            <text:p>0.05539601790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89.1514273286" calcext:value-type="float">
            <text:p>89.1514273286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SEGID- 1218</text:p>
          </table:table-cell>
          <table:table-cell office:value-type="float" office:value="1218" calcext:value-type="float">
            <text:p>1218</text:p>
          </table:table-cell>
          <table:table-cell table:style-name="ce2" office:value-type="string" calcext:value-type="string">
            <text:p>17286080</text:p>
          </table:table-cell>
          <table:table-cell office:value-type="string" calcext:value-type="string">
            <text:p>In Bound</text:p>
          </table:table-cell>
          <table:table-cell office:value-type="float" office:value="0.0550038753471" calcext:value-type="float">
            <text:p>0.05500387535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88.5203338072" calcext:value-type="float">
            <text:p>88.5203338072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SEGID- 3153</text:p>
          </table:table-cell>
          <table:table-cell office:value-type="float" office:value="3153" calcext:value-type="float">
            <text:p>3153</text:p>
          </table:table-cell>
          <table:table-cell table:style-name="ce2" office:value-type="string" calcext:value-type="string">
            <text:p>17286090</text:p>
          </table:table-cell>
          <table:table-cell office:value-type="string" calcext:value-type="string">
            <text:p>In Bound</text:p>
          </table:table-cell>
          <table:table-cell office:value-type="float" office:value="0.0637091361828" calcext:value-type="float">
            <text:p>0.06370913618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02.530121121" calcext:value-type="float">
            <text:p>102.530121121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SEGID- 8428</text:p>
          </table:table-cell>
          <table:table-cell office:value-type="float" office:value="8428" calcext:value-type="float">
            <text:p>8428</text:p>
          </table:table-cell>
          <table:table-cell table:style-name="ce2" office:value-type="string" calcext:value-type="string">
            <text:p>17286110</text:p>
          </table:table-cell>
          <table:table-cell office:value-type="string" calcext:value-type="string">
            <text:p>In Bound</text:p>
          </table:table-cell>
          <table:table-cell office:value-type="float" office:value="0.0562600234461" calcext:value-type="float">
            <text:p>0.05626002345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90.5419122567" calcext:value-type="float">
            <text:p>90.5419122567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SEGID- 7729</text:p>
          </table:table-cell>
          <table:table-cell office:value-type="float" office:value="7729" calcext:value-type="float">
            <text:p>7729</text:p>
          </table:table-cell>
          <table:table-cell table:style-name="ce2" office:value-type="string" calcext:value-type="string">
            <text:p>17286120</text:p>
          </table:table-cell>
          <table:table-cell office:value-type="string" calcext:value-type="string">
            <text:p>In Bound</text:p>
          </table:table-cell>
          <table:table-cell office:value-type="float" office:value="0.0361954643822" calcext:value-type="float">
            <text:p>0.03619546438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58.2510699328" calcext:value-type="float">
            <text:p>58.2510699328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5983" calcext:value-type="float">
            <text:p>5983</text:p>
          </table:table-cell>
          <table:table-cell/>
          <table:table-cell office:value-type="float" office:value="6631" calcext:value-type="float">
            <text:p>6631</text:p>
          </table:table-cell>
          <table:table-cell table:style-name="ce2" office:value-type="string" calcext:value-type="string">
            <text:p>14134060</text:p>
          </table:table-cell>
          <table:table-cell/>
          <table:table-cell office:value-type="float" office:value="0.0439258789153" calcext:value-type="float">
            <text:p>0.04392587892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70.691991061" calcext:value-type="float">
            <text:p>70.69199106100</text:p>
          </table:table-cell>
          <table:table-cell office:value-type="float" office:value="2017" calcext:value-type="float">
            <text:p>2017</text:p>
          </table:table-cell>
          <table:table-cell table:number-columns-repeated="4"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5984" calcext:value-type="float">
            <text:p>5984</text:p>
          </table:table-cell>
          <table:table-cell/>
          <table:table-cell office:value-type="float" office:value="1835" calcext:value-type="float">
            <text:p>1835</text:p>
          </table:table-cell>
          <table:table-cell table:style-name="ce2" office:value-type="string" calcext:value-type="string">
            <text:p>14134070</text:p>
          </table:table-cell>
          <table:table-cell/>
          <table:table-cell office:value-type="float" office:value="0.0383160437759" calcext:value-type="float">
            <text:p>0.03831604378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61.6638184822" calcext:value-type="float">
            <text:p>61.66381848220</text:p>
          </table:table-cell>
          <table:table-cell office:value-type="float" office:value="2017" calcext:value-type="float">
            <text:p>2017</text:p>
          </table:table-cell>
          <table:table-cell table:number-columns-repeated="4"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5985" calcext:value-type="float">
            <text:p>5985</text:p>
          </table:table-cell>
          <table:table-cell/>
          <table:table-cell office:value-type="float" office:value="3101" calcext:value-type="float">
            <text:p>3101</text:p>
          </table:table-cell>
          <table:table-cell table:style-name="ce2" office:value-type="string" calcext:value-type="string">
            <text:p>14134000</text:p>
          </table:table-cell>
          <table:table-cell/>
          <table:table-cell office:value-type="float" office:value="0.0217345605663" calcext:value-type="float">
            <text:p>0.02173456057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34.9784545969" calcext:value-type="float">
            <text:p>34.97845459690</text:p>
          </table:table-cell>
          <table:table-cell office:value-type="float" office:value="2017" calcext:value-type="float">
            <text:p>2017</text:p>
          </table:table-cell>
          <table:table-cell table:number-columns-repeated="4"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5986" calcext:value-type="float">
            <text:p>5986</text:p>
          </table:table-cell>
          <table:table-cell/>
          <table:table-cell office:value-type="float" office:value="3611" calcext:value-type="float">
            <text:p>3611</text:p>
          </table:table-cell>
          <table:table-cell table:style-name="ce2" office:value-type="string" calcext:value-type="string">
            <text:p>14134010</text:p>
          </table:table-cell>
          <table:table-cell/>
          <table:table-cell office:value-type="float" office:value="0.0156724484247" calcext:value-type="float">
            <text:p>0.01567244842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25.2224112825" calcext:value-type="float">
            <text:p>25.22241128250</text:p>
          </table:table-cell>
          <table:table-cell office:value-type="float" office:value="2017" calcext:value-type="float">
            <text:p>2017</text:p>
          </table:table-cell>
          <table:table-cell table:number-columns-repeated="4"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SEGID- 3761</text:p>
          </table:table-cell>
          <table:table-cell office:value-type="float" office:value="3761" calcext:value-type="float">
            <text:p>3761</text:p>
          </table:table-cell>
          <table:table-cell table:style-name="ce2" office:value-type="string" calcext:value-type="string">
            <text:p>17286125</text:p>
          </table:table-cell>
          <table:table-cell office:value-type="string" calcext:value-type="string">
            <text:p>In Bound</text:p>
          </table:table-cell>
          <table:table-cell office:value-type="float" office:value="0.0467521030272" calcext:value-type="float">
            <text:p>0.04675210303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75.2403669749" calcext:value-type="float">
            <text:p>75.2403669749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SEGID- 5871</text:p>
          </table:table-cell>
          <table:table-cell office:value-type="float" office:value="5871" calcext:value-type="float">
            <text:p>5871</text:p>
          </table:table-cell>
          <table:table-cell table:style-name="ce2" office:value-type="string" calcext:value-type="string">
            <text:p>17286130</text:p>
          </table:table-cell>
          <table:table-cell office:value-type="string" calcext:value-type="string">
            <text:p>In Bound</text:p>
          </table:table-cell>
          <table:table-cell office:value-type="float" office:value="0.0687174775813" calcext:value-type="float">
            <text:p>0.06871747758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10.590281421" calcext:value-type="float">
            <text:p>110.590281421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SEGID- 2182</text:p>
          </table:table-cell>
          <table:table-cell office:value-type="float" office:value="2182" calcext:value-type="float">
            <text:p>2182</text:p>
          </table:table-cell>
          <table:table-cell table:style-name="ce2" office:value-type="string" calcext:value-type="string">
            <text:p>17286135</text:p>
          </table:table-cell>
          <table:table-cell office:value-type="string" calcext:value-type="string">
            <text:p>In Bound</text:p>
          </table:table-cell>
          <table:table-cell office:value-type="float" office:value="0.0568991663815" calcext:value-type="float">
            <text:p>0.05689916638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91.5705151622" calcext:value-type="float">
            <text:p>91.5705151622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SEGID- 1773</text:p>
          </table:table-cell>
          <table:table-cell office:value-type="float" office:value="1773" calcext:value-type="float">
            <text:p>1773</text:p>
          </table:table-cell>
          <table:table-cell table:style-name="ce2" office:value-type="string" calcext:value-type="string">
            <text:p>17286140</text:p>
          </table:table-cell>
          <table:table-cell office:value-type="string" calcext:value-type="string">
            <text:p>In Bound</text:p>
          </table:table-cell>
          <table:table-cell office:value-type="float" office:value="0.140324110992" calcext:value-type="float">
            <text:p>0.14032411099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225.830217742" calcext:value-type="float">
            <text:p>225.830217742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SEGID- 13062</text:p>
          </table:table-cell>
          <table:table-cell office:value-type="float" office:value="13062" calcext:value-type="float">
            <text:p>13062</text:p>
          </table:table-cell>
          <table:table-cell table:style-name="ce2" office:value-type="string" calcext:value-type="string">
            <text:p>17286150</text:p>
          </table:table-cell>
          <table:table-cell office:value-type="string" calcext:value-type="string">
            <text:p>In Bound</text:p>
          </table:table-cell>
          <table:table-cell office:value-type="float" office:value="0.105721316118" calcext:value-type="float">
            <text:p>0.10572131612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70.142306051" calcext:value-type="float">
            <text:p>170.142306051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SEGID- 1845</text:p>
          </table:table-cell>
          <table:table-cell office:value-type="float" office:value="1845" calcext:value-type="float">
            <text:p>1845</text:p>
          </table:table-cell>
          <table:table-cell table:style-name="ce2" office:value-type="string" calcext:value-type="string">
            <text:p>17286160</text:p>
          </table:table-cell>
          <table:table-cell office:value-type="string" calcext:value-type="string">
            <text:p>In Bound</text:p>
          </table:table-cell>
          <table:table-cell office:value-type="float" office:value="0.106110766623" calcext:value-type="float">
            <text:p>0.10611076662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70.769067139" calcext:value-type="float">
            <text:p>170.769067139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SEGID- 644</text:p>
          </table:table-cell>
          <table:table-cell office:value-type="float" office:value="644" calcext:value-type="float">
            <text:p>644</text:p>
          </table:table-cell>
          <table:table-cell table:style-name="ce2" office:value-type="string" calcext:value-type="string">
            <text:p>17286170</text:p>
          </table:table-cell>
          <table:table-cell office:value-type="string" calcext:value-type="string">
            <text:p>In Bound</text:p>
          </table:table-cell>
          <table:table-cell office:value-type="float" office:value="0.171400813617" calcext:value-type="float">
            <text:p>0.17140081362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275.843422677" calcext:value-type="float">
            <text:p>275.843422677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SEGID- 3627</text:p>
          </table:table-cell>
          <table:table-cell office:value-type="float" office:value="3627" calcext:value-type="float">
            <text:p>3627</text:p>
          </table:table-cell>
          <table:table-cell table:style-name="ce2" office:value-type="string" calcext:value-type="string">
            <text:p>17286180</text:p>
          </table:table-cell>
          <table:table-cell office:value-type="string" calcext:value-type="string">
            <text:p>In Bound</text:p>
          </table:table-cell>
          <table:table-cell office:value-type="float" office:value="0.0206800367343" calcext:value-type="float">
            <text:p>0.02068003673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33.2813596008" calcext:value-type="float">
            <text:p>33.2813596008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SEGID- 1973</text:p>
          </table:table-cell>
          <table:table-cell office:value-type="float" office:value="1973" calcext:value-type="float">
            <text:p>1973</text:p>
          </table:table-cell>
          <table:table-cell table:style-name="ce2" office:value-type="string" calcext:value-type="string">
            <text:p>17286185</text:p>
          </table:table-cell>
          <table:table-cell office:value-type="string" calcext:value-type="string">
            <text:p>In Bound</text:p>
          </table:table-cell>
          <table:table-cell office:value-type="float" office:value="0.074604741617" calcext:value-type="float">
            <text:p>0.07460474162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20.064933423" calcext:value-type="float">
            <text:p>120.064933423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SEGID- 8919</text:p>
          </table:table-cell>
          <table:table-cell office:value-type="float" office:value="8919" calcext:value-type="float">
            <text:p>8919</text:p>
          </table:table-cell>
          <table:table-cell table:style-name="ce2" office:value-type="string" calcext:value-type="string">
            <text:p>17286190</text:p>
          </table:table-cell>
          <table:table-cell office:value-type="string" calcext:value-type="string">
            <text:p>In Bound</text:p>
          </table:table-cell>
          <table:table-cell office:value-type="float" office:value="0.0782961144" calcext:value-type="float">
            <text:p>0.07829611440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26.005633944" calcext:value-type="float">
            <text:p>126.005633944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SEGID- 1425</text:p>
          </table:table-cell>
          <table:table-cell office:value-type="float" office:value="1425" calcext:value-type="float">
            <text:p>1425</text:p>
          </table:table-cell>
          <table:table-cell table:style-name="ce2" office:value-type="string" calcext:value-type="string">
            <text:p>17286200</text:p>
          </table:table-cell>
          <table:table-cell office:value-type="string" calcext:value-type="string">
            <text:p>In Bound</text:p>
          </table:table-cell>
          <table:table-cell office:value-type="float" office:value="0.0939051322319" calcext:value-type="float">
            <text:p>0.09390513223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51.125963379" calcext:value-type="float">
            <text:p>151.125963379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SEGID- 11753</text:p>
          </table:table-cell>
          <table:table-cell office:value-type="float" office:value="11753" calcext:value-type="float">
            <text:p>11753</text:p>
          </table:table-cell>
          <table:table-cell table:style-name="ce2" office:value-type="string" calcext:value-type="string">
            <text:p>17286210</text:p>
          </table:table-cell>
          <table:table-cell office:value-type="string" calcext:value-type="string">
            <text:p>In Bound</text:p>
          </table:table-cell>
          <table:table-cell office:value-type="float" office:value="0.0589956206424" calcext:value-type="float">
            <text:p>0.05899562064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94.944437996" calcext:value-type="float">
            <text:p>94.944437996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SEGID- 13109</text:p>
          </table:table-cell>
          <table:table-cell office:value-type="float" office:value="13109" calcext:value-type="float">
            <text:p>13109</text:p>
          </table:table-cell>
          <table:table-cell table:style-name="ce2" office:value-type="string" calcext:value-type="string">
            <text:p>25135610</text:p>
          </table:table-cell>
          <table:table-cell/>
          <table:table-cell office:value-type="float" office:value="0.0648571282051" calcext:value-type="float">
            <text:p>0.06485712821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, 1975 plan, public input</text:p>
          </table:table-cell>
          <table:table-cell office:value-type="float" office:value="104.377638889" calcext:value-type="float">
            <text:p>104.377638889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SEGID- 8559</text:p>
          </table:table-cell>
          <table:table-cell office:value-type="float" office:value="8559" calcext:value-type="float">
            <text:p>8559</text:p>
          </table:table-cell>
          <table:table-cell table:style-name="ce2" office:value-type="string" calcext:value-type="string">
            <text:p>25135620</text:p>
          </table:table-cell>
          <table:table-cell/>
          <table:table-cell office:value-type="float" office:value="0.0675892113344" calcext:value-type="float">
            <text:p>0.0675892113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, 1975 plan, public input</text:p>
          </table:table-cell>
          <table:table-cell office:value-type="float" office:value="108.774509275" calcext:value-type="float">
            <text:p>108.774509275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SEGID- 3858</text:p>
          </table:table-cell>
          <table:table-cell office:value-type="float" office:value="3858" calcext:value-type="float">
            <text:p>3858</text:p>
          </table:table-cell>
          <table:table-cell table:style-name="ce2" office:value-type="string" calcext:value-type="string">
            <text:p>25135640</text:p>
          </table:table-cell>
          <table:table-cell/>
          <table:table-cell office:value-type="float" office:value="0.0389291467477" calcext:value-type="float">
            <text:p>0.03892914675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, 1975 plan, public input</text:p>
          </table:table-cell>
          <table:table-cell office:value-type="float" office:value="62.6505140446" calcext:value-type="float">
            <text:p>62.6505140446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SEGID- 5355</text:p>
          </table:table-cell>
          <table:table-cell office:value-type="float" office:value="5355" calcext:value-type="float">
            <text:p>5355</text:p>
          </table:table-cell>
          <table:table-cell table:style-name="ce2" office:value-type="string" calcext:value-type="string">
            <text:p>25135650</text:p>
          </table:table-cell>
          <table:table-cell/>
          <table:table-cell office:value-type="float" office:value="0.0571461384092" calcext:value-type="float">
            <text:p>0.05714613841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, 1975 plan, public input</text:p>
          </table:table-cell>
          <table:table-cell office:value-type="float" office:value="91.967978908" calcext:value-type="float">
            <text:p>91.967978908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SEGID- 11285</text:p>
          </table:table-cell>
          <table:table-cell office:value-type="float" office:value="11285" calcext:value-type="float">
            <text:p>11285</text:p>
          </table:table-cell>
          <table:table-cell table:style-name="ce2" office:value-type="string" calcext:value-type="string">
            <text:p>20040280</text:p>
          </table:table-cell>
          <table:table-cell/>
          <table:table-cell office:value-type="float" office:value="0.0708424530341" calcext:value-type="float">
            <text:p>0.0708424530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route</text:p>
          </table:table-cell>
          <table:table-cell office:value-type="float" office:value="114.010104756" calcext:value-type="float">
            <text:p>114.010104756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SEGID- 6219</text:p>
          </table:table-cell>
          <table:table-cell office:value-type="float" office:value="6219" calcext:value-type="float">
            <text:p>6219</text:p>
          </table:table-cell>
          <table:table-cell table:style-name="ce2" office:value-type="string" calcext:value-type="string">
            <text:p>20040300</text:p>
          </table:table-cell>
          <table:table-cell/>
          <table:table-cell office:value-type="float" office:value="0.271389712978" calcext:value-type="float">
            <text:p>0.27138971298</text:p>
          </table:table-cell>
          <table:table-cell office:value-type="string" calcext:value-type="string">
            <text:p>Cycle Track</text:p>
          </table:table-cell>
          <table:table-cell office:value-type="string" calcext:value-type="string">
            <text:p>existing bike route</text:p>
          </table:table-cell>
          <table:table-cell office:value-type="float" office:value="436.760279763" calcext:value-type="float">
            <text:p>436.7602797630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SEGID- 1727</text:p>
          </table:table-cell>
          <table:table-cell office:value-type="float" office:value="1727" calcext:value-type="float">
            <text:p>1727</text:p>
          </table:table-cell>
          <table:table-cell table:style-name="ce2" office:value-type="string" calcext:value-type="string">
            <text:p>20190000</text:p>
          </table:table-cell>
          <table:table-cell office:value-type="string" calcext:value-type="string">
            <text:p>Out Bound</text:p>
          </table:table-cell>
          <table:table-cell office:value-type="float" office:value="0.152161346714" calcext:value-type="float">
            <text:p>0.15216134671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existing bike route</text:p>
          </table:table-cell>
          <table:table-cell office:value-type="float" office:value="244.880440127" calcext:value-type="float">
            <text:p>244.880440127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SEGID- 9382</text:p>
          </table:table-cell>
          <table:table-cell office:value-type="float" office:value="9382" calcext:value-type="float">
            <text:p>9382</text:p>
          </table:table-cell>
          <table:table-cell table:style-name="ce2" office:value-type="string" calcext:value-type="string">
            <text:p>20020170</text:p>
          </table:table-cell>
          <table:table-cell office:value-type="string" calcext:value-type="string">
            <text:p>In Bound</text:p>
          </table:table-cell>
          <table:table-cell office:value-type="float" office:value="0.0508362262619" calcext:value-type="float">
            <text:p>0.05083622626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route</text:p>
          </table:table-cell>
          <table:table-cell office:value-type="float" office:value="81.8131393435" calcext:value-type="float">
            <text:p>81.81313934350</text:p>
          </table:table-cell>
          <table:table-cell office:value-type="float" office:value="2013" calcext:value-type="float">
            <text:p>2013</text:p>
          </table:table-cell>
          <table:table-cell table:number-columns-repeated="4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SEGID- 5328</text:p>
          </table:table-cell>
          <table:table-cell office:value-type="float" office:value="5328" calcext:value-type="float">
            <text:p>5328</text:p>
          </table:table-cell>
          <table:table-cell table:style-name="ce2" office:value-type="string" calcext:value-type="string">
            <text:p>20020185</text:p>
          </table:table-cell>
          <table:table-cell office:value-type="string" calcext:value-type="string">
            <text:p>In Bound</text:p>
          </table:table-cell>
          <table:table-cell office:value-type="float" office:value="0.0515303795483" calcext:value-type="float">
            <text:p>0.05153037955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route</text:p>
          </table:table-cell>
          <table:table-cell office:value-type="float" office:value="82.9302730043" calcext:value-type="float">
            <text:p>82.93027300430</text:p>
          </table:table-cell>
          <table:table-cell office:value-type="float" office:value="2013" calcext:value-type="float">
            <text:p>2013</text:p>
          </table:table-cell>
          <table:table-cell table:number-columns-repeated="4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SEGID- 7898</text:p>
          </table:table-cell>
          <table:table-cell office:value-type="float" office:value="7898" calcext:value-type="float">
            <text:p>7898</text:p>
          </table:table-cell>
          <table:table-cell table:style-name="ce2" office:value-type="string" calcext:value-type="string">
            <text:p>36539070</text:p>
          </table:table-cell>
          <table:table-cell/>
          <table:table-cell office:value-type="float" office:value="0.0312853099281" calcext:value-type="float">
            <text:p>0.03128530993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50.3489265188" calcext:value-type="float">
            <text:p>50.3489265188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SEGID- 2915</text:p>
          </table:table-cell>
          <table:table-cell office:value-type="float" office:value="2915" calcext:value-type="float">
            <text:p>2915</text:p>
          </table:table-cell>
          <table:table-cell table:style-name="ce2" office:value-type="string" calcext:value-type="string">
            <text:p>36539075</text:p>
          </table:table-cell>
          <table:table-cell/>
          <table:table-cell office:value-type="float" office:value="0.0438903478164" calcext:value-type="float">
            <text:p>0.04389034782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70.6348091858" calcext:value-type="float">
            <text:p>70.6348091858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SEGID- 1815</text:p>
          </table:table-cell>
          <table:table-cell office:value-type="float" office:value="1815" calcext:value-type="float">
            <text:p>1815</text:p>
          </table:table-cell>
          <table:table-cell table:style-name="ce2" office:value-type="string" calcext:value-type="string">
            <text:p>36539080</text:p>
          </table:table-cell>
          <table:table-cell/>
          <table:table-cell office:value-type="float" office:value="0.0728182380815" calcext:value-type="float">
            <text:p>0.07281823808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17.189828927" calcext:value-type="float">
            <text:p>117.189828927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SEGID- 2524</text:p>
          </table:table-cell>
          <table:table-cell office:value-type="float" office:value="2524" calcext:value-type="float">
            <text:p>2524</text:p>
          </table:table-cell>
          <table:table-cell table:style-name="ce2" office:value-type="string" calcext:value-type="string">
            <text:p>36539090</text:p>
          </table:table-cell>
          <table:table-cell/>
          <table:table-cell office:value-type="float" office:value="0.0410629548961" calcext:value-type="float">
            <text:p>0.04106295490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66.0845522535" calcext:value-type="float">
            <text:p>66.084552253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SEGID- 10128</text:p>
          </table:table-cell>
          <table:table-cell office:value-type="float" office:value="10128" calcext:value-type="float">
            <text:p>10128</text:p>
          </table:table-cell>
          <table:table-cell table:style-name="ce2" office:value-type="string" calcext:value-type="string">
            <text:p>36539095</text:p>
          </table:table-cell>
          <table:table-cell/>
          <table:table-cell office:value-type="float" office:value="0.0267080036007" calcext:value-type="float">
            <text:p>0.02670800360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42.9824513117" calcext:value-type="float">
            <text:p>42.9824513117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SEGID- 7662</text:p>
          </table:table-cell>
          <table:table-cell office:value-type="float" office:value="7662" calcext:value-type="float">
            <text:p>7662</text:p>
          </table:table-cell>
          <table:table-cell table:style-name="ce2" office:value-type="string" calcext:value-type="string">
            <text:p>36539100</text:p>
          </table:table-cell>
          <table:table-cell/>
          <table:table-cell office:value-type="float" office:value="0.0655893158619" calcext:value-type="float">
            <text:p>0.06558931586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05.555983058" calcext:value-type="float">
            <text:p>105.555983058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SEGID- 9893</text:p>
          </table:table-cell>
          <table:table-cell office:value-type="float" office:value="9893" calcext:value-type="float">
            <text:p>9893</text:p>
          </table:table-cell>
          <table:table-cell table:style-name="ce2" office:value-type="string" calcext:value-type="string">
            <text:p>17052675</text:p>
          </table:table-cell>
          <table:table-cell/>
          <table:table-cell office:value-type="float" office:value="0.0153481896855" calcext:value-type="float">
            <text:p>0.01534818969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24.7005663823" calcext:value-type="float">
            <text:p>24.7005663823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SEGID- 3899</text:p>
          </table:table-cell>
          <table:table-cell office:value-type="float" office:value="3899" calcext:value-type="float">
            <text:p>3899</text:p>
          </table:table-cell>
          <table:table-cell table:style-name="ce2" office:value-type="string" calcext:value-type="string">
            <text:p>27819505</text:p>
          </table:table-cell>
          <table:table-cell/>
          <table:table-cell office:value-type="float" office:value="0.0565143341762" calcext:value-type="float">
            <text:p>0.05651433418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ADC rec route</text:p>
          </table:table-cell>
          <table:table-cell office:value-type="float" office:value="90.9511865228" calcext:value-type="float">
            <text:p>90.9511865228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SEGID- 3613</text:p>
          </table:table-cell>
          <table:table-cell office:value-type="float" office:value="3613" calcext:value-type="float">
            <text:p>3613</text:p>
          </table:table-cell>
          <table:table-cell table:style-name="ce2" office:value-type="string" calcext:value-type="string">
            <text:p>40040046</text:p>
          </table:table-cell>
          <table:table-cell/>
          <table:table-cell office:value-type="float" office:value="0.0318390908655" calcext:value-type="float">
            <text:p>0.03183909087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</text:p>
          </table:table-cell>
          <table:table-cell office:value-type="float" office:value="51.2401523301" calcext:value-type="float">
            <text:p>51.2401523301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Mayb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SEGID- 5344</text:p>
          </table:table-cell>
          <table:table-cell office:value-type="float" office:value="5344" calcext:value-type="float">
            <text:p>5344</text:p>
          </table:table-cell>
          <table:table-cell table:style-name="ce2" office:value-type="string" calcext:value-type="string">
            <text:p>40040048</text:p>
          </table:table-cell>
          <table:table-cell/>
          <table:table-cell office:value-type="float" office:value="0.0472495023314" calcext:value-type="float">
            <text:p>0.0472495023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</text:p>
          </table:table-cell>
          <table:table-cell office:value-type="float" office:value="76.0408551617" calcext:value-type="float">
            <text:p>76.0408551617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Maybe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SEGID- 6650</text:p>
          </table:table-cell>
          <table:table-cell office:value-type="float" office:value="6650" calcext:value-type="float">
            <text:p>6650</text:p>
          </table:table-cell>
          <table:table-cell table:style-name="ce2" office:value-type="string" calcext:value-type="string">
            <text:p>40040050</text:p>
          </table:table-cell>
          <table:table-cell/>
          <table:table-cell office:value-type="float" office:value="0.134876410003" calcext:value-type="float">
            <text:p>0.1348764100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</text:p>
          </table:table-cell>
          <table:table-cell office:value-type="float" office:value="217.062975306" calcext:value-type="float">
            <text:p>217.062975306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Maybe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SEGID- 1999</text:p>
          </table:table-cell>
          <table:table-cell office:value-type="float" office:value="1999" calcext:value-type="float">
            <text:p>1999</text:p>
          </table:table-cell>
          <table:table-cell table:style-name="ce2" office:value-type="string" calcext:value-type="string">
            <text:p>40040070</text:p>
          </table:table-cell>
          <table:table-cell/>
          <table:table-cell office:value-type="float" office:value="0.137872054724" calcext:value-type="float">
            <text:p>0.1378720547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</text:p>
          </table:table-cell>
          <table:table-cell office:value-type="float" office:value="221.884007806" calcext:value-type="float">
            <text:p>221.884007806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Maybe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SEGID- 873</text:p>
          </table:table-cell>
          <table:table-cell office:value-type="float" office:value="873" calcext:value-type="float">
            <text:p>873</text:p>
          </table:table-cell>
          <table:table-cell table:style-name="ce2" office:value-type="string" calcext:value-type="string">
            <text:p>40040140</text:p>
          </table:table-cell>
          <table:table-cell/>
          <table:table-cell office:value-type="float" office:value="0.124827965233" calcext:value-type="float">
            <text:p>0.1248279652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200.891538663" calcext:value-type="float">
            <text:p>200.89153866300</text:p>
          </table:table-cell>
          <table:table-cell office:value-type="float" office:value="2015" calcext:value-type="float">
            <text:p>2015</text:p>
          </table:table-cell>
          <table:table-cell table:number-columns-repeated="4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SEGID- 8913</text:p>
          </table:table-cell>
          <table:table-cell office:value-type="float" office:value="8913" calcext:value-type="float">
            <text:p>8913</text:p>
          </table:table-cell>
          <table:table-cell table:style-name="ce2" office:value-type="string" calcext:value-type="string">
            <text:p>40040150</text:p>
          </table:table-cell>
          <table:table-cell/>
          <table:table-cell office:value-type="float" office:value="0.0848114425029" calcext:value-type="float">
            <text:p>0.0848114425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36.491059105" calcext:value-type="float">
            <text:p>136.49105910500</text:p>
          </table:table-cell>
          <table:table-cell office:value-type="float" office:value="2015" calcext:value-type="float">
            <text:p>2015</text:p>
          </table:table-cell>
          <table:table-cell table:number-columns-repeated="4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SEGID- 2061</text:p>
          </table:table-cell>
          <table:table-cell office:value-type="float" office:value="2061" calcext:value-type="float">
            <text:p>2061</text:p>
          </table:table-cell>
          <table:table-cell table:style-name="ce2" office:value-type="string" calcext:value-type="string">
            <text:p>40040160</text:p>
          </table:table-cell>
          <table:table-cell/>
          <table:table-cell office:value-type="float" office:value="0.0306336495549" calcext:value-type="float">
            <text:p>0.03063364955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49.3001787096" calcext:value-type="float">
            <text:p>49.30017870960</text:p>
          </table:table-cell>
          <table:table-cell office:value-type="float" office:value="2015" calcext:value-type="float">
            <text:p>2015</text:p>
          </table:table-cell>
          <table:table-cell table:number-columns-repeated="4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SEGID- 1334</text:p>
          </table:table-cell>
          <table:table-cell office:value-type="float" office:value="1334" calcext:value-type="float">
            <text:p>1334</text:p>
          </table:table-cell>
          <table:table-cell table:style-name="ce2" office:value-type="string" calcext:value-type="string">
            <text:p>40040165</text:p>
          </table:table-cell>
          <table:table-cell/>
          <table:table-cell office:value-type="float" office:value="0.0637151920408" calcext:value-type="float">
            <text:p>0.06371519204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02.539867099" calcext:value-type="float">
            <text:p>102.53986709900</text:p>
          </table:table-cell>
          <table:table-cell office:value-type="float" office:value="2015" calcext:value-type="float">
            <text:p>2015</text:p>
          </table:table-cell>
          <table:table-cell table:number-columns-repeated="4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SEGID- 3637</text:p>
          </table:table-cell>
          <table:table-cell office:value-type="float" office:value="3637" calcext:value-type="float">
            <text:p>3637</text:p>
          </table:table-cell>
          <table:table-cell table:style-name="ce2" office:value-type="string" calcext:value-type="string">
            <text:p>30140000</text:p>
          </table:table-cell>
          <table:table-cell office:value-type="string" calcext:value-type="string">
            <text:p>Out Bound</text:p>
          </table:table-cell>
          <table:table-cell office:value-type="float" office:value="0.0780409338565" calcext:value-type="float">
            <text:p>0.07804093386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ADC rec route</text:p>
          </table:table-cell>
          <table:table-cell office:value-type="float" office:value="125.594959846" calcext:value-type="float">
            <text:p>125.594959846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SEGID- 11519</text:p>
          </table:table-cell>
          <table:table-cell office:value-type="float" office:value="11519" calcext:value-type="float">
            <text:p>11519</text:p>
          </table:table-cell>
          <table:table-cell table:style-name="ce2" office:value-type="string" calcext:value-type="string">
            <text:p>30140010</text:p>
          </table:table-cell>
          <table:table-cell office:value-type="string" calcext:value-type="string">
            <text:p>Out Bound</text:p>
          </table:table-cell>
          <table:table-cell office:value-type="float" office:value="0.0529714359408" calcext:value-type="float">
            <text:p>0.05297143594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ADC rec route</text:p>
          </table:table-cell>
          <table:table-cell office:value-type="float" office:value="85.2494331016" calcext:value-type="float">
            <text:p>85.2494331016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SEGID- 11116</text:p>
          </table:table-cell>
          <table:table-cell office:value-type="float" office:value="11116" calcext:value-type="float">
            <text:p>11116</text:p>
          </table:table-cell>
          <table:table-cell table:style-name="ce2" office:value-type="string" calcext:value-type="string">
            <text:p>30040000</text:p>
          </table:table-cell>
          <table:table-cell office:value-type="string" calcext:value-type="string">
            <text:p>Out Bound</text:p>
          </table:table-cell>
          <table:table-cell office:value-type="float" office:value="0.0776534023889" calcext:value-type="float">
            <text:p>0.0776534023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1975 plan</text:p>
          </table:table-cell>
          <table:table-cell office:value-type="float" office:value="124.971287157" calcext:value-type="float">
            <text:p>124.971287157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SEGID- 678</text:p>
          </table:table-cell>
          <table:table-cell office:value-type="float" office:value="678" calcext:value-type="float">
            <text:p>678</text:p>
          </table:table-cell>
          <table:table-cell table:style-name="ce2" office:value-type="string" calcext:value-type="string">
            <text:p>30040010</text:p>
          </table:table-cell>
          <table:table-cell office:value-type="string" calcext:value-type="string">
            <text:p>Out Bound</text:p>
          </table:table-cell>
          <table:table-cell office:value-type="float" office:value="0.0748132385262" calcext:value-type="float">
            <text:p>0.0748132385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1975 plan</text:p>
          </table:table-cell>
          <table:table-cell office:value-type="float" office:value="120.400477344" calcext:value-type="float">
            <text:p>120.400477344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SEGID- 7705</text:p>
          </table:table-cell>
          <table:table-cell office:value-type="float" office:value="7705" calcext:value-type="float">
            <text:p>7705</text:p>
          </table:table-cell>
          <table:table-cell table:style-name="ce2" office:value-type="string" calcext:value-type="string">
            <text:p>30040020</text:p>
          </table:table-cell>
          <table:table-cell office:value-type="string" calcext:value-type="string">
            <text:p>Out Bound</text:p>
          </table:table-cell>
          <table:table-cell office:value-type="float" office:value="0.0776888492763" calcext:value-type="float">
            <text:p>0.07768884928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1975 plan</text:p>
          </table:table-cell>
          <table:table-cell office:value-type="float" office:value="125.028333506" calcext:value-type="float">
            <text:p>125.0283335060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SEGID- 5425</text:p>
          </table:table-cell>
          <table:table-cell office:value-type="float" office:value="5425" calcext:value-type="float">
            <text:p>5425</text:p>
          </table:table-cell>
          <table:table-cell table:style-name="ce2" office:value-type="string" calcext:value-type="string">
            <text:p>30040025</text:p>
          </table:table-cell>
          <table:table-cell office:value-type="string" calcext:value-type="string">
            <text:p>Out Bound</text:p>
          </table:table-cell>
          <table:table-cell office:value-type="float" office:value="0.030286997867" calcext:value-type="float">
            <text:p>0.03028699787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48.7422957799" calcext:value-type="float">
            <text:p>48.7422957799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SEGID- 9357</text:p>
          </table:table-cell>
          <table:table-cell office:value-type="float" office:value="9357" calcext:value-type="float">
            <text:p>9357</text:p>
          </table:table-cell>
          <table:table-cell table:style-name="ce2" office:value-type="string" calcext:value-type="string">
            <text:p>30040030</text:p>
          </table:table-cell>
          <table:table-cell office:value-type="string" calcext:value-type="string">
            <text:p>Out Bound</text:p>
          </table:table-cell>
          <table:table-cell office:value-type="float" office:value="0.0293068769851" calcext:value-type="float">
            <text:p>0.0293068769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47.1649409645" calcext:value-type="float">
            <text:p>47.164940964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SEGID- 5477</text:p>
          </table:table-cell>
          <table:table-cell office:value-type="float" office:value="5477" calcext:value-type="float">
            <text:p>5477</text:p>
          </table:table-cell>
          <table:table-cell table:style-name="ce2" office:value-type="string" calcext:value-type="string">
            <text:p>18573000</text:p>
          </table:table-cell>
          <table:table-cell/>
          <table:table-cell office:value-type="float" office:value="0.0392861817639" calcext:value-type="float">
            <text:p>0.03928618176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63.2251073549" calcext:value-type="float">
            <text:p>63.2251073549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Either complete experiment or grind out the lanes</text:p>
          </table:table-cell>
          <table:table-cell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SEGID- 173</text:p>
          </table:table-cell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18573010</text:p>
          </table:table-cell>
          <table:table-cell/>
          <table:table-cell office:value-type="float" office:value="0.0290672433983" calcext:value-type="float">
            <text:p>0.02906724340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46.7792873182" calcext:value-type="float">
            <text:p>46.7792873182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Either complete experiment or grind out the lanes</text:p>
          </table:table-cell>
          <table:table-cell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SEGID- 9982</text:p>
          </table:table-cell>
          <table:table-cell office:value-type="float" office:value="9982" calcext:value-type="float">
            <text:p>9982</text:p>
          </table:table-cell>
          <table:table-cell table:style-name="ce2" office:value-type="string" calcext:value-type="string">
            <text:p>30140020</text:p>
          </table:table-cell>
          <table:table-cell office:value-type="string" calcext:value-type="string">
            <text:p>Out Bound</text:p>
          </table:table-cell>
          <table:table-cell office:value-type="float" office:value="0.0617207856837" calcext:value-type="float">
            <text:p>0.06172078568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ADC rec route</text:p>
          </table:table-cell>
          <table:table-cell office:value-type="float" office:value="99.3301747757" calcext:value-type="float">
            <text:p>99.3301747757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SEGID- 3127</text:p>
          </table:table-cell>
          <table:table-cell office:value-type="float" office:value="3127" calcext:value-type="float">
            <text:p>3127</text:p>
          </table:table-cell>
          <table:table-cell table:style-name="ce2" office:value-type="string" calcext:value-type="string">
            <text:p>30140025</text:p>
          </table:table-cell>
          <table:table-cell office:value-type="string" calcext:value-type="string">
            <text:p>Out Bound</text:p>
          </table:table-cell>
          <table:table-cell office:value-type="float" office:value="0.0926152263966" calcext:value-type="float">
            <text:p>0.0926152264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ADC rec route</text:p>
          </table:table-cell>
          <table:table-cell office:value-type="float" office:value="149.05005701" calcext:value-type="float">
            <text:p>149.05005701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SEGID- 12341</text:p>
          </table:table-cell>
          <table:table-cell office:value-type="float" office:value="12341" calcext:value-type="float">
            <text:p>12341</text:p>
          </table:table-cell>
          <table:table-cell table:style-name="ce2" office:value-type="string" calcext:value-type="string">
            <text:p>18573015</text:p>
          </table:table-cell>
          <table:table-cell/>
          <table:table-cell office:value-type="float" office:value="0.0102721311405" calcext:value-type="float">
            <text:p>0.01027213114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6.531425681" calcext:value-type="float">
            <text:p>16.53142568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Either complete experiment or grind out the lanes</text:p>
          </table:table-cell>
          <table:table-cell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SEGID- 10231</text:p>
          </table:table-cell>
          <table:table-cell office:value-type="float" office:value="10231" calcext:value-type="float">
            <text:p>10231</text:p>
          </table:table-cell>
          <table:table-cell table:style-name="ce2" office:value-type="string" calcext:value-type="string">
            <text:p>30040035</text:p>
          </table:table-cell>
          <table:table-cell office:value-type="string" calcext:value-type="string">
            <text:p>Out Bound</text:p>
          </table:table-cell>
          <table:table-cell office:value-type="float" office:value="0.0922738710897" calcext:value-type="float">
            <text:p>0.0922738710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148.500697796" calcext:value-type="float">
            <text:p>148.500697796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SEGID- 4681</text:p>
          </table:table-cell>
          <table:table-cell office:value-type="float" office:value="4681" calcext:value-type="float">
            <text:p>4681</text:p>
          </table:table-cell>
          <table:table-cell table:style-name="ce2" office:value-type="string" calcext:value-type="string">
            <text:p>20060000</text:p>
          </table:table-cell>
          <table:table-cell/>
          <table:table-cell office:value-type="float" office:value="0.0777710211298" calcext:value-type="float">
            <text:p>0.0777710211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125.16057655" calcext:value-type="float">
            <text:p>125.16057655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SEGID- 10020</text:p>
          </table:table-cell>
          <table:table-cell office:value-type="float" office:value="10020" calcext:value-type="float">
            <text:p>10020</text:p>
          </table:table-cell>
          <table:table-cell table:style-name="ce2" office:value-type="string" calcext:value-type="string">
            <text:p>20060010</text:p>
          </table:table-cell>
          <table:table-cell/>
          <table:table-cell office:value-type="float" office:value="0.0744152664565" calcext:value-type="float">
            <text:p>0.07441526646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119.7600021" calcext:value-type="float">
            <text:p>119.76000210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SEGID- 12975</text:p>
          </table:table-cell>
          <table:table-cell office:value-type="float" office:value="12975" calcext:value-type="float">
            <text:p>12975</text:p>
          </table:table-cell>
          <table:table-cell table:style-name="ce2" office:value-type="string" calcext:value-type="string">
            <text:p>20060020</text:p>
          </table:table-cell>
          <table:table-cell office:value-type="string" calcext:value-type="string">
            <text:p>Out Bound</text:p>
          </table:table-cell>
          <table:table-cell office:value-type="float" office:value="0.0735856851406" calcext:value-type="float">
            <text:p>0.07358568514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118.424917717" calcext:value-type="float">
            <text:p>118.424917717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SEGID- 5243</text:p>
          </table:table-cell>
          <table:table-cell office:value-type="float" office:value="5243" calcext:value-type="float">
            <text:p>5243</text:p>
          </table:table-cell>
          <table:table-cell table:style-name="ce2" office:value-type="string" calcext:value-type="string">
            <text:p>35960322</text:p>
          </table:table-cell>
          <table:table-cell/>
          <table:table-cell office:value-type="float" office:value="0.154628377603" calcext:value-type="float">
            <text:p>0.1546283776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route</text:p>
          </table:table-cell>
          <table:table-cell office:value-type="float" office:value="248.850749427" calcext:value-type="float">
            <text:p>248.850749427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SEGID- 7130</text:p>
          </table:table-cell>
          <table:table-cell office:value-type="float" office:value="7130" calcext:value-type="float">
            <text:p>7130</text:p>
          </table:table-cell>
          <table:table-cell table:style-name="ce2" office:value-type="string" calcext:value-type="string">
            <text:p>35960340</text:p>
          </table:table-cell>
          <table:table-cell/>
          <table:table-cell office:value-type="float" office:value="0.0767906880971" calcext:value-type="float">
            <text:p>0.0767906881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route</text:p>
          </table:table-cell>
          <table:table-cell office:value-type="float" office:value="123.582880311" calcext:value-type="float">
            <text:p>123.582880311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SEGID- 1210</text:p>
          </table:table-cell>
          <table:table-cell office:value-type="float" office:value="1210" calcext:value-type="float">
            <text:p>1210</text:p>
          </table:table-cell>
          <table:table-cell table:style-name="ce2" office:value-type="string" calcext:value-type="string">
            <text:p>35960350</text:p>
          </table:table-cell>
          <table:table-cell/>
          <table:table-cell office:value-type="float" office:value="0.202225590701" calcext:value-type="float">
            <text:p>0.2022255907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route</text:p>
          </table:table-cell>
          <table:table-cell office:value-type="float" office:value="325.451191943" calcext:value-type="float">
            <text:p>325.451191943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SEGID- 12021</text:p>
          </table:table-cell>
          <table:table-cell office:value-type="float" office:value="12021" calcext:value-type="float">
            <text:p>12021</text:p>
          </table:table-cell>
          <table:table-cell table:style-name="ce2" office:value-type="string" calcext:value-type="string">
            <text:p>35960360</text:p>
          </table:table-cell>
          <table:table-cell/>
          <table:table-cell office:value-type="float" office:value="0.189439021587" calcext:value-type="float">
            <text:p>0.1894390215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route</text:p>
          </table:table-cell>
          <table:table-cell office:value-type="float" office:value="304.873162503" calcext:value-type="float">
            <text:p>304.873162503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SEGID- 12169</text:p>
          </table:table-cell>
          <table:table-cell office:value-type="float" office:value="12169" calcext:value-type="float">
            <text:p>12169</text:p>
          </table:table-cell>
          <table:table-cell table:style-name="ce2" office:value-type="string" calcext:value-type="string">
            <text:p>35960380</text:p>
          </table:table-cell>
          <table:table-cell/>
          <table:table-cell office:value-type="float" office:value="0.068652375728" calcext:value-type="float">
            <text:p>0.0686523757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route</text:p>
          </table:table-cell>
          <table:table-cell office:value-type="float" office:value="110.485509935" calcext:value-type="float">
            <text:p>110.485509935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SEGID- 11024</text:p>
          </table:table-cell>
          <table:table-cell office:value-type="float" office:value="11024" calcext:value-type="float">
            <text:p>11024</text:p>
          </table:table-cell>
          <table:table-cell table:style-name="ce2" office:value-type="string" calcext:value-type="string">
            <text:p>35960385</text:p>
          </table:table-cell>
          <table:table-cell/>
          <table:table-cell office:value-type="float" office:value="0.313684022031" calcext:value-type="float">
            <text:p>0.31368402203</text:p>
          </table:table-cell>
          <table:table-cell office:value-type="string" calcext:value-type="string">
            <text:p>Climbing Lane</text:p>
          </table:table-cell>
          <table:table-cell office:value-type="string" calcext:value-type="string">
            <text:p>existing bike route</text:p>
          </table:table-cell>
          <table:table-cell office:value-type="float" office:value="504.826508404" calcext:value-type="float">
            <text:p>504.826508404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SEGID- 6284</text:p>
          </table:table-cell>
          <table:table-cell office:value-type="float" office:value="6284" calcext:value-type="float">
            <text:p>6284</text:p>
          </table:table-cell>
          <table:table-cell table:style-name="ce2" office:value-type="string" calcext:value-type="string">
            <text:p>53191050</text:p>
          </table:table-cell>
          <table:table-cell/>
          <table:table-cell office:value-type="float" office:value="0.0578185163226" calcext:value-type="float">
            <text:p>0.0578185163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93.0500684328" calcext:value-type="float">
            <text:p>93.0500684328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SEGID- 1972</text:p>
          </table:table-cell>
          <table:table-cell office:value-type="float" office:value="1972" calcext:value-type="float">
            <text:p>1972</text:p>
          </table:table-cell>
          <table:table-cell table:style-name="ce2" office:value-type="string" calcext:value-type="string">
            <text:p>23133000</text:p>
          </table:table-cell>
          <table:table-cell/>
          <table:table-cell office:value-type="float" office:value="0.0844699364264" calcext:value-type="float">
            <text:p>0.0844699364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35.941457251" calcext:value-type="float">
            <text:p>135.941457251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SEGID- 833</text:p>
          </table:table-cell>
          <table:table-cell office:value-type="float" office:value="833" calcext:value-type="float">
            <text:p>833</text:p>
          </table:table-cell>
          <table:table-cell table:style-name="ce2" office:value-type="string" calcext:value-type="string">
            <text:p>21982060</text:p>
          </table:table-cell>
          <table:table-cell office:value-type="string" calcext:value-type="string">
            <text:p>In Bound</text:p>
          </table:table-cell>
          <table:table-cell office:value-type="float" office:value="0.123107346931" calcext:value-type="float">
            <text:p>0.1231073469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ADC rec route</text:p>
          </table:table-cell>
          <table:table-cell office:value-type="float" office:value="198.122466383" calcext:value-type="float">
            <text:p>198.122466383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SEGID- 7833</text:p>
          </table:table-cell>
          <table:table-cell office:value-type="float" office:value="7833" calcext:value-type="float">
            <text:p>7833</text:p>
          </table:table-cell>
          <table:table-cell table:style-name="ce2" office:value-type="string" calcext:value-type="string">
            <text:p>21982070</text:p>
          </table:table-cell>
          <table:table-cell office:value-type="string" calcext:value-type="string">
            <text:p>In Bound</text:p>
          </table:table-cell>
          <table:table-cell office:value-type="float" office:value="0.0649159437833" calcext:value-type="float">
            <text:p>0.06491594378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ADC rec route</text:p>
          </table:table-cell>
          <table:table-cell office:value-type="float" office:value="104.472293577" calcext:value-type="float">
            <text:p>104.472293577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SEGID- 27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21982080</text:p>
          </table:table-cell>
          <table:table-cell office:value-type="string" calcext:value-type="string">
            <text:p>In Bound</text:p>
          </table:table-cell>
          <table:table-cell office:value-type="float" office:value="0.0649474817878" calcext:value-type="float">
            <text:p>0.0649474817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ADC rec route</text:p>
          </table:table-cell>
          <table:table-cell office:value-type="float" office:value="104.523049176" calcext:value-type="float">
            <text:p>104.523049176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SEGID- 289</text:p>
          </table:table-cell>
          <table:table-cell office:value-type="float" office:value="289" calcext:value-type="float">
            <text:p>289</text:p>
          </table:table-cell>
          <table:table-cell table:style-name="ce2" office:value-type="string" calcext:value-type="string">
            <text:p>21982090</text:p>
          </table:table-cell>
          <table:table-cell office:value-type="string" calcext:value-type="string">
            <text:p>In Bound</text:p>
          </table:table-cell>
          <table:table-cell office:value-type="float" office:value="0.0600043247538" calcext:value-type="float">
            <text:p>0.06000432475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ADC rec route</text:p>
          </table:table-cell>
          <table:table-cell office:value-type="float" office:value="96.5677931521" calcext:value-type="float">
            <text:p>96.5677931521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SEGID- 4021</text:p>
          </table:table-cell>
          <table:table-cell office:value-type="float" office:value="4021" calcext:value-type="float">
            <text:p>4021</text:p>
          </table:table-cell>
          <table:table-cell table:style-name="ce2" office:value-type="string" calcext:value-type="string">
            <text:p>21982100</text:p>
          </table:table-cell>
          <table:table-cell office:value-type="string" calcext:value-type="string">
            <text:p>In Bound</text:p>
          </table:table-cell>
          <table:table-cell office:value-type="float" office:value="0.0600198492019" calcext:value-type="float">
            <text:p>0.0600198492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ADC rec route</text:p>
          </table:table-cell>
          <table:table-cell office:value-type="float" office:value="96.5927773795" calcext:value-type="float">
            <text:p>96.592777379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SEGID- 864</text:p>
          </table:table-cell>
          <table:table-cell office:value-type="float" office:value="864" calcext:value-type="float">
            <text:p>864</text:p>
          </table:table-cell>
          <table:table-cell table:style-name="ce2" office:value-type="string" calcext:value-type="string">
            <text:p>21982110</text:p>
          </table:table-cell>
          <table:table-cell office:value-type="string" calcext:value-type="string">
            <text:p>In Bound</text:p>
          </table:table-cell>
          <table:table-cell office:value-type="float" office:value="0.0696272336412" calcext:value-type="float">
            <text:p>0.06962723364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ADC rec route</text:p>
          </table:table-cell>
          <table:table-cell office:value-type="float" office:value="112.054394806" calcext:value-type="float">
            <text:p>112.054394806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SEGID- 3142</text:p>
          </table:table-cell>
          <table:table-cell office:value-type="float" office:value="3142" calcext:value-type="float">
            <text:p>3142</text:p>
          </table:table-cell>
          <table:table-cell table:style-name="ce2" office:value-type="string" calcext:value-type="string">
            <text:p>21982125</text:p>
          </table:table-cell>
          <table:table-cell office:value-type="string" calcext:value-type="string">
            <text:p>In Bound</text:p>
          </table:table-cell>
          <table:table-cell office:value-type="float" office:value="0.0511885139727" calcext:value-type="float">
            <text:p>0.05118851397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ADC rec route</text:p>
          </table:table-cell>
          <table:table-cell office:value-type="float" office:value="82.3800925911" calcext:value-type="float">
            <text:p>82.3800925911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SEGID- 11927</text:p>
          </table:table-cell>
          <table:table-cell office:value-type="float" office:value="11927" calcext:value-type="float">
            <text:p>11927</text:p>
          </table:table-cell>
          <table:table-cell table:style-name="ce2" office:value-type="string" calcext:value-type="string">
            <text:p>21982130</text:p>
          </table:table-cell>
          <table:table-cell office:value-type="string" calcext:value-type="string">
            <text:p>In Bound</text:p>
          </table:table-cell>
          <table:table-cell office:value-type="float" office:value="0.0647779159692" calcext:value-type="float">
            <text:p>0.06477791597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ADC rec route</text:p>
          </table:table-cell>
          <table:table-cell office:value-type="float" office:value="104.250158898" calcext:value-type="float">
            <text:p>104.250158898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5202" calcext:value-type="float">
            <text:p>5202</text:p>
          </table:table-cell>
          <table:table-cell/>
          <table:table-cell office:value-type="float" office:value="12484" calcext:value-type="float">
            <text:p>12484</text:p>
          </table:table-cell>
          <table:table-cell table:style-name="ce2" office:value-type="string" calcext:value-type="string">
            <text:p>26695020</text:p>
          </table:table-cell>
          <table:table-cell/>
          <table:table-cell office:value-type="float" office:value="0.0296623485708" calcext:value-type="float">
            <text:p>0.02966234857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47.7370181724" calcext:value-type="float">
            <text:p>47.7370181724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203" calcext:value-type="float">
            <text:p>5203</text:p>
          </table:table-cell>
          <table:table-cell/>
          <table:table-cell office:value-type="float" office:value="4955" calcext:value-type="float">
            <text:p>4955</text:p>
          </table:table-cell>
          <table:table-cell table:style-name="ce2" office:value-type="string" calcext:value-type="string">
            <text:p>26695030</text:p>
          </table:table-cell>
          <table:table-cell/>
          <table:table-cell office:value-type="float" office:value="0.0562952990471" calcext:value-type="float">
            <text:p>0.05629529905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90.598682947" calcext:value-type="float">
            <text:p>90.5986829470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204" calcext:value-type="float">
            <text:p>5204</text:p>
          </table:table-cell>
          <table:table-cell/>
          <table:table-cell office:value-type="float" office:value="7709" calcext:value-type="float">
            <text:p>7709</text:p>
          </table:table-cell>
          <table:table-cell table:style-name="ce2" office:value-type="string" calcext:value-type="string">
            <text:p>26695040</text:p>
          </table:table-cell>
          <table:table-cell/>
          <table:table-cell office:value-type="float" office:value="0.091174142426" calcext:value-type="float">
            <text:p>0.09117414243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46.73085253" calcext:value-type="float">
            <text:p>146.7308525300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205" calcext:value-type="float">
            <text:p>5205</text:p>
          </table:table-cell>
          <table:table-cell/>
          <table:table-cell office:value-type="float" office:value="5570" calcext:value-type="float">
            <text:p>5570</text:p>
          </table:table-cell>
          <table:table-cell table:style-name="ce2" office:value-type="string" calcext:value-type="string">
            <text:p>26695050</text:p>
          </table:table-cell>
          <table:table-cell/>
          <table:table-cell office:value-type="float" office:value="0.172019869346" calcext:value-type="float">
            <text:p>0.17201986935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276.839698291" calcext:value-type="float">
            <text:p>276.8396982910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206" calcext:value-type="float">
            <text:p>5206</text:p>
          </table:table-cell>
          <table:table-cell/>
          <table:table-cell office:value-type="float" office:value="16402615" calcext:value-type="float">
            <text:p>16402615</text:p>
          </table:table-cell>
          <table:table-cell table:style-name="ce2" office:value-type="string" calcext:value-type="string">
            <text:p>16402615</text:p>
          </table:table-cell>
          <table:table-cell/>
          <table:table-cell office:value-type="float" office:value="0.0163321030613" calcext:value-type="float">
            <text:p>0.01633210306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26.2840246371" calcext:value-type="float">
            <text:p>26.2840246371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208" calcext:value-type="float">
            <text:p>5208</text:p>
          </table:table-cell>
          <table:table-cell/>
          <table:table-cell office:value-type="float" office:value="1337" calcext:value-type="float">
            <text:p>1337</text:p>
          </table:table-cell>
          <table:table-cell table:style-name="ce2" office:value-type="string" calcext:value-type="string">
            <text:p>16402610</text:p>
          </table:table-cell>
          <table:table-cell/>
          <table:table-cell office:value-type="float" office:value="0.0534877513885" calcext:value-type="float">
            <text:p>0.05348775139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86.0803639313" calcext:value-type="float">
            <text:p>86.0803639313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210" calcext:value-type="float">
            <text:p>5210</text:p>
          </table:table-cell>
          <table:table-cell/>
          <table:table-cell office:value-type="float" office:value="12654" calcext:value-type="float">
            <text:p>12654</text:p>
          </table:table-cell>
          <table:table-cell table:style-name="ce2" office:value-type="string" calcext:value-type="string">
            <text:p>16402600</text:p>
          </table:table-cell>
          <table:table-cell/>
          <table:table-cell office:value-type="float" office:value="0.0783782653421" calcext:value-type="float">
            <text:p>0.07837826534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26.137843334" calcext:value-type="float">
            <text:p>126.1378433340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212" calcext:value-type="float">
            <text:p>5212</text:p>
          </table:table-cell>
          <table:table-cell/>
          <table:table-cell office:value-type="float" office:value="11074" calcext:value-type="float">
            <text:p>11074</text:p>
          </table:table-cell>
          <table:table-cell table:style-name="ce2" office:value-type="string" calcext:value-type="string">
            <text:p>16402590</text:p>
          </table:table-cell>
          <table:table-cell/>
          <table:table-cell office:value-type="float" office:value="0.0841776475904" calcext:value-type="float">
            <text:p>0.08417764759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35.471063026" calcext:value-type="float">
            <text:p>135.4710630260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214" calcext:value-type="float">
            <text:p>5214</text:p>
          </table:table-cell>
          <table:table-cell/>
          <table:table-cell office:value-type="float" office:value="11824" calcext:value-type="float">
            <text:p>11824</text:p>
          </table:table-cell>
          <table:table-cell table:style-name="ce2" office:value-type="string" calcext:value-type="string">
            <text:p>16402580</text:p>
          </table:table-cell>
          <table:table-cell/>
          <table:table-cell office:value-type="float" office:value="0.0804805530585" calcext:value-type="float">
            <text:p>0.08048055306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29.521154224" calcext:value-type="float">
            <text:p>129.5211542240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216" calcext:value-type="float">
            <text:p>5216</text:p>
          </table:table-cell>
          <table:table-cell/>
          <table:table-cell office:value-type="float" office:value="12042" calcext:value-type="float">
            <text:p>12042</text:p>
          </table:table-cell>
          <table:table-cell table:style-name="ce2" office:value-type="string" calcext:value-type="string">
            <text:p>16402570</text:p>
          </table:table-cell>
          <table:table-cell/>
          <table:table-cell office:value-type="float" office:value="0.0677729293185" calcext:value-type="float">
            <text:p>0.06777292932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09.070175302" calcext:value-type="float">
            <text:p>109.0701753020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217" calcext:value-type="float">
            <text:p>5217</text:p>
          </table:table-cell>
          <table:table-cell/>
          <table:table-cell office:value-type="float" office:value="12698" calcext:value-type="float">
            <text:p>12698</text:p>
          </table:table-cell>
          <table:table-cell table:style-name="ce2" office:value-type="string" calcext:value-type="string">
            <text:p>16402560</text:p>
          </table:table-cell>
          <table:table-cell/>
          <table:table-cell office:value-type="float" office:value="0.0626340674806" calcext:value-type="float">
            <text:p>0.06263406748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00.799962295" calcext:value-type="float">
            <text:p>100.7999622950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219" calcext:value-type="float">
            <text:p>5219</text:p>
          </table:table-cell>
          <table:table-cell/>
          <table:table-cell office:value-type="float" office:value="3086" calcext:value-type="float">
            <text:p>3086</text:p>
          </table:table-cell>
          <table:table-cell table:style-name="ce2" office:value-type="string" calcext:value-type="string">
            <text:p>16402555</text:p>
          </table:table-cell>
          <table:table-cell/>
          <table:table-cell office:value-type="float" office:value="0.0624676205408" calcext:value-type="float">
            <text:p>0.06246762054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00.532091376" calcext:value-type="float">
            <text:p>100.5320913760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220" calcext:value-type="float">
            <text:p>5220</text:p>
          </table:table-cell>
          <table:table-cell/>
          <table:table-cell office:value-type="float" office:value="1799" calcext:value-type="float">
            <text:p>1799</text:p>
          </table:table-cell>
          <table:table-cell table:style-name="ce2" office:value-type="string" calcext:value-type="string">
            <text:p>16402550</text:p>
          </table:table-cell>
          <table:table-cell/>
          <table:table-cell office:value-type="float" office:value="0.0631204335775" calcext:value-type="float">
            <text:p>0.06312043358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01.582694221" calcext:value-type="float">
            <text:p>101.5826942210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221" calcext:value-type="float">
            <text:p>5221</text:p>
          </table:table-cell>
          <table:table-cell/>
          <table:table-cell office:value-type="float" office:value="4787" calcext:value-type="float">
            <text:p>4787</text:p>
          </table:table-cell>
          <table:table-cell table:style-name="ce2" office:value-type="string" calcext:value-type="string">
            <text:p>16402545</text:p>
          </table:table-cell>
          <table:table-cell/>
          <table:table-cell office:value-type="float" office:value="0.0711893007187" calcext:value-type="float">
            <text:p>0.07118930072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14.568303112" calcext:value-type="float">
            <text:p>114.5683031120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223" calcext:value-type="float">
            <text:p>5223</text:p>
          </table:table-cell>
          <table:table-cell/>
          <table:table-cell office:value-type="float" office:value="1961" calcext:value-type="float">
            <text:p>1961</text:p>
          </table:table-cell>
          <table:table-cell table:style-name="ce2" office:value-type="string" calcext:value-type="string">
            <text:p>16402540</text:p>
          </table:table-cell>
          <table:table-cell/>
          <table:table-cell office:value-type="float" office:value="0.0792561935927" calcext:value-type="float">
            <text:p>0.07925619359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27.550734723" calcext:value-type="float">
            <text:p>127.5507347230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224" calcext:value-type="float">
            <text:p>5224</text:p>
          </table:table-cell>
          <table:table-cell/>
          <table:table-cell office:value-type="float" office:value="10124" calcext:value-type="float">
            <text:p>10124</text:p>
          </table:table-cell>
          <table:table-cell table:style-name="ce2" office:value-type="string" calcext:value-type="string">
            <text:p>16402538</text:p>
          </table:table-cell>
          <table:table-cell/>
          <table:table-cell office:value-type="float" office:value="0.0531368839641" calcext:value-type="float">
            <text:p>0.05313688396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85.5156964177" calcext:value-type="float">
            <text:p>85.5156964177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226" calcext:value-type="float">
            <text:p>5226</text:p>
          </table:table-cell>
          <table:table-cell/>
          <table:table-cell office:value-type="float" office:value="8795" calcext:value-type="float">
            <text:p>8795</text:p>
          </table:table-cell>
          <table:table-cell table:style-name="ce2" office:value-type="string" calcext:value-type="string">
            <text:p>16402536</text:p>
          </table:table-cell>
          <table:table-cell/>
          <table:table-cell office:value-type="float" office:value="0.0556218571631" calcext:value-type="float">
            <text:p>0.05562185716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89.5148811241" calcext:value-type="float">
            <text:p>89.5148811241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228" calcext:value-type="float">
            <text:p>5228</text:p>
          </table:table-cell>
          <table:table-cell/>
          <table:table-cell office:value-type="float" office:value="9288" calcext:value-type="float">
            <text:p>9288</text:p>
          </table:table-cell>
          <table:table-cell table:style-name="ce2" office:value-type="string" calcext:value-type="string">
            <text:p>16402534</text:p>
          </table:table-cell>
          <table:table-cell/>
          <table:table-cell office:value-type="float" office:value="0.034704750699" calcext:value-type="float">
            <text:p>0.03470475070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55.8519940128" calcext:value-type="float">
            <text:p>55.8519940128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229" calcext:value-type="float">
            <text:p>5229</text:p>
          </table:table-cell>
          <table:table-cell/>
          <table:table-cell office:value-type="float" office:value="5465" calcext:value-type="float">
            <text:p>5465</text:p>
          </table:table-cell>
          <table:table-cell table:style-name="ce2" office:value-type="string" calcext:value-type="string">
            <text:p>17631458</text:p>
          </table:table-cell>
          <table:table-cell/>
          <table:table-cell office:value-type="float" office:value="0.0540806327106" calcext:value-type="float">
            <text:p>0.05408063271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87.0345158381" calcext:value-type="float">
            <text:p>87.0345158381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230" calcext:value-type="float">
            <text:p>5230</text:p>
          </table:table-cell>
          <table:table-cell/>
          <table:table-cell office:value-type="float" office:value="8122" calcext:value-type="float">
            <text:p>8122</text:p>
          </table:table-cell>
          <table:table-cell table:style-name="ce2" office:value-type="string" calcext:value-type="string">
            <text:p>17631455</text:p>
          </table:table-cell>
          <table:table-cell/>
          <table:table-cell office:value-type="float" office:value="0.131367310339" calcext:value-type="float">
            <text:p>0.13136731034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211.415615522" calcext:value-type="float">
            <text:p>211.4156155220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231" calcext:value-type="float">
            <text:p>5231</text:p>
          </table:table-cell>
          <table:table-cell/>
          <table:table-cell office:value-type="float" office:value="12066" calcext:value-type="float">
            <text:p>12066</text:p>
          </table:table-cell>
          <table:table-cell table:style-name="ce2" office:value-type="string" calcext:value-type="string">
            <text:p>17631450</text:p>
          </table:table-cell>
          <table:table-cell/>
          <table:table-cell office:value-type="float" office:value="0.14071103975" calcext:value-type="float">
            <text:p>0.14071103975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226.452920461" calcext:value-type="float">
            <text:p>226.4529204610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232" calcext:value-type="float">
            <text:p>5232</text:p>
          </table:table-cell>
          <table:table-cell/>
          <table:table-cell office:value-type="float" office:value="8909" calcext:value-type="float">
            <text:p>8909</text:p>
          </table:table-cell>
          <table:table-cell table:style-name="ce2" office:value-type="string" calcext:value-type="string">
            <text:p>17631445</text:p>
          </table:table-cell>
          <table:table-cell/>
          <table:table-cell office:value-type="float" office:value="0.039742812035" calcext:value-type="float">
            <text:p>0.03974281204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63.9599840116" calcext:value-type="float">
            <text:p>63.9599840116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233" calcext:value-type="float">
            <text:p>5233</text:p>
          </table:table-cell>
          <table:table-cell/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17631440</text:p>
          </table:table-cell>
          <table:table-cell/>
          <table:table-cell office:value-type="float" office:value="0.082206542815" calcext:value-type="float">
            <text:p>0.08220654282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32.298871038" calcext:value-type="float">
            <text:p>132.2988710380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234" calcext:value-type="float">
            <text:p>5234</text:p>
          </table:table-cell>
          <table:table-cell/>
          <table:table-cell office:value-type="float" office:value="1315" calcext:value-type="float">
            <text:p>1315</text:p>
          </table:table-cell>
          <table:table-cell table:style-name="ce2" office:value-type="string" calcext:value-type="string">
            <text:p>17631430</text:p>
          </table:table-cell>
          <table:table-cell/>
          <table:table-cell office:value-type="float" office:value="0.08656227008" calcext:value-type="float">
            <text:p>0.08656227008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39.308748597" calcext:value-type="float">
            <text:p>139.3087485970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235" calcext:value-type="float">
            <text:p>5235</text:p>
          </table:table-cell>
          <table:table-cell/>
          <table:table-cell office:value-type="float" office:value="6788" calcext:value-type="float">
            <text:p>6788</text:p>
          </table:table-cell>
          <table:table-cell table:style-name="ce2" office:value-type="string" calcext:value-type="string">
            <text:p>17631425</text:p>
          </table:table-cell>
          <table:table-cell/>
          <table:table-cell office:value-type="float" office:value="0.0257715460333" calcext:value-type="float">
            <text:p>0.02577154603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41.4753659302" calcext:value-type="float">
            <text:p>41.4753659302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236" calcext:value-type="float">
            <text:p>5236</text:p>
          </table:table-cell>
          <table:table-cell/>
          <table:table-cell office:value-type="float" office:value="12440" calcext:value-type="float">
            <text:p>12440</text:p>
          </table:table-cell>
          <table:table-cell table:style-name="ce2" office:value-type="string" calcext:value-type="string">
            <text:p>17631420</text:p>
          </table:table-cell>
          <table:table-cell/>
          <table:table-cell office:value-type="float" office:value="0.107992486963" calcext:value-type="float">
            <text:p>0.10799248696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73.797408535" calcext:value-type="float">
            <text:p>173.7974085350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237" calcext:value-type="float">
            <text:p>5237</text:p>
          </table:table-cell>
          <table:table-cell/>
          <table:table-cell office:value-type="float" office:value="8590" calcext:value-type="float">
            <text:p>8590</text:p>
          </table:table-cell>
          <table:table-cell table:style-name="ce2" office:value-type="string" calcext:value-type="string">
            <text:p>17631415</text:p>
          </table:table-cell>
          <table:table-cell/>
          <table:table-cell office:value-type="float" office:value="0.0308949346163" calcext:value-type="float">
            <text:p>0.03089493462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49.7206770964" calcext:value-type="float">
            <text:p>49.7206770964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603" calcext:value-type="float">
            <text:p>5603</text:p>
          </table:table-cell>
          <table:table-cell/>
          <table:table-cell office:value-type="float" office:value="2165" calcext:value-type="float">
            <text:p>2165</text:p>
          </table:table-cell>
          <table:table-cell table:style-name="ce2" office:value-type="string" calcext:value-type="string">
            <text:p>15785090</text:p>
          </table:table-cell>
          <table:table-cell/>
          <table:table-cell office:value-type="float" office:value="0.0539732515883" calcext:value-type="float">
            <text:p>0.05397325159</text:p>
          </table:table-cell>
          <table:table-cell office:value-type="string" calcext:value-type="string">
            <text:p>Contraflow Bike Lane</text:p>
          </table:table-cell>
          <table:table-cell/>
          <table:table-cell office:value-type="float" office:value="86.8617023275" calcext:value-type="float">
            <text:p>86.861702327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607" calcext:value-type="float">
            <text:p>5607</text:p>
          </table:table-cell>
          <table:table-cell/>
          <table:table-cell office:value-type="float" office:value="10776" calcext:value-type="float">
            <text:p>10776</text:p>
          </table:table-cell>
          <table:table-cell table:style-name="ce2" office:value-type="string" calcext:value-type="string">
            <text:p>20130015</text:p>
          </table:table-cell>
          <table:table-cell/>
          <table:table-cell office:value-type="float" office:value="0.0984591885975" calcext:value-type="float">
            <text:p>0.09845918860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58.455021324" calcext:value-type="float">
            <text:p>158.45502132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608" calcext:value-type="float">
            <text:p>5608</text:p>
          </table:table-cell>
          <table:table-cell/>
          <table:table-cell office:value-type="float" office:value="4528" calcext:value-type="float">
            <text:p>4528</text:p>
          </table:table-cell>
          <table:table-cell table:style-name="ce2" office:value-type="string" calcext:value-type="string">
            <text:p>30130009</text:p>
          </table:table-cell>
          <table:table-cell/>
          <table:table-cell office:value-type="float" office:value="0.0167588177239" calcext:value-type="float">
            <text:p>0.01675881772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26.9707566926" calcext:value-type="float">
            <text:p>26.97075669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609" calcext:value-type="float">
            <text:p>5609</text:p>
          </table:table-cell>
          <table:table-cell/>
          <table:table-cell office:value-type="float" office:value="3180" calcext:value-type="float">
            <text:p>3180</text:p>
          </table:table-cell>
          <table:table-cell table:style-name="ce2" office:value-type="string" calcext:value-type="string">
            <text:p>30130010</text:p>
          </table:table-cell>
          <table:table-cell/>
          <table:table-cell office:value-type="float" office:value="0.097017132615" calcext:value-type="float">
            <text:p>0.09701713262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56.13425254" calcext:value-type="float">
            <text:p>156.1342525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610" calcext:value-type="float">
            <text:p>5610</text:p>
          </table:table-cell>
          <table:table-cell/>
          <table:table-cell office:value-type="float" office:value="12158" calcext:value-type="float">
            <text:p>12158</text:p>
          </table:table-cell>
          <table:table-cell table:style-name="ce2" office:value-type="string" calcext:value-type="string">
            <text:p>14004205</text:p>
          </table:table-cell>
          <table:table-cell/>
          <table:table-cell office:value-type="float" office:value="0.103340199372" calcext:value-type="float">
            <text:p>0.10334019937</text:p>
          </table:table-cell>
          <table:table-cell office:value-type="string" calcext:value-type="string">
            <text:p>Bus/Bike Lane</text:p>
          </table:table-cell>
          <table:table-cell/>
          <table:table-cell office:value-type="float" office:value="166.310262439" calcext:value-type="float">
            <text:p>166.310262439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611" calcext:value-type="float">
            <text:p>5611</text:p>
          </table:table-cell>
          <table:table-cell/>
          <table:table-cell office:value-type="float" office:value="13281" calcext:value-type="float">
            <text:p>13281</text:p>
          </table:table-cell>
          <table:table-cell table:style-name="ce2" office:value-type="string" calcext:value-type="string">
            <text:p>14004210</text:p>
          </table:table-cell>
          <table:table-cell/>
          <table:table-cell office:value-type="float" office:value="0.0849165358156" calcext:value-type="float">
            <text:p>0.08491653582</text:p>
          </table:table-cell>
          <table:table-cell office:value-type="string" calcext:value-type="string">
            <text:p>Bus/Bike Lane</text:p>
          </table:table-cell>
          <table:table-cell/>
          <table:table-cell office:value-type="float" office:value="136.660190736" calcext:value-type="float">
            <text:p>136.660190736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612" calcext:value-type="float">
            <text:p>5612</text:p>
          </table:table-cell>
          <table:table-cell/>
          <table:table-cell office:value-type="float" office:value="2176" calcext:value-type="float">
            <text:p>2176</text:p>
          </table:table-cell>
          <table:table-cell table:style-name="ce2" office:value-type="string" calcext:value-type="string">
            <text:p>14004220</text:p>
          </table:table-cell>
          <table:table-cell/>
          <table:table-cell office:value-type="float" office:value="0.0690037705524" calcext:value-type="float">
            <text:p>0.06900377055</text:p>
          </table:table-cell>
          <table:table-cell office:value-type="string" calcext:value-type="string">
            <text:p>Bus/Bike Lane</text:p>
          </table:table-cell>
          <table:table-cell/>
          <table:table-cell office:value-type="float" office:value="111.051026218" calcext:value-type="float">
            <text:p>111.051026218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613" calcext:value-type="float">
            <text:p>5613</text:p>
          </table:table-cell>
          <table:table-cell/>
          <table:table-cell office:value-type="float" office:value="10152" calcext:value-type="float">
            <text:p>10152</text:p>
          </table:table-cell>
          <table:table-cell table:style-name="ce2" office:value-type="string" calcext:value-type="string">
            <text:p>14004230</text:p>
          </table:table-cell>
          <table:table-cell/>
          <table:table-cell office:value-type="float" office:value="0" calcext:value-type="float">
            <text:p>0.00000000000</text:p>
          </table:table-cell>
          <table:table-cell office:value-type="string" calcext:value-type="string">
            <text:p>Bus/Bike Lane</text:p>
          </table:table-cell>
          <table:table-cell/>
          <table:table-cell office:value-type="float" office:value="108.532726763" calcext:value-type="float">
            <text:p>108.532726763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SEGID- 97</text:p>
          </table:table-cell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21982133</text:p>
          </table:table-cell>
          <table:table-cell office:value-type="string" calcext:value-type="string">
            <text:p>In Bound</text:p>
          </table:table-cell>
          <table:table-cell office:value-type="float" office:value="0.0340512392907" calcext:value-type="float">
            <text:p>0.0340512392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</text:p>
          </table:table-cell>
          <table:table-cell office:value-type="float" office:value="54.8002672456" calcext:value-type="float">
            <text:p>54.8002672456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SEGID- 10512</text:p>
          </table:table-cell>
          <table:table-cell office:value-type="float" office:value="10512" calcext:value-type="float">
            <text:p>10512</text:p>
          </table:table-cell>
          <table:table-cell table:style-name="ce2" office:value-type="string" calcext:value-type="string">
            <text:p>21982137</text:p>
          </table:table-cell>
          <table:table-cell office:value-type="string" calcext:value-type="string">
            <text:p>In Bound</text:p>
          </table:table-cell>
          <table:table-cell office:value-type="float" office:value="0.0522513907914" calcext:value-type="float">
            <text:p>0.0522513907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</text:p>
          </table:table-cell>
          <table:table-cell office:value-type="float" office:value="84.0906304431" calcext:value-type="float">
            <text:p>84.0906304431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SEGID- 8314</text:p>
          </table:table-cell>
          <table:table-cell office:value-type="float" office:value="8314" calcext:value-type="float">
            <text:p>8314</text:p>
          </table:table-cell>
          <table:table-cell table:style-name="ce2" office:value-type="string" calcext:value-type="string">
            <text:p>21982140</text:p>
          </table:table-cell>
          <table:table-cell/>
          <table:table-cell office:value-type="float" office:value="0.0505236361833" calcext:value-type="float">
            <text:p>0.05052363618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</text:p>
          </table:table-cell>
          <table:table-cell office:value-type="float" office:value="81.31007337" calcext:value-type="float">
            <text:p>81.31007337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SEGID- 6374</text:p>
          </table:table-cell>
          <table:table-cell office:value-type="float" office:value="6374" calcext:value-type="float">
            <text:p>6374</text:p>
          </table:table-cell>
          <table:table-cell table:style-name="ce2" office:value-type="string" calcext:value-type="string">
            <text:p>21982145</text:p>
          </table:table-cell>
          <table:table-cell/>
          <table:table-cell office:value-type="float" office:value="0.0507069064543" calcext:value-type="float">
            <text:p>0.05070690645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</text:p>
          </table:table-cell>
          <table:table-cell office:value-type="float" office:value="81.6050188708" calcext:value-type="float">
            <text:p>81.6050188708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SEGID- 12201</text:p>
          </table:table-cell>
          <table:table-cell office:value-type="float" office:value="12201" calcext:value-type="float">
            <text:p>12201</text:p>
          </table:table-cell>
          <table:table-cell table:style-name="ce2" office:value-type="string" calcext:value-type="string">
            <text:p>21982150</text:p>
          </table:table-cell>
          <table:table-cell/>
          <table:table-cell office:value-type="float" office:value="0.0799322453326" calcext:value-type="float">
            <text:p>0.0799322453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public input</text:p>
          </table:table-cell>
          <table:table-cell office:value-type="float" office:value="128.63873671" calcext:value-type="float">
            <text:p>128.63873671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SEGID- 8338</text:p>
          </table:table-cell>
          <table:table-cell office:value-type="float" office:value="8338" calcext:value-type="float">
            <text:p>8338</text:p>
          </table:table-cell>
          <table:table-cell table:style-name="ce2" office:value-type="string" calcext:value-type="string">
            <text:p>21982160</text:p>
          </table:table-cell>
          <table:table-cell/>
          <table:table-cell office:value-type="float" office:value="0.0505042649878" calcext:value-type="float">
            <text:p>0.0505042649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public input</text:p>
          </table:table-cell>
          <table:table-cell office:value-type="float" office:value="81.2788983903" calcext:value-type="float">
            <text:p>81.2788983903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SEGID- 1375</text:p>
          </table:table-cell>
          <table:table-cell office:value-type="float" office:value="1375" calcext:value-type="float">
            <text:p>1375</text:p>
          </table:table-cell>
          <table:table-cell table:style-name="ce2" office:value-type="string" calcext:value-type="string">
            <text:p>21982165</text:p>
          </table:table-cell>
          <table:table-cell/>
          <table:table-cell office:value-type="float" office:value="0.0278021968991" calcext:value-type="float">
            <text:p>0.0278021969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public input</text:p>
          </table:table-cell>
          <table:table-cell office:value-type="float" office:value="44.7433882531" calcext:value-type="float">
            <text:p>44.74338825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SEGID- 7578</text:p>
          </table:table-cell>
          <table:table-cell office:value-type="float" office:value="7578" calcext:value-type="float">
            <text:p>7578</text:p>
          </table:table-cell>
          <table:table-cell table:style-name="ce2" office:value-type="string" calcext:value-type="string">
            <text:p>21982175</text:p>
          </table:table-cell>
          <table:table-cell/>
          <table:table-cell office:value-type="float" office:value="0.0471273831479" calcext:value-type="float">
            <text:p>0.04712738315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public input</text:p>
          </table:table-cell>
          <table:table-cell office:value-type="float" office:value="75.8443229934" calcext:value-type="float">
            <text:p>75.84432299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SEGID- 941</text:p>
          </table:table-cell>
          <table:table-cell office:value-type="float" office:value="941" calcext:value-type="float">
            <text:p>941</text:p>
          </table:table-cell>
          <table:table-cell table:style-name="ce2" office:value-type="string" calcext:value-type="string">
            <text:p>21982183</text:p>
          </table:table-cell>
          <table:table-cell/>
          <table:table-cell office:value-type="float" office:value="0.0467679622103" calcext:value-type="float">
            <text:p>0.04676796221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public input</text:p>
          </table:table-cell>
          <table:table-cell office:value-type="float" office:value="75.2658899072" calcext:value-type="float">
            <text:p>75.26588990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SEGID- 11585</text:p>
          </table:table-cell>
          <table:table-cell office:value-type="float" office:value="11585" calcext:value-type="float">
            <text:p>11585</text:p>
          </table:table-cell>
          <table:table-cell table:style-name="ce2" office:value-type="string" calcext:value-type="string">
            <text:p>21982187</text:p>
          </table:table-cell>
          <table:table-cell/>
          <table:table-cell office:value-type="float" office:value="0.0467491784072" calcext:value-type="float">
            <text:p>0.04674917841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public input</text:p>
          </table:table-cell>
          <table:table-cell office:value-type="float" office:value="75.2356602458" calcext:value-type="float">
            <text:p>75.235660245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SEGID- 10725</text:p>
          </table:table-cell>
          <table:table-cell office:value-type="float" office:value="10725" calcext:value-type="float">
            <text:p>10725</text:p>
          </table:table-cell>
          <table:table-cell table:style-name="ce2" office:value-type="string" calcext:value-type="string">
            <text:p>21982190</text:p>
          </table:table-cell>
          <table:table-cell/>
          <table:table-cell office:value-type="float" office:value="0.0557783644518" calcext:value-type="float">
            <text:p>0.05577836445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public input</text:p>
          </table:table-cell>
          <table:table-cell office:value-type="float" office:value="89.7667556938" calcext:value-type="float">
            <text:p>89.76675569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SEGID- 6562</text:p>
          </table:table-cell>
          <table:table-cell office:value-type="float" office:value="6562" calcext:value-type="float">
            <text:p>6562</text:p>
          </table:table-cell>
          <table:table-cell table:style-name="ce2" office:value-type="string" calcext:value-type="string">
            <text:p>21982205</text:p>
          </table:table-cell>
          <table:table-cell/>
          <table:table-cell office:value-type="float" office:value="0.0578255516802" calcext:value-type="float">
            <text:p>0.05782555168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public input</text:p>
          </table:table-cell>
          <table:table-cell office:value-type="float" office:value="93.0613907659" calcext:value-type="float">
            <text:p>93.061390765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SEGID- 6024</text:p>
          </table:table-cell>
          <table:table-cell office:value-type="float" office:value="6024" calcext:value-type="float">
            <text:p>6024</text:p>
          </table:table-cell>
          <table:table-cell table:style-name="ce2" office:value-type="string" calcext:value-type="string">
            <text:p>20490005</text:p>
          </table:table-cell>
          <table:table-cell/>
          <table:table-cell office:value-type="float" office:value="0.0241278051029" calcext:value-type="float">
            <text:p>0.02412780510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ADC rec route</text:p>
          </table:table-cell>
          <table:table-cell office:value-type="float" office:value="38.8300160356" calcext:value-type="float">
            <text:p>38.8300160356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SEGID- 12506</text:p>
          </table:table-cell>
          <table:table-cell office:value-type="float" office:value="12506" calcext:value-type="float">
            <text:p>12506</text:p>
          </table:table-cell>
          <table:table-cell table:style-name="ce2" office:value-type="string" calcext:value-type="string">
            <text:p>20490010</text:p>
          </table:table-cell>
          <table:table-cell/>
          <table:table-cell office:value-type="float" office:value="0.0760497042732" calcext:value-type="float">
            <text:p>0.07604970427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ADC rec route</text:p>
          </table:table-cell>
          <table:table-cell office:value-type="float" office:value="122.390380055" calcext:value-type="float">
            <text:p>122.390380055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SEGID- 9005</text:p>
          </table:table-cell>
          <table:table-cell office:value-type="float" office:value="9005" calcext:value-type="float">
            <text:p>9005</text:p>
          </table:table-cell>
          <table:table-cell table:style-name="ce2" office:value-type="string" calcext:value-type="string">
            <text:p>20490020</text:p>
          </table:table-cell>
          <table:table-cell/>
          <table:table-cell office:value-type="float" office:value="0.051095492487" calcext:value-type="float">
            <text:p>0.05109549249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ADC rec route</text:p>
          </table:table-cell>
          <table:table-cell office:value-type="float" office:value="82.2303887218" calcext:value-type="float">
            <text:p>82.2303887218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SEGID- 2913</text:p>
          </table:table-cell>
          <table:table-cell office:value-type="float" office:value="2913" calcext:value-type="float">
            <text:p>2913</text:p>
          </table:table-cell>
          <table:table-cell table:style-name="ce2" office:value-type="string" calcext:value-type="string">
            <text:p>20490025</text:p>
          </table:table-cell>
          <table:table-cell/>
          <table:table-cell office:value-type="float" office:value="0.0487653144003" calcext:value-type="float">
            <text:p>0.04876531440</text:p>
          </table:table-cell>
          <table:table-cell office:value-type="string" calcext:value-type="string">
            <text:p>Climbing Lane</text:p>
          </table:table-cell>
          <table:table-cell office:value-type="string" calcext:value-type="string">
            <text:p>ADC rec route</text:p>
          </table:table-cell>
          <table:table-cell office:value-type="float" office:value="78.4803230989" calcext:value-type="float">
            <text:p>78.4803230989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SEGID- 5260</text:p>
          </table:table-cell>
          <table:table-cell office:value-type="float" office:value="5260" calcext:value-type="float">
            <text:p>5260</text:p>
          </table:table-cell>
          <table:table-cell table:style-name="ce2" office:value-type="string" calcext:value-type="string">
            <text:p>20490030</text:p>
          </table:table-cell>
          <table:table-cell/>
          <table:table-cell office:value-type="float" office:value="0.0473857279351" calcext:value-type="float">
            <text:p>0.04738572794</text:p>
          </table:table-cell>
          <table:table-cell office:value-type="string" calcext:value-type="string">
            <text:p>Climbing Lane</text:p>
          </table:table-cell>
          <table:table-cell office:value-type="string" calcext:value-type="string">
            <text:p>ADC rec route</text:p>
          </table:table-cell>
          <table:table-cell office:value-type="float" office:value="76.2600894582" calcext:value-type="float">
            <text:p>76.2600894582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SEGID- 5625</text:p>
          </table:table-cell>
          <table:table-cell office:value-type="float" office:value="5625" calcext:value-type="float">
            <text:p>5625</text:p>
          </table:table-cell>
          <table:table-cell table:style-name="ce2" office:value-type="string" calcext:value-type="string">
            <text:p>20490040</text:p>
          </table:table-cell>
          <table:table-cell/>
          <table:table-cell office:value-type="float" office:value="0.050312567964" calcext:value-type="float">
            <text:p>0.05031256796</text:p>
          </table:table-cell>
          <table:table-cell office:value-type="string" calcext:value-type="string">
            <text:p>Climbing Lane</text:p>
          </table:table-cell>
          <table:table-cell office:value-type="string" calcext:value-type="string">
            <text:p>ADC rec route</text:p>
          </table:table-cell>
          <table:table-cell office:value-type="float" office:value="80.9703913182" calcext:value-type="float">
            <text:p>80.9703913182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SEGID- 3638</text:p>
          </table:table-cell>
          <table:table-cell office:value-type="float" office:value="3638" calcext:value-type="float">
            <text:p>3638</text:p>
          </table:table-cell>
          <table:table-cell table:style-name="ce2" office:value-type="string" calcext:value-type="string">
            <text:p>20490050</text:p>
          </table:table-cell>
          <table:table-cell/>
          <table:table-cell office:value-type="float" office:value="0.103509318399" calcext:value-type="float">
            <text:p>0.10350931840</text:p>
          </table:table-cell>
          <table:table-cell office:value-type="string" calcext:value-type="string">
            <text:p>Climbing Lane</text:p>
          </table:table-cell>
          <table:table-cell office:value-type="string" calcext:value-type="string">
            <text:p>ADC rec route</text:p>
          </table:table-cell>
          <table:table-cell office:value-type="float" office:value="166.582433674" calcext:value-type="float">
            <text:p>166.582433674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SEGID- 6455</text:p>
          </table:table-cell>
          <table:table-cell office:value-type="float" office:value="6455" calcext:value-type="float">
            <text:p>6455</text:p>
          </table:table-cell>
          <table:table-cell table:style-name="ce2" office:value-type="string" calcext:value-type="string">
            <text:p>22535140</text:p>
          </table:table-cell>
          <table:table-cell/>
          <table:table-cell office:value-type="float" office:value="0.0516875518436" calcext:value-type="float">
            <text:p>0.05168755184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83.1832178007" calcext:value-type="float">
            <text:p>83.1832178007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SEGID- 6727</text:p>
          </table:table-cell>
          <table:table-cell office:value-type="float" office:value="6727" calcext:value-type="float">
            <text:p>6727</text:p>
          </table:table-cell>
          <table:table-cell table:style-name="ce2" office:value-type="string" calcext:value-type="string">
            <text:p>22535143</text:p>
          </table:table-cell>
          <table:table-cell/>
          <table:table-cell office:value-type="float" office:value="0.0522388440499" calcext:value-type="float">
            <text:p>0.05223884405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84.0704383796" calcext:value-type="float">
            <text:p>84.0704383796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SEGID- 1884</text:p>
          </table:table-cell>
          <table:table-cell office:value-type="float" office:value="1884" calcext:value-type="float">
            <text:p>1884</text:p>
          </table:table-cell>
          <table:table-cell table:style-name="ce2" office:value-type="string" calcext:value-type="string">
            <text:p>17416000</text:p>
          </table:table-cell>
          <table:table-cell/>
          <table:table-cell office:value-type="float" office:value="0.167556678994" calcext:value-type="float">
            <text:p>0.16755667899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269.656875312" calcext:value-type="float">
            <text:p>269.6568753120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SEGID- 5470</text:p>
          </table:table-cell>
          <table:table-cell office:value-type="float" office:value="5470" calcext:value-type="float">
            <text:p>5470</text:p>
          </table:table-cell>
          <table:table-cell table:style-name="ce2" office:value-type="string" calcext:value-type="string">
            <text:p>17416015</text:p>
          </table:table-cell>
          <table:table-cell office:value-type="string" calcext:value-type="string">
            <text:p>Out Bound</text:p>
          </table:table-cell>
          <table:table-cell office:value-type="float" office:value="0.100780813577" calcext:value-type="float">
            <text:p>0.10078081358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162.191322029" calcext:value-type="float">
            <text:p>162.191322029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SEGID- 1974</text:p>
          </table:table-cell>
          <table:table-cell office:value-type="float" office:value="1974" calcext:value-type="float">
            <text:p>1974</text:p>
          </table:table-cell>
          <table:table-cell table:style-name="ce2" office:value-type="string" calcext:value-type="string">
            <text:p>17416030</text:p>
          </table:table-cell>
          <table:table-cell office:value-type="string" calcext:value-type="string">
            <text:p>Out Bound</text:p>
          </table:table-cell>
          <table:table-cell office:value-type="float" office:value="0.0534444383157" calcext:value-type="float">
            <text:p>0.0534444383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86.010658158" calcext:value-type="float">
            <text:p>86.010658158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SEGID- 5563</text:p>
          </table:table-cell>
          <table:table-cell office:value-type="float" office:value="5563" calcext:value-type="float">
            <text:p>5563</text:p>
          </table:table-cell>
          <table:table-cell table:style-name="ce2" office:value-type="string" calcext:value-type="string">
            <text:p>17416040</text:p>
          </table:table-cell>
          <table:table-cell office:value-type="string" calcext:value-type="string">
            <text:p>Out Bound</text:p>
          </table:table-cell>
          <table:table-cell office:value-type="float" office:value="0.0642811872255" calcext:value-type="float">
            <text:p>0.0642811872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103.450749876" calcext:value-type="float">
            <text:p>103.450749876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SEGID- 12634</text:p>
          </table:table-cell>
          <table:table-cell office:value-type="float" office:value="12634" calcext:value-type="float">
            <text:p>12634</text:p>
          </table:table-cell>
          <table:table-cell table:style-name="ce2" office:value-type="string" calcext:value-type="string">
            <text:p>27416000</text:p>
          </table:table-cell>
          <table:table-cell/>
          <table:table-cell office:value-type="float" office:value="0.0276873753254" calcext:value-type="float">
            <text:p>0.02768737533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44.5586004729" calcext:value-type="float">
            <text:p>44.5586004729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SEGID- 10197</text:p>
          </table:table-cell>
          <table:table-cell office:value-type="float" office:value="10197" calcext:value-type="float">
            <text:p>10197</text:p>
          </table:table-cell>
          <table:table-cell table:style-name="ce2" office:value-type="string" calcext:value-type="string">
            <text:p>27416005</text:p>
          </table:table-cell>
          <table:table-cell/>
          <table:table-cell office:value-type="float" office:value="0.107078137118" calcext:value-type="float">
            <text:p>0.10707813712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72.325902154" calcext:value-type="float">
            <text:p>172.3259021540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SEGID- 1328</text:p>
          </table:table-cell>
          <table:table-cell office:value-type="float" office:value="1328" calcext:value-type="float">
            <text:p>1328</text:p>
          </table:table-cell>
          <table:table-cell table:style-name="ce2" office:value-type="string" calcext:value-type="string">
            <text:p>27416010</text:p>
          </table:table-cell>
          <table:table-cell/>
          <table:table-cell office:value-type="float" office:value="0.117316188734" calcext:value-type="float">
            <text:p>0.11731618873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88.802482048" calcext:value-type="float">
            <text:p>188.8024820480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SEGID- 6685</text:p>
          </table:table-cell>
          <table:table-cell office:value-type="float" office:value="6685" calcext:value-type="float">
            <text:p>6685</text:p>
          </table:table-cell>
          <table:table-cell table:style-name="ce2" office:value-type="string" calcext:value-type="string">
            <text:p>27416015</text:p>
          </table:table-cell>
          <table:table-cell/>
          <table:table-cell office:value-type="float" office:value="0.0463921235989" calcext:value-type="float">
            <text:p>0.0463921236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route</text:p>
          </table:table-cell>
          <table:table-cell office:value-type="float" office:value="74.6610350832" calcext:value-type="float">
            <text:p>74.6610350832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SEGID- 3321</text:p>
          </table:table-cell>
          <table:table-cell office:value-type="float" office:value="3321" calcext:value-type="float">
            <text:p>3321</text:p>
          </table:table-cell>
          <table:table-cell table:style-name="ce2" office:value-type="string" calcext:value-type="string">
            <text:p>27416020</text:p>
          </table:table-cell>
          <table:table-cell/>
          <table:table-cell office:value-type="float" office:value="0.0795983373797" calcext:value-type="float">
            <text:p>0.07959833738</text:p>
          </table:table-cell>
          <table:table-cell office:value-type="string" calcext:value-type="string">
            <text:p>Contraflow Bike Lane</text:p>
          </table:table-cell>
          <table:table-cell office:value-type="string" calcext:value-type="string">
            <text:p>existing bike route</text:p>
          </table:table-cell>
          <table:table-cell office:value-type="float" office:value="128.101362875" calcext:value-type="float">
            <text:p>128.1013628750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SEGID- 12653</text:p>
          </table:table-cell>
          <table:table-cell office:value-type="float" office:value="12653" calcext:value-type="float">
            <text:p>12653</text:p>
          </table:table-cell>
          <table:table-cell table:style-name="ce2" office:value-type="string" calcext:value-type="string">
            <text:p>27416030</text:p>
          </table:table-cell>
          <table:table-cell/>
          <table:table-cell office:value-type="float" office:value="0.0454908334192" calcext:value-type="float">
            <text:p>0.04549083342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73.2105462393" calcext:value-type="float">
            <text:p>73.2105462393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SEGID- 2889</text:p>
          </table:table-cell>
          <table:table-cell office:value-type="float" office:value="2889" calcext:value-type="float">
            <text:p>2889</text:p>
          </table:table-cell>
          <table:table-cell table:style-name="ce2" office:value-type="string" calcext:value-type="string">
            <text:p>18573020</text:p>
          </table:table-cell>
          <table:table-cell/>
          <table:table-cell office:value-type="float" office:value="0.0146609755363" calcext:value-type="float">
            <text:p>0.01466097554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23.5946002027" calcext:value-type="float">
            <text:p>23.5946002027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Either complete experiment or grind out the lanes</text:p>
          </table:table-cell>
          <table:table-cell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SEGID- 3715</text:p>
          </table:table-cell>
          <table:table-cell office:value-type="float" office:value="3715" calcext:value-type="float">
            <text:p>3715</text:p>
          </table:table-cell>
          <table:table-cell table:style-name="ce2" office:value-type="string" calcext:value-type="string">
            <text:p>18573023</text:p>
          </table:table-cell>
          <table:table-cell/>
          <table:table-cell office:value-type="float" office:value="0.0236705243615" calcext:value-type="float">
            <text:p>0.02367052436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38.0940925461" calcext:value-type="float">
            <text:p>38.094092546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Either complete experiment or grind out the lanes</text:p>
          </table:table-cell>
          <table:table-cell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SEGID- 12597</text:p>
          </table:table-cell>
          <table:table-cell office:value-type="float" office:value="12597" calcext:value-type="float">
            <text:p>12597</text:p>
          </table:table-cell>
          <table:table-cell table:style-name="ce2" office:value-type="string" calcext:value-type="string">
            <text:p>18573030</text:p>
          </table:table-cell>
          <table:table-cell/>
          <table:table-cell office:value-type="float" office:value="0.0303991832823" calcext:value-type="float">
            <text:p>0.03039918328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48.922841066" calcext:value-type="float">
            <text:p>48.922841066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Either complete experiment or grind out the lanes</text:p>
          </table:table-cell>
          <table:table-cell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SEGID- 7777</text:p>
          </table:table-cell>
          <table:table-cell office:value-type="float" office:value="7777" calcext:value-type="float">
            <text:p>7777</text:p>
          </table:table-cell>
          <table:table-cell table:style-name="ce2" office:value-type="string" calcext:value-type="string">
            <text:p>18573035</text:p>
          </table:table-cell>
          <table:table-cell/>
          <table:table-cell office:value-type="float" office:value="0.00956186279359" calcext:value-type="float">
            <text:p>0.00956186279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5.3883572924" calcext:value-type="float">
            <text:p>15.3883572924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Either complete experiment or grind out the lanes</text:p>
          </table:table-cell>
          <table:table-cell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SEGID- 12028</text:p>
          </table:table-cell>
          <table:table-cell office:value-type="float" office:value="12028" calcext:value-type="float">
            <text:p>12028</text:p>
          </table:table-cell>
          <table:table-cell table:style-name="ce2" office:value-type="string" calcext:value-type="string">
            <text:p>18612265</text:p>
          </table:table-cell>
          <table:table-cell/>
          <table:table-cell office:value-type="float" office:value="0.153327292621" calcext:value-type="float">
            <text:p>0.1533272926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, ADC rec route</text:p>
          </table:table-cell>
          <table:table-cell office:value-type="float" office:value="246.756851929" calcext:value-type="float">
            <text:p>246.756851929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SEGID- 10217</text:p>
          </table:table-cell>
          <table:table-cell office:value-type="float" office:value="10217" calcext:value-type="float">
            <text:p>10217</text:p>
          </table:table-cell>
          <table:table-cell table:style-name="ce2" office:value-type="string" calcext:value-type="string">
            <text:p>18612270</text:p>
          </table:table-cell>
          <table:table-cell/>
          <table:table-cell office:value-type="float" office:value="0.148437496988" calcext:value-type="float">
            <text:p>0.1484374969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, ADC rec route</text:p>
          </table:table-cell>
          <table:table-cell office:value-type="float" office:value="238.887472927" calcext:value-type="float">
            <text:p>238.887472927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SEGID- 6108</text:p>
          </table:table-cell>
          <table:table-cell office:value-type="float" office:value="6108" calcext:value-type="float">
            <text:p>6108</text:p>
          </table:table-cell>
          <table:table-cell table:style-name="ce2" office:value-type="string" calcext:value-type="string">
            <text:p>18612285</text:p>
          </table:table-cell>
          <table:table-cell/>
          <table:table-cell office:value-type="float" office:value="0.0499713673958" calcext:value-type="float">
            <text:p>0.0499713674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, ADC rec route</text:p>
          </table:table-cell>
          <table:table-cell office:value-type="float" office:value="80.4212811327" calcext:value-type="float">
            <text:p>80.4212811327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SEGID- 1670</text:p>
          </table:table-cell>
          <table:table-cell office:value-type="float" office:value="1670" calcext:value-type="float">
            <text:p>1670</text:p>
          </table:table-cell>
          <table:table-cell table:style-name="ce2" office:value-type="string" calcext:value-type="string">
            <text:p>18612290</text:p>
          </table:table-cell>
          <table:table-cell/>
          <table:table-cell office:value-type="float" office:value="0.162866350777" calcext:value-type="float">
            <text:p>0.16286635078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, ADC rec route</text:p>
          </table:table-cell>
          <table:table-cell office:value-type="float" office:value="262.108508642" calcext:value-type="float">
            <text:p>262.108508642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SEGID- 4236</text:p>
          </table:table-cell>
          <table:table-cell office:value-type="float" office:value="4236" calcext:value-type="float">
            <text:p>4236</text:p>
          </table:table-cell>
          <table:table-cell table:style-name="ce2" office:value-type="string" calcext:value-type="string">
            <text:p>18612300</text:p>
          </table:table-cell>
          <table:table-cell/>
          <table:table-cell office:value-type="float" office:value="0.138793834016" calcext:value-type="float">
            <text:p>0.1387938340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, ADC rec route</text:p>
          </table:table-cell>
          <table:table-cell office:value-type="float" office:value="223.367470746" calcext:value-type="float">
            <text:p>223.367470746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SEGID- 5541</text:p>
          </table:table-cell>
          <table:table-cell office:value-type="float" office:value="5541" calcext:value-type="float">
            <text:p>5541</text:p>
          </table:table-cell>
          <table:table-cell table:style-name="ce2" office:value-type="string" calcext:value-type="string">
            <text:p>18612305</text:p>
          </table:table-cell>
          <table:table-cell/>
          <table:table-cell office:value-type="float" office:value="0.203152202153" calcext:value-type="float">
            <text:p>0.20315220215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, ADC rec route</text:p>
          </table:table-cell>
          <table:table-cell office:value-type="float" office:value="326.942431507" calcext:value-type="float">
            <text:p>326.942431507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SEGID- 3963</text:p>
          </table:table-cell>
          <table:table-cell office:value-type="float" office:value="3963" calcext:value-type="float">
            <text:p>3963</text:p>
          </table:table-cell>
          <table:table-cell table:style-name="ce2" office:value-type="string" calcext:value-type="string">
            <text:p>22691030</text:p>
          </table:table-cell>
          <table:table-cell office:value-type="string" calcext:value-type="string">
            <text:p>Out Bound</text:p>
          </table:table-cell>
          <table:table-cell office:value-type="float" office:value="0.0786913169258" calcext:value-type="float">
            <text:p>0.0786913169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26.64165203" calcext:value-type="float">
            <text:p>126.64165203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SEGID- 11791</text:p>
          </table:table-cell>
          <table:table-cell office:value-type="float" office:value="11791" calcext:value-type="float">
            <text:p>11791</text:p>
          </table:table-cell>
          <table:table-cell table:style-name="ce2" office:value-type="string" calcext:value-type="string">
            <text:p>22691040</text:p>
          </table:table-cell>
          <table:table-cell office:value-type="string" calcext:value-type="string">
            <text:p>Out Bound</text:p>
          </table:table-cell>
          <table:table-cell office:value-type="float" office:value="0.0575391469191" calcext:value-type="float">
            <text:p>0.0575391469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92.6004660603" calcext:value-type="float">
            <text:p>92.6004660603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SEGID- 13085</text:p>
          </table:table-cell>
          <table:table-cell office:value-type="float" office:value="13085" calcext:value-type="float">
            <text:p>13085</text:p>
          </table:table-cell>
          <table:table-cell table:style-name="ce2" office:value-type="string" calcext:value-type="string">
            <text:p>22691050</text:p>
          </table:table-cell>
          <table:table-cell office:value-type="string" calcext:value-type="string">
            <text:p>Out Bound</text:p>
          </table:table-cell>
          <table:table-cell office:value-type="float" office:value="0.0572095923557" calcext:value-type="float">
            <text:p>0.05720959236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92.0700983403" calcext:value-type="float">
            <text:p>92.0700983403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SEGID- 7693</text:p>
          </table:table-cell>
          <table:table-cell office:value-type="float" office:value="7693" calcext:value-type="float">
            <text:p>7693</text:p>
          </table:table-cell>
          <table:table-cell table:style-name="ce2" office:value-type="string" calcext:value-type="string">
            <text:p>22691060</text:p>
          </table:table-cell>
          <table:table-cell office:value-type="string" calcext:value-type="string">
            <text:p>Out Bound</text:p>
          </table:table-cell>
          <table:table-cell office:value-type="float" office:value="0.0970318123277" calcext:value-type="float">
            <text:p>0.0970318123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56.157877294" calcext:value-type="float">
            <text:p>156.157877294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SEGID- 5304</text:p>
          </table:table-cell>
          <table:table-cell office:value-type="float" office:value="5304" calcext:value-type="float">
            <text:p>5304</text:p>
          </table:table-cell>
          <table:table-cell table:style-name="ce2" office:value-type="string" calcext:value-type="string">
            <text:p>22691065</text:p>
          </table:table-cell>
          <table:table-cell office:value-type="string" calcext:value-type="string">
            <text:p>Out Bound</text:p>
          </table:table-cell>
          <table:table-cell office:value-type="float" office:value="0.0267813476947" calcext:value-type="float">
            <text:p>0.0267813476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43.1004874254" calcext:value-type="float">
            <text:p>43.1004874254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SEGID- 6106</text:p>
          </table:table-cell>
          <table:table-cell office:value-type="float" office:value="6106" calcext:value-type="float">
            <text:p>6106</text:p>
          </table:table-cell>
          <table:table-cell table:style-name="ce2" office:value-type="string" calcext:value-type="string">
            <text:p>22691070</text:p>
          </table:table-cell>
          <table:table-cell office:value-type="string" calcext:value-type="string">
            <text:p>Out Bound</text:p>
          </table:table-cell>
          <table:table-cell office:value-type="float" office:value="0.065003246615" calcext:value-type="float">
            <text:p>0.0650032466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04.612794146" calcext:value-type="float">
            <text:p>104.612794146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SEGID- 9200</text:p>
          </table:table-cell>
          <table:table-cell office:value-type="float" office:value="9200" calcext:value-type="float">
            <text:p>9200</text:p>
          </table:table-cell>
          <table:table-cell table:style-name="ce2" office:value-type="string" calcext:value-type="string">
            <text:p>22691080</text:p>
          </table:table-cell>
          <table:table-cell office:value-type="string" calcext:value-type="string">
            <text:p>Out Bound</text:p>
          </table:table-cell>
          <table:table-cell office:value-type="float" office:value="0.0650248729242" calcext:value-type="float">
            <text:p>0.0650248729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04.647598386" calcext:value-type="float">
            <text:p>104.647598386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SEGID- 7418</text:p>
          </table:table-cell>
          <table:table-cell office:value-type="float" office:value="7418" calcext:value-type="float">
            <text:p>7418</text:p>
          </table:table-cell>
          <table:table-cell table:style-name="ce2" office:value-type="string" calcext:value-type="string">
            <text:p>47189000</text:p>
          </table:table-cell>
          <table:table-cell/>
          <table:table-cell office:value-type="float" office:value="0.0984950410569" calcext:value-type="float">
            <text:p>0.09849504106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158.51272038" calcext:value-type="float">
            <text:p>158.5127203800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SEGID- 12184</text:p>
          </table:table-cell>
          <table:table-cell office:value-type="float" office:value="12184" calcext:value-type="float">
            <text:p>12184</text:p>
          </table:table-cell>
          <table:table-cell table:style-name="ce2" office:value-type="string" calcext:value-type="string">
            <text:p>47189005</text:p>
          </table:table-cell>
          <table:table-cell/>
          <table:table-cell office:value-type="float" office:value="0.0914828554304" calcext:value-type="float">
            <text:p>0.09148285543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147.227678945" calcext:value-type="float">
            <text:p>147.2276789450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SEGID- 3788</text:p>
          </table:table-cell>
          <table:table-cell office:value-type="float" office:value="3788" calcext:value-type="float">
            <text:p>3788</text:p>
          </table:table-cell>
          <table:table-cell table:style-name="ce2" office:value-type="string" calcext:value-type="string">
            <text:p>22691090</text:p>
          </table:table-cell>
          <table:table-cell office:value-type="string" calcext:value-type="string">
            <text:p>Out Bound</text:p>
          </table:table-cell>
          <table:table-cell office:value-type="float" office:value="0.0598698943354" calcext:value-type="float">
            <text:p>0.05986989434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96.3514479322" calcext:value-type="float">
            <text:p>96.3514479322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SEGID- 1135</text:p>
          </table:table-cell>
          <table:table-cell office:value-type="float" office:value="1135" calcext:value-type="float">
            <text:p>1135</text:p>
          </table:table-cell>
          <table:table-cell table:style-name="ce2" office:value-type="string" calcext:value-type="string">
            <text:p>22691100</text:p>
          </table:table-cell>
          <table:table-cell office:value-type="string" calcext:value-type="string">
            <text:p>Out Bound</text:p>
          </table:table-cell>
          <table:table-cell office:value-type="float" office:value="0.0601245663402" calcext:value-type="float">
            <text:p>0.06012456634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96.7613036147" calcext:value-type="float">
            <text:p>96.7613036147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SEGID- 13244</text:p>
          </table:table-cell>
          <table:table-cell office:value-type="float" office:value="13244" calcext:value-type="float">
            <text:p>13244</text:p>
          </table:table-cell>
          <table:table-cell table:style-name="ce2" office:value-type="string" calcext:value-type="string">
            <text:p>22691120</text:p>
          </table:table-cell>
          <table:table-cell office:value-type="string" calcext:value-type="string">
            <text:p>Out Bound</text:p>
          </table:table-cell>
          <table:table-cell office:value-type="float" office:value="0.104185153646" calcext:value-type="float">
            <text:p>0.10418515365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67.670087249" calcext:value-type="float">
            <text:p>167.670087249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SEGID- 7247</text:p>
          </table:table-cell>
          <table:table-cell office:value-type="float" office:value="7247" calcext:value-type="float">
            <text:p>7247</text:p>
          </table:table-cell>
          <table:table-cell table:style-name="ce2" office:value-type="string" calcext:value-type="string">
            <text:p>27819475</text:p>
          </table:table-cell>
          <table:table-cell/>
          <table:table-cell office:value-type="float" office:value="0.0385441939119" calcext:value-type="float">
            <text:p>0.03854419391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ADC rec route</text:p>
          </table:table-cell>
          <table:table-cell office:value-type="float" office:value="62.030991269" calcext:value-type="float">
            <text:p>62.030991269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SEGID- 7348</text:p>
          </table:table-cell>
          <table:table-cell office:value-type="float" office:value="7348" calcext:value-type="float">
            <text:p>7348</text:p>
          </table:table-cell>
          <table:table-cell table:style-name="ce2" office:value-type="string" calcext:value-type="string">
            <text:p>27819480</text:p>
          </table:table-cell>
          <table:table-cell/>
          <table:table-cell office:value-type="float" office:value="0.148373723122" calcext:value-type="float">
            <text:p>0.14837372312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ADC rec route</text:p>
          </table:table-cell>
          <table:table-cell office:value-type="float" office:value="238.784838633" calcext:value-type="float">
            <text:p>238.784838633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SEGID- 5427</text:p>
          </table:table-cell>
          <table:table-cell office:value-type="float" office:value="5427" calcext:value-type="float">
            <text:p>5427</text:p>
          </table:table-cell>
          <table:table-cell table:style-name="ce2" office:value-type="string" calcext:value-type="string">
            <text:p>27819490</text:p>
          </table:table-cell>
          <table:table-cell/>
          <table:table-cell office:value-type="float" office:value="0.0581542794914" calcext:value-type="float">
            <text:p>0.05815427949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ADC rec route</text:p>
          </table:table-cell>
          <table:table-cell office:value-type="float" office:value="93.5904279546" calcext:value-type="float">
            <text:p>93.5904279546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SEGID- 139</text:p>
          </table:table-cell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27819500</text:p>
          </table:table-cell>
          <table:table-cell/>
          <table:table-cell office:value-type="float" office:value="0.0474291988589" calcext:value-type="float">
            <text:p>0.04742919886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ADC rec route</text:p>
          </table:table-cell>
          <table:table-cell office:value-type="float" office:value="76.3300492685" calcext:value-type="float">
            <text:p>76.3300492685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SEGID- 10259</text:p>
          </table:table-cell>
          <table:table-cell office:value-type="float" office:value="10259" calcext:value-type="float">
            <text:p>10259</text:p>
          </table:table-cell>
          <table:table-cell table:style-name="ce2" office:value-type="string" calcext:value-type="string">
            <text:p>27819503</text:p>
          </table:table-cell>
          <table:table-cell/>
          <table:table-cell office:value-type="float" office:value="0.0467770538816" calcext:value-type="float">
            <text:p>0.04677705388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ADC rec route</text:p>
          </table:table-cell>
          <table:table-cell office:value-type="float" office:value="75.2805215631" calcext:value-type="float">
            <text:p>75.2805215631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SEGID- 11188</text:p>
          </table:table-cell>
          <table:table-cell office:value-type="float" office:value="11188" calcext:value-type="float">
            <text:p>11188</text:p>
          </table:table-cell>
          <table:table-cell table:style-name="ce2" office:value-type="string" calcext:value-type="string">
            <text:p>13861070</text:p>
          </table:table-cell>
          <table:table-cell/>
          <table:table-cell office:value-type="float" office:value="0.0549019255492" calcext:value-type="float">
            <text:p>0.05490192555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88.3562611835" calcext:value-type="float">
            <text:p>88.356261183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SEGID- 8742</text:p>
          </table:table-cell>
          <table:table-cell office:value-type="float" office:value="8742" calcext:value-type="float">
            <text:p>8742</text:p>
          </table:table-cell>
          <table:table-cell table:style-name="ce2" office:value-type="string" calcext:value-type="string">
            <text:p>20140040</text:p>
          </table:table-cell>
          <table:table-cell office:value-type="string" calcext:value-type="string">
            <text:p>In Bound</text:p>
          </table:table-cell>
          <table:table-cell office:value-type="float" office:value="0.0415819298966" calcext:value-type="float">
            <text:p>0.0415819299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ADC rec route</text:p>
          </table:table-cell>
          <table:table-cell office:value-type="float" office:value="66.9197632271" calcext:value-type="float">
            <text:p>66.9197632271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SEGID- 12827</text:p>
          </table:table-cell>
          <table:table-cell office:value-type="float" office:value="12827" calcext:value-type="float">
            <text:p>12827</text:p>
          </table:table-cell>
          <table:table-cell table:style-name="ce2" office:value-type="string" calcext:value-type="string">
            <text:p>15135450</text:p>
          </table:table-cell>
          <table:table-cell/>
          <table:table-cell office:value-type="float" office:value="0.0863626899679" calcext:value-type="float">
            <text:p>0.08636268997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, 1975 plan, existing bike lane</text:p>
          </table:table-cell>
          <table:table-cell office:value-type="float" office:value="138.987554899" calcext:value-type="float">
            <text:p>138.987554899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SEGID- 1572</text:p>
          </table:table-cell>
          <table:table-cell office:value-type="float" office:value="1572" calcext:value-type="float">
            <text:p>1572</text:p>
          </table:table-cell>
          <table:table-cell table:style-name="ce2" office:value-type="string" calcext:value-type="string">
            <text:p>15135535</text:p>
          </table:table-cell>
          <table:table-cell/>
          <table:table-cell office:value-type="float" office:value="0.0236536735259" calcext:value-type="float">
            <text:p>0.0236536735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, 1975 plan, public input</text:p>
          </table:table-cell>
          <table:table-cell office:value-type="float" office:value="38.0669737008" calcext:value-type="float">
            <text:p>38.0669737008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SEGID- 4393</text:p>
          </table:table-cell>
          <table:table-cell office:value-type="float" office:value="4393" calcext:value-type="float">
            <text:p>4393</text:p>
          </table:table-cell>
          <table:table-cell table:style-name="ce2" office:value-type="string" calcext:value-type="string">
            <text:p>15785145</text:p>
          </table:table-cell>
          <table:table-cell/>
          <table:table-cell office:value-type="float" office:value="0.11622947975" calcext:value-type="float">
            <text:p>0.11622947975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187.053589966" calcext:value-type="float">
            <text:p>187.053589966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SEGID- 1366</text:p>
          </table:table-cell>
          <table:table-cell office:value-type="float" office:value="1366" calcext:value-type="float">
            <text:p>1366</text:p>
          </table:table-cell>
          <table:table-cell table:style-name="ce2" office:value-type="string" calcext:value-type="string">
            <text:p>15785215</text:p>
          </table:table-cell>
          <table:table-cell office:value-type="string" calcext:value-type="string">
            <text:p>Out Bound</text:p>
          </table:table-cell>
          <table:table-cell office:value-type="float" office:value="0.0723706887806" calcext:value-type="float">
            <text:p>0.07237068878</text:p>
          </table:table-cell>
          <table:table-cell office:value-type="string" calcext:value-type="string">
            <text:p>Cycle Track</text:p>
          </table:table-cell>
          <table:table-cell office:value-type="string" calcext:value-type="string">
            <text:p>ADC rec route</text:p>
          </table:table-cell>
          <table:table-cell office:value-type="float" office:value="116.469566704" calcext:value-type="float">
            <text:p>116.469566704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SEGID- 7847</text:p>
          </table:table-cell>
          <table:table-cell office:value-type="float" office:value="7847" calcext:value-type="float">
            <text:p>7847</text:p>
          </table:table-cell>
          <table:table-cell table:style-name="ce2" office:value-type="string" calcext:value-type="string">
            <text:p>15785220</text:p>
          </table:table-cell>
          <table:table-cell office:value-type="string" calcext:value-type="string">
            <text:p>Out Bound</text:p>
          </table:table-cell>
          <table:table-cell office:value-type="float" office:value="0.0698771816005" calcext:value-type="float">
            <text:p>0.06987718160</text:p>
          </table:table-cell>
          <table:table-cell office:value-type="string" calcext:value-type="string">
            <text:p>Cycle Track</text:p>
          </table:table-cell>
          <table:table-cell office:value-type="string" calcext:value-type="string">
            <text:p>ADC rec route</text:p>
          </table:table-cell>
          <table:table-cell office:value-type="float" office:value="112.456647859" calcext:value-type="float">
            <text:p>112.456647859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SEGID- 5533</text:p>
          </table:table-cell>
          <table:table-cell office:value-type="float" office:value="5533" calcext:value-type="float">
            <text:p>5533</text:p>
          </table:table-cell>
          <table:table-cell table:style-name="ce2" office:value-type="string" calcext:value-type="string">
            <text:p>25960075</text:p>
          </table:table-cell>
          <table:table-cell/>
          <table:table-cell office:value-type="float" office:value="0.0436876050391" calcext:value-type="float">
            <text:p>0.04368760504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</text:p>
          </table:table-cell>
          <table:table-cell office:value-type="float" office:value="70.308525661" calcext:value-type="float">
            <text:p>70.308525661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SEGID- 4856</text:p>
          </table:table-cell>
          <table:table-cell office:value-type="float" office:value="4856" calcext:value-type="float">
            <text:p>4856</text:p>
          </table:table-cell>
          <table:table-cell table:style-name="ce2" office:value-type="string" calcext:value-type="string">
            <text:p>19087310</text:p>
          </table:table-cell>
          <table:table-cell office:value-type="string" calcext:value-type="string">
            <text:p>Out Bound</text:p>
          </table:table-cell>
          <table:table-cell office:value-type="float" office:value="0.0663483501739" calcext:value-type="float">
            <text:p>0.06634835017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06.777532817" calcext:value-type="float">
            <text:p>106.77753281700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SEGID- 8757</text:p>
          </table:table-cell>
          <table:table-cell office:value-type="float" office:value="8757" calcext:value-type="float">
            <text:p>8757</text:p>
          </table:table-cell>
          <table:table-cell table:style-name="ce2" office:value-type="string" calcext:value-type="string">
            <text:p>10030640</text:p>
          </table:table-cell>
          <table:table-cell/>
          <table:table-cell office:value-type="float" office:value="0.0926091408898" calcext:value-type="float">
            <text:p>0.0926091408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49.040263317" calcext:value-type="float">
            <text:p>149.040263317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SEGID- 11184</text:p>
          </table:table-cell>
          <table:table-cell office:value-type="float" office:value="11184" calcext:value-type="float">
            <text:p>11184</text:p>
          </table:table-cell>
          <table:table-cell table:style-name="ce2" office:value-type="string" calcext:value-type="string">
            <text:p>10140250</text:p>
          </table:table-cell>
          <table:table-cell/>
          <table:table-cell office:value-type="float" office:value="0.0531398341473" calcext:value-type="float">
            <text:p>0.05313983415</text:p>
          </table:table-cell>
          <table:table-cell office:value-type="string" calcext:value-type="string">
            <text:p>Climbing Lane</text:p>
          </table:table-cell>
          <table:table-cell office:value-type="string" calcext:value-type="string">
            <text:p>COG 95</text:p>
          </table:table-cell>
          <table:table-cell office:value-type="float" office:value="85.5204442868" calcext:value-type="float">
            <text:p>85.5204442868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ABA proposes a climbing lane</text:p>
          </table:table-cell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SEGID- 2783</text:p>
          </table:table-cell>
          <table:table-cell office:value-type="float" office:value="2783" calcext:value-type="float">
            <text:p>2783</text:p>
          </table:table-cell>
          <table:table-cell table:style-name="ce2" office:value-type="string" calcext:value-type="string">
            <text:p>10070070</text:p>
          </table:table-cell>
          <table:table-cell/>
          <table:table-cell office:value-type="float" office:value="0.0942785228125" calcext:value-type="float">
            <text:p>0.09427852281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51.726878471" calcext:value-type="float">
            <text:p>151.726878471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Maybe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SEGID- 10897</text:p>
          </table:table-cell>
          <table:table-cell office:value-type="float" office:value="10897" calcext:value-type="float">
            <text:p>10897</text:p>
          </table:table-cell>
          <table:table-cell table:style-name="ce2" office:value-type="string" calcext:value-type="string">
            <text:p>10070150</text:p>
          </table:table-cell>
          <table:table-cell/>
          <table:table-cell office:value-type="float" office:value="0.101966985081" calcext:value-type="float">
            <text:p>0.10196698508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64.100283838" calcext:value-type="float">
            <text:p>164.100283838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SEGID- 12107</text:p>
          </table:table-cell>
          <table:table-cell office:value-type="float" office:value="12107" calcext:value-type="float">
            <text:p>12107</text:p>
          </table:table-cell>
          <table:table-cell table:style-name="ce2" office:value-type="string" calcext:value-type="string">
            <text:p>20180240</text:p>
          </table:table-cell>
          <table:table-cell/>
          <table:table-cell office:value-type="float" office:value="0.0741357269886" calcext:value-type="float">
            <text:p>0.07413572699</text:p>
          </table:table-cell>
          <table:table-cell office:value-type="string" calcext:value-type="string">
            <text:p>Climbing Lane</text:p>
          </table:table-cell>
          <table:table-cell office:value-type="string" calcext:value-type="string">
            <text:p>ADC rec route</text:p>
          </table:table-cell>
          <table:table-cell office:value-type="float" office:value="119.310126035" calcext:value-type="float">
            <text:p>119.310126035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SEGID- 1345</text:p>
          </table:table-cell>
          <table:table-cell office:value-type="float" office:value="1345" calcext:value-type="float">
            <text:p>1345</text:p>
          </table:table-cell>
          <table:table-cell table:style-name="ce2" office:value-type="string" calcext:value-type="string">
            <text:p>16981037</text:p>
          </table:table-cell>
          <table:table-cell/>
          <table:table-cell office:value-type="float" office:value="0.067316189603" calcext:value-type="float">
            <text:p>0.06731618960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108.335122511" calcext:value-type="float">
            <text:p>108.33512251100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SEGID- 6461</text:p>
          </table:table-cell>
          <table:table-cell office:value-type="float" office:value="6461" calcext:value-type="float">
            <text:p>6461</text:p>
          </table:table-cell>
          <table:table-cell table:style-name="ce2" office:value-type="string" calcext:value-type="string">
            <text:p>16981135</text:p>
          </table:table-cell>
          <table:table-cell/>
          <table:table-cell office:value-type="float" office:value="0.0639205562557" calcext:value-type="float">
            <text:p>0.06392055626</text:p>
          </table:table-cell>
          <table:table-cell office:value-type="string" calcext:value-type="string">
            <text:p>Cycle Track</text:p>
          </table:table-cell>
          <table:table-cell office:value-type="string" calcext:value-type="string">
            <text:p>97 strategic transp plan</text:p>
          </table:table-cell>
          <table:table-cell office:value-type="float" office:value="102.870369428" calcext:value-type="float">
            <text:p>102.87036942800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EGID- 8974</text:p>
          </table:table-cell>
          <table:table-cell office:value-type="float" office:value="8974" calcext:value-type="float">
            <text:p>8974</text:p>
          </table:table-cell>
          <table:table-cell table:style-name="ce2" office:value-type="string" calcext:value-type="string">
            <text:p>10140180</text:p>
          </table:table-cell>
          <table:table-cell/>
          <table:table-cell office:value-type="float" office:value="0.0508334784221" calcext:value-type="float">
            <text:p>0.0508334784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</text:p>
          </table:table-cell>
          <table:table-cell office:value-type="float" office:value="81.8087171152" calcext:value-type="float">
            <text:p>81.8087171152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SEGID- 6602</text:p>
          </table:table-cell>
          <table:table-cell office:value-type="float" office:value="6602" calcext:value-type="float">
            <text:p>6602</text:p>
          </table:table-cell>
          <table:table-cell table:style-name="ce2" office:value-type="string" calcext:value-type="string">
            <text:p>10090075</text:p>
          </table:table-cell>
          <table:table-cell office:value-type="string" calcext:value-type="string">
            <text:p>In Bound</text:p>
          </table:table-cell>
          <table:table-cell office:value-type="float" office:value="0.0521517171472" calcext:value-type="float">
            <text:p>0.05215171715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83.9302209411" calcext:value-type="float">
            <text:p>83.9302209411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SEGID- 3505</text:p>
          </table:table-cell>
          <table:table-cell office:value-type="float" office:value="3505" calcext:value-type="float">
            <text:p>3505</text:p>
          </table:table-cell>
          <table:table-cell table:style-name="ce2" office:value-type="string" calcext:value-type="string">
            <text:p>10100060</text:p>
          </table:table-cell>
          <table:table-cell/>
          <table:table-cell office:value-type="float" office:value="0.0672297138464" calcext:value-type="float">
            <text:p>0.06722971385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108.195952992" calcext:value-type="float">
            <text:p>108.195952992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SEGID- 11399</text:p>
          </table:table-cell>
          <table:table-cell office:value-type="float" office:value="11399" calcext:value-type="float">
            <text:p>11399</text:p>
          </table:table-cell>
          <table:table-cell table:style-name="ce2" office:value-type="string" calcext:value-type="string">
            <text:p>10140127</text:p>
          </table:table-cell>
          <table:table-cell/>
          <table:table-cell office:value-type="float" office:value="0.086203296903" calcext:value-type="float">
            <text:p>0.0862032969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, ADC rec route</text:p>
          </table:table-cell>
          <table:table-cell office:value-type="float" office:value="138.731036113" calcext:value-type="float">
            <text:p>138.731036113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SEGID- 10743</text:p>
          </table:table-cell>
          <table:table-cell office:value-type="float" office:value="10743" calcext:value-type="float">
            <text:p>10743</text:p>
          </table:table-cell>
          <table:table-cell table:style-name="ce2" office:value-type="string" calcext:value-type="string">
            <text:p>10140560</text:p>
          </table:table-cell>
          <table:table-cell/>
          <table:table-cell office:value-type="float" office:value="0.0737939413996" calcext:value-type="float">
            <text:p>0.0737939414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</text:p>
          </table:table-cell>
          <table:table-cell office:value-type="float" office:value="118.760074348" calcext:value-type="float">
            <text:p>118.760074348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SEGID- 1431</text:p>
          </table:table-cell>
          <table:table-cell office:value-type="float" office:value="1431" calcext:value-type="float">
            <text:p>1431</text:p>
          </table:table-cell>
          <table:table-cell table:style-name="ce2" office:value-type="string" calcext:value-type="string">
            <text:p>10140620</text:p>
          </table:table-cell>
          <table:table-cell/>
          <table:table-cell office:value-type="float" office:value="0.0488459372362" calcext:value-type="float">
            <text:p>0.04884593724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</text:p>
          </table:table-cell>
          <table:table-cell office:value-type="float" office:value="78.6100732356" calcext:value-type="float">
            <text:p>78.6100732356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SEGID- 4466</text:p>
          </table:table-cell>
          <table:table-cell office:value-type="float" office:value="4466" calcext:value-type="float">
            <text:p>4466</text:p>
          </table:table-cell>
          <table:table-cell table:style-name="ce2" office:value-type="string" calcext:value-type="string">
            <text:p>10150150</text:p>
          </table:table-cell>
          <table:table-cell office:value-type="string" calcext:value-type="string">
            <text:p>Out Bound</text:p>
          </table:table-cell>
          <table:table-cell office:value-type="float" office:value="0.0508591711844" calcext:value-type="float">
            <text:p>0.05085917118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81.8500656907" calcext:value-type="float">
            <text:p>81.85006569070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SEGID- 7828</text:p>
          </table:table-cell>
          <table:table-cell office:value-type="float" office:value="7828" calcext:value-type="float">
            <text:p>7828</text:p>
          </table:table-cell>
          <table:table-cell table:style-name="ce2" office:value-type="string" calcext:value-type="string">
            <text:p>10150200</text:p>
          </table:table-cell>
          <table:table-cell office:value-type="string" calcext:value-type="string">
            <text:p>Out Bound</text:p>
          </table:table-cell>
          <table:table-cell office:value-type="float" office:value="0.0766088272926" calcext:value-type="float">
            <text:p>0.07660882729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123.290203131" calcext:value-type="float">
            <text:p>123.29020313100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SEGID- 1063</text:p>
          </table:table-cell>
          <table:table-cell office:value-type="float" office:value="1063" calcext:value-type="float">
            <text:p>1063</text:p>
          </table:table-cell>
          <table:table-cell table:style-name="ce2" office:value-type="string" calcext:value-type="string">
            <text:p>10110310</text:p>
          </table:table-cell>
          <table:table-cell/>
          <table:table-cell office:value-type="float" office:value="0.0681117107848" calcext:value-type="float">
            <text:p>0.06811171078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ADC rec route</text:p>
          </table:table-cell>
          <table:table-cell office:value-type="float" office:value="109.615392312" calcext:value-type="float">
            <text:p>109.615392312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SEGID- 1640</text:p>
          </table:table-cell>
          <table:table-cell office:value-type="float" office:value="1640" calcext:value-type="float">
            <text:p>1640</text:p>
          </table:table-cell>
          <table:table-cell table:style-name="ce2" office:value-type="string" calcext:value-type="string">
            <text:p>23861090</text:p>
          </table:table-cell>
          <table:table-cell office:value-type="string" calcext:value-type="string">
            <text:p>In Bound</text:p>
          </table:table-cell>
          <table:table-cell office:value-type="float" office:value="0.059945168455" calcext:value-type="float">
            <text:p>0.05994516846</text:p>
          </table:table-cell>
          <table:table-cell office:value-type="string" calcext:value-type="string">
            <text:p>Contraflow Bike Lane</text:p>
          </table:table-cell>
          <table:table-cell/>
          <table:table-cell office:value-type="float" office:value="96.4725901273" calcext:value-type="float">
            <text:p>96.4725901273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SEGID- 1292</text:p>
          </table:table-cell>
          <table:table-cell office:value-type="float" office:value="1292" calcext:value-type="float">
            <text:p>1292</text:p>
          </table:table-cell>
          <table:table-cell table:style-name="ce2" office:value-type="string" calcext:value-type="string">
            <text:p>20010075</text:p>
          </table:table-cell>
          <table:table-cell/>
          <table:table-cell office:value-type="float" office:value="0.213910212458" calcext:value-type="float">
            <text:p>0.21391021246</text:p>
          </table:table-cell>
          <table:table-cell office:value-type="string" calcext:value-type="string">
            <text:p>Cycle Track</text:p>
          </table:table-cell>
          <table:table-cell office:value-type="string" calcext:value-type="string">
            <text:p>existing bike lane</text:p>
          </table:table-cell>
          <table:table-cell office:value-type="float" office:value="344.25580547" calcext:value-type="float">
            <text:p>344.25580547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2001 for original bike lane</text:p>
          </table:table-cell>
          <table:table-cell office:value-type="string" calcext:value-type="string">
            <text:p>Ye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SEGID- 705</text:p>
          </table:table-cell>
          <table:table-cell office:value-type="float" office:value="705" calcext:value-type="float">
            <text:p>705</text:p>
          </table:table-cell>
          <table:table-cell table:style-name="ce2" office:value-type="string" calcext:value-type="string">
            <text:p>26325545</text:p>
          </table:table-cell>
          <table:table-cell/>
          <table:table-cell office:value-type="float" office:value="0.0332826838487" calcext:value-type="float">
            <text:p>0.03328268385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ADC rec route</text:p>
          </table:table-cell>
          <table:table-cell office:value-type="float" office:value="53.5633946826" calcext:value-type="float">
            <text:p>53.5633946826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SEGID- 10761</text:p>
          </table:table-cell>
          <table:table-cell office:value-type="float" office:value="10761" calcext:value-type="float">
            <text:p>10761</text:p>
          </table:table-cell>
          <table:table-cell table:style-name="ce2" office:value-type="string" calcext:value-type="string">
            <text:p>18944080</text:p>
          </table:table-cell>
          <table:table-cell/>
          <table:table-cell office:value-type="float" office:value="0.0841448540799" calcext:value-type="float">
            <text:p>0.08414485408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135.418286881" calcext:value-type="float">
            <text:p>135.41828688100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SEGID- 5964</text:p>
          </table:table-cell>
          <table:table-cell office:value-type="float" office:value="5964" calcext:value-type="float">
            <text:p>5964</text:p>
          </table:table-cell>
          <table:table-cell table:style-name="ce2" office:value-type="string" calcext:value-type="string">
            <text:p>15349170</text:p>
          </table:table-cell>
          <table:table-cell office:value-type="string" calcext:value-type="string">
            <text:p>In Bound</text:p>
          </table:table-cell>
          <table:table-cell office:value-type="float" office:value="0.0809854963214" calcext:value-type="float">
            <text:p>0.08098549632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130.333783259" calcext:value-type="float">
            <text:p>130.3337832590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SEGID- 2541</text:p>
          </table:table-cell>
          <table:table-cell office:value-type="float" office:value="2541" calcext:value-type="float">
            <text:p>2541</text:p>
          </table:table-cell>
          <table:table-cell table:style-name="ce2" office:value-type="string" calcext:value-type="string">
            <text:p>21982120</text:p>
          </table:table-cell>
          <table:table-cell office:value-type="string" calcext:value-type="string">
            <text:p>In Bound</text:p>
          </table:table-cell>
          <table:table-cell office:value-type="float" office:value="0.0528537423117" calcext:value-type="float">
            <text:p>0.05285374231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ADC rec route</text:p>
          </table:table-cell>
          <table:table-cell office:value-type="float" office:value="85.0600231869" calcext:value-type="float">
            <text:p>85.0600231869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SEGID- 5692</text:p>
          </table:table-cell>
          <table:table-cell office:value-type="float" office:value="5692" calcext:value-type="float">
            <text:p>5692</text:p>
          </table:table-cell>
          <table:table-cell table:style-name="ce2" office:value-type="string" calcext:value-type="string">
            <text:p>21982173</text:p>
          </table:table-cell>
          <table:table-cell/>
          <table:table-cell office:value-type="float" office:value="0.0482427978198" calcext:value-type="float">
            <text:p>0.0482427978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public input</text:p>
          </table:table-cell>
          <table:table-cell office:value-type="float" office:value="77.6394124933" calcext:value-type="float">
            <text:p>77.63941249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SEGID- 9517</text:p>
          </table:table-cell>
          <table:table-cell office:value-type="float" office:value="9517" calcext:value-type="float">
            <text:p>9517</text:p>
          </table:table-cell>
          <table:table-cell table:style-name="ce2" office:value-type="string" calcext:value-type="string">
            <text:p>53191020</text:p>
          </table:table-cell>
          <table:table-cell/>
          <table:table-cell office:value-type="float" office:value="0.079504413078" calcext:value-type="float">
            <text:p>0.07950441308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127.950206061" calcext:value-type="float">
            <text:p>127.950206061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SEGID- 10069</text:p>
          </table:table-cell>
          <table:table-cell office:value-type="float" office:value="10069" calcext:value-type="float">
            <text:p>10069</text:p>
          </table:table-cell>
          <table:table-cell table:style-name="ce2" office:value-type="string" calcext:value-type="string">
            <text:p>10130130</text:p>
          </table:table-cell>
          <table:table-cell/>
          <table:table-cell office:value-type="float" office:value="0.0920479717387" calcext:value-type="float">
            <text:p>0.09204797174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148.137147304" calcext:value-type="float">
            <text:p>148.137147304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SEGID- 1521</text:p>
          </table:table-cell>
          <table:table-cell office:value-type="float" office:value="1521" calcext:value-type="float">
            <text:p>1521</text:p>
          </table:table-cell>
          <table:table-cell table:style-name="ce2" office:value-type="string" calcext:value-type="string">
            <text:p>10140358</text:p>
          </table:table-cell>
          <table:table-cell/>
          <table:table-cell office:value-type="float" office:value="0.0204120412471" calcext:value-type="float">
            <text:p>0.02041204125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32.8500618089" calcext:value-type="float">
            <text:p>32.8500618089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SEGID- 10876</text:p>
          </table:table-cell>
          <table:table-cell office:value-type="float" office:value="10876" calcext:value-type="float">
            <text:p>10876</text:p>
          </table:table-cell>
          <table:table-cell table:style-name="ce2" office:value-type="string" calcext:value-type="string">
            <text:p>10140430</text:p>
          </table:table-cell>
          <table:table-cell/>
          <table:table-cell office:value-type="float" office:value="0.0239165227274" calcext:value-type="float">
            <text:p>0.0239165227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38.4899893322" calcext:value-type="float">
            <text:p>38.4899893322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SEGID- 12405</text:p>
          </table:table-cell>
          <table:table-cell office:value-type="float" office:value="12405" calcext:value-type="float">
            <text:p>12405</text:p>
          </table:table-cell>
          <table:table-cell table:style-name="ce2" office:value-type="string" calcext:value-type="string">
            <text:p>10140510</text:p>
          </table:table-cell>
          <table:table-cell/>
          <table:table-cell office:value-type="float" office:value="0.071277615387" calcext:value-type="float">
            <text:p>0.0712776153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114.710432078" calcext:value-type="float">
            <text:p>114.710432078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SEGID- 5185</text:p>
          </table:table-cell>
          <table:table-cell office:value-type="float" office:value="5185" calcext:value-type="float">
            <text:p>5185</text:p>
          </table:table-cell>
          <table:table-cell table:style-name="ce2" office:value-type="string" calcext:value-type="string">
            <text:p>10130615</text:p>
          </table:table-cell>
          <table:table-cell/>
          <table:table-cell office:value-type="float" office:value="0.0484026413488" calcext:value-type="float">
            <text:p>0.04840264135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77.8966562321" calcext:value-type="float">
            <text:p>77.8966562321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SEGID- 10495</text:p>
          </table:table-cell>
          <table:table-cell office:value-type="float" office:value="10495" calcext:value-type="float">
            <text:p>10495</text:p>
          </table:table-cell>
          <table:table-cell table:style-name="ce2" office:value-type="string" calcext:value-type="string">
            <text:p>10110070</text:p>
          </table:table-cell>
          <table:table-cell/>
          <table:table-cell office:value-type="float" office:value="0.10348999867" calcext:value-type="float">
            <text:p>0.10348999867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66.551341523" calcext:value-type="float">
            <text:p>166.55134152300</text:p>
          </table:table-cell>
          <table:table-cell office:value-type="float" office:value="2013" calcext:value-type="float">
            <text:p>2013</text:p>
          </table:table-cell>
          <table:table-cell table:number-columns-repeated="4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SEGID- 8883</text:p>
          </table:table-cell>
          <table:table-cell office:value-type="float" office:value="8883" calcext:value-type="float">
            <text:p>8883</text:p>
          </table:table-cell>
          <table:table-cell table:style-name="ce2" office:value-type="string" calcext:value-type="string">
            <text:p>10110130</text:p>
          </table:table-cell>
          <table:table-cell/>
          <table:table-cell office:value-type="float" office:value="0.092126165887" calcext:value-type="float">
            <text:p>0.0921261658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48.262988839" calcext:value-type="float">
            <text:p>148.262988839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SEGID- 8927</text:p>
          </table:table-cell>
          <table:table-cell office:value-type="float" office:value="8927" calcext:value-type="float">
            <text:p>8927</text:p>
          </table:table-cell>
          <table:table-cell table:style-name="ce2" office:value-type="string" calcext:value-type="string">
            <text:p>10110155</text:p>
          </table:table-cell>
          <table:table-cell/>
          <table:table-cell office:value-type="float" office:value="0.0395064932426" calcext:value-type="float">
            <text:p>0.03950649324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63.5796650204" calcext:value-type="float">
            <text:p>63.5796650204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SEGID- 11873</text:p>
          </table:table-cell>
          <table:table-cell office:value-type="float" office:value="11873" calcext:value-type="float">
            <text:p>11873</text:p>
          </table:table-cell>
          <table:table-cell table:style-name="ce2" office:value-type="string" calcext:value-type="string">
            <text:p>16883305</text:p>
          </table:table-cell>
          <table:table-cell office:value-type="string" calcext:value-type="string">
            <text:p>In Bound</text:p>
          </table:table-cell>
          <table:table-cell office:value-type="float" office:value="0.0369787572994" calcext:value-type="float">
            <text:p>0.0369787573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59.5116602106" calcext:value-type="float">
            <text:p>59.51166021060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SEGID- 12527</text:p>
          </table:table-cell>
          <table:table-cell office:value-type="float" office:value="12527" calcext:value-type="float">
            <text:p>12527</text:p>
          </table:table-cell>
          <table:table-cell table:style-name="ce2" office:value-type="string" calcext:value-type="string">
            <text:p>16883363</text:p>
          </table:table-cell>
          <table:table-cell office:value-type="string" calcext:value-type="string">
            <text:p>In Bound</text:p>
          </table:table-cell>
          <table:table-cell office:value-type="float" office:value="0.010260865818" calcext:value-type="float">
            <text:p>0.0102608658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6.5132958656" calcext:value-type="float">
            <text:p>16.51329586560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SEGID- 8512</text:p>
          </table:table-cell>
          <table:table-cell office:value-type="float" office:value="8512" calcext:value-type="float">
            <text:p>8512</text:p>
          </table:table-cell>
          <table:table-cell table:style-name="ce2" office:value-type="string" calcext:value-type="string">
            <text:p>20150040</text:p>
          </table:table-cell>
          <table:table-cell office:value-type="string" calcext:value-type="string">
            <text:p>Out Bound</text:p>
          </table:table-cell>
          <table:table-cell office:value-type="float" office:value="0.0422722778834" calcext:value-type="float">
            <text:p>0.04227227788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ADC rec route</text:p>
          </table:table-cell>
          <table:table-cell office:value-type="float" office:value="68.0307728395" calcext:value-type="float">
            <text:p>68.030772839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SEGID- 3483</text:p>
          </table:table-cell>
          <table:table-cell office:value-type="float" office:value="3483" calcext:value-type="float">
            <text:p>3483</text:p>
          </table:table-cell>
          <table:table-cell table:style-name="ce2" office:value-type="string" calcext:value-type="string">
            <text:p>20060055</text:p>
          </table:table-cell>
          <table:table-cell office:value-type="string" calcext:value-type="string">
            <text:p>Out Bound</text:p>
          </table:table-cell>
          <table:table-cell office:value-type="float" office:value="0.0421171633226" calcext:value-type="float">
            <text:p>0.0421171633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67.7811396525" calcext:value-type="float">
            <text:p>67.781139652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SEGID- 8127</text:p>
          </table:table-cell>
          <table:table-cell office:value-type="float" office:value="8127" calcext:value-type="float">
            <text:p>8127</text:p>
          </table:table-cell>
          <table:table-cell table:style-name="ce2" office:value-type="string" calcext:value-type="string">
            <text:p>10050380</text:p>
          </table:table-cell>
          <table:table-cell office:value-type="string" calcext:value-type="string">
            <text:p>In Bound</text:p>
          </table:table-cell>
          <table:table-cell office:value-type="float" office:value="0.0738086880234" calcext:value-type="float">
            <text:p>0.0738086880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18.783806786" calcext:value-type="float">
            <text:p>118.78380678600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SEGID- 10378</text:p>
          </table:table-cell>
          <table:table-cell office:value-type="float" office:value="10378" calcext:value-type="float">
            <text:p>10378</text:p>
          </table:table-cell>
          <table:table-cell table:style-name="ce2" office:value-type="string" calcext:value-type="string">
            <text:p>10180170</text:p>
          </table:table-cell>
          <table:table-cell/>
          <table:table-cell office:value-type="float" office:value="0.0515934506459" calcext:value-type="float">
            <text:p>0.05159345065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public input</text:p>
          </table:table-cell>
          <table:table-cell office:value-type="float" office:value="83.0317762998" calcext:value-type="float">
            <text:p>83.0317762998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heck recon plan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SEGID- 6680</text:p>
          </table:table-cell>
          <table:table-cell office:value-type="float" office:value="6680" calcext:value-type="float">
            <text:p>6680</text:p>
          </table:table-cell>
          <table:table-cell table:style-name="ce2" office:value-type="string" calcext:value-type="string">
            <text:p>17416150</text:p>
          </table:table-cell>
          <table:table-cell office:value-type="string" calcext:value-type="string">
            <text:p>Out Bound</text:p>
          </table:table-cell>
          <table:table-cell office:value-type="float" office:value="0.105888621375" calcext:value-type="float">
            <text:p>0.10588862138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70.411558301" calcext:value-type="float">
            <text:p>170.411558301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SEGID- 12828</text:p>
          </table:table-cell>
          <table:table-cell office:value-type="float" office:value="12828" calcext:value-type="float">
            <text:p>12828</text:p>
          </table:table-cell>
          <table:table-cell table:style-name="ce2" office:value-type="string" calcext:value-type="string">
            <text:p>17416205</text:p>
          </table:table-cell>
          <table:table-cell office:value-type="string" calcext:value-type="string">
            <text:p>Out Bound</text:p>
          </table:table-cell>
          <table:table-cell office:value-type="float" office:value="0.0794976232241" calcext:value-type="float">
            <text:p>0.07949762322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27.939278828" calcext:value-type="float">
            <text:p>127.939278828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SEGID- 11965</text:p>
          </table:table-cell>
          <table:table-cell office:value-type="float" office:value="11965" calcext:value-type="float">
            <text:p>11965</text:p>
          </table:table-cell>
          <table:table-cell table:style-name="ce2" office:value-type="string" calcext:value-type="string">
            <text:p>20060100</text:p>
          </table:table-cell>
          <table:table-cell/>
          <table:table-cell office:value-type="float" office:value="0.0838033783899" calcext:value-type="float">
            <text:p>0.0838033783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134.868733929" calcext:value-type="float">
            <text:p>134.868733929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SEGID- 2910</text:p>
          </table:table-cell>
          <table:table-cell office:value-type="float" office:value="2910" calcext:value-type="float">
            <text:p>2910</text:p>
          </table:table-cell>
          <table:table-cell table:style-name="ce2" office:value-type="string" calcext:value-type="string">
            <text:p>20140010</text:p>
          </table:table-cell>
          <table:table-cell office:value-type="string" calcext:value-type="string">
            <text:p>In Bound</text:p>
          </table:table-cell>
          <table:table-cell office:value-type="float" office:value="0.0368161752686" calcext:value-type="float">
            <text:p>0.03681617527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ADC rec route</text:p>
          </table:table-cell>
          <table:table-cell office:value-type="float" office:value="59.2500092715" calcext:value-type="float">
            <text:p>59.250009271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SEGID- 711</text:p>
          </table:table-cell>
          <table:table-cell office:value-type="float" office:value="711" calcext:value-type="float">
            <text:p>711</text:p>
          </table:table-cell>
          <table:table-cell table:style-name="ce2" office:value-type="string" calcext:value-type="string">
            <text:p>24777020</text:p>
          </table:table-cell>
          <table:table-cell/>
          <table:table-cell office:value-type="float" office:value="0.0825618981215" calcext:value-type="float">
            <text:p>0.08256189812</text:p>
          </table:table-cell>
          <table:table-cell office:value-type="string" calcext:value-type="string">
            <text:p>Contraflow Bike Lane</text:p>
          </table:table-cell>
          <table:table-cell/>
          <table:table-cell office:value-type="float" office:value="132.870761112" calcext:value-type="float">
            <text:p>132.8707611120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SEGID- 12578</text:p>
          </table:table-cell>
          <table:table-cell office:value-type="float" office:value="12578" calcext:value-type="float">
            <text:p>12578</text:p>
          </table:table-cell>
          <table:table-cell table:style-name="ce2" office:value-type="string" calcext:value-type="string">
            <text:p>24777030</text:p>
          </table:table-cell>
          <table:table-cell office:value-type="string" calcext:value-type="string">
            <text:p>Out Bound</text:p>
          </table:table-cell>
          <table:table-cell office:value-type="float" office:value="0.0786097633321" calcext:value-type="float">
            <text:p>0.07860976333</text:p>
          </table:table-cell>
          <table:table-cell office:value-type="string" calcext:value-type="string">
            <text:p>Contraflow Bike Lane</text:p>
          </table:table-cell>
          <table:table-cell/>
          <table:table-cell office:value-type="float" office:value="126.510403981" calcext:value-type="float">
            <text:p>126.5104039810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SEGID- 7949</text:p>
          </table:table-cell>
          <table:table-cell office:value-type="float" office:value="7949" calcext:value-type="float">
            <text:p>7949</text:p>
          </table:table-cell>
          <table:table-cell table:style-name="ce2" office:value-type="string" calcext:value-type="string">
            <text:p>24777040</text:p>
          </table:table-cell>
          <table:table-cell office:value-type="string" calcext:value-type="string">
            <text:p>Out Bound</text:p>
          </table:table-cell>
          <table:table-cell office:value-type="float" office:value="0.0575885904475" calcext:value-type="float">
            <text:p>0.05758859045</text:p>
          </table:table-cell>
          <table:table-cell office:value-type="string" calcext:value-type="string">
            <text:p>Contraflow Bike Lane</text:p>
          </table:table-cell>
          <table:table-cell/>
          <table:table-cell office:value-type="float" office:value="92.6800378653" calcext:value-type="float">
            <text:p>92.6800378653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SEGID- 6761</text:p>
          </table:table-cell>
          <table:table-cell office:value-type="float" office:value="6761" calcext:value-type="float">
            <text:p>6761</text:p>
          </table:table-cell>
          <table:table-cell table:style-name="ce2" office:value-type="string" calcext:value-type="string">
            <text:p>24777050</text:p>
          </table:table-cell>
          <table:table-cell office:value-type="string" calcext:value-type="string">
            <text:p>Out Bound</text:p>
          </table:table-cell>
          <table:table-cell office:value-type="float" office:value="0.0573277484633" calcext:value-type="float">
            <text:p>0.05732774846</text:p>
          </table:table-cell>
          <table:table-cell office:value-type="string" calcext:value-type="string">
            <text:p>Contraflow Bike Lane</text:p>
          </table:table-cell>
          <table:table-cell/>
          <table:table-cell office:value-type="float" office:value="92.2602525434" calcext:value-type="float">
            <text:p>92.2602525434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SEGID- 10789</text:p>
          </table:table-cell>
          <table:table-cell office:value-type="float" office:value="10789" calcext:value-type="float">
            <text:p>10789</text:p>
          </table:table-cell>
          <table:table-cell table:style-name="ce2" office:value-type="string" calcext:value-type="string">
            <text:p>24777060</text:p>
          </table:table-cell>
          <table:table-cell office:value-type="string" calcext:value-type="string">
            <text:p>Out Bound</text:p>
          </table:table-cell>
          <table:table-cell office:value-type="float" office:value="0.122814125213" calcext:value-type="float">
            <text:p>0.12281412521</text:p>
          </table:table-cell>
          <table:table-cell office:value-type="string" calcext:value-type="string">
            <text:p>Contraflow Bike Lane</text:p>
          </table:table-cell>
          <table:table-cell/>
          <table:table-cell office:value-type="float" office:value="197.650570829" calcext:value-type="float">
            <text:p>197.6505708290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SEGID- 4828</text:p>
          </table:table-cell>
          <table:table-cell office:value-type="float" office:value="4828" calcext:value-type="float">
            <text:p>4828</text:p>
          </table:table-cell>
          <table:table-cell table:style-name="ce2" office:value-type="string" calcext:value-type="string">
            <text:p>20060090</text:p>
          </table:table-cell>
          <table:table-cell office:value-type="string" calcext:value-type="string">
            <text:p>Out Bound</text:p>
          </table:table-cell>
          <table:table-cell office:value-type="float" office:value="0.0819932737785" calcext:value-type="float">
            <text:p>0.08199327378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131.955647107" calcext:value-type="float">
            <text:p>131.955647107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SEGID- 1313</text:p>
          </table:table-cell>
          <table:table-cell office:value-type="float" office:value="1313" calcext:value-type="float">
            <text:p>1313</text:p>
          </table:table-cell>
          <table:table-cell table:style-name="ce2" office:value-type="string" calcext:value-type="string">
            <text:p>20060110</text:p>
          </table:table-cell>
          <table:table-cell/>
          <table:table-cell office:value-type="float" office:value="0.0463235655462" calcext:value-type="float">
            <text:p>0.04632356555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74.5507013718" calcext:value-type="float">
            <text:p>74.5507013718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SEGID- 8824</text:p>
          </table:table-cell>
          <table:table-cell office:value-type="float" office:value="8824" calcext:value-type="float">
            <text:p>8824</text:p>
          </table:table-cell>
          <table:table-cell table:style-name="ce2" office:value-type="string" calcext:value-type="string">
            <text:p>20060113</text:p>
          </table:table-cell>
          <table:table-cell/>
          <table:table-cell office:value-type="float" office:value="0.0392830547338" calcext:value-type="float">
            <text:p>0.0392830547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63.2200748776" calcext:value-type="float">
            <text:p>63.2200748776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SEGID- 8624</text:p>
          </table:table-cell>
          <table:table-cell office:value-type="float" office:value="8624" calcext:value-type="float">
            <text:p>8624</text:p>
          </table:table-cell>
          <table:table-cell table:style-name="ce2" office:value-type="string" calcext:value-type="string">
            <text:p>20060117</text:p>
          </table:table-cell>
          <table:table-cell/>
          <table:table-cell office:value-type="float" office:value="0.0465158161653" calcext:value-type="float">
            <text:p>0.04651581617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74.860099371" calcext:value-type="float">
            <text:p>74.860099371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SEGID- 7233</text:p>
          </table:table-cell>
          <table:table-cell office:value-type="float" office:value="7233" calcext:value-type="float">
            <text:p>7233</text:p>
          </table:table-cell>
          <table:table-cell table:style-name="ce2" office:value-type="string" calcext:value-type="string">
            <text:p>20060120</text:p>
          </table:table-cell>
          <table:table-cell/>
          <table:table-cell office:value-type="float" office:value="0.0415337332687" calcext:value-type="float">
            <text:p>0.04153373327</text:p>
          </table:table-cell>
          <table:table-cell office:value-type="string" calcext:value-type="string">
            <text:p>Cycle Track</text:p>
          </table:table-cell>
          <table:table-cell office:value-type="string" calcext:value-type="string">
            <text:p>Cycle Track installed in Sept 2017</text:p>
          </table:table-cell>
          <table:table-cell office:value-type="float" office:value="66.8421981179" calcext:value-type="float">
            <text:p>66.84219811790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SEGID- 12380</text:p>
          </table:table-cell>
          <table:table-cell office:value-type="float" office:value="12380" calcext:value-type="float">
            <text:p>12380</text:p>
          </table:table-cell>
          <table:table-cell table:style-name="ce2" office:value-type="string" calcext:value-type="string">
            <text:p>20060125</text:p>
          </table:table-cell>
          <table:table-cell/>
          <table:table-cell office:value-type="float" office:value="0.0565701180893" calcext:value-type="float">
            <text:p>0.05657011809</text:p>
          </table:table-cell>
          <table:table-cell office:value-type="string" calcext:value-type="string">
            <text:p>Cycle Track</text:p>
          </table:table-cell>
          <table:table-cell office:value-type="string" calcext:value-type="string">
            <text:p>1975 plan</text:p>
          </table:table-cell>
          <table:table-cell office:value-type="float" office:value="91.0409622083" calcext:value-type="float">
            <text:p>91.0409622083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SEGID- 12871</text:p>
          </table:table-cell>
          <table:table-cell office:value-type="float" office:value="12871" calcext:value-type="float">
            <text:p>12871</text:p>
          </table:table-cell>
          <table:table-cell table:style-name="ce2" office:value-type="string" calcext:value-type="string">
            <text:p>20060130</text:p>
          </table:table-cell>
          <table:table-cell/>
          <table:table-cell office:value-type="float" office:value="0.0972071642158" calcext:value-type="float">
            <text:p>0.09720716422</text:p>
          </table:table-cell>
          <table:table-cell office:value-type="string" calcext:value-type="string">
            <text:p>Cycle Track</text:p>
          </table:table-cell>
          <table:table-cell office:value-type="string" calcext:value-type="string">
            <text:p>1975 plan</text:p>
          </table:table-cell>
          <table:table-cell office:value-type="float" office:value="156.440079368" calcext:value-type="float">
            <text:p>156.4400793680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SEGID- 7040</text:p>
          </table:table-cell>
          <table:table-cell office:value-type="float" office:value="7040" calcext:value-type="float">
            <text:p>7040</text:p>
          </table:table-cell>
          <table:table-cell table:style-name="ce2" office:value-type="string" calcext:value-type="string">
            <text:p>20060140</text:p>
          </table:table-cell>
          <table:table-cell/>
          <table:table-cell office:value-type="float" office:value="0.115862610233" calcext:value-type="float">
            <text:p>0.11586261023</text:p>
          </table:table-cell>
          <table:table-cell office:value-type="string" calcext:value-type="string">
            <text:p>Cycle Track</text:p>
          </table:table-cell>
          <table:table-cell office:value-type="string" calcext:value-type="string">
            <text:p>1975 plan</text:p>
          </table:table-cell>
          <table:table-cell office:value-type="float" office:value="186.46316953" calcext:value-type="float">
            <text:p>186.4631695300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SEGID- 10825</text:p>
          </table:table-cell>
          <table:table-cell office:value-type="float" office:value="10825" calcext:value-type="float">
            <text:p>10825</text:p>
          </table:table-cell>
          <table:table-cell table:style-name="ce2" office:value-type="string" calcext:value-type="string">
            <text:p>30150000</text:p>
          </table:table-cell>
          <table:table-cell office:value-type="string" calcext:value-type="string">
            <text:p>In Bound</text:p>
          </table:table-cell>
          <table:table-cell office:value-type="float" office:value="0.0780164237179" calcext:value-type="float">
            <text:p>0.0780164237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ADC rec route</text:p>
          </table:table-cell>
          <table:table-cell office:value-type="float" office:value="125.555514523" calcext:value-type="float">
            <text:p>125.555514523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SEGID- 1456</text:p>
          </table:table-cell>
          <table:table-cell office:value-type="float" office:value="1456" calcext:value-type="float">
            <text:p>1456</text:p>
          </table:table-cell>
          <table:table-cell table:style-name="ce2" office:value-type="string" calcext:value-type="string">
            <text:p>30150010</text:p>
          </table:table-cell>
          <table:table-cell office:value-type="string" calcext:value-type="string">
            <text:p>In Bound</text:p>
          </table:table-cell>
          <table:table-cell office:value-type="float" office:value="0.073744404906" calcext:value-type="float">
            <text:p>0.07374440491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ADC rec route</text:p>
          </table:table-cell>
          <table:table-cell office:value-type="float" office:value="118.68035293" calcext:value-type="float">
            <text:p>118.68035293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SEGID- 10681</text:p>
          </table:table-cell>
          <table:table-cell office:value-type="float" office:value="10681" calcext:value-type="float">
            <text:p>10681</text:p>
          </table:table-cell>
          <table:table-cell table:style-name="ce2" office:value-type="string" calcext:value-type="string">
            <text:p>30150020</text:p>
          </table:table-cell>
          <table:table-cell office:value-type="string" calcext:value-type="string">
            <text:p>In Bound</text:p>
          </table:table-cell>
          <table:table-cell office:value-type="float" office:value="0.0329283483522" calcext:value-type="float">
            <text:p>0.03292834835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ADC rec route</text:p>
          </table:table-cell>
          <table:table-cell office:value-type="float" office:value="52.9931458368" calcext:value-type="float">
            <text:p>52.9931458368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SEGID- 13057</text:p>
          </table:table-cell>
          <table:table-cell office:value-type="float" office:value="13057" calcext:value-type="float">
            <text:p>13057</text:p>
          </table:table-cell>
          <table:table-cell table:style-name="ce2" office:value-type="string" calcext:value-type="string">
            <text:p>30150025</text:p>
          </table:table-cell>
          <table:table-cell office:value-type="string" calcext:value-type="string">
            <text:p>In Bound</text:p>
          </table:table-cell>
          <table:table-cell office:value-type="float" office:value="0.122174123737" calcext:value-type="float">
            <text:p>0.12217412374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ADC rec route</text:p>
          </table:table-cell>
          <table:table-cell office:value-type="float" office:value="196.620586233" calcext:value-type="float">
            <text:p>196.620586233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SEGID- 9991</text:p>
          </table:table-cell>
          <table:table-cell office:value-type="float" office:value="9991" calcext:value-type="float">
            <text:p>9991</text:p>
          </table:table-cell>
          <table:table-cell table:style-name="ce2" office:value-type="string" calcext:value-type="string">
            <text:p>30150030</text:p>
          </table:table-cell>
          <table:table-cell office:value-type="string" calcext:value-type="string">
            <text:p>In Bound</text:p>
          </table:table-cell>
          <table:table-cell office:value-type="float" office:value="0.086309315413" calcext:value-type="float">
            <text:p>0.08630931541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ADC rec route</text:p>
          </table:table-cell>
          <table:table-cell office:value-type="float" office:value="138.901656707" calcext:value-type="float">
            <text:p>138.901656707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SEGID- 13221</text:p>
          </table:table-cell>
          <table:table-cell office:value-type="float" office:value="13221" calcext:value-type="float">
            <text:p>13221</text:p>
          </table:table-cell>
          <table:table-cell table:style-name="ce2" office:value-type="string" calcext:value-type="string">
            <text:p>30150040</text:p>
          </table:table-cell>
          <table:table-cell office:value-type="string" calcext:value-type="string">
            <text:p>In Bound</text:p>
          </table:table-cell>
          <table:table-cell office:value-type="float" office:value="0.0873234937138" calcext:value-type="float">
            <text:p>0.08732349371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ADC rec route</text:p>
          </table:table-cell>
          <table:table-cell office:value-type="float" office:value="140.533821735" calcext:value-type="float">
            <text:p>140.533821735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SEGID- 411</text:p>
          </table:table-cell>
          <table:table-cell office:value-type="float" office:value="411" calcext:value-type="float">
            <text:p>411</text:p>
          </table:table-cell>
          <table:table-cell table:style-name="ce2" office:value-type="string" calcext:value-type="string">
            <text:p>30150050</text:p>
          </table:table-cell>
          <table:table-cell office:value-type="string" calcext:value-type="string">
            <text:p>In Bound</text:p>
          </table:table-cell>
          <table:table-cell office:value-type="float" office:value="0.0668719399096" calcext:value-type="float">
            <text:p>0.06687193991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ADC rec route</text:p>
          </table:table-cell>
          <table:table-cell office:value-type="float" office:value="107.620170502" calcext:value-type="float">
            <text:p>107.620170502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SEGID- 2426</text:p>
          </table:table-cell>
          <table:table-cell office:value-type="float" office:value="2426" calcext:value-type="float">
            <text:p>2426</text:p>
          </table:table-cell>
          <table:table-cell table:style-name="ce2" office:value-type="string" calcext:value-type="string">
            <text:p>20140070</text:p>
          </table:table-cell>
          <table:table-cell office:value-type="string" calcext:value-type="string">
            <text:p>In Bound</text:p>
          </table:table-cell>
          <table:table-cell office:value-type="float" office:value="0.0255384577295" calcext:value-type="float">
            <text:p>0.0255384577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ADC rec route</text:p>
          </table:table-cell>
          <table:table-cell office:value-type="float" office:value="41.1002459167" calcext:value-type="float">
            <text:p>41.1002459167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SEGID- 9723</text:p>
          </table:table-cell>
          <table:table-cell office:value-type="float" office:value="9723" calcext:value-type="float">
            <text:p>9723</text:p>
          </table:table-cell>
          <table:table-cell table:style-name="ce2" office:value-type="string" calcext:value-type="string">
            <text:p>22691110</text:p>
          </table:table-cell>
          <table:table-cell office:value-type="string" calcext:value-type="string">
            <text:p>Out Bound</text:p>
          </table:table-cell>
          <table:table-cell office:value-type="float" office:value="0.0693076200972" calcext:value-type="float">
            <text:p>0.0693076201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11.540025638" calcext:value-type="float">
            <text:p>111.540025638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SEGID- 2641</text:p>
          </table:table-cell>
          <table:table-cell office:value-type="float" office:value="2641" calcext:value-type="float">
            <text:p>2641</text:p>
          </table:table-cell>
          <table:table-cell table:style-name="ce2" office:value-type="string" calcext:value-type="string">
            <text:p>10340130</text:p>
          </table:table-cell>
          <table:table-cell office:value-type="string" calcext:value-type="string">
            <text:p>In Bound</text:p>
          </table:table-cell>
          <table:table-cell office:value-type="float" office:value="0.0685656440312" calcext:value-type="float">
            <text:p>0.06856564403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10.34592852" calcext:value-type="float">
            <text:p>110.34592852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SEGID- 494</text:p>
          </table:table-cell>
          <table:table-cell office:value-type="float" office:value="494" calcext:value-type="float">
            <text:p>494</text:p>
          </table:table-cell>
          <table:table-cell table:style-name="ce2" office:value-type="string" calcext:value-type="string">
            <text:p>10330130</text:p>
          </table:table-cell>
          <table:table-cell office:value-type="string" calcext:value-type="string">
            <text:p>Out Bound</text:p>
          </table:table-cell>
          <table:table-cell office:value-type="float" office:value="0.0684033642135" calcext:value-type="float">
            <text:p>0.06840336421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10.084763946" calcext:value-type="float">
            <text:p>110.0847639460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SEGID- 1841</text:p>
          </table:table-cell>
          <table:table-cell office:value-type="float" office:value="1841" calcext:value-type="float">
            <text:p>1841</text:p>
          </table:table-cell>
          <table:table-cell table:style-name="ce2" office:value-type="string" calcext:value-type="string">
            <text:p>18846160</text:p>
          </table:table-cell>
          <table:table-cell office:value-type="string" calcext:value-type="string">
            <text:p>Out Bound</text:p>
          </table:table-cell>
          <table:table-cell office:value-type="float" office:value="0.106168360973" calcext:value-type="float">
            <text:p>0.10616836097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70.861756444" calcext:value-type="float">
            <text:p>170.861756444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SEGID- 3077</text:p>
          </table:table-cell>
          <table:table-cell office:value-type="float" office:value="3077" calcext:value-type="float">
            <text:p>3077</text:p>
          </table:table-cell>
          <table:table-cell table:style-name="ce2" office:value-type="string" calcext:value-type="string">
            <text:p>15135570</text:p>
          </table:table-cell>
          <table:table-cell/>
          <table:table-cell office:value-type="float" office:value="0.117077455046" calcext:value-type="float">
            <text:p>0.11707745505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, 1975 plan, public input</text:p>
          </table:table-cell>
          <table:table-cell office:value-type="float" office:value="188.41827665" calcext:value-type="float">
            <text:p>188.41827665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SEGID- 1976</text:p>
          </table:table-cell>
          <table:table-cell office:value-type="float" office:value="1976" calcext:value-type="float">
            <text:p>1976</text:p>
          </table:table-cell>
          <table:table-cell table:style-name="ce2" office:value-type="string" calcext:value-type="string">
            <text:p>30060033</text:p>
          </table:table-cell>
          <table:table-cell office:value-type="string" calcext:value-type="string">
            <text:p>In Bound</text:p>
          </table:table-cell>
          <table:table-cell office:value-type="float" office:value="0.0914333261778" calcext:value-type="float">
            <text:p>0.09143332618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147.14796918" calcext:value-type="float">
            <text:p>147.14796918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SEGID- 10417</text:p>
          </table:table-cell>
          <table:table-cell office:value-type="float" office:value="10417" calcext:value-type="float">
            <text:p>10417</text:p>
          </table:table-cell>
          <table:table-cell table:style-name="ce2" office:value-type="string" calcext:value-type="string">
            <text:p>16253320</text:p>
          </table:table-cell>
          <table:table-cell/>
          <table:table-cell office:value-type="float" office:value="0.0994220245646" calcext:value-type="float">
            <text:p>0.09942202456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public input; sharrows</text:p>
          </table:table-cell>
          <table:table-cell office:value-type="float" office:value="160.00455871" calcext:value-type="float">
            <text:p>160.00455871000</text:p>
          </table:table-cell>
          <table:table-cell office:value-type="float" office:value="2013" calcext:value-type="float">
            <text:p>2013</text:p>
          </table:table-cell>
          <table:table-cell table:number-columns-repeated="4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SEGID- 9172</text:p>
          </table:table-cell>
          <table:table-cell office:value-type="float" office:value="9172" calcext:value-type="float">
            <text:p>9172</text:p>
          </table:table-cell>
          <table:table-cell table:style-name="ce2" office:value-type="string" calcext:value-type="string">
            <text:p>16422160</text:p>
          </table:table-cell>
          <table:table-cell/>
          <table:table-cell office:value-type="float" office:value="0.034736589631" calcext:value-type="float">
            <text:p>0.0347365896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55.9032339097" calcext:value-type="float">
            <text:p>55.9032339097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SEGID- 8033</text:p>
          </table:table-cell>
          <table:table-cell office:value-type="float" office:value="8033" calcext:value-type="float">
            <text:p>8033</text:p>
          </table:table-cell>
          <table:table-cell table:style-name="ce2" office:value-type="string" calcext:value-type="string">
            <text:p>16422210</text:p>
          </table:table-cell>
          <table:table-cell/>
          <table:table-cell office:value-type="float" office:value="0.08489871528" calcext:value-type="float">
            <text:p>0.08489871528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36.631511307" calcext:value-type="float">
            <text:p>136.631511307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1st draft</text:p>
          </table:table-cell>
          <table:table-cell table:number-columns-repeated="3"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SEGID- 2912</text:p>
          </table:table-cell>
          <table:table-cell office:value-type="float" office:value="2912" calcext:value-type="float">
            <text:p>2912</text:p>
          </table:table-cell>
          <table:table-cell table:style-name="ce2" office:value-type="string" calcext:value-type="string">
            <text:p>18456170</text:p>
          </table:table-cell>
          <table:table-cell/>
          <table:table-cell office:value-type="float" office:value="0.171288961544" calcext:value-type="float">
            <text:p>0.17128896154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275.663413854" calcext:value-type="float">
            <text:p>275.663413854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SEGID- 5663</text:p>
          </table:table-cell>
          <table:table-cell office:value-type="float" office:value="5663" calcext:value-type="float">
            <text:p>5663</text:p>
          </table:table-cell>
          <table:table-cell table:style-name="ce2" office:value-type="string" calcext:value-type="string">
            <text:p>20040037</text:p>
          </table:table-cell>
          <table:table-cell office:value-type="string" calcext:value-type="string">
            <text:p>In Bound</text:p>
          </table:table-cell>
          <table:table-cell office:value-type="float" office:value="0.049318159133" calcext:value-type="float">
            <text:p>0.0493181591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1975 plan</text:p>
          </table:table-cell>
          <table:table-cell office:value-type="float" office:value="79.3700422319" calcext:value-type="float">
            <text:p>79.3700422319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SEGID- 2450</text:p>
          </table:table-cell>
          <table:table-cell office:value-type="float" office:value="2450" calcext:value-type="float">
            <text:p>2450</text:p>
          </table:table-cell>
          <table:table-cell table:style-name="ce2" office:value-type="string" calcext:value-type="string">
            <text:p>20040210</text:p>
          </table:table-cell>
          <table:table-cell/>
          <table:table-cell office:value-type="float" office:value="0.0738871336205" calcext:value-type="float">
            <text:p>0.0738871336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route</text:p>
          </table:table-cell>
          <table:table-cell office:value-type="float" office:value="118.910052989" calcext:value-type="float">
            <text:p>118.910052989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SEGID- 99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30140015</text:p>
          </table:table-cell>
          <table:table-cell office:value-type="string" calcext:value-type="string">
            <text:p>Out Bound</text:p>
          </table:table-cell>
          <table:table-cell office:value-type="float" office:value="0.0214013246839" calcext:value-type="float">
            <text:p>0.02140132468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ADC rec route</text:p>
          </table:table-cell>
          <table:table-cell office:value-type="float" office:value="34.4421623564" calcext:value-type="float">
            <text:p>34.4421623564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SEGID- 2998</text:p>
          </table:table-cell>
          <table:table-cell office:value-type="float" office:value="2998" calcext:value-type="float">
            <text:p>2998</text:p>
          </table:table-cell>
          <table:table-cell table:style-name="ce2" office:value-type="string" calcext:value-type="string">
            <text:p>30040080</text:p>
          </table:table-cell>
          <table:table-cell office:value-type="string" calcext:value-type="string">
            <text:p>Out Bound</text:p>
          </table:table-cell>
          <table:table-cell office:value-type="float" office:value="0.0501147527577" calcext:value-type="float">
            <text:p>0.05011475276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80.6520379662" calcext:value-type="float">
            <text:p>80.6520379662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SEGID- 6801</text:p>
          </table:table-cell>
          <table:table-cell office:value-type="float" office:value="6801" calcext:value-type="float">
            <text:p>6801</text:p>
          </table:table-cell>
          <table:table-cell table:style-name="ce2" office:value-type="string" calcext:value-type="string">
            <text:p>17286060</text:p>
          </table:table-cell>
          <table:table-cell office:value-type="string" calcext:value-type="string">
            <text:p>In Bound</text:p>
          </table:table-cell>
          <table:table-cell office:value-type="float" office:value="0.055005045335" calcext:value-type="float">
            <text:p>0.05500504534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88.5222167241" calcext:value-type="float">
            <text:p>88.5222167241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SEGID- 13751</text:p>
          </table:table-cell>
          <table:table-cell office:value-type="float" office:value="13751" calcext:value-type="float">
            <text:p>13751</text:p>
          </table:table-cell>
          <table:table-cell table:style-name="ce2" office:value-type="string" calcext:value-type="string">
            <text:p>30010130</text:p>
          </table:table-cell>
          <table:table-cell/>
          <table:table-cell office:value-type="float" office:value="0.119324400526" calcext:value-type="float">
            <text:p>0.1193244005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92.034392109" calcext:value-type="float">
            <text:p>192.034392109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SEGID- 5858</text:p>
          </table:table-cell>
          <table:table-cell office:value-type="float" office:value="5858" calcext:value-type="float">
            <text:p>5858</text:p>
          </table:table-cell>
          <table:table-cell table:style-name="ce2" office:value-type="string" calcext:value-type="string">
            <text:p>16890200</text:p>
          </table:table-cell>
          <table:table-cell/>
          <table:table-cell office:value-type="float" office:value="0.152204112382" calcext:value-type="float">
            <text:p>0.15220411238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244.949264936" calcext:value-type="float">
            <text:p>244.949264936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SEGID- 6022</text:p>
          </table:table-cell>
          <table:table-cell office:value-type="float" office:value="6022" calcext:value-type="float">
            <text:p>6022</text:p>
          </table:table-cell>
          <table:table-cell table:style-name="ce2" office:value-type="string" calcext:value-type="string">
            <text:p>24777070</text:p>
          </table:table-cell>
          <table:table-cell office:value-type="string" calcext:value-type="string">
            <text:p>Out Bound</text:p>
          </table:table-cell>
          <table:table-cell office:value-type="float" office:value="0.0650079166953" calcext:value-type="float">
            <text:p>0.06500791670</text:p>
          </table:table-cell>
          <table:table-cell office:value-type="string" calcext:value-type="string">
            <text:p>Contraflow Bike Lane</text:p>
          </table:table-cell>
          <table:table-cell/>
          <table:table-cell office:value-type="float" office:value="104.620309927" calcext:value-type="float">
            <text:p>104.6203099270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SEGID- 10307</text:p>
          </table:table-cell>
          <table:table-cell office:value-type="float" office:value="10307" calcext:value-type="float">
            <text:p>10307</text:p>
          </table:table-cell>
          <table:table-cell table:style-name="ce2" office:value-type="string" calcext:value-type="string">
            <text:p>24777080</text:p>
          </table:table-cell>
          <table:table-cell office:value-type="string" calcext:value-type="string">
            <text:p>Out Bound</text:p>
          </table:table-cell>
          <table:table-cell office:value-type="float" office:value="0.065007803351" calcext:value-type="float">
            <text:p>0.06500780335</text:p>
          </table:table-cell>
          <table:table-cell office:value-type="string" calcext:value-type="string">
            <text:p>Contraflow Bike Lane</text:p>
          </table:table-cell>
          <table:table-cell/>
          <table:table-cell office:value-type="float" office:value="104.620127516" calcext:value-type="float">
            <text:p>104.6201275160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SEGID- 9525</text:p>
          </table:table-cell>
          <table:table-cell office:value-type="float" office:value="9525" calcext:value-type="float">
            <text:p>9525</text:p>
          </table:table-cell>
          <table:table-cell table:style-name="ce2" office:value-type="string" calcext:value-type="string">
            <text:p>24777090</text:p>
          </table:table-cell>
          <table:table-cell office:value-type="string" calcext:value-type="string">
            <text:p>Out Bound</text:p>
          </table:table-cell>
          <table:table-cell office:value-type="float" office:value="0.0599065913302" calcext:value-type="float">
            <text:p>0.05990659133</text:p>
          </table:table-cell>
          <table:table-cell office:value-type="string" calcext:value-type="string">
            <text:p>Contraflow Bike Lane</text:p>
          </table:table-cell>
          <table:table-cell/>
          <table:table-cell office:value-type="float" office:value="96.4105061387" calcext:value-type="float">
            <text:p>96.4105061387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SEGID- 2090</text:p>
          </table:table-cell>
          <table:table-cell office:value-type="float" office:value="2090" calcext:value-type="float">
            <text:p>2090</text:p>
          </table:table-cell>
          <table:table-cell table:style-name="ce2" office:value-type="string" calcext:value-type="string">
            <text:p>24777110</text:p>
          </table:table-cell>
          <table:table-cell office:value-type="string" calcext:value-type="string">
            <text:p>Out Bound</text:p>
          </table:table-cell>
          <table:table-cell office:value-type="float" office:value="0.069146744624" calcext:value-type="float">
            <text:p>0.06914674462</text:p>
          </table:table-cell>
          <table:table-cell office:value-type="string" calcext:value-type="string">
            <text:p>Contraflow Bike Lane</text:p>
          </table:table-cell>
          <table:table-cell/>
          <table:table-cell office:value-type="float" office:value="111.281121142" calcext:value-type="float">
            <text:p>111.2811211420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SEGID- 1932</text:p>
          </table:table-cell>
          <table:table-cell office:value-type="float" office:value="1932" calcext:value-type="float">
            <text:p>1932</text:p>
          </table:table-cell>
          <table:table-cell table:style-name="ce2" office:value-type="string" calcext:value-type="string">
            <text:p>24777120</text:p>
          </table:table-cell>
          <table:table-cell office:value-type="string" calcext:value-type="string">
            <text:p>Out Bound</text:p>
          </table:table-cell>
          <table:table-cell office:value-type="float" office:value="0.104272258903" calcext:value-type="float">
            <text:p>0.10427225890</text:p>
          </table:table-cell>
          <table:table-cell office:value-type="string" calcext:value-type="string">
            <text:p>Contraflow Bike Lane</text:p>
          </table:table-cell>
          <table:table-cell/>
          <table:table-cell office:value-type="float" office:value="167.810269853" calcext:value-type="float">
            <text:p>167.8102698530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SEGID- 12516</text:p>
          </table:table-cell>
          <table:table-cell office:value-type="float" office:value="12516" calcext:value-type="float">
            <text:p>12516</text:p>
          </table:table-cell>
          <table:table-cell table:style-name="ce2" office:value-type="string" calcext:value-type="string">
            <text:p>40040000</text:p>
          </table:table-cell>
          <table:table-cell/>
          <table:table-cell office:value-type="float" office:value="0.062630549725" calcext:value-type="float">
            <text:p>0.0626305497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route</text:p>
          </table:table-cell>
          <table:table-cell office:value-type="float" office:value="100.794301005" calcext:value-type="float">
            <text:p>100.79430100500</text:p>
          </table:table-cell>
          <table:table-cell office:value-type="float" office:value="2014" calcext:value-type="float">
            <text:p>2014</text:p>
          </table:table-cell>
          <table:table-cell table:style-name="ce2" office:value-type="string" calcext:value-type="string">
            <text:p>90%</text:p>
          </table:table-cell>
          <table:table-cell table:number-columns-repeated="2"/>
          <table:table-cell office:value-type="string" calcext:value-type="string">
            <text:p>Mayb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SEGID- 1090</text:p>
          </table:table-cell>
          <table:table-cell office:value-type="float" office:value="1090" calcext:value-type="float">
            <text:p>1090</text:p>
          </table:table-cell>
          <table:table-cell table:style-name="ce2" office:value-type="string" calcext:value-type="string">
            <text:p>40040005</text:p>
          </table:table-cell>
          <table:table-cell/>
          <table:table-cell office:value-type="float" office:value="0.0845161149681" calcext:value-type="float">
            <text:p>0.08451611497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route</text:p>
          </table:table-cell>
          <table:table-cell office:value-type="float" office:value="136.015774559" calcext:value-type="float">
            <text:p>136.01577455900</text:p>
          </table:table-cell>
          <table:table-cell office:value-type="float" office:value="2014" calcext:value-type="float">
            <text:p>2014</text:p>
          </table:table-cell>
          <table:table-cell table:style-name="ce2" office:value-type="string" calcext:value-type="string">
            <text:p>90%</text:p>
          </table:table-cell>
          <table:table-cell table:number-columns-repeated="2"/>
          <table:table-cell office:value-type="string" calcext:value-type="string">
            <text:p>Mayb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SEGID- 6574</text:p>
          </table:table-cell>
          <table:table-cell office:value-type="float" office:value="6574" calcext:value-type="float">
            <text:p>6574</text:p>
          </table:table-cell>
          <table:table-cell table:style-name="ce2" office:value-type="string" calcext:value-type="string">
            <text:p>40040020</text:p>
          </table:table-cell>
          <table:table-cell/>
          <table:table-cell office:value-type="float" office:value="0.105603302121" calcext:value-type="float">
            <text:p>0.1056033021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route</text:p>
          </table:table-cell>
          <table:table-cell office:value-type="float" office:value="169.952380553" calcext:value-type="float">
            <text:p>169.95238055300</text:p>
          </table:table-cell>
          <table:table-cell office:value-type="float" office:value="2014" calcext:value-type="float">
            <text:p>2014</text:p>
          </table:table-cell>
          <table:table-cell table:style-name="ce2" office:value-type="string" calcext:value-type="string">
            <text:p>90%</text:p>
          </table:table-cell>
          <table:table-cell table:number-columns-repeated="2"/>
          <table:table-cell office:value-type="string" calcext:value-type="string">
            <text:p>Mayb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SEGID- 12094</text:p>
          </table:table-cell>
          <table:table-cell office:value-type="float" office:value="12094" calcext:value-type="float">
            <text:p>12094</text:p>
          </table:table-cell>
          <table:table-cell table:style-name="ce2" office:value-type="string" calcext:value-type="string">
            <text:p>53191010</text:p>
          </table:table-cell>
          <table:table-cell/>
          <table:table-cell office:value-type="float" office:value="0.129438686695" calcext:value-type="float">
            <text:p>0.1294386867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208.311790424" calcext:value-type="float">
            <text:p>208.311790424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SEGID- 2679</text:p>
          </table:table-cell>
          <table:table-cell office:value-type="float" office:value="2679" calcext:value-type="float">
            <text:p>2679</text:p>
          </table:table-cell>
          <table:table-cell table:style-name="ce2" office:value-type="string" calcext:value-type="string">
            <text:p>53191030</text:p>
          </table:table-cell>
          <table:table-cell/>
          <table:table-cell office:value-type="float" office:value="0.0787337838954" calcext:value-type="float">
            <text:p>0.0787337839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126.709996129" calcext:value-type="float">
            <text:p>126.709996129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SEGID- 3793</text:p>
          </table:table-cell>
          <table:table-cell office:value-type="float" office:value="3793" calcext:value-type="float">
            <text:p>3793</text:p>
          </table:table-cell>
          <table:table-cell table:style-name="ce2" office:value-type="string" calcext:value-type="string">
            <text:p>53191040</text:p>
          </table:table-cell>
          <table:table-cell/>
          <table:table-cell office:value-type="float" office:value="0.0571971961193" calcext:value-type="float">
            <text:p>0.0571971961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92.0501484917" calcext:value-type="float">
            <text:p>92.0501484917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SEGID- 13800</text:p>
          </table:table-cell>
          <table:table-cell office:value-type="float" office:value="13800" calcext:value-type="float">
            <text:p>13800</text:p>
          </table:table-cell>
          <table:table-cell table:style-name="ce2" office:value-type="string" calcext:value-type="string">
            <text:p>37189005</text:p>
          </table:table-cell>
          <table:table-cell/>
          <table:table-cell office:value-type="float" office:value="0.175397291128" calcext:value-type="float">
            <text:p>0.17539729113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282.275142643" calcext:value-type="float">
            <text:p>282.275142643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SEGID- 4142</text:p>
          </table:table-cell>
          <table:table-cell office:value-type="float" office:value="4142" calcext:value-type="float">
            <text:p>4142</text:p>
          </table:table-cell>
          <table:table-cell table:style-name="ce2" office:value-type="string" calcext:value-type="string">
            <text:p>43939000</text:p>
          </table:table-cell>
          <table:table-cell office:value-type="string" calcext:value-type="string">
            <text:p>Out Bound</text:p>
          </table:table-cell>
          <table:table-cell office:value-type="float" office:value="0.323599795371" calcext:value-type="float">
            <text:p>0.32359979537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 connection bet Firth Sterling Trail and Oxo</text:p>
          </table:table-cell>
          <table:table-cell office:value-type="float" office:value="520.78443065" calcext:value-type="float">
            <text:p>520.784430650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SEGID- 4375</text:p>
          </table:table-cell>
          <table:table-cell office:value-type="float" office:value="4375" calcext:value-type="float">
            <text:p>4375</text:p>
          </table:table-cell>
          <table:table-cell table:style-name="ce2" office:value-type="string" calcext:value-type="string">
            <text:p>10140342</text:p>
          </table:table-cell>
          <table:table-cell/>
          <table:table-cell office:value-type="float" office:value="0.0360954725181" calcext:value-type="float">
            <text:p>0.0360954725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</text:p>
          </table:table-cell>
          <table:table-cell office:value-type="float" office:value="58.0901483044" calcext:value-type="float">
            <text:p>58.0901483044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SEGID- 9453</text:p>
          </table:table-cell>
          <table:table-cell office:value-type="float" office:value="9453" calcext:value-type="float">
            <text:p>9453</text:p>
          </table:table-cell>
          <table:table-cell table:style-name="ce2" office:value-type="string" calcext:value-type="string">
            <text:p>10180193</text:p>
          </table:table-cell>
          <table:table-cell/>
          <table:table-cell office:value-type="float" office:value="0.0338459693465" calcext:value-type="float">
            <text:p>0.03384596935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public input</text:p>
          </table:table-cell>
          <table:table-cell office:value-type="float" office:value="54.4699166319" calcext:value-type="float">
            <text:p>54.4699166319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SEGID- 3402</text:p>
          </table:table-cell>
          <table:table-cell office:value-type="float" office:value="3402" calcext:value-type="float">
            <text:p>3402</text:p>
          </table:table-cell>
          <table:table-cell table:style-name="ce2" office:value-type="string" calcext:value-type="string">
            <text:p>30010090</text:p>
          </table:table-cell>
          <table:table-cell/>
          <table:table-cell office:value-type="float" office:value="0.0605263453947" calcext:value-type="float">
            <text:p>0.06052634539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97.4079056188" calcext:value-type="float">
            <text:p>97.4079056188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SEGID- 9875</text:p>
          </table:table-cell>
          <table:table-cell office:value-type="float" office:value="9875" calcext:value-type="float">
            <text:p>9875</text:p>
          </table:table-cell>
          <table:table-cell table:style-name="ce2" office:value-type="string" calcext:value-type="string">
            <text:p>30010110</text:p>
          </table:table-cell>
          <table:table-cell/>
          <table:table-cell office:value-type="float" office:value="0.0722409661716" calcext:value-type="float">
            <text:p>0.07224096617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16.260797984" calcext:value-type="float">
            <text:p>116.260797984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SEGID- 11220</text:p>
          </table:table-cell>
          <table:table-cell office:value-type="float" office:value="11220" calcext:value-type="float">
            <text:p>11220</text:p>
          </table:table-cell>
          <table:table-cell table:style-name="ce2" office:value-type="string" calcext:value-type="string">
            <text:p>30010120</text:p>
          </table:table-cell>
          <table:table-cell/>
          <table:table-cell office:value-type="float" office:value="0.127352492333" calcext:value-type="float">
            <text:p>0.1273524923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204.95437933" calcext:value-type="float">
            <text:p>204.95437933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SEGID- 6365</text:p>
          </table:table-cell>
          <table:table-cell office:value-type="float" office:value="6365" calcext:value-type="float">
            <text:p>6365</text:p>
          </table:table-cell>
          <table:table-cell table:style-name="ce2" office:value-type="string" calcext:value-type="string">
            <text:p>30010125</text:p>
          </table:table-cell>
          <table:table-cell/>
          <table:table-cell office:value-type="float" office:value="0.0603475124876" calcext:value-type="float">
            <text:p>0.0603475124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97.120101377" calcext:value-type="float">
            <text:p>97.120101377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SEGID- 8439</text:p>
          </table:table-cell>
          <table:table-cell office:value-type="float" office:value="8439" calcext:value-type="float">
            <text:p>8439</text:p>
          </table:table-cell>
          <table:table-cell table:style-name="ce2" office:value-type="string" calcext:value-type="string">
            <text:p>30140030</text:p>
          </table:table-cell>
          <table:table-cell office:value-type="string" calcext:value-type="string">
            <text:p>Out Bound</text:p>
          </table:table-cell>
          <table:table-cell office:value-type="float" office:value="0.0864717481227" calcext:value-type="float">
            <text:p>0.0864717481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, ADC rec route</text:p>
          </table:table-cell>
          <table:table-cell office:value-type="float" office:value="139.163067337" calcext:value-type="float">
            <text:p>139.163067337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SEGID- 4317</text:p>
          </table:table-cell>
          <table:table-cell office:value-type="float" office:value="4317" calcext:value-type="float">
            <text:p>4317</text:p>
          </table:table-cell>
          <table:table-cell table:style-name="ce2" office:value-type="string" calcext:value-type="string">
            <text:p>30140050</text:p>
          </table:table-cell>
          <table:table-cell office:value-type="string" calcext:value-type="string">
            <text:p>Out Bound</text:p>
          </table:table-cell>
          <table:table-cell office:value-type="float" office:value="0.108665485896" calcext:value-type="float">
            <text:p>0.1086654859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</text:p>
          </table:table-cell>
          <table:table-cell office:value-type="float" office:value="174.880497495" calcext:value-type="float">
            <text:p>174.880497495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SEGID- 3136</text:p>
          </table:table-cell>
          <table:table-cell office:value-type="float" office:value="3136" calcext:value-type="float">
            <text:p>3136</text:p>
          </table:table-cell>
          <table:table-cell table:style-name="ce2" office:value-type="string" calcext:value-type="string">
            <text:p>35945325</text:p>
          </table:table-cell>
          <table:table-cell/>
          <table:table-cell office:value-type="float" office:value="0.0547710637282" calcext:value-type="float">
            <text:p>0.0547710637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88.145659076" calcext:value-type="float">
            <text:p>88.1456590760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SEGID- 13275</text:p>
          </table:table-cell>
          <table:table-cell office:value-type="float" office:value="13275" calcext:value-type="float">
            <text:p>13275</text:p>
          </table:table-cell>
          <table:table-cell table:style-name="ce2" office:value-type="string" calcext:value-type="string">
            <text:p>35945340</text:p>
          </table:table-cell>
          <table:table-cell/>
          <table:table-cell office:value-type="float" office:value="0.0741927430431" calcext:value-type="float">
            <text:p>0.07419274304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19.401884664" calcext:value-type="float">
            <text:p>119.4018846640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SEGID- 1092</text:p>
          </table:table-cell>
          <table:table-cell office:value-type="float" office:value="1092" calcext:value-type="float">
            <text:p>1092</text:p>
          </table:table-cell>
          <table:table-cell table:style-name="ce2" office:value-type="string" calcext:value-type="string">
            <text:p>35945350</text:p>
          </table:table-cell>
          <table:table-cell/>
          <table:table-cell office:value-type="float" office:value="0.0255012632521" calcext:value-type="float">
            <text:p>0.02550126325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41.040387088" calcext:value-type="float">
            <text:p>41.0403870880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SEGID- 3043</text:p>
          </table:table-cell>
          <table:table-cell office:value-type="float" office:value="3043" calcext:value-type="float">
            <text:p>3043</text:p>
          </table:table-cell>
          <table:table-cell table:style-name="ce2" office:value-type="string" calcext:value-type="string">
            <text:p>35945355</text:p>
          </table:table-cell>
          <table:table-cell/>
          <table:table-cell office:value-type="float" office:value="0.0530216193134" calcext:value-type="float">
            <text:p>0.05302161931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85.3301955727" calcext:value-type="float">
            <text:p>85.3301955727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SEGID- 2256</text:p>
          </table:table-cell>
          <table:table-cell office:value-type="float" office:value="2256" calcext:value-type="float">
            <text:p>2256</text:p>
          </table:table-cell>
          <table:table-cell table:style-name="ce2" office:value-type="string" calcext:value-type="string">
            <text:p>35945360</text:p>
          </table:table-cell>
          <table:table-cell/>
          <table:table-cell office:value-type="float" office:value="0.11309428553" calcext:value-type="float">
            <text:p>0.1130942855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82.007973868" calcext:value-type="float">
            <text:p>182.0079738680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SEGID- 2690</text:p>
          </table:table-cell>
          <table:table-cell office:value-type="float" office:value="2690" calcext:value-type="float">
            <text:p>2690</text:p>
          </table:table-cell>
          <table:table-cell table:style-name="ce2" office:value-type="string" calcext:value-type="string">
            <text:p>35945370</text:p>
          </table:table-cell>
          <table:table-cell/>
          <table:table-cell office:value-type="float" office:value="0.18566265016" calcext:value-type="float">
            <text:p>0.18566265016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298.795669651" calcext:value-type="float">
            <text:p>298.7956696510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SEGID- 10476</text:p>
          </table:table-cell>
          <table:table-cell office:value-type="float" office:value="10476" calcext:value-type="float">
            <text:p>10476</text:p>
          </table:table-cell>
          <table:table-cell table:style-name="ce2" office:value-type="string" calcext:value-type="string">
            <text:p>36428040</text:p>
          </table:table-cell>
          <table:table-cell/>
          <table:table-cell office:value-type="float" office:value="0.0616152087076" calcext:value-type="float">
            <text:p>0.06161520871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, ADC rec route</text:p>
          </table:table-cell>
          <table:table-cell office:value-type="float" office:value="99.1602647629" calcext:value-type="float">
            <text:p>99.1602647629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SEGID- 4240</text:p>
          </table:table-cell>
          <table:table-cell office:value-type="float" office:value="4240" calcext:value-type="float">
            <text:p>4240</text:p>
          </table:table-cell>
          <table:table-cell table:style-name="ce2" office:value-type="string" calcext:value-type="string">
            <text:p>36428045</text:p>
          </table:table-cell>
          <table:table-cell/>
          <table:table-cell office:value-type="float" office:value="0.0697837357239" calcext:value-type="float">
            <text:p>0.0697837357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, ADC rec route</text:p>
          </table:table-cell>
          <table:table-cell office:value-type="float" office:value="112.306260997" calcext:value-type="float">
            <text:p>112.306260997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SEGID- 7664</text:p>
          </table:table-cell>
          <table:table-cell office:value-type="float" office:value="7664" calcext:value-type="float">
            <text:p>7664</text:p>
          </table:table-cell>
          <table:table-cell table:style-name="ce2" office:value-type="string" calcext:value-type="string">
            <text:p>53191060</text:p>
          </table:table-cell>
          <table:table-cell/>
          <table:table-cell office:value-type="float" office:value="0.12250979449" calcext:value-type="float">
            <text:p>0.1225097944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197.160797026" calcext:value-type="float">
            <text:p>197.160797026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SEGID- 10002</text:p>
          </table:table-cell>
          <table:table-cell office:value-type="float" office:value="10002" calcext:value-type="float">
            <text:p>10002</text:p>
          </table:table-cell>
          <table:table-cell table:style-name="ce2" office:value-type="string" calcext:value-type="string">
            <text:p>53191070</text:p>
          </table:table-cell>
          <table:table-cell/>
          <table:table-cell office:value-type="float" office:value="0.065275228381" calcext:value-type="float">
            <text:p>0.06527522838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105.050507245" calcext:value-type="float">
            <text:p>105.050507245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SEGID- 3794</text:p>
          </table:table-cell>
          <table:table-cell office:value-type="float" office:value="3794" calcext:value-type="float">
            <text:p>3794</text:p>
          </table:table-cell>
          <table:table-cell table:style-name="ce2" office:value-type="string" calcext:value-type="string">
            <text:p>53191080</text:p>
          </table:table-cell>
          <table:table-cell/>
          <table:table-cell office:value-type="float" office:value="0.0649773196016" calcext:value-type="float">
            <text:p>0.0649773196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104.571068579" calcext:value-type="float">
            <text:p>104.571068579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SEGID- 6164</text:p>
          </table:table-cell>
          <table:table-cell office:value-type="float" office:value="6164" calcext:value-type="float">
            <text:p>6164</text:p>
          </table:table-cell>
          <table:table-cell table:style-name="ce2" office:value-type="string" calcext:value-type="string">
            <text:p>53191090</text:p>
          </table:table-cell>
          <table:table-cell/>
          <table:table-cell office:value-type="float" office:value="0.060049237721" calcext:value-type="float">
            <text:p>0.0600492377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96.640073711" calcext:value-type="float">
            <text:p>96.640073711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SEGID- 4850</text:p>
          </table:table-cell>
          <table:table-cell office:value-type="float" office:value="4850" calcext:value-type="float">
            <text:p>4850</text:p>
          </table:table-cell>
          <table:table-cell table:style-name="ce2" office:value-type="string" calcext:value-type="string">
            <text:p>53191100</text:p>
          </table:table-cell>
          <table:table-cell/>
          <table:table-cell office:value-type="float" office:value="0.0598525942498" calcext:value-type="float">
            <text:p>0.05985259425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96.3236060876" calcext:value-type="float">
            <text:p>96.3236060876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SEGID- 3522</text:p>
          </table:table-cell>
          <table:table-cell office:value-type="float" office:value="3522" calcext:value-type="float">
            <text:p>3522</text:p>
          </table:table-cell>
          <table:table-cell table:style-name="ce2" office:value-type="string" calcext:value-type="string">
            <text:p>53191130</text:p>
          </table:table-cell>
          <table:table-cell/>
          <table:table-cell office:value-type="float" office:value="0.151749656581" calcext:value-type="float">
            <text:p>0.15174965658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244.217887756" calcext:value-type="float">
            <text:p>244.217887756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SEGID- 5694</text:p>
          </table:table-cell>
          <table:table-cell office:value-type="float" office:value="5694" calcext:value-type="float">
            <text:p>5694</text:p>
          </table:table-cell>
          <table:table-cell table:style-name="ce2" office:value-type="string" calcext:value-type="string">
            <text:p>53191140</text:p>
          </table:table-cell>
          <table:table-cell/>
          <table:table-cell office:value-type="float" office:value="0.10028941184" calcext:value-type="float">
            <text:p>0.10028941184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161.400486009" calcext:value-type="float">
            <text:p>161.400486009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SEGID- 9346</text:p>
          </table:table-cell>
          <table:table-cell office:value-type="float" office:value="9346" calcext:value-type="float">
            <text:p>9346</text:p>
          </table:table-cell>
          <table:table-cell table:style-name="ce2" office:value-type="string" calcext:value-type="string">
            <text:p>53191150</text:p>
          </table:table-cell>
          <table:table-cell/>
          <table:table-cell office:value-type="float" office:value="0.0770502397996" calcext:value-type="float">
            <text:p>0.0770502398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124.000589121" calcext:value-type="float">
            <text:p>124.000589121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SEGID- 5528</text:p>
          </table:table-cell>
          <table:table-cell office:value-type="float" office:value="5528" calcext:value-type="float">
            <text:p>5528</text:p>
          </table:table-cell>
          <table:table-cell table:style-name="ce2" office:value-type="string" calcext:value-type="string">
            <text:p>53191160</text:p>
          </table:table-cell>
          <table:table-cell/>
          <table:table-cell office:value-type="float" office:value="0.0782677496161" calcext:value-type="float">
            <text:p>0.0782677496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125.959985158" calcext:value-type="float">
            <text:p>125.959985158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SEGID- 5377</text:p>
          </table:table-cell>
          <table:table-cell office:value-type="float" office:value="5377" calcext:value-type="float">
            <text:p>5377</text:p>
          </table:table-cell>
          <table:table-cell table:style-name="ce2" office:value-type="string" calcext:value-type="string">
            <text:p>53191180</text:p>
          </table:table-cell>
          <table:table-cell/>
          <table:table-cell office:value-type="float" office:value="0.0935484594164" calcext:value-type="float">
            <text:p>0.0935484594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lane</text:p>
          </table:table-cell>
          <table:table-cell office:value-type="float" office:value="150.551952975" calcext:value-type="float">
            <text:p>150.551952975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SEGID- 10109</text:p>
          </table:table-cell>
          <table:table-cell office:value-type="float" office:value="10109" calcext:value-type="float">
            <text:p>10109</text:p>
          </table:table-cell>
          <table:table-cell table:style-name="ce2" office:value-type="string" calcext:value-type="string">
            <text:p>44777005</text:p>
          </table:table-cell>
          <table:table-cell/>
          <table:table-cell office:value-type="float" office:value="0.124298918772" calcext:value-type="float">
            <text:p>0.12429891877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, ADC rec route</text:p>
          </table:table-cell>
          <table:table-cell office:value-type="float" office:value="200.040119213" calcext:value-type="float">
            <text:p>200.040119213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SEGID- 9438</text:p>
          </table:table-cell>
          <table:table-cell office:value-type="float" office:value="9438" calcext:value-type="float">
            <text:p>9438</text:p>
          </table:table-cell>
          <table:table-cell table:style-name="ce2" office:value-type="string" calcext:value-type="string">
            <text:p>44777015</text:p>
          </table:table-cell>
          <table:table-cell/>
          <table:table-cell office:value-type="float" office:value="0.120197081681" calcext:value-type="float">
            <text:p>0.12019708168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, ADC rec route</text:p>
          </table:table-cell>
          <table:table-cell office:value-type="float" office:value="193.438839099" calcext:value-type="float">
            <text:p>193.438839099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SEGID- 7648</text:p>
          </table:table-cell>
          <table:table-cell office:value-type="float" office:value="7648" calcext:value-type="float">
            <text:p>7648</text:p>
          </table:table-cell>
          <table:table-cell table:style-name="ce2" office:value-type="string" calcext:value-type="string">
            <text:p>44777030</text:p>
          </table:table-cell>
          <table:table-cell/>
          <table:table-cell office:value-type="float" office:value="0.0563491738702" calcext:value-type="float">
            <text:p>0.05634917387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90.6853862437" calcext:value-type="float">
            <text:p>90.6853862437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SEGID- 88</text:p>
          </table:table-cell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44777035</text:p>
          </table:table-cell>
          <table:table-cell/>
          <table:table-cell office:value-type="float" office:value="0.0709861950625" calcext:value-type="float">
            <text:p>0.07098619506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114.24143559" calcext:value-type="float">
            <text:p>114.241435590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SEGID- 5256</text:p>
          </table:table-cell>
          <table:table-cell office:value-type="float" office:value="5256" calcext:value-type="float">
            <text:p>5256</text:p>
          </table:table-cell>
          <table:table-cell table:style-name="ce2" office:value-type="string" calcext:value-type="string">
            <text:p>23217150</text:p>
          </table:table-cell>
          <table:table-cell/>
          <table:table-cell office:value-type="float" office:value="0.096889468567" calcext:value-type="float">
            <text:p>0.09688946857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route</text:p>
          </table:table-cell>
          <table:table-cell office:value-type="float" office:value="155.928796759" calcext:value-type="float">
            <text:p>155.928796759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1st draft</text:p>
          </table:table-cell>
          <table:table-cell table:number-columns-repeated="3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SEGID- 10001</text:p>
          </table:table-cell>
          <table:table-cell office:value-type="float" office:value="10001" calcext:value-type="float">
            <text:p>10001</text:p>
          </table:table-cell>
          <table:table-cell table:style-name="ce2" office:value-type="string" calcext:value-type="string">
            <text:p>23217158</text:p>
          </table:table-cell>
          <table:table-cell/>
          <table:table-cell office:value-type="float" office:value="0.0377568152955" calcext:value-type="float">
            <text:p>0.0377568153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route</text:p>
          </table:table-cell>
          <table:table-cell office:value-type="float" office:value="60.7638256826" calcext:value-type="float">
            <text:p>60.7638256826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1st draft</text:p>
          </table:table-cell>
          <table:table-cell table:number-columns-repeated="3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SEGID- 5306</text:p>
          </table:table-cell>
          <table:table-cell office:value-type="float" office:value="5306" calcext:value-type="float">
            <text:p>5306</text:p>
          </table:table-cell>
          <table:table-cell table:style-name="ce2" office:value-type="string" calcext:value-type="string">
            <text:p>23217160</text:p>
          </table:table-cell>
          <table:table-cell/>
          <table:table-cell office:value-type="float" office:value="0.0525888672943" calcext:value-type="float">
            <text:p>0.0525888672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route</text:p>
          </table:table-cell>
          <table:table-cell office:value-type="float" office:value="84.6337473144" calcext:value-type="float">
            <text:p>84.6337473144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1st draft</text:p>
          </table:table-cell>
          <table:table-cell table:number-columns-repeated="3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SEGID- 6687</text:p>
          </table:table-cell>
          <table:table-cell office:value-type="float" office:value="6687" calcext:value-type="float">
            <text:p>6687</text:p>
          </table:table-cell>
          <table:table-cell table:style-name="ce2" office:value-type="string" calcext:value-type="string">
            <text:p>23217165</text:p>
          </table:table-cell>
          <table:table-cell/>
          <table:table-cell office:value-type="float" office:value="0.052228103394" calcext:value-type="float">
            <text:p>0.0522281033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route</text:p>
          </table:table-cell>
          <table:table-cell office:value-type="float" office:value="84.0531529349" calcext:value-type="float">
            <text:p>84.0531529349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1st draft</text:p>
          </table:table-cell>
          <table:table-cell table:number-columns-repeated="3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SEGID- 11323</text:p>
          </table:table-cell>
          <table:table-cell office:value-type="float" office:value="11323" calcext:value-type="float">
            <text:p>11323</text:p>
          </table:table-cell>
          <table:table-cell table:style-name="ce2" office:value-type="string" calcext:value-type="string">
            <text:p>30936385</text:p>
          </table:table-cell>
          <table:table-cell/>
          <table:table-cell office:value-type="float" office:value="0.129727496991" calcext:value-type="float">
            <text:p>0.1297274969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208.776586471" calcext:value-type="float">
            <text:p>208.776586471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SEGID- 1699</text:p>
          </table:table-cell>
          <table:table-cell office:value-type="float" office:value="1699" calcext:value-type="float">
            <text:p>1699</text:p>
          </table:table-cell>
          <table:table-cell table:style-name="ce2" office:value-type="string" calcext:value-type="string">
            <text:p>30936390</text:p>
          </table:table-cell>
          <table:table-cell/>
          <table:table-cell office:value-type="float" office:value="0.156655003677" calcext:value-type="float">
            <text:p>0.15665500368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252.112294462" calcext:value-type="float">
            <text:p>252.112294462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SEGID- 10698</text:p>
          </table:table-cell>
          <table:table-cell office:value-type="float" office:value="10698" calcext:value-type="float">
            <text:p>10698</text:p>
          </table:table-cell>
          <table:table-cell table:style-name="ce2" office:value-type="string" calcext:value-type="string">
            <text:p>30936400</text:p>
          </table:table-cell>
          <table:table-cell/>
          <table:table-cell office:value-type="float" office:value="0.206232248205" calcext:value-type="float">
            <text:p>0.20623224821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331.899295054" calcext:value-type="float">
            <text:p>331.899295054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SEGID- 9297</text:p>
          </table:table-cell>
          <table:table-cell office:value-type="float" office:value="9297" calcext:value-type="float">
            <text:p>9297</text:p>
          </table:table-cell>
          <table:table-cell table:style-name="ce2" office:value-type="string" calcext:value-type="string">
            <text:p>30936410</text:p>
          </table:table-cell>
          <table:table-cell/>
          <table:table-cell office:value-type="float" office:value="0.0801092967548" calcext:value-type="float">
            <text:p>0.08010929675</text:p>
          </table:table-cell>
          <table:table-cell office:value-type="string" calcext:value-type="string">
            <text:p>Climbing Lane</text:p>
          </table:table-cell>
          <table:table-cell office:value-type="string" calcext:value-type="string">
            <text:p>ADC rec route</text:p>
          </table:table-cell>
          <table:table-cell office:value-type="float" office:value="128.923673924" calcext:value-type="float">
            <text:p>128.92367392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SEGID- 11014</text:p>
          </table:table-cell>
          <table:table-cell office:value-type="float" office:value="11014" calcext:value-type="float">
            <text:p>11014</text:p>
          </table:table-cell>
          <table:table-cell table:style-name="ce2" office:value-type="string" calcext:value-type="string">
            <text:p>30110010</text:p>
          </table:table-cell>
          <table:table-cell/>
          <table:table-cell office:value-type="float" office:value="0.112606907386" calcext:value-type="float">
            <text:p>0.1126069073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181.223613208" calcext:value-type="float">
            <text:p>181.223613208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SEGID- 1044</text:p>
          </table:table-cell>
          <table:table-cell office:value-type="float" office:value="1044" calcext:value-type="float">
            <text:p>1044</text:p>
          </table:table-cell>
          <table:table-cell table:style-name="ce2" office:value-type="string" calcext:value-type="string">
            <text:p>30110020</text:p>
          </table:table-cell>
          <table:table-cell/>
          <table:table-cell office:value-type="float" office:value="0.107596431505" calcext:value-type="float">
            <text:p>0.10759643151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173.160017784" calcext:value-type="float">
            <text:p>173.160017784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SEGID- 4249</text:p>
          </table:table-cell>
          <table:table-cell office:value-type="float" office:value="4249" calcext:value-type="float">
            <text:p>4249</text:p>
          </table:table-cell>
          <table:table-cell table:style-name="ce2" office:value-type="string" calcext:value-type="string">
            <text:p>30110030</text:p>
          </table:table-cell>
          <table:table-cell/>
          <table:table-cell office:value-type="float" office:value="0.0645479398412" calcext:value-type="float">
            <text:p>0.06454793984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103.880047456" calcext:value-type="float">
            <text:p>103.880047456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SEGID- 6004</text:p>
          </table:table-cell>
          <table:table-cell office:value-type="float" office:value="6004" calcext:value-type="float">
            <text:p>6004</text:p>
          </table:table-cell>
          <table:table-cell table:style-name="ce2" office:value-type="string" calcext:value-type="string">
            <text:p>30110035</text:p>
          </table:table-cell>
          <table:table-cell/>
          <table:table-cell office:value-type="float" office:value="0.0684875811947" calcext:value-type="float">
            <text:p>0.0684875811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110.220298311" calcext:value-type="float">
            <text:p>110.220298311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SEGID- 9797</text:p>
          </table:table-cell>
          <table:table-cell office:value-type="float" office:value="9797" calcext:value-type="float">
            <text:p>9797</text:p>
          </table:table-cell>
          <table:table-cell table:style-name="ce2" office:value-type="string" calcext:value-type="string">
            <text:p>30110040</text:p>
          </table:table-cell>
          <table:table-cell/>
          <table:table-cell office:value-type="float" office:value="0.0905161181466" calcext:value-type="float">
            <text:p>0.09051611815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145.671862986" calcext:value-type="float">
            <text:p>145.671862986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SEGID- 8478</text:p>
          </table:table-cell>
          <table:table-cell office:value-type="float" office:value="8478" calcext:value-type="float">
            <text:p>8478</text:p>
          </table:table-cell>
          <table:table-cell table:style-name="ce2" office:value-type="string" calcext:value-type="string">
            <text:p>30110050</text:p>
          </table:table-cell>
          <table:table-cell/>
          <table:table-cell office:value-type="float" office:value="0.105235989835" calcext:value-type="float">
            <text:p>0.10523598984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1975 plan</text:p>
          </table:table-cell>
          <table:table-cell office:value-type="float" office:value="169.361247547" calcext:value-type="float">
            <text:p>169.361247547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SEGID- 2744</text:p>
          </table:table-cell>
          <table:table-cell office:value-type="float" office:value="2744" calcext:value-type="float">
            <text:p>2744</text:p>
          </table:table-cell>
          <table:table-cell table:style-name="ce2" office:value-type="string" calcext:value-type="string">
            <text:p>30936413</text:p>
          </table:table-cell>
          <table:table-cell/>
          <table:table-cell office:value-type="float" office:value="0.106690429001" calcext:value-type="float">
            <text:p>0.1066904290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171.701945174" calcext:value-type="float">
            <text:p>171.70194517400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SEGID- 5255</text:p>
          </table:table-cell>
          <table:table-cell office:value-type="float" office:value="5255" calcext:value-type="float">
            <text:p>5255</text:p>
          </table:table-cell>
          <table:table-cell table:style-name="ce2" office:value-type="string" calcext:value-type="string">
            <text:p>30936417</text:p>
          </table:table-cell>
          <table:table-cell/>
          <table:table-cell office:value-type="float" office:value="0.141553064528" calcext:value-type="float">
            <text:p>0.1415530645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227.808030696" calcext:value-type="float">
            <text:p>227.80803069600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SEGID- 2149</text:p>
          </table:table-cell>
          <table:table-cell office:value-type="float" office:value="2149" calcext:value-type="float">
            <text:p>2149</text:p>
          </table:table-cell>
          <table:table-cell table:style-name="ce2" office:value-type="string" calcext:value-type="string">
            <text:p>30936420</text:p>
          </table:table-cell>
          <table:table-cell/>
          <table:table-cell office:value-type="float" office:value="0.0567203783272" calcext:value-type="float">
            <text:p>0.0567203783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91.2827831042" calcext:value-type="float">
            <text:p>91.28278310420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SEGID- 12943</text:p>
          </table:table-cell>
          <table:table-cell office:value-type="float" office:value="12943" calcext:value-type="float">
            <text:p>12943</text:p>
          </table:table-cell>
          <table:table-cell table:style-name="ce2" office:value-type="string" calcext:value-type="string">
            <text:p>36318000</text:p>
          </table:table-cell>
          <table:table-cell/>
          <table:table-cell office:value-type="float" office:value="0.0469709871527" calcext:value-type="float">
            <text:p>0.04697098715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75.5926275335" calcext:value-type="float">
            <text:p>75.59262753350</text:p>
          </table:table-cell>
          <table:table-cell office:value-type="float" office:value="2016" calcext:value-type="float">
            <text:p>2016</text:p>
          </table:table-cell>
          <table:table-cell table:number-columns-repeated="4"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SEGID- 3897</text:p>
          </table:table-cell>
          <table:table-cell office:value-type="float" office:value="3897" calcext:value-type="float">
            <text:p>3897</text:p>
          </table:table-cell>
          <table:table-cell table:style-name="ce2" office:value-type="string" calcext:value-type="string">
            <text:p>36318003</text:p>
          </table:table-cell>
          <table:table-cell/>
          <table:table-cell office:value-type="float" office:value="0.0405260294401" calcext:value-type="float">
            <text:p>0.04052602944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65.2204527642" calcext:value-type="float">
            <text:p>65.22045276420</text:p>
          </table:table-cell>
          <table:table-cell office:value-type="float" office:value="2016" calcext:value-type="float">
            <text:p>2016</text:p>
          </table:table-cell>
          <table:table-cell table:number-columns-repeated="4"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SEGID- 1143</text:p>
          </table:table-cell>
          <table:table-cell office:value-type="float" office:value="1143" calcext:value-type="float">
            <text:p>1143</text:p>
          </table:table-cell>
          <table:table-cell table:style-name="ce2" office:value-type="string" calcext:value-type="string">
            <text:p>40040030</text:p>
          </table:table-cell>
          <table:table-cell/>
          <table:table-cell office:value-type="float" office:value="0.0668596994041" calcext:value-type="float">
            <text:p>0.0668596994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</text:p>
          </table:table-cell>
          <table:table-cell office:value-type="float" office:value="107.600471279" calcext:value-type="float">
            <text:p>107.60047127900</text:p>
          </table:table-cell>
          <table:table-cell office:value-type="float" office:value="2014" calcext:value-type="float">
            <text:p>2014</text:p>
          </table:table-cell>
          <table:table-cell table:style-name="ce2" office:value-type="string" calcext:value-type="string">
            <text:p>90%</text:p>
          </table:table-cell>
          <table:table-cell table:number-columns-repeated="2"/>
          <table:table-cell office:value-type="string" calcext:value-type="string">
            <text:p>Mayb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SEGID- 1625</text:p>
          </table:table-cell>
          <table:table-cell office:value-type="float" office:value="1625" calcext:value-type="float">
            <text:p>1625</text:p>
          </table:table-cell>
          <table:table-cell table:style-name="ce2" office:value-type="string" calcext:value-type="string">
            <text:p>40040040</text:p>
          </table:table-cell>
          <table:table-cell/>
          <table:table-cell office:value-type="float" office:value="0.026924179602" calcext:value-type="float">
            <text:p>0.0269241796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</text:p>
          </table:table-cell>
          <table:table-cell office:value-type="float" office:value="43.3303535582" calcext:value-type="float">
            <text:p>43.33035355820</text:p>
          </table:table-cell>
          <table:table-cell office:value-type="float" office:value="2014" calcext:value-type="float">
            <text:p>2014</text:p>
          </table:table-cell>
          <table:table-cell table:style-name="ce2" office:value-type="string" calcext:value-type="string">
            <text:p>90%</text:p>
          </table:table-cell>
          <table:table-cell table:number-columns-repeated="2"/>
          <table:table-cell office:value-type="string" calcext:value-type="string">
            <text:p>Mayb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SEGID- 2237</text:p>
          </table:table-cell>
          <table:table-cell office:value-type="float" office:value="2237" calcext:value-type="float">
            <text:p>2237</text:p>
          </table:table-cell>
          <table:table-cell table:style-name="ce2" office:value-type="string" calcext:value-type="string">
            <text:p>40040045</text:p>
          </table:table-cell>
          <table:table-cell/>
          <table:table-cell office:value-type="float" office:value="0.0203064469461" calcext:value-type="float">
            <text:p>0.02030644695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Sebastian planned lanes</text:p>
          </table:table-cell>
          <table:table-cell office:value-type="float" office:value="32.6801239142" calcext:value-type="float">
            <text:p>32.68012391420</text:p>
          </table:table-cell>
          <table:table-cell office:value-type="float" office:value="2014" calcext:value-type="float">
            <text:p>2014</text:p>
          </table:table-cell>
          <table:table-cell table:style-name="ce2" office:value-type="string" calcext:value-type="string">
            <text:p>90%</text:p>
          </table:table-cell>
          <table:table-cell table:number-columns-repeated="2"/>
          <table:table-cell office:value-type="string" calcext:value-type="string">
            <text:p>Mayb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SEGID- 1030</text:p>
          </table:table-cell>
          <table:table-cell office:value-type="float" office:value="1030" calcext:value-type="float">
            <text:p>1030</text:p>
          </table:table-cell>
          <table:table-cell table:style-name="ce2" office:value-type="string" calcext:value-type="string">
            <text:p>35960320</text:p>
          </table:table-cell>
          <table:table-cell/>
          <table:table-cell office:value-type="float" office:value="0.0503716977144" calcext:value-type="float">
            <text:p>0.05037169771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route</text:p>
          </table:table-cell>
          <table:table-cell office:value-type="float" office:value="81.0655516176" calcext:value-type="float">
            <text:p>81.0655516176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SEGID- 11695</text:p>
          </table:table-cell>
          <table:table-cell office:value-type="float" office:value="11695" calcext:value-type="float">
            <text:p>11695</text:p>
          </table:table-cell>
          <table:table-cell table:style-name="ce2" office:value-type="string" calcext:value-type="string">
            <text:p>36318007</text:p>
          </table:table-cell>
          <table:table-cell/>
          <table:table-cell office:value-type="float" office:value="0.0863507124746" calcext:value-type="float">
            <text:p>0.08635071247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38.968278953" calcext:value-type="float">
            <text:p>138.96827895300</text:p>
          </table:table-cell>
          <table:table-cell office:value-type="float" office:value="2016" calcext:value-type="float">
            <text:p>2016</text:p>
          </table:table-cell>
          <table:table-cell table:number-columns-repeated="4"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SEGID- 565</text:p>
          </table:table-cell>
          <table:table-cell office:value-type="float" office:value="565" calcext:value-type="float">
            <text:p>565</text:p>
          </table:table-cell>
          <table:table-cell table:style-name="ce2" office:value-type="string" calcext:value-type="string">
            <text:p>17286105</text:p>
          </table:table-cell>
          <table:table-cell office:value-type="string" calcext:value-type="string">
            <text:p>In Bound</text:p>
          </table:table-cell>
          <table:table-cell office:value-type="float" office:value="0.0378901058035" calcext:value-type="float">
            <text:p>0.03789010580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60.978336391" calcext:value-type="float">
            <text:p>60.97833639100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Sharrows</text:p>
          </table:table-cell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SEGID- 10685</text:p>
          </table:table-cell>
          <table:table-cell office:value-type="float" office:value="10685" calcext:value-type="float">
            <text:p>10685</text:p>
          </table:table-cell>
          <table:table-cell table:style-name="ce2" office:value-type="string" calcext:value-type="string">
            <text:p>25135630</text:p>
          </table:table-cell>
          <table:table-cell/>
          <table:table-cell office:value-type="float" office:value="0.0734480969221" calcext:value-type="float">
            <text:p>0.0734480969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, 1975 plan, public input</text:p>
          </table:table-cell>
          <table:table-cell office:value-type="float" office:value="118.2034905" calcext:value-type="float">
            <text:p>118.20349050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SEGID- 11515</text:p>
          </table:table-cell>
          <table:table-cell office:value-type="float" office:value="11515" calcext:value-type="float">
            <text:p>11515</text:p>
          </table:table-cell>
          <table:table-cell table:style-name="ce2" office:value-type="string" calcext:value-type="string">
            <text:p>20190020</text:p>
          </table:table-cell>
          <table:table-cell office:value-type="string" calcext:value-type="string">
            <text:p>Out Bound</text:p>
          </table:table-cell>
          <table:table-cell office:value-type="float" office:value="0.0894777463684" calcext:value-type="float">
            <text:p>0.08947774637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44.000762253" calcext:value-type="float">
            <text:p>144.000762253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SEGID- 8937</text:p>
          </table:table-cell>
          <table:table-cell office:value-type="float" office:value="8937" calcext:value-type="float">
            <text:p>8937</text:p>
          </table:table-cell>
          <table:table-cell table:style-name="ce2" office:value-type="string" calcext:value-type="string">
            <text:p>24777100</text:p>
          </table:table-cell>
          <table:table-cell office:value-type="string" calcext:value-type="string">
            <text:p>Out Bound</text:p>
          </table:table-cell>
          <table:table-cell office:value-type="float" office:value="0.0601677665659" calcext:value-type="float">
            <text:p>0.06016776657</text:p>
          </table:table-cell>
          <table:table-cell office:value-type="string" calcext:value-type="string">
            <text:p>Contraflow Bike Lane</text:p>
          </table:table-cell>
          <table:table-cell/>
          <table:table-cell office:value-type="float" office:value="96.8308277779" calcext:value-type="float">
            <text:p>96.8308277779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SEGID- 6309</text:p>
          </table:table-cell>
          <table:table-cell office:value-type="float" office:value="6309" calcext:value-type="float">
            <text:p>6309</text:p>
          </table:table-cell>
          <table:table-cell table:style-name="ce2" office:value-type="string" calcext:value-type="string">
            <text:p>12463165</text:p>
          </table:table-cell>
          <table:table-cell/>
          <table:table-cell office:value-type="float" office:value="0.0322107409052" calcext:value-type="float">
            <text:p>0.03221074091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51.8382662879" calcext:value-type="float">
            <text:p>51.8382662879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art of 16th to Connecticut Ave gap</text:p>
          </table:table-cell>
          <table:table-cell/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SEGID- 12988</text:p>
          </table:table-cell>
          <table:table-cell office:value-type="float" office:value="12988" calcext:value-type="float">
            <text:p>12988</text:p>
          </table:table-cell>
          <table:table-cell table:style-name="ce2" office:value-type="string" calcext:value-type="string">
            <text:p>20020180</text:p>
          </table:table-cell>
          <table:table-cell office:value-type="string" calcext:value-type="string">
            <text:p>In Bound</text:p>
          </table:table-cell>
          <table:table-cell office:value-type="float" office:value="0.0514062347584" calcext:value-type="float">
            <text:p>0.05140623476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existing bike route</text:p>
          </table:table-cell>
          <table:table-cell office:value-type="float" office:value="82.730480932" calcext:value-type="float">
            <text:p>82.73048093200</text:p>
          </table:table-cell>
          <table:table-cell office:value-type="float" office:value="2013" calcext:value-type="float">
            <text:p>2013</text:p>
          </table:table-cell>
          <table:table-cell table:number-columns-repeated="4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SEGID- 10059</text:p>
          </table:table-cell>
          <table:table-cell office:value-type="float" office:value="10059" calcext:value-type="float">
            <text:p>10059</text:p>
          </table:table-cell>
          <table:table-cell table:style-name="ce2" office:value-type="string" calcext:value-type="string">
            <text:p>18456050</text:p>
          </table:table-cell>
          <table:table-cell office:value-type="string" calcext:value-type="string">
            <text:p>In Bound</text:p>
          </table:table-cell>
          <table:table-cell office:value-type="float" office:value="0.078465900682" calcext:value-type="float">
            <text:p>0.07846590068</text:p>
          </table:table-cell>
          <table:table-cell office:value-type="string" calcext:value-type="string">
            <text:p>Contraflow Bike Lane</text:p>
          </table:table-cell>
          <table:table-cell/>
          <table:table-cell office:value-type="float" office:value="126.278879025" calcext:value-type="float">
            <text:p>126.27887902500</text:p>
          </table:table-cell>
          <table:table-cell office:value-type="float" office:value="2017" calcext:value-type="float">
            <text:p>2017</text:p>
          </table:table-cell>
          <table:table-cell table:number-columns-repeated="4"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SEGID- 11387</text:p>
          </table:table-cell>
          <table:table-cell office:value-type="float" office:value="11387" calcext:value-type="float">
            <text:p>11387</text:p>
          </table:table-cell>
          <table:table-cell table:style-name="ce2" office:value-type="string" calcext:value-type="string">
            <text:p>18456140</text:p>
          </table:table-cell>
          <table:table-cell/>
          <table:table-cell office:value-type="float" office:value="0.139309877352" calcext:value-type="float">
            <text:p>0.13930987735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224.197963653" calcext:value-type="float">
            <text:p>224.197963653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SEGID- 3713</text:p>
          </table:table-cell>
          <table:table-cell office:value-type="float" office:value="3713" calcext:value-type="float">
            <text:p>3713</text:p>
          </table:table-cell>
          <table:table-cell table:style-name="ce2" office:value-type="string" calcext:value-type="string">
            <text:p>18846110</text:p>
          </table:table-cell>
          <table:table-cell office:value-type="string" calcext:value-type="string">
            <text:p>Out Bound</text:p>
          </table:table-cell>
          <table:table-cell office:value-type="float" office:value="0.0564641705311" calcext:value-type="float">
            <text:p>0.05646417053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90.8704558001" calcext:value-type="float">
            <text:p>90.8704558001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SEGID- 12656</text:p>
          </table:table-cell>
          <table:table-cell office:value-type="float" office:value="12656" calcext:value-type="float">
            <text:p>12656</text:p>
          </table:table-cell>
          <table:table-cell table:style-name="ce2" office:value-type="string" calcext:value-type="string">
            <text:p>25785040</text:p>
          </table:table-cell>
          <table:table-cell office:value-type="string" calcext:value-type="string">
            <text:p>Out Bound</text:p>
          </table:table-cell>
          <table:table-cell office:value-type="float" office:value="0.0576270352735" calcext:value-type="float">
            <text:p>0.05762703527</text:p>
          </table:table-cell>
          <table:table-cell office:value-type="string" calcext:value-type="string">
            <text:p>Contraflow Bike Lane</text:p>
          </table:table-cell>
          <table:table-cell office:value-type="string" calcext:value-type="string">
            <text:p>1975 plan</text:p>
          </table:table-cell>
          <table:table-cell office:value-type="float" office:value="92.7419089391" calcext:value-type="float">
            <text:p>92.7419089391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&lt;Null&gt;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SEGID- 2264</text:p>
          </table:table-cell>
          <table:table-cell office:value-type="float" office:value="2264" calcext:value-type="float">
            <text:p>2264</text:p>
          </table:table-cell>
          <table:table-cell table:style-name="ce2" office:value-type="string" calcext:value-type="string">
            <text:p>13133110</text:p>
          </table:table-cell>
          <table:table-cell/>
          <table:table-cell office:value-type="float" office:value="0.056061190177" calcext:value-type="float">
            <text:p>0.05606119018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DC rec route</text:p>
          </table:table-cell>
          <table:table-cell office:value-type="float" office:value="90.2219204881" calcext:value-type="float">
            <text:p>90.2219204881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string" calcext:value-type="string">
            <text:p>SEGID- 763</text:p>
          </table:table-cell>
          <table:table-cell office:value-type="float" office:value="763" calcext:value-type="float">
            <text:p>763</text:p>
          </table:table-cell>
          <table:table-cell table:style-name="ce2" office:value-type="string" calcext:value-type="string">
            <text:p>10140310</text:p>
          </table:table-cell>
          <table:table-cell/>
          <table:table-cell office:value-type="float" office:value="0.098528964383" calcext:value-type="float">
            <text:p>0.09852896438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</text:p>
          </table:table-cell>
          <table:table-cell office:value-type="float" office:value="158.567314791" calcext:value-type="float">
            <text:p>158.567314791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SEGID- 5540</text:p>
          </table:table-cell>
          <table:table-cell office:value-type="float" office:value="5540" calcext:value-type="float">
            <text:p>5540</text:p>
          </table:table-cell>
          <table:table-cell table:style-name="ce2" office:value-type="string" calcext:value-type="string">
            <text:p>10140300</text:p>
          </table:table-cell>
          <table:table-cell/>
          <table:table-cell office:value-type="float" office:value="0.087775847297" calcext:value-type="float">
            <text:p>0.0877758473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</text:p>
          </table:table-cell>
          <table:table-cell office:value-type="float" office:value="141.261815716" calcext:value-type="float">
            <text:p>141.261815716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SEGID- 13207</text:p>
          </table:table-cell>
          <table:table-cell office:value-type="float" office:value="13207" calcext:value-type="float">
            <text:p>13207</text:p>
          </table:table-cell>
          <table:table-cell table:style-name="ce2" office:value-type="string" calcext:value-type="string">
            <text:p>10140295</text:p>
          </table:table-cell>
          <table:table-cell/>
          <table:table-cell office:value-type="float" office:value="0.0677441519874" calcext:value-type="float">
            <text:p>0.0677441519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COG 95</text:p>
          </table:table-cell>
          <table:table-cell office:value-type="float" office:value="109.023862584" calcext:value-type="float">
            <text:p>109.0238625840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ABA proposes a climbing lane</text:p>
          </table:table-cell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SEGID- 1074</text:p>
          </table:table-cell>
          <table:table-cell office:value-type="float" office:value="1074" calcext:value-type="float">
            <text:p>1074</text:p>
          </table:table-cell>
          <table:table-cell table:style-name="ce2" office:value-type="string" calcext:value-type="string">
            <text:p>20140055</text:p>
          </table:table-cell>
          <table:table-cell/>
          <table:table-cell office:value-type="float" office:value="0.0420671290727" calcext:value-type="float">
            <text:p>0.04206712907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67.7006171716" calcext:value-type="float">
            <text:p>67.7006171716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SEGID- 10147</text:p>
          </table:table-cell>
          <table:table-cell office:value-type="float" office:value="10147" calcext:value-type="float">
            <text:p>10147</text:p>
          </table:table-cell>
          <table:table-cell table:style-name="ce2" office:value-type="string" calcext:value-type="string">
            <text:p>18456180</text:p>
          </table:table-cell>
          <table:table-cell/>
          <table:table-cell office:value-type="float" office:value="0.0951474036598" calcext:value-type="float">
            <text:p>0.09514740366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53.125209446" calcext:value-type="float">
            <text:p>153.125209446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SEGID- 8778</text:p>
          </table:table-cell>
          <table:table-cell office:value-type="float" office:value="8778" calcext:value-type="float">
            <text:p>8778</text:p>
          </table:table-cell>
          <table:table-cell table:style-name="ce2" office:value-type="string" calcext:value-type="string">
            <text:p>18456130</text:p>
          </table:table-cell>
          <table:table-cell/>
          <table:table-cell office:value-type="float" office:value="0.125779221356" calcext:value-type="float">
            <text:p>0.12577922136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202.422440059" calcext:value-type="float">
            <text:p>202.422440059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SEGID- 11007</text:p>
          </table:table-cell>
          <table:table-cell office:value-type="float" office:value="11007" calcext:value-type="float">
            <text:p>11007</text:p>
          </table:table-cell>
          <table:table-cell table:style-name="ce2" office:value-type="string" calcext:value-type="string">
            <text:p>10120115</text:p>
          </table:table-cell>
          <table:table-cell/>
          <table:table-cell office:value-type="float" office:value="0.0926230857107" calcext:value-type="float">
            <text:p>0.09262308571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49.062705375" calcext:value-type="float">
            <text:p>149.062705375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SEGID- 8922</text:p>
          </table:table-cell>
          <table:table-cell office:value-type="float" office:value="8922" calcext:value-type="float">
            <text:p>8922</text:p>
          </table:table-cell>
          <table:table-cell table:style-name="ce2" office:value-type="string" calcext:value-type="string">
            <text:p>10120120</text:p>
          </table:table-cell>
          <table:table-cell/>
          <table:table-cell office:value-type="float" office:value="0.109915643567" calcext:value-type="float">
            <text:p>0.10991564357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76.892435265" calcext:value-type="float">
            <text:p>176.892435265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SEGID- 1035</text:p>
          </table:table-cell>
          <table:table-cell office:value-type="float" office:value="1035" calcext:value-type="float">
            <text:p>1035</text:p>
          </table:table-cell>
          <table:table-cell table:style-name="ce2" office:value-type="string" calcext:value-type="string">
            <text:p>10120130</text:p>
          </table:table-cell>
          <table:table-cell/>
          <table:table-cell office:value-type="float" office:value="0.092130548785" calcext:value-type="float">
            <text:p>0.09213054879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48.270042444" calcext:value-type="float">
            <text:p>148.270042444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SEGID- 8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10120140</text:p>
          </table:table-cell>
          <table:table-cell/>
          <table:table-cell office:value-type="float" office:value="0.0737820955765" calcext:value-type="float">
            <text:p>0.07378209558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18.741010306" calcext:value-type="float">
            <text:p>118.741010306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SEGID- 1745</text:p>
          </table:table-cell>
          <table:table-cell office:value-type="float" office:value="1745" calcext:value-type="float">
            <text:p>1745</text:p>
          </table:table-cell>
          <table:table-cell table:style-name="ce2" office:value-type="string" calcext:value-type="string">
            <text:p>10120150</text:p>
          </table:table-cell>
          <table:table-cell/>
          <table:table-cell office:value-type="float" office:value="0.0368497898397" calcext:value-type="float">
            <text:p>0.03684978984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59.304106788" calcext:value-type="float">
            <text:p>59.304106788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SEGID- 2582</text:p>
          </table:table-cell>
          <table:table-cell office:value-type="float" office:value="2582" calcext:value-type="float">
            <text:p>2582</text:p>
          </table:table-cell>
          <table:table-cell table:style-name="ce2" office:value-type="string" calcext:value-type="string">
            <text:p>36539030</text:p>
          </table:table-cell>
          <table:table-cell/>
          <table:table-cell office:value-type="float" office:value="0.0878303492131" calcext:value-type="float">
            <text:p>0.08783034921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41.349528223" calcext:value-type="float">
            <text:p>141.349528223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SEGID- 5715</text:p>
          </table:table-cell>
          <table:table-cell office:value-type="float" office:value="5715" calcext:value-type="float">
            <text:p>5715</text:p>
          </table:table-cell>
          <table:table-cell table:style-name="ce2" office:value-type="string" calcext:value-type="string">
            <text:p>30150060</text:p>
          </table:table-cell>
          <table:table-cell/>
          <table:table-cell office:value-type="float" office:value="0.041403028408" calcext:value-type="float">
            <text:p>0.04140302841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66.631848614" calcext:value-type="float">
            <text:p>66.631848614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SEGID- 7414</text:p>
          </table:table-cell>
          <table:table-cell office:value-type="float" office:value="7414" calcext:value-type="float">
            <text:p>7414</text:p>
          </table:table-cell>
          <table:table-cell table:style-name="ce2" office:value-type="string" calcext:value-type="string">
            <text:p>30150070</text:p>
          </table:table-cell>
          <table:table-cell/>
          <table:table-cell office:value-type="float" office:value="0.0128513936743" calcext:value-type="float">
            <text:p>0.01285139367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20.682354666" calcext:value-type="float">
            <text:p>20.682354666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SEGID- 6579</text:p>
          </table:table-cell>
          <table:table-cell office:value-type="float" office:value="6579" calcext:value-type="float">
            <text:p>6579</text:p>
          </table:table-cell>
          <table:table-cell table:style-name="ce2" office:value-type="string" calcext:value-type="string">
            <text:p>30150072</text:p>
          </table:table-cell>
          <table:table-cell/>
          <table:table-cell office:value-type="float" office:value="0.104444860027" calcext:value-type="float">
            <text:p>0.10444486003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68.088044992" calcext:value-type="float">
            <text:p>168.088044992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SEGID- 12095</text:p>
          </table:table-cell>
          <table:table-cell office:value-type="float" office:value="12095" calcext:value-type="float">
            <text:p>12095</text:p>
          </table:table-cell>
          <table:table-cell table:style-name="ce2" office:value-type="string" calcext:value-type="string">
            <text:p>16883285</text:p>
          </table:table-cell>
          <table:table-cell/>
          <table:table-cell office:value-type="float" office:value="0.110527948414" calcext:value-type="float">
            <text:p>0.11052794841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77.877846369" calcext:value-type="float">
            <text:p>177.877846369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1st draft</text:p>
          </table:table-cell>
          <table:table-cell table:number-columns-repeated="3"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SEGID- 7598</text:p>
          </table:table-cell>
          <table:table-cell office:value-type="float" office:value="7598" calcext:value-type="float">
            <text:p>7598</text:p>
          </table:table-cell>
          <table:table-cell table:style-name="ce2" office:value-type="string" calcext:value-type="string">
            <text:p>19087285</text:p>
          </table:table-cell>
          <table:table-cell/>
          <table:table-cell office:value-type="float" office:value="0.00870510786753" calcext:value-type="float">
            <text:p>0.00870510787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4.009541135" calcext:value-type="float">
            <text:p>14.009541135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1st draft</text:p>
          </table:table-cell>
          <table:table-cell table:number-columns-repeated="3"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SEGID- 12744</text:p>
          </table:table-cell>
          <table:table-cell office:value-type="float" office:value="12744" calcext:value-type="float">
            <text:p>12744</text:p>
          </table:table-cell>
          <table:table-cell table:style-name="ce2" office:value-type="string" calcext:value-type="string">
            <text:p>19015150</text:p>
          </table:table-cell>
          <table:table-cell/>
          <table:table-cell office:value-type="float" office:value="0.102506292062" calcext:value-type="float">
            <text:p>0.10250629206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Not in bike master plan</text:p>
          </table:table-cell>
          <table:table-cell office:value-type="float" office:value="164.968216029" calcext:value-type="float">
            <text:p>164.968216029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SEGID- 11214</text:p>
          </table:table-cell>
          <table:table-cell office:value-type="float" office:value="11214" calcext:value-type="float">
            <text:p>11214</text:p>
          </table:table-cell>
          <table:table-cell table:style-name="ce2" office:value-type="string" calcext:value-type="string">
            <text:p>17163270</text:p>
          </table:table-cell>
          <table:table-cell/>
          <table:table-cell office:value-type="float" office:value="0.375832964471" calcext:value-type="float">
            <text:p>0.37583296447</text:p>
          </table:table-cell>
          <table:table-cell office:value-type="string" calcext:value-type="string">
            <text:p>Climbing Lane</text:p>
          </table:table-cell>
          <table:table-cell office:value-type="string" calcext:value-type="string">
            <text:p>not in bike master plan</text:p>
          </table:table-cell>
          <table:table-cell office:value-type="float" office:value="604.845736065" calcext:value-type="float">
            <text:p>604.84573606500</text:p>
          </table:table-cell>
          <table:table-cell office:value-type="float" office:value="2017" calcext:value-type="float">
            <text:p>2017</text:p>
          </table:table-cell>
          <table:table-cell table:number-columns-repeated="4"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SEGID- 8663</text:p>
          </table:table-cell>
          <table:table-cell office:value-type="float" office:value="8663" calcext:value-type="float">
            <text:p>8663</text:p>
          </table:table-cell>
          <table:table-cell table:style-name="ce2" office:value-type="string" calcext:value-type="string">
            <text:p>17163220</text:p>
          </table:table-cell>
          <table:table-cell/>
          <table:table-cell office:value-type="float" office:value="0.116422503768" calcext:value-type="float">
            <text:p>0.11642250377</text:p>
          </table:table-cell>
          <table:table-cell office:value-type="string" calcext:value-type="string">
            <text:p>Cycle Track</text:p>
          </table:table-cell>
          <table:table-cell office:value-type="string" calcext:value-type="string">
            <text:p>not in bike master plan</text:p>
          </table:table-cell>
          <table:table-cell office:value-type="float" office:value="187.364232632" calcext:value-type="float">
            <text:p>187.36423263200</text:p>
          </table:table-cell>
          <table:table-cell office:value-type="float" office:value="2017" calcext:value-type="float">
            <text:p>2017</text:p>
          </table:table-cell>
          <table:table-cell table:number-columns-repeated="4"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SEGID- 2607</text:p>
          </table:table-cell>
          <table:table-cell office:value-type="float" office:value="2607" calcext:value-type="float">
            <text:p>2607</text:p>
          </table:table-cell>
          <table:table-cell table:style-name="ce2" office:value-type="string" calcext:value-type="string">
            <text:p>15297210</text:p>
          </table:table-cell>
          <table:table-cell/>
          <table:table-cell office:value-type="float" office:value="0.226937981087" calcext:value-type="float">
            <text:p>0.22693798109</text:p>
          </table:table-cell>
          <table:table-cell office:value-type="string" calcext:value-type="string">
            <text:p>Cycle Track</text:p>
          </table:table-cell>
          <table:table-cell office:value-type="string" calcext:value-type="string">
            <text:p>not in bike master plan</text:p>
          </table:table-cell>
          <table:table-cell office:value-type="float" office:value="365.222008678" calcext:value-type="float">
            <text:p>365.222008678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309" calcext:value-type="float">
            <text:p>5309</text:p>
          </table:table-cell>
          <table:table-cell/>
          <table:table-cell office:value-type="float" office:value="14200" calcext:value-type="float">
            <text:p>14200</text:p>
          </table:table-cell>
          <table:table-cell table:style-name="ce2" office:value-type="string" calcext:value-type="string">
            <text:p>12184210</text:p>
          </table:table-cell>
          <table:table-cell/>
          <table:table-cell office:value-type="float" office:value="0.0568226024147" calcext:value-type="float">
            <text:p>0.05682260241</text:p>
          </table:table-cell>
          <table:table-cell office:value-type="string" calcext:value-type="string">
            <text:p>Contraflow Bike Lane</text:p>
          </table:table-cell>
          <table:table-cell/>
          <table:table-cell office:value-type="float" office:value="91.4472971551" calcext:value-type="float">
            <text:p>91.4472971551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SEGID- 9686</text:p>
          </table:table-cell>
          <table:table-cell office:value-type="float" office:value="9686" calcext:value-type="float">
            <text:p>9686</text:p>
          </table:table-cell>
          <table:table-cell table:style-name="ce2" office:value-type="string" calcext:value-type="string">
            <text:p>18801090</text:p>
          </table:table-cell>
          <table:table-cell/>
          <table:table-cell office:value-type="float" office:value="0.024098839156" calcext:value-type="float">
            <text:p>0.02409883916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not in master plan</text:p>
          </table:table-cell>
          <table:table-cell office:value-type="float" office:value="38.7833997695" calcext:value-type="float">
            <text:p>38.7833997695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SEGID- 10175</text:p>
          </table:table-cell>
          <table:table-cell office:value-type="float" office:value="10175" calcext:value-type="float">
            <text:p>10175</text:p>
          </table:table-cell>
          <table:table-cell table:style-name="ce2" office:value-type="string" calcext:value-type="string">
            <text:p>18801080</text:p>
          </table:table-cell>
          <table:table-cell/>
          <table:table-cell office:value-type="float" office:value="0.0927514527582" calcext:value-type="float">
            <text:p>0.09275145276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not in bike master plan</text:p>
          </table:table-cell>
          <table:table-cell office:value-type="float" office:value="149.269292526" calcext:value-type="float">
            <text:p>149.269292526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SEGID- 241</text:p>
          </table:table-cell>
          <table:table-cell office:value-type="float" office:value="241" calcext:value-type="float">
            <text:p>241</text:p>
          </table:table-cell>
          <table:table-cell table:style-name="ce2" office:value-type="string" calcext:value-type="string">
            <text:p>18801070</text:p>
          </table:table-cell>
          <table:table-cell/>
          <table:table-cell office:value-type="float" office:value="0.0929734637341" calcext:value-type="float">
            <text:p>0.0929734637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not in bike master plan</text:p>
          </table:table-cell>
          <table:table-cell office:value-type="float" office:value="149.626585273" calcext:value-type="float">
            <text:p>149.626585273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SEGID- 9105</text:p>
          </table:table-cell>
          <table:table-cell office:value-type="float" office:value="9105" calcext:value-type="float">
            <text:p>9105</text:p>
          </table:table-cell>
          <table:table-cell table:style-name="ce2" office:value-type="string" calcext:value-type="string">
            <text:p>18801060</text:p>
          </table:table-cell>
          <table:table-cell/>
          <table:table-cell office:value-type="float" office:value="0.0837766780371" calcext:value-type="float">
            <text:p>0.08377667804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not in bike master plan</text:p>
          </table:table-cell>
          <table:table-cell office:value-type="float" office:value="134.82576379" calcext:value-type="float">
            <text:p>134.825763790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SEGID- 3926</text:p>
          </table:table-cell>
          <table:table-cell office:value-type="float" office:value="3926" calcext:value-type="float">
            <text:p>3926</text:p>
          </table:table-cell>
          <table:table-cell table:style-name="ce2" office:value-type="string" calcext:value-type="string">
            <text:p>18801050</text:p>
          </table:table-cell>
          <table:table-cell/>
          <table:table-cell office:value-type="float" office:value="0.0467609307923" calcext:value-type="float">
            <text:p>0.0467609307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not in bike master plan</text:p>
          </table:table-cell>
          <table:table-cell office:value-type="float" office:value="75.2545739142" calcext:value-type="float">
            <text:p>75.2545739142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SEGID- 6468</text:p>
          </table:table-cell>
          <table:table-cell office:value-type="float" office:value="6468" calcext:value-type="float">
            <text:p>6468</text:p>
          </table:table-cell>
          <table:table-cell table:style-name="ce2" office:value-type="string" calcext:value-type="string">
            <text:p>18801045</text:p>
          </table:table-cell>
          <table:table-cell/>
          <table:table-cell office:value-type="float" office:value="0.0325966361518" calcext:value-type="float">
            <text:p>0.03259663615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not in bike master plan</text:p>
          </table:table-cell>
          <table:table-cell office:value-type="float" office:value="52.4593057297" calcext:value-type="float">
            <text:p>52.4593057297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SEGID- 12126</text:p>
          </table:table-cell>
          <table:table-cell office:value-type="float" office:value="12126" calcext:value-type="float">
            <text:p>12126</text:p>
          </table:table-cell>
          <table:table-cell table:style-name="ce2" office:value-type="string" calcext:value-type="string">
            <text:p>18801040</text:p>
          </table:table-cell>
          <table:table-cell/>
          <table:table-cell office:value-type="float" office:value="0.079287592982" calcext:value-type="float">
            <text:p>0.07928759298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not in bike master plan</text:p>
          </table:table-cell>
          <table:table-cell office:value-type="float" office:value="127.601267243" calcext:value-type="float">
            <text:p>127.601267243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SEGID- 4085</text:p>
          </table:table-cell>
          <table:table-cell office:value-type="float" office:value="4085" calcext:value-type="float">
            <text:p>4085</text:p>
          </table:table-cell>
          <table:table-cell table:style-name="ce2" office:value-type="string" calcext:value-type="string">
            <text:p>18801030</text:p>
          </table:table-cell>
          <table:table-cell/>
          <table:table-cell office:value-type="float" office:value="0.0925201327799" calcext:value-type="float">
            <text:p>0.09252013278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not in bike master plan</text:p>
          </table:table-cell>
          <table:table-cell office:value-type="float" office:value="148.897018363" calcext:value-type="float">
            <text:p>148.897018363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SEGID- 276</text:p>
          </table:table-cell>
          <table:table-cell office:value-type="float" office:value="276" calcext:value-type="float">
            <text:p>276</text:p>
          </table:table-cell>
          <table:table-cell table:style-name="ce2" office:value-type="string" calcext:value-type="string">
            <text:p>18801020</text:p>
          </table:table-cell>
          <table:table-cell/>
          <table:table-cell office:value-type="float" office:value="0.0929718426593" calcext:value-type="float">
            <text:p>0.09297184266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not in bike master plan</text:p>
          </table:table-cell>
          <table:table-cell office:value-type="float" office:value="149.623976401" calcext:value-type="float">
            <text:p>149.623976401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SEGID- 11591</text:p>
          </table:table-cell>
          <table:table-cell office:value-type="float" office:value="11591" calcext:value-type="float">
            <text:p>11591</text:p>
          </table:table-cell>
          <table:table-cell table:style-name="ce2" office:value-type="string" calcext:value-type="string">
            <text:p>18801010</text:p>
          </table:table-cell>
          <table:table-cell/>
          <table:table-cell office:value-type="float" office:value="0.0211246782852" calcext:value-type="float">
            <text:p>0.0211246782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not in bike master plan</text:p>
          </table:table-cell>
          <table:table-cell office:value-type="float" office:value="33.9969422441" calcext:value-type="float">
            <text:p>33.9969422441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SEGID- 2307</text:p>
          </table:table-cell>
          <table:table-cell office:value-type="float" office:value="2307" calcext:value-type="float">
            <text:p>2307</text:p>
          </table:table-cell>
          <table:table-cell table:style-name="ce2" office:value-type="string" calcext:value-type="string">
            <text:p>24358011</text:p>
          </table:table-cell>
          <table:table-cell/>
          <table:table-cell office:value-type="float" office:value="0.26727810524" calcext:value-type="float">
            <text:p>0.26727810524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not in bike master plan</text:p>
          </table:table-cell>
          <table:table-cell office:value-type="float" office:value="430.143275287" calcext:value-type="float">
            <text:p>430.143275287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5141" calcext:value-type="float">
            <text:p>5141</text:p>
          </table:table-cell>
          <table:table-cell/>
          <table:table-cell office:value-type="float" office:value="576" calcext:value-type="float">
            <text:p>576</text:p>
          </table:table-cell>
          <table:table-cell table:style-name="ce2" office:value-type="string" calcext:value-type="string">
            <text:p>17670045</text:p>
          </table:table-cell>
          <table:table-cell/>
          <table:table-cell office:value-type="float" office:value="0.0743510495682" calcext:value-type="float">
            <text:p>0.07435104957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NC Proposed</text:p>
          </table:table-cell>
          <table:table-cell office:value-type="float" office:value="119.65665483" calcext:value-type="float">
            <text:p>119.656654830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142" calcext:value-type="float">
            <text:p>5142</text:p>
          </table:table-cell>
          <table:table-cell/>
          <table:table-cell office:value-type="float" office:value="4106" calcext:value-type="float">
            <text:p>4106</text:p>
          </table:table-cell>
          <table:table-cell table:style-name="ce2" office:value-type="string" calcext:value-type="string">
            <text:p>17670040</text:p>
          </table:table-cell>
          <table:table-cell/>
          <table:table-cell office:value-type="float" office:value="0.0428279528333" calcext:value-type="float">
            <text:p>0.04282795283</text:p>
          </table:table-cell>
          <table:table-cell office:value-type="string" calcext:value-type="string">
            <text:p>Climbing Lane</text:p>
          </table:table-cell>
          <table:table-cell office:value-type="string" calcext:value-type="string">
            <text:p>ANC Proposed</text:p>
          </table:table-cell>
          <table:table-cell office:value-type="float" office:value="68.9250467746" calcext:value-type="float">
            <text:p>68.9250467746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143" calcext:value-type="float">
            <text:p>5143</text:p>
          </table:table-cell>
          <table:table-cell/>
          <table:table-cell office:value-type="float" office:value="4106" calcext:value-type="float">
            <text:p>4106</text:p>
          </table:table-cell>
          <table:table-cell table:style-name="ce2" office:value-type="string" calcext:value-type="string">
            <text:p>17670040</text:p>
          </table:table-cell>
          <table:table-cell/>
          <table:table-cell office:value-type="float" office:value="0.0184851339785" calcext:value-type="float">
            <text:p>0.01848513398</text:p>
          </table:table-cell>
          <table:table-cell office:value-type="string" calcext:value-type="string">
            <text:p>Climbing Lane</text:p>
          </table:table-cell>
          <table:table-cell office:value-type="string" calcext:value-type="string">
            <text:p>ANC Proposed</text:p>
          </table:table-cell>
          <table:table-cell office:value-type="float" office:value="29.7489989556" calcext:value-type="float">
            <text:p>29.7489989556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144" calcext:value-type="float">
            <text:p>5144</text:p>
          </table:table-cell>
          <table:table-cell/>
          <table:table-cell office:value-type="float" office:value="366" calcext:value-type="float">
            <text:p>366</text:p>
          </table:table-cell>
          <table:table-cell table:style-name="ce2" office:value-type="string" calcext:value-type="string">
            <text:p>17670037</text:p>
          </table:table-cell>
          <table:table-cell/>
          <table:table-cell office:value-type="float" office:value="0.0343182081443" calcext:value-type="float">
            <text:p>0.03431820814</text:p>
          </table:table-cell>
          <table:table-cell office:value-type="string" calcext:value-type="string">
            <text:p>Climbing Lane</text:p>
          </table:table-cell>
          <table:table-cell office:value-type="string" calcext:value-type="string">
            <text:p>ANC Proposed</text:p>
          </table:table-cell>
          <table:table-cell office:value-type="float" office:value="55.2299128275" calcext:value-type="float">
            <text:p>55.2299128275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145" calcext:value-type="float">
            <text:p>5145</text:p>
          </table:table-cell>
          <table:table-cell/>
          <table:table-cell office:value-type="float" office:value="13055" calcext:value-type="float">
            <text:p>13055</text:p>
          </table:table-cell>
          <table:table-cell table:style-name="ce2" office:value-type="string" calcext:value-type="string">
            <text:p>17670033</text:p>
          </table:table-cell>
          <table:table-cell/>
          <table:table-cell office:value-type="float" office:value="0.0173263066291" calcext:value-type="float">
            <text:p>0.01732630663</text:p>
          </table:table-cell>
          <table:table-cell office:value-type="string" calcext:value-type="string">
            <text:p>Climbing Lane</text:p>
          </table:table-cell>
          <table:table-cell office:value-type="string" calcext:value-type="string">
            <text:p>ANC Proposed</text:p>
          </table:table-cell>
          <table:table-cell office:value-type="float" office:value="27.8840433837" calcext:value-type="float">
            <text:p>27.8840433837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146" calcext:value-type="float">
            <text:p>5146</text:p>
          </table:table-cell>
          <table:table-cell/>
          <table:table-cell office:value-type="float" office:value="10195" calcext:value-type="float">
            <text:p>10195</text:p>
          </table:table-cell>
          <table:table-cell table:style-name="ce2" office:value-type="string" calcext:value-type="string">
            <text:p>17670030</text:p>
          </table:table-cell>
          <table:table-cell/>
          <table:table-cell office:value-type="float" office:value="0.0803746404803" calcext:value-type="float">
            <text:p>0.08037464048</text:p>
          </table:table-cell>
          <table:table-cell office:value-type="string" calcext:value-type="string">
            <text:p>Climbing Lane</text:p>
          </table:table-cell>
          <table:table-cell office:value-type="string" calcext:value-type="string">
            <text:p>ANC Proposed</text:p>
          </table:table-cell>
          <table:table-cell office:value-type="float" office:value="129.350704111" calcext:value-type="float">
            <text:p>129.350704111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147" calcext:value-type="float">
            <text:p>5147</text:p>
          </table:table-cell>
          <table:table-cell/>
          <table:table-cell office:value-type="float" office:value="4809" calcext:value-type="float">
            <text:p>4809</text:p>
          </table:table-cell>
          <table:table-cell table:style-name="ce2" office:value-type="string" calcext:value-type="string">
            <text:p>17670027</text:p>
          </table:table-cell>
          <table:table-cell/>
          <table:table-cell office:value-type="float" office:value="0.0194950556766" calcext:value-type="float">
            <text:p>0.01949505568</text:p>
          </table:table-cell>
          <table:table-cell office:value-type="string" calcext:value-type="string">
            <text:p>Climbing Lane</text:p>
          </table:table-cell>
          <table:table-cell office:value-type="string" calcext:value-type="string">
            <text:p>ANC Proposed</text:p>
          </table:table-cell>
          <table:table-cell office:value-type="float" office:value="31.3743136314" calcext:value-type="float">
            <text:p>31.3743136314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148" calcext:value-type="float">
            <text:p>5148</text:p>
          </table:table-cell>
          <table:table-cell/>
          <table:table-cell office:value-type="float" office:value="3813" calcext:value-type="float">
            <text:p>3813</text:p>
          </table:table-cell>
          <table:table-cell table:style-name="ce2" office:value-type="string" calcext:value-type="string">
            <text:p>17670023</text:p>
          </table:table-cell>
          <table:table-cell/>
          <table:table-cell office:value-type="float" office:value="0.0838299741573" calcext:value-type="float">
            <text:p>0.08382997416</text:p>
          </table:table-cell>
          <table:table-cell office:value-type="string" calcext:value-type="string">
            <text:p>Climbing Lane</text:p>
          </table:table-cell>
          <table:table-cell office:value-type="string" calcext:value-type="string">
            <text:p>ANC Proposed</text:p>
          </table:table-cell>
          <table:table-cell office:value-type="float" office:value="134.911535753" calcext:value-type="float">
            <text:p>134.911535753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149" calcext:value-type="float">
            <text:p>5149</text:p>
          </table:table-cell>
          <table:table-cell/>
          <table:table-cell office:value-type="float" office:value="11759" calcext:value-type="float">
            <text:p>11759</text:p>
          </table:table-cell>
          <table:table-cell table:style-name="ce2" office:value-type="string" calcext:value-type="string">
            <text:p>17670020</text:p>
          </table:table-cell>
          <table:table-cell/>
          <table:table-cell office:value-type="float" office:value="0.0923222411797" calcext:value-type="float">
            <text:p>0.09232224118</text:p>
          </table:table-cell>
          <table:table-cell office:value-type="string" calcext:value-type="string">
            <text:p>Climbing Lane</text:p>
          </table:table-cell>
          <table:table-cell office:value-type="string" calcext:value-type="string">
            <text:p>ANC Proposed</text:p>
          </table:table-cell>
          <table:table-cell office:value-type="float" office:value="148.578542066" calcext:value-type="float">
            <text:p>148.578542066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150" calcext:value-type="float">
            <text:p>5150</text:p>
          </table:table-cell>
          <table:table-cell/>
          <table:table-cell office:value-type="float" office:value="6045" calcext:value-type="float">
            <text:p>6045</text:p>
          </table:table-cell>
          <table:table-cell table:style-name="ce2" office:value-type="string" calcext:value-type="string">
            <text:p>14790380</text:p>
          </table:table-cell>
          <table:table-cell/>
          <table:table-cell office:value-type="float" office:value="0.0178435196958" calcext:value-type="float">
            <text:p>0.01784351970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ANC Proposed</text:p>
          </table:table-cell>
          <table:table-cell office:value-type="float" office:value="28.7164187942" calcext:value-type="float">
            <text:p>28.7164187942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151" calcext:value-type="float">
            <text:p>5151</text:p>
          </table:table-cell>
          <table:table-cell/>
          <table:table-cell office:value-type="float" office:value="4308" calcext:value-type="float">
            <text:p>4308</text:p>
          </table:table-cell>
          <table:table-cell table:style-name="ce2" office:value-type="string" calcext:value-type="string">
            <text:p>14790390</text:p>
          </table:table-cell>
          <table:table-cell/>
          <table:table-cell office:value-type="float" office:value="0.0439073977778" calcext:value-type="float">
            <text:p>0.04390739778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NC Proposed</text:p>
          </table:table-cell>
          <table:table-cell office:value-type="float" office:value="70.6622484938" calcext:value-type="float">
            <text:p>70.6622484938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152" calcext:value-type="float">
            <text:p>5152</text:p>
          </table:table-cell>
          <table:table-cell/>
          <table:table-cell office:value-type="float" office:value="8962" calcext:value-type="float">
            <text:p>8962</text:p>
          </table:table-cell>
          <table:table-cell table:style-name="ce2" office:value-type="string" calcext:value-type="string">
            <text:p>14790395</text:p>
          </table:table-cell>
          <table:table-cell/>
          <table:table-cell office:value-type="float" office:value="0.0371384087194" calcext:value-type="float">
            <text:p>0.0371384087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NC Proposed</text:p>
          </table:table-cell>
          <table:table-cell office:value-type="float" office:value="59.7685947793" calcext:value-type="float">
            <text:p>59.7685947793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153" calcext:value-type="float">
            <text:p>5153</text:p>
          </table:table-cell>
          <table:table-cell/>
          <table:table-cell office:value-type="float" office:value="11342" calcext:value-type="float">
            <text:p>11342</text:p>
          </table:table-cell>
          <table:table-cell table:style-name="ce2" office:value-type="string" calcext:value-type="string">
            <text:p>14790400</text:p>
          </table:table-cell>
          <table:table-cell/>
          <table:table-cell office:value-type="float" office:value="0.0805713642281" calcext:value-type="float">
            <text:p>0.0805713642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NC Proposed</text:p>
          </table:table-cell>
          <table:table-cell office:value-type="float" office:value="129.667300927" calcext:value-type="float">
            <text:p>129.667300927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154" calcext:value-type="float">
            <text:p>5154</text:p>
          </table:table-cell>
          <table:table-cell/>
          <table:table-cell office:value-type="float" office:value="12323" calcext:value-type="float">
            <text:p>12323</text:p>
          </table:table-cell>
          <table:table-cell table:style-name="ce2" office:value-type="string" calcext:value-type="string">
            <text:p>14790410</text:p>
          </table:table-cell>
          <table:table-cell/>
          <table:table-cell office:value-type="float" office:value="0.080687581043" calcext:value-type="float">
            <text:p>0.08068758104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ANC Proposed</text:p>
          </table:table-cell>
          <table:table-cell office:value-type="float" office:value="129.854334135" calcext:value-type="float">
            <text:p>129.854334135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155" calcext:value-type="float">
            <text:p>5155</text:p>
          </table:table-cell>
          <table:table-cell/>
          <table:table-cell office:value-type="float" office:value="8291" calcext:value-type="float">
            <text:p>8291</text:p>
          </table:table-cell>
          <table:table-cell table:style-name="ce2" office:value-type="string" calcext:value-type="string">
            <text:p>14790420</text:p>
          </table:table-cell>
          <table:table-cell/>
          <table:table-cell office:value-type="float" office:value="0.0429442365692" calcext:value-type="float">
            <text:p>0.04294423657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ANC Proposed</text:p>
          </table:table-cell>
          <table:table-cell office:value-type="float" office:value="69.1121876816" calcext:value-type="float">
            <text:p>69.1121876816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156" calcext:value-type="float">
            <text:p>5156</text:p>
          </table:table-cell>
          <table:table-cell/>
          <table:table-cell office:value-type="float" office:value="11885" calcext:value-type="float">
            <text:p>11885</text:p>
          </table:table-cell>
          <table:table-cell table:style-name="ce2" office:value-type="string" calcext:value-type="string">
            <text:p>14790430</text:p>
          </table:table-cell>
          <table:table-cell/>
          <table:table-cell office:value-type="float" office:value="0.0427023494077" calcext:value-type="float">
            <text:p>0.04270234941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ANC Proposed</text:p>
          </table:table-cell>
          <table:table-cell office:value-type="float" office:value="68.7229072511" calcext:value-type="float">
            <text:p>68.7229072511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157" calcext:value-type="float">
            <text:p>5157</text:p>
          </table:table-cell>
          <table:table-cell/>
          <table:table-cell office:value-type="float" office:value="10835" calcext:value-type="float">
            <text:p>10835</text:p>
          </table:table-cell>
          <table:table-cell table:style-name="ce2" office:value-type="string" calcext:value-type="string">
            <text:p>14790440</text:p>
          </table:table-cell>
          <table:table-cell/>
          <table:table-cell office:value-type="float" office:value="0.0808831148851" calcext:value-type="float">
            <text:p>0.08088311489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ANC Proposed</text:p>
          </table:table-cell>
          <table:table-cell office:value-type="float" office:value="130.16901598" calcext:value-type="float">
            <text:p>130.169015980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158" calcext:value-type="float">
            <text:p>5158</text:p>
          </table:table-cell>
          <table:table-cell/>
          <table:table-cell office:value-type="float" office:value="317" calcext:value-type="float">
            <text:p>317</text:p>
          </table:table-cell>
          <table:table-cell table:style-name="ce2" office:value-type="string" calcext:value-type="string">
            <text:p>14790450</text:p>
          </table:table-cell>
          <table:table-cell/>
          <table:table-cell office:value-type="float" office:value="0.0334619073097" calcext:value-type="float">
            <text:p>0.03346190731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53.8518274611" calcext:value-type="float">
            <text:p>53.8518274611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159" calcext:value-type="float">
            <text:p>5159</text:p>
          </table:table-cell>
          <table:table-cell/>
          <table:table-cell office:value-type="float" office:value="317" calcext:value-type="float">
            <text:p>317</text:p>
          </table:table-cell>
          <table:table-cell table:style-name="ce2" office:value-type="string" calcext:value-type="string">
            <text:p>14790450</text:p>
          </table:table-cell>
          <table:table-cell/>
          <table:table-cell office:value-type="float" office:value="0.0472932281073" calcext:value-type="float">
            <text:p>0.04729322811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ANC Proposed</text:p>
          </table:table-cell>
          <table:table-cell office:value-type="float" office:value="76.1112251175" calcext:value-type="float">
            <text:p>76.1112251175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160" calcext:value-type="float">
            <text:p>5160</text:p>
          </table:table-cell>
          <table:table-cell/>
          <table:table-cell office:value-type="float" office:value="1180" calcext:value-type="float">
            <text:p>1180</text:p>
          </table:table-cell>
          <table:table-cell table:style-name="ce2" office:value-type="string" calcext:value-type="string">
            <text:p>14790460</text:p>
          </table:table-cell>
          <table:table-cell/>
          <table:table-cell office:value-type="float" office:value="0.0239008942194" calcext:value-type="float">
            <text:p>0.02390089422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ANC Proposed</text:p>
          </table:table-cell>
          <table:table-cell office:value-type="float" office:value="38.4648376362" calcext:value-type="float">
            <text:p>38.4648376362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161" calcext:value-type="float">
            <text:p>5161</text:p>
          </table:table-cell>
          <table:table-cell/>
          <table:table-cell office:value-type="float" office:value="1180" calcext:value-type="float">
            <text:p>1180</text:p>
          </table:table-cell>
          <table:table-cell table:style-name="ce2" office:value-type="string" calcext:value-type="string">
            <text:p>14790460</text:p>
          </table:table-cell>
          <table:table-cell/>
          <table:table-cell office:value-type="float" office:value="0.0191694805889" calcext:value-type="float">
            <text:p>0.01916948059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ANC Proposed</text:p>
          </table:table-cell>
          <table:table-cell office:value-type="float" office:value="30.8503502696" calcext:value-type="float">
            <text:p>30.8503502696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162" calcext:value-type="float">
            <text:p>5162</text:p>
          </table:table-cell>
          <table:table-cell/>
          <table:table-cell office:value-type="float" office:value="11338" calcext:value-type="float">
            <text:p>11338</text:p>
          </table:table-cell>
          <table:table-cell table:style-name="ce2" office:value-type="string" calcext:value-type="string">
            <text:p>23906003</text:p>
          </table:table-cell>
          <table:table-cell/>
          <table:table-cell office:value-type="float" office:value="0.031251830304" calcext:value-type="float">
            <text:p>0.03125183030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50.2950461789" calcext:value-type="float">
            <text:p>50.2950461789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164" calcext:value-type="float">
            <text:p>5164</text:p>
          </table:table-cell>
          <table:table-cell/>
          <table:table-cell office:value-type="float" office:value="6947" calcext:value-type="float">
            <text:p>6947</text:p>
          </table:table-cell>
          <table:table-cell table:style-name="ce2" office:value-type="string" calcext:value-type="string">
            <text:p>23906000</text:p>
          </table:table-cell>
          <table:table-cell/>
          <table:table-cell office:value-type="float" office:value="0.0322152744247" calcext:value-type="float">
            <text:p>0.03221527442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51.8455622949" calcext:value-type="float">
            <text:p>51.8455622949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165" calcext:value-type="float">
            <text:p>5165</text:p>
          </table:table-cell>
          <table:table-cell/>
          <table:table-cell office:value-type="float" office:value="10824" calcext:value-type="float">
            <text:p>10824</text:p>
          </table:table-cell>
          <table:table-cell table:style-name="ce2" office:value-type="string" calcext:value-type="string">
            <text:p>13906000</text:p>
          </table:table-cell>
          <table:table-cell/>
          <table:table-cell office:value-type="float" office:value="0.0889751023719" calcext:value-type="float">
            <text:p>0.08897510237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43.191833535" calcext:value-type="float">
            <text:p>143.191833535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166" calcext:value-type="float">
            <text:p>5166</text:p>
          </table:table-cell>
          <table:table-cell/>
          <table:table-cell office:value-type="float" office:value="6832" calcext:value-type="float">
            <text:p>6832</text:p>
          </table:table-cell>
          <table:table-cell table:style-name="ce2" office:value-type="string" calcext:value-type="string">
            <text:p>13906005</text:p>
          </table:table-cell>
          <table:table-cell/>
          <table:table-cell office:value-type="float" office:value="0.0353974052676" calcext:value-type="float">
            <text:p>0.03539740527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56.9667157165" calcext:value-type="float">
            <text:p>56.9667157165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167" calcext:value-type="float">
            <text:p>5167</text:p>
          </table:table-cell>
          <table:table-cell/>
          <table:table-cell office:value-type="float" office:value="2478" calcext:value-type="float">
            <text:p>2478</text:p>
          </table:table-cell>
          <table:table-cell table:style-name="ce2" office:value-type="string" calcext:value-type="string">
            <text:p>13906010</text:p>
          </table:table-cell>
          <table:table-cell/>
          <table:table-cell office:value-type="float" office:value="0.0600667321761" calcext:value-type="float">
            <text:p>0.06006673218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96.6682283637" calcext:value-type="float">
            <text:p>96.6682283637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168" calcext:value-type="float">
            <text:p>5168</text:p>
          </table:table-cell>
          <table:table-cell/>
          <table:table-cell office:value-type="float" office:value="4801" calcext:value-type="float">
            <text:p>4801</text:p>
          </table:table-cell>
          <table:table-cell table:style-name="ce2" office:value-type="string" calcext:value-type="string">
            <text:p>24290000</text:p>
          </table:table-cell>
          <table:table-cell/>
          <table:table-cell office:value-type="float" office:value="0.06909787713" calcext:value-type="float">
            <text:p>0.06909787713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11.202476377" calcext:value-type="float">
            <text:p>111.202476377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169" calcext:value-type="float">
            <text:p>5169</text:p>
          </table:table-cell>
          <table:table-cell/>
          <table:table-cell office:value-type="float" office:value="8763" calcext:value-type="float">
            <text:p>8763</text:p>
          </table:table-cell>
          <table:table-cell table:style-name="ce2" office:value-type="string" calcext:value-type="string">
            <text:p>14290000</text:p>
          </table:table-cell>
          <table:table-cell/>
          <table:table-cell office:value-type="float" office:value="0.139511298894" calcext:value-type="float">
            <text:p>0.13951129889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224.522120851" calcext:value-type="float">
            <text:p>224.522120851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301" calcext:value-type="float">
            <text:p>5301</text:p>
          </table:table-cell>
          <table:table-cell/>
          <table:table-cell office:value-type="float" office:value="5412" calcext:value-type="float">
            <text:p>5412</text:p>
          </table:table-cell>
          <table:table-cell table:style-name="ce2" office:value-type="string" calcext:value-type="string">
            <text:p>22866113</text:p>
          </table:table-cell>
          <table:table-cell/>
          <table:table-cell office:value-type="float" office:value="0.107688597719" calcext:value-type="float">
            <text:p>0.10768859772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73.308345224" calcext:value-type="float">
            <text:p>173.3083452240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180" calcext:value-type="float">
            <text:p>5180</text:p>
          </table:table-cell>
          <table:table-cell/>
          <table:table-cell office:value-type="float" office:value="732" calcext:value-type="float">
            <text:p>732</text:p>
          </table:table-cell>
          <table:table-cell table:style-name="ce2" office:value-type="string" calcext:value-type="string">
            <text:p>16467140</text:p>
          </table:table-cell>
          <table:table-cell/>
          <table:table-cell office:value-type="float" office:value="0.100606981976" calcext:value-type="float">
            <text:p>0.10060698198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61.911566624" calcext:value-type="float">
            <text:p>161.911566624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181" calcext:value-type="float">
            <text:p>5181</text:p>
          </table:table-cell>
          <table:table-cell/>
          <table:table-cell office:value-type="float" office:value="1140" calcext:value-type="float">
            <text:p>1140</text:p>
          </table:table-cell>
          <table:table-cell table:style-name="ce2" office:value-type="string" calcext:value-type="string">
            <text:p>16467139</text:p>
          </table:table-cell>
          <table:table-cell/>
          <table:table-cell office:value-type="float" office:value="0.095887224306" calcext:value-type="float">
            <text:p>0.09588722431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54.315837745" calcext:value-type="float">
            <text:p>154.315837745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182" calcext:value-type="float">
            <text:p>5182</text:p>
          </table:table-cell>
          <table:table-cell/>
          <table:table-cell office:value-type="float" office:value="11708" calcext:value-type="float">
            <text:p>11708</text:p>
          </table:table-cell>
          <table:table-cell table:style-name="ce2" office:value-type="string" calcext:value-type="string">
            <text:p>16467133</text:p>
          </table:table-cell>
          <table:table-cell/>
          <table:table-cell office:value-type="float" office:value="0.0414403148601" calcext:value-type="float">
            <text:p>0.04144031486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66.6918554619" calcext:value-type="float">
            <text:p>66.6918554619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183" calcext:value-type="float">
            <text:p>5183</text:p>
          </table:table-cell>
          <table:table-cell/>
          <table:table-cell office:value-type="float" office:value="2790" calcext:value-type="float">
            <text:p>2790</text:p>
          </table:table-cell>
          <table:table-cell table:style-name="ce2" office:value-type="string" calcext:value-type="string">
            <text:p>16467125</text:p>
          </table:table-cell>
          <table:table-cell/>
          <table:table-cell office:value-type="float" office:value="0.0917431272574" calcext:value-type="float">
            <text:p>0.09174312726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47.646546686" calcext:value-type="float">
            <text:p>147.646546686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184" calcext:value-type="float">
            <text:p>5184</text:p>
          </table:table-cell>
          <table:table-cell/>
          <table:table-cell office:value-type="float" office:value="9720" calcext:value-type="float">
            <text:p>9720</text:p>
          </table:table-cell>
          <table:table-cell table:style-name="ce2" office:value-type="string" calcext:value-type="string">
            <text:p>16467110</text:p>
          </table:table-cell>
          <table:table-cell/>
          <table:table-cell office:value-type="float" office:value="0.0613251059688" calcext:value-type="float">
            <text:p>0.06132510597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98.693388727" calcext:value-type="float">
            <text:p>98.693388727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185" calcext:value-type="float">
            <text:p>5185</text:p>
          </table:table-cell>
          <table:table-cell/>
          <table:table-cell office:value-type="float" office:value="8580" calcext:value-type="float">
            <text:p>8580</text:p>
          </table:table-cell>
          <table:table-cell table:style-name="ce2" office:value-type="string" calcext:value-type="string">
            <text:p>16467106</text:p>
          </table:table-cell>
          <table:table-cell/>
          <table:table-cell office:value-type="float" office:value="0.0287981553396" calcext:value-type="float">
            <text:p>0.02879815534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46.3462311993" calcext:value-type="float">
            <text:p>46.3462311993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186" calcext:value-type="float">
            <text:p>5186</text:p>
          </table:table-cell>
          <table:table-cell/>
          <table:table-cell office:value-type="float" office:value="11198" calcext:value-type="float">
            <text:p>11198</text:p>
          </table:table-cell>
          <table:table-cell table:style-name="ce2" office:value-type="string" calcext:value-type="string">
            <text:p>16467105</text:p>
          </table:table-cell>
          <table:table-cell/>
          <table:table-cell office:value-type="float" office:value="0.0326986594621" calcext:value-type="float">
            <text:p>0.03269865946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52.6234966603" calcext:value-type="float">
            <text:p>52.6234966603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187" calcext:value-type="float">
            <text:p>5187</text:p>
          </table:table-cell>
          <table:table-cell/>
          <table:table-cell office:value-type="float" office:value="7725" calcext:value-type="float">
            <text:p>7725</text:p>
          </table:table-cell>
          <table:table-cell table:style-name="ce2" office:value-type="string" calcext:value-type="string">
            <text:p>16467095</text:p>
          </table:table-cell>
          <table:table-cell/>
          <table:table-cell office:value-type="float" office:value="0.116815303569" calcext:value-type="float">
            <text:p>0.11681530357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87.9963839" calcext:value-type="float">
            <text:p>187.996383900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192" calcext:value-type="float">
            <text:p>5192</text:p>
          </table:table-cell>
          <table:table-cell/>
          <table:table-cell office:value-type="float" office:value="12361" calcext:value-type="float">
            <text:p>12361</text:p>
          </table:table-cell>
          <table:table-cell table:style-name="ce2" office:value-type="string" calcext:value-type="string">
            <text:p>22473000</text:p>
          </table:table-cell>
          <table:table-cell/>
          <table:table-cell office:value-type="float" office:value="0.0166293546448" calcext:value-type="float">
            <text:p>0.01662935464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26.7624056463" calcext:value-type="float">
            <text:p>26.7624056463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193" calcext:value-type="float">
            <text:p>5193</text:p>
          </table:table-cell>
          <table:table-cell/>
          <table:table-cell office:value-type="float" office:value="264" calcext:value-type="float">
            <text:p>264</text:p>
          </table:table-cell>
          <table:table-cell table:style-name="ce2" office:value-type="string" calcext:value-type="string">
            <text:p>22473010</text:p>
          </table:table-cell>
          <table:table-cell/>
          <table:table-cell office:value-type="float" office:value="0.0289588845014" calcext:value-type="float">
            <text:p>0.02895888450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46.6049002288" calcext:value-type="float">
            <text:p>46.6049002288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194" calcext:value-type="float">
            <text:p>5194</text:p>
          </table:table-cell>
          <table:table-cell/>
          <table:table-cell office:value-type="float" office:value="4243" calcext:value-type="float">
            <text:p>4243</text:p>
          </table:table-cell>
          <table:table-cell table:style-name="ce2" office:value-type="string" calcext:value-type="string">
            <text:p>22473020</text:p>
          </table:table-cell>
          <table:table-cell/>
          <table:table-cell office:value-type="float" office:value="0.0441866392907" calcext:value-type="float">
            <text:p>0.04418663929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71.1116450459" calcext:value-type="float">
            <text:p>71.1116450459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195" calcext:value-type="float">
            <text:p>5195</text:p>
          </table:table-cell>
          <table:table-cell/>
          <table:table-cell office:value-type="float" office:value="5571" calcext:value-type="float">
            <text:p>5571</text:p>
          </table:table-cell>
          <table:table-cell table:style-name="ce2" office:value-type="string" calcext:value-type="string">
            <text:p>22473030</text:p>
          </table:table-cell>
          <table:table-cell/>
          <table:table-cell office:value-type="float" office:value="0.0473885948173" calcext:value-type="float">
            <text:p>0.04738859482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76.264703267" calcext:value-type="float">
            <text:p>76.2647032670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199" calcext:value-type="float">
            <text:p>5199</text:p>
          </table:table-cell>
          <table:table-cell/>
          <table:table-cell office:value-type="float" office:value="7045" calcext:value-type="float">
            <text:p>7045</text:p>
          </table:table-cell>
          <table:table-cell table:style-name="ce2" office:value-type="string" calcext:value-type="string">
            <text:p>20210030</text:p>
          </table:table-cell>
          <table:table-cell/>
          <table:table-cell office:value-type="float" office:value="0.0442051406188" calcext:value-type="float">
            <text:p>0.04420514062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71.1414201069" calcext:value-type="float">
            <text:p>71.1414201069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/>
          <table:table-cell office:value-type="float" office:value="8571" calcext:value-type="float">
            <text:p>8571</text:p>
          </table:table-cell>
          <table:table-cell table:style-name="ce2" office:value-type="string" calcext:value-type="string">
            <text:p>26695010</text:p>
          </table:table-cell>
          <table:table-cell/>
          <table:table-cell office:value-type="float" office:value="0.0661225336964" calcext:value-type="float">
            <text:p>0.06612253370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06.414115697" calcext:value-type="float">
            <text:p>106.4141156970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238" calcext:value-type="float">
            <text:p>5238</text:p>
          </table:table-cell>
          <table:table-cell/>
          <table:table-cell office:value-type="float" office:value="1235" calcext:value-type="float">
            <text:p>1235</text:p>
          </table:table-cell>
          <table:table-cell table:style-name="ce2" office:value-type="string" calcext:value-type="string">
            <text:p>17631410</text:p>
          </table:table-cell>
          <table:table-cell/>
          <table:table-cell office:value-type="float" office:value="0.0997318171425" calcext:value-type="float">
            <text:p>0.09973181714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60.503122534" calcext:value-type="float">
            <text:p>160.5031225340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239" calcext:value-type="float">
            <text:p>5239</text:p>
          </table:table-cell>
          <table:table-cell/>
          <table:table-cell office:value-type="float" office:value="11786" calcext:value-type="float">
            <text:p>11786</text:p>
          </table:table-cell>
          <table:table-cell table:style-name="ce2" office:value-type="string" calcext:value-type="string">
            <text:p>10430465</text:p>
          </table:table-cell>
          <table:table-cell/>
          <table:table-cell office:value-type="float" office:value="0.0183153844465" calcext:value-type="float">
            <text:p>0.01831538445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29.4758130184" calcext:value-type="float">
            <text:p>29.4758130184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240" calcext:value-type="float">
            <text:p>5240</text:p>
          </table:table-cell>
          <table:table-cell/>
          <table:table-cell office:value-type="float" office:value="4105" calcext:value-type="float">
            <text:p>4105</text:p>
          </table:table-cell>
          <table:table-cell table:style-name="ce2" office:value-type="string" calcext:value-type="string">
            <text:p>10430460</text:p>
          </table:table-cell>
          <table:table-cell/>
          <table:table-cell office:value-type="float" office:value="0.0930151473953" calcext:value-type="float">
            <text:p>0.09301514740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49.693668757" calcext:value-type="float">
            <text:p>149.6936687570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241" calcext:value-type="float">
            <text:p>5241</text:p>
          </table:table-cell>
          <table:table-cell/>
          <table:table-cell office:value-type="float" office:value="8197" calcext:value-type="float">
            <text:p>8197</text:p>
          </table:table-cell>
          <table:table-cell table:style-name="ce2" office:value-type="string" calcext:value-type="string">
            <text:p>10430455</text:p>
          </table:table-cell>
          <table:table-cell/>
          <table:table-cell office:value-type="float" office:value="0.0608886288618" calcext:value-type="float">
            <text:p>0.06088862886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97.9909455088" calcext:value-type="float">
            <text:p>97.9909455088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242" calcext:value-type="float">
            <text:p>5242</text:p>
          </table:table-cell>
          <table:table-cell/>
          <table:table-cell office:value-type="float" office:value="10484" calcext:value-type="float">
            <text:p>10484</text:p>
          </table:table-cell>
          <table:table-cell table:style-name="ce2" office:value-type="string" calcext:value-type="string">
            <text:p>10430453</text:p>
          </table:table-cell>
          <table:table-cell/>
          <table:table-cell office:value-type="float" office:value="0.0472567356804" calcext:value-type="float">
            <text:p>0.04725673568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76.0524961318" calcext:value-type="float">
            <text:p>76.0524961318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243" calcext:value-type="float">
            <text:p>5243</text:p>
          </table:table-cell>
          <table:table-cell/>
          <table:table-cell office:value-type="float" office:value="8000" calcext:value-type="float">
            <text:p>8000</text:p>
          </table:table-cell>
          <table:table-cell table:style-name="ce2" office:value-type="string" calcext:value-type="string">
            <text:p>10430450</text:p>
          </table:table-cell>
          <table:table-cell/>
          <table:table-cell office:value-type="float" office:value="0.0151742731581" calcext:value-type="float">
            <text:p>0.01517427316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24.4206743027" calcext:value-type="float">
            <text:p>24.4206743027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302" calcext:value-type="float">
            <text:p>5302</text:p>
          </table:table-cell>
          <table:table-cell/>
          <table:table-cell office:value-type="float" office:value="8643" calcext:value-type="float">
            <text:p>8643</text:p>
          </table:table-cell>
          <table:table-cell table:style-name="ce2" office:value-type="string" calcext:value-type="string">
            <text:p>20020110</text:p>
          </table:table-cell>
          <table:table-cell/>
          <table:table-cell office:value-type="float" office:value="0.0278208262638" calcext:value-type="float">
            <text:p>0.02782082626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44.7733693695" calcext:value-type="float">
            <text:p>44.7733693695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244" calcext:value-type="float">
            <text:p>5244</text:p>
          </table:table-cell>
          <table:table-cell/>
          <table:table-cell office:value-type="float" office:value="1302" calcext:value-type="float">
            <text:p>1302</text:p>
          </table:table-cell>
          <table:table-cell table:style-name="ce2" office:value-type="string" calcext:value-type="string">
            <text:p>10430445</text:p>
          </table:table-cell>
          <table:table-cell/>
          <table:table-cell office:value-type="float" office:value="0.0558055022451" calcext:value-type="float">
            <text:p>0.05580550225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89.810429826" calcext:value-type="float">
            <text:p>89.8104298260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245" calcext:value-type="float">
            <text:p>5245</text:p>
          </table:table-cell>
          <table:table-cell/>
          <table:table-cell office:value-type="float" office:value="7467" calcext:value-type="float">
            <text:p>7467</text:p>
          </table:table-cell>
          <table:table-cell table:style-name="ce2" office:value-type="string" calcext:value-type="string">
            <text:p>10430440</text:p>
          </table:table-cell>
          <table:table-cell/>
          <table:table-cell office:value-type="float" office:value="0.0557743997274" calcext:value-type="float">
            <text:p>0.05577439973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89.7603750756" calcext:value-type="float">
            <text:p>89.7603750756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246" calcext:value-type="float">
            <text:p>5246</text:p>
          </table:table-cell>
          <table:table-cell/>
          <table:table-cell office:value-type="float" office:value="3176" calcext:value-type="float">
            <text:p>3176</text:p>
          </table:table-cell>
          <table:table-cell table:style-name="ce2" office:value-type="string" calcext:value-type="string">
            <text:p>10430435</text:p>
          </table:table-cell>
          <table:table-cell/>
          <table:table-cell office:value-type="float" office:value="0.0515494448495" calcext:value-type="float">
            <text:p>0.05154944485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82.9609556938" calcext:value-type="float">
            <text:p>82.9609556938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247" calcext:value-type="float">
            <text:p>5247</text:p>
          </table:table-cell>
          <table:table-cell/>
          <table:table-cell office:value-type="float" office:value="11483" calcext:value-type="float">
            <text:p>11483</text:p>
          </table:table-cell>
          <table:table-cell table:style-name="ce2" office:value-type="string" calcext:value-type="string">
            <text:p>10430430</text:p>
          </table:table-cell>
          <table:table-cell/>
          <table:table-cell office:value-type="float" office:value="0.0519016921932" calcext:value-type="float">
            <text:p>0.05190169219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83.5278439766" calcext:value-type="float">
            <text:p>83.5278439766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248" calcext:value-type="float">
            <text:p>5248</text:p>
          </table:table-cell>
          <table:table-cell/>
          <table:table-cell office:value-type="float" office:value="13283" calcext:value-type="float">
            <text:p>13283</text:p>
          </table:table-cell>
          <table:table-cell table:style-name="ce2" office:value-type="string" calcext:value-type="string">
            <text:p>10430425</text:p>
          </table:table-cell>
          <table:table-cell/>
          <table:table-cell office:value-type="float" office:value="0.0568466971313" calcext:value-type="float">
            <text:p>0.05684669713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91.4860739203" calcext:value-type="float">
            <text:p>91.4860739203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250" calcext:value-type="float">
            <text:p>5250</text:p>
          </table:table-cell>
          <table:table-cell/>
          <table:table-cell office:value-type="float" office:value="3881" calcext:value-type="float">
            <text:p>3881</text:p>
          </table:table-cell>
          <table:table-cell table:style-name="ce2" office:value-type="string" calcext:value-type="string">
            <text:p>10430420</text:p>
          </table:table-cell>
          <table:table-cell/>
          <table:table-cell office:value-type="float" office:value="0.0548671807041" calcext:value-type="float">
            <text:p>0.05486718070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88.3003446637" calcext:value-type="float">
            <text:p>88.3003446637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251" calcext:value-type="float">
            <text:p>5251</text:p>
          </table:table-cell>
          <table:table-cell/>
          <table:table-cell office:value-type="float" office:value="795" calcext:value-type="float">
            <text:p>795</text:p>
          </table:table-cell>
          <table:table-cell table:style-name="ce2" office:value-type="string" calcext:value-type="string">
            <text:p>10420420</text:p>
          </table:table-cell>
          <table:table-cell/>
          <table:table-cell office:value-type="float" office:value="0.0848864591071" calcext:value-type="float">
            <text:p>0.08488645911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36.611786869" calcext:value-type="float">
            <text:p>136.6117868690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252" calcext:value-type="float">
            <text:p>5252</text:p>
          </table:table-cell>
          <table:table-cell/>
          <table:table-cell office:value-type="float" office:value="9809" calcext:value-type="float">
            <text:p>9809</text:p>
          </table:table-cell>
          <table:table-cell table:style-name="ce2" office:value-type="string" calcext:value-type="string">
            <text:p>10420428</text:p>
          </table:table-cell>
          <table:table-cell/>
          <table:table-cell office:value-type="float" office:value="0.0359465176878" calcext:value-type="float">
            <text:p>0.03594651769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57.8504282627" calcext:value-type="float">
            <text:p>57.8504282627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253" calcext:value-type="float">
            <text:p>5253</text:p>
          </table:table-cell>
          <table:table-cell/>
          <table:table-cell office:value-type="float" office:value="4432" calcext:value-type="float">
            <text:p>4432</text:p>
          </table:table-cell>
          <table:table-cell table:style-name="ce2" office:value-type="string" calcext:value-type="string">
            <text:p>10420430</text:p>
          </table:table-cell>
          <table:table-cell/>
          <table:table-cell office:value-type="float" office:value="0.0335916021683" calcext:value-type="float">
            <text:p>0.03359160217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54.0605515211" calcext:value-type="float">
            <text:p>54.0605515211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254" calcext:value-type="float">
            <text:p>5254</text:p>
          </table:table-cell>
          <table:table-cell/>
          <table:table-cell office:value-type="float" office:value="2522" calcext:value-type="float">
            <text:p>2522</text:p>
          </table:table-cell>
          <table:table-cell table:style-name="ce2" office:value-type="string" calcext:value-type="string">
            <text:p>10420432</text:p>
          </table:table-cell>
          <table:table-cell/>
          <table:table-cell office:value-type="float" office:value="0.0787677820641" calcext:value-type="float">
            <text:p>0.07876778206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26.764710988" calcext:value-type="float">
            <text:p>126.7647109880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255" calcext:value-type="float">
            <text:p>5255</text:p>
          </table:table-cell>
          <table:table-cell/>
          <table:table-cell office:value-type="float" office:value="2966" calcext:value-type="float">
            <text:p>2966</text:p>
          </table:table-cell>
          <table:table-cell table:style-name="ce2" office:value-type="string" calcext:value-type="string">
            <text:p>10420440</text:p>
          </table:table-cell>
          <table:table-cell/>
          <table:table-cell office:value-type="float" office:value="0.112167281799" calcext:value-type="float">
            <text:p>0.11216728180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80.516102992" calcext:value-type="float">
            <text:p>180.51610299200</text:p>
          </table:table-cell>
          <table:table-cell office:value-type="float" office:value="2019" calcext:value-type="float">
            <text:p>2019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256" calcext:value-type="float">
            <text:p>5256</text:p>
          </table:table-cell>
          <table:table-cell/>
          <table:table-cell office:value-type="float" office:value="1156" calcext:value-type="float">
            <text:p>1156</text:p>
          </table:table-cell>
          <table:table-cell table:style-name="ce2" office:value-type="string" calcext:value-type="string">
            <text:p>10420450</text:p>
          </table:table-cell>
          <table:table-cell/>
          <table:table-cell office:value-type="float" office:value="0.0619648327178" calcext:value-type="float">
            <text:p>0.06196483272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99.7229311913" calcext:value-type="float">
            <text:p>99.72293119130</text:p>
          </table:table-cell>
          <table:table-cell office:value-type="float" office:value="2019" calcext:value-type="float">
            <text:p>2019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257" calcext:value-type="float">
            <text:p>5257</text:p>
          </table:table-cell>
          <table:table-cell/>
          <table:table-cell office:value-type="float" office:value="1220" calcext:value-type="float">
            <text:p>1220</text:p>
          </table:table-cell>
          <table:table-cell table:style-name="ce2" office:value-type="string" calcext:value-type="string">
            <text:p>10420455</text:p>
          </table:table-cell>
          <table:table-cell/>
          <table:table-cell office:value-type="float" office:value="0.0607022125982" calcext:value-type="float">
            <text:p>0.06070221260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97.6909370136" calcext:value-type="float">
            <text:p>97.69093701360</text:p>
          </table:table-cell>
          <table:table-cell office:value-type="float" office:value="2019" calcext:value-type="float">
            <text:p>2019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258" calcext:value-type="float">
            <text:p>5258</text:p>
          </table:table-cell>
          <table:table-cell/>
          <table:table-cell office:value-type="float" office:value="11919" calcext:value-type="float">
            <text:p>11919</text:p>
          </table:table-cell>
          <table:table-cell table:style-name="ce2" office:value-type="string" calcext:value-type="string">
            <text:p>10420460</text:p>
          </table:table-cell>
          <table:table-cell/>
          <table:table-cell office:value-type="float" office:value="0.0206800842871" calcext:value-type="float">
            <text:p>0.02068008429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33.2814361298" calcext:value-type="float">
            <text:p>33.28143612980</text:p>
          </table:table-cell>
          <table:table-cell office:value-type="float" office:value="2019" calcext:value-type="float">
            <text:p>2019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259" calcext:value-type="float">
            <text:p>5259</text:p>
          </table:table-cell>
          <table:table-cell/>
          <table:table-cell office:value-type="float" office:value="2877" calcext:value-type="float">
            <text:p>2877</text:p>
          </table:table-cell>
          <table:table-cell table:style-name="ce2" office:value-type="string" calcext:value-type="string">
            <text:p>18892380</text:p>
          </table:table-cell>
          <table:table-cell/>
          <table:table-cell office:value-type="float" office:value="0.130532148453" calcext:value-type="float">
            <text:p>0.13053214845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210.071550063" calcext:value-type="float">
            <text:p>210.0715500630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260" calcext:value-type="float">
            <text:p>5260</text:p>
          </table:table-cell>
          <table:table-cell/>
          <table:table-cell office:value-type="float" office:value="8769" calcext:value-type="float">
            <text:p>8769</text:p>
          </table:table-cell>
          <table:table-cell table:style-name="ce2" office:value-type="string" calcext:value-type="string">
            <text:p>18892370</text:p>
          </table:table-cell>
          <table:table-cell/>
          <table:table-cell office:value-type="float" office:value="0.118138949478" calcext:value-type="float">
            <text:p>0.11813894948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90.126589763" calcext:value-type="float">
            <text:p>190.1265897630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261" calcext:value-type="float">
            <text:p>5261</text:p>
          </table:table-cell>
          <table:table-cell/>
          <table:table-cell office:value-type="float" office:value="13018" calcext:value-type="float">
            <text:p>13018</text:p>
          </table:table-cell>
          <table:table-cell table:style-name="ce2" office:value-type="string" calcext:value-type="string">
            <text:p>18892360</text:p>
          </table:table-cell>
          <table:table-cell/>
          <table:table-cell office:value-type="float" office:value="0.166846958872" calcext:value-type="float">
            <text:p>0.16684695887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268.514689208" calcext:value-type="float">
            <text:p>268.5146892080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262" calcext:value-type="float">
            <text:p>5262</text:p>
          </table:table-cell>
          <table:table-cell/>
          <table:table-cell office:value-type="float" office:value="6488" calcext:value-type="float">
            <text:p>6488</text:p>
          </table:table-cell>
          <table:table-cell table:style-name="ce2" office:value-type="string" calcext:value-type="string">
            <text:p>18892355</text:p>
          </table:table-cell>
          <table:table-cell/>
          <table:table-cell office:value-type="float" office:value="0.0869010560344" calcext:value-type="float">
            <text:p>0.08690105603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39.853972831" calcext:value-type="float">
            <text:p>139.8539728310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263" calcext:value-type="float">
            <text:p>5263</text:p>
          </table:table-cell>
          <table:table-cell/>
          <table:table-cell office:value-type="float" office:value="2925" calcext:value-type="float">
            <text:p>2925</text:p>
          </table:table-cell>
          <table:table-cell table:style-name="ce2" office:value-type="string" calcext:value-type="string">
            <text:p>18892352</text:p>
          </table:table-cell>
          <table:table-cell/>
          <table:table-cell office:value-type="float" office:value="0.152758160338" calcext:value-type="float">
            <text:p>0.15275816034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245.840920473" calcext:value-type="float">
            <text:p>245.8409204730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264" calcext:value-type="float">
            <text:p>5264</text:p>
          </table:table-cell>
          <table:table-cell/>
          <table:table-cell office:value-type="float" office:value="1995" calcext:value-type="float">
            <text:p>1995</text:p>
          </table:table-cell>
          <table:table-cell table:style-name="ce2" office:value-type="string" calcext:value-type="string">
            <text:p>18892350</text:p>
          </table:table-cell>
          <table:table-cell/>
          <table:table-cell office:value-type="float" office:value="0.10611441351" calcext:value-type="float">
            <text:p>0.10611441351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70.774936246" calcext:value-type="float">
            <text:p>170.7749362460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265" calcext:value-type="float">
            <text:p>5265</text:p>
          </table:table-cell>
          <table:table-cell/>
          <table:table-cell office:value-type="float" office:value="5644" calcext:value-type="float">
            <text:p>5644</text:p>
          </table:table-cell>
          <table:table-cell table:style-name="ce2" office:value-type="string" calcext:value-type="string">
            <text:p>20120400</text:p>
          </table:table-cell>
          <table:table-cell/>
          <table:table-cell office:value-type="float" office:value="0.0310697704528" calcext:value-type="float">
            <text:p>0.03106977045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50.0020486636" calcext:value-type="float">
            <text:p>50.00204866360</text:p>
          </table:table-cell>
          <table:table-cell office:value-type="float" office:value="2009" calcext:value-type="float">
            <text:p>2009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5266" calcext:value-type="float">
            <text:p>5266</text:p>
          </table:table-cell>
          <table:table-cell/>
          <table:table-cell office:value-type="float" office:value="7568" calcext:value-type="float">
            <text:p>7568</text:p>
          </table:table-cell>
          <table:table-cell table:style-name="ce2" office:value-type="string" calcext:value-type="string">
            <text:p>20120390</text:p>
          </table:table-cell>
          <table:table-cell/>
          <table:table-cell office:value-type="float" office:value="0.0763044970087" calcext:value-type="float">
            <text:p>0.07630449701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22.800430035" calcext:value-type="float">
            <text:p>122.80043003500</text:p>
          </table:table-cell>
          <table:table-cell office:value-type="float" office:value="2009" calcext:value-type="float">
            <text:p>2009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5267" calcext:value-type="float">
            <text:p>5267</text:p>
          </table:table-cell>
          <table:table-cell/>
          <table:table-cell office:value-type="float" office:value="5578" calcext:value-type="float">
            <text:p>5578</text:p>
          </table:table-cell>
          <table:table-cell table:style-name="ce2" office:value-type="string" calcext:value-type="string">
            <text:p>20120380</text:p>
          </table:table-cell>
          <table:table-cell/>
          <table:table-cell office:value-type="float" office:value="0.0768294031396" calcext:value-type="float">
            <text:p>0.07682940314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23.645186257" calcext:value-type="float">
            <text:p>123.64518625700</text:p>
          </table:table-cell>
          <table:table-cell office:value-type="float" office:value="2009" calcext:value-type="float">
            <text:p>2009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5268" calcext:value-type="float">
            <text:p>5268</text:p>
          </table:table-cell>
          <table:table-cell/>
          <table:table-cell office:value-type="float" office:value="9867" calcext:value-type="float">
            <text:p>9867</text:p>
          </table:table-cell>
          <table:table-cell table:style-name="ce2" office:value-type="string" calcext:value-type="string">
            <text:p>20120370</text:p>
          </table:table-cell>
          <table:table-cell/>
          <table:table-cell office:value-type="float" office:value="0.1157272167" calcext:value-type="float">
            <text:p>0.11572721670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86.245274323" calcext:value-type="float">
            <text:p>186.245274323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5269" calcext:value-type="float">
            <text:p>5269</text:p>
          </table:table-cell>
          <table:table-cell/>
          <table:table-cell office:value-type="float" office:value="8792" calcext:value-type="float">
            <text:p>8792</text:p>
          </table:table-cell>
          <table:table-cell table:style-name="ce2" office:value-type="string" calcext:value-type="string">
            <text:p>20120360</text:p>
          </table:table-cell>
          <table:table-cell/>
          <table:table-cell office:value-type="float" office:value="0.0683994516636" calcext:value-type="float">
            <text:p>0.06839945166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10.078467295" calcext:value-type="float">
            <text:p>110.07846729500</text:p>
          </table:table-cell>
          <table:table-cell office:value-type="float" office:value="2009" calcext:value-type="float">
            <text:p>2009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5270" calcext:value-type="float">
            <text:p>5270</text:p>
          </table:table-cell>
          <table:table-cell/>
          <table:table-cell office:value-type="float" office:value="1629" calcext:value-type="float">
            <text:p>1629</text:p>
          </table:table-cell>
          <table:table-cell table:style-name="ce2" office:value-type="string" calcext:value-type="string">
            <text:p>20120350</text:p>
          </table:table-cell>
          <table:table-cell/>
          <table:table-cell office:value-type="float" office:value="0.0683881159255" calcext:value-type="float">
            <text:p>0.06838811593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10.060224156" calcext:value-type="float">
            <text:p>110.06022415600</text:p>
          </table:table-cell>
          <table:table-cell office:value-type="float" office:value="2009" calcext:value-type="float">
            <text:p>2009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5271" calcext:value-type="float">
            <text:p>5271</text:p>
          </table:table-cell>
          <table:table-cell/>
          <table:table-cell office:value-type="float" office:value="5622" calcext:value-type="float">
            <text:p>5622</text:p>
          </table:table-cell>
          <table:table-cell table:style-name="ce2" office:value-type="string" calcext:value-type="string">
            <text:p>20120340</text:p>
          </table:table-cell>
          <table:table-cell/>
          <table:table-cell office:value-type="float" office:value="0.0682749071041" calcext:value-type="float">
            <text:p>0.06827490710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09.878031855" calcext:value-type="float">
            <text:p>109.87803185500</text:p>
          </table:table-cell>
          <table:table-cell office:value-type="float" office:value="2009" calcext:value-type="float">
            <text:p>2009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5272" calcext:value-type="float">
            <text:p>5272</text:p>
          </table:table-cell>
          <table:table-cell/>
          <table:table-cell office:value-type="float" office:value="8340" calcext:value-type="float">
            <text:p>8340</text:p>
          </table:table-cell>
          <table:table-cell table:style-name="ce2" office:value-type="string" calcext:value-type="string">
            <text:p>20120330</text:p>
          </table:table-cell>
          <table:table-cell/>
          <table:table-cell office:value-type="float" office:value="0.0678590894416" calcext:value-type="float">
            <text:p>0.06785908944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09.208836856" calcext:value-type="float">
            <text:p>109.20883685600</text:p>
          </table:table-cell>
          <table:table-cell office:value-type="float" office:value="2009" calcext:value-type="float">
            <text:p>2009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5273" calcext:value-type="float">
            <text:p>5273</text:p>
          </table:table-cell>
          <table:table-cell/>
          <table:table-cell office:value-type="float" office:value="5146" calcext:value-type="float">
            <text:p>5146</text:p>
          </table:table-cell>
          <table:table-cell table:style-name="ce2" office:value-type="string" calcext:value-type="string">
            <text:p>20120320</text:p>
          </table:table-cell>
          <table:table-cell/>
          <table:table-cell office:value-type="float" office:value="0.0684041909662" calcext:value-type="float">
            <text:p>0.06840419097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10.086094479" calcext:value-type="float">
            <text:p>110.08609447900</text:p>
          </table:table-cell>
          <table:table-cell office:value-type="float" office:value="2009" calcext:value-type="float">
            <text:p>2009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5274" calcext:value-type="float">
            <text:p>5274</text:p>
          </table:table-cell>
          <table:table-cell/>
          <table:table-cell office:value-type="float" office:value="2293" calcext:value-type="float">
            <text:p>2293</text:p>
          </table:table-cell>
          <table:table-cell table:style-name="ce2" office:value-type="string" calcext:value-type="string">
            <text:p>20120310</text:p>
          </table:table-cell>
          <table:table-cell/>
          <table:table-cell office:value-type="float" office:value="0.0683468482926" calcext:value-type="float">
            <text:p>0.06834684829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09.993810206" calcext:value-type="float">
            <text:p>109.99381020600</text:p>
          </table:table-cell>
          <table:table-cell office:value-type="float" office:value="2009" calcext:value-type="float">
            <text:p>2009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5275" calcext:value-type="float">
            <text:p>5275</text:p>
          </table:table-cell>
          <table:table-cell/>
          <table:table-cell office:value-type="float" office:value="12637" calcext:value-type="float">
            <text:p>12637</text:p>
          </table:table-cell>
          <table:table-cell table:style-name="ce2" office:value-type="string" calcext:value-type="string">
            <text:p>20120300</text:p>
          </table:table-cell>
          <table:table-cell/>
          <table:table-cell office:value-type="float" office:value="0.0681142581922" calcext:value-type="float">
            <text:p>0.06811425819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09.619491975" calcext:value-type="float">
            <text:p>109.61949197500</text:p>
          </table:table-cell>
          <table:table-cell office:value-type="float" office:value="2009" calcext:value-type="float">
            <text:p>2009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5276" calcext:value-type="float">
            <text:p>5276</text:p>
          </table:table-cell>
          <table:table-cell/>
          <table:table-cell office:value-type="float" office:value="5262" calcext:value-type="float">
            <text:p>5262</text:p>
          </table:table-cell>
          <table:table-cell table:style-name="ce2" office:value-type="string" calcext:value-type="string">
            <text:p>20120290</text:p>
          </table:table-cell>
          <table:table-cell/>
          <table:table-cell office:value-type="float" office:value="0.0746637181652" calcext:value-type="float">
            <text:p>0.07466371817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20.159847167" calcext:value-type="float">
            <text:p>120.15984716700</text:p>
          </table:table-cell>
          <table:table-cell office:value-type="float" office:value="2009" calcext:value-type="float">
            <text:p>2009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5277" calcext:value-type="float">
            <text:p>5277</text:p>
          </table:table-cell>
          <table:table-cell/>
          <table:table-cell office:value-type="float" office:value="11000" calcext:value-type="float">
            <text:p>11000</text:p>
          </table:table-cell>
          <table:table-cell table:style-name="ce2" office:value-type="string" calcext:value-type="string">
            <text:p>20120280</text:p>
          </table:table-cell>
          <table:table-cell/>
          <table:table-cell office:value-type="float" office:value="0.0689434595123" calcext:value-type="float">
            <text:p>0.06894345951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10.953964813" calcext:value-type="float">
            <text:p>110.95396481300</text:p>
          </table:table-cell>
          <table:table-cell office:value-type="float" office:value="2009" calcext:value-type="float">
            <text:p>2009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5278" calcext:value-type="float">
            <text:p>5278</text:p>
          </table:table-cell>
          <table:table-cell/>
          <table:table-cell office:value-type="float" office:value="3554" calcext:value-type="float">
            <text:p>3554</text:p>
          </table:table-cell>
          <table:table-cell table:style-name="ce2" office:value-type="string" calcext:value-type="string">
            <text:p>20120270</text:p>
          </table:table-cell>
          <table:table-cell/>
          <table:table-cell office:value-type="float" office:value="0.0777819188868" calcext:value-type="float">
            <text:p>0.07778191889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25.178114825" calcext:value-type="float">
            <text:p>125.17811482500</text:p>
          </table:table-cell>
          <table:table-cell office:value-type="float" office:value="2009" calcext:value-type="float">
            <text:p>2009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5279" calcext:value-type="float">
            <text:p>5279</text:p>
          </table:table-cell>
          <table:table-cell/>
          <table:table-cell office:value-type="float" office:value="12445" calcext:value-type="float">
            <text:p>12445</text:p>
          </table:table-cell>
          <table:table-cell table:style-name="ce2" office:value-type="string" calcext:value-type="string">
            <text:p>20120260</text:p>
          </table:table-cell>
          <table:table-cell/>
          <table:table-cell office:value-type="float" office:value="0.061153741263" calcext:value-type="float">
            <text:p>0.06115374126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98.4176034144" calcext:value-type="float">
            <text:p>98.41760341440</text:p>
          </table:table-cell>
          <table:table-cell office:value-type="float" office:value="2009" calcext:value-type="float">
            <text:p>2009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5280" calcext:value-type="float">
            <text:p>5280</text:p>
          </table:table-cell>
          <table:table-cell/>
          <table:table-cell office:value-type="float" office:value="4488" calcext:value-type="float">
            <text:p>4488</text:p>
          </table:table-cell>
          <table:table-cell table:style-name="ce2" office:value-type="string" calcext:value-type="string">
            <text:p>20120250</text:p>
          </table:table-cell>
          <table:table-cell/>
          <table:table-cell office:value-type="float" office:value="0.0274079771768" calcext:value-type="float">
            <text:p>0.02740797718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44.1089518395" calcext:value-type="float">
            <text:p>44.10895183950</text:p>
          </table:table-cell>
          <table:table-cell office:value-type="float" office:value="2009" calcext:value-type="float">
            <text:p>2009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5281" calcext:value-type="float">
            <text:p>5281</text:p>
          </table:table-cell>
          <table:table-cell/>
          <table:table-cell office:value-type="float" office:value="14208" calcext:value-type="float">
            <text:p>14208</text:p>
          </table:table-cell>
          <table:table-cell table:style-name="ce2" office:value-type="string" calcext:value-type="string">
            <text:p>40040090</text:p>
          </table:table-cell>
          <table:table-cell/>
          <table:table-cell office:value-type="float" office:value="0.196203707247" calcext:value-type="float">
            <text:p>0.19620370725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315.759890556" calcext:value-type="float">
            <text:p>315.75989055600</text:p>
          </table:table-cell>
          <table:table-cell office:value-type="float" office:value="2010" calcext:value-type="float">
            <text:p>2010</text:p>
          </table:table-cell>
          <table:table-cell table:number-columns-repeated="3"/>
          <table:table-cell office:value-type="string" calcext:value-type="string">
            <text:p>Maybe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5283" calcext:value-type="float">
            <text:p>5283</text:p>
          </table:table-cell>
          <table:table-cell/>
          <table:table-cell office:value-type="float" office:value="6754" calcext:value-type="float">
            <text:p>6754</text:p>
          </table:table-cell>
          <table:table-cell table:style-name="ce2" office:value-type="string" calcext:value-type="string">
            <text:p>30250145</text:p>
          </table:table-cell>
          <table:table-cell/>
          <table:table-cell office:value-type="float" office:value="0.0515490227654" calcext:value-type="float">
            <text:p>0.05154902277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82.9602764138" calcext:value-type="float">
            <text:p>82.96027641380</text:p>
          </table:table-cell>
          <table:table-cell office:value-type="float" office:value="2009" calcext:value-type="float">
            <text:p>2009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5284" calcext:value-type="float">
            <text:p>5284</text:p>
          </table:table-cell>
          <table:table-cell/>
          <table:table-cell office:value-type="float" office:value="608" calcext:value-type="float">
            <text:p>608</text:p>
          </table:table-cell>
          <table:table-cell table:style-name="ce2" office:value-type="string" calcext:value-type="string">
            <text:p>30250150</text:p>
          </table:table-cell>
          <table:table-cell/>
          <table:table-cell office:value-type="float" office:value="0.0538666781121" calcext:value-type="float">
            <text:p>0.05386667811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86.6901886" calcext:value-type="float">
            <text:p>86.69018860000</text:p>
          </table:table-cell>
          <table:table-cell office:value-type="float" office:value="2009" calcext:value-type="float">
            <text:p>2009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5285" calcext:value-type="float">
            <text:p>5285</text:p>
          </table:table-cell>
          <table:table-cell/>
          <table:table-cell office:value-type="float" office:value="12868" calcext:value-type="float">
            <text:p>12868</text:p>
          </table:table-cell>
          <table:table-cell table:style-name="ce2" office:value-type="string" calcext:value-type="string">
            <text:p>30250160</text:p>
          </table:table-cell>
          <table:table-cell/>
          <table:table-cell office:value-type="float" office:value="0.0875098200216" calcext:value-type="float">
            <text:p>0.08750982002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40.83368546" calcext:value-type="float">
            <text:p>140.83368546000</text:p>
          </table:table-cell>
          <table:table-cell office:value-type="float" office:value="2009" calcext:value-type="float">
            <text:p>2009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5286" calcext:value-type="float">
            <text:p>5286</text:p>
          </table:table-cell>
          <table:table-cell/>
          <table:table-cell office:value-type="float" office:value="10255" calcext:value-type="float">
            <text:p>10255</text:p>
          </table:table-cell>
          <table:table-cell table:style-name="ce2" office:value-type="string" calcext:value-type="string">
            <text:p>30250170</text:p>
          </table:table-cell>
          <table:table-cell/>
          <table:table-cell office:value-type="float" office:value="0.0557512794107" calcext:value-type="float">
            <text:p>0.05575127941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89.7231664582" calcext:value-type="float">
            <text:p>89.72316645820</text:p>
          </table:table-cell>
          <table:table-cell office:value-type="float" office:value="2009" calcext:value-type="float">
            <text:p>2009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5287" calcext:value-type="float">
            <text:p>5287</text:p>
          </table:table-cell>
          <table:table-cell/>
          <table:table-cell office:value-type="float" office:value="1281" calcext:value-type="float">
            <text:p>1281</text:p>
          </table:table-cell>
          <table:table-cell table:style-name="ce2" office:value-type="string" calcext:value-type="string">
            <text:p>18008345</text:p>
          </table:table-cell>
          <table:table-cell/>
          <table:table-cell office:value-type="float" office:value="0.0295642691271" calcext:value-type="float">
            <text:p>0.02956426913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47.5791742924" calcext:value-type="float">
            <text:p>47.5791742924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288" calcext:value-type="float">
            <text:p>5288</text:p>
          </table:table-cell>
          <table:table-cell/>
          <table:table-cell office:value-type="float" office:value="4013" calcext:value-type="float">
            <text:p>4013</text:p>
          </table:table-cell>
          <table:table-cell table:style-name="ce2" office:value-type="string" calcext:value-type="string">
            <text:p>18008340</text:p>
          </table:table-cell>
          <table:table-cell/>
          <table:table-cell office:value-type="float" office:value="0.0388862686637" calcext:value-type="float">
            <text:p>0.03888626866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62.5815083193" calcext:value-type="float">
            <text:p>62.5815083193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289" calcext:value-type="float">
            <text:p>5289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ce2" office:value-type="string" calcext:value-type="string">
            <text:p>18008330</text:p>
          </table:table-cell>
          <table:table-cell/>
          <table:table-cell office:value-type="float" office:value="0.068023950431" calcext:value-type="float">
            <text:p>0.06802395043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09.474155431" calcext:value-type="float">
            <text:p>109.4741554310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290" calcext:value-type="float">
            <text:p>5290</text:p>
          </table:table-cell>
          <table:table-cell/>
          <table:table-cell office:value-type="float" office:value="9553" calcext:value-type="float">
            <text:p>9553</text:p>
          </table:table-cell>
          <table:table-cell table:style-name="ce2" office:value-type="string" calcext:value-type="string">
            <text:p>18008320</text:p>
          </table:table-cell>
          <table:table-cell/>
          <table:table-cell office:value-type="float" office:value="0.0681081646305" calcext:value-type="float">
            <text:p>0.06810816463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09.609685319" calcext:value-type="float">
            <text:p>109.6096853190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291" calcext:value-type="float">
            <text:p>5291</text:p>
          </table:table-cell>
          <table:table-cell/>
          <table:table-cell office:value-type="float" office:value="12080" calcext:value-type="float">
            <text:p>12080</text:p>
          </table:table-cell>
          <table:table-cell table:style-name="ce2" office:value-type="string" calcext:value-type="string">
            <text:p>18008310</text:p>
          </table:table-cell>
          <table:table-cell/>
          <table:table-cell office:value-type="float" office:value="0.0679983865333" calcext:value-type="float">
            <text:p>0.06799838653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09.433014243" calcext:value-type="float">
            <text:p>109.4330142430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292" calcext:value-type="float">
            <text:p>5292</text:p>
          </table:table-cell>
          <table:table-cell/>
          <table:table-cell office:value-type="float" office:value="4389" calcext:value-type="float">
            <text:p>4389</text:p>
          </table:table-cell>
          <table:table-cell table:style-name="ce2" office:value-type="string" calcext:value-type="string">
            <text:p>18008300</text:p>
          </table:table-cell>
          <table:table-cell/>
          <table:table-cell office:value-type="float" office:value="0.0686358890825" calcext:value-type="float">
            <text:p>0.06863588908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10.458977198" calcext:value-type="float">
            <text:p>110.4589771980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293" calcext:value-type="float">
            <text:p>5293</text:p>
          </table:table-cell>
          <table:table-cell/>
          <table:table-cell office:value-type="float" office:value="9522" calcext:value-type="float">
            <text:p>9522</text:p>
          </table:table-cell>
          <table:table-cell table:style-name="ce2" office:value-type="string" calcext:value-type="string">
            <text:p>18008295</text:p>
          </table:table-cell>
          <table:table-cell/>
          <table:table-cell office:value-type="float" office:value="0.0341563955643" calcext:value-type="float">
            <text:p>0.03415639556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54.969500202" calcext:value-type="float">
            <text:p>54.9695002020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294" calcext:value-type="float">
            <text:p>5294</text:p>
          </table:table-cell>
          <table:table-cell/>
          <table:table-cell office:value-type="float" office:value="10559" calcext:value-type="float">
            <text:p>10559</text:p>
          </table:table-cell>
          <table:table-cell table:style-name="ce2" office:value-type="string" calcext:value-type="string">
            <text:p>18008290</text:p>
          </table:table-cell>
          <table:table-cell/>
          <table:table-cell office:value-type="float" office:value="0.0339521170699" calcext:value-type="float">
            <text:p>0.03395211707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54.6407451752" calcext:value-type="float">
            <text:p>54.6407451752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295" calcext:value-type="float">
            <text:p>5295</text:p>
          </table:table-cell>
          <table:table-cell/>
          <table:table-cell office:value-type="float" office:value="8353" calcext:value-type="float">
            <text:p>8353</text:p>
          </table:table-cell>
          <table:table-cell table:style-name="ce2" office:value-type="string" calcext:value-type="string">
            <text:p>18008285</text:p>
          </table:table-cell>
          <table:table-cell/>
          <table:table-cell office:value-type="float" office:value="0.0342304285092" calcext:value-type="float">
            <text:p>0.03423042851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55.088644916" calcext:value-type="float">
            <text:p>55.0886449160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296" calcext:value-type="float">
            <text:p>5296</text:p>
          </table:table-cell>
          <table:table-cell/>
          <table:table-cell office:value-type="float" office:value="4292" calcext:value-type="float">
            <text:p>4292</text:p>
          </table:table-cell>
          <table:table-cell table:style-name="ce2" office:value-type="string" calcext:value-type="string">
            <text:p>18008280</text:p>
          </table:table-cell>
          <table:table-cell/>
          <table:table-cell office:value-type="float" office:value="0.0341341467089" calcext:value-type="float">
            <text:p>0.03413414671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54.9336940685" calcext:value-type="float">
            <text:p>54.9336940685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297" calcext:value-type="float">
            <text:p>5297</text:p>
          </table:table-cell>
          <table:table-cell/>
          <table:table-cell office:value-type="float" office:value="11421" calcext:value-type="float">
            <text:p>11421</text:p>
          </table:table-cell>
          <table:table-cell table:style-name="ce2" office:value-type="string" calcext:value-type="string">
            <text:p>18008270</text:p>
          </table:table-cell>
          <table:table-cell/>
          <table:table-cell office:value-type="float" office:value="0.0680411900822" calcext:value-type="float">
            <text:p>0.06804119008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09.501900015" calcext:value-type="float">
            <text:p>109.5019000150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298" calcext:value-type="float">
            <text:p>5298</text:p>
          </table:table-cell>
          <table:table-cell/>
          <table:table-cell office:value-type="float" office:value="10853" calcext:value-type="float">
            <text:p>10853</text:p>
          </table:table-cell>
          <table:table-cell table:style-name="ce2" office:value-type="string" calcext:value-type="string">
            <text:p>18008260</text:p>
          </table:table-cell>
          <table:table-cell/>
          <table:table-cell office:value-type="float" office:value="0.0679449636056" calcext:value-type="float">
            <text:p>0.06794496361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09.347038203" calcext:value-type="float">
            <text:p>109.3470382030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299" calcext:value-type="float">
            <text:p>5299</text:p>
          </table:table-cell>
          <table:table-cell/>
          <table:table-cell office:value-type="float" office:value="1087" calcext:value-type="float">
            <text:p>1087</text:p>
          </table:table-cell>
          <table:table-cell table:style-name="ce2" office:value-type="string" calcext:value-type="string">
            <text:p>18008230</text:p>
          </table:table-cell>
          <table:table-cell/>
          <table:table-cell office:value-type="float" office:value="0.224088537487" calcext:value-type="float">
            <text:p>0.22408853749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360.636264546" calcext:value-type="float">
            <text:p>360.6362645460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303" calcext:value-type="float">
            <text:p>5303</text:p>
          </table:table-cell>
          <table:table-cell/>
          <table:table-cell office:value-type="float" office:value="4565" calcext:value-type="float">
            <text:p>4565</text:p>
          </table:table-cell>
          <table:table-cell table:style-name="ce2" office:value-type="string" calcext:value-type="string">
            <text:p>36350250</text:p>
          </table:table-cell>
          <table:table-cell/>
          <table:table-cell office:value-type="float" office:value="0.0314761918606" calcext:value-type="float">
            <text:p>0.03147619186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50.6561218259" calcext:value-type="float">
            <text:p>50.6561218259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5304" calcext:value-type="float">
            <text:p>5304</text:p>
          </table:table-cell>
          <table:table-cell/>
          <table:table-cell office:value-type="float" office:value="12547" calcext:value-type="float">
            <text:p>12547</text:p>
          </table:table-cell>
          <table:table-cell table:style-name="ce2" office:value-type="string" calcext:value-type="string">
            <text:p>36350251</text:p>
          </table:table-cell>
          <table:table-cell/>
          <table:table-cell office:value-type="float" office:value="0.0713417404295" calcext:value-type="float">
            <text:p>0.07134174043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14.813631537" calcext:value-type="float">
            <text:p>114.8136315370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5415" calcext:value-type="float">
            <text:p>5415</text:p>
          </table:table-cell>
          <table:table-cell/>
          <table:table-cell office:value-type="float" office:value="3569" calcext:value-type="float">
            <text:p>3569</text:p>
          </table:table-cell>
          <table:table-cell table:style-name="ce2" office:value-type="string" calcext:value-type="string">
            <text:p>23230073</text:p>
          </table:table-cell>
          <table:table-cell/>
          <table:table-cell office:value-type="float" office:value="0.045223015043" calcext:value-type="float">
            <text:p>0.04522301504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72.7795334804" calcext:value-type="float">
            <text:p>72.7795334804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416" calcext:value-type="float">
            <text:p>5416</text:p>
          </table:table-cell>
          <table:table-cell/>
          <table:table-cell office:value-type="float" office:value="5145" calcext:value-type="float">
            <text:p>5145</text:p>
          </table:table-cell>
          <table:table-cell table:style-name="ce2" office:value-type="string" calcext:value-type="string">
            <text:p>23230070</text:p>
          </table:table-cell>
          <table:table-cell/>
          <table:table-cell office:value-type="float" office:value="0.035776901477" calcext:value-type="float">
            <text:p>0.03577690148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57.5774568855" calcext:value-type="float">
            <text:p>57.577456885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305" calcext:value-type="float">
            <text:p>5305</text:p>
          </table:table-cell>
          <table:table-cell/>
          <table:table-cell office:value-type="float" office:value="4102" calcext:value-type="float">
            <text:p>4102</text:p>
          </table:table-cell>
          <table:table-cell table:style-name="ce2" office:value-type="string" calcext:value-type="string">
            <text:p>36350252</text:p>
          </table:table-cell>
          <table:table-cell/>
          <table:table-cell office:value-type="float" office:value="0.069602110807" calcext:value-type="float">
            <text:p>0.06960211081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12.013963443" calcext:value-type="float">
            <text:p>112.0139634430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5306" calcext:value-type="float">
            <text:p>5306</text:p>
          </table:table-cell>
          <table:table-cell/>
          <table:table-cell office:value-type="float" office:value="9773" calcext:value-type="float">
            <text:p>9773</text:p>
          </table:table-cell>
          <table:table-cell table:style-name="ce2" office:value-type="string" calcext:value-type="string">
            <text:p>36350253</text:p>
          </table:table-cell>
          <table:table-cell/>
          <table:table-cell office:value-type="float" office:value="0.145927418133" calcext:value-type="float">
            <text:p>0.14592741813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234.847884503" calcext:value-type="float">
            <text:p>234.8478845030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5307" calcext:value-type="float">
            <text:p>5307</text:p>
          </table:table-cell>
          <table:table-cell/>
          <table:table-cell office:value-type="float" office:value="4157" calcext:value-type="float">
            <text:p>4157</text:p>
          </table:table-cell>
          <table:table-cell table:style-name="ce2" office:value-type="string" calcext:value-type="string">
            <text:p>36350254</text:p>
          </table:table-cell>
          <table:table-cell/>
          <table:table-cell office:value-type="float" office:value="0.182156858877" calcext:value-type="float">
            <text:p>0.18215685888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293.153634199" calcext:value-type="float">
            <text:p>293.1536341990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5308" calcext:value-type="float">
            <text:p>5308</text:p>
          </table:table-cell>
          <table:table-cell/>
          <table:table-cell office:value-type="float" office:value="9343" calcext:value-type="float">
            <text:p>9343</text:p>
          </table:table-cell>
          <table:table-cell table:style-name="ce2" office:value-type="string" calcext:value-type="string">
            <text:p>30250210</text:p>
          </table:table-cell>
          <table:table-cell/>
          <table:table-cell office:value-type="float" office:value="0.0442683752681" calcext:value-type="float">
            <text:p>0.04426837527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71.2431866139" calcext:value-type="float">
            <text:p>71.2431866139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5310" calcext:value-type="float">
            <text:p>5310</text:p>
          </table:table-cell>
          <table:table-cell/>
          <table:table-cell office:value-type="float" office:value="14203" calcext:value-type="float">
            <text:p>14203</text:p>
          </table:table-cell>
          <table:table-cell table:style-name="ce2" office:value-type="string" calcext:value-type="string">
            <text:p>12184220</text:p>
          </table:table-cell>
          <table:table-cell/>
          <table:table-cell office:value-type="float" office:value="0.070747416802" calcext:value-type="float">
            <text:p>0.07074741680</text:p>
          </table:table-cell>
          <table:table-cell office:value-type="string" calcext:value-type="string">
            <text:p>Contraflow Bike Lane</text:p>
          </table:table-cell>
          <table:table-cell/>
          <table:table-cell office:value-type="float" office:value="113.85715846" calcext:value-type="float">
            <text:p>113.85715846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5316" calcext:value-type="float">
            <text:p>5316</text:p>
          </table:table-cell>
          <table:table-cell/>
          <table:table-cell office:value-type="float" office:value="2290" calcext:value-type="float">
            <text:p>2290</text:p>
          </table:table-cell>
          <table:table-cell table:style-name="ce2" office:value-type="string" calcext:value-type="string">
            <text:p>36428050</text:p>
          </table:table-cell>
          <table:table-cell/>
          <table:table-cell office:value-type="float" office:value="0.282445677218" calcext:value-type="float">
            <text:p>0.28244567722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MJG Proposed</text:p>
          </table:table-cell>
          <table:table-cell office:value-type="float" office:value="454.553165063" calcext:value-type="float">
            <text:p>454.553165063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321" calcext:value-type="float">
            <text:p>5321</text:p>
          </table:table-cell>
          <table:table-cell/>
          <table:table-cell office:value-type="float" office:value="12442" calcext:value-type="float">
            <text:p>12442</text:p>
          </table:table-cell>
          <table:table-cell table:style-name="ce2" office:value-type="string" calcext:value-type="string">
            <text:p>10910320</text:p>
          </table:table-cell>
          <table:table-cell/>
          <table:table-cell office:value-type="float" office:value="0.115652031442" calcext:value-type="float">
            <text:p>0.11565203144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Not in bike master plan</text:p>
          </table:table-cell>
          <table:table-cell office:value-type="float" office:value="186.124275137" calcext:value-type="float">
            <text:p>186.124275137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323" calcext:value-type="float">
            <text:p>5323</text:p>
          </table:table-cell>
          <table:table-cell/>
          <table:table-cell office:value-type="float" office:value="11764" calcext:value-type="float">
            <text:p>11764</text:p>
          </table:table-cell>
          <table:table-cell table:style-name="ce2" office:value-type="string" calcext:value-type="string">
            <text:p>10910317</text:p>
          </table:table-cell>
          <table:table-cell/>
          <table:table-cell office:value-type="float" office:value="0.128343456014" calcext:value-type="float">
            <text:p>0.12834345601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206.549183973" calcext:value-type="float">
            <text:p>206.549183973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326" calcext:value-type="float">
            <text:p>5326</text:p>
          </table:table-cell>
          <table:table-cell/>
          <table:table-cell office:value-type="float" office:value="8333" calcext:value-type="float">
            <text:p>8333</text:p>
          </table:table-cell>
          <table:table-cell table:style-name="ce2" office:value-type="string" calcext:value-type="string">
            <text:p>11963090</text:p>
          </table:table-cell>
          <table:table-cell/>
          <table:table-cell office:value-type="float" office:value="0.0685031562988" calcext:value-type="float">
            <text:p>0.0685031563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Not in bike master plan</text:p>
          </table:table-cell>
          <table:table-cell office:value-type="float" office:value="110.245364061" calcext:value-type="float">
            <text:p>110.24536406100</text:p>
          </table:table-cell>
          <table:table-cell office:value-type="float" office:value="2013" calcext:value-type="float">
            <text:p>2013</text:p>
          </table:table-cell>
          <table:table-cell table:number-columns-repeated="4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327" calcext:value-type="float">
            <text:p>5327</text:p>
          </table:table-cell>
          <table:table-cell/>
          <table:table-cell office:value-type="float" office:value="3939" calcext:value-type="float">
            <text:p>3939</text:p>
          </table:table-cell>
          <table:table-cell table:style-name="ce2" office:value-type="string" calcext:value-type="string">
            <text:p>11963080</text:p>
          </table:table-cell>
          <table:table-cell/>
          <table:table-cell office:value-type="float" office:value="0.0620315348916" calcext:value-type="float">
            <text:p>0.0620315348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Not in bike master plan</text:p>
          </table:table-cell>
          <table:table-cell office:value-type="float" office:value="99.8302781492" calcext:value-type="float">
            <text:p>99.83027814920</text:p>
          </table:table-cell>
          <table:table-cell office:value-type="float" office:value="2013" calcext:value-type="float">
            <text:p>2013</text:p>
          </table:table-cell>
          <table:table-cell table:number-columns-repeated="4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328" calcext:value-type="float">
            <text:p>5328</text:p>
          </table:table-cell>
          <table:table-cell/>
          <table:table-cell office:value-type="float" office:value="10781" calcext:value-type="float">
            <text:p>10781</text:p>
          </table:table-cell>
          <table:table-cell table:style-name="ce2" office:value-type="string" calcext:value-type="string">
            <text:p>11963070</text:p>
          </table:table-cell>
          <table:table-cell/>
          <table:table-cell office:value-type="float" office:value="0.0913354661867" calcext:value-type="float">
            <text:p>0.0913354661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Not in bike master plan</text:p>
          </table:table-cell>
          <table:table-cell office:value-type="float" office:value="146.990478476" calcext:value-type="float">
            <text:p>146.99047847600</text:p>
          </table:table-cell>
          <table:table-cell office:value-type="float" office:value="2013" calcext:value-type="float">
            <text:p>2013</text:p>
          </table:table-cell>
          <table:table-cell table:number-columns-repeated="4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329" calcext:value-type="float">
            <text:p>5329</text:p>
          </table:table-cell>
          <table:table-cell/>
          <table:table-cell office:value-type="float" office:value="4619" calcext:value-type="float">
            <text:p>4619</text:p>
          </table:table-cell>
          <table:table-cell table:style-name="ce2" office:value-type="string" calcext:value-type="string">
            <text:p>11963060</text:p>
          </table:table-cell>
          <table:table-cell/>
          <table:table-cell office:value-type="float" office:value="0.0726947845241" calcext:value-type="float">
            <text:p>0.07269478452</text:p>
          </table:table-cell>
          <table:table-cell office:value-type="string" calcext:value-type="string">
            <text:p>Climbing Lane</text:p>
          </table:table-cell>
          <table:table-cell office:value-type="string" calcext:value-type="string">
            <text:p>Not in bike master plan</text:p>
          </table:table-cell>
          <table:table-cell office:value-type="float" office:value="116.991149287" calcext:value-type="float">
            <text:p>116.99114928700</text:p>
          </table:table-cell>
          <table:table-cell office:value-type="float" office:value="2013" calcext:value-type="float">
            <text:p>2013</text:p>
          </table:table-cell>
          <table:table-cell table:number-columns-repeated="4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330" calcext:value-type="float">
            <text:p>5330</text:p>
          </table:table-cell>
          <table:table-cell/>
          <table:table-cell office:value-type="float" office:value="8374" calcext:value-type="float">
            <text:p>8374</text:p>
          </table:table-cell>
          <table:table-cell table:style-name="ce2" office:value-type="string" calcext:value-type="string">
            <text:p>11963050</text:p>
          </table:table-cell>
          <table:table-cell/>
          <table:table-cell office:value-type="float" office:value="0.0818470623988" calcext:value-type="float">
            <text:p>0.08184706240</text:p>
          </table:table-cell>
          <table:table-cell office:value-type="string" calcext:value-type="string">
            <text:p>Climbing Lane</text:p>
          </table:table-cell>
          <table:table-cell office:value-type="string" calcext:value-type="string">
            <text:p>Not in bike master plan</text:p>
          </table:table-cell>
          <table:table-cell office:value-type="float" office:value="131.72034223" calcext:value-type="float">
            <text:p>131.72034223000</text:p>
          </table:table-cell>
          <table:table-cell office:value-type="float" office:value="2013" calcext:value-type="float">
            <text:p>2013</text:p>
          </table:table-cell>
          <table:table-cell table:number-columns-repeated="4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331" calcext:value-type="float">
            <text:p>5331</text:p>
          </table:table-cell>
          <table:table-cell/>
          <table:table-cell office:value-type="float" office:value="6673" calcext:value-type="float">
            <text:p>6673</text:p>
          </table:table-cell>
          <table:table-cell table:style-name="ce2" office:value-type="string" calcext:value-type="string">
            <text:p>11963040</text:p>
          </table:table-cell>
          <table:table-cell/>
          <table:table-cell office:value-type="float" office:value="0.100349613205" calcext:value-type="float">
            <text:p>0.10034961321</text:p>
          </table:table-cell>
          <table:table-cell office:value-type="string" calcext:value-type="string">
            <text:p>Climbing Lane</text:p>
          </table:table-cell>
          <table:table-cell office:value-type="string" calcext:value-type="string">
            <text:p>Not in bike master plan</text:p>
          </table:table-cell>
          <table:table-cell office:value-type="float" office:value="161.497370908" calcext:value-type="float">
            <text:p>161.49737090800</text:p>
          </table:table-cell>
          <table:table-cell office:value-type="float" office:value="2013" calcext:value-type="float">
            <text:p>2013</text:p>
          </table:table-cell>
          <table:table-cell table:number-columns-repeated="4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684" calcext:value-type="float">
            <text:p>5684</text:p>
          </table:table-cell>
          <table:table-cell/>
          <table:table-cell office:value-type="float" office:value="7147" calcext:value-type="float">
            <text:p>7147</text:p>
          </table:table-cell>
          <table:table-cell table:style-name="ce2" office:value-type="string" calcext:value-type="string">
            <text:p>33133007</text:p>
          </table:table-cell>
          <table:table-cell/>
          <table:table-cell office:value-type="float" office:value="0.0380283957568" calcext:value-type="float">
            <text:p>0.03802839576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61.2008929426" calcext:value-type="float">
            <text:p>61.20089294260</text:p>
          </table:table-cell>
          <table:table-cell office:value-type="float" office:value="2016" calcext:value-type="float">
            <text:p>2016</text:p>
          </table:table-cell>
          <table:table-cell table:number-columns-repeated="4"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685" calcext:value-type="float">
            <text:p>5685</text:p>
          </table:table-cell>
          <table:table-cell/>
          <table:table-cell office:value-type="float" office:value="9101" calcext:value-type="float">
            <text:p>9101</text:p>
          </table:table-cell>
          <table:table-cell table:style-name="ce2" office:value-type="string" calcext:value-type="string">
            <text:p>33133010</text:p>
          </table:table-cell>
          <table:table-cell/>
          <table:table-cell office:value-type="float" office:value="0.0659118909223" calcext:value-type="float">
            <text:p>0.06591189092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06.075118335" calcext:value-type="float">
            <text:p>106.07511833500</text:p>
          </table:table-cell>
          <table:table-cell office:value-type="float" office:value="2016" calcext:value-type="float">
            <text:p>2016</text:p>
          </table:table-cell>
          <table:table-cell table:number-columns-repeated="4"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418" calcext:value-type="float">
            <text:p>5418</text:p>
          </table:table-cell>
          <table:table-cell/>
          <table:table-cell office:value-type="float" office:value="1808" calcext:value-type="float">
            <text:p>1808</text:p>
          </table:table-cell>
          <table:table-cell table:style-name="ce2" office:value-type="string" calcext:value-type="string">
            <text:p>34777017</text:p>
          </table:table-cell>
          <table:table-cell/>
          <table:table-cell office:value-type="float" office:value="0.0303291213664" calcext:value-type="float">
            <text:p>0.03032912137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48.8100871164" calcext:value-type="float">
            <text:p>48.81008711640</text:p>
          </table:table-cell>
          <table:table-cell office:value-type="float" office:value="2013" calcext:value-type="float">
            <text:p>2013</text:p>
          </table:table-cell>
          <table:table-cell table:number-columns-repeated="4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357" calcext:value-type="float">
            <text:p>5357</text:p>
          </table:table-cell>
          <table:table-cell/>
          <table:table-cell office:value-type="float" office:value="1158" calcext:value-type="float">
            <text:p>1158</text:p>
          </table:table-cell>
          <table:table-cell table:style-name="ce2" office:value-type="string" calcext:value-type="string">
            <text:p>20490130</text:p>
          </table:table-cell>
          <table:table-cell/>
          <table:table-cell office:value-type="float" office:value="0.0914904869896" calcext:value-type="float">
            <text:p>0.09149048699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47.239960774" calcext:value-type="float">
            <text:p>147.239960774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358" calcext:value-type="float">
            <text:p>5358</text:p>
          </table:table-cell>
          <table:table-cell/>
          <table:table-cell office:value-type="float" office:value="2723" calcext:value-type="float">
            <text:p>2723</text:p>
          </table:table-cell>
          <table:table-cell table:style-name="ce2" office:value-type="string" calcext:value-type="string">
            <text:p>20490120</text:p>
          </table:table-cell>
          <table:table-cell/>
          <table:table-cell office:value-type="float" office:value="0.0782367860823" calcext:value-type="float">
            <text:p>0.07823678608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25.910154081" calcext:value-type="float">
            <text:p>125.910154081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359" calcext:value-type="float">
            <text:p>5359</text:p>
          </table:table-cell>
          <table:table-cell/>
          <table:table-cell office:value-type="float" office:value="2691" calcext:value-type="float">
            <text:p>2691</text:p>
          </table:table-cell>
          <table:table-cell table:style-name="ce2" office:value-type="string" calcext:value-type="string">
            <text:p>20490110</text:p>
          </table:table-cell>
          <table:table-cell/>
          <table:table-cell office:value-type="float" office:value="0.0966247154308" calcext:value-type="float">
            <text:p>0.09662471543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55.502717036" calcext:value-type="float">
            <text:p>155.502717036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360" calcext:value-type="float">
            <text:p>5360</text:p>
          </table:table-cell>
          <table:table-cell/>
          <table:table-cell office:value-type="float" office:value="12262" calcext:value-type="float">
            <text:p>12262</text:p>
          </table:table-cell>
          <table:table-cell table:style-name="ce2" office:value-type="string" calcext:value-type="string">
            <text:p>20490100</text:p>
          </table:table-cell>
          <table:table-cell/>
          <table:table-cell office:value-type="float" office:value="0.111927585882" calcext:value-type="float">
            <text:p>0.11192758588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80.130349034" calcext:value-type="float">
            <text:p>180.130349034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361" calcext:value-type="float">
            <text:p>5361</text:p>
          </table:table-cell>
          <table:table-cell/>
          <table:table-cell office:value-type="float" office:value="7608" calcext:value-type="float">
            <text:p>7608</text:p>
          </table:table-cell>
          <table:table-cell table:style-name="ce2" office:value-type="string" calcext:value-type="string">
            <text:p>20490090</text:p>
          </table:table-cell>
          <table:table-cell/>
          <table:table-cell office:value-type="float" office:value="0.107690205975" calcext:value-type="float">
            <text:p>0.10769020598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73.310933466" calcext:value-type="float">
            <text:p>173.310933466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362" calcext:value-type="float">
            <text:p>5362</text:p>
          </table:table-cell>
          <table:table-cell/>
          <table:table-cell office:value-type="float" office:value="11514" calcext:value-type="float">
            <text:p>11514</text:p>
          </table:table-cell>
          <table:table-cell table:style-name="ce2" office:value-type="string" calcext:value-type="string">
            <text:p>20490080</text:p>
          </table:table-cell>
          <table:table-cell/>
          <table:table-cell office:value-type="float" office:value="0.119216666007" calcext:value-type="float">
            <text:p>0.11921666601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91.86100986" calcext:value-type="float">
            <text:p>191.861009860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363" calcext:value-type="float">
            <text:p>5363</text:p>
          </table:table-cell>
          <table:table-cell/>
          <table:table-cell office:value-type="float" office:value="3748" calcext:value-type="float">
            <text:p>3748</text:p>
          </table:table-cell>
          <table:table-cell table:style-name="ce2" office:value-type="string" calcext:value-type="string">
            <text:p>20490079</text:p>
          </table:table-cell>
          <table:table-cell/>
          <table:table-cell office:value-type="float" office:value="0.0143973086418" calcext:value-type="float">
            <text:p>0.01439730864</text:p>
          </table:table-cell>
          <table:table-cell office:value-type="string" calcext:value-type="string">
            <text:p>Climbing Lane</text:p>
          </table:table-cell>
          <table:table-cell/>
          <table:table-cell office:value-type="float" office:value="23.1702686194" calcext:value-type="float">
            <text:p>23.1702686194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364" calcext:value-type="float">
            <text:p>5364</text:p>
          </table:table-cell>
          <table:table-cell/>
          <table:table-cell office:value-type="float" office:value="10974" calcext:value-type="float">
            <text:p>10974</text:p>
          </table:table-cell>
          <table:table-cell table:style-name="ce2" office:value-type="string" calcext:value-type="string">
            <text:p>20490070</text:p>
          </table:table-cell>
          <table:table-cell/>
          <table:table-cell office:value-type="float" office:value="0.064386470694" calcext:value-type="float">
            <text:p>0.06438647069</text:p>
          </table:table-cell>
          <table:table-cell office:value-type="string" calcext:value-type="string">
            <text:p>Climbing Lane</text:p>
          </table:table-cell>
          <table:table-cell/>
          <table:table-cell office:value-type="float" office:value="103.620187533" calcext:value-type="float">
            <text:p>103.620187533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367" calcext:value-type="float">
            <text:p>5367</text:p>
          </table:table-cell>
          <table:table-cell/>
          <table:table-cell office:value-type="float" office:value="3980" calcext:value-type="float">
            <text:p>3980</text:p>
          </table:table-cell>
          <table:table-cell table:style-name="ce2" office:value-type="string" calcext:value-type="string">
            <text:p>10410555</text:p>
          </table:table-cell>
          <table:table-cell/>
          <table:table-cell office:value-type="float" office:value="0.0681378576612" calcext:value-type="float">
            <text:p>0.06813785766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Neighborhood Bikeway</text:p>
          </table:table-cell>
          <table:table-cell office:value-type="float" office:value="109.657471715" calcext:value-type="float">
            <text:p>109.6574717150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368" calcext:value-type="float">
            <text:p>5368</text:p>
          </table:table-cell>
          <table:table-cell/>
          <table:table-cell office:value-type="float" office:value="8224" calcext:value-type="float">
            <text:p>8224</text:p>
          </table:table-cell>
          <table:table-cell table:style-name="ce2" office:value-type="string" calcext:value-type="string">
            <text:p>18892390</text:p>
          </table:table-cell>
          <table:table-cell/>
          <table:table-cell office:value-type="float" office:value="0.0541835560922" calcext:value-type="float">
            <text:p>0.05418355609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Not in bike master plan</text:p>
          </table:table-cell>
          <table:table-cell office:value-type="float" office:value="87.200155296" calcext:value-type="float">
            <text:p>87.200155296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370" calcext:value-type="float">
            <text:p>5370</text:p>
          </table:table-cell>
          <table:table-cell/>
          <table:table-cell office:value-type="float" office:value="11403" calcext:value-type="float">
            <text:p>11403</text:p>
          </table:table-cell>
          <table:table-cell table:style-name="ce2" office:value-type="string" calcext:value-type="string">
            <text:p>18892400</text:p>
          </table:table-cell>
          <table:table-cell/>
          <table:table-cell office:value-type="float" office:value="0.123497405061" calcext:value-type="float">
            <text:p>0.12349740506</text:p>
          </table:table-cell>
          <table:table-cell office:value-type="string" calcext:value-type="string">
            <text:p>Climbing Lane</text:p>
          </table:table-cell>
          <table:table-cell office:value-type="string" calcext:value-type="string">
            <text:p>Not in bike master plan</text:p>
          </table:table-cell>
          <table:table-cell office:value-type="float" office:value="198.750205351" calcext:value-type="float">
            <text:p>198.750205351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372" calcext:value-type="float">
            <text:p>5372</text:p>
          </table:table-cell>
          <table:table-cell/>
          <table:table-cell office:value-type="float" office:value="5859" calcext:value-type="float">
            <text:p>5859</text:p>
          </table:table-cell>
          <table:table-cell table:style-name="ce2" office:value-type="string" calcext:value-type="string">
            <text:p>18892410</text:p>
          </table:table-cell>
          <table:table-cell/>
          <table:table-cell office:value-type="float" office:value="0.0588693492053" calcext:value-type="float">
            <text:p>0.05886934921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Not in bike master plan</text:p>
          </table:table-cell>
          <table:table-cell office:value-type="float" office:value="94.7412234099" calcext:value-type="float">
            <text:p>94.7412234099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373" calcext:value-type="float">
            <text:p>5373</text:p>
          </table:table-cell>
          <table:table-cell/>
          <table:table-cell office:value-type="float" office:value="499" calcext:value-type="float">
            <text:p>499</text:p>
          </table:table-cell>
          <table:table-cell table:style-name="ce2" office:value-type="string" calcext:value-type="string">
            <text:p>10410460</text:p>
          </table:table-cell>
          <table:table-cell/>
          <table:table-cell office:value-type="float" office:value="0.072191301012" calcext:value-type="float">
            <text:p>0.07219130101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Neighborhood Bikeway</text:p>
          </table:table-cell>
          <table:table-cell office:value-type="float" office:value="116.180869498" calcext:value-type="float">
            <text:p>116.180869498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374" calcext:value-type="float">
            <text:p>5374</text:p>
          </table:table-cell>
          <table:table-cell/>
          <table:table-cell office:value-type="float" office:value="8579" calcext:value-type="float">
            <text:p>8579</text:p>
          </table:table-cell>
          <table:table-cell table:style-name="ce2" office:value-type="string" calcext:value-type="string">
            <text:p>10410470</text:p>
          </table:table-cell>
          <table:table-cell/>
          <table:table-cell office:value-type="float" office:value="0.0950519285639" calcext:value-type="float">
            <text:p>0.09505192856</text:p>
          </table:table-cell>
          <table:table-cell office:value-type="string" calcext:value-type="string">
            <text:p>Contraflow Bike Lane</text:p>
          </table:table-cell>
          <table:table-cell office:value-type="string" calcext:value-type="string">
            <text:p>Neighborhood Bikeway</text:p>
          </table:table-cell>
          <table:table-cell office:value-type="float" office:value="152.971556866" calcext:value-type="float">
            <text:p>152.971556866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375" calcext:value-type="float">
            <text:p>5375</text:p>
          </table:table-cell>
          <table:table-cell/>
          <table:table-cell office:value-type="float" office:value="12625" calcext:value-type="float">
            <text:p>12625</text:p>
          </table:table-cell>
          <table:table-cell table:style-name="ce2" office:value-type="string" calcext:value-type="string">
            <text:p>10410480</text:p>
          </table:table-cell>
          <table:table-cell/>
          <table:table-cell office:value-type="float" office:value="0.0835194226132" calcext:value-type="float">
            <text:p>0.08351942261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Neighborhood Bikeway</text:p>
          </table:table-cell>
          <table:table-cell office:value-type="float" office:value="134.41175049" calcext:value-type="float">
            <text:p>134.4117504900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376" calcext:value-type="float">
            <text:p>5376</text:p>
          </table:table-cell>
          <table:table-cell/>
          <table:table-cell office:value-type="float" office:value="8316" calcext:value-type="float">
            <text:p>8316</text:p>
          </table:table-cell>
          <table:table-cell table:style-name="ce2" office:value-type="string" calcext:value-type="string">
            <text:p>10410490</text:p>
          </table:table-cell>
          <table:table-cell/>
          <table:table-cell office:value-type="float" office:value="0.0378485813328" calcext:value-type="float">
            <text:p>0.03784858133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Neighborhood Bikeway</text:p>
          </table:table-cell>
          <table:table-cell office:value-type="float" office:value="60.9115090994" calcext:value-type="float">
            <text:p>60.9115090994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377" calcext:value-type="float">
            <text:p>5377</text:p>
          </table:table-cell>
          <table:table-cell/>
          <table:table-cell office:value-type="float" office:value="10401" calcext:value-type="float">
            <text:p>10401</text:p>
          </table:table-cell>
          <table:table-cell table:style-name="ce2" office:value-type="string" calcext:value-type="string">
            <text:p>10410495</text:p>
          </table:table-cell>
          <table:table-cell/>
          <table:table-cell office:value-type="float" office:value="0.0578268036945" calcext:value-type="float">
            <text:p>0.05782680369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Neighborhood Bikeway</text:p>
          </table:table-cell>
          <table:table-cell office:value-type="float" office:value="93.0634056918" calcext:value-type="float">
            <text:p>93.0634056918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378" calcext:value-type="float">
            <text:p>5378</text:p>
          </table:table-cell>
          <table:table-cell/>
          <table:table-cell office:value-type="float" office:value="9509" calcext:value-type="float">
            <text:p>9509</text:p>
          </table:table-cell>
          <table:table-cell table:style-name="ce2" office:value-type="string" calcext:value-type="string">
            <text:p>10410500</text:p>
          </table:table-cell>
          <table:table-cell/>
          <table:table-cell office:value-type="float" office:value="0.0863709617066" calcext:value-type="float">
            <text:p>0.08637096171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Neighborhood Bikeway</text:p>
          </table:table-cell>
          <table:table-cell office:value-type="float" office:value="139.000866998" calcext:value-type="float">
            <text:p>139.0008669980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379" calcext:value-type="float">
            <text:p>5379</text:p>
          </table:table-cell>
          <table:table-cell/>
          <table:table-cell office:value-type="float" office:value="3298" calcext:value-type="float">
            <text:p>3298</text:p>
          </table:table-cell>
          <table:table-cell table:style-name="ce2" office:value-type="string" calcext:value-type="string">
            <text:p>10410510</text:p>
          </table:table-cell>
          <table:table-cell/>
          <table:table-cell office:value-type="float" office:value="0.0736823018491" calcext:value-type="float">
            <text:p>0.07368230185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Neighborhood Bikeway</text:p>
          </table:table-cell>
          <table:table-cell office:value-type="float" office:value="118.580407548" calcext:value-type="float">
            <text:p>118.5804075480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380" calcext:value-type="float">
            <text:p>5380</text:p>
          </table:table-cell>
          <table:table-cell/>
          <table:table-cell office:value-type="float" office:value="10844" calcext:value-type="float">
            <text:p>10844</text:p>
          </table:table-cell>
          <table:table-cell table:style-name="ce2" office:value-type="string" calcext:value-type="string">
            <text:p>10410520</text:p>
          </table:table-cell>
          <table:table-cell/>
          <table:table-cell office:value-type="float" office:value="0.046111902976" calcext:value-type="float">
            <text:p>0.04611190298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Neighborhood Bikeway</text:p>
          </table:table-cell>
          <table:table-cell office:value-type="float" office:value="74.2100628032" calcext:value-type="float">
            <text:p>74.2100628032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381" calcext:value-type="float">
            <text:p>5381</text:p>
          </table:table-cell>
          <table:table-cell/>
          <table:table-cell office:value-type="float" office:value="9864" calcext:value-type="float">
            <text:p>9864</text:p>
          </table:table-cell>
          <table:table-cell table:style-name="ce2" office:value-type="string" calcext:value-type="string">
            <text:p>10410523</text:p>
          </table:table-cell>
          <table:table-cell/>
          <table:table-cell office:value-type="float" office:value="0.0232951802639" calcext:value-type="float">
            <text:p>0.02329518026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Neighborhood Bikeway</text:p>
          </table:table-cell>
          <table:table-cell office:value-type="float" office:value="37.4900335668" calcext:value-type="float">
            <text:p>37.4900335668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382" calcext:value-type="float">
            <text:p>5382</text:p>
          </table:table-cell>
          <table:table-cell/>
          <table:table-cell office:value-type="float" office:value="13253" calcext:value-type="float">
            <text:p>13253</text:p>
          </table:table-cell>
          <table:table-cell table:style-name="ce2" office:value-type="string" calcext:value-type="string">
            <text:p>10410525</text:p>
          </table:table-cell>
          <table:table-cell/>
          <table:table-cell office:value-type="float" office:value="0.0229844911255" calcext:value-type="float">
            <text:p>0.02298449113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Neighborhood Bikeway</text:p>
          </table:table-cell>
          <table:table-cell office:value-type="float" office:value="36.9900268659" calcext:value-type="float">
            <text:p>36.9900268659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383" calcext:value-type="float">
            <text:p>5383</text:p>
          </table:table-cell>
          <table:table-cell/>
          <table:table-cell office:value-type="float" office:value="7356" calcext:value-type="float">
            <text:p>7356</text:p>
          </table:table-cell>
          <table:table-cell table:style-name="ce2" office:value-type="string" calcext:value-type="string">
            <text:p>10410527</text:p>
          </table:table-cell>
          <table:table-cell/>
          <table:table-cell office:value-type="float" office:value="0.0457454032977" calcext:value-type="float">
            <text:p>0.04574540330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Neighborhood Bikeway</text:p>
          </table:table-cell>
          <table:table-cell office:value-type="float" office:value="73.6202375651" calcext:value-type="float">
            <text:p>73.6202375651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384" calcext:value-type="float">
            <text:p>5384</text:p>
          </table:table-cell>
          <table:table-cell/>
          <table:table-cell office:value-type="float" office:value="1917" calcext:value-type="float">
            <text:p>1917</text:p>
          </table:table-cell>
          <table:table-cell table:style-name="ce2" office:value-type="string" calcext:value-type="string">
            <text:p>10410530</text:p>
          </table:table-cell>
          <table:table-cell/>
          <table:table-cell office:value-type="float" office:value="0.137606018658" calcext:value-type="float">
            <text:p>0.13760601866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Neighborhood Bikeway</text:p>
          </table:table-cell>
          <table:table-cell office:value-type="float" office:value="221.455863402" calcext:value-type="float">
            <text:p>221.4558634020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385" calcext:value-type="float">
            <text:p>5385</text:p>
          </table:table-cell>
          <table:table-cell/>
          <table:table-cell office:value-type="float" office:value="13123" calcext:value-type="float">
            <text:p>13123</text:p>
          </table:table-cell>
          <table:table-cell table:style-name="ce2" office:value-type="string" calcext:value-type="string">
            <text:p>10410540</text:p>
          </table:table-cell>
          <table:table-cell/>
          <table:table-cell office:value-type="float" office:value="0.0565099621571" calcext:value-type="float">
            <text:p>0.05650996216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Neighborhood Bikeway</text:p>
          </table:table-cell>
          <table:table-cell office:value-type="float" office:value="90.9441504261" calcext:value-type="float">
            <text:p>90.9441504261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386" calcext:value-type="float">
            <text:p>5386</text:p>
          </table:table-cell>
          <table:table-cell/>
          <table:table-cell office:value-type="float" office:value="13091" calcext:value-type="float">
            <text:p>13091</text:p>
          </table:table-cell>
          <table:table-cell table:style-name="ce2" office:value-type="string" calcext:value-type="string">
            <text:p>10410542</text:p>
          </table:table-cell>
          <table:table-cell/>
          <table:table-cell office:value-type="float" office:value="0.0163116190075" calcext:value-type="float">
            <text:p>0.01631161901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Neighborhood Bikeway</text:p>
          </table:table-cell>
          <table:table-cell office:value-type="float" office:value="26.2510586822" calcext:value-type="float">
            <text:p>26.2510586822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387" calcext:value-type="float">
            <text:p>5387</text:p>
          </table:table-cell>
          <table:table-cell/>
          <table:table-cell office:value-type="float" office:value="5619" calcext:value-type="float">
            <text:p>5619</text:p>
          </table:table-cell>
          <table:table-cell table:style-name="ce2" office:value-type="string" calcext:value-type="string">
            <text:p>10410543</text:p>
          </table:table-cell>
          <table:table-cell/>
          <table:table-cell office:value-type="float" office:value="0.05351869875" calcext:value-type="float">
            <text:p>0.05351869875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Neighborhood Bikeway</text:p>
          </table:table-cell>
          <table:table-cell office:value-type="float" office:value="86.1301689815" calcext:value-type="float">
            <text:p>86.1301689815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388" calcext:value-type="float">
            <text:p>5388</text:p>
          </table:table-cell>
          <table:table-cell/>
          <table:table-cell office:value-type="float" office:value="2240" calcext:value-type="float">
            <text:p>2240</text:p>
          </table:table-cell>
          <table:table-cell table:style-name="ce2" office:value-type="string" calcext:value-type="string">
            <text:p>10410547</text:p>
          </table:table-cell>
          <table:table-cell/>
          <table:table-cell office:value-type="float" office:value="0.0165036057938" calcext:value-type="float">
            <text:p>0.01650360579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Neighborhood Bikeway</text:p>
          </table:table-cell>
          <table:table-cell office:value-type="float" office:value="26.5600320826" calcext:value-type="float">
            <text:p>26.5600320826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389" calcext:value-type="float">
            <text:p>5389</text:p>
          </table:table-cell>
          <table:table-cell/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10410550</text:p>
          </table:table-cell>
          <table:table-cell/>
          <table:table-cell office:value-type="float" office:value="0.0628950667447" calcext:value-type="float">
            <text:p>0.06289506674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Neighborhood Bikeway</text:p>
          </table:table-cell>
          <table:table-cell office:value-type="float" office:value="101.220000735" calcext:value-type="float">
            <text:p>101.2200007350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390" calcext:value-type="float">
            <text:p>5390</text:p>
          </table:table-cell>
          <table:table-cell/>
          <table:table-cell office:value-type="float" office:value="5923" calcext:value-type="float">
            <text:p>5923</text:p>
          </table:table-cell>
          <table:table-cell table:style-name="ce2" office:value-type="string" calcext:value-type="string">
            <text:p>14998440</text:p>
          </table:table-cell>
          <table:table-cell/>
          <table:table-cell office:value-type="float" office:value="0.0828295930331" calcext:value-type="float">
            <text:p>0.0828295930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Neighborhood Bikeway</text:p>
          </table:table-cell>
          <table:table-cell office:value-type="float" office:value="133.301575173" calcext:value-type="float">
            <text:p>133.3015751730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391" calcext:value-type="float">
            <text:p>5391</text:p>
          </table:table-cell>
          <table:table-cell/>
          <table:table-cell office:value-type="float" office:value="11871" calcext:value-type="float">
            <text:p>11871</text:p>
          </table:table-cell>
          <table:table-cell table:style-name="ce2" office:value-type="string" calcext:value-type="string">
            <text:p>14998435</text:p>
          </table:table-cell>
          <table:table-cell/>
          <table:table-cell office:value-type="float" office:value="0.0728983039106" calcext:value-type="float">
            <text:p>0.07289830391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Neighborhood Bikeway</text:p>
          </table:table-cell>
          <table:table-cell office:value-type="float" office:value="117.318682646" calcext:value-type="float">
            <text:p>117.3186826460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392" calcext:value-type="float">
            <text:p>5392</text:p>
          </table:table-cell>
          <table:table-cell/>
          <table:table-cell office:value-type="float" office:value="7294" calcext:value-type="float">
            <text:p>7294</text:p>
          </table:table-cell>
          <table:table-cell table:style-name="ce2" office:value-type="string" calcext:value-type="string">
            <text:p>14998430</text:p>
          </table:table-cell>
          <table:table-cell/>
          <table:table-cell office:value-type="float" office:value="0.0571272623781" calcext:value-type="float">
            <text:p>0.05712726238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Neighborhood Bikeway</text:p>
          </table:table-cell>
          <table:table-cell office:value-type="float" office:value="91.9376008198" calcext:value-type="float">
            <text:p>91.9376008198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393" calcext:value-type="float">
            <text:p>5393</text:p>
          </table:table-cell>
          <table:table-cell/>
          <table:table-cell office:value-type="float" office:value="1126" calcext:value-type="float">
            <text:p>1126</text:p>
          </table:table-cell>
          <table:table-cell table:style-name="ce2" office:value-type="string" calcext:value-type="string">
            <text:p>14998425</text:p>
          </table:table-cell>
          <table:table-cell/>
          <table:table-cell office:value-type="float" office:value="0.0456051965714" calcext:value-type="float">
            <text:p>0.04560519657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Neighborhood Bikeway</text:p>
          </table:table-cell>
          <table:table-cell office:value-type="float" office:value="73.3945962601" calcext:value-type="float">
            <text:p>73.3945962601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394" calcext:value-type="float">
            <text:p>5394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ce2" office:value-type="string" calcext:value-type="string">
            <text:p>14998420</text:p>
          </table:table-cell>
          <table:table-cell/>
          <table:table-cell office:value-type="float" office:value="0.0468397108101" calcext:value-type="float">
            <text:p>0.04683971081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Neighborhood Bikeway</text:p>
          </table:table-cell>
          <table:table-cell office:value-type="float" office:value="75.3813583168" calcext:value-type="float">
            <text:p>75.3813583168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395" calcext:value-type="float">
            <text:p>5395</text:p>
          </table:table-cell>
          <table:table-cell/>
          <table:table-cell office:value-type="float" office:value="9080" calcext:value-type="float">
            <text:p>9080</text:p>
          </table:table-cell>
          <table:table-cell table:style-name="ce2" office:value-type="string" calcext:value-type="string">
            <text:p>14998415</text:p>
          </table:table-cell>
          <table:table-cell/>
          <table:table-cell office:value-type="float" office:value="0.0763977851069" calcext:value-type="float">
            <text:p>0.07639778511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Neighborhood Bikeway</text:p>
          </table:table-cell>
          <table:table-cell office:value-type="float" office:value="122.950562976" calcext:value-type="float">
            <text:p>122.9505629760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396" calcext:value-type="float">
            <text:p>5396</text:p>
          </table:table-cell>
          <table:table-cell/>
          <table:table-cell office:value-type="float" office:value="10558" calcext:value-type="float">
            <text:p>10558</text:p>
          </table:table-cell>
          <table:table-cell table:style-name="ce2" office:value-type="string" calcext:value-type="string">
            <text:p>14998410</text:p>
          </table:table-cell>
          <table:table-cell/>
          <table:table-cell office:value-type="float" office:value="0.0163731450203" calcext:value-type="float">
            <text:p>0.01637314502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Neighborhood Bikeway</text:p>
          </table:table-cell>
          <table:table-cell office:value-type="float" office:value="26.3500753998" calcext:value-type="float">
            <text:p>26.3500753998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397" calcext:value-type="float">
            <text:p>5397</text:p>
          </table:table-cell>
          <table:table-cell/>
          <table:table-cell office:value-type="float" office:value="467" calcext:value-type="float">
            <text:p>467</text:p>
          </table:table-cell>
          <table:table-cell table:style-name="ce2" office:value-type="string" calcext:value-type="string">
            <text:p>14998395</text:p>
          </table:table-cell>
          <table:table-cell/>
          <table:table-cell office:value-type="float" office:value="0.11556247785" calcext:value-type="float">
            <text:p>0.11556247785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Neighborhood Bikeway</text:p>
          </table:table-cell>
          <table:table-cell office:value-type="float" office:value="185.980152313" calcext:value-type="float">
            <text:p>185.9801523130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398" calcext:value-type="float">
            <text:p>5398</text:p>
          </table:table-cell>
          <table:table-cell/>
          <table:table-cell office:value-type="float" office:value="10767" calcext:value-type="float">
            <text:p>10767</text:p>
          </table:table-cell>
          <table:table-cell table:style-name="ce2" office:value-type="string" calcext:value-type="string">
            <text:p>14998390</text:p>
          </table:table-cell>
          <table:table-cell/>
          <table:table-cell office:value-type="float" office:value="0.0543079298746" calcext:value-type="float">
            <text:p>0.05430792987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Neighborhood Bikeway</text:p>
          </table:table-cell>
          <table:table-cell office:value-type="float" office:value="87.4003158967" calcext:value-type="float">
            <text:p>87.4003158967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399" calcext:value-type="float">
            <text:p>5399</text:p>
          </table:table-cell>
          <table:table-cell/>
          <table:table-cell office:value-type="float" office:value="2558" calcext:value-type="float">
            <text:p>2558</text:p>
          </table:table-cell>
          <table:table-cell table:style-name="ce2" office:value-type="string" calcext:value-type="string">
            <text:p>14998380</text:p>
          </table:table-cell>
          <table:table-cell/>
          <table:table-cell office:value-type="float" office:value="0.137534494405" calcext:value-type="float">
            <text:p>0.13753449441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Neighborhood Bikeway</text:p>
          </table:table-cell>
          <table:table-cell office:value-type="float" office:value="221.340756045" calcext:value-type="float">
            <text:p>221.3407560450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/>
          <table:table-cell office:value-type="float" office:value="7179" calcext:value-type="float">
            <text:p>7179</text:p>
          </table:table-cell>
          <table:table-cell table:style-name="ce2" office:value-type="string" calcext:value-type="string">
            <text:p>14998375</text:p>
          </table:table-cell>
          <table:table-cell/>
          <table:table-cell office:value-type="float" office:value="0.13131196739" calcext:value-type="float">
            <text:p>0.13131196739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Neighborhood Bikeway</text:p>
          </table:table-cell>
          <table:table-cell office:value-type="float" office:value="211.3265495" calcext:value-type="float">
            <text:p>211.3265495000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401" calcext:value-type="float">
            <text:p>5401</text:p>
          </table:table-cell>
          <table:table-cell/>
          <table:table-cell office:value-type="float" office:value="3812" calcext:value-type="float">
            <text:p>3812</text:p>
          </table:table-cell>
          <table:table-cell table:style-name="ce2" office:value-type="string" calcext:value-type="string">
            <text:p>14998370</text:p>
          </table:table-cell>
          <table:table-cell/>
          <table:table-cell office:value-type="float" office:value="0.116240504188" calcext:value-type="float">
            <text:p>0.11624050419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Neighborhood Bikeway</text:p>
          </table:table-cell>
          <table:table-cell office:value-type="float" office:value="187.071332114" calcext:value-type="float">
            <text:p>187.0713321140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402" calcext:value-type="float">
            <text:p>5402</text:p>
          </table:table-cell>
          <table:table-cell/>
          <table:table-cell office:value-type="float" office:value="9843" calcext:value-type="float">
            <text:p>9843</text:p>
          </table:table-cell>
          <table:table-cell table:style-name="ce2" office:value-type="string" calcext:value-type="string">
            <text:p>14998360</text:p>
          </table:table-cell>
          <table:table-cell/>
          <table:table-cell office:value-type="float" office:value="0.114052432501" calcext:value-type="float">
            <text:p>0.11405243250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Neighborhood Bikeway</text:p>
          </table:table-cell>
          <table:table-cell office:value-type="float" office:value="183.549965031" calcext:value-type="float">
            <text:p>183.5499650310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403" calcext:value-type="float">
            <text:p>5403</text:p>
          </table:table-cell>
          <table:table-cell/>
          <table:table-cell office:value-type="float" office:value="5074" calcext:value-type="float">
            <text:p>5074</text:p>
          </table:table-cell>
          <table:table-cell table:style-name="ce2" office:value-type="string" calcext:value-type="string">
            <text:p>49120020</text:p>
          </table:table-cell>
          <table:table-cell/>
          <table:table-cell office:value-type="float" office:value="0.0342301692085" calcext:value-type="float">
            <text:p>0.03423016921</text:p>
          </table:table-cell>
          <table:table-cell office:value-type="string" calcext:value-type="string">
            <text:p>Climbing Lane</text:p>
          </table:table-cell>
          <table:table-cell/>
          <table:table-cell office:value-type="float" office:value="55.0882276111" calcext:value-type="float">
            <text:p>55.08822761110</text:p>
          </table:table-cell>
          <table:table-cell office:value-type="float" office:value="2013" calcext:value-type="float">
            <text:p>2013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404" calcext:value-type="float">
            <text:p>5404</text:p>
          </table:table-cell>
          <table:table-cell/>
          <table:table-cell office:value-type="float" office:value="8787" calcext:value-type="float">
            <text:p>8787</text:p>
          </table:table-cell>
          <table:table-cell table:style-name="ce2" office:value-type="string" calcext:value-type="string">
            <text:p>49120015</text:p>
          </table:table-cell>
          <table:table-cell/>
          <table:table-cell office:value-type="float" office:value="0.0427824932874" calcext:value-type="float">
            <text:p>0.04278249329</text:p>
          </table:table-cell>
          <table:table-cell office:value-type="string" calcext:value-type="string">
            <text:p>Climbing Lane</text:p>
          </table:table-cell>
          <table:table-cell/>
          <table:table-cell office:value-type="float" office:value="68.8518865809" calcext:value-type="float">
            <text:p>68.85188658090</text:p>
          </table:table-cell>
          <table:table-cell office:value-type="float" office:value="2013" calcext:value-type="float">
            <text:p>2013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405" calcext:value-type="float">
            <text:p>5405</text:p>
          </table:table-cell>
          <table:table-cell/>
          <table:table-cell office:value-type="float" office:value="5297" calcext:value-type="float">
            <text:p>5297</text:p>
          </table:table-cell>
          <table:table-cell table:style-name="ce2" office:value-type="string" calcext:value-type="string">
            <text:p>49120010</text:p>
          </table:table-cell>
          <table:table-cell/>
          <table:table-cell office:value-type="float" office:value="0.0637343127866" calcext:value-type="float">
            <text:p>0.06373431279</text:p>
          </table:table-cell>
          <table:table-cell office:value-type="string" calcext:value-type="string">
            <text:p>Climbing Lane</text:p>
          </table:table-cell>
          <table:table-cell/>
          <table:table-cell office:value-type="float" office:value="102.570639018" calcext:value-type="float">
            <text:p>102.57063901800</text:p>
          </table:table-cell>
          <table:table-cell office:value-type="float" office:value="2013" calcext:value-type="float">
            <text:p>2013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408" calcext:value-type="float">
            <text:p>5408</text:p>
          </table:table-cell>
          <table:table-cell/>
          <table:table-cell office:value-type="float" office:value="7049" calcext:value-type="float">
            <text:p>7049</text:p>
          </table:table-cell>
          <table:table-cell table:style-name="ce2" office:value-type="string" calcext:value-type="string">
            <text:p>20080340</text:p>
          </table:table-cell>
          <table:table-cell/>
          <table:table-cell office:value-type="float" office:value="0.0676176157334" calcext:value-type="float">
            <text:p>0.06761761573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Interim MBT</text:p>
          </table:table-cell>
          <table:table-cell office:value-type="float" office:value="108.820221815" calcext:value-type="float">
            <text:p>108.82022181500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409" calcext:value-type="float">
            <text:p>5409</text:p>
          </table:table-cell>
          <table:table-cell/>
          <table:table-cell office:value-type="float" office:value="12459" calcext:value-type="float">
            <text:p>12459</text:p>
          </table:table-cell>
          <table:table-cell table:style-name="ce2" office:value-type="string" calcext:value-type="string">
            <text:p>20080330</text:p>
          </table:table-cell>
          <table:table-cell/>
          <table:table-cell office:value-type="float" office:value="0.0678481816597" calcext:value-type="float">
            <text:p>0.06784818166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Interim MBT</text:p>
          </table:table-cell>
          <table:table-cell office:value-type="float" office:value="109.191282448" calcext:value-type="float">
            <text:p>109.19128244800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410" calcext:value-type="float">
            <text:p>5410</text:p>
          </table:table-cell>
          <table:table-cell/>
          <table:table-cell office:value-type="float" office:value="4854" calcext:value-type="float">
            <text:p>4854</text:p>
          </table:table-cell>
          <table:table-cell table:style-name="ce2" office:value-type="string" calcext:value-type="string">
            <text:p>20080320</text:p>
          </table:table-cell>
          <table:table-cell/>
          <table:table-cell office:value-type="float" office:value="0.068488520289" calcext:value-type="float">
            <text:p>0.06848852029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Interim MBT</text:p>
          </table:table-cell>
          <table:table-cell office:value-type="float" office:value="110.22180964" calcext:value-type="float">
            <text:p>110.22180964000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411" calcext:value-type="float">
            <text:p>5411</text:p>
          </table:table-cell>
          <table:table-cell/>
          <table:table-cell office:value-type="float" office:value="2043" calcext:value-type="float">
            <text:p>2043</text:p>
          </table:table-cell>
          <table:table-cell table:style-name="ce2" office:value-type="string" calcext:value-type="string">
            <text:p>20080310</text:p>
          </table:table-cell>
          <table:table-cell/>
          <table:table-cell office:value-type="float" office:value="0.068443190772" calcext:value-type="float">
            <text:p>0.06844319077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Interim MBT</text:p>
          </table:table-cell>
          <table:table-cell office:value-type="float" office:value="110.148858708" calcext:value-type="float">
            <text:p>110.14885870800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412" calcext:value-type="float">
            <text:p>5412</text:p>
          </table:table-cell>
          <table:table-cell/>
          <table:table-cell office:value-type="float" office:value="12515" calcext:value-type="float">
            <text:p>12515</text:p>
          </table:table-cell>
          <table:table-cell table:style-name="ce2" office:value-type="string" calcext:value-type="string">
            <text:p>20080300</text:p>
          </table:table-cell>
          <table:table-cell/>
          <table:table-cell office:value-type="float" office:value="0.0687160065804" calcext:value-type="float">
            <text:p>0.06871600658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Interim MBT</text:p>
          </table:table-cell>
          <table:table-cell office:value-type="float" office:value="110.58791407" calcext:value-type="float">
            <text:p>110.58791407000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413" calcext:value-type="float">
            <text:p>5413</text:p>
          </table:table-cell>
          <table:table-cell/>
          <table:table-cell office:value-type="float" office:value="8093" calcext:value-type="float">
            <text:p>8093</text:p>
          </table:table-cell>
          <table:table-cell table:style-name="ce2" office:value-type="string" calcext:value-type="string">
            <text:p>20080290</text:p>
          </table:table-cell>
          <table:table-cell/>
          <table:table-cell office:value-type="float" office:value="0.12673541436" calcext:value-type="float">
            <text:p>0.12673541436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Interim MBT</text:p>
          </table:table-cell>
          <table:table-cell office:value-type="float" office:value="203.961286611" calcext:value-type="float">
            <text:p>203.96128661100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419" calcext:value-type="float">
            <text:p>5419</text:p>
          </table:table-cell>
          <table:table-cell/>
          <table:table-cell office:value-type="float" office:value="3500" calcext:value-type="float">
            <text:p>3500</text:p>
          </table:table-cell>
          <table:table-cell table:style-name="ce2" office:value-type="string" calcext:value-type="string">
            <text:p>34777020</text:p>
          </table:table-cell>
          <table:table-cell/>
          <table:table-cell office:value-type="float" office:value="0.0491703209835" calcext:value-type="float">
            <text:p>0.04917032098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79.1321193171" calcext:value-type="float">
            <text:p>79.13211931710</text:p>
          </table:table-cell>
          <table:table-cell office:value-type="float" office:value="2013" calcext:value-type="float">
            <text:p>2013</text:p>
          </table:table-cell>
          <table:table-cell table:number-columns-repeated="4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420" calcext:value-type="float">
            <text:p>5420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23438010</text:p>
          </table:table-cell>
          <table:table-cell/>
          <table:table-cell office:value-type="float" office:value="0.0680992146923" calcext:value-type="float">
            <text:p>0.06809921469</text:p>
          </table:table-cell>
          <table:table-cell office:value-type="string" calcext:value-type="string">
            <text:p>Contraflow Bike Lane</text:p>
          </table:table-cell>
          <table:table-cell/>
          <table:table-cell office:value-type="float" office:value="109.59528176" calcext:value-type="float">
            <text:p>109.595281760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421" calcext:value-type="float">
            <text:p>5421</text:p>
          </table:table-cell>
          <table:table-cell/>
          <table:table-cell office:value-type="float" office:value="4618" calcext:value-type="float">
            <text:p>4618</text:p>
          </table:table-cell>
          <table:table-cell table:style-name="ce2" office:value-type="string" calcext:value-type="string">
            <text:p>22473050</text:p>
          </table:table-cell>
          <table:table-cell/>
          <table:table-cell office:value-type="float" office:value="0.0630891166649" calcext:value-type="float">
            <text:p>0.06308911666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01.532294435" calcext:value-type="float">
            <text:p>101.532294435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422" calcext:value-type="float">
            <text:p>5422</text:p>
          </table:table-cell>
          <table:table-cell/>
          <table:table-cell office:value-type="float" office:value="3695" calcext:value-type="float">
            <text:p>3695</text:p>
          </table:table-cell>
          <table:table-cell table:style-name="ce2" office:value-type="string" calcext:value-type="string">
            <text:p>23438020</text:p>
          </table:table-cell>
          <table:table-cell/>
          <table:table-cell office:value-type="float" office:value="0.0793092772913" calcext:value-type="float">
            <text:p>0.07930927729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27.636164825" calcext:value-type="float">
            <text:p>127.636164825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423" calcext:value-type="float">
            <text:p>5423</text:p>
          </table:table-cell>
          <table:table-cell/>
          <table:table-cell office:value-type="float" office:value="5702" calcext:value-type="float">
            <text:p>5702</text:p>
          </table:table-cell>
          <table:table-cell table:style-name="ce2" office:value-type="string" calcext:value-type="string">
            <text:p>23438030</text:p>
          </table:table-cell>
          <table:table-cell/>
          <table:table-cell office:value-type="float" office:value="0.0790693544968" calcext:value-type="float">
            <text:p>0.07906935450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27.250045743" calcext:value-type="float">
            <text:p>127.250045743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424" calcext:value-type="float">
            <text:p>5424</text:p>
          </table:table-cell>
          <table:table-cell/>
          <table:table-cell office:value-type="float" office:value="9452" calcext:value-type="float">
            <text:p>9452</text:p>
          </table:table-cell>
          <table:table-cell table:style-name="ce2" office:value-type="string" calcext:value-type="string">
            <text:p>23438040</text:p>
          </table:table-cell>
          <table:table-cell/>
          <table:table-cell office:value-type="float" office:value="0.0572033338928" calcext:value-type="float">
            <text:p>0.05720333389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92.0600263005" calcext:value-type="float">
            <text:p>92.0600263005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425" calcext:value-type="float">
            <text:p>5425</text:p>
          </table:table-cell>
          <table:table-cell/>
          <table:table-cell office:value-type="float" office:value="12865" calcext:value-type="float">
            <text:p>12865</text:p>
          </table:table-cell>
          <table:table-cell table:style-name="ce2" office:value-type="string" calcext:value-type="string">
            <text:p>23438050</text:p>
          </table:table-cell>
          <table:table-cell/>
          <table:table-cell office:value-type="float" office:value="0.0572346048641" calcext:value-type="float">
            <text:p>0.05723460486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92.1103521511" calcext:value-type="float">
            <text:p>92.1103521511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426" calcext:value-type="float">
            <text:p>5426</text:p>
          </table:table-cell>
          <table:table-cell/>
          <table:table-cell office:value-type="float" office:value="8967" calcext:value-type="float">
            <text:p>8967</text:p>
          </table:table-cell>
          <table:table-cell table:style-name="ce2" office:value-type="string" calcext:value-type="string">
            <text:p>23438060</text:p>
          </table:table-cell>
          <table:table-cell/>
          <table:table-cell office:value-type="float" office:value="0.122821759463" calcext:value-type="float">
            <text:p>0.12282175946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97.662856987" calcext:value-type="float">
            <text:p>197.662856987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428" calcext:value-type="float">
            <text:p>5428</text:p>
          </table:table-cell>
          <table:table-cell/>
          <table:table-cell office:value-type="float" office:value="13070" calcext:value-type="float">
            <text:p>13070</text:p>
          </table:table-cell>
          <table:table-cell table:style-name="ce2" office:value-type="string" calcext:value-type="string">
            <text:p>23438070</text:p>
          </table:table-cell>
          <table:table-cell/>
          <table:table-cell office:value-type="float" office:value="0.0649207907651" calcext:value-type="float">
            <text:p>0.06492079077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04.480094053" calcext:value-type="float">
            <text:p>104.480094053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429" calcext:value-type="float">
            <text:p>5429</text:p>
          </table:table-cell>
          <table:table-cell/>
          <table:table-cell office:value-type="float" office:value="6474" calcext:value-type="float">
            <text:p>6474</text:p>
          </table:table-cell>
          <table:table-cell table:style-name="ce2" office:value-type="string" calcext:value-type="string">
            <text:p>35854005</text:p>
          </table:table-cell>
          <table:table-cell/>
          <table:table-cell office:value-type="float" office:value="0.272933741244" calcext:value-type="float">
            <text:p>0.27293374124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439.245157358" calcext:value-type="float">
            <text:p>439.2451573580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430" calcext:value-type="float">
            <text:p>5430</text:p>
          </table:table-cell>
          <table:table-cell/>
          <table:table-cell office:value-type="float" office:value="2897" calcext:value-type="float">
            <text:p>2897</text:p>
          </table:table-cell>
          <table:table-cell table:style-name="ce2" office:value-type="string" calcext:value-type="string">
            <text:p>35854020</text:p>
          </table:table-cell>
          <table:table-cell/>
          <table:table-cell office:value-type="float" office:value="0.188138768629" calcext:value-type="float">
            <text:p>0.18813876863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302.780604022" calcext:value-type="float">
            <text:p>302.7806040220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431" calcext:value-type="float">
            <text:p>5431</text:p>
          </table:table-cell>
          <table:table-cell/>
          <table:table-cell office:value-type="float" office:value="7508" calcext:value-type="float">
            <text:p>7508</text:p>
          </table:table-cell>
          <table:table-cell table:style-name="ce2" office:value-type="string" calcext:value-type="string">
            <text:p>35854040</text:p>
          </table:table-cell>
          <table:table-cell/>
          <table:table-cell office:value-type="float" office:value="0.0867806552894" calcext:value-type="float">
            <text:p>0.08678065529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39.660206227" calcext:value-type="float">
            <text:p>139.6602062270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432" calcext:value-type="float">
            <text:p>5432</text:p>
          </table:table-cell>
          <table:table-cell/>
          <table:table-cell office:value-type="float" office:value="2713" calcext:value-type="float">
            <text:p>2713</text:p>
          </table:table-cell>
          <table:table-cell table:style-name="ce2" office:value-type="string" calcext:value-type="string">
            <text:p>35854050</text:p>
          </table:table-cell>
          <table:table-cell/>
          <table:table-cell office:value-type="float" office:value="0.0436202602498" calcext:value-type="float">
            <text:p>0.04362026025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70.2001445118" calcext:value-type="float">
            <text:p>70.2001445118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437" calcext:value-type="float">
            <text:p>5437</text:p>
          </table:table-cell>
          <table:table-cell/>
          <table:table-cell office:value-type="float" office:value="2175" calcext:value-type="float">
            <text:p>2175</text:p>
          </table:table-cell>
          <table:table-cell table:style-name="ce2" office:value-type="string" calcext:value-type="string">
            <text:p>23763450</text:p>
          </table:table-cell>
          <table:table-cell/>
          <table:table-cell office:value-type="float" office:value="0.105129308313" calcext:value-type="float">
            <text:p>0.10512930831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69.189559936" calcext:value-type="float">
            <text:p>169.189559936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438" calcext:value-type="float">
            <text:p>5438</text:p>
          </table:table-cell>
          <table:table-cell/>
          <table:table-cell office:value-type="float" office:value="3848" calcext:value-type="float">
            <text:p>3848</text:p>
          </table:table-cell>
          <table:table-cell table:style-name="ce2" office:value-type="string" calcext:value-type="string">
            <text:p>23763460</text:p>
          </table:table-cell>
          <table:table-cell/>
          <table:table-cell office:value-type="float" office:value="0.0423552170715" calcext:value-type="float">
            <text:p>0.04235521707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68.1642507912" calcext:value-type="float">
            <text:p>68.1642507912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439" calcext:value-type="float">
            <text:p>5439</text:p>
          </table:table-cell>
          <table:table-cell/>
          <table:table-cell office:value-type="float" office:value="3315" calcext:value-type="float">
            <text:p>3315</text:p>
          </table:table-cell>
          <table:table-cell table:style-name="ce2" office:value-type="string" calcext:value-type="string">
            <text:p>23763470</text:p>
          </table:table-cell>
          <table:table-cell/>
          <table:table-cell office:value-type="float" office:value="0.0548827926475" calcext:value-type="float">
            <text:p>0.05488279265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88.3254697014" calcext:value-type="float">
            <text:p>88.3254697014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440" calcext:value-type="float">
            <text:p>5440</text:p>
          </table:table-cell>
          <table:table-cell/>
          <table:table-cell office:value-type="float" office:value="13052" calcext:value-type="float">
            <text:p>13052</text:p>
          </table:table-cell>
          <table:table-cell table:style-name="ce2" office:value-type="string" calcext:value-type="string">
            <text:p>23763480</text:p>
          </table:table-cell>
          <table:table-cell/>
          <table:table-cell office:value-type="float" office:value="0.26187044869" calcext:value-type="float">
            <text:p>0.26187044869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421.440478257" calcext:value-type="float">
            <text:p>421.440478257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441" calcext:value-type="float">
            <text:p>5441</text:p>
          </table:table-cell>
          <table:table-cell/>
          <table:table-cell office:value-type="float" office:value="12755" calcext:value-type="float">
            <text:p>12755</text:p>
          </table:table-cell>
          <table:table-cell table:style-name="ce2" office:value-type="string" calcext:value-type="string">
            <text:p>23763488</text:p>
          </table:table-cell>
          <table:table-cell/>
          <table:table-cell office:value-type="float" office:value="0.0397172205972" calcext:value-type="float">
            <text:p>0.03971722060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63.9187985025" calcext:value-type="float">
            <text:p>63.9187985025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442" calcext:value-type="float">
            <text:p>5442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23763490</text:p>
          </table:table-cell>
          <table:table-cell/>
          <table:table-cell office:value-type="float" office:value="0.0746777856642" calcext:value-type="float">
            <text:p>0.07467778566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20.182486657" calcext:value-type="float">
            <text:p>120.182486657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443" calcext:value-type="float">
            <text:p>5443</text:p>
          </table:table-cell>
          <table:table-cell/>
          <table:table-cell office:value-type="float" office:value="700" calcext:value-type="float">
            <text:p>700</text:p>
          </table:table-cell>
          <table:table-cell table:style-name="ce2" office:value-type="string" calcext:value-type="string">
            <text:p>24329390</text:p>
          </table:table-cell>
          <table:table-cell/>
          <table:table-cell office:value-type="float" office:value="0.347987475255" calcext:value-type="float">
            <text:p>0.34798747526</text:p>
          </table:table-cell>
          <table:table-cell office:value-type="string" calcext:value-type="string">
            <text:p>Climbing Lane</text:p>
          </table:table-cell>
          <table:table-cell/>
          <table:table-cell office:value-type="float" office:value="560.032675441" calcext:value-type="float">
            <text:p>560.032675441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444" calcext:value-type="float">
            <text:p>5444</text:p>
          </table:table-cell>
          <table:table-cell/>
          <table:table-cell office:value-type="float" office:value="1053" calcext:value-type="float">
            <text:p>1053</text:p>
          </table:table-cell>
          <table:table-cell table:style-name="ce2" office:value-type="string" calcext:value-type="string">
            <text:p>24329395</text:p>
          </table:table-cell>
          <table:table-cell/>
          <table:table-cell office:value-type="float" office:value="0.319847736575" calcext:value-type="float">
            <text:p>0.31984773658</text:p>
          </table:table-cell>
          <table:table-cell office:value-type="string" calcext:value-type="string">
            <text:p>Climbing Lane</text:p>
          </table:table-cell>
          <table:table-cell/>
          <table:table-cell office:value-type="float" office:value="514.746065263" calcext:value-type="float">
            <text:p>514.746065263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445" calcext:value-type="float">
            <text:p>5445</text:p>
          </table:table-cell>
          <table:table-cell/>
          <table:table-cell office:value-type="float" office:value="7654" calcext:value-type="float">
            <text:p>7654</text:p>
          </table:table-cell>
          <table:table-cell table:style-name="ce2" office:value-type="string" calcext:value-type="string">
            <text:p>10120025</text:p>
          </table:table-cell>
          <table:table-cell/>
          <table:table-cell office:value-type="float" office:value="0.0768245043371" calcext:value-type="float">
            <text:p>0.07682450434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Goodno/Ziemann Proposed</text:p>
          </table:table-cell>
          <table:table-cell office:value-type="float" office:value="123.637302383" calcext:value-type="float">
            <text:p>123.637302383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446" calcext:value-type="float">
            <text:p>5446</text:p>
          </table:table-cell>
          <table:table-cell/>
          <table:table-cell office:value-type="float" office:value="8465" calcext:value-type="float">
            <text:p>8465</text:p>
          </table:table-cell>
          <table:table-cell table:style-name="ce2" office:value-type="string" calcext:value-type="string">
            <text:p>10120050</text:p>
          </table:table-cell>
          <table:table-cell/>
          <table:table-cell office:value-type="float" office:value="0.0835073594717" calcext:value-type="float">
            <text:p>0.08350735947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Goodno/Ziemann Proposed</text:p>
          </table:table-cell>
          <table:table-cell office:value-type="float" office:value="134.392336706" calcext:value-type="float">
            <text:p>134.392336706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447" calcext:value-type="float">
            <text:p>5447</text:p>
          </table:table-cell>
          <table:table-cell/>
          <table:table-cell office:value-type="float" office:value="6109" calcext:value-type="float">
            <text:p>6109</text:p>
          </table:table-cell>
          <table:table-cell table:style-name="ce2" office:value-type="string" calcext:value-type="string">
            <text:p>10120060</text:p>
          </table:table-cell>
          <table:table-cell/>
          <table:table-cell office:value-type="float" office:value="0.0670617425282" calcext:value-type="float">
            <text:p>0.0670617425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Goodno/Ziemann Proposed</text:p>
          </table:table-cell>
          <table:table-cell office:value-type="float" office:value="107.925628819" calcext:value-type="float">
            <text:p>107.925628819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450" calcext:value-type="float">
            <text:p>5450</text:p>
          </table:table-cell>
          <table:table-cell/>
          <table:table-cell office:value-type="float" office:value="2509" calcext:value-type="float">
            <text:p>2509</text:p>
          </table:table-cell>
          <table:table-cell table:style-name="ce2" office:value-type="string" calcext:value-type="string">
            <text:p>10120070</text:p>
          </table:table-cell>
          <table:table-cell/>
          <table:table-cell office:value-type="float" office:value="0.103211318279" calcext:value-type="float">
            <text:p>0.10321131828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Goodno/Ziemann Proposed</text:p>
          </table:table-cell>
          <table:table-cell office:value-type="float" office:value="166.10284801" calcext:value-type="float">
            <text:p>166.102848010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451" calcext:value-type="float">
            <text:p>5451</text:p>
          </table:table-cell>
          <table:table-cell/>
          <table:table-cell office:value-type="float" office:value="2610" calcext:value-type="float">
            <text:p>2610</text:p>
          </table:table-cell>
          <table:table-cell table:style-name="ce2" office:value-type="string" calcext:value-type="string">
            <text:p>10120080</text:p>
          </table:table-cell>
          <table:table-cell/>
          <table:table-cell office:value-type="float" office:value="0.064363437885" calcext:value-type="float">
            <text:p>0.0643634378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Goodno/Ziemann Proposed</text:p>
          </table:table-cell>
          <table:table-cell office:value-type="float" office:value="103.583119746" calcext:value-type="float">
            <text:p>103.583119746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452" calcext:value-type="float">
            <text:p>5452</text:p>
          </table:table-cell>
          <table:table-cell/>
          <table:table-cell office:value-type="float" office:value="11592" calcext:value-type="float">
            <text:p>11592</text:p>
          </table:table-cell>
          <table:table-cell table:style-name="ce2" office:value-type="string" calcext:value-type="string">
            <text:p>10120085</text:p>
          </table:table-cell>
          <table:table-cell/>
          <table:table-cell office:value-type="float" office:value="0.0405102947348" calcext:value-type="float">
            <text:p>0.0405102947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Goodno/Ziemann Proposed</text:p>
          </table:table-cell>
          <table:table-cell office:value-type="float" office:value="65.1951301599" calcext:value-type="float">
            <text:p>65.1951301599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453" calcext:value-type="float">
            <text:p>5453</text:p>
          </table:table-cell>
          <table:table-cell/>
          <table:table-cell office:value-type="float" office:value="9992" calcext:value-type="float">
            <text:p>9992</text:p>
          </table:table-cell>
          <table:table-cell table:style-name="ce2" office:value-type="string" calcext:value-type="string">
            <text:p>10120090</text:p>
          </table:table-cell>
          <table:table-cell/>
          <table:table-cell office:value-type="float" office:value="0.0818319101261" calcext:value-type="float">
            <text:p>0.0818319101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Goodno/Ziemann Proposed</text:p>
          </table:table-cell>
          <table:table-cell office:value-type="float" office:value="131.695956962" calcext:value-type="float">
            <text:p>131.695956962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454" calcext:value-type="float">
            <text:p>5454</text:p>
          </table:table-cell>
          <table:table-cell/>
          <table:table-cell office:value-type="float" office:value="3451" calcext:value-type="float">
            <text:p>3451</text:p>
          </table:table-cell>
          <table:table-cell table:style-name="ce2" office:value-type="string" calcext:value-type="string">
            <text:p>10120100</text:p>
          </table:table-cell>
          <table:table-cell/>
          <table:table-cell office:value-type="float" office:value="0.0842748170988" calcext:value-type="float">
            <text:p>0.0842748171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Goodno/Ziemann Proposed</text:p>
          </table:table-cell>
          <table:table-cell office:value-type="float" office:value="135.627442504" calcext:value-type="float">
            <text:p>135.627442504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455" calcext:value-type="float">
            <text:p>5455</text:p>
          </table:table-cell>
          <table:table-cell/>
          <table:table-cell office:value-type="float" office:value="1586" calcext:value-type="float">
            <text:p>1586</text:p>
          </table:table-cell>
          <table:table-cell table:style-name="ce2" office:value-type="string" calcext:value-type="string">
            <text:p>10120110</text:p>
          </table:table-cell>
          <table:table-cell/>
          <table:table-cell office:value-type="float" office:value="0.0389066685106" calcext:value-type="float">
            <text:p>0.03890666851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Goodno/Ziemann Proposed</text:p>
          </table:table-cell>
          <table:table-cell office:value-type="float" office:value="62.6143387562" calcext:value-type="float">
            <text:p>62.6143387562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458" calcext:value-type="float">
            <text:p>5458</text:p>
          </table:table-cell>
          <table:table-cell/>
          <table:table-cell office:value-type="float" office:value="14857" calcext:value-type="float">
            <text:p>14857</text:p>
          </table:table-cell>
          <table:table-cell table:style-name="ce2" office:value-type="string" calcext:value-type="string">
            <text:p>10100085</text:p>
          </table:table-cell>
          <table:table-cell/>
          <table:table-cell office:value-type="float" office:value="0.0722838494657" calcext:value-type="float">
            <text:p>0.07228384947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16.329812094" calcext:value-type="float">
            <text:p>116.32981209400</text:p>
          </table:table-cell>
          <table:table-cell office:value-type="float" office:value="2013" calcext:value-type="float">
            <text:p>2013</text:p>
          </table:table-cell>
          <table:table-cell table:number-columns-repeated="4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459" calcext:value-type="float">
            <text:p>5459</text:p>
          </table:table-cell>
          <table:table-cell/>
          <table:table-cell office:value-type="float" office:value="14857" calcext:value-type="float">
            <text:p>14857</text:p>
          </table:table-cell>
          <table:table-cell table:style-name="ce2" office:value-type="string" calcext:value-type="string">
            <text:p>10100085</text:p>
          </table:table-cell>
          <table:table-cell/>
          <table:table-cell office:value-type="float" office:value="0.0410882663465" calcext:value-type="float">
            <text:p>0.04108826635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66.1252871657" calcext:value-type="float">
            <text:p>66.12528716570</text:p>
          </table:table-cell>
          <table:table-cell office:value-type="float" office:value="2013" calcext:value-type="float">
            <text:p>2013</text:p>
          </table:table-cell>
          <table:table-cell table:number-columns-repeated="4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460" calcext:value-type="float">
            <text:p>5460</text:p>
          </table:table-cell>
          <table:table-cell/>
          <table:table-cell office:value-type="float" office:value="4718" calcext:value-type="float">
            <text:p>4718</text:p>
          </table:table-cell>
          <table:table-cell table:style-name="ce2" office:value-type="string" calcext:value-type="string">
            <text:p>36539050</text:p>
          </table:table-cell>
          <table:table-cell/>
          <table:table-cell office:value-type="float" office:value="0.0644957622276" calcext:value-type="float">
            <text:p>0.06449576223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03.796075559" calcext:value-type="float">
            <text:p>103.7960755590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461" calcext:value-type="float">
            <text:p>5461</text:p>
          </table:table-cell>
          <table:table-cell/>
          <table:table-cell office:value-type="float" office:value="5324" calcext:value-type="float">
            <text:p>5324</text:p>
          </table:table-cell>
          <table:table-cell table:style-name="ce2" office:value-type="string" calcext:value-type="string">
            <text:p>20180295</text:p>
          </table:table-cell>
          <table:table-cell/>
          <table:table-cell office:value-type="float" office:value="0.0366033750002" calcext:value-type="float">
            <text:p>0.03660337500</text:p>
          </table:table-cell>
          <table:table-cell office:value-type="string" calcext:value-type="string">
            <text:p>Climbing Lane</text:p>
          </table:table-cell>
          <table:table-cell/>
          <table:table-cell office:value-type="float" office:value="58.9075397514" calcext:value-type="float">
            <text:p>58.90753975140</text:p>
          </table:table-cell>
          <table:table-cell office:value-type="float" office:value="2009" calcext:value-type="float">
            <text:p>2009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5462" calcext:value-type="float">
            <text:p>5462</text:p>
          </table:table-cell>
          <table:table-cell/>
          <table:table-cell office:value-type="float" office:value="8167" calcext:value-type="float">
            <text:p>8167</text:p>
          </table:table-cell>
          <table:table-cell table:style-name="ce2" office:value-type="string" calcext:value-type="string">
            <text:p>20180300</text:p>
          </table:table-cell>
          <table:table-cell/>
          <table:table-cell office:value-type="float" office:value="0.0379763865297" calcext:value-type="float">
            <text:p>0.03797638653</text:p>
          </table:table-cell>
          <table:table-cell office:value-type="string" calcext:value-type="string">
            <text:p>Climbing Lane</text:p>
          </table:table-cell>
          <table:table-cell/>
          <table:table-cell office:value-type="float" office:value="61.1171920376" calcext:value-type="float">
            <text:p>61.11719203760</text:p>
          </table:table-cell>
          <table:table-cell office:value-type="float" office:value="2009" calcext:value-type="float">
            <text:p>2009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5463" calcext:value-type="float">
            <text:p>5463</text:p>
          </table:table-cell>
          <table:table-cell/>
          <table:table-cell office:value-type="float" office:value="12164" calcext:value-type="float">
            <text:p>12164</text:p>
          </table:table-cell>
          <table:table-cell table:style-name="ce2" office:value-type="string" calcext:value-type="string">
            <text:p>20180305</text:p>
          </table:table-cell>
          <table:table-cell/>
          <table:table-cell office:value-type="float" office:value="0.0161893161088" calcext:value-type="float">
            <text:p>0.01618931611</text:p>
          </table:table-cell>
          <table:table-cell office:value-type="string" calcext:value-type="string">
            <text:p>Climbing Lane</text:p>
          </table:table-cell>
          <table:table-cell/>
          <table:table-cell office:value-type="float" office:value="26.0542308523" calcext:value-type="float">
            <text:p>26.05423085230</text:p>
          </table:table-cell>
          <table:table-cell office:value-type="float" office:value="2009" calcext:value-type="float">
            <text:p>2009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4929" calcext:value-type="float">
            <text:p>4929</text:p>
          </table:table-cell>
          <table:table-cell/>
          <table:table-cell office:value-type="float" office:value="3392" calcext:value-type="float">
            <text:p>3392</text:p>
          </table:table-cell>
          <table:table-cell table:style-name="ce2" office:value-type="string" calcext:value-type="string">
            <text:p>16441342</text:p>
          </table:table-cell>
          <table:table-cell/>
          <table:table-cell office:value-type="float" office:value="0.107385271364" calcext:value-type="float">
            <text:p>0.10738527136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72.820187799" calcext:value-type="float">
            <text:p>172.82018779900</text:p>
          </table:table-cell>
          <table:table-cell office:value-type="float" office:value="2013" calcext:value-type="float">
            <text:p>2013</text:p>
          </table:table-cell>
          <table:table-cell table:style-name="ce2" office:value-type="string" calcext:value-type="string">
            <text:p>100%</text:p>
          </table:table-cell>
          <table:table-cell table:number-columns-repeated="3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  <table:table-cell/>
          <table:table-cell office:value-type="float" office:value="7985" calcext:value-type="float">
            <text:p>7985</text:p>
          </table:table-cell>
          <table:table-cell table:style-name="ce2" office:value-type="string" calcext:value-type="string">
            <text:p>16441335</text:p>
          </table:table-cell>
          <table:table-cell/>
          <table:table-cell office:value-type="float" office:value="0.0445610614114" calcext:value-type="float">
            <text:p>0.04456106141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71.7142202444" calcext:value-type="float">
            <text:p>71.71422024440</text:p>
          </table:table-cell>
          <table:table-cell office:value-type="float" office:value="2013" calcext:value-type="float">
            <text:p>2013</text:p>
          </table:table-cell>
          <table:table-cell table:style-name="ce2" office:value-type="string" calcext:value-type="string">
            <text:p>100%</text:p>
          </table:table-cell>
          <table:table-cell table:number-columns-repeated="3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931" calcext:value-type="float">
            <text:p>4931</text:p>
          </table:table-cell>
          <table:table-cell/>
          <table:table-cell office:value-type="float" office:value="9815" calcext:value-type="float">
            <text:p>9815</text:p>
          </table:table-cell>
          <table:table-cell table:style-name="ce2" office:value-type="string" calcext:value-type="string">
            <text:p>16441330</text:p>
          </table:table-cell>
          <table:table-cell/>
          <table:table-cell office:value-type="float" office:value="0.0393098706362" calcext:value-type="float">
            <text:p>0.03930987064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63.2632309756" calcext:value-type="float">
            <text:p>63.26323097560</text:p>
          </table:table-cell>
          <table:table-cell office:value-type="float" office:value="2013" calcext:value-type="float">
            <text:p>2013</text:p>
          </table:table-cell>
          <table:table-cell table:style-name="ce2" office:value-type="string" calcext:value-type="string">
            <text:p>100%</text:p>
          </table:table-cell>
          <table:table-cell table:number-columns-repeated="3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932" calcext:value-type="float">
            <text:p>4932</text:p>
          </table:table-cell>
          <table:table-cell/>
          <table:table-cell office:value-type="float" office:value="6081" calcext:value-type="float">
            <text:p>6081</text:p>
          </table:table-cell>
          <table:table-cell table:style-name="ce2" office:value-type="string" calcext:value-type="string">
            <text:p>16441320</text:p>
          </table:table-cell>
          <table:table-cell/>
          <table:table-cell office:value-type="float" office:value="0.0796993546424" calcext:value-type="float">
            <text:p>0.07969935464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28.263934726" calcext:value-type="float">
            <text:p>128.26393472600</text:p>
          </table:table-cell>
          <table:table-cell office:value-type="float" office:value="2013" calcext:value-type="float">
            <text:p>2013</text:p>
          </table:table-cell>
          <table:table-cell table:style-name="ce2" office:value-type="string" calcext:value-type="string">
            <text:p>100%</text:p>
          </table:table-cell>
          <table:table-cell table:number-columns-repeated="3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933" calcext:value-type="float">
            <text:p>4933</text:p>
          </table:table-cell>
          <table:table-cell/>
          <table:table-cell office:value-type="float" office:value="12726" calcext:value-type="float">
            <text:p>12726</text:p>
          </table:table-cell>
          <table:table-cell table:style-name="ce2" office:value-type="string" calcext:value-type="string">
            <text:p>16441318</text:p>
          </table:table-cell>
          <table:table-cell/>
          <table:table-cell office:value-type="float" office:value="0.0145760761489" calcext:value-type="float">
            <text:p>0.01457607615</text:p>
          </table:table-cell>
          <table:table-cell office:value-type="string" calcext:value-type="string">
            <text:p>Climbing Lane</text:p>
          </table:table-cell>
          <table:table-cell/>
          <table:table-cell office:value-type="float" office:value="23.4579676097" calcext:value-type="float">
            <text:p>23.45796760970</text:p>
          </table:table-cell>
          <table:table-cell office:value-type="float" office:value="2013" calcext:value-type="float">
            <text:p>2013</text:p>
          </table:table-cell>
          <table:table-cell table:style-name="ce2" office:value-type="string" calcext:value-type="string">
            <text:p>100%</text:p>
          </table:table-cell>
          <table:table-cell table:number-columns-repeated="3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934" calcext:value-type="float">
            <text:p>4934</text:p>
          </table:table-cell>
          <table:table-cell/>
          <table:table-cell office:value-type="float" office:value="14259" calcext:value-type="float">
            <text:p>14259</text:p>
          </table:table-cell>
          <table:table-cell table:style-name="ce2" office:value-type="string" calcext:value-type="string">
            <text:p>16441315</text:p>
          </table:table-cell>
          <table:table-cell/>
          <table:table-cell office:value-type="float" office:value="0.0659376814106" calcext:value-type="float">
            <text:p>0.06593768141</text:p>
          </table:table-cell>
          <table:table-cell office:value-type="string" calcext:value-type="string">
            <text:p>Climbing Lane</text:p>
          </table:table-cell>
          <table:table-cell/>
          <table:table-cell office:value-type="float" office:value="106.116624185" calcext:value-type="float">
            <text:p>106.11662418500</text:p>
          </table:table-cell>
          <table:table-cell office:value-type="float" office:value="2013" calcext:value-type="float">
            <text:p>2013</text:p>
          </table:table-cell>
          <table:table-cell table:style-name="ce2" office:value-type="string" calcext:value-type="string">
            <text:p>100%</text:p>
          </table:table-cell>
          <table:table-cell table:number-columns-repeated="3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935" calcext:value-type="float">
            <text:p>4935</text:p>
          </table:table-cell>
          <table:table-cell/>
          <table:table-cell office:value-type="float" office:value="819" calcext:value-type="float">
            <text:p>819</text:p>
          </table:table-cell>
          <table:table-cell table:style-name="ce2" office:value-type="string" calcext:value-type="string">
            <text:p>16441300</text:p>
          </table:table-cell>
          <table:table-cell/>
          <table:table-cell office:value-type="float" office:value="0.0832272607318" calcext:value-type="float">
            <text:p>0.08322726073</text:p>
          </table:table-cell>
          <table:table-cell office:value-type="string" calcext:value-type="string">
            <text:p>Climbing Lane</text:p>
          </table:table-cell>
          <table:table-cell/>
          <table:table-cell office:value-type="float" office:value="133.941560578" calcext:value-type="float">
            <text:p>133.94156057800</text:p>
          </table:table-cell>
          <table:table-cell office:value-type="float" office:value="2013" calcext:value-type="float">
            <text:p>2013</text:p>
          </table:table-cell>
          <table:table-cell table:style-name="ce2" office:value-type="string" calcext:value-type="string">
            <text:p>100%</text:p>
          </table:table-cell>
          <table:table-cell table:number-columns-repeated="3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936" calcext:value-type="float">
            <text:p>4936</text:p>
          </table:table-cell>
          <table:table-cell/>
          <table:table-cell office:value-type="float" office:value="8831" calcext:value-type="float">
            <text:p>8831</text:p>
          </table:table-cell>
          <table:table-cell table:style-name="ce2" office:value-type="string" calcext:value-type="string">
            <text:p>16441297</text:p>
          </table:table-cell>
          <table:table-cell/>
          <table:table-cell office:value-type="float" office:value="0.0315664801539" calcext:value-type="float">
            <text:p>0.03156648015</text:p>
          </table:table-cell>
          <table:table-cell office:value-type="string" calcext:value-type="string">
            <text:p>Climbing Lane</text:p>
          </table:table-cell>
          <table:table-cell/>
          <table:table-cell office:value-type="float" office:value="50.8014270396" calcext:value-type="float">
            <text:p>50.80142703960</text:p>
          </table:table-cell>
          <table:table-cell office:value-type="float" office:value="2013" calcext:value-type="float">
            <text:p>2013</text:p>
          </table:table-cell>
          <table:table-cell table:style-name="ce2" office:value-type="string" calcext:value-type="string">
            <text:p>100%</text:p>
          </table:table-cell>
          <table:table-cell table:number-columns-repeated="3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965" calcext:value-type="float">
            <text:p>4965</text:p>
          </table:table-cell>
          <table:table-cell office:value-type="string" calcext:value-type="string">
            <text:p>SEGID- 1967</text:p>
          </table:table-cell>
          <table:table-cell office:value-type="float" office:value="1967" calcext:value-type="float">
            <text:p>1967</text:p>
          </table:table-cell>
          <table:table-cell table:style-name="ce2" office:value-type="string" calcext:value-type="string">
            <text:p>10120160</text:p>
          </table:table-cell>
          <table:table-cell/>
          <table:table-cell office:value-type="float" office:value="0.057175787606" calcext:value-type="float">
            <text:p>0.05717578761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92.0156947604" calcext:value-type="float">
            <text:p>92.0156947604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4966" calcext:value-type="float">
            <text:p>4966</text:p>
          </table:table-cell>
          <table:table-cell/>
          <table:table-cell office:value-type="float" office:value="8409" calcext:value-type="float">
            <text:p>8409</text:p>
          </table:table-cell>
          <table:table-cell table:style-name="ce2" office:value-type="string" calcext:value-type="string">
            <text:p>10100150</text:p>
          </table:table-cell>
          <table:table-cell/>
          <table:table-cell office:value-type="float" office:value="0.0871591074739" calcext:value-type="float">
            <text:p>0.08715910747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Not in Bike Plan</text:p>
          </table:table-cell>
          <table:table-cell office:value-type="float" office:value="140.269267197" calcext:value-type="float">
            <text:p>140.26926719700</text:p>
          </table:table-cell>
          <table:table-cell office:value-type="float" office:value="2013" calcext:value-type="float">
            <text:p>2013</text:p>
          </table:table-cell>
          <table:table-cell table:number-columns-repeated="4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967" calcext:value-type="float">
            <text:p>4967</text:p>
          </table:table-cell>
          <table:table-cell/>
          <table:table-cell office:value-type="float" office:value="6003" calcext:value-type="float">
            <text:p>6003</text:p>
          </table:table-cell>
          <table:table-cell table:style-name="ce2" office:value-type="string" calcext:value-type="string">
            <text:p>10100140</text:p>
          </table:table-cell>
          <table:table-cell/>
          <table:table-cell office:value-type="float" office:value="0.0739744715522" calcext:value-type="float">
            <text:p>0.07397447155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Not in Bike Plan</text:p>
          </table:table-cell>
          <table:table-cell office:value-type="float" office:value="119.050610047" calcext:value-type="float">
            <text:p>119.05061004700</text:p>
          </table:table-cell>
          <table:table-cell office:value-type="float" office:value="2013" calcext:value-type="float">
            <text:p>2013</text:p>
          </table:table-cell>
          <table:table-cell table:number-columns-repeated="4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/>
          <table:table-cell office:value-type="float" office:value="3530" calcext:value-type="float">
            <text:p>3530</text:p>
          </table:table-cell>
          <table:table-cell table:style-name="ce2" office:value-type="string" calcext:value-type="string">
            <text:p>10100130</text:p>
          </table:table-cell>
          <table:table-cell/>
          <table:table-cell office:value-type="float" office:value="0.0919954931518" calcext:value-type="float">
            <text:p>0.09199549315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Not in Bike Plan</text:p>
          </table:table-cell>
          <table:table-cell office:value-type="float" office:value="148.052691036" calcext:value-type="float">
            <text:p>148.05269103600</text:p>
          </table:table-cell>
          <table:table-cell office:value-type="float" office:value="2013" calcext:value-type="float">
            <text:p>2013</text:p>
          </table:table-cell>
          <table:table-cell table:number-columns-repeated="4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971" calcext:value-type="float">
            <text:p>4971</text:p>
          </table:table-cell>
          <table:table-cell/>
          <table:table-cell office:value-type="float" office:value="3854" calcext:value-type="float">
            <text:p>3854</text:p>
          </table:table-cell>
          <table:table-cell table:style-name="ce2" office:value-type="string" calcext:value-type="string">
            <text:p>10100120</text:p>
          </table:table-cell>
          <table:table-cell/>
          <table:table-cell office:value-type="float" office:value="0.110029450631" calcext:value-type="float">
            <text:p>0.1100294506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Not in Bike Plan</text:p>
          </table:table-cell>
          <table:table-cell office:value-type="float" office:value="177.075590347" calcext:value-type="float">
            <text:p>177.07559034700</text:p>
          </table:table-cell>
          <table:table-cell office:value-type="float" office:value="2013" calcext:value-type="float">
            <text:p>2013</text:p>
          </table:table-cell>
          <table:table-cell table:number-columns-repeated="4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972" calcext:value-type="float">
            <text:p>4972</text:p>
          </table:table-cell>
          <table:table-cell/>
          <table:table-cell office:value-type="float" office:value="8440" calcext:value-type="float">
            <text:p>8440</text:p>
          </table:table-cell>
          <table:table-cell table:style-name="ce2" office:value-type="string" calcext:value-type="string">
            <text:p>10100110</text:p>
          </table:table-cell>
          <table:table-cell/>
          <table:table-cell office:value-type="float" office:value="0.101501491965" calcext:value-type="float">
            <text:p>0.10150149197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Not in Bike Plan</text:p>
          </table:table-cell>
          <table:table-cell office:value-type="float" office:value="163.351143787" calcext:value-type="float">
            <text:p>163.35114378700</text:p>
          </table:table-cell>
          <table:table-cell office:value-type="float" office:value="2013" calcext:value-type="float">
            <text:p>2013</text:p>
          </table:table-cell>
          <table:table-cell table:number-columns-repeated="4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973" calcext:value-type="float">
            <text:p>4973</text:p>
          </table:table-cell>
          <table:table-cell/>
          <table:table-cell office:value-type="float" office:value="12655" calcext:value-type="float">
            <text:p>12655</text:p>
          </table:table-cell>
          <table:table-cell table:style-name="ce2" office:value-type="string" calcext:value-type="string">
            <text:p>10100105</text:p>
          </table:table-cell>
          <table:table-cell/>
          <table:table-cell office:value-type="float" office:value="0.040933357753" calcext:value-type="float">
            <text:p>0.04093335775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Not in Bike Plan</text:p>
          </table:table-cell>
          <table:table-cell office:value-type="float" office:value="65.8759854517" calcext:value-type="float">
            <text:p>65.87598545170</text:p>
          </table:table-cell>
          <table:table-cell office:value-type="float" office:value="2013" calcext:value-type="float">
            <text:p>2013</text:p>
          </table:table-cell>
          <table:table-cell table:number-columns-repeated="4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974" calcext:value-type="float">
            <text:p>4974</text:p>
          </table:table-cell>
          <table:table-cell/>
          <table:table-cell office:value-type="float" office:value="1820" calcext:value-type="float">
            <text:p>1820</text:p>
          </table:table-cell>
          <table:table-cell table:style-name="ce2" office:value-type="string" calcext:value-type="string">
            <text:p>10100100</text:p>
          </table:table-cell>
          <table:table-cell/>
          <table:table-cell office:value-type="float" office:value="0.0728885172993" calcext:value-type="float">
            <text:p>0.0728885173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Not in Bike Plan</text:p>
          </table:table-cell>
          <table:table-cell office:value-type="float" office:value="117.30293259" calcext:value-type="float">
            <text:p>117.30293259000</text:p>
          </table:table-cell>
          <table:table-cell office:value-type="float" office:value="2013" calcext:value-type="float">
            <text:p>2013</text:p>
          </table:table-cell>
          <table:table-cell table:number-columns-repeated="4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975" calcext:value-type="float">
            <text:p>4975</text:p>
          </table:table-cell>
          <table:table-cell/>
          <table:table-cell office:value-type="float" office:value="5193" calcext:value-type="float">
            <text:p>5193</text:p>
          </table:table-cell>
          <table:table-cell table:style-name="ce2" office:value-type="string" calcext:value-type="string">
            <text:p>10100095</text:p>
          </table:table-cell>
          <table:table-cell/>
          <table:table-cell office:value-type="float" office:value="0.0730591261599" calcext:value-type="float">
            <text:p>0.07305912616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Not in Bike Plan</text:p>
          </table:table-cell>
          <table:table-cell office:value-type="float" office:value="117.577501486" calcext:value-type="float">
            <text:p>117.57750148600</text:p>
          </table:table-cell>
          <table:table-cell office:value-type="float" office:value="2013" calcext:value-type="float">
            <text:p>2013</text:p>
          </table:table-cell>
          <table:table-cell table:number-columns-repeated="4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119" calcext:value-type="float">
            <text:p>5119</text:p>
          </table:table-cell>
          <table:table-cell/>
          <table:table-cell office:value-type="float" office:value="5050" calcext:value-type="float">
            <text:p>5050</text:p>
          </table:table-cell>
          <table:table-cell table:style-name="ce2" office:value-type="string" calcext:value-type="string">
            <text:p>12463182</text:p>
          </table:table-cell>
          <table:table-cell/>
          <table:table-cell office:value-type="float" office:value="0.0864720222579" calcext:value-type="float">
            <text:p>0.08647202226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39.163508516" calcext:value-type="float">
            <text:p>139.163508516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  <table:table-cell/>
          <table:table-cell office:value-type="float" office:value="10462" calcext:value-type="float">
            <text:p>10462</text:p>
          </table:table-cell>
          <table:table-cell table:style-name="ce2" office:value-type="string" calcext:value-type="string">
            <text:p>12463184</text:p>
          </table:table-cell>
          <table:table-cell/>
          <table:table-cell office:value-type="float" office:value="0.0380504858745" calcext:value-type="float">
            <text:p>0.03805048587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61.2364436122" calcext:value-type="float">
            <text:p>61.2364436122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4937" calcext:value-type="float">
            <text:p>4937</text:p>
          </table:table-cell>
          <table:table-cell/>
          <table:table-cell office:value-type="float" office:value="5026" calcext:value-type="float">
            <text:p>5026</text:p>
          </table:table-cell>
          <table:table-cell table:style-name="ce2" office:value-type="string" calcext:value-type="string">
            <text:p>16441293</text:p>
          </table:table-cell>
          <table:table-cell/>
          <table:table-cell office:value-type="float" office:value="0.0728555528167" calcext:value-type="float">
            <text:p>0.07285555282</text:p>
          </table:table-cell>
          <table:table-cell office:value-type="string" calcext:value-type="string">
            <text:p>Climbing Lane</text:p>
          </table:table-cell>
          <table:table-cell/>
          <table:table-cell office:value-type="float" office:value="117.249881292" calcext:value-type="float">
            <text:p>117.24988129200</text:p>
          </table:table-cell>
          <table:table-cell office:value-type="float" office:value="2013" calcext:value-type="float">
            <text:p>2013</text:p>
          </table:table-cell>
          <table:table-cell table:style-name="ce2" office:value-type="string" calcext:value-type="string">
            <text:p>100%</text:p>
          </table:table-cell>
          <table:table-cell table:number-columns-repeated="3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938" calcext:value-type="float">
            <text:p>4938</text:p>
          </table:table-cell>
          <table:table-cell/>
          <table:table-cell office:value-type="float" office:value="6494" calcext:value-type="float">
            <text:p>6494</text:p>
          </table:table-cell>
          <table:table-cell table:style-name="ce2" office:value-type="string" calcext:value-type="string">
            <text:p>16441290</text:p>
          </table:table-cell>
          <table:table-cell/>
          <table:table-cell office:value-type="float" office:value="0.0778275772244" calcext:value-type="float">
            <text:p>0.07782757722</text:p>
          </table:table-cell>
          <table:table-cell office:value-type="string" calcext:value-type="string">
            <text:p>Climbing Lane</text:p>
          </table:table-cell>
          <table:table-cell/>
          <table:table-cell office:value-type="float" office:value="125.251594944" calcext:value-type="float">
            <text:p>125.25159494400</text:p>
          </table:table-cell>
          <table:table-cell office:value-type="float" office:value="2013" calcext:value-type="float">
            <text:p>2013</text:p>
          </table:table-cell>
          <table:table-cell table:style-name="ce2" office:value-type="string" calcext:value-type="string">
            <text:p>100%</text:p>
          </table:table-cell>
          <table:table-cell table:number-columns-repeated="3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939" calcext:value-type="float">
            <text:p>4939</text:p>
          </table:table-cell>
          <table:table-cell/>
          <table:table-cell office:value-type="float" office:value="13196" calcext:value-type="float">
            <text:p>13196</text:p>
          </table:table-cell>
          <table:table-cell table:style-name="ce2" office:value-type="string" calcext:value-type="string">
            <text:p>16441280</text:p>
          </table:table-cell>
          <table:table-cell/>
          <table:table-cell office:value-type="float" office:value="0.146736020744" calcext:value-type="float">
            <text:p>0.14673602074</text:p>
          </table:table-cell>
          <table:table-cell office:value-type="string" calcext:value-type="string">
            <text:p>Climbing Lane</text:p>
          </table:table-cell>
          <table:table-cell/>
          <table:table-cell office:value-type="float" office:value="236.149206867" calcext:value-type="float">
            <text:p>236.14920686700</text:p>
          </table:table-cell>
          <table:table-cell office:value-type="float" office:value="2013" calcext:value-type="float">
            <text:p>2013</text:p>
          </table:table-cell>
          <table:table-cell table:style-name="ce2" office:value-type="string" calcext:value-type="string">
            <text:p>100%</text:p>
          </table:table-cell>
          <table:table-cell table:number-columns-repeated="3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  <table:table-cell/>
          <table:table-cell office:value-type="float" office:value="12239" calcext:value-type="float">
            <text:p>12239</text:p>
          </table:table-cell>
          <table:table-cell table:style-name="ce2" office:value-type="string" calcext:value-type="string">
            <text:p>18697395</text:p>
          </table:table-cell>
          <table:table-cell/>
          <table:table-cell office:value-type="float" office:value="0.0705183963184" calcext:value-type="float">
            <text:p>0.07051839632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13.488584982" calcext:value-type="float">
            <text:p>113.48858498200</text:p>
          </table:table-cell>
          <table:table-cell office:value-type="float" office:value="2013" calcext:value-type="float">
            <text:p>2013</text:p>
          </table:table-cell>
          <table:table-cell table:style-name="ce2" office:value-type="string" calcext:value-type="string">
            <text:p>100%</text:p>
          </table:table-cell>
          <table:table-cell table:number-columns-repeated="3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941" calcext:value-type="float">
            <text:p>4941</text:p>
          </table:table-cell>
          <table:table-cell/>
          <table:table-cell office:value-type="float" office:value="3745" calcext:value-type="float">
            <text:p>3745</text:p>
          </table:table-cell>
          <table:table-cell table:style-name="ce2" office:value-type="string" calcext:value-type="string">
            <text:p>18697390</text:p>
          </table:table-cell>
          <table:table-cell/>
          <table:table-cell office:value-type="float" office:value="0.0613756364867" calcext:value-type="float">
            <text:p>0.06137563649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98.7747098754" calcext:value-type="float">
            <text:p>98.77470987540</text:p>
          </table:table-cell>
          <table:table-cell office:value-type="float" office:value="2013" calcext:value-type="float">
            <text:p>2013</text:p>
          </table:table-cell>
          <table:table-cell table:style-name="ce2" office:value-type="string" calcext:value-type="string">
            <text:p>100%</text:p>
          </table:table-cell>
          <table:table-cell table:number-columns-repeated="3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942" calcext:value-type="float">
            <text:p>4942</text:p>
          </table:table-cell>
          <table:table-cell/>
          <table:table-cell office:value-type="float" office:value="7885" calcext:value-type="float">
            <text:p>7885</text:p>
          </table:table-cell>
          <table:table-cell table:style-name="ce2" office:value-type="string" calcext:value-type="string">
            <text:p>18697380</text:p>
          </table:table-cell>
          <table:table-cell/>
          <table:table-cell office:value-type="float" office:value="0.266382149463" calcext:value-type="float">
            <text:p>0.26638214946</text:p>
          </table:table-cell>
          <table:table-cell office:value-type="string" calcext:value-type="string">
            <text:p>Climbing Lane</text:p>
          </table:table-cell>
          <table:table-cell/>
          <table:table-cell office:value-type="float" office:value="428.701371348" calcext:value-type="float">
            <text:p>428.70137134800</text:p>
          </table:table-cell>
          <table:table-cell office:value-type="float" office:value="2015" calcext:value-type="float">
            <text:p>2015</text:p>
          </table:table-cell>
          <table:table-cell table:style-name="ce2" office:value-type="string" calcext:value-type="string">
            <text:p>90%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4945" calcext:value-type="float">
            <text:p>4945</text:p>
          </table:table-cell>
          <table:table-cell/>
          <table:table-cell office:value-type="float" office:value="6624" calcext:value-type="float">
            <text:p>6624</text:p>
          </table:table-cell>
          <table:table-cell table:style-name="ce2" office:value-type="string" calcext:value-type="string">
            <text:p>10050111</text:p>
          </table:table-cell>
          <table:table-cell/>
          <table:table-cell office:value-type="float" office:value="0.101431633667" calcext:value-type="float">
            <text:p>0.10143163367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Not in Bike Plan</text:p>
          </table:table-cell>
          <table:table-cell office:value-type="float" office:value="163.23871753" calcext:value-type="float">
            <text:p>163.23871753000</text:p>
          </table:table-cell>
          <table:table-cell office:value-type="float" office:value="2009" calcext:value-type="float">
            <text:p>2009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4946" calcext:value-type="float">
            <text:p>4946</text:p>
          </table:table-cell>
          <table:table-cell/>
          <table:table-cell office:value-type="float" office:value="4167" calcext:value-type="float">
            <text:p>4167</text:p>
          </table:table-cell>
          <table:table-cell table:style-name="ce2" office:value-type="string" calcext:value-type="string">
            <text:p>10050120</text:p>
          </table:table-cell>
          <table:table-cell/>
          <table:table-cell office:value-type="float" office:value="0.0552660101575" calcext:value-type="float">
            <text:p>0.05526601016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Not in Bike Plan</text:p>
          </table:table-cell>
          <table:table-cell office:value-type="float" office:value="88.9421997353" calcext:value-type="float">
            <text:p>88.94219973530</text:p>
          </table:table-cell>
          <table:table-cell office:value-type="float" office:value="2009" calcext:value-type="float">
            <text:p>2009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4947" calcext:value-type="float">
            <text:p>4947</text:p>
          </table:table-cell>
          <table:table-cell/>
          <table:table-cell office:value-type="float" office:value="3978" calcext:value-type="float">
            <text:p>3978</text:p>
          </table:table-cell>
          <table:table-cell table:style-name="ce2" office:value-type="string" calcext:value-type="string">
            <text:p>10050125</text:p>
          </table:table-cell>
          <table:table-cell/>
          <table:table-cell office:value-type="float" office:value="0.0546071539932" calcext:value-type="float">
            <text:p>0.0546071539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Not in Bike Plan</text:p>
          </table:table-cell>
          <table:table-cell office:value-type="float" office:value="87.8818713998" calcext:value-type="float">
            <text:p>87.88187139980</text:p>
          </table:table-cell>
          <table:table-cell office:value-type="float" office:value="2009" calcext:value-type="float">
            <text:p>2009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4948" calcext:value-type="float">
            <text:p>4948</text:p>
          </table:table-cell>
          <table:table-cell/>
          <table:table-cell office:value-type="float" office:value="11770" calcext:value-type="float">
            <text:p>11770</text:p>
          </table:table-cell>
          <table:table-cell table:style-name="ce2" office:value-type="string" calcext:value-type="string">
            <text:p>10050130</text:p>
          </table:table-cell>
          <table:table-cell/>
          <table:table-cell office:value-type="float" office:value="0.0919963510464" calcext:value-type="float">
            <text:p>0.09199635105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Not in Bike Plan</text:p>
          </table:table-cell>
          <table:table-cell office:value-type="float" office:value="148.054071686" calcext:value-type="float">
            <text:p>148.05407168600</text:p>
          </table:table-cell>
          <table:table-cell office:value-type="float" office:value="2009" calcext:value-type="float">
            <text:p>2009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4949" calcext:value-type="float">
            <text:p>4949</text:p>
          </table:table-cell>
          <table:table-cell/>
          <table:table-cell office:value-type="float" office:value="491" calcext:value-type="float">
            <text:p>491</text:p>
          </table:table-cell>
          <table:table-cell table:style-name="ce2" office:value-type="string" calcext:value-type="string">
            <text:p>10050140</text:p>
          </table:table-cell>
          <table:table-cell/>
          <table:table-cell office:value-type="float" office:value="0.0738624263685" calcext:value-type="float">
            <text:p>0.07386242637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Not in Bike Plan</text:p>
          </table:table-cell>
          <table:table-cell office:value-type="float" office:value="118.870290442" calcext:value-type="float">
            <text:p>118.87029044200</text:p>
          </table:table-cell>
          <table:table-cell office:value-type="float" office:value="2009" calcext:value-type="float">
            <text:p>2009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/>
          <table:table-cell office:value-type="float" office:value="1368" calcext:value-type="float">
            <text:p>1368</text:p>
          </table:table-cell>
          <table:table-cell table:style-name="ce2" office:value-type="string" calcext:value-type="string">
            <text:p>10050150</text:p>
          </table:table-cell>
          <table:table-cell/>
          <table:table-cell office:value-type="float" office:value="0.102066947436" calcext:value-type="float">
            <text:p>0.10206694744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Not in Bike Plan</text:p>
          </table:table-cell>
          <table:table-cell office:value-type="float" office:value="164.261157976" calcext:value-type="float">
            <text:p>164.26115797600</text:p>
          </table:table-cell>
          <table:table-cell office:value-type="float" office:value="2009" calcext:value-type="float">
            <text:p>2009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4951" calcext:value-type="float">
            <text:p>4951</text:p>
          </table:table-cell>
          <table:table-cell/>
          <table:table-cell office:value-type="float" office:value="3685" calcext:value-type="float">
            <text:p>3685</text:p>
          </table:table-cell>
          <table:table-cell table:style-name="ce2" office:value-type="string" calcext:value-type="string">
            <text:p>10050160</text:p>
          </table:table-cell>
          <table:table-cell/>
          <table:table-cell office:value-type="float" office:value="0.0511576977017" calcext:value-type="float">
            <text:p>0.0511576977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Not in Bike Plan</text:p>
          </table:table-cell>
          <table:table-cell office:value-type="float" office:value="82.330498511" calcext:value-type="float">
            <text:p>82.330498511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4953" calcext:value-type="float">
            <text:p>4953</text:p>
          </table:table-cell>
          <table:table-cell/>
          <table:table-cell office:value-type="float" office:value="11534" calcext:value-type="float">
            <text:p>11534</text:p>
          </table:table-cell>
          <table:table-cell table:style-name="ce2" office:value-type="string" calcext:value-type="string">
            <text:p>10050165</text:p>
          </table:table-cell>
          <table:table-cell/>
          <table:table-cell office:value-type="float" office:value="0.051219626779" calcext:value-type="float">
            <text:p>0.05121962678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Not in Bike Plan</text:p>
          </table:table-cell>
          <table:table-cell office:value-type="float" office:value="82.4301638993" calcext:value-type="float">
            <text:p>82.43016389930</text:p>
          </table:table-cell>
          <table:table-cell office:value-type="float" office:value="2009" calcext:value-type="float">
            <text:p>2009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4954" calcext:value-type="float">
            <text:p>4954</text:p>
          </table:table-cell>
          <table:table-cell/>
          <table:table-cell office:value-type="float" office:value="2346" calcext:value-type="float">
            <text:p>2346</text:p>
          </table:table-cell>
          <table:table-cell table:style-name="ce2" office:value-type="string" calcext:value-type="string">
            <text:p>10120155</text:p>
          </table:table-cell>
          <table:table-cell/>
          <table:table-cell office:value-type="float" office:value="0.0652481523728" calcext:value-type="float">
            <text:p>0.06524815237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05.006932546" calcext:value-type="float">
            <text:p>105.00693254600</text:p>
          </table:table-cell>
          <table:table-cell office:value-type="float" office:value="2009" calcext:value-type="float">
            <text:p>2009</text:p>
          </table:table-cell>
          <table:table-cell table:number-columns-repeated="4"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4955" calcext:value-type="float">
            <text:p>4955</text:p>
          </table:table-cell>
          <table:table-cell/>
          <table:table-cell office:value-type="float" office:value="3540" calcext:value-type="float">
            <text:p>3540</text:p>
          </table:table-cell>
          <table:table-cell table:style-name="ce2" office:value-type="string" calcext:value-type="string">
            <text:p>13386180</text:p>
          </table:table-cell>
          <table:table-cell/>
          <table:table-cell office:value-type="float" office:value="0.0382283808593" calcext:value-type="float">
            <text:p>0.03822838086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61.5227384112" calcext:value-type="float">
            <text:p>61.52273841120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WABA recommends closing off Euclid at Columbia (this block)</text:p>
          </table:table-cell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4956" calcext:value-type="float">
            <text:p>4956</text:p>
          </table:table-cell>
          <table:table-cell/>
          <table:table-cell office:value-type="float" office:value="2619" calcext:value-type="float">
            <text:p>2619</text:p>
          </table:table-cell>
          <table:table-cell table:style-name="ce2" office:value-type="string" calcext:value-type="string">
            <text:p>13386175</text:p>
          </table:table-cell>
          <table:table-cell/>
          <table:table-cell office:value-type="float" office:value="0.0625794198519" calcext:value-type="float">
            <text:p>0.06257941985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00.712015286" calcext:value-type="float">
            <text:p>100.71201528600</text:p>
          </table:table-cell>
          <table:table-cell office:value-type="float" office:value="2009" calcext:value-type="float">
            <text:p>2009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4957" calcext:value-type="float">
            <text:p>4957</text:p>
          </table:table-cell>
          <table:table-cell/>
          <table:table-cell office:value-type="float" office:value="3188" calcext:value-type="float">
            <text:p>3188</text:p>
          </table:table-cell>
          <table:table-cell table:style-name="ce2" office:value-type="string" calcext:value-type="string">
            <text:p>13386170</text:p>
          </table:table-cell>
          <table:table-cell/>
          <table:table-cell office:value-type="float" office:value="0.0662790521851" calcext:value-type="float">
            <text:p>0.06627905219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06.666008292" calcext:value-type="float">
            <text:p>106.66600829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/>
          <table:table-cell office:value-type="float" office:value="9159" calcext:value-type="float">
            <text:p>9159</text:p>
          </table:table-cell>
          <table:table-cell table:style-name="ce2" office:value-type="string" calcext:value-type="string">
            <text:p>14374164</text:p>
          </table:table-cell>
          <table:table-cell/>
          <table:table-cell office:value-type="float" office:value="0.0882026013429" calcext:value-type="float">
            <text:p>0.08820260134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41.948611153" calcext:value-type="float">
            <text:p>141.94861115300</text:p>
          </table:table-cell>
          <table:table-cell office:value-type="float" office:value="2009" calcext:value-type="float">
            <text:p>2009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4961" calcext:value-type="float">
            <text:p>4961</text:p>
          </table:table-cell>
          <table:table-cell/>
          <table:table-cell office:value-type="float" office:value="5588" calcext:value-type="float">
            <text:p>5588</text:p>
          </table:table-cell>
          <table:table-cell table:style-name="ce2" office:value-type="string" calcext:value-type="string">
            <text:p>14374168</text:p>
          </table:table-cell>
          <table:table-cell/>
          <table:table-cell office:value-type="float" office:value="0.111177921892" calcext:value-type="float">
            <text:p>0.11117792189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78.923879377" calcext:value-type="float">
            <text:p>178.92387937700</text:p>
          </table:table-cell>
          <table:table-cell office:value-type="float" office:value="2009" calcext:value-type="float">
            <text:p>2009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4962" calcext:value-type="float">
            <text:p>4962</text:p>
          </table:table-cell>
          <table:table-cell/>
          <table:table-cell office:value-type="float" office:value="6110" calcext:value-type="float">
            <text:p>6110</text:p>
          </table:table-cell>
          <table:table-cell table:style-name="ce2" office:value-type="string" calcext:value-type="string">
            <text:p>14374180</text:p>
          </table:table-cell>
          <table:table-cell/>
          <table:table-cell office:value-type="float" office:value="0.0365850187375" calcext:value-type="float">
            <text:p>0.03658501874</text:p>
          </table:table-cell>
          <table:table-cell office:value-type="string" calcext:value-type="string">
            <text:p>Climbing Lane</text:p>
          </table:table-cell>
          <table:table-cell/>
          <table:table-cell office:value-type="float" office:value="58.8779981511" calcext:value-type="float">
            <text:p>58.87799815110</text:p>
          </table:table-cell>
          <table:table-cell office:value-type="float" office:value="2009" calcext:value-type="float">
            <text:p>2009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4963" calcext:value-type="float">
            <text:p>4963</text:p>
          </table:table-cell>
          <table:table-cell/>
          <table:table-cell office:value-type="float" office:value="847" calcext:value-type="float">
            <text:p>847</text:p>
          </table:table-cell>
          <table:table-cell table:style-name="ce2" office:value-type="string" calcext:value-type="string">
            <text:p>14374183</text:p>
          </table:table-cell>
          <table:table-cell/>
          <table:table-cell office:value-type="float" office:value="0.0445140987634" calcext:value-type="float">
            <text:p>0.04451409876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71.6386410375" calcext:value-type="float">
            <text:p>71.63864103750</text:p>
          </table:table-cell>
          <table:table-cell office:value-type="float" office:value="2009" calcext:value-type="float">
            <text:p>2009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4964" calcext:value-type="float">
            <text:p>4964</text:p>
          </table:table-cell>
          <table:table-cell/>
          <table:table-cell office:value-type="float" office:value="13030" calcext:value-type="float">
            <text:p>13030</text:p>
          </table:table-cell>
          <table:table-cell table:style-name="ce2" office:value-type="string" calcext:value-type="string">
            <text:p>30140060</text:p>
          </table:table-cell>
          <table:table-cell/>
          <table:table-cell office:value-type="float" office:value="0.0474047259111" calcext:value-type="float">
            <text:p>0.04740472591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76.290663798" calcext:value-type="float">
            <text:p>76.290663798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/>
          <table:table-cell office:value-type="float" office:value="2585" calcext:value-type="float">
            <text:p>2585</text:p>
          </table:table-cell>
          <table:table-cell table:style-name="ce2" office:value-type="string" calcext:value-type="string">
            <text:p>11079163</text:p>
          </table:table-cell>
          <table:table-cell/>
          <table:table-cell office:value-type="float" office:value="0.0482781581082" calcext:value-type="float">
            <text:p>0.04827815811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77.6963194752" calcext:value-type="float">
            <text:p>77.69631947520</text:p>
          </table:table-cell>
          <table:table-cell office:value-type="float" office:value="2009" calcext:value-type="float">
            <text:p>2009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5032" calcext:value-type="float">
            <text:p>5032</text:p>
          </table:table-cell>
          <table:table-cell/>
          <table:table-cell office:value-type="float" office:value="3915" calcext:value-type="float">
            <text:p>3915</text:p>
          </table:table-cell>
          <table:table-cell table:style-name="ce2" office:value-type="string" calcext:value-type="string">
            <text:p>30250140</text:p>
          </table:table-cell>
          <table:table-cell/>
          <table:table-cell office:value-type="float" office:value="0.071432831832" calcext:value-type="float">
            <text:p>0.07143283183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Not in bike plan</text:p>
          </table:table-cell>
          <table:table-cell office:value-type="float" office:value="114.960229232" calcext:value-type="float">
            <text:p>114.96022923200</text:p>
          </table:table-cell>
          <table:table-cell office:value-type="float" office:value="2009" calcext:value-type="float">
            <text:p>2009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5063" calcext:value-type="float">
            <text:p>5063</text:p>
          </table:table-cell>
          <table:table-cell/>
          <table:table-cell office:value-type="float" office:value="7206" calcext:value-type="float">
            <text:p>7206</text:p>
          </table:table-cell>
          <table:table-cell table:style-name="ce2" office:value-type="string" calcext:value-type="string">
            <text:p>10110225</text:p>
          </table:table-cell>
          <table:table-cell/>
          <table:table-cell office:value-type="float" office:value="0.108973303044" calcext:value-type="float">
            <text:p>0.10897330304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75.375882166" calcext:value-type="float">
            <text:p>175.375882166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arrows</text:p>
          </table:table-cell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064" calcext:value-type="float">
            <text:p>5064</text:p>
          </table:table-cell>
          <table:table-cell/>
          <table:table-cell office:value-type="float" office:value="5785" calcext:value-type="float">
            <text:p>5785</text:p>
          </table:table-cell>
          <table:table-cell table:style-name="ce2" office:value-type="string" calcext:value-type="string">
            <text:p>10110210</text:p>
          </table:table-cell>
          <table:table-cell/>
          <table:table-cell office:value-type="float" office:value="0.0739896390743" calcext:value-type="float">
            <text:p>0.07398963907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19.075019856" calcext:value-type="float">
            <text:p>119.075019856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arrows</text:p>
          </table:table-cell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065" calcext:value-type="float">
            <text:p>5065</text:p>
          </table:table-cell>
          <table:table-cell/>
          <table:table-cell office:value-type="float" office:value="1007" calcext:value-type="float">
            <text:p>1007</text:p>
          </table:table-cell>
          <table:table-cell table:style-name="ce2" office:value-type="string" calcext:value-type="string">
            <text:p>10110200</text:p>
          </table:table-cell>
          <table:table-cell/>
          <table:table-cell office:value-type="float" office:value="0.0766535990881" calcext:value-type="float">
            <text:p>0.07665359909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23.362256495" calcext:value-type="float">
            <text:p>123.362256495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arrows</text:p>
          </table:table-cell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066" calcext:value-type="float">
            <text:p>5066</text:p>
          </table:table-cell>
          <table:table-cell/>
          <table:table-cell office:value-type="float" office:value="2097" calcext:value-type="float">
            <text:p>2097</text:p>
          </table:table-cell>
          <table:table-cell table:style-name="ce2" office:value-type="string" calcext:value-type="string">
            <text:p>10110190</text:p>
          </table:table-cell>
          <table:table-cell/>
          <table:table-cell office:value-type="float" office:value="0.0983819296231" calcext:value-type="float">
            <text:p>0.09838192962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58.330684809" calcext:value-type="float">
            <text:p>158.330684809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arrows</text:p>
          </table:table-cell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067" calcext:value-type="float">
            <text:p>5067</text:p>
          </table:table-cell>
          <table:table-cell/>
          <table:table-cell office:value-type="float" office:value="9819" calcext:value-type="float">
            <text:p>9819</text:p>
          </table:table-cell>
          <table:table-cell table:style-name="ce2" office:value-type="string" calcext:value-type="string">
            <text:p>10110185</text:p>
          </table:table-cell>
          <table:table-cell/>
          <table:table-cell office:value-type="float" office:value="0.0754710286906" calcext:value-type="float">
            <text:p>0.07547102869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21.459090115" calcext:value-type="float">
            <text:p>121.459090115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arrows</text:p>
          </table:table-cell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068" calcext:value-type="float">
            <text:p>5068</text:p>
          </table:table-cell>
          <table:table-cell/>
          <table:table-cell office:value-type="float" office:value="6616" calcext:value-type="float">
            <text:p>6616</text:p>
          </table:table-cell>
          <table:table-cell table:style-name="ce2" office:value-type="string" calcext:value-type="string">
            <text:p>10110180</text:p>
          </table:table-cell>
          <table:table-cell/>
          <table:table-cell office:value-type="float" office:value="0.0268329111135" calcext:value-type="float">
            <text:p>0.02683291111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43.1834708699" calcext:value-type="float">
            <text:p>43.1834708699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arrows</text:p>
          </table:table-cell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069" calcext:value-type="float">
            <text:p>5069</text:p>
          </table:table-cell>
          <table:table-cell/>
          <table:table-cell office:value-type="float" office:value="536" calcext:value-type="float">
            <text:p>536</text:p>
          </table:table-cell>
          <table:table-cell table:style-name="ce2" office:value-type="string" calcext:value-type="string">
            <text:p>10110175</text:p>
          </table:table-cell>
          <table:table-cell/>
          <table:table-cell office:value-type="float" office:value="0.0285877830112" calcext:value-type="float">
            <text:p>0.02858778301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46.0076690777" calcext:value-type="float">
            <text:p>46.0076690777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arrows</text:p>
          </table:table-cell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091" calcext:value-type="float">
            <text:p>5091</text:p>
          </table:table-cell>
          <table:table-cell/>
          <table:table-cell office:value-type="float" office:value="6799" calcext:value-type="float">
            <text:p>6799</text:p>
          </table:table-cell>
          <table:table-cell table:style-name="ce2" office:value-type="string" calcext:value-type="string">
            <text:p>15206003</text:p>
          </table:table-cell>
          <table:table-cell/>
          <table:table-cell office:value-type="float" office:value="0.0441048197622" calcext:value-type="float">
            <text:p>0.04410481976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70.9799690153" calcext:value-type="float">
            <text:p>70.9799690153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Toole</text:p>
          </table:table-cell>
          <table:table-cell table:number-columns-repeated="3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029" calcext:value-type="float">
            <text:p>5029</text:p>
          </table:table-cell>
          <table:table-cell/>
          <table:table-cell office:value-type="float" office:value="5846" calcext:value-type="float">
            <text:p>5846</text:p>
          </table:table-cell>
          <table:table-cell table:style-name="ce2" office:value-type="string" calcext:value-type="string">
            <text:p>10050170</text:p>
          </table:table-cell>
          <table:table-cell/>
          <table:table-cell office:value-type="float" office:value="0.0521030402905" calcext:value-type="float">
            <text:p>0.05210304029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Not in bike plan</text:p>
          </table:table-cell>
          <table:table-cell office:value-type="float" office:value="83.8518829771" calcext:value-type="float">
            <text:p>83.8518829771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5095" calcext:value-type="float">
            <text:p>5095</text:p>
          </table:table-cell>
          <table:table-cell/>
          <table:table-cell office:value-type="float" office:value="9045" calcext:value-type="float">
            <text:p>9045</text:p>
          </table:table-cell>
          <table:table-cell table:style-name="ce2" office:value-type="string" calcext:value-type="string">
            <text:p>15206007</text:p>
          </table:table-cell>
          <table:table-cell/>
          <table:table-cell office:value-type="float" office:value="0.0805671883095" calcext:value-type="float">
            <text:p>0.08056718831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29.660580424" calcext:value-type="float">
            <text:p>129.6605804240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Toole</text:p>
          </table:table-cell>
          <table:table-cell table:number-columns-repeated="3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096" calcext:value-type="float">
            <text:p>5096</text:p>
          </table:table-cell>
          <table:table-cell/>
          <table:table-cell office:value-type="float" office:value="7754" calcext:value-type="float">
            <text:p>7754</text:p>
          </table:table-cell>
          <table:table-cell table:style-name="ce2" office:value-type="string" calcext:value-type="string">
            <text:p>15206010</text:p>
          </table:table-cell>
          <table:table-cell/>
          <table:table-cell office:value-type="float" office:value="0.109523784525" calcext:value-type="float">
            <text:p>0.10952378453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76.261798006" calcext:value-type="float">
            <text:p>176.2617980060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Toole</text:p>
          </table:table-cell>
          <table:table-cell table:number-columns-repeated="3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097" calcext:value-type="float">
            <text:p>5097</text:p>
          </table:table-cell>
          <table:table-cell/>
          <table:table-cell office:value-type="float" office:value="6328" calcext:value-type="float">
            <text:p>6328</text:p>
          </table:table-cell>
          <table:table-cell table:style-name="ce2" office:value-type="string" calcext:value-type="string">
            <text:p>15206020</text:p>
          </table:table-cell>
          <table:table-cell/>
          <table:table-cell office:value-type="float" office:value="0.0389706702442" calcext:value-type="float">
            <text:p>0.03897067024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62.7173397682" calcext:value-type="float">
            <text:p>62.7173397682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Toole</text:p>
          </table:table-cell>
          <table:table-cell table:number-columns-repeated="3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098" calcext:value-type="float">
            <text:p>5098</text:p>
          </table:table-cell>
          <table:table-cell/>
          <table:table-cell office:value-type="float" office:value="12412" calcext:value-type="float">
            <text:p>12412</text:p>
          </table:table-cell>
          <table:table-cell table:style-name="ce2" office:value-type="string" calcext:value-type="string">
            <text:p>15206027</text:p>
          </table:table-cell>
          <table:table-cell/>
          <table:table-cell office:value-type="float" office:value="0.058245531226" calcext:value-type="float">
            <text:p>0.05824553123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93.7372836799" calcext:value-type="float">
            <text:p>93.7372836799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Toole</text:p>
          </table:table-cell>
          <table:table-cell table:number-columns-repeated="3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099" calcext:value-type="float">
            <text:p>5099</text:p>
          </table:table-cell>
          <table:table-cell/>
          <table:table-cell office:value-type="float" office:value="3244" calcext:value-type="float">
            <text:p>3244</text:p>
          </table:table-cell>
          <table:table-cell table:style-name="ce2" office:value-type="string" calcext:value-type="string">
            <text:p>15206030</text:p>
          </table:table-cell>
          <table:table-cell/>
          <table:table-cell office:value-type="float" office:value="0.0918191893528" calcext:value-type="float">
            <text:p>0.09181918935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47.768957008" calcext:value-type="float">
            <text:p>147.7689570080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Toole</text:p>
          </table:table-cell>
          <table:table-cell table:number-columns-repeated="3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/>
          <table:table-cell office:value-type="float" office:value="6034" calcext:value-type="float">
            <text:p>6034</text:p>
          </table:table-cell>
          <table:table-cell table:style-name="ce2" office:value-type="string" calcext:value-type="string">
            <text:p>15206040</text:p>
          </table:table-cell>
          <table:table-cell/>
          <table:table-cell office:value-type="float" office:value="0.111820844026" calcext:value-type="float">
            <text:p>0.11182084403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79.958564325" calcext:value-type="float">
            <text:p>179.9585643250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Toole</text:p>
          </table:table-cell>
          <table:table-cell table:number-columns-repeated="3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101" calcext:value-type="float">
            <text:p>5101</text:p>
          </table:table-cell>
          <table:table-cell/>
          <table:table-cell office:value-type="float" office:value="7183" calcext:value-type="float">
            <text:p>7183</text:p>
          </table:table-cell>
          <table:table-cell table:style-name="ce2" office:value-type="string" calcext:value-type="string">
            <text:p>15206050</text:p>
          </table:table-cell>
          <table:table-cell/>
          <table:table-cell office:value-type="float" office:value="0.130738417188" calcext:value-type="float">
            <text:p>0.13073841719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210.403508079" calcext:value-type="float">
            <text:p>210.4035080790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Toole</text:p>
          </table:table-cell>
          <table:table-cell table:number-columns-repeated="3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102" calcext:value-type="float">
            <text:p>5102</text:p>
          </table:table-cell>
          <table:table-cell/>
          <table:table-cell office:value-type="float" office:value="11945" calcext:value-type="float">
            <text:p>11945</text:p>
          </table:table-cell>
          <table:table-cell table:style-name="ce2" office:value-type="string" calcext:value-type="string">
            <text:p>15206070</text:p>
          </table:table-cell>
          <table:table-cell/>
          <table:table-cell office:value-type="float" office:value="0.0927118984227" calcext:value-type="float">
            <text:p>0.09271189842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49.205635866" calcext:value-type="float">
            <text:p>149.2056358660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Toole</text:p>
          </table:table-cell>
          <table:table-cell table:number-columns-repeated="3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107" calcext:value-type="float">
            <text:p>5107</text:p>
          </table:table-cell>
          <table:table-cell/>
          <table:table-cell office:value-type="float" office:value="10904" calcext:value-type="float">
            <text:p>10904</text:p>
          </table:table-cell>
          <table:table-cell table:style-name="ce2" office:value-type="string" calcext:value-type="string">
            <text:p>15206080</text:p>
          </table:table-cell>
          <table:table-cell/>
          <table:table-cell office:value-type="float" office:value="0.092916308448" calcext:value-type="float">
            <text:p>0.09291630845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49.534602572" calcext:value-type="float">
            <text:p>149.5346025720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Toole</text:p>
          </table:table-cell>
          <table:table-cell table:number-columns-repeated="3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108" calcext:value-type="float">
            <text:p>5108</text:p>
          </table:table-cell>
          <table:table-cell/>
          <table:table-cell office:value-type="float" office:value="6307" calcext:value-type="float">
            <text:p>6307</text:p>
          </table:table-cell>
          <table:table-cell table:style-name="ce2" office:value-type="string" calcext:value-type="string">
            <text:p>15206090</text:p>
          </table:table-cell>
          <table:table-cell/>
          <table:table-cell office:value-type="float" office:value="0.0908038494585" calcext:value-type="float">
            <text:p>0.09080384946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46.134922573" calcext:value-type="float">
            <text:p>146.1349225730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Toole</text:p>
          </table:table-cell>
          <table:table-cell table:number-columns-repeated="3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109" calcext:value-type="float">
            <text:p>5109</text:p>
          </table:table-cell>
          <table:table-cell/>
          <table:table-cell office:value-type="float" office:value="3140" calcext:value-type="float">
            <text:p>3140</text:p>
          </table:table-cell>
          <table:table-cell table:style-name="ce2" office:value-type="string" calcext:value-type="string">
            <text:p>15206095</text:p>
          </table:table-cell>
          <table:table-cell/>
          <table:table-cell office:value-type="float" office:value="0.0316201036659" calcext:value-type="float">
            <text:p>0.03162010367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50.8877258895" calcext:value-type="float">
            <text:p>50.8877258895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Toole</text:p>
          </table:table-cell>
          <table:table-cell table:number-columns-repeated="3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118" calcext:value-type="float">
            <text:p>51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2463180</text:p>
          </table:table-cell>
          <table:table-cell/>
          <table:table-cell office:value-type="float" office:value="0.0369112605496" calcext:value-type="float">
            <text:p>0.03691126055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59.403034504" calcext:value-type="float">
            <text:p>59.403034504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121" calcext:value-type="float">
            <text:p>5121</text:p>
          </table:table-cell>
          <table:table-cell/>
          <table:table-cell office:value-type="float" office:value="6369" calcext:value-type="float">
            <text:p>6369</text:p>
          </table:table-cell>
          <table:table-cell table:style-name="ce2" office:value-type="string" calcext:value-type="string">
            <text:p>12463186</text:p>
          </table:table-cell>
          <table:table-cell/>
          <table:table-cell office:value-type="float" office:value="0.068556293178" calcext:value-type="float">
            <text:p>0.06855629318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10.33087975" calcext:value-type="float">
            <text:p>110.330879750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122" calcext:value-type="float">
            <text:p>5122</text:p>
          </table:table-cell>
          <table:table-cell/>
          <table:table-cell office:value-type="float" office:value="1097" calcext:value-type="float">
            <text:p>1097</text:p>
          </table:table-cell>
          <table:table-cell table:style-name="ce2" office:value-type="string" calcext:value-type="string">
            <text:p>12463188</text:p>
          </table:table-cell>
          <table:table-cell/>
          <table:table-cell office:value-type="float" office:value="0.0469925562668" calcext:value-type="float">
            <text:p>0.04699255627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75.6273397274" calcext:value-type="float">
            <text:p>75.6273397274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128" calcext:value-type="float">
            <text:p>5128</text:p>
          </table:table-cell>
          <table:table-cell/>
          <table:table-cell office:value-type="float" office:value="11631" calcext:value-type="float">
            <text:p>11631</text:p>
          </table:table-cell>
          <table:table-cell table:style-name="ce2" office:value-type="string" calcext:value-type="string">
            <text:p>12463190</text:p>
          </table:table-cell>
          <table:table-cell/>
          <table:table-cell office:value-type="float" office:value="0.0513480535982" calcext:value-type="float">
            <text:p>0.05134805360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82.6368472436" calcext:value-type="float">
            <text:p>82.63684724360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130" calcext:value-type="float">
            <text:p>5130</text:p>
          </table:table-cell>
          <table:table-cell/>
          <table:table-cell office:value-type="float" office:value="8246" calcext:value-type="float">
            <text:p>8246</text:p>
          </table:table-cell>
          <table:table-cell table:style-name="ce2" office:value-type="string" calcext:value-type="string">
            <text:p>12463195</text:p>
          </table:table-cell>
          <table:table-cell/>
          <table:table-cell office:value-type="float" office:value="0.0347451833613" calcext:value-type="float">
            <text:p>0.03474518336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55.9170642055" calcext:value-type="float">
            <text:p>55.9170642055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131" calcext:value-type="float">
            <text:p>5131</text:p>
          </table:table-cell>
          <table:table-cell/>
          <table:table-cell office:value-type="float" office:value="12631" calcext:value-type="float">
            <text:p>12631</text:p>
          </table:table-cell>
          <table:table-cell table:style-name="ce2" office:value-type="string" calcext:value-type="string">
            <text:p>12463200</text:p>
          </table:table-cell>
          <table:table-cell/>
          <table:table-cell office:value-type="float" office:value="0.0702107734323" calcext:value-type="float">
            <text:p>0.07021077343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12.993512946" calcext:value-type="float">
            <text:p>112.993512946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132" calcext:value-type="float">
            <text:p>5132</text:p>
          </table:table-cell>
          <table:table-cell/>
          <table:table-cell office:value-type="float" office:value="10952" calcext:value-type="float">
            <text:p>10952</text:p>
          </table:table-cell>
          <table:table-cell table:style-name="ce2" office:value-type="string" calcext:value-type="string">
            <text:p>12463210</text:p>
          </table:table-cell>
          <table:table-cell/>
          <table:table-cell office:value-type="float" office:value="0.0735600943689" calcext:value-type="float">
            <text:p>0.07356009437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18.383733279" calcext:value-type="float">
            <text:p>118.383733279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464" calcext:value-type="float">
            <text:p>5464</text:p>
          </table:table-cell>
          <table:table-cell/>
          <table:table-cell office:value-type="float" office:value="13118" calcext:value-type="float">
            <text:p>13118</text:p>
          </table:table-cell>
          <table:table-cell table:style-name="ce2" office:value-type="string" calcext:value-type="string">
            <text:p>20150025</text:p>
          </table:table-cell>
          <table:table-cell/>
          <table:table-cell office:value-type="float" office:value="0.0702674717251" calcext:value-type="float">
            <text:p>0.07026747173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13.084760186" calcext:value-type="float">
            <text:p>113.084760186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5466" calcext:value-type="float">
            <text:p>5466</text:p>
          </table:table-cell>
          <table:table-cell/>
          <table:table-cell office:value-type="float" office:value="4606" calcext:value-type="float">
            <text:p>4606</text:p>
          </table:table-cell>
          <table:table-cell table:style-name="ce2" office:value-type="string" calcext:value-type="string">
            <text:p>23861130</text:p>
          </table:table-cell>
          <table:table-cell/>
          <table:table-cell office:value-type="float" office:value="0.073837007822" calcext:value-type="float">
            <text:p>0.07383700782</text:p>
          </table:table-cell>
          <table:table-cell office:value-type="string" calcext:value-type="string">
            <text:p>Contraflow Bike Lane</text:p>
          </table:table-cell>
          <table:table-cell/>
          <table:table-cell office:value-type="float" office:value="118.829383175" calcext:value-type="float">
            <text:p>118.8293831750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467" calcext:value-type="float">
            <text:p>5467</text:p>
          </table:table-cell>
          <table:table-cell/>
          <table:table-cell office:value-type="float" office:value="8034" calcext:value-type="float">
            <text:p>8034</text:p>
          </table:table-cell>
          <table:table-cell table:style-name="ce2" office:value-type="string" calcext:value-type="string">
            <text:p>24777130</text:p>
          </table:table-cell>
          <table:table-cell/>
          <table:table-cell office:value-type="float" office:value="0.0804262293903" calcext:value-type="float">
            <text:p>0.08042622939</text:p>
          </table:table-cell>
          <table:table-cell office:value-type="string" calcext:value-type="string">
            <text:p>Contraflow Bike Lane</text:p>
          </table:table-cell>
          <table:table-cell/>
          <table:table-cell office:value-type="float" office:value="129.433728579" calcext:value-type="float">
            <text:p>129.43372857900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496" calcext:value-type="float">
            <text:p>5496</text:p>
          </table:table-cell>
          <table:table-cell/>
          <table:table-cell office:value-type="float" office:value="8119" calcext:value-type="float">
            <text:p>8119</text:p>
          </table:table-cell>
          <table:table-cell table:style-name="ce2" office:value-type="string" calcext:value-type="string">
            <text:p>30380200</text:p>
          </table:table-cell>
          <table:table-cell/>
          <table:table-cell office:value-type="float" office:value="0.066519161682" calcext:value-type="float">
            <text:p>0.06651916168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07.052427843" calcext:value-type="float">
            <text:p>107.052427843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468" calcext:value-type="float">
            <text:p>5468</text:p>
          </table:table-cell>
          <table:table-cell/>
          <table:table-cell office:value-type="float" office:value="650" calcext:value-type="float">
            <text:p>650</text:p>
          </table:table-cell>
          <table:table-cell table:style-name="ce2" office:value-type="string" calcext:value-type="string">
            <text:p>53191120</text:p>
          </table:table-cell>
          <table:table-cell/>
          <table:table-cell office:value-type="float" office:value="0.0695853087739" calcext:value-type="float">
            <text:p>0.06958530877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11.986923137" calcext:value-type="float">
            <text:p>111.986923137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5469" calcext:value-type="float">
            <text:p>5469</text:p>
          </table:table-cell>
          <table:table-cell/>
          <table:table-cell office:value-type="float" office:value="10369" calcext:value-type="float">
            <text:p>10369</text:p>
          </table:table-cell>
          <table:table-cell table:style-name="ce2" office:value-type="string" calcext:value-type="string">
            <text:p>53191124</text:p>
          </table:table-cell>
          <table:table-cell/>
          <table:table-cell office:value-type="float" office:value="0.0260480669018" calcext:value-type="float">
            <text:p>0.02604806690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41.9203840208" calcext:value-type="float">
            <text:p>41.9203840208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5470" calcext:value-type="float">
            <text:p>5470</text:p>
          </table:table-cell>
          <table:table-cell/>
          <table:table-cell office:value-type="float" office:value="5834" calcext:value-type="float">
            <text:p>5834</text:p>
          </table:table-cell>
          <table:table-cell table:style-name="ce2" office:value-type="string" calcext:value-type="string">
            <text:p>53191126</text:p>
          </table:table-cell>
          <table:table-cell/>
          <table:table-cell office:value-type="float" office:value="0.0458428975642" calcext:value-type="float">
            <text:p>0.04584289756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73.7771396918" calcext:value-type="float">
            <text:p>73.7771396918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5471" calcext:value-type="float">
            <text:p>5471</text:p>
          </table:table-cell>
          <table:table-cell/>
          <table:table-cell office:value-type="float" office:value="9932" calcext:value-type="float">
            <text:p>9932</text:p>
          </table:table-cell>
          <table:table-cell table:style-name="ce2" office:value-type="string" calcext:value-type="string">
            <text:p>53191127</text:p>
          </table:table-cell>
          <table:table-cell/>
          <table:table-cell office:value-type="float" office:value="0.032657868418" calcext:value-type="float">
            <text:p>0.03265786842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52.5578497069" calcext:value-type="float">
            <text:p>52.5578497069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5472" calcext:value-type="float">
            <text:p>5472</text:p>
          </table:table-cell>
          <table:table-cell/>
          <table:table-cell office:value-type="float" office:value="7122" calcext:value-type="float">
            <text:p>7122</text:p>
          </table:table-cell>
          <table:table-cell table:style-name="ce2" office:value-type="string" calcext:value-type="string">
            <text:p>53191112</text:p>
          </table:table-cell>
          <table:table-cell/>
          <table:table-cell office:value-type="float" office:value="0.0705263323952" calcext:value-type="float">
            <text:p>0.07052633240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13.501356885" calcext:value-type="float">
            <text:p>113.501356885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5473" calcext:value-type="float">
            <text:p>5473</text:p>
          </table:table-cell>
          <table:table-cell/>
          <table:table-cell office:value-type="float" office:value="8495" calcext:value-type="float">
            <text:p>8495</text:p>
          </table:table-cell>
          <table:table-cell table:style-name="ce2" office:value-type="string" calcext:value-type="string">
            <text:p>53191114</text:p>
          </table:table-cell>
          <table:table-cell/>
          <table:table-cell office:value-type="float" office:value="0.0254086524974" calcext:value-type="float">
            <text:p>0.02540865250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40.8913442274" calcext:value-type="float">
            <text:p>40.8913442274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5474" calcext:value-type="float">
            <text:p>5474</text:p>
          </table:table-cell>
          <table:table-cell/>
          <table:table-cell office:value-type="float" office:value="4745" calcext:value-type="float">
            <text:p>4745</text:p>
          </table:table-cell>
          <table:table-cell table:style-name="ce2" office:value-type="string" calcext:value-type="string">
            <text:p>53191116</text:p>
          </table:table-cell>
          <table:table-cell/>
          <table:table-cell office:value-type="float" office:value="0.0439775982419" calcext:value-type="float">
            <text:p>0.04397759824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70.7752254154" calcext:value-type="float">
            <text:p>70.7752254154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5475" calcext:value-type="float">
            <text:p>5475</text:p>
          </table:table-cell>
          <table:table-cell/>
          <table:table-cell office:value-type="float" office:value="5535" calcext:value-type="float">
            <text:p>5535</text:p>
          </table:table-cell>
          <table:table-cell table:style-name="ce2" office:value-type="string" calcext:value-type="string">
            <text:p>53191117</text:p>
          </table:table-cell>
          <table:table-cell/>
          <table:table-cell office:value-type="float" office:value="0.0341322048572" calcext:value-type="float">
            <text:p>0.03413220486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54.9305689548" calcext:value-type="float">
            <text:p>54.9305689548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5478" calcext:value-type="float">
            <text:p>5478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20040120</text:p>
          </table:table-cell>
          <table:table-cell/>
          <table:table-cell office:value-type="float" office:value="0.105388352042" calcext:value-type="float">
            <text:p>0.10538835204</text:p>
          </table:table-cell>
          <table:table-cell office:value-type="string" calcext:value-type="string">
            <text:p>Cycle Track</text:p>
          </table:table-cell>
          <table:table-cell office:value-type="string" calcext:value-type="string">
            <text:p>Cycle Track installed in Sept 2017</text:p>
          </table:table-cell>
          <table:table-cell office:value-type="float" office:value="169.606451241" calcext:value-type="float">
            <text:p>169.6064512410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479" calcext:value-type="float">
            <text:p>5479</text:p>
          </table:table-cell>
          <table:table-cell/>
          <table:table-cell office:value-type="float" office:value="4804" calcext:value-type="float">
            <text:p>4804</text:p>
          </table:table-cell>
          <table:table-cell table:style-name="ce2" office:value-type="string" calcext:value-type="string">
            <text:p>10400450</text:p>
          </table:table-cell>
          <table:table-cell/>
          <table:table-cell office:value-type="float" office:value="0.122734890761" calcext:value-type="float">
            <text:p>0.12273489076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Neighborhood Bikeway</text:p>
          </table:table-cell>
          <table:table-cell office:value-type="float" office:value="197.523055083" calcext:value-type="float">
            <text:p>197.523055083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482" calcext:value-type="float">
            <text:p>5482</text:p>
          </table:table-cell>
          <table:table-cell/>
          <table:table-cell office:value-type="float" office:value="2528" calcext:value-type="float">
            <text:p>2528</text:p>
          </table:table-cell>
          <table:table-cell table:style-name="ce2" office:value-type="string" calcext:value-type="string">
            <text:p>13705450</text:p>
          </table:table-cell>
          <table:table-cell/>
          <table:table-cell office:value-type="float" office:value="0.120877810362" calcext:value-type="float">
            <text:p>0.12087781036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Neighborhood Bikeway</text:p>
          </table:table-cell>
          <table:table-cell office:value-type="float" office:value="194.534367909" calcext:value-type="float">
            <text:p>194.534367909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483" calcext:value-type="float">
            <text:p>5483</text:p>
          </table:table-cell>
          <table:table-cell/>
          <table:table-cell office:value-type="float" office:value="9939" calcext:value-type="float">
            <text:p>9939</text:p>
          </table:table-cell>
          <table:table-cell table:style-name="ce2" office:value-type="string" calcext:value-type="string">
            <text:p>11748395</text:p>
          </table:table-cell>
          <table:table-cell/>
          <table:table-cell office:value-type="float" office:value="0.011658101502" calcext:value-type="float">
            <text:p>0.01165810150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Neighborhood Bikeway</text:p>
          </table:table-cell>
          <table:table-cell office:value-type="float" office:value="18.7619332276" calcext:value-type="float">
            <text:p>18.7619332276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485" calcext:value-type="float">
            <text:p>5485</text:p>
          </table:table-cell>
          <table:table-cell/>
          <table:table-cell office:value-type="float" office:value="10241" calcext:value-type="float">
            <text:p>10241</text:p>
          </table:table-cell>
          <table:table-cell table:style-name="ce2" office:value-type="string" calcext:value-type="string">
            <text:p>10400460</text:p>
          </table:table-cell>
          <table:table-cell/>
          <table:table-cell office:value-type="float" office:value="0.0222083547363" calcext:value-type="float">
            <text:p>0.02220835474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Neighborhood Bikeway</text:p>
          </table:table-cell>
          <table:table-cell office:value-type="float" office:value="35.7409539266" calcext:value-type="float">
            <text:p>35.7409539266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487" calcext:value-type="float">
            <text:p>5487</text:p>
          </table:table-cell>
          <table:table-cell/>
          <table:table-cell office:value-type="float" office:value="11218" calcext:value-type="float">
            <text:p>11218</text:p>
          </table:table-cell>
          <table:table-cell table:style-name="ce2" office:value-type="string" calcext:value-type="string">
            <text:p>10400465</text:p>
          </table:table-cell>
          <table:table-cell/>
          <table:table-cell office:value-type="float" office:value="0.0500825424066" calcext:value-type="float">
            <text:p>0.05008254241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Neigborhood Bikeway</text:p>
          </table:table-cell>
          <table:table-cell office:value-type="float" office:value="80.6002003272" calcext:value-type="float">
            <text:p>80.6002003272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488" calcext:value-type="float">
            <text:p>5488</text:p>
          </table:table-cell>
          <table:table-cell/>
          <table:table-cell office:value-type="float" office:value="9486" calcext:value-type="float">
            <text:p>9486</text:p>
          </table:table-cell>
          <table:table-cell table:style-name="ce2" office:value-type="string" calcext:value-type="string">
            <text:p>12255400</text:p>
          </table:table-cell>
          <table:table-cell/>
          <table:table-cell office:value-type="float" office:value="0.0850937150846" calcext:value-type="float">
            <text:p>0.08509371508</text:p>
          </table:table-cell>
          <table:table-cell office:value-type="string" calcext:value-type="string">
            <text:p>Shared Lane</text:p>
          </table:table-cell>
          <table:table-cell office:value-type="string" calcext:value-type="string">
            <text:p>Neighborhood Bikeway</text:p>
          </table:table-cell>
          <table:table-cell office:value-type="float" office:value="136.9453337" calcext:value-type="float">
            <text:p>136.94533370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489" calcext:value-type="float">
            <text:p>5489</text:p>
          </table:table-cell>
          <table:table-cell/>
          <table:table-cell office:value-type="float" office:value="4533" calcext:value-type="float">
            <text:p>4533</text:p>
          </table:table-cell>
          <table:table-cell table:style-name="ce2" office:value-type="string" calcext:value-type="string">
            <text:p>30110120</text:p>
          </table:table-cell>
          <table:table-cell/>
          <table:table-cell office:value-type="float" office:value="0.130470439939" calcext:value-type="float">
            <text:p>0.13047043994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209.972239638" calcext:value-type="float">
            <text:p>209.972239638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490" calcext:value-type="float">
            <text:p>5490</text:p>
          </table:table-cell>
          <table:table-cell/>
          <table:table-cell office:value-type="float" office:value="14787" calcext:value-type="float">
            <text:p>14787</text:p>
          </table:table-cell>
          <table:table-cell table:style-name="ce2" office:value-type="string" calcext:value-type="string">
            <text:p>30110130</text:p>
          </table:table-cell>
          <table:table-cell/>
          <table:table-cell office:value-type="float" office:value="0.0912833165696" calcext:value-type="float">
            <text:p>0.09128331657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46.906551634" calcext:value-type="float">
            <text:p>146.906551634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498" calcext:value-type="float">
            <text:p>5498</text:p>
          </table:table-cell>
          <table:table-cell/>
          <table:table-cell office:value-type="float" office:value="3699" calcext:value-type="float">
            <text:p>3699</text:p>
          </table:table-cell>
          <table:table-cell table:style-name="ce2" office:value-type="string" calcext:value-type="string">
            <text:p>30020000</text:p>
          </table:table-cell>
          <table:table-cell/>
          <table:table-cell office:value-type="float" office:value="0.151376520346" calcext:value-type="float">
            <text:p>0.15137652035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243.617381995" calcext:value-type="float">
            <text:p>243.617381995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/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20020190</text:p>
          </table:table-cell>
          <table:table-cell/>
          <table:table-cell office:value-type="float" office:value="0.0498277539184" calcext:value-type="float">
            <text:p>0.04982775392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80.1901571824" calcext:value-type="float">
            <text:p>80.1901571824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502" calcext:value-type="float">
            <text:p>5502</text:p>
          </table:table-cell>
          <table:table-cell/>
          <table:table-cell office:value-type="float" office:value="12790" calcext:value-type="float">
            <text:p>12790</text:p>
          </table:table-cell>
          <table:table-cell table:style-name="ce2" office:value-type="string" calcext:value-type="string">
            <text:p>20020195</text:p>
          </table:table-cell>
          <table:table-cell/>
          <table:table-cell office:value-type="float" office:value="0.0493685704214" calcext:value-type="float">
            <text:p>0.04936857042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79.4511714986" calcext:value-type="float">
            <text:p>79.4511714986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503" calcext:value-type="float">
            <text:p>5503</text:p>
          </table:table-cell>
          <table:table-cell/>
          <table:table-cell office:value-type="float" office:value="5391" calcext:value-type="float">
            <text:p>5391</text:p>
          </table:table-cell>
          <table:table-cell table:style-name="ce2" office:value-type="string" calcext:value-type="string">
            <text:p>20020200</text:p>
          </table:table-cell>
          <table:table-cell/>
          <table:table-cell office:value-type="float" office:value="0.0385191571593" calcext:value-type="float">
            <text:p>0.03851915716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61.9906984407" calcext:value-type="float">
            <text:p>61.9906984407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505" calcext:value-type="float">
            <text:p>5505</text:p>
          </table:table-cell>
          <table:table-cell/>
          <table:table-cell office:value-type="float" office:value="1458" calcext:value-type="float">
            <text:p>1458</text:p>
          </table:table-cell>
          <table:table-cell table:style-name="ce2" office:value-type="string" calcext:value-type="string">
            <text:p>20020205</text:p>
          </table:table-cell>
          <table:table-cell/>
          <table:table-cell office:value-type="float" office:value="0.0378787616563" calcext:value-type="float">
            <text:p>0.03787876166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60.9600797192" calcext:value-type="float">
            <text:p>60.9600797192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506" calcext:value-type="float">
            <text:p>5506</text:p>
          </table:table-cell>
          <table:table-cell/>
          <table:table-cell office:value-type="float" office:value="10975" calcext:value-type="float">
            <text:p>10975</text:p>
          </table:table-cell>
          <table:table-cell table:style-name="ce2" office:value-type="string" calcext:value-type="string">
            <text:p>20020210</text:p>
          </table:table-cell>
          <table:table-cell/>
          <table:table-cell office:value-type="float" office:value="0.0428906222181" calcext:value-type="float">
            <text:p>0.04289062222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69.0259035748" calcext:value-type="float">
            <text:p>69.0259035748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507" calcext:value-type="float">
            <text:p>5507</text:p>
          </table:table-cell>
          <table:table-cell/>
          <table:table-cell office:value-type="float" office:value="5209" calcext:value-type="float">
            <text:p>5209</text:p>
          </table:table-cell>
          <table:table-cell table:style-name="ce2" office:value-type="string" calcext:value-type="string">
            <text:p>20030190</text:p>
          </table:table-cell>
          <table:table-cell/>
          <table:table-cell office:value-type="float" office:value="0.0493628261002" calcext:value-type="float">
            <text:p>0.04936282610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79.4419268913" calcext:value-type="float">
            <text:p>79.4419268913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508" calcext:value-type="float">
            <text:p>5508</text:p>
          </table:table-cell>
          <table:table-cell/>
          <table:table-cell office:value-type="float" office:value="5818" calcext:value-type="float">
            <text:p>5818</text:p>
          </table:table-cell>
          <table:table-cell table:style-name="ce2" office:value-type="string" calcext:value-type="string">
            <text:p>20030195</text:p>
          </table:table-cell>
          <table:table-cell/>
          <table:table-cell office:value-type="float" office:value="0.049193859339" calcext:value-type="float">
            <text:p>0.04919385934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79.1700007041" calcext:value-type="float">
            <text:p>79.1700007041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509" calcext:value-type="float">
            <text:p>5509</text:p>
          </table:table-cell>
          <table:table-cell/>
          <table:table-cell office:value-type="float" office:value="12485" calcext:value-type="float">
            <text:p>12485</text:p>
          </table:table-cell>
          <table:table-cell table:style-name="ce2" office:value-type="string" calcext:value-type="string">
            <text:p>20030200</text:p>
          </table:table-cell>
          <table:table-cell/>
          <table:table-cell office:value-type="float" office:value="0.0766213490541" calcext:value-type="float">
            <text:p>0.07662134905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23.310354993" calcext:value-type="float">
            <text:p>123.310354993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512" calcext:value-type="float">
            <text:p>5512</text:p>
          </table:table-cell>
          <table:table-cell/>
          <table:table-cell office:value-type="float" office:value="7091" calcext:value-type="float">
            <text:p>7091</text:p>
          </table:table-cell>
          <table:table-cell table:style-name="ce2" office:value-type="string" calcext:value-type="string">
            <text:p>20030210</text:p>
          </table:table-cell>
          <table:table-cell/>
          <table:table-cell office:value-type="float" office:value="0.0786258103154" calcext:value-type="float">
            <text:p>0.07862581032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26.536229149" calcext:value-type="float">
            <text:p>126.536229149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524" calcext:value-type="float">
            <text:p>5524</text:p>
          </table:table-cell>
          <table:table-cell/>
          <table:table-cell office:value-type="float" office:value="6044" calcext:value-type="float">
            <text:p>6044</text:p>
          </table:table-cell>
          <table:table-cell table:style-name="ce2" office:value-type="string" calcext:value-type="string">
            <text:p>38989050</text:p>
          </table:table-cell>
          <table:table-cell/>
          <table:table-cell office:value-type="float" office:value="0.0130219610085" calcext:value-type="float">
            <text:p>0.01302196101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20.956856731" calcext:value-type="float">
            <text:p>20.9568567310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525" calcext:value-type="float">
            <text:p>5525</text:p>
          </table:table-cell>
          <table:table-cell/>
          <table:table-cell office:value-type="float" office:value="1620" calcext:value-type="float">
            <text:p>1620</text:p>
          </table:table-cell>
          <table:table-cell table:style-name="ce2" office:value-type="string" calcext:value-type="string">
            <text:p>20060025</text:p>
          </table:table-cell>
          <table:table-cell/>
          <table:table-cell office:value-type="float" office:value="0.0347752094014" calcext:value-type="float">
            <text:p>0.03477520940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55.9653865297" calcext:value-type="float">
            <text:p>55.9653865297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526" calcext:value-type="float">
            <text:p>5526</text:p>
          </table:table-cell>
          <table:table-cell/>
          <table:table-cell office:value-type="float" office:value="3775" calcext:value-type="float">
            <text:p>3775</text:p>
          </table:table-cell>
          <table:table-cell table:style-name="ce2" office:value-type="string" calcext:value-type="string">
            <text:p>20060030</text:p>
          </table:table-cell>
          <table:table-cell/>
          <table:table-cell office:value-type="float" office:value="0.0317782124604" calcext:value-type="float">
            <text:p>0.03177821246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51.1421778382" calcext:value-type="float">
            <text:p>51.1421778382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528" calcext:value-type="float">
            <text:p>5528</text:p>
          </table:table-cell>
          <table:table-cell/>
          <table:table-cell office:value-type="float" office:value="2598" calcext:value-type="float">
            <text:p>2598</text:p>
          </table:table-cell>
          <table:table-cell table:style-name="ce2" office:value-type="string" calcext:value-type="string">
            <text:p>10110350</text:p>
          </table:table-cell>
          <table:table-cell/>
          <table:table-cell office:value-type="float" office:value="0.122666593853" calcext:value-type="float">
            <text:p>0.12266659385</text:p>
          </table:table-cell>
          <table:table-cell office:value-type="string" calcext:value-type="string">
            <text:p>Contraflow Bike Lane</text:p>
          </table:table-cell>
          <table:table-cell/>
          <table:table-cell office:value-type="float" office:value="197.413141645" calcext:value-type="float">
            <text:p>197.413141645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9" calcext:value-type="float">
            <text:p>5529</text:p>
          </table:table-cell>
          <table:table-cell/>
          <table:table-cell office:value-type="float" office:value="1909" calcext:value-type="float">
            <text:p>1909</text:p>
          </table:table-cell>
          <table:table-cell table:style-name="ce2" office:value-type="string" calcext:value-type="string">
            <text:p>10110360</text:p>
          </table:table-cell>
          <table:table-cell/>
          <table:table-cell office:value-type="float" office:value="0.0961833533439" calcext:value-type="float">
            <text:p>0.09618335334</text:p>
          </table:table-cell>
          <table:table-cell office:value-type="string" calcext:value-type="string">
            <text:p>Contraflow Bike Lane</text:p>
          </table:table-cell>
          <table:table-cell/>
          <table:table-cell office:value-type="float" office:value="154.792412189" calcext:value-type="float">
            <text:p>154.792412189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0" calcext:value-type="float">
            <text:p>5530</text:p>
          </table:table-cell>
          <table:table-cell/>
          <table:table-cell office:value-type="float" office:value="2569" calcext:value-type="float">
            <text:p>2569</text:p>
          </table:table-cell>
          <table:table-cell table:style-name="ce2" office:value-type="string" calcext:value-type="string">
            <text:p>20190030</text:p>
          </table:table-cell>
          <table:table-cell/>
          <table:table-cell office:value-type="float" office:value="0.101746258891" calcext:value-type="float">
            <text:p>0.10174625889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63.745058759" calcext:value-type="float">
            <text:p>163.745058759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531" calcext:value-type="float">
            <text:p>5531</text:p>
          </table:table-cell>
          <table:table-cell/>
          <table:table-cell office:value-type="float" office:value="5775" calcext:value-type="float">
            <text:p>5775</text:p>
          </table:table-cell>
          <table:table-cell table:style-name="ce2" office:value-type="string" calcext:value-type="string">
            <text:p>20190040</text:p>
          </table:table-cell>
          <table:table-cell/>
          <table:table-cell office:value-type="float" office:value="0.0923869403298" calcext:value-type="float">
            <text:p>0.09238694033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48.682665463" calcext:value-type="float">
            <text:p>148.682665463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532" calcext:value-type="float">
            <text:p>5532</text:p>
          </table:table-cell>
          <table:table-cell/>
          <table:table-cell office:value-type="float" office:value="13261" calcext:value-type="float">
            <text:p>13261</text:p>
          </table:table-cell>
          <table:table-cell table:style-name="ce2" office:value-type="string" calcext:value-type="string">
            <text:p>20190050</text:p>
          </table:table-cell>
          <table:table-cell/>
          <table:table-cell office:value-type="float" office:value="0.0520114686429" calcext:value-type="float">
            <text:p>0.05201146864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83.7045124006" calcext:value-type="float">
            <text:p>83.7045124006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533" calcext:value-type="float">
            <text:p>5533</text:p>
          </table:table-cell>
          <table:table-cell/>
          <table:table-cell office:value-type="float" office:value="1569" calcext:value-type="float">
            <text:p>1569</text:p>
          </table:table-cell>
          <table:table-cell table:style-name="ce2" office:value-type="string" calcext:value-type="string">
            <text:p>20190060</text:p>
          </table:table-cell>
          <table:table-cell/>
          <table:table-cell office:value-type="float" office:value="0.0537295112159" calcext:value-type="float">
            <text:p>0.05372951122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86.4694394371" calcext:value-type="float">
            <text:p>86.4694394371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534" calcext:value-type="float">
            <text:p>5534</text:p>
          </table:table-cell>
          <table:table-cell/>
          <table:table-cell office:value-type="float" office:value="9923" calcext:value-type="float">
            <text:p>9923</text:p>
          </table:table-cell>
          <table:table-cell table:style-name="ce2" office:value-type="string" calcext:value-type="string">
            <text:p>20190070</text:p>
          </table:table-cell>
          <table:table-cell/>
          <table:table-cell office:value-type="float" office:value="0.0914089441869" calcext:value-type="float">
            <text:p>0.09140894419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47.108730091" calcext:value-type="float">
            <text:p>147.108730091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535" calcext:value-type="float">
            <text:p>5535</text:p>
          </table:table-cell>
          <table:table-cell/>
          <table:table-cell office:value-type="float" office:value="6197" calcext:value-type="float">
            <text:p>6197</text:p>
          </table:table-cell>
          <table:table-cell table:style-name="ce2" office:value-type="string" calcext:value-type="string">
            <text:p>30190000</text:p>
          </table:table-cell>
          <table:table-cell/>
          <table:table-cell office:value-type="float" office:value="0.0777842617528" calcext:value-type="float">
            <text:p>0.07778426175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25.18188531" calcext:value-type="float">
            <text:p>125.181885310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536" calcext:value-type="float">
            <text:p>5536</text:p>
          </table:table-cell>
          <table:table-cell/>
          <table:table-cell office:value-type="float" office:value="7501" calcext:value-type="float">
            <text:p>7501</text:p>
          </table:table-cell>
          <table:table-cell table:style-name="ce2" office:value-type="string" calcext:value-type="string">
            <text:p>30190010</text:p>
          </table:table-cell>
          <table:table-cell/>
          <table:table-cell office:value-type="float" office:value="0.0746144727165" calcext:value-type="float">
            <text:p>0.07461447272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20.080594141" calcext:value-type="float">
            <text:p>120.080594141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537" calcext:value-type="float">
            <text:p>5537</text:p>
          </table:table-cell>
          <table:table-cell/>
          <table:table-cell office:value-type="float" office:value="3072" calcext:value-type="float">
            <text:p>3072</text:p>
          </table:table-cell>
          <table:table-cell table:style-name="ce2" office:value-type="string" calcext:value-type="string">
            <text:p>30190020</text:p>
          </table:table-cell>
          <table:table-cell/>
          <table:table-cell office:value-type="float" office:value="0.0509295810738" calcext:value-type="float">
            <text:p>0.05092958107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81.9633796504" calcext:value-type="float">
            <text:p>81.9633796504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538" calcext:value-type="float">
            <text:p>5538</text:p>
          </table:table-cell>
          <table:table-cell/>
          <table:table-cell office:value-type="float" office:value="3155" calcext:value-type="float">
            <text:p>3155</text:p>
          </table:table-cell>
          <table:table-cell table:style-name="ce2" office:value-type="string" calcext:value-type="string">
            <text:p>30190023</text:p>
          </table:table-cell>
          <table:table-cell/>
          <table:table-cell office:value-type="float" office:value="0.048691706473" calcext:value-type="float">
            <text:p>0.04869170647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78.3618623859" calcext:value-type="float">
            <text:p>78.3618623859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539" calcext:value-type="float">
            <text:p>5539</text:p>
          </table:table-cell>
          <table:table-cell/>
          <table:table-cell office:value-type="float" office:value="10678" calcext:value-type="float">
            <text:p>10678</text:p>
          </table:table-cell>
          <table:table-cell table:style-name="ce2" office:value-type="string" calcext:value-type="string">
            <text:p>30190027</text:p>
          </table:table-cell>
          <table:table-cell/>
          <table:table-cell office:value-type="float" office:value="0.0549800221914" calcext:value-type="float">
            <text:p>0.05498002219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88.4819457975" calcext:value-type="float">
            <text:p>88.4819457975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540" calcext:value-type="float">
            <text:p>5540</text:p>
          </table:table-cell>
          <table:table-cell/>
          <table:table-cell office:value-type="float" office:value="5765" calcext:value-type="float">
            <text:p>5765</text:p>
          </table:table-cell>
          <table:table-cell table:style-name="ce2" office:value-type="string" calcext:value-type="string">
            <text:p>30190030</text:p>
          </table:table-cell>
          <table:table-cell/>
          <table:table-cell office:value-type="float" office:value="0.0546271298815" calcext:value-type="float">
            <text:p>0.05462712988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87.9140195401" calcext:value-type="float">
            <text:p>87.9140195401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541" calcext:value-type="float">
            <text:p>5541</text:p>
          </table:table-cell>
          <table:table-cell/>
          <table:table-cell office:value-type="float" office:value="12273" calcext:value-type="float">
            <text:p>12273</text:p>
          </table:table-cell>
          <table:table-cell table:style-name="ce2" office:value-type="string" calcext:value-type="string">
            <text:p>30190035</text:p>
          </table:table-cell>
          <table:table-cell/>
          <table:table-cell office:value-type="float" office:value="0.0313055097433" calcext:value-type="float">
            <text:p>0.03130550974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50.3814350351" calcext:value-type="float">
            <text:p>50.3814350351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542" calcext:value-type="float">
            <text:p>5542</text:p>
          </table:table-cell>
          <table:table-cell/>
          <table:table-cell office:value-type="float" office:value="8657" calcext:value-type="float">
            <text:p>8657</text:p>
          </table:table-cell>
          <table:table-cell table:style-name="ce2" office:value-type="string" calcext:value-type="string">
            <text:p>30190040</text:p>
          </table:table-cell>
          <table:table-cell/>
          <table:table-cell office:value-type="float" office:value="0.0293663483287" calcext:value-type="float">
            <text:p>0.02936634833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47.2606510061" calcext:value-type="float">
            <text:p>47.2606510061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548" calcext:value-type="float">
            <text:p>5548</text:p>
          </table:table-cell>
          <table:table-cell/>
          <table:table-cell office:value-type="float" office:value="8592" calcext:value-type="float">
            <text:p>8592</text:p>
          </table:table-cell>
          <table:table-cell table:style-name="ce2" office:value-type="string" calcext:value-type="string">
            <text:p>43698000</text:p>
          </table:table-cell>
          <table:table-cell/>
          <table:table-cell office:value-type="float" office:value="0.0579657427394" calcext:value-type="float">
            <text:p>0.05796574274</text:p>
          </table:table-cell>
          <table:table-cell office:value-type="string" calcext:value-type="string">
            <text:p>Contraflow Bike Lane</text:p>
          </table:table-cell>
          <table:table-cell/>
          <table:table-cell office:value-type="float" office:value="93.2870068573" calcext:value-type="float">
            <text:p>93.2870068573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549" calcext:value-type="float">
            <text:p>5549</text:p>
          </table:table-cell>
          <table:table-cell/>
          <table:table-cell office:value-type="float" office:value="11991" calcext:value-type="float">
            <text:p>11991</text:p>
          </table:table-cell>
          <table:table-cell table:style-name="ce2" office:value-type="string" calcext:value-type="string">
            <text:p>43932000</text:p>
          </table:table-cell>
          <table:table-cell/>
          <table:table-cell office:value-type="float" office:value="0.271770350717" calcext:value-type="float">
            <text:p>0.27177035072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437.37285805" calcext:value-type="float">
            <text:p>437.372858050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550" calcext:value-type="float">
            <text:p>555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898886174467" calcext:value-type="float">
            <text:p>0.08988861745</text:p>
          </table:table-cell>
          <table:table-cell office:value-type="string" calcext:value-type="string">
            <text:p>Existing Bike Lane</text:p>
          </table:table-cell>
          <table:table-cell office:value-type="string" calcext:value-type="string">
            <text:p>New road not in street centerline file yet</text:p>
          </table:table-cell>
          <table:table-cell office:value-type="float" office:value="144.66199648" calcext:value-type="float">
            <text:p>144.661996480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551" calcext:value-type="float">
            <text:p>5551</text:p>
          </table:table-cell>
          <table:table-cell/>
          <table:table-cell office:value-type="float" office:value="7365" calcext:value-type="float">
            <text:p>7365</text:p>
          </table:table-cell>
          <table:table-cell table:style-name="ce2" office:value-type="string" calcext:value-type="string">
            <text:p>16740250</text:p>
          </table:table-cell>
          <table:table-cell/>
          <table:table-cell office:value-type="float" office:value="0.0772914924354" calcext:value-type="float">
            <text:p>0.07729149244</text:p>
          </table:table-cell>
          <table:table-cell office:value-type="string" calcext:value-type="string">
            <text:p>Contraflow Bike Lane</text:p>
          </table:table-cell>
          <table:table-cell/>
          <table:table-cell office:value-type="float" office:value="124.38884838" calcext:value-type="float">
            <text:p>124.388848380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5561" calcext:value-type="float">
            <text:p>5561</text:p>
          </table:table-cell>
          <table:table-cell/>
          <table:table-cell office:value-type="float" office:value="10030" calcext:value-type="float">
            <text:p>10030</text:p>
          </table:table-cell>
          <table:table-cell table:style-name="ce2" office:value-type="string" calcext:value-type="string">
            <text:p>10390443</text:p>
          </table:table-cell>
          <table:table-cell/>
          <table:table-cell office:value-type="float" office:value="0.0559056313455" calcext:value-type="float">
            <text:p>0.05590563135</text:p>
          </table:table-cell>
          <table:table-cell office:value-type="string" calcext:value-type="string">
            <text:p>Contraflow Bike Lane</text:p>
          </table:table-cell>
          <table:table-cell/>
          <table:table-cell office:value-type="float" office:value="89.9715723153" calcext:value-type="float">
            <text:p>89.9715723153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562" calcext:value-type="float">
            <text:p>5562</text:p>
          </table:table-cell>
          <table:table-cell/>
          <table:table-cell office:value-type="float" office:value="12877" calcext:value-type="float">
            <text:p>12877</text:p>
          </table:table-cell>
          <table:table-cell table:style-name="ce2" office:value-type="string" calcext:value-type="string">
            <text:p>10390440</text:p>
          </table:table-cell>
          <table:table-cell/>
          <table:table-cell office:value-type="float" office:value="0.0558613700621" calcext:value-type="float">
            <text:p>0.05586137006</text:p>
          </table:table-cell>
          <table:table-cell office:value-type="string" calcext:value-type="string">
            <text:p>Contraflow Bike Lane</text:p>
          </table:table-cell>
          <table:table-cell/>
          <table:table-cell office:value-type="float" office:value="89.9003405418" calcext:value-type="float">
            <text:p>89.9003405418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564" calcext:value-type="float">
            <text:p>5564</text:p>
          </table:table-cell>
          <table:table-cell/>
          <table:table-cell office:value-type="float" office:value="4983" calcext:value-type="float">
            <text:p>4983</text:p>
          </table:table-cell>
          <table:table-cell table:style-name="ce2" office:value-type="string" calcext:value-type="string">
            <text:p>10390435</text:p>
          </table:table-cell>
          <table:table-cell/>
          <table:table-cell office:value-type="float" office:value="0.0516547352991" calcext:value-type="float">
            <text:p>0.05165473530</text:p>
          </table:table-cell>
          <table:table-cell office:value-type="string" calcext:value-type="string">
            <text:p>Contraflow Bike Lane</text:p>
          </table:table-cell>
          <table:table-cell/>
          <table:table-cell office:value-type="float" office:value="83.130404586" calcext:value-type="float">
            <text:p>83.130404586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565" calcext:value-type="float">
            <text:p>5565</text:p>
          </table:table-cell>
          <table:table-cell/>
          <table:table-cell office:value-type="float" office:value="9567" calcext:value-type="float">
            <text:p>9567</text:p>
          </table:table-cell>
          <table:table-cell table:style-name="ce2" office:value-type="string" calcext:value-type="string">
            <text:p>10390430</text:p>
          </table:table-cell>
          <table:table-cell/>
          <table:table-cell office:value-type="float" office:value="0.0517936121499" calcext:value-type="float">
            <text:p>0.05179361215</text:p>
          </table:table-cell>
          <table:table-cell office:value-type="string" calcext:value-type="string">
            <text:p>Contraflow Bike Lane</text:p>
          </table:table-cell>
          <table:table-cell/>
          <table:table-cell office:value-type="float" office:value="83.3539056596" calcext:value-type="float">
            <text:p>83.3539056596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568" calcext:value-type="float">
            <text:p>5568</text:p>
          </table:table-cell>
          <table:table-cell/>
          <table:table-cell office:value-type="float" office:value="3431" calcext:value-type="float">
            <text:p>3431</text:p>
          </table:table-cell>
          <table:table-cell table:style-name="ce2" office:value-type="string" calcext:value-type="string">
            <text:p>10390425</text:p>
          </table:table-cell>
          <table:table-cell/>
          <table:table-cell office:value-type="float" office:value="0.0557371449527" calcext:value-type="float">
            <text:p>0.05573714495</text:p>
          </table:table-cell>
          <table:table-cell office:value-type="string" calcext:value-type="string">
            <text:p>Contraflow Bike Lane</text:p>
          </table:table-cell>
          <table:table-cell/>
          <table:table-cell office:value-type="float" office:value="89.7004192075" calcext:value-type="float">
            <text:p>89.7004192075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569" calcext:value-type="float">
            <text:p>5569</text:p>
          </table:table-cell>
          <table:table-cell/>
          <table:table-cell office:value-type="float" office:value="393" calcext:value-type="float">
            <text:p>393</text:p>
          </table:table-cell>
          <table:table-cell table:style-name="ce2" office:value-type="string" calcext:value-type="string">
            <text:p>10390420</text:p>
          </table:table-cell>
          <table:table-cell/>
          <table:table-cell office:value-type="float" office:value="0.0559117867754" calcext:value-type="float">
            <text:p>0.05591178678</text:p>
          </table:table-cell>
          <table:table-cell office:value-type="string" calcext:value-type="string">
            <text:p>Contraflow Bike Lane</text:p>
          </table:table-cell>
          <table:table-cell/>
          <table:table-cell office:value-type="float" office:value="89.9814785392" calcext:value-type="float">
            <text:p>89.9814785392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570" calcext:value-type="float">
            <text:p>5570</text:p>
          </table:table-cell>
          <table:table-cell/>
          <table:table-cell office:value-type="float" office:value="6196" calcext:value-type="float">
            <text:p>6196</text:p>
          </table:table-cell>
          <table:table-cell table:style-name="ce2" office:value-type="string" calcext:value-type="string">
            <text:p>10440520</text:p>
          </table:table-cell>
          <table:table-cell/>
          <table:table-cell office:value-type="float" office:value="0.136713049824" calcext:value-type="float">
            <text:p>0.13671304982</text:p>
          </table:table-cell>
          <table:table-cell office:value-type="string" calcext:value-type="string">
            <text:p>Climbing Lane</text:p>
          </table:table-cell>
          <table:table-cell/>
          <table:table-cell office:value-type="float" office:value="220.018766493" calcext:value-type="float">
            <text:p>220.01876649300</text:p>
          </table:table-cell>
          <table:table-cell office:value-type="float" office:value="2015" calcext:value-type="float">
            <text:p>2015</text:p>
          </table:table-cell>
          <table:table-cell table:number-columns-repeated="4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575" calcext:value-type="float">
            <text:p>5575</text:p>
          </table:table-cell>
          <table:table-cell/>
          <table:table-cell office:value-type="float" office:value="3755" calcext:value-type="float">
            <text:p>3755</text:p>
          </table:table-cell>
          <table:table-cell table:style-name="ce2" office:value-type="string" calcext:value-type="string">
            <text:p>16318135</text:p>
          </table:table-cell>
          <table:table-cell/>
          <table:table-cell office:value-type="float" office:value="0.0502387072659" calcext:value-type="float">
            <text:p>0.05023870727</text:p>
          </table:table-cell>
          <table:table-cell office:value-type="string" calcext:value-type="string">
            <text:p>Contraflow Bike Lane</text:p>
          </table:table-cell>
          <table:table-cell/>
          <table:table-cell office:value-type="float" office:value="80.8515238092" calcext:value-type="float">
            <text:p>80.8515238092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576" calcext:value-type="float">
            <text:p>5576</text:p>
          </table:table-cell>
          <table:table-cell/>
          <table:table-cell office:value-type="float" office:value="12756" calcext:value-type="float">
            <text:p>12756</text:p>
          </table:table-cell>
          <table:table-cell table:style-name="ce2" office:value-type="string" calcext:value-type="string">
            <text:p>16318140</text:p>
          </table:table-cell>
          <table:table-cell/>
          <table:table-cell office:value-type="float" office:value="0.14095616108" calcext:value-type="float">
            <text:p>0.14095616108</text:p>
          </table:table-cell>
          <table:table-cell office:value-type="string" calcext:value-type="string">
            <text:p>Contraflow Bike Lane</text:p>
          </table:table-cell>
          <table:table-cell/>
          <table:table-cell office:value-type="float" office:value="226.847405791" calcext:value-type="float">
            <text:p>226.847405791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578" calcext:value-type="float">
            <text:p>5578</text:p>
          </table:table-cell>
          <table:table-cell/>
          <table:table-cell office:value-type="float" office:value="8278" calcext:value-type="float">
            <text:p>8278</text:p>
          </table:table-cell>
          <table:table-cell table:style-name="ce2" office:value-type="string" calcext:value-type="string">
            <text:p>30110000</text:p>
          </table:table-cell>
          <table:table-cell/>
          <table:table-cell office:value-type="float" office:value="0.039947315076" calcext:value-type="float">
            <text:p>0.03994731508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64.2891004119" calcext:value-type="float">
            <text:p>64.2891004119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579" calcext:value-type="float">
            <text:p>5579</text:p>
          </table:table-cell>
          <table:table-cell/>
          <table:table-cell office:value-type="float" office:value="4441" calcext:value-type="float">
            <text:p>4441</text:p>
          </table:table-cell>
          <table:table-cell table:style-name="ce2" office:value-type="string" calcext:value-type="string">
            <text:p>20110000</text:p>
          </table:table-cell>
          <table:table-cell/>
          <table:table-cell office:value-type="float" office:value="0.0387424437133" calcext:value-type="float">
            <text:p>0.03874244371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62.3500440355" calcext:value-type="float">
            <text:p>62.3500440355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580" calcext:value-type="float">
            <text:p>5580</text:p>
          </table:table-cell>
          <table:table-cell/>
          <table:table-cell office:value-type="float" office:value="10107" calcext:value-type="float">
            <text:p>10107</text:p>
          </table:table-cell>
          <table:table-cell table:style-name="ce2" office:value-type="string" calcext:value-type="string">
            <text:p>20130000</text:p>
          </table:table-cell>
          <table:table-cell/>
          <table:table-cell office:value-type="float" office:value="0.0399931673992" calcext:value-type="float">
            <text:p>0.03999316740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64.3628927206" calcext:value-type="float">
            <text:p>64.3628927206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581" calcext:value-type="float">
            <text:p>5581</text:p>
          </table:table-cell>
          <table:table-cell/>
          <table:table-cell office:value-type="float" office:value="7228" calcext:value-type="float">
            <text:p>7228</text:p>
          </table:table-cell>
          <table:table-cell table:style-name="ce2" office:value-type="string" calcext:value-type="string">
            <text:p>30130000</text:p>
          </table:table-cell>
          <table:table-cell/>
          <table:table-cell office:value-type="float" office:value="0.0380963127759" calcext:value-type="float">
            <text:p>0.03809631278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61.3101950084" calcext:value-type="float">
            <text:p>61.3101950084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583" calcext:value-type="float">
            <text:p>5583</text:p>
          </table:table-cell>
          <table:table-cell/>
          <table:table-cell office:value-type="float" office:value="12335" calcext:value-type="float">
            <text:p>12335</text:p>
          </table:table-cell>
          <table:table-cell table:style-name="ce2" office:value-type="string" calcext:value-type="string">
            <text:p>20110010</text:p>
          </table:table-cell>
          <table:table-cell/>
          <table:table-cell office:value-type="float" office:value="0.11332000243" calcext:value-type="float">
            <text:p>0.11332000243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82.371230733" calcext:value-type="float">
            <text:p>182.371230733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584" calcext:value-type="float">
            <text:p>5584</text:p>
          </table:table-cell>
          <table:table-cell/>
          <table:table-cell office:value-type="float" office:value="12270" calcext:value-type="float">
            <text:p>12270</text:p>
          </table:table-cell>
          <table:table-cell table:style-name="ce2" office:value-type="string" calcext:value-type="string">
            <text:p>18697250</text:p>
          </table:table-cell>
          <table:table-cell/>
          <table:table-cell office:value-type="float" office:value="0.0823561983071" calcext:value-type="float">
            <text:p>0.08235619831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32.539718688" calcext:value-type="float">
            <text:p>132.53971868800</text:p>
          </table:table-cell>
          <table:table-cell office:value-type="float" office:value="2015" calcext:value-type="float">
            <text:p>2015</text:p>
          </table:table-cell>
          <table:table-cell table:number-columns-repeated="4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585" calcext:value-type="float">
            <text:p>5585</text:p>
          </table:table-cell>
          <table:table-cell/>
          <table:table-cell office:value-type="float" office:value="5289" calcext:value-type="float">
            <text:p>5289</text:p>
          </table:table-cell>
          <table:table-cell table:style-name="ce2" office:value-type="string" calcext:value-type="string">
            <text:p>18697240</text:p>
          </table:table-cell>
          <table:table-cell/>
          <table:table-cell office:value-type="float" office:value="0.0517468625001" calcext:value-type="float">
            <text:p>0.05174686250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83.2786692407" calcext:value-type="float">
            <text:p>83.27866924070</text:p>
          </table:table-cell>
          <table:table-cell office:value-type="float" office:value="2015" calcext:value-type="float">
            <text:p>2015</text:p>
          </table:table-cell>
          <table:table-cell table:number-columns-repeated="4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586" calcext:value-type="float">
            <text:p>5586</text:p>
          </table:table-cell>
          <table:table-cell/>
          <table:table-cell office:value-type="float" office:value="9946" calcext:value-type="float">
            <text:p>9946</text:p>
          </table:table-cell>
          <table:table-cell table:style-name="ce2" office:value-type="string" calcext:value-type="string">
            <text:p>18697230</text:p>
          </table:table-cell>
          <table:table-cell/>
          <table:table-cell office:value-type="float" office:value="0.087848988076" calcext:value-type="float">
            <text:p>0.08784898808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41.379524625" calcext:value-type="float">
            <text:p>141.37952462500</text:p>
          </table:table-cell>
          <table:table-cell office:value-type="float" office:value="2015" calcext:value-type="float">
            <text:p>2015</text:p>
          </table:table-cell>
          <table:table-cell table:number-columns-repeated="4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587" calcext:value-type="float">
            <text:p>5587</text:p>
          </table:table-cell>
          <table:table-cell/>
          <table:table-cell office:value-type="float" office:value="15395" calcext:value-type="float">
            <text:p>15395</text:p>
          </table:table-cell>
          <table:table-cell table:style-name="ce2" office:value-type="string" calcext:value-type="string">
            <text:p>18697220</text:p>
          </table:table-cell>
          <table:table-cell/>
          <table:table-cell office:value-type="float" office:value="0.063957131344" calcext:value-type="float">
            <text:p>0.06395713134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02.929231444" calcext:value-type="float">
            <text:p>102.92923144400</text:p>
          </table:table-cell>
          <table:table-cell office:value-type="float" office:value="2015" calcext:value-type="float">
            <text:p>2015</text:p>
          </table:table-cell>
          <table:table-cell table:number-columns-repeated="4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588" calcext:value-type="float">
            <text:p>5588</text:p>
          </table:table-cell>
          <table:table-cell/>
          <table:table-cell office:value-type="float" office:value="15395" calcext:value-type="float">
            <text:p>15395</text:p>
          </table:table-cell>
          <table:table-cell table:style-name="ce2" office:value-type="string" calcext:value-type="string">
            <text:p>18697220</text:p>
          </table:table-cell>
          <table:table-cell/>
          <table:table-cell office:value-type="float" office:value="0.021970975982" calcext:value-type="float">
            <text:p>0.02197097598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35.3589290887" calcext:value-type="float">
            <text:p>35.35892908870</text:p>
          </table:table-cell>
          <table:table-cell office:value-type="float" office:value="2015" calcext:value-type="float">
            <text:p>2015</text:p>
          </table:table-cell>
          <table:table-cell table:number-columns-repeated="4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590" calcext:value-type="float">
            <text:p>5590</text:p>
          </table:table-cell>
          <table:table-cell/>
          <table:table-cell office:value-type="float" office:value="15422" calcext:value-type="float">
            <text:p>15422</text:p>
          </table:table-cell>
          <table:table-cell table:style-name="ce2" office:value-type="string" calcext:value-type="string">
            <text:p>10370220</text:p>
          </table:table-cell>
          <table:table-cell/>
          <table:table-cell office:value-type="float" office:value="0.0234324823951" calcext:value-type="float">
            <text:p>0.02343248240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37.7110003696" calcext:value-type="float">
            <text:p>37.71100036960</text:p>
          </table:table-cell>
          <table:table-cell office:value-type="float" office:value="2015" calcext:value-type="float">
            <text:p>2015</text:p>
          </table:table-cell>
          <table:table-cell table:number-columns-repeated="4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591" calcext:value-type="float">
            <text:p>5591</text:p>
          </table:table-cell>
          <table:table-cell/>
          <table:table-cell office:value-type="float" office:value="15422" calcext:value-type="float">
            <text:p>15422</text:p>
          </table:table-cell>
          <table:table-cell table:style-name="ce2" office:value-type="string" calcext:value-type="string">
            <text:p>10370220</text:p>
          </table:table-cell>
          <table:table-cell/>
          <table:table-cell office:value-type="float" office:value="0.0336948698023" calcext:value-type="float">
            <text:p>0.03369486980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54.2267450007" calcext:value-type="float">
            <text:p>54.22674500070</text:p>
          </table:table-cell>
          <table:table-cell office:value-type="float" office:value="2015" calcext:value-type="float">
            <text:p>2015</text:p>
          </table:table-cell>
          <table:table-cell table:number-columns-repeated="4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592" calcext:value-type="float">
            <text:p>5592</text:p>
          </table:table-cell>
          <table:table-cell/>
          <table:table-cell office:value-type="float" office:value="7135" calcext:value-type="float">
            <text:p>7135</text:p>
          </table:table-cell>
          <table:table-cell table:style-name="ce2" office:value-type="string" calcext:value-type="string">
            <text:p>10370210</text:p>
          </table:table-cell>
          <table:table-cell/>
          <table:table-cell office:value-type="float" office:value="0.0406119891601" calcext:value-type="float">
            <text:p>0.04061198916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65.3587918005" calcext:value-type="float">
            <text:p>65.35879180050</text:p>
          </table:table-cell>
          <table:table-cell office:value-type="float" office:value="2015" calcext:value-type="float">
            <text:p>2015</text:p>
          </table:table-cell>
          <table:table-cell table:number-columns-repeated="4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594" calcext:value-type="float">
            <text:p>5594</text:p>
          </table:table-cell>
          <table:table-cell/>
          <table:table-cell office:value-type="float" office:value="5083" calcext:value-type="float">
            <text:p>5083</text:p>
          </table:table-cell>
          <table:table-cell table:style-name="ce2" office:value-type="string" calcext:value-type="string">
            <text:p>10370200</text:p>
          </table:table-cell>
          <table:table-cell/>
          <table:table-cell office:value-type="float" office:value="0.0797709297726" calcext:value-type="float">
            <text:p>0.07977092977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28.379123962" calcext:value-type="float">
            <text:p>128.37912396200</text:p>
          </table:table-cell>
          <table:table-cell office:value-type="float" office:value="2015" calcext:value-type="float">
            <text:p>2015</text:p>
          </table:table-cell>
          <table:table-cell table:number-columns-repeated="4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596" calcext:value-type="float">
            <text:p>5596</text:p>
          </table:table-cell>
          <table:table-cell/>
          <table:table-cell office:value-type="float" office:value="10641" calcext:value-type="float">
            <text:p>10641</text:p>
          </table:table-cell>
          <table:table-cell table:style-name="ce2" office:value-type="string" calcext:value-type="string">
            <text:p>10370195</text:p>
          </table:table-cell>
          <table:table-cell/>
          <table:table-cell office:value-type="float" office:value="0.0325852830242" calcext:value-type="float">
            <text:p>0.03258528302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52.4410346054" calcext:value-type="float">
            <text:p>52.44103460540</text:p>
          </table:table-cell>
          <table:table-cell office:value-type="float" office:value="2015" calcext:value-type="float">
            <text:p>2015</text:p>
          </table:table-cell>
          <table:table-cell table:number-columns-repeated="4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597" calcext:value-type="float">
            <text:p>5597</text:p>
          </table:table-cell>
          <table:table-cell/>
          <table:table-cell office:value-type="float" office:value="2208" calcext:value-type="float">
            <text:p>2208</text:p>
          </table:table-cell>
          <table:table-cell table:style-name="ce2" office:value-type="string" calcext:value-type="string">
            <text:p>10370190</text:p>
          </table:table-cell>
          <table:table-cell/>
          <table:table-cell office:value-type="float" office:value="0.0783455969948" calcext:value-type="float">
            <text:p>0.07834559699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26.085268621" calcext:value-type="float">
            <text:p>126.08526862100</text:p>
          </table:table-cell>
          <table:table-cell office:value-type="float" office:value="2015" calcext:value-type="float">
            <text:p>2015</text:p>
          </table:table-cell>
          <table:table-cell table:number-columns-repeated="4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598" calcext:value-type="float">
            <text:p>5598</text:p>
          </table:table-cell>
          <table:table-cell/>
          <table:table-cell office:value-type="float" office:value="9572" calcext:value-type="float">
            <text:p>9572</text:p>
          </table:table-cell>
          <table:table-cell table:style-name="ce2" office:value-type="string" calcext:value-type="string">
            <text:p>10370180</text:p>
          </table:table-cell>
          <table:table-cell/>
          <table:table-cell office:value-type="float" office:value="0.0622472806086" calcext:value-type="float">
            <text:p>0.06224728061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00.177487919" calcext:value-type="float">
            <text:p>100.17748791900</text:p>
          </table:table-cell>
          <table:table-cell office:value-type="float" office:value="2015" calcext:value-type="float">
            <text:p>2015</text:p>
          </table:table-cell>
          <table:table-cell table:number-columns-repeated="4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599" calcext:value-type="float">
            <text:p>5599</text:p>
          </table:table-cell>
          <table:table-cell/>
          <table:table-cell office:value-type="float" office:value="7888" calcext:value-type="float">
            <text:p>7888</text:p>
          </table:table-cell>
          <table:table-cell table:style-name="ce2" office:value-type="string" calcext:value-type="string">
            <text:p>10370170</text:p>
          </table:table-cell>
          <table:table-cell/>
          <table:table-cell office:value-type="float" office:value="0.0626294857077" calcext:value-type="float">
            <text:p>0.06262948571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00.792588632" calcext:value-type="float">
            <text:p>100.79258863200</text:p>
          </table:table-cell>
          <table:table-cell office:value-type="float" office:value="2015" calcext:value-type="float">
            <text:p>2015</text:p>
          </table:table-cell>
          <table:table-cell table:number-columns-repeated="4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/>
          <table:table-cell office:value-type="float" office:value="10731" calcext:value-type="float">
            <text:p>10731</text:p>
          </table:table-cell>
          <table:table-cell table:style-name="ce2" office:value-type="string" calcext:value-type="string">
            <text:p>10370160</text:p>
          </table:table-cell>
          <table:table-cell/>
          <table:table-cell office:value-type="float" office:value="0.0676560428996" calcext:value-type="float">
            <text:p>0.06765604290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08.882064468" calcext:value-type="float">
            <text:p>108.88206446800</text:p>
          </table:table-cell>
          <table:table-cell office:value-type="float" office:value="2015" calcext:value-type="float">
            <text:p>2015</text:p>
          </table:table-cell>
          <table:table-cell table:number-columns-repeated="4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601" calcext:value-type="float">
            <text:p>5601</text:p>
          </table:table-cell>
          <table:table-cell/>
          <table:table-cell office:value-type="float" office:value="10889" calcext:value-type="float">
            <text:p>10889</text:p>
          </table:table-cell>
          <table:table-cell table:style-name="ce2" office:value-type="string" calcext:value-type="string">
            <text:p>23854000</text:p>
          </table:table-cell>
          <table:table-cell/>
          <table:table-cell office:value-type="float" office:value="0.114650760477" calcext:value-type="float">
            <text:p>0.11465076048</text:p>
          </table:table-cell>
          <table:table-cell office:value-type="string" calcext:value-type="string">
            <text:p>Contraflow Bike Lane</text:p>
          </table:table-cell>
          <table:table-cell/>
          <table:table-cell office:value-type="float" office:value="184.512882494" calcext:value-type="float">
            <text:p>184.51288249400</text:p>
          </table:table-cell>
          <table:table-cell office:value-type="float" office:value="2015" calcext:value-type="float">
            <text:p>2015</text:p>
          </table:table-cell>
          <table:table-cell table:number-columns-repeated="4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602" calcext:value-type="float">
            <text:p>5602</text:p>
          </table:table-cell>
          <table:table-cell/>
          <table:table-cell office:value-type="float" office:value="14634" calcext:value-type="float">
            <text:p>14634</text:p>
          </table:table-cell>
          <table:table-cell table:style-name="ce2" office:value-type="string" calcext:value-type="string">
            <text:p>20490060</text:p>
          </table:table-cell>
          <table:table-cell/>
          <table:table-cell office:value-type="float" office:value="0.176145057467" calcext:value-type="float">
            <text:p>0.17614505747</text:p>
          </table:table-cell>
          <table:table-cell office:value-type="string" calcext:value-type="string">
            <text:p>Climbing Lane</text:p>
          </table:table-cell>
          <table:table-cell/>
          <table:table-cell office:value-type="float" office:value="283.478558321" calcext:value-type="float">
            <text:p>283.478558321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620" calcext:value-type="float">
            <text:p>5620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27468260</text:p>
          </table:table-cell>
          <table:table-cell/>
          <table:table-cell office:value-type="float" office:value="0.17886221384" calcext:value-type="float">
            <text:p>0.17886221384</text:p>
          </table:table-cell>
          <table:table-cell office:value-type="string" calcext:value-type="string">
            <text:p>Climbing Lane</text:p>
          </table:table-cell>
          <table:table-cell/>
          <table:table-cell office:value-type="float" office:value="287.851406373" calcext:value-type="float">
            <text:p>287.851406373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621" calcext:value-type="float">
            <text:p>5621</text:p>
          </table:table-cell>
          <table:table-cell/>
          <table:table-cell office:value-type="float" office:value="889" calcext:value-type="float">
            <text:p>889</text:p>
          </table:table-cell>
          <table:table-cell table:style-name="ce2" office:value-type="string" calcext:value-type="string">
            <text:p>27468250</text:p>
          </table:table-cell>
          <table:table-cell/>
          <table:table-cell office:value-type="float" office:value="0.0549738637743" calcext:value-type="float">
            <text:p>0.05497386377</text:p>
          </table:table-cell>
          <table:table-cell office:value-type="string" calcext:value-type="string">
            <text:p>Climbing Lane</text:p>
          </table:table-cell>
          <table:table-cell/>
          <table:table-cell office:value-type="float" office:value="88.472034766" calcext:value-type="float">
            <text:p>88.472034766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622" calcext:value-type="float">
            <text:p>5622</text:p>
          </table:table-cell>
          <table:table-cell/>
          <table:table-cell office:value-type="float" office:value="1287" calcext:value-type="float">
            <text:p>1287</text:p>
          </table:table-cell>
          <table:table-cell table:style-name="ce2" office:value-type="string" calcext:value-type="string">
            <text:p>27468245</text:p>
          </table:table-cell>
          <table:table-cell/>
          <table:table-cell office:value-type="float" office:value="0.0468365008011" calcext:value-type="float">
            <text:p>0.04683650080</text:p>
          </table:table-cell>
          <table:table-cell office:value-type="string" calcext:value-type="string">
            <text:p>Climbing Lane</text:p>
          </table:table-cell>
          <table:table-cell/>
          <table:table-cell office:value-type="float" office:value="79.6887424877" calcext:value-type="float">
            <text:p>79.6887424877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623" calcext:value-type="float">
            <text:p>5623</text:p>
          </table:table-cell>
          <table:table-cell/>
          <table:table-cell office:value-type="float" office:value="10655" calcext:value-type="float">
            <text:p>10655</text:p>
          </table:table-cell>
          <table:table-cell table:style-name="ce2" office:value-type="string" calcext:value-type="string">
            <text:p>21898240</text:p>
          </table:table-cell>
          <table:table-cell/>
          <table:table-cell office:value-type="float" office:value="0.0205109135826" calcext:value-type="float">
            <text:p>0.02051091358</text:p>
          </table:table-cell>
          <table:table-cell office:value-type="string" calcext:value-type="string">
            <text:p>Climbing Lane</text:p>
          </table:table-cell>
          <table:table-cell/>
          <table:table-cell office:value-type="float" office:value="33.009181727" calcext:value-type="float">
            <text:p>33.009181727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624" calcext:value-type="float">
            <text:p>5624</text:p>
          </table:table-cell>
          <table:table-cell/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40020160</text:p>
          </table:table-cell>
          <table:table-cell/>
          <table:table-cell office:value-type="float" office:value="0.0875215831488" calcext:value-type="float">
            <text:p>0.08752158315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140.852616416" calcext:value-type="float">
            <text:p>140.8526164160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625" calcext:value-type="float">
            <text:p>5625</text:p>
          </table:table-cell>
          <table:table-cell/>
          <table:table-cell office:value-type="float" office:value="5417" calcext:value-type="float">
            <text:p>5417</text:p>
          </table:table-cell>
          <table:table-cell table:style-name="ce2" office:value-type="string" calcext:value-type="string">
            <text:p>40020170</text:p>
          </table:table-cell>
          <table:table-cell/>
          <table:table-cell office:value-type="float" office:value="0.0856434526781" calcext:value-type="float">
            <text:p>0.08564345268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137.830052367" calcext:value-type="float">
            <text:p>137.8300523670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686" calcext:value-type="float">
            <text:p>5686</text:p>
          </table:table-cell>
          <table:table-cell/>
          <table:table-cell office:value-type="float" office:value="9101" calcext:value-type="float">
            <text:p>9101</text:p>
          </table:table-cell>
          <table:table-cell table:style-name="ce2" office:value-type="string" calcext:value-type="string">
            <text:p>33133010</text:p>
          </table:table-cell>
          <table:table-cell/>
          <table:table-cell office:value-type="float" office:value="0.0620111485324" calcext:value-type="float">
            <text:p>0.06201114853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99.7974694187" calcext:value-type="float">
            <text:p>99.79746941870</text:p>
          </table:table-cell>
          <table:table-cell office:value-type="float" office:value="2016" calcext:value-type="float">
            <text:p>2016</text:p>
          </table:table-cell>
          <table:table-cell table:number-columns-repeated="4"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967" calcext:value-type="float">
            <text:p>5967</text:p>
          </table:table-cell>
          <table:table-cell/>
          <table:table-cell office:value-type="float" office:value="5608" calcext:value-type="float">
            <text:p>5608</text:p>
          </table:table-cell>
          <table:table-cell table:style-name="ce2" office:value-type="string" calcext:value-type="string">
            <text:p>38989020</text:p>
          </table:table-cell>
          <table:table-cell/>
          <table:table-cell office:value-type="float" office:value="0.0811016738473" calcext:value-type="float">
            <text:p>0.08110167385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130.520753238" calcext:value-type="float">
            <text:p>130.5207532380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968" calcext:value-type="float">
            <text:p>5968</text:p>
          </table:table-cell>
          <table:table-cell/>
          <table:table-cell office:value-type="float" office:value="3100" calcext:value-type="float">
            <text:p>3100</text:p>
          </table:table-cell>
          <table:table-cell table:style-name="ce2" office:value-type="string" calcext:value-type="string">
            <text:p>38989030</text:p>
          </table:table-cell>
          <table:table-cell/>
          <table:table-cell office:value-type="float" office:value="0.0246665073431" calcext:value-type="float">
            <text:p>0.02466650734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39.6969749875" calcext:value-type="float">
            <text:p>39.6969749875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626" calcext:value-type="float">
            <text:p>5626</text:p>
          </table:table-cell>
          <table:table-cell/>
          <table:table-cell office:value-type="float" office:value="10590" calcext:value-type="float">
            <text:p>10590</text:p>
          </table:table-cell>
          <table:table-cell table:style-name="ce2" office:value-type="string" calcext:value-type="string">
            <text:p>40020180</text:p>
          </table:table-cell>
          <table:table-cell/>
          <table:table-cell office:value-type="float" office:value="0.066244508913" calcext:value-type="float">
            <text:p>0.06624450891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106.610416173" calcext:value-type="float">
            <text:p>106.6104161730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627" calcext:value-type="float">
            <text:p>5627</text:p>
          </table:table-cell>
          <table:table-cell/>
          <table:table-cell office:value-type="float" office:value="5124" calcext:value-type="float">
            <text:p>5124</text:p>
          </table:table-cell>
          <table:table-cell table:style-name="ce2" office:value-type="string" calcext:value-type="string">
            <text:p>40020190</text:p>
          </table:table-cell>
          <table:table-cell/>
          <table:table-cell office:value-type="float" office:value="0.182912639189" calcext:value-type="float">
            <text:p>0.18291263919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294.369947143" calcext:value-type="float">
            <text:p>294.3699471430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628" calcext:value-type="float">
            <text:p>5628</text:p>
          </table:table-cell>
          <table:table-cell/>
          <table:table-cell office:value-type="float" office:value="4689" calcext:value-type="float">
            <text:p>4689</text:p>
          </table:table-cell>
          <table:table-cell table:style-name="ce2" office:value-type="string" calcext:value-type="string">
            <text:p>24329380</text:p>
          </table:table-cell>
          <table:table-cell/>
          <table:table-cell office:value-type="float" office:value="0.0511038380243" calcext:value-type="float">
            <text:p>0.05110383802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82.243819589" calcext:value-type="float">
            <text:p>82.2438195890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687" calcext:value-type="float">
            <text:p>5687</text:p>
          </table:table-cell>
          <table:table-cell/>
          <table:table-cell office:value-type="float" office:value="11072" calcext:value-type="float">
            <text:p>11072</text:p>
          </table:table-cell>
          <table:table-cell table:style-name="ce2" office:value-type="string" calcext:value-type="string">
            <text:p>33133020</text:p>
          </table:table-cell>
          <table:table-cell/>
          <table:table-cell office:value-type="float" office:value="0.0238645388726" calcext:value-type="float">
            <text:p>0.02386453887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38.40632926" calcext:value-type="float">
            <text:p>38.40632926000</text:p>
          </table:table-cell>
          <table:table-cell office:value-type="float" office:value="2016" calcext:value-type="float">
            <text:p>2016</text:p>
          </table:table-cell>
          <table:table-cell table:number-columns-repeated="4"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688" calcext:value-type="float">
            <text:p>5688</text:p>
          </table:table-cell>
          <table:table-cell/>
          <table:table-cell office:value-type="float" office:value="11072" calcext:value-type="float">
            <text:p>11072</text:p>
          </table:table-cell>
          <table:table-cell table:style-name="ce2" office:value-type="string" calcext:value-type="string">
            <text:p>33133020</text:p>
          </table:table-cell>
          <table:table-cell/>
          <table:table-cell office:value-type="float" office:value="0.029293724137" calcext:value-type="float">
            <text:p>0.02929372414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47.143773465" calcext:value-type="float">
            <text:p>47.14377346500</text:p>
          </table:table-cell>
          <table:table-cell office:value-type="float" office:value="2016" calcext:value-type="float">
            <text:p>2016</text:p>
          </table:table-cell>
          <table:table-cell table:number-columns-repeated="4"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689" calcext:value-type="float">
            <text:p>5689</text:p>
          </table:table-cell>
          <table:table-cell/>
          <table:table-cell office:value-type="float" office:value="11072" calcext:value-type="float">
            <text:p>11072</text:p>
          </table:table-cell>
          <table:table-cell table:style-name="ce2" office:value-type="string" calcext:value-type="string">
            <text:p>33133020</text:p>
          </table:table-cell>
          <table:table-cell/>
          <table:table-cell office:value-type="float" office:value="0.0266567421545" calcext:value-type="float">
            <text:p>0.02665674215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42.8999538459" calcext:value-type="float">
            <text:p>42.89995384590</text:p>
          </table:table-cell>
          <table:table-cell office:value-type="float" office:value="2016" calcext:value-type="float">
            <text:p>2016</text:p>
          </table:table-cell>
          <table:table-cell table:number-columns-repeated="4"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693" calcext:value-type="float">
            <text:p>5693</text:p>
          </table:table-cell>
          <table:table-cell/>
          <table:table-cell office:value-type="float" office:value="8628" calcext:value-type="float">
            <text:p>8628</text:p>
          </table:table-cell>
          <table:table-cell table:style-name="ce2" office:value-type="string" calcext:value-type="string">
            <text:p>33133030</text:p>
          </table:table-cell>
          <table:table-cell/>
          <table:table-cell office:value-type="float" office:value="0.0369726887326" calcext:value-type="float">
            <text:p>0.03697268873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59.5018937795" calcext:value-type="float">
            <text:p>59.50189377950</text:p>
          </table:table-cell>
          <table:table-cell office:value-type="float" office:value="2016" calcext:value-type="float">
            <text:p>2016</text:p>
          </table:table-cell>
          <table:table-cell table:number-columns-repeated="4"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694" calcext:value-type="float">
            <text:p>5694</text:p>
          </table:table-cell>
          <table:table-cell/>
          <table:table-cell office:value-type="float" office:value="8628" calcext:value-type="float">
            <text:p>8628</text:p>
          </table:table-cell>
          <table:table-cell table:style-name="ce2" office:value-type="string" calcext:value-type="string">
            <text:p>33133030</text:p>
          </table:table-cell>
          <table:table-cell/>
          <table:table-cell office:value-type="float" office:value="0.0203012289167" calcext:value-type="float">
            <text:p>0.02030122892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32.6717262932" calcext:value-type="float">
            <text:p>32.67172629320</text:p>
          </table:table-cell>
          <table:table-cell office:value-type="float" office:value="2016" calcext:value-type="float">
            <text:p>2016</text:p>
          </table:table-cell>
          <table:table-cell table:number-columns-repeated="4"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695" calcext:value-type="float">
            <text:p>5695</text:p>
          </table:table-cell>
          <table:table-cell/>
          <table:table-cell office:value-type="float" office:value="8628" calcext:value-type="float">
            <text:p>8628</text:p>
          </table:table-cell>
          <table:table-cell table:style-name="ce2" office:value-type="string" calcext:value-type="string">
            <text:p>33133030</text:p>
          </table:table-cell>
          <table:table-cell/>
          <table:table-cell office:value-type="float" office:value="0.0215386694186" calcext:value-type="float">
            <text:p>0.02153866942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34.6631977233" calcext:value-type="float">
            <text:p>34.66319772330</text:p>
          </table:table-cell>
          <table:table-cell office:value-type="float" office:value="2016" calcext:value-type="float">
            <text:p>2016</text:p>
          </table:table-cell>
          <table:table-cell table:number-columns-repeated="4"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696" calcext:value-type="float">
            <text:p>5696</text:p>
          </table:table-cell>
          <table:table-cell/>
          <table:table-cell office:value-type="float" office:value="3984" calcext:value-type="float">
            <text:p>3984</text:p>
          </table:table-cell>
          <table:table-cell table:style-name="ce2" office:value-type="string" calcext:value-type="string">
            <text:p>33133040</text:p>
          </table:table-cell>
          <table:table-cell/>
          <table:table-cell office:value-type="float" office:value="0.0574393280582" calcext:value-type="float">
            <text:p>0.05743932806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92.4398228541" calcext:value-type="float">
            <text:p>92.43982285410</text:p>
          </table:table-cell>
          <table:table-cell office:value-type="float" office:value="2016" calcext:value-type="float">
            <text:p>2016</text:p>
          </table:table-cell>
          <table:table-cell table:number-columns-repeated="4"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697" calcext:value-type="float">
            <text:p>5697</text:p>
          </table:table-cell>
          <table:table-cell/>
          <table:table-cell office:value-type="float" office:value="10302" calcext:value-type="float">
            <text:p>10302</text:p>
          </table:table-cell>
          <table:table-cell table:style-name="ce2" office:value-type="string" calcext:value-type="string">
            <text:p>33133042</text:p>
          </table:table-cell>
          <table:table-cell/>
          <table:table-cell office:value-type="float" office:value="0.0204545464643" calcext:value-type="float">
            <text:p>0.02045454646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32.9184674619" calcext:value-type="float">
            <text:p>32.91846746190</text:p>
          </table:table-cell>
          <table:table-cell office:value-type="float" office:value="2016" calcext:value-type="float">
            <text:p>2016</text:p>
          </table:table-cell>
          <table:table-cell table:number-columns-repeated="4"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698" calcext:value-type="float">
            <text:p>5698</text:p>
          </table:table-cell>
          <table:table-cell/>
          <table:table-cell office:value-type="float" office:value="10302" calcext:value-type="float">
            <text:p>10302</text:p>
          </table:table-cell>
          <table:table-cell table:style-name="ce2" office:value-type="string" calcext:value-type="string">
            <text:p>33133042</text:p>
          </table:table-cell>
          <table:table-cell/>
          <table:table-cell office:value-type="float" office:value="0.0370858523343" calcext:value-type="float">
            <text:p>0.03708585233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59.684013307" calcext:value-type="float">
            <text:p>59.68401330700</text:p>
          </table:table-cell>
          <table:table-cell office:value-type="float" office:value="2016" calcext:value-type="float">
            <text:p>2016</text:p>
          </table:table-cell>
          <table:table-cell table:number-columns-repeated="4"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699" calcext:value-type="float">
            <text:p>5699</text:p>
          </table:table-cell>
          <table:table-cell/>
          <table:table-cell office:value-type="float" office:value="8810" calcext:value-type="float">
            <text:p>8810</text:p>
          </table:table-cell>
          <table:table-cell table:style-name="ce2" office:value-type="string" calcext:value-type="string">
            <text:p>38138060</text:p>
          </table:table-cell>
          <table:table-cell/>
          <table:table-cell office:value-type="float" office:value="0.128737968419" calcext:value-type="float">
            <text:p>0.12873796842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207.184091415" calcext:value-type="float">
            <text:p>207.18409141500</text:p>
          </table:table-cell>
          <table:table-cell office:value-type="float" office:value="2016" calcext:value-type="float">
            <text:p>2016</text:p>
          </table:table-cell>
          <table:table-cell table:number-columns-repeated="4"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969" calcext:value-type="float">
            <text:p>5969</text:p>
          </table:table-cell>
          <table:table-cell/>
          <table:table-cell office:value-type="float" office:value="3100" calcext:value-type="float">
            <text:p>3100</text:p>
          </table:table-cell>
          <table:table-cell table:style-name="ce2" office:value-type="string" calcext:value-type="string">
            <text:p>38989030</text:p>
          </table:table-cell>
          <table:table-cell/>
          <table:table-cell office:value-type="float" office:value="0.0472042225273" calcext:value-type="float">
            <text:p>0.04720422253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75.9679842349" calcext:value-type="float">
            <text:p>75.9679842349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718" calcext:value-type="float">
            <text:p>5718</text:p>
          </table:table-cell>
          <table:table-cell/>
          <table:table-cell office:value-type="float" office:value="10724" calcext:value-type="float">
            <text:p>10724</text:p>
          </table:table-cell>
          <table:table-cell table:style-name="ce2" office:value-type="string" calcext:value-type="string">
            <text:p>18586100</text:p>
          </table:table-cell>
          <table:table-cell/>
          <table:table-cell office:value-type="float" office:value="0.0294719083815" calcext:value-type="float">
            <text:p>0.02947190838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47.4305337834" calcext:value-type="float">
            <text:p>47.43053378340</text:p>
          </table:table-cell>
          <table:table-cell office:value-type="float" office:value="2016" calcext:value-type="float">
            <text:p>2016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9" calcext:value-type="float">
            <text:p>5719</text:p>
          </table:table-cell>
          <table:table-cell/>
          <table:table-cell office:value-type="float" office:value="10724" calcext:value-type="float">
            <text:p>10724</text:p>
          </table:table-cell>
          <table:table-cell table:style-name="ce2" office:value-type="string" calcext:value-type="string">
            <text:p>18586100</text:p>
          </table:table-cell>
          <table:table-cell/>
          <table:table-cell office:value-type="float" office:value="0.121320889169" calcext:value-type="float">
            <text:p>0.12132088917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95.247435553" calcext:value-type="float">
            <text:p>195.24743555300</text:p>
          </table:table-cell>
          <table:table-cell office:value-type="float" office:value="2016" calcext:value-type="float">
            <text:p>2016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0" calcext:value-type="float">
            <text:p>5720</text:p>
          </table:table-cell>
          <table:table-cell/>
          <table:table-cell office:value-type="float" office:value="10724" calcext:value-type="float">
            <text:p>10724</text:p>
          </table:table-cell>
          <table:table-cell table:style-name="ce2" office:value-type="string" calcext:value-type="string">
            <text:p>18586100</text:p>
          </table:table-cell>
          <table:table-cell/>
          <table:table-cell office:value-type="float" office:value="0.0290962901579" calcext:value-type="float">
            <text:p>0.02909629016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46.82603364" calcext:value-type="float">
            <text:p>46.82603364000</text:p>
          </table:table-cell>
          <table:table-cell office:value-type="float" office:value="2016" calcext:value-type="float">
            <text:p>2016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5" calcext:value-type="float">
            <text:p>5725</text:p>
          </table:table-cell>
          <table:table-cell/>
          <table:table-cell office:value-type="float" office:value="6355" calcext:value-type="float">
            <text:p>6355</text:p>
          </table:table-cell>
          <table:table-cell table:style-name="ce2" office:value-type="string" calcext:value-type="string">
            <text:p>23745305</text:p>
          </table:table-cell>
          <table:table-cell/>
          <table:table-cell office:value-type="float" office:value="0.0690798080852" calcext:value-type="float">
            <text:p>0.06907980809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11.17339701" calcext:value-type="float">
            <text:p>111.17339701000</text:p>
          </table:table-cell>
          <table:table-cell office:value-type="float" office:value="2017" calcext:value-type="float">
            <text:p>2017</text:p>
          </table:table-cell>
          <table:table-cell table:number-columns-repeated="4"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5726" calcext:value-type="float">
            <text:p>5726</text:p>
          </table:table-cell>
          <table:table-cell/>
          <table:table-cell office:value-type="float" office:value="13864" calcext:value-type="float">
            <text:p>13864</text:p>
          </table:table-cell>
          <table:table-cell table:style-name="ce2" office:value-type="string" calcext:value-type="string">
            <text:p>23745340</text:p>
          </table:table-cell>
          <table:table-cell/>
          <table:table-cell office:value-type="float" office:value="0.0902935443775" calcext:value-type="float">
            <text:p>0.09029354438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45.31366451" calcext:value-type="float">
            <text:p>145.31366451000</text:p>
          </table:table-cell>
          <table:table-cell office:value-type="float" office:value="2017" calcext:value-type="float">
            <text:p>2017</text:p>
          </table:table-cell>
          <table:table-cell table:number-columns-repeated="4"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5727" calcext:value-type="float">
            <text:p>5727</text:p>
          </table:table-cell>
          <table:table-cell/>
          <table:table-cell office:value-type="float" office:value="13863" calcext:value-type="float">
            <text:p>13863</text:p>
          </table:table-cell>
          <table:table-cell table:style-name="ce2" office:value-type="string" calcext:value-type="string">
            <text:p>23745330</text:p>
          </table:table-cell>
          <table:table-cell/>
          <table:table-cell office:value-type="float" office:value="0.102769012768" calcext:value-type="float">
            <text:p>0.10276901277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65.391024866" calcext:value-type="float">
            <text:p>165.39102486600</text:p>
          </table:table-cell>
          <table:table-cell office:value-type="float" office:value="2017" calcext:value-type="float">
            <text:p>2017</text:p>
          </table:table-cell>
          <table:table-cell table:number-columns-repeated="4"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5728" calcext:value-type="float">
            <text:p>5728</text:p>
          </table:table-cell>
          <table:table-cell/>
          <table:table-cell office:value-type="float" office:value="15635" calcext:value-type="float">
            <text:p>15635</text:p>
          </table:table-cell>
          <table:table-cell table:style-name="ce2" office:value-type="string" calcext:value-type="string">
            <text:p>23745310</text:p>
          </table:table-cell>
          <table:table-cell/>
          <table:table-cell office:value-type="float" office:value="0.0785241491718" calcext:value-type="float">
            <text:p>0.07852414917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26.37262107" calcext:value-type="float">
            <text:p>126.37262107000</text:p>
          </table:table-cell>
          <table:table-cell office:value-type="float" office:value="2017" calcext:value-type="float">
            <text:p>2017</text:p>
          </table:table-cell>
          <table:table-cell table:number-columns-repeated="4"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5729" calcext:value-type="float">
            <text:p>5729</text:p>
          </table:table-cell>
          <table:table-cell/>
          <table:table-cell office:value-type="float" office:value="15635" calcext:value-type="float">
            <text:p>15635</text:p>
          </table:table-cell>
          <table:table-cell table:style-name="ce2" office:value-type="string" calcext:value-type="string">
            <text:p>23745310</text:p>
          </table:table-cell>
          <table:table-cell/>
          <table:table-cell office:value-type="float" office:value="0.105730811757" calcext:value-type="float">
            <text:p>0.10573081176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70.157587832" calcext:value-type="float">
            <text:p>170.15758783200</text:p>
          </table:table-cell>
          <table:table-cell office:value-type="float" office:value="2017" calcext:value-type="float">
            <text:p>2017</text:p>
          </table:table-cell>
          <table:table-cell table:number-columns-repeated="4"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5730" calcext:value-type="float">
            <text:p>5730</text:p>
          </table:table-cell>
          <table:table-cell/>
          <table:table-cell office:value-type="float" office:value="13844" calcext:value-type="float">
            <text:p>13844</text:p>
          </table:table-cell>
          <table:table-cell table:style-name="ce2" office:value-type="string" calcext:value-type="string">
            <text:p>23745320</text:p>
          </table:table-cell>
          <table:table-cell/>
          <table:table-cell office:value-type="float" office:value="0.0654625470168" calcext:value-type="float">
            <text:p>0.06546254702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05.35196797" calcext:value-type="float">
            <text:p>105.35196797000</text:p>
          </table:table-cell>
          <table:table-cell office:value-type="float" office:value="2017" calcext:value-type="float">
            <text:p>2017</text:p>
          </table:table-cell>
          <table:table-cell table:number-columns-repeated="4"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5731" calcext:value-type="float">
            <text:p>5731</text:p>
          </table:table-cell>
          <table:table-cell/>
          <table:table-cell office:value-type="float" office:value="13844" calcext:value-type="float">
            <text:p>13844</text:p>
          </table:table-cell>
          <table:table-cell table:style-name="ce2" office:value-type="string" calcext:value-type="string">
            <text:p>23745320</text:p>
          </table:table-cell>
          <table:table-cell/>
          <table:table-cell office:value-type="float" office:value="0.0388386198062" calcext:value-type="float">
            <text:p>0.03883861981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62.504824763" calcext:value-type="float">
            <text:p>62.50482476300</text:p>
          </table:table-cell>
          <table:table-cell office:value-type="float" office:value="2017" calcext:value-type="float">
            <text:p>2017</text:p>
          </table:table-cell>
          <table:table-cell table:number-columns-repeated="4"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5732" calcext:value-type="float">
            <text:p>5732</text:p>
          </table:table-cell>
          <table:table-cell/>
          <table:table-cell office:value-type="float" office:value="15635" calcext:value-type="float">
            <text:p>15635</text:p>
          </table:table-cell>
          <table:table-cell table:style-name="ce2" office:value-type="string" calcext:value-type="string">
            <text:p>23745310</text:p>
          </table:table-cell>
          <table:table-cell/>
          <table:table-cell office:value-type="float" office:value="0.107907327209" calcext:value-type="float">
            <text:p>0.10790732721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73.660356921" calcext:value-type="float">
            <text:p>173.66035692100</text:p>
          </table:table-cell>
          <table:table-cell office:value-type="float" office:value="2017" calcext:value-type="float">
            <text:p>2017</text:p>
          </table:table-cell>
          <table:table-cell table:number-columns-repeated="4"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5970" calcext:value-type="float">
            <text:p>5970</text:p>
          </table:table-cell>
          <table:table-cell/>
          <table:table-cell office:value-type="float" office:value="3100" calcext:value-type="float">
            <text:p>3100</text:p>
          </table:table-cell>
          <table:table-cell table:style-name="ce2" office:value-type="string" calcext:value-type="string">
            <text:p>38989030</text:p>
          </table:table-cell>
          <table:table-cell/>
          <table:table-cell office:value-type="float" office:value="0.0140055575775" calcext:value-type="float">
            <text:p>0.01400555758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22.5398051335" calcext:value-type="float">
            <text:p>22.5398051335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991" calcext:value-type="float">
            <text:p>5991</text:p>
          </table:table-cell>
          <table:table-cell/>
          <table:table-cell office:value-type="float" office:value="6941" calcext:value-type="float">
            <text:p>6941</text:p>
          </table:table-cell>
          <table:table-cell table:style-name="ce2" office:value-type="string" calcext:value-type="string">
            <text:p>45850070</text:p>
          </table:table-cell>
          <table:table-cell/>
          <table:table-cell office:value-type="float" office:value="0.163014960472" calcext:value-type="float">
            <text:p>0.16301496047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262.347673241" calcext:value-type="float">
            <text:p>262.34767324100</text:p>
          </table:table-cell>
          <table:table-cell office:value-type="float" office:value="2017" calcext:value-type="float">
            <text:p>2017</text:p>
          </table:table-cell>
          <table:table-cell table:number-columns-repeated="4"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5992" calcext:value-type="float">
            <text:p>5992</text:p>
          </table:table-cell>
          <table:table-cell/>
          <table:table-cell office:value-type="float" office:value="8505" calcext:value-type="float">
            <text:p>8505</text:p>
          </table:table-cell>
          <table:table-cell table:style-name="ce2" office:value-type="string" calcext:value-type="string">
            <text:p>45850090</text:p>
          </table:table-cell>
          <table:table-cell/>
          <table:table-cell office:value-type="float" office:value="0.135679216313" calcext:value-type="float">
            <text:p>0.13567921631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218.354969407" calcext:value-type="float">
            <text:p>218.35496940700</text:p>
          </table:table-cell>
          <table:table-cell office:value-type="float" office:value="2017" calcext:value-type="float">
            <text:p>2017</text:p>
          </table:table-cell>
          <table:table-cell table:number-columns-repeated="4"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5738" calcext:value-type="float">
            <text:p>5738</text:p>
          </table:table-cell>
          <table:table-cell/>
          <table:table-cell office:value-type="float" office:value="2570" calcext:value-type="float">
            <text:p>2570</text:p>
          </table:table-cell>
          <table:table-cell table:style-name="ce2" office:value-type="string" calcext:value-type="string">
            <text:p>24407360</text:p>
          </table:table-cell>
          <table:table-cell/>
          <table:table-cell office:value-type="float" office:value="0.0733746093566" calcext:value-type="float">
            <text:p>0.07337460936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118.085223491" calcext:value-type="float">
            <text:p>118.085223491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739" calcext:value-type="float">
            <text:p>5739</text:p>
          </table:table-cell>
          <table:table-cell/>
          <table:table-cell office:value-type="float" office:value="2570" calcext:value-type="float">
            <text:p>2570</text:p>
          </table:table-cell>
          <table:table-cell table:style-name="ce2" office:value-type="string" calcext:value-type="string">
            <text:p>24407360</text:p>
          </table:table-cell>
          <table:table-cell/>
          <table:table-cell office:value-type="float" office:value="0.0766913167728" calcext:value-type="float">
            <text:p>0.07669131677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123.422957346" calcext:value-type="float">
            <text:p>123.422957346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740" calcext:value-type="float">
            <text:p>5740</text:p>
          </table:table-cell>
          <table:table-cell/>
          <table:table-cell office:value-type="float" office:value="2570" calcext:value-type="float">
            <text:p>2570</text:p>
          </table:table-cell>
          <table:table-cell table:style-name="ce2" office:value-type="string" calcext:value-type="string">
            <text:p>24407360</text:p>
          </table:table-cell>
          <table:table-cell/>
          <table:table-cell office:value-type="float" office:value="0.0340109570946" calcext:value-type="float">
            <text:p>0.03401095709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54.7354392053" calcext:value-type="float">
            <text:p>54.7354392053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741" calcext:value-type="float">
            <text:p>5741</text:p>
          </table:table-cell>
          <table:table-cell/>
          <table:table-cell office:value-type="float" office:value="2570" calcext:value-type="float">
            <text:p>2570</text:p>
          </table:table-cell>
          <table:table-cell table:style-name="ce2" office:value-type="string" calcext:value-type="string">
            <text:p>24407360</text:p>
          </table:table-cell>
          <table:table-cell/>
          <table:table-cell office:value-type="float" office:value="0.0613068515502" calcext:value-type="float">
            <text:p>0.06130685155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98.6640110292" calcext:value-type="float">
            <text:p>98.6640110292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742" calcext:value-type="float">
            <text:p>5742</text:p>
          </table:table-cell>
          <table:table-cell/>
          <table:table-cell office:value-type="float" office:value="2570" calcext:value-type="float">
            <text:p>2570</text:p>
          </table:table-cell>
          <table:table-cell table:style-name="ce2" office:value-type="string" calcext:value-type="string">
            <text:p>24407360</text:p>
          </table:table-cell>
          <table:table-cell/>
          <table:table-cell office:value-type="float" office:value="0.048261792613" calcext:value-type="float">
            <text:p>0.04826179261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77.669981711" calcext:value-type="float">
            <text:p>77.669981711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743" calcext:value-type="float">
            <text:p>5743</text:p>
          </table:table-cell>
          <table:table-cell/>
          <table:table-cell office:value-type="float" office:value="2570" calcext:value-type="float">
            <text:p>2570</text:p>
          </table:table-cell>
          <table:table-cell table:style-name="ce2" office:value-type="string" calcext:value-type="string">
            <text:p>24407360</text:p>
          </table:table-cell>
          <table:table-cell/>
          <table:table-cell office:value-type="float" office:value="0.011432620812" calcext:value-type="float">
            <text:p>0.01143262081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18.3990565062" calcext:value-type="float">
            <text:p>18.3990565062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744" calcext:value-type="float">
            <text:p>5744</text:p>
          </table:table-cell>
          <table:table-cell/>
          <table:table-cell office:value-type="float" office:value="2570" calcext:value-type="float">
            <text:p>2570</text:p>
          </table:table-cell>
          <table:table-cell table:style-name="ce2" office:value-type="string" calcext:value-type="string">
            <text:p>24407360</text:p>
          </table:table-cell>
          <table:table-cell/>
          <table:table-cell office:value-type="float" office:value="0.0747205134878" calcext:value-type="float">
            <text:p>0.07472051349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120.251250561" calcext:value-type="float">
            <text:p>120.251250561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745" calcext:value-type="float">
            <text:p>5745</text:p>
          </table:table-cell>
          <table:table-cell/>
          <table:table-cell office:value-type="float" office:value="2570" calcext:value-type="float">
            <text:p>2570</text:p>
          </table:table-cell>
          <table:table-cell table:style-name="ce2" office:value-type="string" calcext:value-type="string">
            <text:p>24407360</text:p>
          </table:table-cell>
          <table:table-cell/>
          <table:table-cell office:value-type="float" office:value="0.0936063897399" calcext:value-type="float">
            <text:p>0.09360638974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150.64518298" calcext:value-type="float">
            <text:p>150.645182980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746" calcext:value-type="float">
            <text:p>5746</text:p>
          </table:table-cell>
          <table:table-cell/>
          <table:table-cell office:value-type="float" office:value="2570" calcext:value-type="float">
            <text:p>2570</text:p>
          </table:table-cell>
          <table:table-cell table:style-name="ce2" office:value-type="string" calcext:value-type="string">
            <text:p>24407360</text:p>
          </table:table-cell>
          <table:table-cell/>
          <table:table-cell office:value-type="float" office:value="0.0888973901351" calcext:value-type="float">
            <text:p>0.08889739014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143.066767563" calcext:value-type="float">
            <text:p>143.066767563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747" calcext:value-type="float">
            <text:p>5747</text:p>
          </table:table-cell>
          <table:table-cell/>
          <table:table-cell office:value-type="float" office:value="2570" calcext:value-type="float">
            <text:p>2570</text:p>
          </table:table-cell>
          <table:table-cell table:style-name="ce2" office:value-type="string" calcext:value-type="string">
            <text:p>24407360</text:p>
          </table:table-cell>
          <table:table-cell/>
          <table:table-cell office:value-type="float" office:value="0.0606215482262" calcext:value-type="float">
            <text:p>0.06062154823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97.5611200308" calcext:value-type="float">
            <text:p>97.5611200308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748" calcext:value-type="float">
            <text:p>5748</text:p>
          </table:table-cell>
          <table:table-cell/>
          <table:table-cell office:value-type="float" office:value="10355" calcext:value-type="float">
            <text:p>10355</text:p>
          </table:table-cell>
          <table:table-cell table:style-name="ce2" office:value-type="string" calcext:value-type="string">
            <text:p>24972375</text:p>
          </table:table-cell>
          <table:table-cell/>
          <table:table-cell office:value-type="float" office:value="0.0179494586263" calcext:value-type="float">
            <text:p>0.01794945863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28.8869113173" calcext:value-type="float">
            <text:p>28.88691131730</text:p>
          </table:table-cell>
          <table:table-cell office:value-type="float" office:value="2016" calcext:value-type="float">
            <text:p>2016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749" calcext:value-type="float">
            <text:p>5749</text:p>
          </table:table-cell>
          <table:table-cell/>
          <table:table-cell office:value-type="float" office:value="15473" calcext:value-type="float">
            <text:p>15473</text:p>
          </table:table-cell>
          <table:table-cell table:style-name="ce2" office:value-type="string" calcext:value-type="string">
            <text:p>21033070</text:p>
          </table:table-cell>
          <table:table-cell/>
          <table:table-cell office:value-type="float" office:value="0.0565445450639" calcext:value-type="float">
            <text:p>0.05654454506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90.9998063309" calcext:value-type="float">
            <text:p>90.99980633090</text:p>
          </table:table-cell>
          <table:table-cell office:value-type="float" office:value="2016" calcext:value-type="float">
            <text:p>2016</text:p>
          </table:table-cell>
          <table:table-cell table:number-columns-repeated="4"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750" calcext:value-type="float">
            <text:p>5750</text:p>
          </table:table-cell>
          <table:table-cell/>
          <table:table-cell office:value-type="float" office:value="8631" calcext:value-type="float">
            <text:p>8631</text:p>
          </table:table-cell>
          <table:table-cell table:style-name="ce2" office:value-type="string" calcext:value-type="string">
            <text:p>21033060</text:p>
          </table:table-cell>
          <table:table-cell/>
          <table:table-cell office:value-type="float" office:value="0.124567586391" calcext:value-type="float">
            <text:p>0.12456758639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200.472498697" calcext:value-type="float">
            <text:p>200.47249869700</text:p>
          </table:table-cell>
          <table:table-cell office:value-type="float" office:value="2016" calcext:value-type="float">
            <text:p>2016</text:p>
          </table:table-cell>
          <table:table-cell table:number-columns-repeated="4"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751" calcext:value-type="float">
            <text:p>5751</text:p>
          </table:table-cell>
          <table:table-cell/>
          <table:table-cell office:value-type="float" office:value="15473" calcext:value-type="float">
            <text:p>15473</text:p>
          </table:table-cell>
          <table:table-cell table:style-name="ce2" office:value-type="string" calcext:value-type="string">
            <text:p>21033070</text:p>
          </table:table-cell>
          <table:table-cell/>
          <table:table-cell office:value-type="float" office:value="0.0720220604989" calcext:value-type="float">
            <text:p>0.07202206050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15.908502749" calcext:value-type="float">
            <text:p>115.90850274900</text:p>
          </table:table-cell>
          <table:table-cell office:value-type="float" office:value="2016" calcext:value-type="float">
            <text:p>2016</text:p>
          </table:table-cell>
          <table:table-cell table:number-columns-repeated="4"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752" calcext:value-type="float">
            <text:p>5752</text:p>
          </table:table-cell>
          <table:table-cell/>
          <table:table-cell office:value-type="float" office:value="924" calcext:value-type="float">
            <text:p>924</text:p>
          </table:table-cell>
          <table:table-cell table:style-name="ce2" office:value-type="string" calcext:value-type="string">
            <text:p>40060100</text:p>
          </table:table-cell>
          <table:table-cell/>
          <table:table-cell office:value-type="float" office:value="0.134494151113" calcext:value-type="float">
            <text:p>0.13449415111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216.447788025" calcext:value-type="float">
            <text:p>216.44778802500</text:p>
          </table:table-cell>
          <table:table-cell office:value-type="float" office:value="2016" calcext:value-type="float">
            <text:p>2016</text:p>
          </table:table-cell>
          <table:table-cell table:number-columns-repeated="4"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753" calcext:value-type="float">
            <text:p>5753</text:p>
          </table:table-cell>
          <table:table-cell/>
          <table:table-cell office:value-type="float" office:value="5222" calcext:value-type="float">
            <text:p>5222</text:p>
          </table:table-cell>
          <table:table-cell table:style-name="ce2" office:value-type="string" calcext:value-type="string">
            <text:p>40060090</text:p>
          </table:table-cell>
          <table:table-cell/>
          <table:table-cell office:value-type="float" office:value="0.0602482689846" calcext:value-type="float">
            <text:p>0.06024826898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96.9603841215" calcext:value-type="float">
            <text:p>96.96038412150</text:p>
          </table:table-cell>
          <table:table-cell office:value-type="float" office:value="2016" calcext:value-type="float">
            <text:p>2016</text:p>
          </table:table-cell>
          <table:table-cell table:number-columns-repeated="4"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5761" calcext:value-type="float">
            <text:p>576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.00000000000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40.122755921" calcext:value-type="float">
            <text:p>140.12275592100</text:p>
          </table:table-cell>
          <table:table-cell office:value-type="float" office:value="2017" calcext:value-type="float">
            <text:p>2017</text:p>
          </table:table-cell>
          <table:table-cell table:number-columns-repeated="4"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5772" calcext:value-type="float">
            <text:p>5772</text:p>
          </table:table-cell>
          <table:table-cell/>
          <table:table-cell office:value-type="float" office:value="1560" calcext:value-type="float">
            <text:p>1560</text:p>
          </table:table-cell>
          <table:table-cell table:style-name="ce2" office:value-type="string" calcext:value-type="string">
            <text:p>10060190</text:p>
          </table:table-cell>
          <table:table-cell/>
          <table:table-cell office:value-type="float" office:value="0.0728556341426" calcext:value-type="float">
            <text:p>0.07285563414</text:p>
          </table:table-cell>
          <table:table-cell office:value-type="string" calcext:value-type="string">
            <text:p>Contraflow Bike Lane</text:p>
          </table:table-cell>
          <table:table-cell/>
          <table:table-cell office:value-type="float" office:value="117.250012174" calcext:value-type="float">
            <text:p>117.25001217400</text:p>
          </table:table-cell>
          <table:table-cell office:value-type="float" office:value="2017" calcext:value-type="float">
            <text:p>2017</text:p>
          </table:table-cell>
          <table:table-cell table:number-columns-repeated="4"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5987" calcext:value-type="float">
            <text:p>5987</text:p>
          </table:table-cell>
          <table:table-cell/>
          <table:table-cell office:value-type="float" office:value="12835" calcext:value-type="float">
            <text:p>12835</text:p>
          </table:table-cell>
          <table:table-cell table:style-name="ce2" office:value-type="string" calcext:value-type="string">
            <text:p>14134020</text:p>
          </table:table-cell>
          <table:table-cell/>
          <table:table-cell office:value-type="float" office:value="0.0438513603692" calcext:value-type="float">
            <text:p>0.04385136037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70.5720648462" calcext:value-type="float">
            <text:p>70.57206484620</text:p>
          </table:table-cell>
          <table:table-cell office:value-type="float" office:value="2017" calcext:value-type="float">
            <text:p>2017</text:p>
          </table:table-cell>
          <table:table-cell table:number-columns-repeated="4"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6162" calcext:value-type="float">
            <text:p>6162</text:p>
          </table:table-cell>
          <table:table-cell/>
          <table:table-cell office:value-type="float" office:value="4350" calcext:value-type="float">
            <text:p>4350</text:p>
          </table:table-cell>
          <table:table-cell table:style-name="ce2" office:value-type="string" calcext:value-type="string">
            <text:p>15089305</text:p>
          </table:table-cell>
          <table:table-cell/>
          <table:table-cell office:value-type="float" office:value="0.055024874093" calcext:value-type="float">
            <text:p>0.05502487409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88.5541280806" calcext:value-type="float">
            <text:p>88.5541280806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971" calcext:value-type="float">
            <text:p>5971</text:p>
          </table:table-cell>
          <table:table-cell/>
          <table:table-cell office:value-type="float" office:value="12793" calcext:value-type="float">
            <text:p>12793</text:p>
          </table:table-cell>
          <table:table-cell table:style-name="ce2" office:value-type="string" calcext:value-type="string">
            <text:p>38989040</text:p>
          </table:table-cell>
          <table:table-cell/>
          <table:table-cell office:value-type="float" office:value="0.0363405244784" calcext:value-type="float">
            <text:p>0.03634052448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58.4845219953" calcext:value-type="float">
            <text:p>58.4845219953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972" calcext:value-type="float">
            <text:p>5972</text:p>
          </table:table-cell>
          <table:table-cell/>
          <table:table-cell office:value-type="float" office:value="11639" calcext:value-type="float">
            <text:p>11639</text:p>
          </table:table-cell>
          <table:table-cell table:style-name="ce2" office:value-type="string" calcext:value-type="string">
            <text:p>38989048</text:p>
          </table:table-cell>
          <table:table-cell/>
          <table:table-cell office:value-type="float" office:value="0.0427205864715" calcext:value-type="float">
            <text:p>0.04272058647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68.7522570189" calcext:value-type="float">
            <text:p>68.7522570189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975" calcext:value-type="float">
            <text:p>5975</text:p>
          </table:table-cell>
          <table:table-cell/>
          <table:table-cell office:value-type="float" office:value="6049" calcext:value-type="float">
            <text:p>6049</text:p>
          </table:table-cell>
          <table:table-cell table:style-name="ce2" office:value-type="string" calcext:value-type="string">
            <text:p>38989060</text:p>
          </table:table-cell>
          <table:table-cell/>
          <table:table-cell office:value-type="float" office:value="0.118274265478" calcext:value-type="float">
            <text:p>0.11827426548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190.34436019" calcext:value-type="float">
            <text:p>190.3443601900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976" calcext:value-type="float">
            <text:p>5976</text:p>
          </table:table-cell>
          <table:table-cell/>
          <table:table-cell office:value-type="float" office:value="6049" calcext:value-type="float">
            <text:p>6049</text:p>
          </table:table-cell>
          <table:table-cell table:style-name="ce2" office:value-type="string" calcext:value-type="string">
            <text:p>38989060</text:p>
          </table:table-cell>
          <table:table-cell/>
          <table:table-cell office:value-type="float" office:value="0.043585896892" calcext:value-type="float">
            <text:p>0.04358589689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70.1448419374" calcext:value-type="float">
            <text:p>70.1448419374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977" calcext:value-type="float">
            <text:p>5977</text:p>
          </table:table-cell>
          <table:table-cell/>
          <table:table-cell office:value-type="float" office:value="13053" calcext:value-type="float">
            <text:p>13053</text:p>
          </table:table-cell>
          <table:table-cell table:style-name="ce2" office:value-type="string" calcext:value-type="string">
            <text:p>38989070</text:p>
          </table:table-cell>
          <table:table-cell/>
          <table:table-cell office:value-type="float" office:value="0.0299530173035" calcext:value-type="float">
            <text:p>0.02995301730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48.2048050889" calcext:value-type="float">
            <text:p>48.2048050889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978" calcext:value-type="float">
            <text:p>5978</text:p>
          </table:table-cell>
          <table:table-cell/>
          <table:table-cell office:value-type="float" office:value="8315" calcext:value-type="float">
            <text:p>8315</text:p>
          </table:table-cell>
          <table:table-cell table:style-name="ce2" office:value-type="string" calcext:value-type="string">
            <text:p>38989075</text:p>
          </table:table-cell>
          <table:table-cell/>
          <table:table-cell office:value-type="float" office:value="0.0398522574155" calcext:value-type="float">
            <text:p>0.03985225742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64.1361196304" calcext:value-type="float">
            <text:p>64.1361196304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979" calcext:value-type="float">
            <text:p>5979</text:p>
          </table:table-cell>
          <table:table-cell/>
          <table:table-cell office:value-type="float" office:value="15511" calcext:value-type="float">
            <text:p>15511</text:p>
          </table:table-cell>
          <table:table-cell table:style-name="ce2" office:value-type="string" calcext:value-type="string">
            <text:p>38989080</text:p>
          </table:table-cell>
          <table:table-cell/>
          <table:table-cell office:value-type="float" office:value="0.0695062633032" calcext:value-type="float">
            <text:p>0.06950626330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111.859711529" calcext:value-type="float">
            <text:p>111.8597115290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988" calcext:value-type="float">
            <text:p>5988</text:p>
          </table:table-cell>
          <table:table-cell/>
          <table:table-cell office:value-type="float" office:value="11205" calcext:value-type="float">
            <text:p>11205</text:p>
          </table:table-cell>
          <table:table-cell table:style-name="ce2" office:value-type="string" calcext:value-type="string">
            <text:p>14134050</text:p>
          </table:table-cell>
          <table:table-cell/>
          <table:table-cell office:value-type="float" office:value="0.0160241105675" calcext:value-type="float">
            <text:p>0.01602411057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25.7883577739" calcext:value-type="float">
            <text:p>25.78835777390</text:p>
          </table:table-cell>
          <table:table-cell office:value-type="float" office:value="2017" calcext:value-type="float">
            <text:p>2017</text:p>
          </table:table-cell>
          <table:table-cell table:number-columns-repeated="4"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5989" calcext:value-type="float">
            <text:p>5989</text:p>
          </table:table-cell>
          <table:table-cell/>
          <table:table-cell office:value-type="float" office:value="9255" calcext:value-type="float">
            <text:p>9255</text:p>
          </table:table-cell>
          <table:table-cell table:style-name="ce2" office:value-type="string" calcext:value-type="string">
            <text:p>14134030</text:p>
          </table:table-cell>
          <table:table-cell/>
          <table:table-cell office:value-type="float" office:value="0.0389755054994" calcext:value-type="float">
            <text:p>0.03897550550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62.7251213727" calcext:value-type="float">
            <text:p>62.72512137270</text:p>
          </table:table-cell>
          <table:table-cell office:value-type="float" office:value="2017" calcext:value-type="float">
            <text:p>2017</text:p>
          </table:table-cell>
          <table:table-cell table:number-columns-repeated="4"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5990" calcext:value-type="float">
            <text:p>5990</text:p>
          </table:table-cell>
          <table:table-cell/>
          <table:table-cell office:value-type="float" office:value="1535" calcext:value-type="float">
            <text:p>1535</text:p>
          </table:table-cell>
          <table:table-cell table:style-name="ce2" office:value-type="string" calcext:value-type="string">
            <text:p>14134040</text:p>
          </table:table-cell>
          <table:table-cell/>
          <table:table-cell office:value-type="float" office:value="0.0206255052066" calcext:value-type="float">
            <text:p>0.02062550521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33.1935994384" calcext:value-type="float">
            <text:p>33.19359943840</text:p>
          </table:table-cell>
          <table:table-cell office:value-type="float" office:value="2017" calcext:value-type="float">
            <text:p>2017</text:p>
          </table:table-cell>
          <table:table-cell table:number-columns-repeated="4"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5995" calcext:value-type="float">
            <text:p>5995</text:p>
          </table:table-cell>
          <table:table-cell/>
          <table:table-cell office:value-type="float" office:value="8557" calcext:value-type="float">
            <text:p>8557</text:p>
          </table:table-cell>
          <table:table-cell table:style-name="ce2" office:value-type="string" calcext:value-type="string">
            <text:p>30140040</text:p>
          </table:table-cell>
          <table:table-cell/>
          <table:table-cell office:value-type="float" office:value="0.0258966331416" calcext:value-type="float">
            <text:p>0.02589663314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41.6766745201" calcext:value-type="float">
            <text:p>41.6766745201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5996" calcext:value-type="float">
            <text:p>5996</text:p>
          </table:table-cell>
          <table:table-cell/>
          <table:table-cell office:value-type="float" office:value="8557" calcext:value-type="float">
            <text:p>8557</text:p>
          </table:table-cell>
          <table:table-cell table:style-name="ce2" office:value-type="string" calcext:value-type="string">
            <text:p>30140040</text:p>
          </table:table-cell>
          <table:table-cell/>
          <table:table-cell office:value-type="float" office:value="0.0611751526277" calcext:value-type="float">
            <text:p>0.06117515263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98.4520617346" calcext:value-type="float">
            <text:p>98.4520617346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5997" calcext:value-type="float">
            <text:p>5997</text:p>
          </table:table-cell>
          <table:table-cell/>
          <table:table-cell office:value-type="float" office:value="10849" calcext:value-type="float">
            <text:p>10849</text:p>
          </table:table-cell>
          <table:table-cell table:style-name="ce2" office:value-type="string" calcext:value-type="string">
            <text:p>20170073</text:p>
          </table:table-cell>
          <table:table-cell/>
          <table:table-cell office:value-type="float" office:value="0.0486544212248" calcext:value-type="float">
            <text:p>0.04865442122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78.3018574753" calcext:value-type="float">
            <text:p>78.3018574753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5998" calcext:value-type="float">
            <text:p>5998</text:p>
          </table:table-cell>
          <table:table-cell/>
          <table:table-cell office:value-type="float" office:value="2048" calcext:value-type="float">
            <text:p>2048</text:p>
          </table:table-cell>
          <table:table-cell table:style-name="ce2" office:value-type="string" calcext:value-type="string">
            <text:p>20170067</text:p>
          </table:table-cell>
          <table:table-cell/>
          <table:table-cell office:value-type="float" office:value="0.0148668368844" calcext:value-type="float">
            <text:p>0.01486683688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23.9259025906" calcext:value-type="float">
            <text:p>23.9259025906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5999" calcext:value-type="float">
            <text:p>5999</text:p>
          </table:table-cell>
          <table:table-cell/>
          <table:table-cell office:value-type="float" office:value="3471" calcext:value-type="float">
            <text:p>3471</text:p>
          </table:table-cell>
          <table:table-cell table:style-name="ce2" office:value-type="string" calcext:value-type="string">
            <text:p>20170050</text:p>
          </table:table-cell>
          <table:table-cell/>
          <table:table-cell office:value-type="float" office:value="0.0207853882945" calcext:value-type="float">
            <text:p>0.02078538829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33.4509068412" calcext:value-type="float">
            <text:p>33.4509068412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/>
          <table:table-cell office:value-type="float" office:value="10777" calcext:value-type="float">
            <text:p>10777</text:p>
          </table:table-cell>
          <table:table-cell table:style-name="ce2" office:value-type="string" calcext:value-type="string">
            <text:p>20170040</text:p>
          </table:table-cell>
          <table:table-cell/>
          <table:table-cell office:value-type="float" office:value="0.00554382783132" calcext:value-type="float">
            <text:p>0.00554382783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8.92194390125" calcext:value-type="float">
            <text:p>8.9219439012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6001" calcext:value-type="float">
            <text:p>6001</text:p>
          </table:table-cell>
          <table:table-cell/>
          <table:table-cell office:value-type="float" office:value="2048" calcext:value-type="float">
            <text:p>2048</text:p>
          </table:table-cell>
          <table:table-cell table:style-name="ce2" office:value-type="string" calcext:value-type="string">
            <text:p>20170067</text:p>
          </table:table-cell>
          <table:table-cell/>
          <table:table-cell office:value-type="float" office:value="0.0181840335135" calcext:value-type="float">
            <text:p>0.01818403351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29.2644237597" calcext:value-type="float">
            <text:p>29.2644237597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6002" calcext:value-type="float">
            <text:p>6002</text:p>
          </table:table-cell>
          <table:table-cell/>
          <table:table-cell office:value-type="float" office:value="2384" calcext:value-type="float">
            <text:p>2384</text:p>
          </table:table-cell>
          <table:table-cell table:style-name="ce2" office:value-type="string" calcext:value-type="string">
            <text:p>20170060</text:p>
          </table:table-cell>
          <table:table-cell/>
          <table:table-cell office:value-type="float" office:value="0.01713497187" calcext:value-type="float">
            <text:p>0.01713497187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27.5761193214" calcext:value-type="float">
            <text:p>27.5761193214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6003" calcext:value-type="float">
            <text:p>6003</text:p>
          </table:table-cell>
          <table:table-cell/>
          <table:table-cell office:value-type="float" office:value="10183" calcext:value-type="float">
            <text:p>10183</text:p>
          </table:table-cell>
          <table:table-cell table:style-name="ce2" office:value-type="string" calcext:value-type="string">
            <text:p>20170045</text:p>
          </table:table-cell>
          <table:table-cell/>
          <table:table-cell office:value-type="float" office:value="0.00737141931273" calcext:value-type="float">
            <text:p>0.00737141931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1.8631731688" calcext:value-type="float">
            <text:p>11.8631731688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6004" calcext:value-type="float">
            <text:p>6004</text:p>
          </table:table-cell>
          <table:table-cell/>
          <table:table-cell office:value-type="float" office:value="4073" calcext:value-type="float">
            <text:p>4073</text:p>
          </table:table-cell>
          <table:table-cell table:style-name="ce2" office:value-type="string" calcext:value-type="string">
            <text:p>20170063</text:p>
          </table:table-cell>
          <table:table-cell/>
          <table:table-cell office:value-type="float" office:value="0.0171953445713" calcext:value-type="float">
            <text:p>0.01719534457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27.6732799604" calcext:value-type="float">
            <text:p>27.6732799604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6005" calcext:value-type="float">
            <text:p>6005</text:p>
          </table:table-cell>
          <table:table-cell/>
          <table:table-cell office:value-type="float" office:value="4073" calcext:value-type="float">
            <text:p>4073</text:p>
          </table:table-cell>
          <table:table-cell table:style-name="ce2" office:value-type="string" calcext:value-type="string">
            <text:p>20170063</text:p>
          </table:table-cell>
          <table:table-cell/>
          <table:table-cell office:value-type="float" office:value="0.0152450255269" calcext:value-type="float">
            <text:p>0.01524502553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24.5345394306" calcext:value-type="float">
            <text:p>24.5345394306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6006" calcext:value-type="float">
            <text:p>6006</text:p>
          </table:table-cell>
          <table:table-cell/>
          <table:table-cell office:value-type="float" office:value="308" calcext:value-type="float">
            <text:p>308</text:p>
          </table:table-cell>
          <table:table-cell table:style-name="ce2" office:value-type="string" calcext:value-type="string">
            <text:p>20170070</text:p>
          </table:table-cell>
          <table:table-cell/>
          <table:table-cell office:value-type="float" office:value="0.0211432521626" calcext:value-type="float">
            <text:p>0.02114325216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34.026834062" calcext:value-type="float">
            <text:p>34.026834062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6007" calcext:value-type="float">
            <text:p>6007</text:p>
          </table:table-cell>
          <table:table-cell/>
          <table:table-cell office:value-type="float" office:value="10183" calcext:value-type="float">
            <text:p>10183</text:p>
          </table:table-cell>
          <table:table-cell table:style-name="ce2" office:value-type="string" calcext:value-type="string">
            <text:p>20170045</text:p>
          </table:table-cell>
          <table:table-cell/>
          <table:table-cell office:value-type="float" office:value="0.0154588388175" calcext:value-type="float">
            <text:p>0.01545883882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24.8786392552" calcext:value-type="float">
            <text:p>24.8786392552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6008" calcext:value-type="float">
            <text:p>6008</text:p>
          </table:table-cell>
          <table:table-cell/>
          <table:table-cell office:value-type="float" office:value="10777" calcext:value-type="float">
            <text:p>10777</text:p>
          </table:table-cell>
          <table:table-cell table:style-name="ce2" office:value-type="string" calcext:value-type="string">
            <text:p>20170040</text:p>
          </table:table-cell>
          <table:table-cell/>
          <table:table-cell office:value-type="float" office:value="0.023488961299" calcext:value-type="float">
            <text:p>0.02348896130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37.8018945366" calcext:value-type="float">
            <text:p>37.8018945366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6009" calcext:value-type="float">
            <text:p>6009</text:p>
          </table:table-cell>
          <table:table-cell/>
          <table:table-cell office:value-type="float" office:value="3471" calcext:value-type="float">
            <text:p>3471</text:p>
          </table:table-cell>
          <table:table-cell table:style-name="ce2" office:value-type="string" calcext:value-type="string">
            <text:p>20170050</text:p>
          </table:table-cell>
          <table:table-cell/>
          <table:table-cell office:value-type="float" office:value="0.034220632341" calcext:value-type="float">
            <text:p>0.03422063234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55.07287948" calcext:value-type="float">
            <text:p>55.07287948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6010" calcext:value-type="float">
            <text:p>6010</text:p>
          </table:table-cell>
          <table:table-cell/>
          <table:table-cell office:value-type="float" office:value="2384" calcext:value-type="float">
            <text:p>2384</text:p>
          </table:table-cell>
          <table:table-cell table:style-name="ce2" office:value-type="string" calcext:value-type="string">
            <text:p>20170060</text:p>
          </table:table-cell>
          <table:table-cell/>
          <table:table-cell office:value-type="float" office:value="0.0144352215249" calcext:value-type="float">
            <text:p>0.01443522152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23.2312836124" calcext:value-type="float">
            <text:p>23.2312836124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6011" calcext:value-type="float">
            <text:p>6011</text:p>
          </table:table-cell>
          <table:table-cell/>
          <table:table-cell office:value-type="float" office:value="10777" calcext:value-type="float">
            <text:p>10777</text:p>
          </table:table-cell>
          <table:table-cell table:style-name="ce2" office:value-type="string" calcext:value-type="string">
            <text:p>20170040</text:p>
          </table:table-cell>
          <table:table-cell/>
          <table:table-cell office:value-type="float" office:value="0.0186206265494" calcext:value-type="float">
            <text:p>0.01862062655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29.9670535476" calcext:value-type="float">
            <text:p>29.9670535476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6012" calcext:value-type="float">
            <text:p>6012</text:p>
          </table:table-cell>
          <table:table-cell/>
          <table:table-cell office:value-type="float" office:value="10183" calcext:value-type="float">
            <text:p>10183</text:p>
          </table:table-cell>
          <table:table-cell table:style-name="ce2" office:value-type="string" calcext:value-type="string">
            <text:p>20170045</text:p>
          </table:table-cell>
          <table:table-cell/>
          <table:table-cell office:value-type="float" office:value="0.0217521127158" calcext:value-type="float">
            <text:p>0.02175211272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35.0067020999" calcext:value-type="float">
            <text:p>35.0067020999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6013" calcext:value-type="float">
            <text:p>6013</text:p>
          </table:table-cell>
          <table:table-cell/>
          <table:table-cell office:value-type="float" office:value="308" calcext:value-type="float">
            <text:p>308</text:p>
          </table:table-cell>
          <table:table-cell table:style-name="ce2" office:value-type="string" calcext:value-type="string">
            <text:p>20170070</text:p>
          </table:table-cell>
          <table:table-cell/>
          <table:table-cell office:value-type="float" office:value="0.0220429240315" calcext:value-type="float">
            <text:p>0.02204292403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35.4747184821" calcext:value-type="float">
            <text:p>35.4747184821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6140" calcext:value-type="float">
            <text:p>6140</text:p>
          </table:table-cell>
          <table:table-cell/>
          <table:table-cell office:value-type="float" office:value="2522" calcext:value-type="float">
            <text:p>2522</text:p>
          </table:table-cell>
          <table:table-cell table:style-name="ce2" office:value-type="string" calcext:value-type="string">
            <text:p>10420432</text:p>
          </table:table-cell>
          <table:table-cell/>
          <table:table-cell office:value-type="float" office:value="0.0787677820641" calcext:value-type="float">
            <text:p>0.07876778206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26.764710988" calcext:value-type="float">
            <text:p>126.7647109880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6141" calcext:value-type="float">
            <text:p>6141</text:p>
          </table:table-cell>
          <table:table-cell/>
          <table:table-cell office:value-type="float" office:value="2966" calcext:value-type="float">
            <text:p>2966</text:p>
          </table:table-cell>
          <table:table-cell table:style-name="ce2" office:value-type="string" calcext:value-type="string">
            <text:p>10420440</text:p>
          </table:table-cell>
          <table:table-cell/>
          <table:table-cell office:value-type="float" office:value="0.112167281799" calcext:value-type="float">
            <text:p>0.11216728180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80.516102992" calcext:value-type="float">
            <text:p>180.5161029920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6142" calcext:value-type="float">
            <text:p>6142</text:p>
          </table:table-cell>
          <table:table-cell/>
          <table:table-cell office:value-type="float" office:value="1156" calcext:value-type="float">
            <text:p>1156</text:p>
          </table:table-cell>
          <table:table-cell table:style-name="ce2" office:value-type="string" calcext:value-type="string">
            <text:p>10420450</text:p>
          </table:table-cell>
          <table:table-cell/>
          <table:table-cell office:value-type="float" office:value="0.0619648327178" calcext:value-type="float">
            <text:p>0.06196483272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99.7229311913" calcext:value-type="float">
            <text:p>99.7229311913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6143" calcext:value-type="float">
            <text:p>6143</text:p>
          </table:table-cell>
          <table:table-cell/>
          <table:table-cell office:value-type="float" office:value="1220" calcext:value-type="float">
            <text:p>1220</text:p>
          </table:table-cell>
          <table:table-cell table:style-name="ce2" office:value-type="string" calcext:value-type="string">
            <text:p>10420455</text:p>
          </table:table-cell>
          <table:table-cell/>
          <table:table-cell office:value-type="float" office:value="0.0607022125982" calcext:value-type="float">
            <text:p>0.06070221260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97.6909370136" calcext:value-type="float">
            <text:p>97.6909370136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/>
          <table:table-cell office:value-type="float" office:value="11919" calcext:value-type="float">
            <text:p>11919</text:p>
          </table:table-cell>
          <table:table-cell table:style-name="ce2" office:value-type="string" calcext:value-type="string">
            <text:p>10420460</text:p>
          </table:table-cell>
          <table:table-cell/>
          <table:table-cell office:value-type="float" office:value="0.0206800842871" calcext:value-type="float">
            <text:p>0.02068008429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33.2814361298" calcext:value-type="float">
            <text:p>33.2814361298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6163" calcext:value-type="float">
            <text:p>6163</text:p>
          </table:table-cell>
          <table:table-cell/>
          <table:table-cell office:value-type="float" office:value="1728" calcext:value-type="float">
            <text:p>1728</text:p>
          </table:table-cell>
          <table:table-cell table:style-name="ce2" office:value-type="string" calcext:value-type="string">
            <text:p>15089300</text:p>
          </table:table-cell>
          <table:table-cell/>
          <table:table-cell office:value-type="float" office:value="0.0543970732988" calcext:value-type="float">
            <text:p>0.05439707330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87.5437786186" calcext:value-type="float">
            <text:p>87.5437786186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164" calcext:value-type="float">
            <text:p>6164</text:p>
          </table:table-cell>
          <table:table-cell/>
          <table:table-cell office:value-type="float" office:value="4986" calcext:value-type="float">
            <text:p>4986</text:p>
          </table:table-cell>
          <table:table-cell table:style-name="ce2" office:value-type="string" calcext:value-type="string">
            <text:p>19145320</text:p>
          </table:table-cell>
          <table:table-cell/>
          <table:table-cell office:value-type="float" office:value="0.0637986941923" calcext:value-type="float">
            <text:p>0.06379869419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102.674251055" calcext:value-type="float">
            <text:p>102.674251055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165" calcext:value-type="float">
            <text:p>6165</text:p>
          </table:table-cell>
          <table:table-cell/>
          <table:table-cell office:value-type="float" office:value="5225" calcext:value-type="float">
            <text:p>5225</text:p>
          </table:table-cell>
          <table:table-cell table:style-name="ce2" office:value-type="string" calcext:value-type="string">
            <text:p>19145322</text:p>
          </table:table-cell>
          <table:table-cell/>
          <table:table-cell office:value-type="float" office:value="0.042234242622" calcext:value-type="float">
            <text:p>0.04223424262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67.9695608974" calcext:value-type="float">
            <text:p>67.9695608974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166" calcext:value-type="float">
            <text:p>6166</text:p>
          </table:table-cell>
          <table:table-cell/>
          <table:table-cell office:value-type="float" office:value="11746" calcext:value-type="float">
            <text:p>11746</text:p>
          </table:table-cell>
          <table:table-cell table:style-name="ce2" office:value-type="string" calcext:value-type="string">
            <text:p>19145325</text:p>
          </table:table-cell>
          <table:table-cell/>
          <table:table-cell office:value-type="float" office:value="0.0577342358509" calcext:value-type="float">
            <text:p>0.05773423585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92.9144318901" calcext:value-type="float">
            <text:p>92.9144318901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167" calcext:value-type="float">
            <text:p>6167</text:p>
          </table:table-cell>
          <table:table-cell/>
          <table:table-cell office:value-type="float" office:value="811" calcext:value-type="float">
            <text:p>811</text:p>
          </table:table-cell>
          <table:table-cell table:style-name="ce2" office:value-type="string" calcext:value-type="string">
            <text:p>15089310</text:p>
          </table:table-cell>
          <table:table-cell/>
          <table:table-cell office:value-type="float" office:value="0.0873047862807" calcext:value-type="float">
            <text:p>0.08730478628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140.503714979" calcext:value-type="float">
            <text:p>140.503714979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168" calcext:value-type="float">
            <text:p>6168</text:p>
          </table:table-cell>
          <table:table-cell/>
          <table:table-cell office:value-type="float" office:value="5005" calcext:value-type="float">
            <text:p>5005</text:p>
          </table:table-cell>
          <table:table-cell table:style-name="ce2" office:value-type="string" calcext:value-type="string">
            <text:p>19145330</text:p>
          </table:table-cell>
          <table:table-cell/>
          <table:table-cell office:value-type="float" office:value="0.102993922077" calcext:value-type="float">
            <text:p>0.10299392208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165.752982037" calcext:value-type="float">
            <text:p>165.752982037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169" calcext:value-type="float">
            <text:p>6169</text:p>
          </table:table-cell>
          <table:table-cell/>
          <table:table-cell office:value-type="float" office:value="5225" calcext:value-type="float">
            <text:p>5225</text:p>
          </table:table-cell>
          <table:table-cell table:style-name="ce2" office:value-type="string" calcext:value-type="string">
            <text:p>19145322</text:p>
          </table:table-cell>
          <table:table-cell/>
          <table:table-cell office:value-type="float" office:value="0.0207037323332" calcext:value-type="float">
            <text:p>0.02070373233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33.319494047" calcext:value-type="float">
            <text:p>33.319494047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045" calcext:value-type="float">
            <text:p>6045</text:p>
          </table:table-cell>
          <table:table-cell/>
          <table:table-cell office:value-type="float" office:value="4762" calcext:value-type="float">
            <text:p>4762</text:p>
          </table:table-cell>
          <table:table-cell table:style-name="ce2" office:value-type="string" calcext:value-type="string">
            <text:p>18014005</text:p>
          </table:table-cell>
          <table:table-cell/>
          <table:table-cell office:value-type="float" office:value="0.0441068350621" calcext:value-type="float">
            <text:p>0.04410683506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70.9832123325" calcext:value-type="float">
            <text:p>70.9832123325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046" calcext:value-type="float">
            <text:p>6046</text:p>
          </table:table-cell>
          <table:table-cell/>
          <table:table-cell office:value-type="float" office:value="7428" calcext:value-type="float">
            <text:p>7428</text:p>
          </table:table-cell>
          <table:table-cell table:style-name="ce2" office:value-type="string" calcext:value-type="string">
            <text:p>18014000</text:p>
          </table:table-cell>
          <table:table-cell/>
          <table:table-cell office:value-type="float" office:value="0.0154838259889" calcext:value-type="float">
            <text:p>0.01548382599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24.91885229" calcext:value-type="float">
            <text:p>24.9188522900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047" calcext:value-type="float">
            <text:p>6047</text:p>
          </table:table-cell>
          <table:table-cell/>
          <table:table-cell office:value-type="float" office:value="3417" calcext:value-type="float">
            <text:p>3417</text:p>
          </table:table-cell>
          <table:table-cell table:style-name="ce2" office:value-type="string" calcext:value-type="string">
            <text:p>18014035</text:p>
          </table:table-cell>
          <table:table-cell/>
          <table:table-cell office:value-type="float" office:value="0.0215290440754" calcext:value-type="float">
            <text:p>0.02152904408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34.6477072039" calcext:value-type="float">
            <text:p>34.6477072039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048" calcext:value-type="float">
            <text:p>6048</text:p>
          </table:table-cell>
          <table:table-cell/>
          <table:table-cell office:value-type="float" office:value="263" calcext:value-type="float">
            <text:p>263</text:p>
          </table:table-cell>
          <table:table-cell table:style-name="ce2" office:value-type="string" calcext:value-type="string">
            <text:p>18014030</text:p>
          </table:table-cell>
          <table:table-cell/>
          <table:table-cell office:value-type="float" office:value="0.0388327737897" calcext:value-type="float">
            <text:p>0.03883277379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62.4954164927" calcext:value-type="float">
            <text:p>62.4954164927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049" calcext:value-type="float">
            <text:p>6049</text:p>
          </table:table-cell>
          <table:table-cell/>
          <table:table-cell office:value-type="float" office:value="7802" calcext:value-type="float">
            <text:p>7802</text:p>
          </table:table-cell>
          <table:table-cell table:style-name="ce2" office:value-type="string" calcext:value-type="string">
            <text:p>18014010</text:p>
          </table:table-cell>
          <table:table-cell/>
          <table:table-cell office:value-type="float" office:value="0.0381452158039" calcext:value-type="float">
            <text:p>0.03814521580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61.3888969605" calcext:value-type="float">
            <text:p>61.3888969605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050" calcext:value-type="float">
            <text:p>6050</text:p>
          </table:table-cell>
          <table:table-cell/>
          <table:table-cell office:value-type="float" office:value="7450" calcext:value-type="float">
            <text:p>7450</text:p>
          </table:table-cell>
          <table:table-cell table:style-name="ce2" office:value-type="string" calcext:value-type="string">
            <text:p>18014015</text:p>
          </table:table-cell>
          <table:table-cell/>
          <table:table-cell office:value-type="float" office:value="0.0216011940382" calcext:value-type="float">
            <text:p>0.02160119404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34.7638215458" calcext:value-type="float">
            <text:p>34.7638215458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051" calcext:value-type="float">
            <text:p>6051</text:p>
          </table:table-cell>
          <table:table-cell/>
          <table:table-cell office:value-type="float" office:value="12590" calcext:value-type="float">
            <text:p>12590</text:p>
          </table:table-cell>
          <table:table-cell table:style-name="ce2" office:value-type="string" calcext:value-type="string">
            <text:p>18014020</text:p>
          </table:table-cell>
          <table:table-cell/>
          <table:table-cell office:value-type="float" office:value="0.0157769098474" calcext:value-type="float">
            <text:p>0.01577690985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25.3905259825" calcext:value-type="float">
            <text:p>25.3905259825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052" calcext:value-type="float">
            <text:p>6052</text:p>
          </table:table-cell>
          <table:table-cell/>
          <table:table-cell office:value-type="float" office:value="585" calcext:value-type="float">
            <text:p>585</text:p>
          </table:table-cell>
          <table:table-cell table:style-name="ce2" office:value-type="string" calcext:value-type="string">
            <text:p>18014025</text:p>
          </table:table-cell>
          <table:table-cell/>
          <table:table-cell office:value-type="float" office:value="0.0436462738019" calcext:value-type="float">
            <text:p>0.04364627380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70.2420093494" calcext:value-type="float">
            <text:p>70.2420093494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070" calcext:value-type="float">
            <text:p>6070</text:p>
          </table:table-cell>
          <table:table-cell/>
          <table:table-cell office:value-type="float" office:value="3953" calcext:value-type="float">
            <text:p>3953</text:p>
          </table:table-cell>
          <table:table-cell table:style-name="ce2" office:value-type="string" calcext:value-type="string">
            <text:p>20170020</text:p>
          </table:table-cell>
          <table:table-cell/>
          <table:table-cell office:value-type="float" office:value="0.024799311829" calcext:value-type="float">
            <text:p>0.02479931183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39.9107035175" calcext:value-type="float">
            <text:p>39.9107035175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071" calcext:value-type="float">
            <text:p>6071</text:p>
          </table:table-cell>
          <table:table-cell/>
          <table:table-cell office:value-type="float" office:value="3953" calcext:value-type="float">
            <text:p>3953</text:p>
          </table:table-cell>
          <table:table-cell table:style-name="ce2" office:value-type="string" calcext:value-type="string">
            <text:p>20170020</text:p>
          </table:table-cell>
          <table:table-cell/>
          <table:table-cell office:value-type="float" office:value="0.0340103378561" calcext:value-type="float">
            <text:p>0.03401033786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54.7344426356" calcext:value-type="float">
            <text:p>54.7344426356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072" calcext:value-type="float">
            <text:p>6072</text:p>
          </table:table-cell>
          <table:table-cell/>
          <table:table-cell office:value-type="float" office:value="3953" calcext:value-type="float">
            <text:p>3953</text:p>
          </table:table-cell>
          <table:table-cell table:style-name="ce2" office:value-type="string" calcext:value-type="string">
            <text:p>20170020</text:p>
          </table:table-cell>
          <table:table-cell/>
          <table:table-cell office:value-type="float" office:value="0.0301829775269" calcext:value-type="float">
            <text:p>0.03018297753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48.5748909348" calcext:value-type="float">
            <text:p>48.5748909348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073" calcext:value-type="float">
            <text:p>6073</text:p>
          </table:table-cell>
          <table:table-cell/>
          <table:table-cell office:value-type="float" office:value="11248" calcext:value-type="float">
            <text:p>11248</text:p>
          </table:table-cell>
          <table:table-cell table:style-name="ce2" office:value-type="string" calcext:value-type="string">
            <text:p>20170000</text:p>
          </table:table-cell>
          <table:table-cell/>
          <table:table-cell office:value-type="float" office:value="0.022544472504" calcext:value-type="float">
            <text:p>0.02254447250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36.2818841213" calcext:value-type="float">
            <text:p>36.2818841213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4" calcext:value-type="float">
            <text:p>6074</text:p>
          </table:table-cell>
          <table:table-cell/>
          <table:table-cell office:value-type="float" office:value="11248" calcext:value-type="float">
            <text:p>11248</text:p>
          </table:table-cell>
          <table:table-cell table:style-name="ce2" office:value-type="string" calcext:value-type="string">
            <text:p>20170000</text:p>
          </table:table-cell>
          <table:table-cell/>
          <table:table-cell office:value-type="float" office:value="0.055158332952" calcext:value-type="float">
            <text:p>0.05515833295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88.7689097241" calcext:value-type="float">
            <text:p>88.7689097241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5" calcext:value-type="float">
            <text:p>6075</text:p>
          </table:table-cell>
          <table:table-cell/>
          <table:table-cell office:value-type="float" office:value="1374" calcext:value-type="float">
            <text:p>1374</text:p>
          </table:table-cell>
          <table:table-cell table:style-name="ce2" office:value-type="string" calcext:value-type="string">
            <text:p>20170030</text:p>
          </table:table-cell>
          <table:table-cell/>
          <table:table-cell office:value-type="float" office:value="0.0320961999316" calcext:value-type="float">
            <text:p>0.03209619993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51.6539300906" calcext:value-type="float">
            <text:p>51.6539300906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076" calcext:value-type="float">
            <text:p>6076</text:p>
          </table:table-cell>
          <table:table-cell/>
          <table:table-cell office:value-type="float" office:value="9267" calcext:value-type="float">
            <text:p>9267</text:p>
          </table:table-cell>
          <table:table-cell table:style-name="ce2" office:value-type="string" calcext:value-type="string">
            <text:p>20170010</text:p>
          </table:table-cell>
          <table:table-cell/>
          <table:table-cell office:value-type="float" office:value="0.0747079953774" calcext:value-type="float">
            <text:p>0.07470799538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20.231104575" calcext:value-type="float">
            <text:p>120.2311045750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7" calcext:value-type="float">
            <text:p>6077</text:p>
          </table:table-cell>
          <table:table-cell/>
          <table:table-cell office:value-type="float" office:value="1374" calcext:value-type="float">
            <text:p>1374</text:p>
          </table:table-cell>
          <table:table-cell table:style-name="ce2" office:value-type="string" calcext:value-type="string">
            <text:p>20170030</text:p>
          </table:table-cell>
          <table:table-cell/>
          <table:table-cell office:value-type="float" office:value="0.046795794334" calcext:value-type="float">
            <text:p>0.04679579433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75.310681458" calcext:value-type="float">
            <text:p>75.3106814580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078" calcext:value-type="float">
            <text:p>6078</text:p>
          </table:table-cell>
          <table:table-cell/>
          <table:table-cell office:value-type="float" office:value="1374" calcext:value-type="float">
            <text:p>1374</text:p>
          </table:table-cell>
          <table:table-cell table:style-name="ce2" office:value-type="string" calcext:value-type="string">
            <text:p>20170030</text:p>
          </table:table-cell>
          <table:table-cell/>
          <table:table-cell office:value-type="float" office:value="0.0231875142551" calcext:value-type="float">
            <text:p>0.02318751426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37.316761575" calcext:value-type="float">
            <text:p>37.3167615750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079" calcext:value-type="float">
            <text:p>6079</text:p>
          </table:table-cell>
          <table:table-cell/>
          <table:table-cell office:value-type="float" office:value="13019" calcext:value-type="float">
            <text:p>13019</text:p>
          </table:table-cell>
          <table:table-cell table:style-name="ce2" office:value-type="string" calcext:value-type="string">
            <text:p>30170040</text:p>
          </table:table-cell>
          <table:table-cell/>
          <table:table-cell office:value-type="float" office:value="0.00858777103881" calcext:value-type="float">
            <text:p>0.00858777104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3.8207054361" calcext:value-type="float">
            <text:p>13.8207054361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0" calcext:value-type="float">
            <text:p>6080</text:p>
          </table:table-cell>
          <table:table-cell/>
          <table:table-cell office:value-type="float" office:value="4268" calcext:value-type="float">
            <text:p>4268</text:p>
          </table:table-cell>
          <table:table-cell table:style-name="ce2" office:value-type="string" calcext:value-type="string">
            <text:p>30170027</text:p>
          </table:table-cell>
          <table:table-cell/>
          <table:table-cell office:value-type="float" office:value="0.0412465426938" calcext:value-type="float">
            <text:p>0.04124654269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66.380008765" calcext:value-type="float">
            <text:p>66.3800087650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1" calcext:value-type="float">
            <text:p>6081</text:p>
          </table:table-cell>
          <table:table-cell/>
          <table:table-cell office:value-type="float" office:value="5431" calcext:value-type="float">
            <text:p>5431</text:p>
          </table:table-cell>
          <table:table-cell table:style-name="ce2" office:value-type="string" calcext:value-type="string">
            <text:p>30170000</text:p>
          </table:table-cell>
          <table:table-cell/>
          <table:table-cell office:value-type="float" office:value="0.0355662164999" calcext:value-type="float">
            <text:p>0.03556621650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57.2383916037" calcext:value-type="float">
            <text:p>57.2383916037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2" calcext:value-type="float">
            <text:p>6082</text:p>
          </table:table-cell>
          <table:table-cell/>
          <table:table-cell office:value-type="float" office:value="13019" calcext:value-type="float">
            <text:p>13019</text:p>
          </table:table-cell>
          <table:table-cell table:style-name="ce2" office:value-type="string" calcext:value-type="string">
            <text:p>30170040</text:p>
          </table:table-cell>
          <table:table-cell/>
          <table:table-cell office:value-type="float" office:value="0.0186801554945" calcext:value-type="float">
            <text:p>0.01868015549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30.0628562899" calcext:value-type="float">
            <text:p>30.0628562899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3" calcext:value-type="float">
            <text:p>6083</text:p>
          </table:table-cell>
          <table:table-cell/>
          <table:table-cell office:value-type="float" office:value="12394" calcext:value-type="float">
            <text:p>12394</text:p>
          </table:table-cell>
          <table:table-cell table:style-name="ce2" office:value-type="string" calcext:value-type="string">
            <text:p>30170030</text:p>
          </table:table-cell>
          <table:table-cell/>
          <table:table-cell office:value-type="float" office:value="0.0135438887649" calcext:value-type="float">
            <text:p>0.01354388876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21.7968197141" calcext:value-type="float">
            <text:p>21.7968197141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4" calcext:value-type="float">
            <text:p>6084</text:p>
          </table:table-cell>
          <table:table-cell/>
          <table:table-cell office:value-type="float" office:value="11465" calcext:value-type="float">
            <text:p>11465</text:p>
          </table:table-cell>
          <table:table-cell table:style-name="ce2" office:value-type="string" calcext:value-type="string">
            <text:p>30170010</text:p>
          </table:table-cell>
          <table:table-cell/>
          <table:table-cell office:value-type="float" office:value="0.0376444397651" calcext:value-type="float">
            <text:p>0.03764443977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60.5829744353" calcext:value-type="float">
            <text:p>60.5829744353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5" calcext:value-type="float">
            <text:p>6085</text:p>
          </table:table-cell>
          <table:table-cell/>
          <table:table-cell office:value-type="float" office:value="12394" calcext:value-type="float">
            <text:p>12394</text:p>
          </table:table-cell>
          <table:table-cell table:style-name="ce2" office:value-type="string" calcext:value-type="string">
            <text:p>30170030</text:p>
          </table:table-cell>
          <table:table-cell/>
          <table:table-cell office:value-type="float" office:value="0.013699266045" calcext:value-type="float">
            <text:p>0.01369926605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22.0468757077" calcext:value-type="float">
            <text:p>22.0468757077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6" calcext:value-type="float">
            <text:p>6086</text:p>
          </table:table-cell>
          <table:table-cell/>
          <table:table-cell office:value-type="float" office:value="5682" calcext:value-type="float">
            <text:p>5682</text:p>
          </table:table-cell>
          <table:table-cell table:style-name="ce2" office:value-type="string" calcext:value-type="string">
            <text:p>30170020</text:p>
          </table:table-cell>
          <table:table-cell/>
          <table:table-cell office:value-type="float" office:value="0.0364360718585" calcext:value-type="float">
            <text:p>0.03643607186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58.6382909056" calcext:value-type="float">
            <text:p>58.6382909056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7" calcext:value-type="float">
            <text:p>6087</text:p>
          </table:table-cell>
          <table:table-cell/>
          <table:table-cell office:value-type="float" office:value="9420" calcext:value-type="float">
            <text:p>9420</text:p>
          </table:table-cell>
          <table:table-cell table:style-name="ce2" office:value-type="string" calcext:value-type="string">
            <text:p>30170025</text:p>
          </table:table-cell>
          <table:table-cell/>
          <table:table-cell office:value-type="float" office:value="0.0234664281206" calcext:value-type="float">
            <text:p>0.02346642812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37.7656308286" calcext:value-type="float">
            <text:p>37.7656308286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8" calcext:value-type="float">
            <text:p>6088</text:p>
          </table:table-cell>
          <table:table-cell/>
          <table:table-cell office:value-type="float" office:value="5682" calcext:value-type="float">
            <text:p>5682</text:p>
          </table:table-cell>
          <table:table-cell table:style-name="ce2" office:value-type="string" calcext:value-type="string">
            <text:p>30170020</text:p>
          </table:table-cell>
          <table:table-cell/>
          <table:table-cell office:value-type="float" office:value="0.0287209336584" calcext:value-type="float">
            <text:p>0.02872093366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46.2219547015" calcext:value-type="float">
            <text:p>46.2219547015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9" calcext:value-type="float">
            <text:p>6089</text:p>
          </table:table-cell>
          <table:table-cell/>
          <table:table-cell office:value-type="float" office:value="5431" calcext:value-type="float">
            <text:p>5431</text:p>
          </table:table-cell>
          <table:table-cell table:style-name="ce2" office:value-type="string" calcext:value-type="string">
            <text:p>30170000</text:p>
          </table:table-cell>
          <table:table-cell/>
          <table:table-cell office:value-type="float" office:value="0.0421057852962" calcext:value-type="float">
            <text:p>0.04210578530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67.7628284574" calcext:value-type="float">
            <text:p>67.7628284574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0" calcext:value-type="float">
            <text:p>6090</text:p>
          </table:table-cell>
          <table:table-cell/>
          <table:table-cell office:value-type="float" office:value="13019" calcext:value-type="float">
            <text:p>13019</text:p>
          </table:table-cell>
          <table:table-cell table:style-name="ce2" office:value-type="string" calcext:value-type="string">
            <text:p>30170040</text:p>
          </table:table-cell>
          <table:table-cell/>
          <table:table-cell office:value-type="float" office:value="0.0185662556082" calcext:value-type="float">
            <text:p>0.01856625561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29.8795518246" calcext:value-type="float">
            <text:p>29.8795518246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1" calcext:value-type="float">
            <text:p>6091</text:p>
          </table:table-cell>
          <table:table-cell/>
          <table:table-cell office:value-type="float" office:value="13019" calcext:value-type="float">
            <text:p>13019</text:p>
          </table:table-cell>
          <table:table-cell table:style-name="ce2" office:value-type="string" calcext:value-type="string">
            <text:p>30170040</text:p>
          </table:table-cell>
          <table:table-cell/>
          <table:table-cell office:value-type="float" office:value="0.0303105459704" calcext:value-type="float">
            <text:p>0.03031054597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48.7801928546" calcext:value-type="float">
            <text:p>48.7801928546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2" calcext:value-type="float">
            <text:p>6092</text:p>
          </table:table-cell>
          <table:table-cell/>
          <table:table-cell office:value-type="float" office:value="11465" calcext:value-type="float">
            <text:p>11465</text:p>
          </table:table-cell>
          <table:table-cell table:style-name="ce2" office:value-type="string" calcext:value-type="string">
            <text:p>30170010</text:p>
          </table:table-cell>
          <table:table-cell/>
          <table:table-cell office:value-type="float" office:value="0.0371638973422" calcext:value-type="float">
            <text:p>0.03716389734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59.8096148236" calcext:value-type="float">
            <text:p>59.8096148236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3" calcext:value-type="float">
            <text:p>6093</text:p>
          </table:table-cell>
          <table:table-cell/>
          <table:table-cell office:value-type="float" office:value="9420" calcext:value-type="float">
            <text:p>9420</text:p>
          </table:table-cell>
          <table:table-cell table:style-name="ce2" office:value-type="string" calcext:value-type="string">
            <text:p>30170025</text:p>
          </table:table-cell>
          <table:table-cell/>
          <table:table-cell office:value-type="float" office:value="0.00688167623698" calcext:value-type="float">
            <text:p>0.00688167624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1.0750065119" calcext:value-type="float">
            <text:p>11.0750065119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4" calcext:value-type="float">
            <text:p>6094</text:p>
          </table:table-cell>
          <table:table-cell/>
          <table:table-cell office:value-type="float" office:value="12394" calcext:value-type="float">
            <text:p>12394</text:p>
          </table:table-cell>
          <table:table-cell table:style-name="ce2" office:value-type="string" calcext:value-type="string">
            <text:p>30170030</text:p>
          </table:table-cell>
          <table:table-cell/>
          <table:table-cell office:value-type="float" office:value="0.0291041934921" calcext:value-type="float">
            <text:p>0.02910419349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46.8387528489" calcext:value-type="float">
            <text:p>46.8387528489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5" calcext:value-type="float">
            <text:p>6095</text:p>
          </table:table-cell>
          <table:table-cell/>
          <table:table-cell office:value-type="float" office:value="687" calcext:value-type="float">
            <text:p>687</text:p>
          </table:table-cell>
          <table:table-cell table:style-name="ce2" office:value-type="string" calcext:value-type="string">
            <text:p>30170050</text:p>
          </table:table-cell>
          <table:table-cell/>
          <table:table-cell office:value-type="float" office:value="0.0398943057088" calcext:value-type="float">
            <text:p>0.03989430571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64.2037899341" calcext:value-type="float">
            <text:p>64.2037899341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6" calcext:value-type="float">
            <text:p>6096</text:p>
          </table:table-cell>
          <table:table-cell/>
          <table:table-cell office:value-type="float" office:value="9420" calcext:value-type="float">
            <text:p>9420</text:p>
          </table:table-cell>
          <table:table-cell table:style-name="ce2" office:value-type="string" calcext:value-type="string">
            <text:p>30170025</text:p>
          </table:table-cell>
          <table:table-cell/>
          <table:table-cell office:value-type="float" office:value="0.0176216670149" calcext:value-type="float">
            <text:p>0.01762166701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28.3593807992" calcext:value-type="float">
            <text:p>28.3593807992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7" calcext:value-type="float">
            <text:p>6097</text:p>
          </table:table-cell>
          <table:table-cell/>
          <table:table-cell office:value-type="float" office:value="13019" calcext:value-type="float">
            <text:p>13019</text:p>
          </table:table-cell>
          <table:table-cell table:style-name="ce2" office:value-type="string" calcext:value-type="string">
            <text:p>30170040</text:p>
          </table:table-cell>
          <table:table-cell/>
          <table:table-cell office:value-type="float" office:value="0.0109781617519" calcext:value-type="float">
            <text:p>0.01097816175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7.6676740818" calcext:value-type="float">
            <text:p>17.6676740818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8" calcext:value-type="float">
            <text:p>6098</text:p>
          </table:table-cell>
          <table:table-cell/>
          <table:table-cell office:value-type="float" office:value="12394" calcext:value-type="float">
            <text:p>12394</text:p>
          </table:table-cell>
          <table:table-cell table:style-name="ce2" office:value-type="string" calcext:value-type="string">
            <text:p>30170030</text:p>
          </table:table-cell>
          <table:table-cell/>
          <table:table-cell office:value-type="float" office:value="0.0299671568647" calcext:value-type="float">
            <text:p>0.02996715686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48.2275605523" calcext:value-type="float">
            <text:p>48.2275605523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9" calcext:value-type="float">
            <text:p>6099</text:p>
          </table:table-cell>
          <table:table-cell/>
          <table:table-cell office:value-type="float" office:value="7842" calcext:value-type="float">
            <text:p>7842</text:p>
          </table:table-cell>
          <table:table-cell table:style-name="ce2" office:value-type="string" calcext:value-type="string">
            <text:p>30170070</text:p>
          </table:table-cell>
          <table:table-cell/>
          <table:table-cell office:value-type="float" office:value="0.023721988316" calcext:value-type="float">
            <text:p>0.02372198832</text:p>
          </table:table-cell>
          <table:table-cell office:value-type="string" calcext:value-type="string">
            <text:p>Climbing Lane</text:p>
          </table:table-cell>
          <table:table-cell/>
          <table:table-cell office:value-type="float" office:value="38.1769159182" calcext:value-type="float">
            <text:p>38.1769159182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/>
          <table:table-cell office:value-type="float" office:value="7842" calcext:value-type="float">
            <text:p>7842</text:p>
          </table:table-cell>
          <table:table-cell table:style-name="ce2" office:value-type="string" calcext:value-type="string">
            <text:p>30170070</text:p>
          </table:table-cell>
          <table:table-cell/>
          <table:table-cell office:value-type="float" office:value="0.0437588966025" calcext:value-type="float">
            <text:p>0.04375889660</text:p>
          </table:table-cell>
          <table:table-cell office:value-type="string" calcext:value-type="string">
            <text:p>Climbing Lane</text:p>
          </table:table-cell>
          <table:table-cell/>
          <table:table-cell office:value-type="float" office:value="70.4232585404" calcext:value-type="float">
            <text:p>70.4232585404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1" calcext:value-type="float">
            <text:p>6101</text:p>
          </table:table-cell>
          <table:table-cell/>
          <table:table-cell office:value-type="float" office:value="11290" calcext:value-type="float">
            <text:p>11290</text:p>
          </table:table-cell>
          <table:table-cell table:style-name="ce2" office:value-type="string" calcext:value-type="string">
            <text:p>30170060</text:p>
          </table:table-cell>
          <table:table-cell/>
          <table:table-cell office:value-type="float" office:value="0.0371900926185" calcext:value-type="float">
            <text:p>0.03719009262</text:p>
          </table:table-cell>
          <table:table-cell office:value-type="string" calcext:value-type="string">
            <text:p>Climbing Lane</text:p>
          </table:table-cell>
          <table:table-cell/>
          <table:table-cell office:value-type="float" office:value="59.8517721186" calcext:value-type="float">
            <text:p>59.8517721186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2" calcext:value-type="float">
            <text:p>6102</text:p>
          </table:table-cell>
          <table:table-cell/>
          <table:table-cell office:value-type="float" office:value="710" calcext:value-type="float">
            <text:p>710</text:p>
          </table:table-cell>
          <table:table-cell table:style-name="ce2" office:value-type="string" calcext:value-type="string">
            <text:p>30170080</text:p>
          </table:table-cell>
          <table:table-cell/>
          <table:table-cell office:value-type="float" office:value="0.0237083774123" calcext:value-type="float">
            <text:p>0.02370837741</text:p>
          </table:table-cell>
          <table:table-cell office:value-type="string" calcext:value-type="string">
            <text:p>Climbing Lane</text:p>
          </table:table-cell>
          <table:table-cell/>
          <table:table-cell office:value-type="float" office:value="38.1550112483" calcext:value-type="float">
            <text:p>38.1550112483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3" calcext:value-type="float">
            <text:p>6103</text:p>
          </table:table-cell>
          <table:table-cell/>
          <table:table-cell office:value-type="float" office:value="710" calcext:value-type="float">
            <text:p>710</text:p>
          </table:table-cell>
          <table:table-cell table:style-name="ce2" office:value-type="string" calcext:value-type="string">
            <text:p>30170080</text:p>
          </table:table-cell>
          <table:table-cell/>
          <table:table-cell office:value-type="float" office:value="0.0257093874692" calcext:value-type="float">
            <text:p>0.02570938747</text:p>
          </table:table-cell>
          <table:table-cell office:value-type="string" calcext:value-type="string">
            <text:p>Climbing Lane</text:p>
          </table:table-cell>
          <table:table-cell/>
          <table:table-cell office:value-type="float" office:value="41.3753312179" calcext:value-type="float">
            <text:p>41.3753312179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4" calcext:value-type="float">
            <text:p>6104</text:p>
          </table:table-cell>
          <table:table-cell/>
          <table:table-cell office:value-type="float" office:value="710" calcext:value-type="float">
            <text:p>710</text:p>
          </table:table-cell>
          <table:table-cell table:style-name="ce2" office:value-type="string" calcext:value-type="string">
            <text:p>30170080</text:p>
          </table:table-cell>
          <table:table-cell/>
          <table:table-cell office:value-type="float" office:value="0.0226155820778" calcext:value-type="float">
            <text:p>0.02261558208</text:p>
          </table:table-cell>
          <table:table-cell office:value-type="string" calcext:value-type="string">
            <text:p>Climbing Lane</text:p>
          </table:table-cell>
          <table:table-cell/>
          <table:table-cell office:value-type="float" office:value="36.3963241161" calcext:value-type="float">
            <text:p>36.3963241161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5" calcext:value-type="float">
            <text:p>6105</text:p>
          </table:table-cell>
          <table:table-cell/>
          <table:table-cell office:value-type="float" office:value="11290" calcext:value-type="float">
            <text:p>11290</text:p>
          </table:table-cell>
          <table:table-cell table:style-name="ce2" office:value-type="string" calcext:value-type="string">
            <text:p>30170060</text:p>
          </table:table-cell>
          <table:table-cell/>
          <table:table-cell office:value-type="float" office:value="0.031424667386" calcext:value-type="float">
            <text:p>0.03142466739</text:p>
          </table:table-cell>
          <table:table-cell office:value-type="string" calcext:value-type="string">
            <text:p>Climbing Lane</text:p>
          </table:table-cell>
          <table:table-cell/>
          <table:table-cell office:value-type="float" office:value="50.5732010561" calcext:value-type="float">
            <text:p>50.5732010561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6" calcext:value-type="float">
            <text:p>6106</text:p>
          </table:table-cell>
          <table:table-cell/>
          <table:table-cell office:value-type="float" office:value="1849" calcext:value-type="float">
            <text:p>1849</text:p>
          </table:table-cell>
          <table:table-cell table:style-name="ce2" office:value-type="string" calcext:value-type="string">
            <text:p>41297005</text:p>
          </table:table-cell>
          <table:table-cell/>
          <table:table-cell office:value-type="float" office:value="0.0378249627244" calcext:value-type="float">
            <text:p>0.03782496272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60.8734985577" calcext:value-type="float">
            <text:p>60.8734985577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107" calcext:value-type="float">
            <text:p>6107</text:p>
          </table:table-cell>
          <table:table-cell/>
          <table:table-cell office:value-type="float" office:value="4525" calcext:value-type="float">
            <text:p>4525</text:p>
          </table:table-cell>
          <table:table-cell table:style-name="ce2" office:value-type="string" calcext:value-type="string">
            <text:p>45497055</text:p>
          </table:table-cell>
          <table:table-cell/>
          <table:table-cell office:value-type="float" office:value="0.0494243102396" calcext:value-type="float">
            <text:p>0.04942431024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79.5408762199" calcext:value-type="float">
            <text:p>79.5408762199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108" calcext:value-type="float">
            <text:p>6108</text:p>
          </table:table-cell>
          <table:table-cell/>
          <table:table-cell office:value-type="float" office:value="8261" calcext:value-type="float">
            <text:p>8261</text:p>
          </table:table-cell>
          <table:table-cell table:style-name="ce2" office:value-type="string" calcext:value-type="string">
            <text:p>41297000</text:p>
          </table:table-cell>
          <table:table-cell/>
          <table:table-cell office:value-type="float" office:value="0.0960670807943" calcext:value-type="float">
            <text:p>0.09606708079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154.605289284" calcext:value-type="float">
            <text:p>154.6052892840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109" calcext:value-type="float">
            <text:p>6109</text:p>
          </table:table-cell>
          <table:table-cell/>
          <table:table-cell office:value-type="float" office:value="4525" calcext:value-type="float">
            <text:p>4525</text:p>
          </table:table-cell>
          <table:table-cell table:style-name="ce2" office:value-type="string" calcext:value-type="string">
            <text:p>45497055</text:p>
          </table:table-cell>
          <table:table-cell/>
          <table:table-cell office:value-type="float" office:value="0.0350657398801" calcext:value-type="float">
            <text:p>0.03506573988</text:p>
          </table:table-cell>
          <table:table-cell office:value-type="string" calcext:value-type="string">
            <text:p>Existing Bike Lane</text:p>
          </table:table-cell>
          <table:table-cell/>
          <table:table-cell office:value-type="float" office:value="56.4329509475" calcext:value-type="float">
            <text:p>56.4329509475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/>
          <table:table-cell office:value-type="float" office:value="5636" calcext:value-type="float">
            <text:p>5636</text:p>
          </table:table-cell>
          <table:table-cell table:style-name="ce2" office:value-type="string" calcext:value-type="string">
            <text:p>47416010</text:p>
          </table:table-cell>
          <table:table-cell/>
          <table:table-cell office:value-type="float" office:value="0.0806070873705" calcext:value-type="float">
            <text:p>0.08060708737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129.724791867" calcext:value-type="float">
            <text:p>129.7247918670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111" calcext:value-type="float">
            <text:p>6111</text:p>
          </table:table-cell>
          <table:table-cell/>
          <table:table-cell office:value-type="float" office:value="3651" calcext:value-type="float">
            <text:p>3651</text:p>
          </table:table-cell>
          <table:table-cell table:style-name="ce2" office:value-type="string" calcext:value-type="string">
            <text:p>40020150</text:p>
          </table:table-cell>
          <table:table-cell/>
          <table:table-cell office:value-type="float" office:value="0.0889745791287" calcext:value-type="float">
            <text:p>0.08897457913</text:p>
          </table:table-cell>
          <table:table-cell office:value-type="string" calcext:value-type="string">
            <text:p>Cycle Track</text:p>
          </table:table-cell>
          <table:table-cell/>
          <table:table-cell office:value-type="float" office:value="143.190991455" calcext:value-type="float">
            <text:p>143.19099145500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137" calcext:value-type="float">
            <text:p>6137</text:p>
          </table:table-cell>
          <table:table-cell/>
          <table:table-cell office:value-type="float" office:value="795" calcext:value-type="float">
            <text:p>795</text:p>
          </table:table-cell>
          <table:table-cell table:style-name="ce2" office:value-type="string" calcext:value-type="string">
            <text:p>10420420</text:p>
          </table:table-cell>
          <table:table-cell/>
          <table:table-cell office:value-type="float" office:value="0.0848864591071" calcext:value-type="float">
            <text:p>0.08488645911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136.611786869" calcext:value-type="float">
            <text:p>136.6117868690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6138" calcext:value-type="float">
            <text:p>6138</text:p>
          </table:table-cell>
          <table:table-cell/>
          <table:table-cell office:value-type="float" office:value="9809" calcext:value-type="float">
            <text:p>9809</text:p>
          </table:table-cell>
          <table:table-cell table:style-name="ce2" office:value-type="string" calcext:value-type="string">
            <text:p>10420428</text:p>
          </table:table-cell>
          <table:table-cell/>
          <table:table-cell office:value-type="float" office:value="0.0359465176878" calcext:value-type="float">
            <text:p>0.03594651769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57.8504282627" calcext:value-type="float">
            <text:p>57.8504282627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6139" calcext:value-type="float">
            <text:p>6139</text:p>
          </table:table-cell>
          <table:table-cell/>
          <table:table-cell office:value-type="float" office:value="4432" calcext:value-type="float">
            <text:p>4432</text:p>
          </table:table-cell>
          <table:table-cell table:style-name="ce2" office:value-type="string" calcext:value-type="string">
            <text:p>10420430</text:p>
          </table:table-cell>
          <table:table-cell/>
          <table:table-cell office:value-type="float" office:value="0.0335916021683" calcext:value-type="float">
            <text:p>0.03359160217</text:p>
          </table:table-cell>
          <table:table-cell office:value-type="string" calcext:value-type="string">
            <text:p>Shared Lane</text:p>
          </table:table-cell>
          <table:table-cell/>
          <table:table-cell office:value-type="float" office:value="54.0605515211" calcext:value-type="float">
            <text:p>54.06055152110</text:p>
          </table:table-cell>
          <table:table-cell office:value-type="float" office:value="2011" calcext:value-type="float">
            <text:p>2011</text:p>
          </table:table-cell>
          <table:table-cell table:number-columns-repeated="4"/>
          <table:table-cell office:value-type="float" office:value="2011" calcext:value-type="float">
            <text:p>2011</text:p>
          </table:table-cell>
        </table:table-row>
        <table:table-row table:style-name="ro1" table:number-rows-repeated="1047070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loext:min-decimal-places="11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728" meta:object-count="0"/>
    <meta:generator>LibreOffice/6.0.1.1$Linux_X86_64 LibreOffice_project/00m0$Build-1</meta:generator>
  </office:meta>
</office:document-meta>
</file>